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Charis SIL" svg:font-family="'Charis SI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SimSun" svg:font-family="NSimSun" style:font-family-generic="system" style:font-pitch="variable"/>
  </office:font-face-decls>
  <office:automatic-styles>
    <style:style style:name="P1" style:family="paragraph" style:parent-style-name="p_20_-_20_Paragraph_20_-_20_Normal_20_-_20_First_20_Line_20_Indent">
      <style:paragraph-properties fo:margin-left="0cm" fo:margin-right="0cm" fo:text-indent="0.318cm" style:auto-text-indent="false"/>
    </style:style>
    <style:style style:name="P2" style:family="paragraph" style:parent-style-name="Standard" style:master-page-name="Standard">
      <style:paragraph-properties style:page-number="auto"/>
      <style:text-properties style:font-name="Charis SIL"/>
    </style:style>
    <style:style style:name="P3" style:family="paragraph" style:parent-style-name="id_20_-_20_File_20_-_20_Identification">
      <style:paragraph-properties fo:margin-left="0cm" fo:margin-right="0cm" fo:text-indent="0cm" style:auto-text-indent="false"/>
      <style:text-properties style:font-name="Charis SIL"/>
    </style:style>
    <style:style style:name="P4" style:family="paragraph" style:parent-style-name="rem_20_-_20_File_20_-_20_Remark">
      <style:paragraph-properties fo:margin-left="0cm" fo:margin-right="0cm" fo:text-indent="0cm" style:auto-text-indent="false"/>
      <style:text-properties style:font-name="Charis SIL"/>
    </style:style>
    <style:style style:name="P5" style:family="paragraph" style:parent-style-name="ip_20_-_20_Introduction_20_-_20_Paragraph">
      <style:paragraph-properties fo:margin-left="0cm" fo:margin-right="0cm" fo:text-indent="0.318cm" style:auto-text-indent="false"/>
      <style:text-properties style:font-name="Charis SIL"/>
    </style:style>
    <style:style style:name="P6" style:family="paragraph" style:parent-style-name="c_20_-_20_Chapter_20_Number">
      <style:paragraph-properties fo:margin-left="0cm" fo:margin-right="0cm" fo:text-indent="0cm" style:auto-text-indent="false"/>
      <style:text-properties style:font-name="Charis SIL"/>
    </style:style>
    <style:style style:name="P7" style:family="paragraph" style:parent-style-name="p_20_-_20_Paragraph_20_-_20_Normal_20_-_20_First_20_Line_20_Indent">
      <style:paragraph-properties fo:margin-left="0cm" fo:margin-right="0cm" fo:text-indent="0.318cm" style:auto-text-indent="false"/>
      <style:text-properties style:font-name="Charis SIL"/>
    </style:style>
    <style:style style:name="T1" style:family="text">
      <style:text-properties style:font-name="Charis SIL"/>
    </style:style>
    <style:style style:name="T2" style:family="text">
      <style:text-properties style:text-position="super 58%" style:font-name="Charis SI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XXA - - Action Bible (sg-CF)</text:p>
      <text:p text:style-name="P5">Tënë ti Nzapa na lege ti alimo</text:p>
      <text:p text:style-name="P5">Mbai ti Nzapa ti songo azo</text:p>
      <text:p text:style-name="P4">[Back cover]</text:p>
      <text:p text:style-name="P5">Mbeti ti taa awalombe!</text:p>
      <text:p text:style-name="P5">Na ya ti mbeti so mo yeke wara ambai ti Mbeti ti Nzapa, wungo ni ahon 200, na molongo na molongo. Tongaso si mo lingbi ti baa tongo nda ni ngbii asi na kongo nda ni, asi na kota nzoni tënë ti nda ti mbeti ni.</text:p>
      <text:p text:style-name="P5">Ambai ti Mbeti ti Nzapa na lege ti limo afa taa-tënë ti Mbeti ti Nzapa polele na azo ti ngoi so. Aye so kue abongbi ni si asu na mbeti polele na apendere limo si alingbi ti gboto be ti amolenge na ti akota zo nga.</text:p>
      <text:p text:style-name="P5">Pakara Sergio Cariello laa aleke alimo ti ya ti mbeti so. Dunia mobimba ahinga lo na lege ti sungo alimo so agbu be ti zo si atënë ti ambai avuru biani. Alimo ti azo ti ya ni alingbi ti pika be ti zo, gi na bango ala.</text:p>
      <text:p text:style-name="P5">Zia si kota mbeti ti ambai so alingbi ti leke be ti mo ti hinga nda ti tënë ti Nzapa biani.</text:p>
      <text:p text:style-name="P5">Pakara Sergio Cariello ato nda ti sarango apendere limo na ngoi so lo ngba molenge. Na ngoi so lo kono awe lo ga kota wandara ti sungo alimo. Lo sara kua na ndo-kua ti ambeti-limo ti ngia so iri ni Marvel na ti DC. Lo manda lege ti sarango limo na da-mbeti ti Joe Kubert nga na ti Word of Life Bible Institute. Lo na asewa ti lo ayeke lango na kodro ti Floride.</text:p>
      <text:p text:style-name="P6">1</text:p>
      <text:p text:style-name="P1"><text:span text:style-name="v_20_-_20_Verse_20_Number"><text:span text:style-name="T2">1 </text:span></text:span><text:span text:style-name="T1">A mu na</text:span></text:p>
      <text:p text:style-name="P7">Zo ti mungo mbeti ni na matabisi</text:p>
      <text:p text:style-name="P7">Na lango ti</text:p>
      <text:p text:style-name="P6">3</text:p>
      <text:p text:style-name="P1"><text:span text:style-name="v_20_-_20_Verse_20_Number"><text:span text:style-name="T2">1 </text:span></text:span><text:span text:style-name="T1">Mbeti ti Nzapa na lege it alimo</text:span></text:p>
      <text:p text:style-name="P6">5</text:p>
      <text:p text:style-name="P1"><text:soft-page-break/><text:span text:style-name="v_20_-_20_Verse_20_Number"><text:span text:style-name="T2">1 </text:span></text:span><text:span text:style-name="T1">Mbeti ti Nzapa na lege ti alimo</text:span></text:p>
      <text:p text:style-name="P7">Mbai ti Nzapa ti songo azo</text:p>
      <text:p text:style-name="P7">Wasarango-limo: Sergio Cariello</text:p>
      <text:p text:style-name="P7">Walekengo-mbeti: Doug Mauss</text:p>
      <text:p text:style-name="P6">6</text:p>
      <text:p text:style-name="P4">[Book Identity and Copy Right page]</text:p>
      <text:p text:style-name="P6">7</text:p>
      <text:p text:style-name="P1"><text:span text:style-name="v_20_-_20_Verse_20_Number"><text:span text:style-name="T2">1 </text:span></text:span><text:span text:style-name="T1">Leke tere ti mo biani ti ma aye ti kpene …</text:span></text:p>
      <text:p text:style-name="P7">Nzapa laa ayeke taa kota walombe ti mbeti so. Bibe ti azo mingi na mbage ti Nzapa ayeke ka tongaso pepe. Tongana amolenge abaa limo ti Superman, ahon gbungo li ti ala mingi, so lo sungba ya ti kutukutu gi na maboko ti lo. Andaa Nzapa laa asara dunia kue gi na tënë ti yanga ti lo.</text:p>
      <text:p text:style-name="P7">Superman alingbi ti soo aye ti lango oko na ngangu ti lo, me Jesus asoo sese so ngbanga ti lakue lakue na lege ti kuâ ti lo.</text:p>
      <text:p text:style-name="P7">Nzapa asoro ambeni zo ngbanga ti pialo ti lo. Ye so azo ni asara ahon gbungo li ti azo. Ala yeke awalombe ti ngangu. Ataa so kue ambeni ye atia awalombe ni nga. Mo diko mbai ti Samson so asara bira na gba ti aturugu ti Filistii, lo fâ ala kue gi na mbeni bio ti ngbangba ti lele. Mo baa nga Esther so alingbi ti kui fade na lege ti ngonzo ti gbia, me lo soo Azuife. Lakue, na peko ti ambeni ngu, mbeni fini limo nde ti mbeni walombe ti dunia so ayeke baa gigi. Me laoko azo ti lekengo alimo ni adabe ti ala na gbia David pepe, wabatango-taba so lo yeke turugu kozoni si lo ga gbia. David ayeke nga na ya ambai ti Mbeti ti Nzapa kozoni si ambeni mbai ti awalombe ti dunia so abaa gigi.</text:p>
      <text:p text:style-name="P7">Alingbi e hinga mbeni ye: Tënë ti Nzapa na lege ti alimo ayeke fa na e gi asenge mbai ti giriri pepe. Ambai ni ahunda na e ti ga ambeni fini hale ti Nzapa so ayeke nduru ti sara afini ye nde nga. Aye atia lani awalombe ti ya ti Mbeti ti Nzapa. A hon so kue, Nzapa asoro ala ti ga awalombe ti lo. Ye atia mbi na mo nga. A hon so kue, lo soro e. Mbai ti akota kua so mo yeke diko na le ti mbeti 750 so ayeke ye oko pepe tongana mo baa kua so mo lingbi ti sara ndali ti Nzapa gi na ngoi so mo yeke zia mbeti so na sese.</text:p>
      <text:p text:style-name="P7">Fade mo yeda na iringo ndo ti Nzapa ngbanga ti kua so?</text:p>
      <text:p text:style-name="P7"><text:soft-page-break/>Doug Mauss</text:p>
      <text:p text:style-name="P7">Walekengo-mbeti so</text:p>
      <text:p text:style-name="P7">Biani, mbi tene na ala taa-tënë: zo so ama na be na mbi, lo nga, fade lo yeke sara aye so mbi sara.</text:p>
      <text:p text:style-name="P7">Lo yeke sara akota ye ahon so …</text:p>
      <text:p text:style-name="P7">Jesus Christ (Jean 14. 12)</text:p>
      <text:p text:style-name="P6">8</text:p>
      <text:p text:style-name="P1"><text:span text:style-name="v_20_-_20_Verse_20_Number"><text:span text:style-name="T2">1 </text:span></text:span><text:span text:style-name="T1">Molongo ti ambai ti mbeti ni … … 8</text:span></text:p>
      <text:p text:style-name="P7">Kozo Mbuki</text:p>
      <text:p text:style-name="P7">Nzapa aleke aye kue</text:p>
      <text:p text:style-name="P7">Na tongo nda ni</text:p>
      <text:p text:style-name="P7">Tongo nda ti aye (Genese) 1—2 … … 17</text:p>
      <text:p text:style-name="P7">Tara na ya ti yaka</text:p>
      <text:p text:style-name="P7">Tongo nda ti aye (Genese) 3 … … 21</text:p>
      <text:p text:style-name="P7">Mene ti Abel adekongo</text:p>
      <text:p text:style-name="P7">Tongo nda ti aye (Genese) 4—5 … … 24</text:p>
      <text:p text:style-name="P7">Kota ngu-Nzapa</text:p>
      <text:p text:style-name="P7">Tongo nda ti aye (Genese) 6—7 … … 30</text:p>
      <text:p text:style-name="P7">Zendo ti Nzapa</text:p>
      <text:p text:style-name="P7">Tongo nda ti aye (Genese) 8—10 … … 35</text:p>
      <text:p text:style-name="P7">Da ti Babel so ayo na nduzu</text:p>
      <text:p text:style-name="P7">Tongo nda ti aye (Genese) 11.1-9 … … 38</text:p>
      <text:p text:style-name="P7">Tara ti Job</text:p>
      <text:p text:style-name="P7">Job … … 40</text:p>
      <text:p text:style-name="P7">Akotara ti mabe</text:p>
      <text:p text:style-name="P7">Nzapa a-iri Abram</text:p>
      <text:p text:style-name="P7">Tongo nda ti aye (Genese) 11—12 … … 44</text:p>
      <text:p text:style-name="P7">Batango siriri na ya ti sewa</text:p>
      <text:p text:style-name="P7">Tongo nda ti aye (Genese) 13 … … 48</text:p>
      <text:p text:style-name="P7">Molenge-koli so akpa pepe</text:p>
      <text:p text:style-name="P7">Tongo nda ti aye (Genese) 15—18 … … 50</text:p>
      <text:p text:style-name="P7"><text:soft-page-break/>A-ange aga ti gboto mê ti Lot</text:p>
      <text:p text:style-name="P7">Tongo nda ti aye (Genese) 19 … … 53</text:p>
      <text:p text:style-name="P7">Amolenge ti amama nde nde</text:p>
      <text:p text:style-name="P7">Tongo nda ti aye (Genese) 21.1-21 … … 56</text:p>
      <text:p text:style-name="P7">Sandaga ti babâ</text:p>
      <text:p text:style-name="P7">Tongo nda ti aye (Genese) 22—23 … … 60</text:p>
      <text:p text:style-name="P7">Wali ndali ti Isaac</text:p>
      <text:p text:style-name="P7">Tongo nda ti aye (Genese) 24 … … 64</text:p>
      <text:p text:style-name="P7">Ngu-kasa ti kota ngere</text:p>
      <text:p text:style-name="P7">Tongo nda ti aye (Genese) 25—26 … … 68</text:p>
      <text:p text:style-name="P7">Mayere ti nzi tufa</text:p>
      <text:p text:style-name="P7">Tongo nda ti aye (Genese) 27 … … 71</text:p>
      <text:p text:style-name="P7">Eskalie so akpo le ti nduzu</text:p>
      <text:p text:style-name="P7">Tongo nda ti aye (Genese) 27.41—28.22 … … 76</text:p>
      <text:p text:style-name="P7">Handango Jacob</text:p>
      <text:p text:style-name="P7">Tongo nda ti aye (Genese) 29 … … 79</text:p>
      <text:p text:style-name="P7">Ziango Laban</text:p>
      <text:p text:style-name="P7">Tongo nda ti aye (Genese) 31 … … 82</text:p>
      <text:p text:style-name="P7">Ange apika Jacob</text:p>
      <text:p text:style-name="P7">Tongo nda ti aye (Genese) 32—33 … … 84</text:p>
      <text:p text:style-name="P7">Kiringo na kodro</text:p>
      <text:p text:style-name="P7">Tongo nda ti aye (Genese) 35 … … 87</text:p>
      <text:p text:style-name="P6">9</text:p>
      <text:p text:style-name="P7">Fini ti Joseph</text:p>
      <text:p text:style-name="P7">Akota bango li</text:p>
      <text:p text:style-name="P7">Tongo nda ti aye (Genese) 37.1-11 … … 89</text:p>
      <text:p text:style-name="P7">A ka wabango-li</text:p>
      <text:p text:style-name="P7">Tongo nda ti aye (Genese) 37.12-36 … … 91</text:p>
      <text:p text:style-name="P7">Pasi ti wayenda</text:p>
      <text:p text:style-name="P7">Tongo nda ti aye (Genese) 39.1-20 … … 94</text:p>
      <text:p text:style-name="P7">Pasi ti kanga</text:p>
      <text:p text:style-name="P7"><text:soft-page-break/>Tongo nda ti aye (Genese) 39.20—41.43 … … 96</text:p>
      <text:p text:style-name="P7">Zo ti be ti Faraon</text:p>
      <text:p text:style-name="P7">Tongo nda ti aye (Genese) 41.44—42.38 … … 99</text:p>
      <text:p text:style-name="P7">Gango na Benjamin</text:p>
      <text:p text:style-name="P7">Tongo nda ti aye (Genese) 43—44 … 103</text:p>
      <text:p text:style-name="P7">Bongbingo ti sewa</text:p>
      <text:p text:style-name="P7">Tongo nda ti aye (Genese) 45—47 … … 108</text:p>
      <text:p text:style-name="P7">Tanga ti angu ti Joseph</text:p>
      <text:p text:style-name="P7">Tongo nda ti aye (Genese) 48—50 … … 110</text:p>
      <text:p text:style-name="P7">Moise</text:p>
      <text:p text:style-name="P7">Kete molenge na ya ti sakpa</text:p>
      <text:p text:style-name="P7">Sigingo (Exode) 1:1—2:10 … … 112</text:p>
      <text:p text:style-name="P7">Molenge ti gbia akpe</text:p>
      <text:p text:style-name="P7">Sigingo (Exode) 2 … … 117</text:p>
      <text:p text:style-name="P7">Wâ na ya ti keke ti ki!</text:p>
      <text:p text:style-name="P7">Mbeti ti Sigingo (Exode) 2:21—4:17 … … 121</text:p>
      <text:p text:style-name="P7">Awayanga ti Nzapa</text:p>
      <text:p text:style-name="P7">Mbeti ti Sigingo (Exode) 4:27—7:11 … … 125</text:p>
      <text:p text:style-name="P7">Akpale</text:p>
      <text:p text:style-name="P7">Mbeti ti Sigingo (Exode) 7:12—10:20 … … 129</text:p>
      <text:p text:style-name="P7">Tanga ti kpale</text:p>
      <text:p text:style-name="P7">Mbeti ti Sigingo (Exode) 10:21—12:51 … … 135</text:p>
      <text:p text:style-name="P7">Aturugu ti Ezipte alinda ngu-ingo</text:p>
      <text:p text:style-name="P7">Mbeti ti Sigingo (Exode) 13:17—15:21 … … 139</text:p>
      <text:p text:style-name="P7">Demango tere alondo</text:p>
      <text:p text:style-name="P7">Mbeti ti Sigingo (Exode) 15:22—17:7 … … 145</text:p>
      <text:p text:style-name="P7">Nzoni kode ti bira</text:p>
      <text:p text:style-name="P7">Mbeti ti Sigingo (Exode) 17:8-16 … … 150</text:p>
      <text:p text:style-name="P7">Nzoni wango</text:p>
      <text:p text:style-name="P7">Mbeti ti Sigingo (Exode) 18—19 … … 153</text:p>
      <text:p text:style-name="P7">Andia ti Nzapa</text:p>
      <text:p text:style-name="P7">Mbeti ti Sigingo (Exode) 20 … … 155</text:p>
      <text:p text:style-name="P7"><text:soft-page-break/>Bagara ti lôro</text:p>
      <text:p text:style-name="P7">Mbeti ti Sigingo (Exode) 32 … … 156</text:p>
      <text:p text:style-name="P7">Da ti bongo ti tengbingo tere</text:p>
      <text:p text:style-name="P7">Mbeti ti Sigingo (Exode) 34:29—40:38 … … 162</text:p>
      <text:p text:style-name="P7">Sandaga na tufa</text:p>
      <text:p text:style-name="P7">Awayango-sandaga (Levitique); Wungo ti azo (Nombres) 164</text:p>
      <text:p text:style-name="P7">Wungo ti azo</text:p>
      <text:p text:style-name="P7">Wungo ti azo (Nombres) 10 … … 166</text:p>
      <text:p text:style-name="P7">Tengo adodoro afun seen</text:p>
      <text:p text:style-name="P7">Wungo ti azo (Nombres) 11 … … 167</text:p>
      <text:p text:style-name="P7">Kota be ti a-ita</text:p>
      <text:p text:style-name="P7">Wungo ti azo (Nombres) 12 … … 171</text:p>
      <text:p text:style-name="P7">Azo ti bembengo ndo</text:p>
      <text:p text:style-name="P7">Wungo ti azo (Nombres) 13:1—14:10 … … 173</text:p>
      <text:p text:style-name="P7">Azo ti kpengba li</text:p>
      <text:p text:style-name="P7">Wungo ti azo (Nombres) 14:11—16:34 … … 177</text:p>
      <text:p text:style-name="P7">Pika ti sioni</text:p>
      <text:p text:style-name="P7">Wungo ti azo (Nombres) 20:1-13 … … 181</text:p>
      <text:p text:style-name="P7">Ngbo ti wen</text:p>
      <text:p text:style-name="P7">Wungo ti Azo (Nombres) 20:22—21:22 … … 182</text:p>
      <text:p text:style-name="P7">Songo benda na ndö ti gbia Og</text:p>
      <text:p text:style-name="P7">Wungo ti Azo (Nombres) 21:21-35 … … 185</text:p>
      <text:p text:style-name="P7">Zo ti ngangu li—na lele ti lo</text:p>
      <text:p text:style-name="P7">Wungo ti Azo (Nombres) 22—24 … … 187</text:p>
      <text:p text:style-name="P6">10</text:p>
      <text:p text:style-name="P7">Josue</text:p>
      <text:p text:style-name="P7">Fini zo ti li ni</text:p>
      <text:p text:style-name="P7">Josue 1 … … 189</text:p>
      <text:p text:style-name="P7">Li ti da ti Rahab</text:p>
      <text:p text:style-name="P7">Josue 2 … … 192</text:p>
      <text:p text:style-name="P7">Lingo na sese ti zendo</text:p>
      <text:p text:style-name="P7"><text:soft-page-break/>Josue 3—4 … … 196</text:p>
      <text:p text:style-name="P7">Gbagba ti Jericho</text:p>
      <text:p text:style-name="P7">Josue 5—6 … … 198</text:p>
      <text:p text:style-name="P7">Mungo gbata ti Ai</text:p>
      <text:p text:style-name="P7">Josue 7—8 … … 202</text:p>
      <text:p text:style-name="P7">Lâ, mo luti!</text:p>
      <text:p text:style-name="P7">Josue 9—10 … … 204</text:p>
      <text:p text:style-name="P7">Kangbingo sese</text:p>
      <text:p text:style-name="P7">Josue 11:1—24:18 … … 206</text:p>
      <text:p text:style-name="P7">Agbata ti kpe daa ti bata tere</text:p>
      <text:p text:style-name="P7">Ndia ti fani use ni (Deuteronome) 19 … … 208</text:p>
      <text:p text:style-name="P7">Awafango-ngbanga ti Nzapa</text:p>
      <text:p text:style-name="P7">Wafango-ngbanga so asara ye na maboko ti gati</text:p>
      <text:p text:style-name="P7">Awafango-ngbanga 1—3 … … 209</text:p>
      <text:p text:style-name="P7">Bia ti Debora</text:p>
      <text:p text:style-name="P7">Awafango-ngbanga 4—5 … … 212</text:p>
      <text:p text:style-name="P7">Wafango-ngbanga ti mbeto</text:p>
      <text:p text:style-name="P7">Awafango-ngbanga 6—7 … … 216</text:p>
      <text:p text:style-name="P7">Ngangu zo ti Nzapa</text:p>
      <text:p text:style-name="P7">Awafango-ngbanga 13—14 … … 222</text:p>
      <text:p text:style-name="P7">Hongo ndö ti azo ti Filistii</text:p>
      <text:p text:style-name="P7">Awafango-ngbanga 15 … … 228</text:p>
      <text:p text:style-name="P7">Sioni fango kuä-li</text:p>
      <text:p text:style-name="P7">Awafango-ngbanga 16:1-20 … … 232</text:p>
      <text:p text:style-name="P7">Kungbingo da</text:p>
      <text:p text:style-name="P7">Awafango-ngbanga 16:21-30 … … 239</text:p>
      <text:p text:style-name="P7">Wasongo Ruth</text:p>
      <text:p text:style-name="P7">Ruth … … 242</text:p>
      <text:p text:style-name="P7">Agbia</text:p>
      <text:p text:style-name="P7">Zingo na lango</text:p>
      <text:p text:style-name="P7">1 Samuel 1—3 … … 248</text:p>
      <text:p text:style-name="P7">Sanduku ahon</text:p>
      <text:p text:style-name="P7"><text:soft-page-break/>1 Samuel 4—6 … … 251</text:p>
      <text:p text:style-name="P7">Ye ti kpene ti Mispa</text:p>
      <text:p text:style-name="P7">1 Samuel 7 … … 255</text:p>
      <text:p text:style-name="P6">11</text:p>
      <text:p text:style-name="P7">Sorongo gbia</text:p>
      <text:p text:style-name="P7">1 Samuel 8—10 … … 258</text:p>
      <text:p text:style-name="P7">Saʼul asara ye ti koli</text:p>
      <text:p text:style-name="P7">1 Samuel 11—12 … … 262</text:p>
      <text:p text:style-name="P7">Kpale ti mafuta ti wotoro</text:p>
      <text:p text:style-name="P7">1 Samuel 13—14 … … 264</text:p>
      <text:p text:style-name="P7">Tanga ti ngangu bira</text:p>
      <text:p text:style-name="P7">1 Samuel 15 … … 268</text:p>
      <text:p text:style-name="P7">Fini gbia ti Nzapa</text:p>
      <text:p text:style-name="P7">1 Samuel 16:1-13 … … 270</text:p>
      <text:p text:style-name="P7">Bia so asara nzoni</text:p>
      <text:p text:style-name="P7">1 Samuel 16:14-23 … … 274</text:p>
      <text:p text:style-name="P7">Tiringo na kota yongoro koli</text:p>
      <text:p text:style-name="P7">1 Samuel 17 … … 276</text:p>
      <text:p text:style-name="P7">Gbia ti kota be</text:p>
      <text:p text:style-name="P7">1 Samuel 18—19 … … 282</text:p>
      <text:p text:style-name="P7">Nzoni ita</text:p>
      <text:p text:style-name="P7">1 Samuel 19:18—20:42 … … 287</text:p>
      <text:p text:style-name="P7">Na hondengo ni</text:p>
      <text:p text:style-name="P7">1 Samuel 21—24 … … 289</text:p>
      <text:p text:style-name="P7">Buba zo na wali ti lo …</text:p>
      <text:p text:style-name="P7">1 Samuel 25 … … 296</text:p>
      <text:p text:style-name="P7">Tingo ti Saʼul</text:p>
      <text:p text:style-name="P7">1 Samuel 26; 28; 31 … … 300</text:p>
      <text:p text:style-name="P7">Futa so alingbi</text:p>
      <text:p text:style-name="P7">2 Samuel 1:1—2:7 … … 306</text:p>
      <text:p text:style-name="P7">Azo use aye ti le-gbia</text:p>
      <text:p text:style-name="P7"><text:soft-page-break/>2 Samuel 2:8—3:21 … … 309</text:p>
      <text:p text:style-name="P7">Fango zo</text:p>
      <text:p text:style-name="P7">2 Samuel 3:22—5:5 … … 313</text:p>
      <text:p text:style-name="P7">Fini kota gbata ti Nzapa</text:p>
      <text:p text:style-name="P7">1 Mbai 11:4-9 … … 316</text:p>
      <text:p text:style-name="P7">Apialo ti da ti Nzapa</text:p>
      <text:p text:style-name="P7">1 Mbai 13; 15—17 … … 318</text:p>
      <text:p text:style-name="P7">Siokpari ti David</text:p>
      <text:p text:style-name="P7">2 Samuel 11 … … 320</text:p>
      <text:p text:style-name="P7">Futa ti sioni ti David</text:p>
      <text:p text:style-name="P7">2 Samuel 12 … … 324</text:p>
      <text:p text:style-name="P7">Bira na popo ti a-ita</text:p>
      <text:p text:style-name="P7">2 Samuel 13:23-39 … … 329</text:p>
      <text:p text:style-name="P7">Sioni bibe ti molenge ti gbia</text:p>
      <text:p text:style-name="P7">2 Samuel 14:1—15:13 … … 332</text:p>
      <text:p text:style-name="P7">Azo ti bembengo ndo</text:p>
      <text:p text:style-name="P7">2 Samuel 15:13—17:29 … … 337</text:p>
      <text:p text:style-name="P7">Absalom-ee!</text:p>
      <text:p text:style-name="P7">2 Samuel 18:1—19:15 … … 343</text:p>
      <text:p text:style-name="P7">Atënë ti gbe mingo</text:p>
      <text:p text:style-name="P7">1 Agbia 1 … … 348</text:p>
      <text:p text:style-name="P7">Kuâ ti gbia so Nzapa asoro lo</text:p>
      <text:p text:style-name="P7">Abia (Psaumes); 2 Samuel 23 … … 352</text:p>
      <text:p text:style-name="P7">Ndara ti Salomon</text:p>
      <text:p text:style-name="P7">1 Agbia 3 … … 353</text:p>
      <text:p text:style-name="P7">Amato ti Salomon</text:p>
      <text:p text:style-name="P7">Amato (Proverbes) … … 357</text:p>
      <text:p text:style-name="P7">Ye kue na ngoi ti lo</text:p>
      <text:p text:style-name="P7">Mbeti ti Zo ti bongbingo azo (Ecclesiaste) 3 … … 358</text:p>
      <text:p text:style-name="P7">Kota da-Nzapa ti Salomon</text:p>
      <text:p text:style-name="P7">Agbia 5—9 … … 359</text:p>
      <text:p text:style-name="P7">Iri so awu</text:p>
      <text:p text:style-name="P7"><text:soft-page-break/>1 Agbia 10:1—11:8 … … 364</text:p>
      <text:p text:style-name="P7">Ndara ati awe</text:p>
      <text:p text:style-name="P7">1 Agbia 11:29-43 … … 367</text:p>
      <text:p text:style-name="P7">Kodro-gbia akangbi use</text:p>
      <text:p text:style-name="P7">1 Agbia 12:1-24 … … 370</text:p>
      <text:p text:style-name="P7">Sioni tongo nda ni ti Israel</text:p>
      <text:p text:style-name="P7">1 Agbia 12:25—14:20 … … 373</text:p>
      <text:p text:style-name="P6">12</text:p>
      <text:p text:style-name="P7">Awayanga-Nzapa</text:p>
      <text:p text:style-name="P7">Sioni wali-gbia na wayanga-Nzapa</text:p>
      <text:p text:style-name="P7">1 Agbia 16:29—17:6 … … 376</text:p>
      <text:p text:style-name="P7">Farini ti kpene ti Elie</text:p>
      <text:p text:style-name="P7">1 Agbia 17:7-24 … … 380</text:p>
      <text:p text:style-name="P7">Kite ti anzapa</text:p>
      <text:p text:style-name="P7">1 Agbia 18 … … 382</text:p>
      <text:p text:style-name="P7">Ketekete go</text:p>
      <text:p text:style-name="P7">1 Agbia 19:1-18 … … 388</text:p>
      <text:p text:style-name="P7">Mungo bongo ti kua</text:p>
      <text:p text:style-name="P7">1 Agbia 19:19-21 … … 392</text:p>
      <text:p text:style-name="P7">Sioni nzara ti yaka</text:p>
      <text:p text:style-name="P7">1 Agbia 21 … … 394</text:p>
      <text:p text:style-name="P7">Yungo bongo nde</text:p>
      <text:p text:style-name="P7">1 Agbia 22 … … 397</text:p>
      <text:p text:style-name="P7">Apusu ti wâ</text:p>
      <text:p text:style-name="P7">2 Agbia 2:1-18 … … 400</text:p>
      <text:p text:style-name="P7">Gba ti ye ti kpene</text:p>
      <text:p text:style-name="P7">2 Agbia 2; 4; 6 … … 403</text:p>
      <text:p text:style-name="P7">Kobela ti buruma ahon</text:p>
      <text:p text:style-name="P7">2 Agbia 5 … … 406</text:p>
      <text:p text:style-name="P7">Le so akanga</text:p>
      <text:p text:style-name="P7">2 Agbia 6:8-23 … … 410</text:p>
      <text:p text:style-name="P7"><text:soft-page-break/>Kota nzara na Samarii</text:p>
      <text:p text:style-name="P7">2 Agbia 6:24—7:16 … … 413</text:p>
      <text:p text:style-name="P7">Tukungo mafuta na li ti Yehu</text:p>
      <text:p text:style-name="P7">2 Agbia 9 … … 418</text:p>
      <text:p text:style-name="P7">Sioni wali ti gbia</text:p>
      <text:p text:style-name="P7">2 Ambai 22:10-12 … … 423</text:p>
      <text:p text:style-name="P7">Molenge aga gbia ti Juda</text:p>
      <text:p text:style-name="P7">2 Ambai 23 … … 426</text:p>
      <text:p text:style-name="P7">Zeme na bi</text:p>
      <text:p text:style-name="P7">2 Ambai 24:17-27 … … 429</text:p>
      <text:p text:style-name="P7">Mbai ti susu</text:p>
      <text:p text:style-name="P7">Jonas … … 431</text:p>
      <text:p text:style-name="P7">Awayanga-Nzapa osio …</text:p>
      <text:p text:style-name="P7">Osee; Joel; Mishe … … 436</text:p>
      <text:p text:style-name="P7">Le ti wâ</text:p>
      <text:p text:style-name="P7">Esaie 6 … … 437</text:p>
      <text:p text:style-name="P7">Kaingo ti kobela ti Ezekias</text:p>
      <text:p text:style-name="P7">2 Agbia 17:1—18:16; 20 … … 439</text:p>
      <text:p text:style-name="P7">Zonga ti zo, kiringo tënë ti Nzapa</text:p>
      <text:p text:style-name="P7">2 Agbia 18:17—19:37; Esaie 52:13—53:12; Nahum … … 443</text:p>
      <text:p text:style-name="P7">Gbia ti mbirimbiri. Wayanga-Nzapa Jeremie</text:p>
      <text:p text:style-name="P7">2 Ambai 34—35; Jeremie 1; Sofonii … … 446</text:p>
      <text:p text:style-name="P7">Ndali ti nyen si ye ti vundu asi na azo ti nzoni?</text:p>
      <text:p text:style-name="P7">2 Agbia 23—24; Habakuk … … 449</text:p>
      <text:p text:style-name="P7">Azo ake yanga ti Nzapa</text:p>
      <text:p text:style-name="P7">Jeremie … … 451</text:p>
      <text:p text:style-name="P7">Ezekiel na kodro wande</text:p>
      <text:p text:style-name="P7">Ezekiel; Jeremie 29:1-14 … … 456</text:p>
      <text:p text:style-name="P7">Zuge na go ti Jeremie</text:p>
      <text:p text:style-name="P7">Jeremie 27; 37—38 … … 461</text:p>
      <text:p text:style-name="P7">Jerusalem ati!</text:p>
      <text:p text:style-name="P7">Jeremie 39—44; 2 Agbia 25; Abia ti demango tere; Abdias 466</text:p>
      <text:p text:style-name="P6"><text:soft-page-break/>13</text:p>
      <text:p text:style-name="P7">Azo so a gue na ala na kodro wande</text:p>
      <text:p text:style-name="P7">Akugbe ti kasa</text:p>
      <text:p text:style-name="P7">Daniel 1 … … 470</text:p>
      <text:p text:style-name="P7">Bango li ti kpale</text:p>
      <text:p text:style-name="P7">Daniel 2 … … 473</text:p>
      <text:p text:style-name="P7">Ndo ti wâ</text:p>
      <text:p text:style-name="P7">Daniel 3 … … 476</text:p>
      <text:p text:style-name="P7">Asioni nyama osio</text:p>
      <text:p text:style-name="P7">Daniel 7 … … 480</text:p>
      <text:p text:style-name="P7">Mbeti na tere ti da</text:p>
      <text:p text:style-name="P7">Daniel 5 … … 481</text:p>
      <text:p text:style-name="P7">Du ti abamara</text:p>
      <text:p text:style-name="P7">Daniel 6 … … 484</text:p>
      <text:p text:style-name="P7">Awali use ti gbia</text:p>
      <text:p text:style-name="P7">Esther 1:1—2:18 … … 489</text:p>
      <text:p text:style-name="P7">Poroso ti azo ti Perse</text:p>
      <text:p text:style-name="P7">Esther 2:19—3:15 … … 494</text:p>
      <text:p text:style-name="P7">Ti kuâ ni, mbi yeke kui</text:p>
      <text:p text:style-name="P7">Esther 4 … … 498</text:p>
      <text:p text:style-name="P7">Zo wa laa si ayeke kui?</text:p>
      <text:p text:style-name="P7">Esther 5—10 … … 500</text:p>
      <text:p text:style-name="P7">Kiringo na kodro</text:p>
      <text:p text:style-name="P7">Edras 1—3; Esaie 45 … … 506</text:p>
      <text:p text:style-name="P7">Kota da-Nzapa</text:p>
      <text:p text:style-name="P7">Esdras 4—6; Aggee; Zakarii … … 509</text:p>
      <text:p text:style-name="P7">Ngoi ti Esdras</text:p>
      <text:p text:style-name="P7">Esdras 7—10 … … 512</text:p>
      <text:p text:style-name="P7">Aturugu ti gbagba</text:p>
      <text:p text:style-name="P7">Nehemie … … 513</text:p>
      <text:p text:style-name="P7">Tanga ti awayanga-Nzapa</text:p>
      <text:p text:style-name="P7">Malashii … … 516</text:p>
      <text:p text:style-name="P7"><text:soft-page-break/>Angu ti kungo ngbii</text:p>
      <text:p text:style-name="P7">na popo ti Kozo Mbuki na Fini Mbuki … … 516</text:p>
      <text:p text:style-name="P6">14</text:p>
      <text:p text:style-name="P7">Fini Mbuki</text:p>
      <text:p text:style-name="P7">Dungo Jesus na kua ti lo</text:p>
      <text:p text:style-name="P7">Fini ti Jesus</text:p>
      <text:p text:style-name="P7">Matthieu; Marc; Luc; Jean … … 523</text:p>
      <text:p text:style-name="P7">Kâ na Rome …</text:p>
      <text:p text:style-name="P7">Matthieu 5:41 … … 524</text:p>
      <text:p text:style-name="P7">Azendo ti a-ange</text:p>
      <text:p text:style-name="P7">Luc 1:5-56 … … 526</text:p>
      <text:p text:style-name="P7">Dungo wayanga-Nzapa</text:p>
      <text:p text:style-name="P7">Luc 1:57—80 … … 530</text:p>
      <text:p text:style-name="P7">Dungo Wasongo-zo</text:p>
      <text:p text:style-name="P7">Matthieu 1:18—2:11; Luc 2:1-20 … … 532</text:p>
      <text:p text:style-name="P7">Kpengo hio na bi</text:p>
      <text:p text:style-name="P7">Matthieu 2:12-18 … … 538</text:p>
      <text:p text:style-name="P7">Molenge-koli na kota da-Nzapa</text:p>
      <text:p text:style-name="P7">Matthieu 2:19-23; Luc 2:39-52 … … 542</text:p>
      <text:p text:style-name="P7">Ala mu bateme!</text:p>
      <text:p text:style-name="P7">Luc 3; Matthieu 3 … … 545</text:p>
      <text:p text:style-name="P7">Tara na benyama</text:p>
      <text:p text:style-name="P7">Luc 4:1-13; Matthieu 4:1-11, Jean 1:35-51 … … 548</text:p>
      <text:p text:style-name="P7">Ye ti kpene</text:p>
      <text:p text:style-name="P7">Jean 2:1-13, 23-25 … … 552</text:p>
      <text:p text:style-name="P7">A du zo fani use?</text:p>
      <text:p text:style-name="P7">Jean 3 … … 554</text:p>
      <text:p text:style-name="P7">Li ti ngu ti fini</text:p>
      <text:p text:style-name="P7">Jean 4; Luc 4:14-30 … … 556</text:p>
      <text:p text:style-name="P7">Na li ti da</text:p>
      <text:p text:style-name="P7">Marc 2:1-12 … … 560</text:p>
      <text:p text:style-name="P7"><text:soft-page-break/>Tengo kobe na awasiokpari</text:p>
      <text:p text:style-name="P7">Matthieu 9:9-13; 12:9-14 … … 563</text:p>
      <text:p text:style-name="P7">Fango tënë na li ti hoto</text:p>
      <text:p text:style-name="P7">Luc 6:12-16; Matthieu 5—8; 13 … … 566</text:p>
      <text:p text:style-name="P7">Kota pupu</text:p>
      <text:p text:style-name="P7">Marc 4:35—5:24 … … 571</text:p>
      <text:p text:style-name="P7">Kuâ na ya ti sewa</text:p>
      <text:p text:style-name="P7">Marc 5:38—6:29; Matthieu 10; 14:1-12 … … 574</text:p>
      <text:p text:style-name="P7">Azo ti nzara</text:p>
      <text:p text:style-name="P7">Jean 6:1-14; Marc 6:30-44 … … 577</text:p>
      <text:p text:style-name="P7">Tambulango na ndö ti ngu</text:p>
      <text:p text:style-name="P7">Marc 6:45-52; Matthieu 14:22-33 … … 580</text:p>
      <text:p text:style-name="P7">Mbi yeke zo wa?</text:p>
      <text:p text:style-name="P7">Marc 6:53—7:23; Matthieu 14:34—15:20; 16:13-28 … … 582</text:p>
      <text:p text:style-name="P7">Gonda na li ti hoto</text:p>
      <text:p text:style-name="P7">Matthieu 17:1-21; Marc 9:2-29 … … 584</text:p>
      <text:p text:style-name="P7">Angangu ye ti mandango</text:p>
      <text:p text:style-name="P7">Matthieu 18; Jean 7—8 … … 586</text:p>
      <text:p text:style-name="P7">Zingo le ti mabe</text:p>
      <text:p text:style-name="P7">Jean 9:1—10:21 … … 592</text:p>
      <text:p text:style-name="P7">Nzoni mba ti zo</text:p>
      <text:p text:style-name="P7">Luc 10:25-37 … … 595</text:p>
      <text:p text:style-name="P7">Lege ti sambela</text:p>
      <text:p text:style-name="P7">Luc 10:38—11:4; Jean 10:22-39 … … 597</text:p>
      <text:p text:style-name="P7">Babâ ti ndoye</text:p>
      <text:p text:style-name="P7">Luc 15:11-32 … … 600</text:p>
      <text:p text:style-name="P7">Jesus atoto</text:p>
      <text:p text:style-name="P7">Jean 11; Marc 10:13-22 … … 604</text:p>
      <text:p text:style-name="P7">Na ndö ti keke</text:p>
      <text:p text:style-name="P7">Luc 19:1-35; Jean 12:1-8 … … 609</text:p>
      <text:p text:style-name="P6">15</text:p>
      <text:p text:style-name="P7"><text:soft-page-break/>Tanga ti alango ti Jesus</text:p>
      <text:p text:style-name="P7">Layenga ti mburu</text:p>
      <text:p text:style-name="P7">Luc 19:36-46; Matthieu 21:8-17 … … 612</text:p>
      <text:p text:style-name="P7">Akpale ti nginza</text:p>
      <text:p text:style-name="P7">Luc 20:20-26; Marc 12 … … 615</text:p>
      <text:p text:style-name="P7">Akpale ti Pake</text:p>
      <text:p text:style-name="P7">Matthieu 26:14-25; Luc 22:1-13; Jean 13:1-30 … … 619</text:p>
      <text:p text:style-name="P7">Kobe ti Kota Gbia</text:p>
      <text:p text:style-name="P7">Jean 13:31—14:31; 18:1-14; Matthieu 26:26-56; Luc 22:14-53 … … 623</text:p>
      <text:p text:style-name="P7">Fango ngbanga</text:p>
      <text:p text:style-name="P7">Matthieu 26:57—27:2; Jean 18:15-38; Luc 22:63—23:17 … … 627</text:p>
      <text:p text:style-name="P7">Ngbanga ti kuâ</text:p>
      <text:p text:style-name="P7">Jean 18:39—19:22; Matthieu 27:3-10 … … 631</text:p>
      <text:p text:style-name="P7">Keke ti kroa</text:p>
      <text:p text:style-name="P7">Luc 23:26-52; Jean 19:23-38</text:p>
      <text:p text:style-name="P7">Matthieu 27:32-58; Marc 15:21-45 … … 635</text:p>
      <text:p text:style-name="P7">Du ti kuâ so a kanga na nzoroko</text:p>
      <text:p text:style-name="P7">Matthieu 27:59—28:15; Jean 19:38—20:18; Luc 24:13-32 … … 641</text:p>
      <text:p text:style-name="P7">Tanga ti mungo yanga</text:p>
      <text:p text:style-name="P7">Luc 24:33-53; Jean 20:19—21:17; Matthieu 28:16-20 … … 645</text:p>
      <text:p text:style-name="P7">Eglize abaa gigi</text:p>
      <text:p text:style-name="P7">Kungo Yingo-Vuru</text:p>
      <text:p text:style-name="P7">Awatokua (Actes) 1 … … 651</text:p>
      <text:p text:style-name="P7">Amenga ti wâ</text:p>
      <text:p text:style-name="P7">Awatokua (Actes) 2 … … 654</text:p>
      <text:p text:style-name="P7">Londo ngbanga ti Jesus!</text:p>
      <text:p text:style-name="P7">Awatokua (Actes) 3—4 … … 659</text:p>
      <text:p text:style-name="P7">Mvene so afâ zo</text:p>
      <text:p text:style-name="P7">Awatokua (Actes) 4:32—5:11 … … 664</text:p>
      <text:p text:style-name="P7">Sigingo na da ti kanga</text:p>
      <text:p text:style-name="P7">Awatokua (Actes) 5:12—6:11 … … 665</text:p>
      <text:p text:style-name="P7">A bo lo na atêne</text:p>
      <text:p text:style-name="P7"><text:soft-page-break/>Awatokua (Actes) 6:8—8:1 … … 669</text:p>
      <text:p text:style-name="P7">Wande na lege ti Gaza</text:p>
      <text:p text:style-name="P7">Awatokua (Actes) 8:1-4, 26-40 … … 671</text:p>
      <text:p text:style-name="P7">Ambeni ye ti kpene</text:p>
      <text:p text:style-name="P7">Awatokua (Actes) 9:32—10:2 … … 673</text:p>
      <text:p text:style-name="P7">Fini kobe</text:p>
      <text:p text:style-name="P7">Awatokua (Actes) 10:1—11:18 … … 677</text:p>
      <text:p text:style-name="P7">Kuâ ti sioni gbia</text:p>
      <text:p text:style-name="P7">Awatokua (Actes) 12 … … 681</text:p>
      <text:p text:style-name="P6">16</text:p>
      <text:p text:style-name="P7">Paul</text:p>
      <text:p text:style-name="P7">Wâ ti kangango le ti zo</text:p>
      <text:p text:style-name="P7">Awatokua (Actes) 9:1-18 … … 686</text:p>
      <text:p text:style-name="P7">Paul ti fini ni</text:p>
      <text:p text:style-name="P7">Awatokua (Actes) 9:26-31 … … 689</text:p>
      <text:p text:style-name="P7">Kua na kodro wande</text:p>
      <text:p text:style-name="P7">Awatokua (Actes) 11:19-30; 12:25—13:5 692</text:p>
      <text:p text:style-name="P7">Mo kai, zo ti mazii!</text:p>
      <text:p text:style-name="P7">Awatokua (Actes) 13:6—14:7 … … 695</text:p>
      <text:p text:style-name="P7">Nzoni ti Listre … na sioni ni</text:p>
      <text:p text:style-name="P7">Awatokua (Actes) 14:8-20 … … 699</text:p>
      <text:p text:style-name="P7">Popo ti Agreke akangbi</text:p>
      <text:p text:style-name="P7">Awatokua (Actes) 14:20—15:1 … … 702</text:p>
      <text:p text:style-name="P7">Kota bongbi ti Jerusalem</text:p>
      <text:p text:style-name="P7">Awatokua (Actes) 15:1-35; Galasii … … 704</text:p>
      <text:p text:style-name="P7">Use tambula ni</text:p>
      <text:p text:style-name="P7">Awatokua (Actes) 15:36—16:19 … … 707</text:p>
      <text:p text:style-name="P7">Sese ayingi!</text:p>
      <text:p text:style-name="P7">Awatokua (Actes) 16:19-39 … … 712</text:p>
      <text:p text:style-name="P7">Kpale na Tesalonike</text:p>
      <text:p text:style-name="P7">Awatokua Actes 16:40—18:11; 1 na 2 Tesalonike … … 716</text:p>
      <text:p text:style-name="P7"><text:soft-page-break/>Fango ngbanga na Korente</text:p>
      <text:p text:style-name="P7">Awatokua (Actes) 18:12—19:22; Rome; 1 Korente … … 720</text:p>
      <text:p text:style-name="P7">Wusuwusu na Efeze</text:p>
      <text:p text:style-name="P7">Awatokua (Actes) 19:23—20:5; 2 Korente … … 723</text:p>
      <text:p text:style-name="P7">“Tingo” na lango</text:p>
      <text:p text:style-name="P7">Awatokua (Actes) 20:6—21:16 … … 727</text:p>
      <text:p text:style-name="P7">A gbu Paul</text:p>
      <text:p text:style-name="P7">Awatokua (Actes) 21:17—22:22 … … 729</text:p>
      <text:p text:style-name="P4">[The reference here is correct, the one under the title of the story in the English version on page 729 is wrong (729:1) It is corrected in the Sango version].</text:p>
      <text:p text:style-name="P7">Guengo na Rome</text:p>
      <text:p text:style-name="P7">Awatokua 23:23—28:16 … … 731</text:p>
      <text:p text:style-name="P7">Ambeti ti da ti kanga</text:p>
      <text:p text:style-name="P7">Efeze; Filipe; Kolose; Philemon … … 734</text:p>
      <text:p text:style-name="P7">Tiri bira ti nzoni ni</text:p>
      <text:p text:style-name="P7">Tite; 2 Timothee … … 738</text:p>
      <text:p text:style-name="P7">Tanga ti ambeti</text:p>
      <text:p text:style-name="P7">Ahebro—Jude … … 740</text:p>
      <text:p text:style-name="P7">Alango ti ndani</text:p>
      <text:p text:style-name="P7">Aye so Nzapa afa (Apocalypse) … … 742</text:p>
      <text:p text:style-name="P7">Akerere ti abuku ti Mbeti ti Nzapa … … 747</text:p>
      <text:p text:style-name="P6">17</text:p>
      <text:p text:style-name="P1"><text:span text:style-name="v_20_-_20_Verse_20_Number"><text:span text:style-name="T2">1 </text:span></text:span><text:span text:style-name="T1">Na tongo nda ni …</text:span></text:p>
      <text:p text:style-name="P4">Tongo nda ti aye 1—2</text:p>
      <text:p text:style-name="P7">… ye oko ayeke pepe.</text:p>
      <text:p text:style-name="P7">Gi Nzapa oko.</text:p>
      <text:p text:style-name="P7">Lango 1</text:p>
      <text:p text:style-name="P7">Yingo ti Nzapa ayeke ya na ndö ti angu ni. Nzapa atene:</text:p>
      <text:p text:style-name="P7">Ayeke nzoni ndo avuru!</text:p>
      <text:p text:style-name="P6">18</text:p>
      <text:p text:style-name="P1"><text:soft-page-break/><text:span text:style-name="v_20_-_20_Verse_20_Number"><text:span text:style-name="T2">1 </text:span></text:span><text:span text:style-name="T1">Lango 2</text:span></text:p>
      <text:p text:style-name="P7">Nzapa akangbi popo ti angu. Lo sara si ambeni aga ambinda ti nduzu si ambeni aga kota ngu-ingo. Nzapa a-iri nduzu atene “le ti nduzu”.</text:p>
      <text:p text:style-name="P1"><text:span text:style-name="v_20_-_20_Verse_20_Number"><text:span text:style-name="T2">2 </text:span></text:span><text:span text:style-name="T1">Lango 3</text:span></text:p>
      <text:p text:style-name="P7">Nzapa a-iri angu ti sese “kota ngu-ingo”. Lo bongbi angu-ingo ti zia holengo ndo. Lo iri holengo ndo “sese”. Na ndö ti sese ni, lo sara apere, akongo na akeke. Lo sara ala na ale ni si ala lingbi ti le apere, akongo, na akeke mingi. Sese aga ndo ti dungo ale-kobe si ayeke pendere ndo.</text:p>
      <text:p text:style-name="P7">Nzapa abaa so aye so lo sara ayeke nzoni.</text:p>
      <text:p text:style-name="P6">19</text:p>
      <text:p text:style-name="P1"><text:span text:style-name="v_20_-_20_Verse_20_Number"><text:span text:style-name="T2">1 </text:span></text:span><text:span text:style-name="T1">Lango 4</text:span></text:p>
      <text:p text:style-name="P7">Nzapa aleke lâ, nze, na atongoro ti za na ndö ti sese. Na lo zia ala na le ti nduzu ti kangbi popo ti alango, ti kangbi popo ti angoi, na ti angu.</text:p>
      <text:p text:style-name="P1"><text:span text:style-name="v_20_-_20_Verse_20_Number"><text:span text:style-name="T2">2 </text:span></text:span><text:span text:style-name="T1">Lango 5</text:span></text:p>
      <text:p text:style-name="P7">Nzapa atene: “Ayeke nzoni ngu asi na aye so ayeke na fini.” Akete ngu na akota ngu-ingo asi na akete susu nga na akota ni.</text:p>
      <text:p text:style-name="P7">Nzapa atene: “Ayeke nzoni andeke ahuru na le ti nduzu.” Le ti nduzu kue asi na amara ti andeke nde nde so ayeke huru.</text:p>
      <text:p text:style-name="P7">Nzapa asara tufa na ndö ti asusu kue so ayeke na ya ti ngu-ingo, nga na andeke kue ti le ti nduzu, lo tene: “Ala du amolenge, ala mu ya ti ngu na le ti nduzu kue.”</text:p>
      <text:p text:style-name="P7">Nzapa abaa so aye so lo sara ayeke nzoni.</text:p>
      <text:p text:style-name="P6">20</text:p>
      <text:p text:style-name="P1"><text:span text:style-name="v_20_-_20_Verse_20_Number"><text:span text:style-name="T2">1 </text:span></text:span><text:span text:style-name="T1">Lango 6</text:span></text:p>
      <text:p text:style-name="P7">Na pekoni, Nzapa atene, “a yeke nzoni sese asara si aye so ayeke na fini abaa gigi”. Nzapa asara amara ti anyama kue: Ala ti ngonda na ti kodro—ataa ala so ayeke hara harango.</text:p>
      <text:p text:style-name="P7">Na pekoni, Nzapa asara kozo koli, Adam, na kozo wali, Eve. Na popo ti aye so Nzapa asara, ala yeke akota ye ahon atanga ni kue ngbanga ti lo sara ala na limo ti lo wani, ti kpa gi lo.</text:p>
      <text:p text:style-name="P1"><text:span text:style-name="T1">Nzapa asara Adam na Eve na ayingo ti fini ti lakue lakue. Na lo leke pialo titene ala </text:span><text:soft-page-break/><text:span text:style-name="T1">le-gbia na ala duti nzoni kue legeoko na ye kue so ayeke na fini na ndö ti sese.</text:span></text:p>
      <text:p text:style-name="P7">Nzapa abaa aye so kue lo sara. Lo baa so ala yeke nzoni mingi, nzoni mingi.</text:p>
      <text:p text:style-name="P1"><text:span text:style-name="v_20_-_20_Verse_20_Number"><text:span text:style-name="T2">2 </text:span></text:span><text:span text:style-name="T1">Lango 7</text:span></text:p>
      <text:p text:style-name="P7">Na lango mbarambara ni, Nzapa awu tere ti lo.</text:p>
      <text:p text:style-name="P7">Nzapa afa na Adam na Eve apendere lengo ti yaka so ala duti na ya ni. Lo tene na ala: “ala lingbi ti te ale ti keke so kue ayeke na ya ti yaka ni, me le ti keke ti hingango nzoni na sioni so, ala te ni pepe. Na lango so ala yeke te le ti keke ni, ala yeke kui biani.”</text:p>
      <text:p text:style-name="P6">21</text:p>
      <text:p text:style-name="P1"><text:span text:style-name="v_20_-_20_Verse_20_Number"><text:span text:style-name="T2">1 </text:span></text:span><text:span text:style-name="T1">Tara na ya ti yaka</text:span></text:p>
      <text:p text:style-name="P7">Tongo nda ti aye (Genese) 3</text:p>
      <text:p text:style-name="P7">Adam, mo baa? Mbi iri kete ndeke ni si lo ga.</text:p>
      <text:p text:style-name="P7">Nzapa ayeke nzoni mingi. Lo mu na e ye kue.</text:p>
      <text:p text:style-name="P1"><text:span text:style-name="v_20_-_20_Verse_20_Number"><text:span text:style-name="T2">2 </text:span></text:span><text:span text:style-name="T1">Ye kue, me gi le ti keke ti hingango nzoni na sioni ape.</text:span></text:p>
      <text:p text:style-name="P7">Biani, lo kanga lege ni!</text:p>
      <text:p text:style-name="P1"><text:span text:style-name="v_20_-_20_Verse_20_Number"><text:span text:style-name="T2">3 </text:span></text:span><text:span text:style-name="T1">Eve agi be ti lo. Mbeni lâ, lo gue na tere ti keke ni. Lo baa le ti keke so alingbi zo ate ni pepe.</text:span></text:p>
      <text:p text:style-name="P6">22</text:p>
      <text:p text:style-name="P1"><text:span text:style-name="v_20_-_20_Verse_20_Number"><text:span text:style-name="T2">1 </text:span></text:span><text:span text:style-name="T1">Satan amu tere ti ngbo si lo handa Eve.</text:span></text:p>
      <text:p text:style-name="P7">Taa-tënë biani, Nzapa atene zo ate le ti keke so ape?</text:p>
      <text:p text:style-name="P7">Biani. Tongana e ndu gi ni, fade eʼke kui.</text:p>
      <text:p text:style-name="P1"><text:span text:style-name="v_20_-_20_Verse_20_Number"><text:span text:style-name="T2">2 </text:span></text:span><text:span text:style-name="T1">Ala yeke kui oko pepe tongana ala ndu ni. Ala baa? Tongana ala te ni fade ala hinga ndo tongana Nzapa.</text:span></text:p>
      <text:p text:style-name="P7">Taa-tënë laa! Tongana le ti keke so amu na mbi ndara, mbi lingbi ti tara ni senge.</text:p>
      <text:p text:style-name="P1"><text:span text:style-name="v_20_-_20_Verse_20_Number"><text:span text:style-name="T2">3 </text:span></text:span><text:span text:style-name="T1">Adam-ee! Le ti keke ni anzere mingi!</text:span></text:p>
      <text:p text:style-name="P1"><text:span text:style-name="v_20_-_20_Verse_20_Number"><text:span text:style-name="T2">4 </text:span></text:span><text:span text:style-name="T1">Fade amu na mo ndara nga.</text:span></text:p>
      <text:p text:style-name="P6">23</text:p>
      <text:p text:style-name="P1"><text:span text:style-name="v_20_-_20_Verse_20_Number"><text:span text:style-name="T2">1 </text:span></text:span><text:span text:style-name="T1">Me le ti keke ni aga na akpale nde so alingbi na zendo ti ngbo pepe. Gi hio tongaso, Adam na Eve abaa so ala ke yanga ti Nzapa awe. Ala baa so tënë ayeke na li ti ala.</text:span></text:p>
      <text:p text:style-name="P7"><text:soft-page-break/>E yeke na ndara ape—Baa, tere ti e ayeke senge!</text:p>
      <text:p text:style-name="P7">E kanga akugbe so na tere ti e! E honde tere ti e!</text:p>
      <text:p text:style-name="P1"><text:span text:style-name="v_20_-_20_Verse_20_Number"><text:span text:style-name="T2">2 </text:span></text:span><text:span text:style-name="T1">Ndo ade siriri na ya ti yaka ni. Nzapa aga ti baa Adam na Eve.</text:span></text:p>
      <text:p text:style-name="P7">Mo hinga tongana nyen tere ti mo ayeke senge? Mo te le-keke so mbi tene zo ate ni pepe so?</text:p>
      <text:p text:style-name="P7">Mbi te ni ngbanga ti so wali so mo mu na mbi laa atene mbi tara ni.</text:p>
      <text:p text:style-name="P7">Ngbo so mo leke laa ahanda mbi!</text:p>
      <text:p text:style-name="P1"><text:span text:style-name="v_20_-_20_Verse_20_Number"><text:span text:style-name="T2">3 </text:span></text:span><text:span text:style-name="T1">Ngbanga ti so ala ke yanga ti mbi, fade ala sigigi na ya ti pendere yaka so. Ti londo na ngoi so, alingbi ala sara kua ngangu si ala te ye.</text:span></text:p>
      <text:p text:style-name="P7">Nzapa amu aporo ti nyama, lo leke na bongo ndali ti Adam na Eve, si lo tumba ala na gigi.</text:p>
      <text:p text:style-name="P1"><text:span text:style-name="v_20_-_20_Verse_20_Number"><text:span text:style-name="T2">4 </text:span></text:span><text:span text:style-name="T1">Mo baa! Yongoro zeme ti wâ akanga lege ti li na yaka ni. E lingbi ti kiri kâ laoko ape!</text:span></text:p>
      <text:p text:style-name="P7">Fade e gue na ndo wa? E lingbi ti sara nyen?</text:p>
      <text:p text:style-name="P1"><text:span text:style-name="v_20_-_20_Verse_20_Number"><text:span text:style-name="T2">5 </text:span></text:span><text:span text:style-name="T1">Zendo ti Nzapa ti songo azo</text:span></text:p>
      <text:p text:style-name="P7">Nzapa aye fade titene nzoni songo aduti na popo ti lo na azo. Fadeso songo ni amiro awe ngbanga ti lakue. Kamene agbu Adam na Eve si ala gbu li ti ala ti wara fini lege ti duti.</text:p>
      <text:p text:style-name="P7">Me Nzapa ayeke na pialo ti songo azo so lo sara. Nzapa amu zendo, fade mbeni lâ lo yeke tokua wasongo-zo ti soo azo ti lo.</text:p>
      <text:p text:style-name="P6">24</text:p>
      <text:p text:style-name="P1"><text:span text:style-name="v_20_-_20_Verse_20_Number"><text:span text:style-name="T2">1 </text:span></text:span><text:span text:style-name="T1">Mene ti Abel adekongo</text:span></text:p>
      <text:p text:style-name="P7">Tongo nda ti aye 4—5</text:p>
      <text:p text:style-name="P7">Na sigingo na Yaka ti Eden, ala si na benyama, sese ti ndo-wâ so ahole. Ala nzee, gi ala use, na ya ti kota mbeto, Adam na Eve agi ndo ti duti daa.</text:p>
      <text:p text:style-name="P7">Mo dabe ti mo na pendere Eden so? Adu fade e ngba kâ!</text:p>
      <text:p text:style-name="P7">Sioni ti e wani laa. E ke yanga ti Nzapa awe. Me fade mbi fa lege ti ndoye, na ti ma yanga ti Nzapa na amolenge ti e. Tongaso si ala ti ape.</text:p>
      <text:p text:style-name="P1"><text:span text:style-name="v_20_-_20_Verse_20_Number"><text:span text:style-name="T2">2 </text:span></text:span><text:span text:style-name="T1">Tongaso Adam afa lege ti Nzapa na Kain na Abel.</text:span></text:p>
      <text:p text:style-name="P7">Nzapa laa asara sese na aye so kue e wara.</text:p>
      <text:p text:style-name="P7">Nzapa amu na mbi nga kete taba!</text:p>
      <text:p text:style-name="P7"><text:soft-page-break/>Ataba ayeke buba mingi.</text:p>
      <text:p text:style-name="P6">25</text:p>
      <text:p text:style-name="P1"><text:span text:style-name="v_20_-_20_Verse_20_Number"><text:span text:style-name="T2">1 </text:span></text:span><text:span text:style-name="T1">Mbi mu na lo singila tongana nyen?</text:span></text:p>
      <text:p text:style-name="P7">Tongana mo kono, Abel, mo lingbi ti mu na Nzapa oko ti ataba ti mafuta ti mo. Lo tene, alingbi e ya asandaga na lo ti mu singila na lo.</text:p>
      <text:p text:style-name="P1"><text:span text:style-name="v_20_-_20_Verse_20_Number"><text:span text:style-name="T2">2 </text:span></text:span><text:span text:style-name="T1">Tongana ala ga akoli awe, Abel aleke pialo ndali ti lango so lo lingbi ti mu sandaga ti mu singila na Nzapa. Me Kain azia be ti lo gi na akobe ti yaka …</text:span></text:p>
      <text:p text:style-name="P7">Tongana Abel amu sandaga na Nzapa, fade alingbi na mbi ti sara legeoko.</text:p>
      <text:p text:style-name="P1"><text:span text:style-name="v_20_-_20_Verse_20_Number"><text:span text:style-name="T2">3 </text:span></text:span><text:span text:style-name="T1">Nzapa ayamba sandaga ti Abel na ngia. Me sukungo ngbangba ti Kain anzere na Nzapa pepe …</text:span></text:p>
      <text:p text:style-name="P7">Ndali ti nyen Nzapa aye gi Abel si lo ke mbi? So lege ni laa ape!</text:p>
      <text:p text:style-name="P6">26</text:p>
      <text:p text:style-name="P1"><text:span text:style-name="v_20_-_20_Verse_20_Number"><text:span text:style-name="T2">1 </text:span></text:span><text:span text:style-name="T1">Tongana Abel angba na fini, fade Nzapa andoye gi lo.</text:span></text:p>
      <text:p text:style-name="P7">Nzapa atene mbi lingbi ti soro ti hon ndo ti sioni ti mbi wani …</text:p>
      <text:p text:style-name="P1"><text:span text:style-name="v_20_-_20_Verse_20_Number"><text:span text:style-name="T2">2 </text:span></text:span><text:span text:style-name="T1">… me mbi soro ti duti na ita ti koli ape!</text:span></text:p>
      <text:p text:style-name="P1"><text:span text:style-name="v_20_-_20_Verse_20_Number"><text:span text:style-name="T2">3 </text:span></text:span><text:span text:style-name="T1">Kota be asara Kain si lo fâ ita ti lo, Abel.</text:span></text:p>
      <text:p text:style-name="P7">Fade mbi sara tongana ti so mbi hinga ye oko na ndö ti tënë ti kuâ ni ape.</text:p>
      <text:p text:style-name="P6">27</text:p>
      <text:p text:style-name="P1"><text:span text:style-name="v_20_-_20_Verse_20_Number"><text:span text:style-name="T2">1 </text:span></text:span><text:span text:style-name="T1">Me Nzapa a-iri Kain.</text:span></text:p>
      <text:p text:style-name="P7">Kain! Ita ti mo ayeke na ndo wa?</text:p>
      <text:p text:style-name="P1"><text:span text:style-name="v_20_-_20_Verse_20_Number"><text:span text:style-name="T2">2 </text:span></text:span><text:span text:style-name="T1">Mbi … mbi hinga ape. Mbi yeke wabatango-ita ti mbi?</text:span></text:p>
      <text:p text:style-name="P7">Lo hinga kue!</text:p>
      <text:p text:style-name="P1"><text:span text:style-name="v_20_-_20_Verse_20_Number"><text:span text:style-name="T2">3 </text:span></text:span><text:span text:style-name="T1">Dekongo ti mene ti ita ti mo so mo tuku alondo na sese kâ aga ngbii asi na mbi ge. Fadeso, sese ayeke le kobe na mo pepe. Mo yeke tambula gi kirikiri si mo yeke kui.</text:span></text:p>
      <text:p text:style-name="P7">O Nzapa-ee, ngbanga so ane ahon ndö ti mbi!</text:p>
      <text:p text:style-name="P6">28</text:p>
      <text:p text:style-name="P1"><text:span text:style-name="v_20_-_20_Verse_20_Number"><text:span text:style-name="T2">1 </text:span></text:span><text:span text:style-name="T1">Ngbanga ti Nzapa ati awe. Kain akpe na mbeni sese so iri ni Nod. Gi na pekoni, lo mu wali, ala du amolenge si lo leke kozo gbata. Lo di iri ti gbata ni, Henok, na peko ti </text:span><text:soft-page-break/><text:span text:style-name="T1">molenge ti lo. Me na ndembe ni so, be ti Adam na Eve asi na vundu ngbanga ti ala girisa amolenge ti ala use kue.</text:span></text:p>
      <text:p text:style-name="P7">Mbeni zo oko ayeke na da ti e ape, Adam, fade e ngba lakue gi tongaso?</text:p>
      <text:p text:style-name="P7">Gi e laa e ga na kpale so na li ti e, legeoko na Kain. Me Nzapa asara nzoni na e. Zia e hunda na lo ti mu maboko na e fadeso.</text:p>
      <text:p text:style-name="P1"><text:span text:style-name="v_20_-_20_Verse_20_Number"><text:span text:style-name="T2">2 </text:span></text:span><text:span text:style-name="T1">Na mbeni ngoi, Nzapa amu ota molenge na Adam na Eve.</text:span></text:p>
      <text:p text:style-name="P7">Fade e iri lo Set.</text:p>
      <text:p text:style-name="P7">Fade e fa na lo lege ti ma yanga ti Nzapa tongana ti Abel.</text:p>
      <text:p text:style-name="P6">29</text:p>
      <text:p text:style-name="P1"><text:span text:style-name="v_20_-_20_Verse_20_Number"><text:span text:style-name="T2">1 </text:span></text:span><text:span text:style-name="T1">Ahale aga, ahale ahon, aga, ahon. Azo ato nda ti vi peko ti ala na Nzapa, na lege ti mvene, ti nzi na ti fango zo.</text:span></text:p>
      <text:p text:style-name="P7">Ala voro lâ na nze na atongoro. Ala kuku na gbe ti ayanda.</text:p>
      <text:p text:style-name="P7">Me mbeni koli ayeke daa, iri ti lo Noe. Lo baa siokpari ti sese so na mbeto.</text:p>
      <text:p text:style-name="P7">Fade Nzapa azia lege na sioni so ti gue ngbii asi lawa?</text:p>
      <text:p text:style-name="P6">30</text:p>
      <text:p text:style-name="P1"><text:span text:style-name="v_20_-_20_Verse_20_Number"><text:span text:style-name="T2">1 </text:span></text:span><text:span text:style-name="T1">Kota ngu-Nzapa</text:span></text:p>
      <text:p text:style-name="P7">Tongo nda ti aye (Genese) 6—7</text:p>
      <text:p text:style-name="P7">Sioni ti ala alingbi ti ngba pepe! Zia lege ti vorongo ayanda ti ala.</text:p>
      <text:p text:style-name="P7">Kiri na Nzapa so asara ala si amu na e ye kue.</text:p>
      <text:p text:style-name="P7">Nzapa amu na mbi ye kue ape. Mbi nzi ni-a!</text:p>
      <text:p text:style-name="P7">Noe abaa ti lo atene lo yeke nzoni ahon azo kue.</text:p>
      <text:p text:style-name="P1"><text:span text:style-name="v_20_-_20_Verse_20_Number"><text:span text:style-name="T2">2 </text:span></text:span><text:span text:style-name="T1">Me Noe angba lakue ti sara na Nzapa na legeni. Mbeni lâ Nzapa atene tënë na lo.</text:span></text:p>
      <text:p text:style-name="P7">Mbi yeke na vundu so si mbi sara azo. Ala buba, ala sara ngangu na amba ti ala. Fade mbi hunzi ala.</text:p>
      <text:p text:style-name="P7">Noe, mo yeke sara na mbi na legeni; fade mo leke mangboko ngbanga ti so, fade mbi sara si ngu amu ndo ti sese kue.</text:p>
      <text:p text:style-name="P1"><text:span text:style-name="v_20_-_20_Verse_20_Number"><text:span text:style-name="T2">3 </text:span></text:span><text:span text:style-name="T1">Noe ama yanga ti Nzapa si lo leke mangboko. Lo sara ye kue alingbi na yanga ti Nzapa.</text:span></text:p>
      <text:p text:style-name="P7">Noe, zo ti gbogbolinda-ee! Lo baa atene mangboko ayeke sua na ndö ti kuru sese.</text:p>
      <text:p text:style-name="P7">Fade lo kiri lo ga na buba gbungo li ti nyen na e?</text:p>
      <text:p text:style-name="P6"><text:soft-page-break/>31</text:p>
      <text:p text:style-name="P1"><text:span text:style-name="v_20_-_20_Verse_20_Number"><text:span text:style-name="T2">1 </text:span></text:span><text:span text:style-name="T1">Tongana mangboko ni ahunzi awe, Nzapa atene na Noe: “Na popo ti anyama na ti andeke ti nduzu so alingbi ti te ni, fade mo mu akoli ni mbarambara, awali ni mbarambara. Na popo ti ala so alingbi ti te ni pepe, fade mo mu koli ni oko na wali ni oko.” Na pekoni Noe na asewa ti lo ali na ya ti mangboko ni.</text:span></text:p>
      <text:p text:style-name="P6">32</text:p>
      <text:p text:style-name="P1"><text:span text:style-name="v_20_-_20_Verse_20_Number"><text:span text:style-name="T2">1 </text:span></text:span><text:span text:style-name="T1">Taa ti so ahon ndoni!</text:span></text:p>
      <text:p text:style-name="P7">Noe amu ngu 120 ti leke kota mangboko so-ee! Me laoko lo hunda tere ti lo pepe ti hinga zo wa si ayeke kanga yanga ti mangboko ni?</text:p>
      <text:p text:style-name="P1"><text:span text:style-name="v_20_-_20_Verse_20_Number"><text:span text:style-name="T2">2 </text:span></text:span><text:span text:style-name="T1">Ataa gbogbolinda asara lo, wala lo yeke na mbeni mayere so e hinga ti e ape.</text:span></text:p>
      <text:p text:style-name="P7">Zia ti fa tënë ti Nzapa tongana Noe!</text:p>
      <text:p text:style-name="P1"><text:span text:style-name="v_20_-_20_Verse_20_Number"><text:span text:style-name="T2">3 </text:span></text:span><text:span text:style-name="T1">Kete lango na pekoni, hio tongaso, wâ ti bekpa aza. Fenetere ti yayu azi si ngu-Nzapa asaa. Akota ngu asuku hio hio.</text:span></text:p>
      <text:p text:style-name="P7">Hinga ape, tënë ti mangboko ti Noe so ayeke taa-tënë!</text:p>
      <text:p text:style-name="P7">Gi be ti mo ape! Laoko kota le ti ngu ti suango na mangboko so ade ti si ge ape.</text:p>
      <text:p text:style-name="P7">Taa-tënë, me laoko mara ti ngu so apika ape.</text:p>
      <text:p text:style-name="P6">33</text:p>
      <text:p text:style-name="P1"><text:span text:style-name="v_20_-_20_Verse_20_Number"><text:span text:style-name="T2">1 </text:span></text:span><text:span text:style-name="T1">Baa! Yanga ti mangboko ti Noe ayeke kanga.</text:span></text:p>
      <text:p text:style-name="P7">Ka zo wa laa ayeke kanga ni? Hinga ape, Nzapa ti Noe?</text:p>
      <text:p text:style-name="P1"><text:span text:style-name="v_20_-_20_Verse_20_Number"><text:span text:style-name="T2">2 </text:span></text:span><text:span text:style-name="T1">Ye kue ahunzi awe. Azo so ake Nzapa na fini ti ala kue abaa fadeso, Nzapa nga ake ala awe. Ngu apika ngangu, bi na lâ, na ya ti lango 40.</text:span></text:p>
      <text:p text:style-name="P6">34</text:p>
      <text:p text:style-name="P1"><text:span text:style-name="v_20_-_20_Verse_20_Number"><text:span text:style-name="T2">1 </text:span></text:span><text:span text:style-name="T1">Kota ngu amu ndo ti sese kue si ahon ali ti ahoto. Ngu amu sese kue. Gi kota mangboko ti Noe si ayeke sua. Kota ngu afuti aye ti sioni kue.</text:span></text:p>
      <text:p text:style-name="P1"><text:span text:style-name="v_20_-_20_Verse_20_Number"><text:span text:style-name="T2">2 </text:span></text:span><text:span text:style-name="T1">Ngu ade ti kai pepe. Noe, na sewa ti lo, ayeke baa ndo ngangu na ndö ti anyama ti ya ti mangboko.</text:span></text:p>
      <text:p text:style-name="P7">Sem, mo mu kobe na abagara na ataba awe?</text:p>
      <text:p text:style-name="P7">Êen, mbi mu na ala awe. Angba ti ala so ayeke hara harango.</text:p>
      <text:p text:style-name="P7"><text:soft-page-break/>Fadeso mbi yeke zi apuru ti abagara na ataba …</text:p>
      <text:p text:style-name="P7">… na pekoni, ti ala so ahara harango.</text:p>
      <text:p text:style-name="P1"><text:span text:style-name="v_20_-_20_Verse_20_Number"><text:span text:style-name="T2">3 </text:span></text:span><text:span text:style-name="T1">Mbeni lâ, ngu akai! Me mangboko angba ti sua na ndö ti sese.</text:span></text:p>
      <text:p text:style-name="P7">Zo alingbi ti baa nga sese pepe.</text:p>
      <text:p text:style-name="P6">35</text:p>
      <text:p text:style-name="P1"><text:span text:style-name="v_20_-_20_Verse_20_Number"><text:span text:style-name="T2">1 </text:span></text:span><text:span text:style-name="T1">Zendo ti Nzapa</text:span></text:p>
      <text:p text:style-name="P7">Tongo nda ti aye 8—10</text:p>
      <text:p text:style-name="P7">Anze ayeke hon, Noe na sewa ti lo angba ti ku …</text:p>
      <text:p text:style-name="P7">E sara nze omene na ya ti mangboko so awe. Lawa si e kiri ti baa sese?</text:p>
      <text:p text:style-name="P7">Alingbi nga ti sara mbeni nze omene. Nyen laa e yeke wara ande tongana e sigigi?</text:p>
      <text:p text:style-name="P1"><text:span text:style-name="v_20_-_20_Verse_20_Number"><text:span text:style-name="T2">2 </text:span></text:span><text:span text:style-name="T1">Na hunzingo ni, ngu alondo ti hole. Mangboko ni angba na li ti hoto ti Arara.</text:span></text:p>
      <text:p text:style-name="P7">Fade mbi tokua mbipa. Tongana lo kiri ape, fade e hinga so lo wara sese.</text:p>
      <text:p text:style-name="P1"><text:span text:style-name="v_20_-_20_Verse_20_Number"><text:span text:style-name="T2">3 </text:span></text:span><text:span text:style-name="T1">Mbipa ni ague ahon. Noe abaa le ti nduzu kue … </text:span><text:span text:style-name="v_20_-_20_Verse_20_Number"><text:span text:style-name="T2">4 </text:span></text:span><text:span text:style-name="T1">Mbipa ahuru na le ti nduzu ngbii na peko ti ambeni ngbonga lo kiri.</text:span></text:p>
      <text:p text:style-name="P7">Kete lango na pekoni, Noe akiri atokua mbipa ni, si lo kiri, lo ga.</text:p>
      <text:p text:style-name="P7">Lo ga na keke ti olive! Gbaa kuru sese ayeke daa.</text:p>
      <text:p text:style-name="P7">Lango mbarambara na pekoni, Noe atokua mbipa ti lege ota ni. Ti so, ndeke ni akiri pepe. Lo wara ndo ti duti daa.</text:p>
      <text:p text:style-name="P6">36</text:p>
      <text:p text:style-name="P1"><text:span text:style-name="v_20_-_20_Verse_20_Number"><text:span text:style-name="T2">1 </text:span></text:span><text:span text:style-name="T1">Noe na sewa ti lo ayeke na nzara ti sigigi na ya ti mangboko ni. Ala gi ti baa kuru sese.</text:span></text:p>
      <text:p text:style-name="P7">Baa ye!</text:p>
      <text:p text:style-name="P1"><text:span text:style-name="v_20_-_20_Verse_20_Number"><text:span text:style-name="T2">2 </text:span></text:span><text:span text:style-name="T1">Kete na peko ti ngu oko so kota ngu apika, gere ti Noe akiri ado kuru sese. Gi azo miombe si angba na fini na ndani. Noe, na wali ti lo, amolenge ti ala ota, na awali ti ala nga.</text:span></text:p>
      <text:p text:style-name="P1"><text:span text:style-name="v_20_-_20_Verse_20_Number"><text:span text:style-name="T2">3 </text:span></text:span><text:span text:style-name="T1">Lâ asu na le ti mbi, mbi do apendere pere—so ti mo nzoni ye!</text:span></text:p>
      <text:p text:style-name="P7">Sioni ye kue ahon awe. Na lege ti e, Nzapa ayeke mu na azo mbeni fini ngoi. Alingbi e ma yanga ti Nzapa, e fa na azo so kue amu peko ti e, ti ma lo.</text:p>
      <text:p text:style-name="P7">Sese-ee! Taa mo laa!!</text:p>
      <text:p text:style-name="P6"><text:soft-page-break/>37</text:p>
      <text:p text:style-name="P1"><text:span text:style-name="v_20_-_20_Verse_20_Number"><text:span text:style-name="T2">1 </text:span></text:span><text:span text:style-name="T1">Kozo ye kue, Noe aleke gbalaka. Lo kiri singila na Nzapa so abata ala si lo hunda lo ti mu maboko na fango lege na sewa ti lo ngbanga ti fini ngoi so. Nzapa asara fini ye ti kpene na nduzu …</text:span></text:p>
      <text:p text:style-name="P7">Baa kongö!</text:p>
      <text:p text:style-name="P1"><text:span text:style-name="v_20_-_20_Verse_20_Number"><text:span text:style-name="T2">2 </text:span></text:span><text:span text:style-name="T1">Na ndembe so kue sese ayeke ngba, fade lungo le ti kobe wala kongo le ti kobe, ndo-wâ na de, ngoi ti ngu-Nzapa na buru, bi na lâ ayeke hunzi laoko pepe. Mbi yeke kiri ti buba sese so na kota ngu laoko pepe.</text:span></text:p>
      <text:p text:style-name="P7">So pendere mingi! Nzapa ayeke nzoni!</text:p>
      <text:p text:style-name="P7">Na ngoi kue so azo ayeke baa kongö na le ti nduzu, fade ala dabe ti ala na zendo ti Nzapa ti buba sese so mbeni ape.</text:p>
      <text:p text:style-name="P1"><text:span text:style-name="v_20_-_20_Verse_20_Number"><text:span text:style-name="T2">3 </text:span></text:span><text:span text:style-name="T1">Kete na kete, na peko ti kota ngu so, amolenge ti Noe – Sem, Ham na Yafet – na asewa ti ala azu na apopo-hoto so abale ayeke sua daa. Asewa ti ala ato nda ti wu mingi. Asi na mbeni ngoi, ahoto na asese ti lando asi singo na ada ti bongo ti amara nde nde ti batango ataba. Agbata awu mingi na ando ti popo-hoto.</text:span></text:p>
      <text:p text:style-name="P6">38</text:p>
      <text:p text:style-name="P1"><text:span text:style-name="v_20_-_20_Verse_20_Number"><text:span text:style-name="T2">1 </text:span></text:span><text:span text:style-name="T1">Da ti Babel so ayo na nduzu</text:span></text:p>
      <text:p text:style-name="P7">Tongo nda ti aye 11. 1-9</text:p>
      <text:p text:style-name="P7">Azo ti ya ti agbata asara kua na beoko. Ala to nda ti pika kate ti ala ngbanga ti aye so ala leke. Ala ye nga ti sara da so li ni akpo le ti nduzu …</text:p>
      <text:p text:style-name="P7">Fade e leke da so akono si li ni akpo le ti nduzu.</text:p>
      <text:p text:style-name="P7">Fade azo kue ahinga ngangu ti e!</text:p>
      <text:p text:style-name="P6">39</text:p>
      <text:p text:style-name="P1"><text:span text:style-name="v_20_-_20_Verse_20_Number"><text:span text:style-name="T2">1 </text:span></text:span><text:span text:style-name="T1">Da so akpo le ti nduzu—e le-gbia awe!!</text:span></text:p>
      <text:p text:style-name="P7">Azo so ayeke na yongoro ndo alingbi ti baa ni. Ye ti ngangu asi, fade e zia aturugu ti e kue angoro ni. Zo oko ti hon ndö ti e wala ti kangbi popo ti e ayeke ape. Na lege ti kota da so e ga taa awalombe!</text:p>
      <text:p text:style-name="P1"><text:span text:style-name="v_20_-_20_Verse_20_Number"><text:span text:style-name="T2">2 </text:span></text:span><text:span text:style-name="T1">A mu vundu na Nzapa tongana azo apika kate na lege ti ngangu ti ala. Ti kanga lege ti kua ti kota da so, lo sara si azo atene tënë na ayanga nde nde.</text:span></text:p>
      <text:p text:style-name="P7">Mo tene gi buburu!! Mbi lingbi ti sara kua na zo so mbi ma ya ti tënë ti lo ape?</text:p>
      <text:p text:style-name="P1"><text:soft-page-break/><text:span text:style-name="v_20_-_20_Verse_20_Number"><text:span text:style-name="T2">3 </text:span></text:span><text:span text:style-name="T1">Ngbanga ti so, mango tere ayeke pepe, li ti azo ni akpe. Ala zia ti leke kota da ni. Gi oko na oko, asewa so atene yanga oko, alondo ahon ti ala. Kota yongoro da ti Babel ato nda ti tuku na sese …</text:span></text:p>
      <text:p text:style-name="P7">Akode nde nde ti dutingo ti azo ato nda ti baa gigi, azo atene tënë na ayanga nde nde. Be ti azo agirisa hio na kota yongoro da so.</text:p>
      <text:p text:style-name="P6">40</text:p>
      <text:p text:style-name="P1"><text:span text:style-name="v_20_-_20_Verse_20_Number"><text:span text:style-name="T2">1 </text:span></text:span><text:span text:style-name="T1">Tara ti Job</text:span></text:p>
      <text:p text:style-name="P7">Job</text:p>
      <text:p text:style-name="P7">Na mbeni kodro kâ, Job, zo so andoye Nzapa, ayeke na aye kue so be ti lo aye. Lo yeke na ataba 7000, azambala 3000, abagara 1000, alele 500 na azo ti kua. Lo yeke nga na pendere sewa—wali ti lo, amolenge-koli mbarambara na amolenge-wali ota …</text:p>
      <text:p text:style-name="P7">Kota Gbia asara tufa na ndö ti mbi gbani gbani!</text:p>
      <text:p text:style-name="P1"><text:span text:style-name="v_20_-_20_Verse_20_Number"><text:span text:style-name="T2">2 </text:span></text:span><text:span text:style-name="T1">Na yayu kâ, Nzapa ayeke na ngia ngbanga ti zo ti kua ti lo ti mbirimbiri. Me be ti Satan ayeke na ngonzo, lo ye ti baa nzoni duti ti Job pepe.</text:span></text:p>
      <text:p text:style-name="P7">Job avoro mo gi ndali ti so mo sara kue si ye ti sioni asi na lo pepe.</text:p>
      <text:p text:style-name="P7">Tongana mo mu na lo amosoro, nga na anzoni ye so pepe—</text:p>
      <text:p text:style-name="P7">fade lo vi peko ti lo na mo si lo deba na mo.</text:p>
      <text:p text:style-name="P7">Bibe ti mo laa? Nzoni mingi. Mo lingbi ti tara lo. Mu amosoro ti lo kue, me mo ndu tere ti lo pepe.</text:p>
      <text:p text:style-name="P1"><text:span text:style-name="v_20_-_20_Verse_20_Number"><text:span text:style-name="T2">3 </text:span></text:span><text:span text:style-name="T1">Satan ayeke ku pepe, lo pika Job na akpale ti sese kue. Mbeni lâ, mbeni watokua asi na Job …</text:span></text:p>
      <text:p text:style-name="P7">Azo ti Saba ati na ndö ti e! Ala nzi abagara na alele si ala fâ azo ti kua ti yaka ti mo. Gi mbi oko laa mbi kpe.</text:p>
      <text:p text:style-name="P1"><text:span text:style-name="v_20_-_20_Verse_20_Number"><text:span text:style-name="T2">4 </text:span></text:span><text:span text:style-name="T1">Gi na ngoi ni so, mbeni watokua asi …</text:span></text:p>
      <text:p text:style-name="P7">Wâ ti bekpa ati na ndö ti ataba na awabatango-taba. Ala kue akui. Gi mbi oko laa mbi kpe.</text:p>
      <text:p text:style-name="P1"><text:span text:style-name="v_20_-_20_Verse_20_Number"><text:span text:style-name="T2">5 </text:span></text:span><text:span text:style-name="T1">Na pekoni, ota watokua asi …</text:span></text:p>
      <text:p text:style-name="P7">Azo ti Kalde atuku na ndö ti azambala, ala fâ awabatango-zambala kue. Gi mbi oko laa mbi kpe.</text:p>
      <text:p text:style-name="P1"><text:span text:style-name="v_20_-_20_Verse_20_Number"><text:span text:style-name="T2">6 </text:span></text:span><text:span text:style-name="T1">A hon kue, mbeni watokua asi na mbeni sioni sango …</text:span></text:p>
      <text:p text:style-name="P1"><text:span text:style-name="T1">Da ti kozo molenge ti mo ti koli ati na sese, si afâ amolenge ti mo kue. Gi mbi oko laa </text:span><text:soft-page-break/><text:span text:style-name="T1">mbi kpe.</text:span></text:p>
      <text:p text:style-name="P6">41</text:p>
      <text:p text:style-name="P1"><text:span text:style-name="v_20_-_20_Verse_20_Number"><text:span text:style-name="T2">1 </text:span></text:span><text:span text:style-name="T1">Vundu asara Job ngbanga ti aye ti lo na anyama so kue lo girisa. A hon kue, ngangu ahunzi na lo ngbanga ti kuâ ti amolenge ti lo!</text:span></text:p>
      <text:p text:style-name="P7">Lo kpaka kuä-li ti lo kue na vundu, na lo suru abongo ti lo na mawa. Me lo zia tënë na li ti Nzapa pepe ndali ti aye ti ngangu so.</text:p>
      <text:p text:style-name="P7">Mbi ga na sese so maboko senge, fade mbi kiri maboko senge. Nzapa amu ye na mbi si lo kiri lo mu ye ti lo. Gonda akiri na lo!</text:p>
      <text:p text:style-name="P1"><text:span text:style-name="v_20_-_20_Verse_20_Number"><text:span text:style-name="T2">2 </text:span></text:span><text:span text:style-name="T1">Mo baa, Satan? Lo yeke nzoni mingi, ahon bibe ti mo.</text:span></text:p>
      <text:p text:style-name="P7">Biani, taa-tënë. Ndali ti mbi sara ye oko na lo pepe, wala mbi ndu seni ti lo pepe. Me zo oko agonda Nzapa pepe na ngoi ti songo tere.</text:p>
      <text:p text:style-name="P7">Bibe ti mo laa? Buba seni ti lo, tongana mo baa so fade asara mbeni ye na zo ti mbirimbiri so. Hange, mo fâ lo pepe.</text:p>
      <text:p text:style-name="P1"><text:span text:style-name="v_20_-_20_Verse_20_Number"><text:span text:style-name="T2">3 </text:span></text:span><text:span text:style-name="T1">Gi hio tongaso, Satan azu na sese. Lo pika Job na asioni kota ka, ti londo na li ti lo asi na gere. Lo kanga lege ti lango ti lo—Satan aga na lo abango li ti mbeto. Tongana Job ate kobe, lo de dengo. Lo ngen mingi. Yapungo tere ti lo aga ngangu.</text:span></text:p>
      <text:p text:style-name="P1"><text:span text:style-name="v_20_-_20_Verse_20_Number"><text:span text:style-name="T2">4 </text:span></text:span><text:span text:style-name="T1">A hon kue, Job adema oko pepe. Me gi wali ti lo …</text:span></text:p>
      <text:p text:style-name="P7">Akungba ti e na azo so e ye ala kue agirisa. Biani, kobela so ayeke fâ nga gi mo fango. Mo deba na Nzapa. Mo kui ma!</text:p>
      <text:p text:style-name="P1"><text:span text:style-name="v_20_-_20_Verse_20_Number"><text:span text:style-name="T2">5 </text:span></text:span><text:span text:style-name="T1">Na ya songo tere so, Job abaa wali ti lo, na ngu ti le.</text:span></text:p>
      <text:p text:style-name="P7">Sara buba ape! Tongana e wara nzoni ye na maboko ti Nzapa, ataa ye ti sioni asi, alingbi e ye nga daa.</text:p>
      <text:p text:style-name="P6">42</text:p>
      <text:p text:style-name="P1"><text:span text:style-name="v_20_-_20_Verse_20_Number"><text:span text:style-name="T2">1 </text:span></text:span><text:span text:style-name="T1">Tongana amba ti Job ama tënë ti akpale ti lo, ala ga ti duti na lo na ndö ti azende na nda ti gbata ni. Akobela ni agbu lo sioni, si na bango lo, ala hinga lo mbeni pepe. Na ya ti lango mbarambara, zo oko atene tënë na lo pepe. Ala ngba aduti na Job na sese. Na peko ti yenga oko, Job azi yanga na dema ti vundu.</text:span></text:p>
      <text:p text:style-name="P7">Mbi sara ye oko ti sioni ape! Ngbanga ti nyen Nzapa azi lege na asioni ye so kue ti si na mbi?</text:p>
      <text:p text:style-name="P7">Be ti Elifaz aso na mara ti hundango ndo ti Job so.</text:p>
      <text:p text:style-name="P1"><text:soft-page-break/><text:span text:style-name="v_20_-_20_Verse_20_Number"><text:span text:style-name="T2">2 </text:span></text:span><text:span text:style-name="T1">Fadeso, mo sara ngonzo ape, Job. Na lege ti bango ndo ti mbi, Nzapa apika gi azo so asara aye ti sioni. Gbaa mo sara siokpari.</text:span></text:p>
      <text:p text:style-name="P1"><text:span text:style-name="v_20_-_20_Verse_20_Number"><text:span text:style-name="T2">3 </text:span></text:span><text:span text:style-name="T1">Me mbi sara siokpari ape! Ataa mbi sara fade siokpari, ka Nzapa ahinga be ti mbi, si fade lo zi sioni ti mbi.</text:span></text:p>
      <text:p text:style-name="P7">Me Bildad ayeda na ni kue pepe.</text:p>
      <text:p text:style-name="P1"><text:span text:style-name="v_20_-_20_Verse_20_Number"><text:span text:style-name="T2">4 </text:span></text:span><text:span text:style-name="T1">Job! Akpa tongana mo ye ti zia tënë na li ti Nzapa ndali ti so lo sara ye na legeni ape! Pardon. Me tongana a fâ amolenge ti mo, gbaa futa ti ala laa. Mo yeke na pasa ti fa asiokpari ti mo na gigi – wango so mbi mu na mo laa.</text:span></text:p>
      <text:p text:style-name="P1"><text:span text:style-name="v_20_-_20_Verse_20_Number"><text:span text:style-name="T2">5 </text:span></text:span><text:span text:style-name="T1">Ka Nzapa aga ti tene na mbi sioni so mbi sara, ma. Si fade mbi hunda lo ti zi atënë na li ti mbi.</text:span></text:p>
      <text:p text:style-name="P1"><text:span text:style-name="v_20_-_20_Verse_20_Number"><text:span text:style-name="T2">6 </text:span></text:span><text:span text:style-name="T1">Job angba gi ti tene lo sara ye ti sioni pepe. So amu vundu na Sofar, ota mba ti lo.</text:span></text:p>
      <text:p text:style-name="P7">Yanga ti mo aza senge! Ye oko mo hinga na ndö ti Nzapa ape! Wangangu-li, na be ti mo, mo sara ye oko ti sioni ape? Andaa Nzapa alingbi ti soo mo gi tongana mo gbu gere ti lo ndali ti asioni ti mo.</text:p>
      <text:p text:style-name="P1"><text:span text:style-name="v_20_-_20_Verse_20_Number"><text:span text:style-name="T2">7 </text:span></text:span><text:span text:style-name="T1">Ala yeke mara ti amba ti nyen!</text:span></text:p>
      <text:p text:style-name="P7">Ala mbo ngu ti le ti mbi ape na ya ti pasi ti mbi. Ala ga awayanga ti Nzapa? Ka lo wani lo ga, fade lo tene tënë ndali ti lo wani. Ataa lo fâ mbi, mbi ngba ti zia mabe ti mbi na ndö ti lo.</text:p>
      <text:p text:style-name="P6">43</text:p>
      <text:p text:style-name="P1"><text:span text:style-name="v_20_-_20_Verse_20_Number"><text:span text:style-name="T2">1 </text:span></text:span><text:span text:style-name="T1">Tongana Job angba ti tene tënë, Nzapa asi na lo na ya ti ngangu pupu.</text:span></text:p>
      <text:p text:style-name="P7">Luti mbirimbiri tongana koli. Fade mbi hunda mo, Job, si mo kiri peko ni na mbi!</text:p>
      <text:p text:style-name="P1"><text:span text:style-name="v_20_-_20_Verse_20_Number"><text:span text:style-name="T2">2 </text:span></text:span><text:span text:style-name="T1">Na bibe ti mo, mo hinga ye mingi, Job? Na ngoi so mbi zia gere ti sese, mo yeke lani na ndo wa? Lawa si mo mu yanga na ndaperere ti ga? Mo si mo fa na lâ ndo ti londongo ti lo? Mo lingbi ti zi kamba so abongbi atongoro ndo oko? Mo lingbi ti le-gbia na ndö ti apendere ye so kue mbi sara?</text:span></text:p>
      <text:p text:style-name="P1"><text:span text:style-name="v_20_-_20_Verse_20_Number"><text:span text:style-name="T2">3 </text:span></text:span><text:span text:style-name="T1">Sese na yayu kue ayeke na maboko ti mbi. Mbi baa ndo na ndö ti aye kue! Mo lingbi ti hinga alege ti mbi pepe, ataa anzoni bibe ti mbi so ayeke ngbanga ti mo. Ti mo ayeke gi ti zia be ti mo na mbi.</text:span></text:p>
      <text:p text:style-name="P1"><text:span text:style-name="v_20_-_20_Verse_20_Number"><text:span text:style-name="T2">4 </text:span></text:span><text:span text:style-name="T1">Ti kiri na tënë na Nzapa, Job ati na likunu ti lo …</text:span></text:p>
      <text:p text:style-name="P7">Mbi tene tënë na ndö ti aye so mbi ma ya ni pepe. Zi sioni so na li ti mbi.</text:p>
      <text:p text:style-name="P1"><text:span text:style-name="T1">Na pekoni, Nzapa azi kobela ti Job. Lo mu na lo fani use anyama so kue lo girisa si lo </text:span><text:soft-page-break/><text:span text:style-name="T1">mu na lo amolenge baleoko, si lango ti Job na sese awu mingi.</text:span></text:p>
      <text:p text:style-name="P6">44</text:p>
      <text:p text:style-name="P1"><text:span text:style-name="v_20_-_20_Verse_20_Number"><text:span text:style-name="T2">1 </text:span></text:span><text:span text:style-name="T1">Nzapa a-iri Abram</text:span></text:p>
      <text:p text:style-name="P7">Tongo nda ti aye 11—12</text:p>
      <text:p text:style-name="P7">Ngu mingi ahon. Azo agirisa Nzapa so asara ala. Ala zu na mbage ti bale ti Efrate na ala leke kota gbata ti Ur, ndo ti dengo buze. Ur ayeke sese ti mosoro na gba ti mara ti anzapa nde nde. Me, gi oko Nzapa ti taa-tënë si atene tënë na maseka-koli so iri ti lo Abram.</text:p>
      <text:p text:style-name="P7">Sarai, Nzapa atene tënë na mbi. Lo tene mbi zia sewa ti mbi, kodro ti mbi, si mbi ke anzapa ti mvene ti Ur. Mbi gue na kodro so lo yeke fa na mbi. Kâ, fade Nzapa asara si mbeni kota mara abaa gigi na lege ti sewa ti e. Azo ti sese kue ayeke wara tufa na lege ti mbi.</text:p>
      <text:p text:style-name="P7">Abram! Ngbanga ti nyen mo sigigi na be ti bi?</text:p>
      <text:p text:style-name="P1"><text:span text:style-name="v_20_-_20_Verse_20_Number"><text:span text:style-name="T2">2 </text:span></text:span><text:span text:style-name="T1">Ayeke ande ye ti mbeto ti zia aye kue so e hinga—na asewa ti e! Me fade e zia be ti e na Nzapa so ayeke bata azendo ti lo.</text:span></text:p>
      <text:p text:style-name="P7">Fade babâ ti mo amu sango ni tongana nyen?</text:p>
      <text:p text:style-name="P1"><text:span text:style-name="v_20_-_20_Verse_20_Number"><text:span text:style-name="T2">3 </text:span></text:span><text:span text:style-name="T1">Anzere na lo ape …</text:span></text:p>
      <text:p text:style-name="P7">Abram alingbi ti zia mbi na peko ape na mbakoro ti mbi so! Ngambe ti Abram adu mo, Lot. Me babâ ti mo akui awe. Alingbi Abram abaa ndo na ndö ti mo nga. E na lo kue e yeke gue.</text:p>
      <text:p text:style-name="P6">45</text:p>
      <text:p text:style-name="P1"><text:span text:style-name="v_20_-_20_Verse_20_Number"><text:span text:style-name="T2">1 </text:span></text:span><text:span text:style-name="T1">Abram ama yanga ti Nzapa si lo londo na sese ti Ur. Me lo ngba ti bata aye ti akotara ti lo. Babâ ti lo, Tera, aga si lo zia ayanda mingi na ya ti kungba ti lo.</text:span></text:p>
      <text:p text:style-name="P7">Taa-tënë, Abram, ayeke nzoni ti voro anzapa kue. Na lege so si mo bi vundu na be ti mbeni oko ape.</text:p>
      <text:p text:style-name="P7">Vorongo ambeni nzapa amu vundu na taa Nzapa.</text:p>
      <text:p text:style-name="P7">Tongaso … mo ye ti tene Nzapa ti mo ayeke wakion?</text:p>
      <text:p text:style-name="P1"><text:span text:style-name="v_20_-_20_Verse_20_Number"><text:span text:style-name="T2">2 </text:span></text:span><text:span text:style-name="T1">Nzapa afa lege na Tera, Abram, na atanga ti asewa ti si na sese ti mosoro ti Haran. Ataa so kodro ni ayeke pendere, na sese ni ale mingi, Nzapa aye pepe titene ala duti daa. Me Tera aye fini kodro so si lo ye ti ngba ti lango kâ. Ngbanga ti so Abram akpe </text:span><text:soft-page-break/><text:span text:style-name="T1">babâ ti lo, lo ngba na Haran si lo zia nga lege ti azendo ti Nzapa.</text:span></text:p>
      <text:p text:style-name="P1"><text:span text:style-name="v_20_-_20_Verse_20_Number"><text:span text:style-name="T2">3 </text:span></text:span><text:span text:style-name="T1">Mbeni lâ Tera akui. Na peko ti lo, Abram aga li ti kete mara ni, si lo to nda ti mungo yanga na azo ni.</text:span></text:p>
      <text:p text:style-name="P7">Akungba kue na ndö ti anyama!</text:p>
      <text:p text:style-name="P1"><text:span text:style-name="v_20_-_20_Verse_20_Number"><text:span text:style-name="T2">4 </text:span></text:span><text:span text:style-name="T1">Apialo ti mo ngbanga ti mara ni ayeke nyen, babâ?</text:span></text:p>
      <text:p text:style-name="P7">Nzapa a-iri mbi titene mbi na sewa ti mbi alondo na kodro ti Haran. Fade mbi ngba gi ti gi sese ti zendo ti lo.</text:p>
      <text:p text:style-name="P7">Mbi nga kue, babâ-kota.</text:p>
      <text:p text:style-name="P6">46</text:p>
      <text:p text:style-name="P1"><text:span text:style-name="v_20_-_20_Verse_20_Number"><text:span text:style-name="T2">1 </text:span></text:span><text:span text:style-name="T1">Abram, lo na kete mara ti lo ahon na ya ti akodro so angoro ala. Ngbanga ti ngu mingi ala tambula gi na nduzu tongaso.</text:span></text:p>
      <text:p text:style-name="P1"><text:span text:style-name="v_20_-_20_Verse_20_Number"><text:span text:style-name="T2">2 </text:span></text:span><text:span text:style-name="T1">Mbeni kota nzara ati na ya ti kodro ni. Kobe atia Abram ti bata na azo ti lo. Oko bibe ti lo ayeke ti gue na azo ti lo na Ezipte, kota kodro so asi singo na akobe.</text:span></text:p>
      <text:p text:style-name="P1"><text:span text:style-name="v_20_-_20_Verse_20_Number"><text:span text:style-name="T2">3 </text:span></text:span><text:span text:style-name="T1">Me lo sara mbeto na ya ti pialo ti lo …</text:span></text:p>
      <text:p text:style-name="P7">Sarai, mo yeke pendere wali so mbi baa mara ni use ape. Mbi yeke na mbeto ngbanga ti tongana Faraon abaa mo, fade lo sara nzara ti mo. Ngbanga ti so mbi yeke koli ti mo, lo yeke fâ mbi si lo mu mo ti ga wali ti lo. Zia e tene e yeke a-ita.</text:p>
      <text:p text:style-name="P7">So akpa ye ape … me fade mbi sara ye so mo hunda.</text:p>
      <text:p text:style-name="P1"><text:span text:style-name="v_20_-_20_Verse_20_Number"><text:span text:style-name="T2">4 </text:span></text:span><text:span text:style-name="T1">Me yanga ti Abram ayeke ingo. Faraon asara nzara ti Sarai, ngbanga ti bibe ti lo ayeke so, Abram ayeke ita ti lo ti koli. Faraon amu na Abram gba ti nginza na akadoo, si lo hunda titene Sarai aga wali ti lo.</text:span></text:p>
      <text:p text:style-name="P1"><text:span text:style-name="v_20_-_20_Verse_20_Number"><text:span text:style-name="T2">5 </text:span></text:span><text:span text:style-name="T1">Me kozoni si Faraon amu lo na wali, Nzapa akanga lege si lo bata sewa so lo soro.</text:span></text:p>
      <text:p text:style-name="P7">Sioni kobela-ee!</text:p>
      <text:p text:style-name="P6">47</text:p>
      <text:p text:style-name="P1"><text:span text:style-name="v_20_-_20_Verse_20_Number"><text:span text:style-name="T2">1 </text:span></text:span><text:span text:style-name="T1">Nzapa apika azo ti Ezipte na kobela si ala zia Abram na Sarai ague na siriri. Ala mu na Abram kobe na nginza si ala zia lo na sewa ti lo na lege.</text:span></text:p>
      <text:p text:style-name="P1"><text:span text:style-name="v_20_-_20_Verse_20_Number"><text:span text:style-name="T2">2 </text:span></text:span><text:span text:style-name="T1">Abram na Sarai amu singila ndali ti so ala sigigi na ya ti gbanda ni. Ala baa polele fadeso pialo ti buba ti ala.</text:span></text:p>
      <text:p text:style-name="P7">Sarai, mbi gbu gere ti mo. Mbi gi fade le ti Nzapa ape. Mbi yeke fade zo ti mbeto. Mbi zia be ti mbi na amayere ti mbi ti soo e.</text:p>
      <text:p text:style-name="P7"><text:soft-page-break/>Ayeke senge, koli ti mbi.</text:p>
      <text:p text:style-name="P7">Fadeso mbi zia be ti mbi na Nzapa. Mbi sambela lo ti zi sioni ti mbi.</text:p>
      <text:p text:style-name="P7">Mbi hinga biani Nzapa asara awe. A hon kue, lo bata e na Ezipte, ataa so e girisa ti zia be ti e na lo.</text:p>
      <text:p text:style-name="P7">Fade mbi kiri ti dekite na pialo ti Nzapa mbeni ape!</text:p>
      <text:p text:style-name="P7">Tanga ni laa titene mo tene na azo mbi yeke ita ti mo ti wali!</text:p>
      <text:p text:style-name="P6">48</text:p>
      <text:p text:style-name="P1"><text:span text:style-name="v_20_-_20_Verse_20_Number"><text:span text:style-name="T2">1 </text:span></text:span><text:span text:style-name="T1">Abram alondo na kodro ti Ezipte na gba ti mosoro. Me tufa ti Ezipte so aga tongana deba.</text:span></text:p>
      <text:p text:style-name="P7">Mbeni kpale ayeke daa?</text:p>
      <text:p text:style-name="P1"><text:span text:style-name="v_20_-_20_Verse_20_Number"><text:span text:style-name="T2">2 </text:span></text:span><text:span text:style-name="T1">Batango siriri na ya ti sewa</text:span></text:p>
      <text:p text:style-name="P7">Tongo nda ti aye (Genese) 13</text:p>
      <text:p text:style-name="P7">So kete mara ni awara mosoro awe, ngbene tambulango ti ala na nduzu aga kpale.</text:p>
      <text:p text:style-name="P7">Lot atene alingbi sewa ti ni asoro akozo mosoro ti kodro ti Ezipte.</text:p>
      <text:p text:style-name="P1"><text:span text:style-name="v_20_-_20_Verse_20_Number"><text:span text:style-name="T2">3 </text:span></text:span><text:span text:style-name="T1">Ataa so, amosoro ti Abram na ti Lot ayeke mai, nga anyama ti ala awu. Me, a ninga pepe, papa alondo na popo ti azo ti kua ti ala.</text:span></text:p>
      <text:p text:style-name="P7">Mu ndo na ataba ti Lot.</text:p>
      <text:p text:style-name="P7">Abram ayeke makonzi. Zia anyama ti lo ahon kozo si!</text:p>
      <text:p text:style-name="P6">49</text:p>
      <text:p text:style-name="P1"><text:span text:style-name="v_20_-_20_Verse_20_Number"><text:span text:style-name="T2">1 </text:span></text:span><text:span text:style-name="T1">Tongana Abram ama tënë ti apapa so, lo hinga alingbi lo sara mbeni ye.</text:span></text:p>
      <text:p text:style-name="P7">Taa ti so, Sarai, fade mbi sara ye na lege so Nzapa, lo wani, lo ye mbi sara. Ngoi ni asi ti mu lege na Lot ti gue na aye ti lo.</text:p>
      <text:p text:style-name="P7">Zia be ti mo na Kota Gbia. Tongaso si apialo ti mo alingbi ti miro ape.</text:p>
      <text:p text:style-name="P1"><text:span text:style-name="v_20_-_20_Verse_20_Number"><text:span text:style-name="T2">2 </text:span></text:span><text:span text:style-name="T1">Na ndade ni, Abram abaa Lot.</text:span></text:p>
      <text:p text:style-name="P7">Ga ge si, Lot. Mbi hinga ye so e yeke sara ndali ti ataba ti e.</text:p>
      <text:p text:style-name="P1"><text:span text:style-name="v_20_-_20_Verse_20_Number"><text:span text:style-name="T2">3 </text:span></text:span><text:span text:style-name="T1">Alingbi sewa apapa ndali ti akungba ape. Sese ti zendo ti Nzapa akono mingi. Soro mbage so mo ye ti duti daa. Fade mbi mu tanga ni.</text:span></text:p>
      <text:p text:style-name="P7">So nzoni be ti mo, babâ. Fade mbi mu popo-hoto—nduru na gbata ti Sodome!</text:p>
      <text:p text:style-name="P6">50</text:p>
      <text:p text:style-name="P1"><text:soft-page-break/><text:span text:style-name="v_20_-_20_Verse_20_Number"><text:span text:style-name="T2">1 </text:span></text:span><text:span text:style-name="T1">Molenge-koli so akpa pepe</text:span></text:p>
      <text:p text:style-name="P7">Tongo nda ti aye (Genese) 15—18</text:p>
      <text:p text:style-name="P7">Ngu mingi ahon. Abram na Sarai aga fadeso mbakoro awe. Ala yeke na amolenge pepe. Me Nzapa akiri amu zendo ti lo.</text:p>
      <text:p text:style-name="P7">Fade ahale ti mo awu ahon atongoro ti nduzu.</text:p>
      <text:p text:style-name="P7">Ti fa zendo ti lo na azo kue, Nzapa agbian iri ti Abram si aga Abraham, so ti tene “babâ ti azo ti amara mingi.”</text:p>
      <text:p text:style-name="P1"><text:span text:style-name="v_20_-_20_Verse_20_Number"><text:span text:style-name="T2">2 </text:span></text:span><text:span text:style-name="T1">Nzapa agbian nga iri ti Sarai na Sara—so ti tene “makonzi-wali”—ngbanga ti fade lo ga mama ti amara. Me Sara aga nga mbakoro mingi, ka dungo ni ma! So ala de ti du pepe, na lege wa si Abraham ayeke wara ahale so awu ahon atongoro?</text:span></text:p>
      <text:p text:style-name="P7">Nzapa amu zendo ti mu na mbi molenge. Wala lege ni laa?</text:p>
      <text:p text:style-name="P7">Hinga ape Nzapa atene, gi mo oko, fade mo wara amolenge. Mo duti na Agar, zo ti kua ti mbi, si mbi lingbi ti wara molenge ti koli na lege ti lo.</text:p>
      <text:p text:style-name="P1"><text:span text:style-name="v_20_-_20_Verse_20_Number"><text:span text:style-name="T2">3 </text:span></text:span><text:span text:style-name="T1">Agar adu molenge-koli si Abraham aye lo mingi.</text:span></text:p>
      <text:p text:style-name="P7">Ismael ahinga ye mingi.</text:p>
      <text:p text:style-name="P7">Agar, mo du na mbi koli. Mbi mu lo tongana molenge ti ya ti mbi.</text:p>
      <text:p text:style-name="P6">51</text:p>
      <text:p text:style-name="P1"><text:span text:style-name="v_20_-_20_Verse_20_Number"><text:span text:style-name="T2">1 </text:span></text:span><text:span text:style-name="T1">Na ya ti be ti lo, Sara ahinga so, Ismael ayeke taa molenge ti lo pepe. Tongana Ismael ayeke ga koli, le ti azo kue ayeke na ndö ti lo …</text:span></text:p>
      <text:p text:style-name="P7">… so ayeke gere ti akpale na popo ti Agar na Sara.</text:p>
      <text:p text:style-name="P7">Fade molenge ti mbi so ale-gbia na ndö mara so kue.</text:p>
      <text:p text:style-name="P7">Asioni bibe ti Agar angba ti si be ti lo lakue.</text:p>
      <text:p text:style-name="P1"><text:span text:style-name="v_20_-_20_Verse_20_Number"><text:span text:style-name="T2">2 </text:span></text:span><text:span text:style-name="T1">Siriri atia Abraham ndali ti akpale so na ya kando ti lo. Mbeni lâ, lo yeke gbu li ti lo ndali ti Ismael, Agar na Sara si lo baa ndo na nduzu …</text:span></text:p>
      <text:p text:style-name="P1"><text:span text:style-name="v_20_-_20_Verse_20_Number"><text:span text:style-name="T2">3 </text:span></text:span><text:span text:style-name="T1">Na ndo so, agene ota aga nduru na kando ti Abraham. Lo bara ala si lo tisa ala ti ngba ti te kobe na lo.</text:span></text:p>
      <text:p text:style-name="P6">52</text:p>
      <text:p text:style-name="P1"><text:span text:style-name="v_20_-_20_Verse_20_Number"><text:span text:style-name="T2">1 </text:span></text:span><text:span text:style-name="T1">So ala yeke te kobe, mbeni gene ni amu na Abraham sango so ahon gbungo li!</text:span></text:p>
      <text:p text:style-name="P7">Fade, wali ti mo, Sara, adu molenge-koli.</text:p>
      <text:p text:style-name="P7">Ha ha! Ngoi ti mbi ti du molenge ahon awe.</text:p>
      <text:p text:style-name="P1"><text:soft-page-break/><text:span text:style-name="v_20_-_20_Verse_20_Number"><text:span text:style-name="T2">2 </text:span></text:span><text:span text:style-name="T1">Tongana agene so aye ti gue, Abraham ague ti zia ala na lege.</text:span></text:p>
      <text:p text:style-name="P7">Gbata ti Sodome so ayeke sioni mingi, alingbi titene Nzapa amiro ni.</text:p>
      <text:p text:style-name="P7">So ayeke taa awatokua ti Nzapa laa! Ala yeke tene tënë na tere ti ndo so Lot aduti daa!</text:p>
      <text:p text:style-name="P1"><text:span text:style-name="v_20_-_20_Verse_20_Number"><text:span text:style-name="T2">3 </text:span></text:span><text:span text:style-name="T1">Abraham agbu gere ti Nzapa ti soo Sodome.</text:span></text:p>
      <text:p text:style-name="P7">Fade mo yeke bongbi zo ti mbirimbiri na zo ti sioni kue ti fâ ala biani? E hinga pepe, azo ti mbirimbiri ayeke baleoku na ya ti gbata ni? Ala nga alingbi ti kui?</text:p>
      <text:p text:style-name="P7">Nzapa ayeda ti soo Sodome ndali ti azo 50. Me Abraham angba ti pika patara na Nzapa. E hinga pepe, azo ti mbirimbiri 30 ayeke daa? Ti hunzingo ni, Nzapa amu na lo zendo ti soo gbata ni ataa so azo ti mbirimbiri ayeke gi baleoko na ya ni.</text:p>
      <text:p text:style-name="P6">53</text:p>
      <text:p text:style-name="P1"><text:span text:style-name="v_20_-_20_Verse_20_Number"><text:span text:style-name="T2">1 </text:span></text:span><text:span text:style-name="T1">A-ange aga ti gboto me ti Lot</text:span></text:p>
      <text:p text:style-name="P7">Tongo nda ti aye 19</text:p>
      <text:p text:style-name="P7">A hon kue, a-ange use asi na Sodome. Lot, molenge ti ngambe ti Abraham, ayamba ala.</text:p>
      <text:p text:style-name="P7">Ala yeke awande na ndo so. Ala ga aduti na da ti mbi.</text:p>
      <text:p text:style-name="P7">Ên-en. A sara ye ape. E yeke lango ge na gigi.</text:p>
      <text:p text:style-name="P1"><text:span text:style-name="v_20_-_20_Verse_20_Number"><text:span text:style-name="T2">2 </text:span></text:span><text:span text:style-name="T1">Ala ma mbi. Ndo ni ayeke nzoni ape.</text:span></text:p>
      <text:p text:style-name="P7">Mbeni ye ayeke na tere ti akoli use. So ti mo pendere na ala!</text:p>
      <text:p text:style-name="P7">Wala azo ti mosoro.</text:p>
      <text:p text:style-name="P7">Zia e nzi ala na e sara ye ti be ti e na ala.</text:p>
      <text:p text:style-name="P1"><text:span text:style-name="v_20_-_20_Verse_20_Number"><text:span text:style-name="T2">3 </text:span></text:span><text:span text:style-name="T1">A si na be ti bi, asioni koli so abongbi mingi si ala ngoro tere ti da ti Lot.</text:span></text:p>
      <text:p text:style-name="P7">Agene so—mu ala na e!</text:p>
      <text:p text:style-name="P7">Ên-en! Ala sara sioni ye so ape!</text:p>
      <text:p text:style-name="P1"><text:span text:style-name="v_20_-_20_Verse_20_Number"><text:span text:style-name="T2">4 </text:span></text:span><text:span text:style-name="T1">Fade mo baa ye so e sara na mo, Lot, tongana mo sigigi na ala ape.</text:span></text:p>
      <text:p text:style-name="P7">Gi so si wungo ti azo so aye ti gbu Lot, agene use so agboto lo na peko si ala kanga yanga-da ni.</text:p>
      <text:p text:style-name="P1"><text:span text:style-name="v_20_-_20_Verse_20_Number"><text:span text:style-name="T2">5 </text:span></text:span><text:span text:style-name="T1">Kungbi yanga-da ni!</text:span></text:p>
      <text:p text:style-name="P7">E gbu ala!</text:p>
      <text:p text:style-name="P6">54</text:p>
      <text:p text:style-name="P1"><text:soft-page-break/><text:span text:style-name="v_20_-_20_Verse_20_Number"><text:span text:style-name="T2">1 </text:span></text:span><text:span text:style-name="T1">Na gigi kâ, azo ni asara ngonzo sioni.</text:span></text:p>
      <text:p text:style-name="P1"><text:span text:style-name="v_20_-_20_Verse_20_Number"><text:span text:style-name="T2">2 </text:span></text:span><text:span text:style-name="T1">Tongana akoli so ayengere yanga-da ti Lot, a-ange so afa ngangu ti ala na gigi. Ala pika le ti azo so na ziba.</text:span></text:p>
      <text:p text:style-name="P7">Azo! Mbi ga waziba!</text:p>
      <text:p text:style-name="P7">Le ti mbi! Zo wa laa apika mbi?</text:p>
      <text:p text:style-name="P1"><text:span text:style-name="v_20_-_20_Verse_20_Number"><text:span text:style-name="T2">3 </text:span></text:span><text:span text:style-name="T1">Na ya ti da ti Lot …</text:span></text:p>
      <text:p text:style-name="P7">Ambeni zo ti mbirimbiri angba na ya ti gbata so ape. Ala kpe ti soo fini ti ala! Kota Gbia atokua e ti miro sioni gbata so.</text:p>
      <text:p text:style-name="P7">Sewa ti mbi! Alingbi mbi soo ala.</text:p>
      <text:p text:style-name="P6">55</text:p>
      <text:p text:style-name="P1"><text:span text:style-name="v_20_-_20_Verse_20_Number"><text:span text:style-name="T2">1 </text:span></text:span><text:span text:style-name="T1">Me akoli ti amolenge ti Lot ahe gi ngia na awango so ala ma. Ala ke ti londo na gbata so Nzapa azonga ni awe. Asi na ndaperere, a-ange use so amu Lot, na wali ti lo, na amolenge-wali ti ala use, ala hon yongoro. Gi hio tongaso, Sodome kue asungba na wâ.</text:span></text:p>
      <text:p text:style-name="P7">Mo baa ndo na peko pepe, ngbanga ti mo yeke kui nga!</text:p>
      <text:p text:style-name="P7">Ka gi oko da ti mbi laa!</text:p>
      <text:p text:style-name="P1"><text:span text:style-name="v_20_-_20_Verse_20_Number"><text:span text:style-name="T2">2 </text:span></text:span><text:span text:style-name="T1">Wali ti Lot aluti gi ti baa ndo na peko kete. Gi hio tongaso, lo gbian lo ga ngbongboro ingo. Gi Lot na amolenge-wali ti lo use laa akpe ngonzo ti Nzapa.</text:span></text:p>
      <text:p text:style-name="P1"><text:span text:style-name="v_20_-_20_Verse_20_Number"><text:span text:style-name="T2">3 </text:span></text:span><text:span text:style-name="T1">Na kota ndaperere ni, Abraham ague ti voro Nzapa na li ti hoto. Tongana lo si, lo baa gi guru ti wâ so alondo na ndo ti sioni gbata ni …</text:span></text:p>
      <text:p text:style-name="P7">Tongana ti so si bi ayeke ga na peko ti lâ, futingo ye ayeke si nga na peko ti siokpari. O Nzapa, mu maboko na mbi ti fa lege ti mbirimbiri na azo ti mbi.</text:p>
      <text:p text:style-name="P6">56</text:p>
      <text:p text:style-name="P1"><text:span text:style-name="v_20_-_20_Verse_20_Number"><text:span text:style-name="T2">1 </text:span></text:span><text:span text:style-name="T1">Amolenge ti amama nde nde</text:span></text:p>
      <text:p text:style-name="P7">Tongo nda ti aye (Genese) 21:1-21</text:p>
      <text:p text:style-name="P7">Tongana Sodome amiro awe, Abraham alondo ti gue na mbeni fini ndo. Lo gue na mara ti lo na sese ti Negev, nduru na benyama.</text:p>
      <text:p text:style-name="P1"><text:span text:style-name="v_20_-_20_Verse_20_Number"><text:span text:style-name="T2">2 </text:span></text:span><text:span text:style-name="T1">A-ange so asi na Abraham atene na lo fade Sara adu molenge-koli. Ngu oko na pekoni, tënë ti yanga ti ala aga taa-tënë.</text:span></text:p>
      <text:p text:style-name="P1"><text:span text:style-name="T1">Zo wa si ahinga fade atene mbi yeke du molenge? Mbi ga mbakoro mingi ahon, me </text:span><text:soft-page-break/><text:span text:style-name="T1">fadeso mbi yeke yo molenge ti mbi na maboko.</text:span></text:p>
      <text:p text:style-name="P7">Mbi yeke dekite na azendo ti Nzapa mbeni ape.</text:p>
      <text:p text:style-name="P1"><text:span text:style-name="v_20_-_20_Verse_20_Number"><text:span text:style-name="T2">3 </text:span></text:span><text:span text:style-name="T1">Abraham adi iri ti use molenge-koli ti lo, Isaac.</text:span></text:p>
      <text:p text:style-name="P7">Nyen laa asi ande na Ismael, kozo molenge ti lo? Lo lingbi ti ga fade zo ti lengo gbia me fadeso, Isaac ayeke luti ande na peko ti Abraham.</text:p>
      <text:p text:style-name="P7">Mbi hinga so ayeke ga kpale ape.</text:p>
      <text:p text:style-name="P6">57</text:p>
      <text:p text:style-name="P1"><text:span text:style-name="v_20_-_20_Verse_20_Number"><text:span text:style-name="T2">1 </text:span></text:span><text:span text:style-name="T1">Tënë alondo na popo ti Sara na Agar ndali ti amolenge-koli ti ala. Gi na kozo matanga ti Isaac …</text:span></text:p>
      <text:p text:style-name="P7">Ha ha! Baa mara ti molenge tongana Isaac so-ee!</text:p>
      <text:p text:style-name="P7">Ismael! Kai-oo!</text:p>
      <text:p text:style-name="P7">Ngonzo asara Sara. Fade lo sara nyen ndali ti Ismael?</text:p>
      <text:p text:style-name="P1"><text:span text:style-name="v_20_-_20_Verse_20_Number"><text:span text:style-name="T2">2 </text:span></text:span><text:span text:style-name="T1">Molenge ti Agar asara ngia ti lo na molenge ti mbi ape-oo! Abraham, mo tumba Agar na molenge ti lo si ala bi kpale na ya ti sewa ti e pepe.</text:span></text:p>
      <text:p text:style-name="P1"><text:span text:style-name="v_20_-_20_Verse_20_Number"><text:span text:style-name="T2">3 </text:span></text:span><text:span text:style-name="T1">Lakue na bi, Abraham ahunda Nzapa ti fâ ya ti ngbanga ti sewa ti lo.</text:span></text:p>
      <text:p text:style-name="P7">Na ndani, Nzapa afa ye ti sarango ni na lo:</text:p>
      <text:p text:style-name="P7">Sara gi ye so Sara ahunda, ndali ti zendo ti mbi ayeke baa gigi na lege ti Isaac. Gi be ti mo ngbanga ti kozo molenge ti mo Ismael pepe. Fade mbi baa ndo na ndö ti lo na mama ti lo.</text:p>
      <text:p text:style-name="P6">58</text:p>
      <text:p text:style-name="P1"><text:span text:style-name="v_20_-_20_Verse_20_Number"><text:span text:style-name="T2">1 </text:span></text:span><text:span text:style-name="T1">Na mbeni kota ndaperere …</text:span></text:p>
      <text:p text:style-name="P7">Ndali ti Sara asara mbanda mingi, a yeke nzoni mo na Ismael ala londo ague. Sara mbeto ape. Nzapa ayeke bata ala.</text:p>
      <text:p text:style-name="P1"><text:span text:style-name="v_20_-_20_Verse_20_Number"><text:span text:style-name="T2">2 </text:span></text:span><text:span text:style-name="T1">Lango oko na oko, Agar na Ismael atambula gi na nduzu na ya ti wâ ti kota ndo ti mbutu. Mbeto asi na bibe ti Agar.</text:span></text:p>
      <text:p text:style-name="P7">Tanga ti ngu angba ande kozoni si e wara li ti ngu?</text:p>
      <text:p text:style-name="P1"><text:span text:style-name="v_20_-_20_Verse_20_Number"><text:span text:style-name="T2">3 </text:span></text:span><text:span text:style-name="T1">Fadeso taa ngoi ti mbeto ni asi awe …</text:span></text:p>
      <text:p text:style-name="P7">Ngu ahunzi awe, mama. Nzara ti ngu ayeke fâ mbi!</text:p>
      <text:p text:style-name="P7">Mbi hinga, molenge ti mbi. Lango na gbe ti de ti ngonda.</text:p>
      <text:p text:style-name="P1"><text:span text:style-name="v_20_-_20_Verse_20_Number"><text:span text:style-name="T2">4 </text:span></text:span><text:span text:style-name="T1">O Nzapa, zia mbi baa molenge ti mbi akui pepe!</text:span></text:p>
      <text:p text:style-name="P6"><text:soft-page-break/>59</text:p>
      <text:p text:style-name="P1"><text:span text:style-name="v_20_-_20_Verse_20_Number"><text:span text:style-name="T2">1 </text:span></text:span><text:span text:style-name="T1">So lo kui nzara ti ngu na lo nze nga, Agar avi peko ti lo na molenge ti lo, Ismael. Lo lingbi ti baa kuâ ti molenge ti lo pepe. Lo ma mbeni go. “Mu molenge na nduzu. Fade mbeni kota mara abaa gigi na ya ti lo.”</text:span></text:p>
      <text:p text:style-name="P1"><text:span text:style-name="v_20_-_20_Verse_20_Number"><text:span text:style-name="T2">2 </text:span></text:span><text:span text:style-name="T1">Agar ague na mbage ti molenge ti lo …</text:span></text:p>
      <text:p text:style-name="P1"><text:span text:style-name="v_20_-_20_Verse_20_Number"><text:span text:style-name="T2">3 </text:span></text:span><text:span text:style-name="T1">… si lo baa li ti ngu!</text:span></text:p>
      <text:p text:style-name="P7">Ngu! E yeke kui ape! Ismael, Nzapa asoo e awe!</text:p>
      <text:p text:style-name="P7">So ala hinga Nzapa ayeke na ala, Agar na Ismael angba gi na tambula. Ala leke da na ya lando ti kota mbutu so. Angu ayeke hon. Ismael amu wali ti Ezipte si lo ga makonzi na li ti kota mara ti benyama.</text:p>
      <text:p text:style-name="P6">60</text:p>
      <text:p text:style-name="P1"><text:span text:style-name="v_20_-_20_Verse_20_Number"><text:span text:style-name="T2">1 </text:span></text:span><text:span text:style-name="T1">Sandaga ti babâ</text:span></text:p>
      <text:p text:style-name="P7">Tongo nda ti aye 22—23</text:p>
      <text:p text:style-name="P7">Kanga mbarata!</text:p>
      <text:p text:style-name="P7">Alingbi mbi na Isaac, e gue na mbeni tambula.</text:p>
      <text:p text:style-name="P1"><text:span text:style-name="v_20_-_20_Verse_20_Number"><text:span text:style-name="T2">2 </text:span></text:span><text:span text:style-name="T1">Me a yeke tongana ambeni tambula pepe. Zo ahinga pepe so Nzapa atene na Abraham ti mu molenge ti lo tongana sandaga—tongana tara ti mabe. Na ya ti fini ti lo, Abraham amanda ti ma yanga ti Nzapa. Me taa ti so, ye ti ngangu so a hunda na lo, lo ma ya ni pepe.</text:span></text:p>
      <text:p text:style-name="P7">Ngbanga ti nyen si Nzapa ahunda ye tongaso? So akpa ye ape, me alingbi mbi ma na be na so: tongana mbi ya Isaac na sandaga na lo, fade Nzapa ayeke kiri lo na mbi—lo lingbi ti zingo lo na kuâ.</text:p>
      <text:p text:style-name="P1"><text:span text:style-name="v_20_-_20_Verse_20_Number"><text:span text:style-name="T2">3 </text:span></text:span><text:span text:style-name="T1">Ala zia azo ti kua na peko, si ala gue na gere na li ti hoto. Kode ti hingango ye asi be ti Isaac …</text:span></text:p>
      <text:p text:style-name="P7">Mbeni ye atia. Lege so e sara ka na ni laa ape.</text:p>
      <text:p text:style-name="P6">61</text:p>
      <text:p text:style-name="P1"><text:span text:style-name="v_20_-_20_Verse_20_Number"><text:span text:style-name="T2">1 </text:span></text:span><text:span text:style-name="T1">Gi ala use na li ti hoto, si Abraham na Isaac aleke gbalaka.</text:span></text:p>
      <text:p text:style-name="P7">Babâ, keke ti wâ laa, ka taba ti sandaga ni ayeke na ndo wa?</text:p>
      <text:p text:style-name="P7">Nzapa ayeke baa lege ni, molenge ti mbi.</text:p>
      <text:p text:style-name="P1"><text:span text:style-name="v_20_-_20_Verse_20_Number"><text:span text:style-name="T2">2 </text:span></text:span><text:span text:style-name="T1">Abraham alondo akanga molenge ti lo.</text:span></text:p>
      <text:p text:style-name="P7"><text:soft-page-break/>Aie, Babâ!</text:p>
      <text:p text:style-name="P1"><text:span text:style-name="v_20_-_20_Verse_20_Number"><text:span text:style-name="T2">3 </text:span></text:span><text:span text:style-name="T1">Tongana Nzapa aye gi oko molenge ti mbi, mbiʼke sara ni.</text:span></text:p>
      <text:p text:style-name="P6">62</text:p>
      <text:p text:style-name="P1"><text:span text:style-name="v_20_-_20_Verse_20_Number"><text:span text:style-name="T2">1 </text:span></text:span><text:span text:style-name="T1">Hio na pekoni, Abraham ama go ti Nzapa.</text:span></text:p>
      <text:p text:style-name="P7">Ndu molenge ni pepe! Taa-tënë biani, mbi lingbi fade ti zia mo sara mara ti ye tongaso pepe. So afa biani so mo mu tere ti mo kue na mbi. Mo gbanzi na mbi taa molenge ti mo pepe.</text:p>
      <text:p text:style-name="P1"><text:span text:style-name="v_20_-_20_Verse_20_Number"><text:span text:style-name="T2">2 </text:span></text:span><text:span text:style-name="T1">Be ti Abraham ade. Lo baa mbeni koli-taba na peko ti lo.</text:span></text:p>
      <text:p text:style-name="P7">Koli-taba ti yango na sandaga! Singila na mo, Nzapa!</text:p>
      <text:p text:style-name="P1"><text:span text:style-name="v_20_-_20_Verse_20_Number"><text:span text:style-name="T2">3 </text:span></text:span><text:span text:style-name="T1">Fafadeso, Abraham azi Isaac si lo zia koli-taba na plase ti lo na ndö ti gbalaka.</text:span></text:p>
      <text:p text:style-name="P7">Babâ, mo mu mbi na Nzapa—si lo kiri mbi na mo.</text:p>
      <text:p text:style-name="P7">Biani, molenge ti mbi. A yeke fade ye ti tarango mabe.</text:p>
      <text:p text:style-name="P7">Isaac, dekite laoko na ndara nga na ndoye ti Nzapa ape.</text:p>
      <text:p text:style-name="P6">63</text:p>
      <text:p text:style-name="P1"><text:span text:style-name="v_20_-_20_Verse_20_Number"><text:span text:style-name="T2">1 </text:span></text:span><text:span text:style-name="T1">Na ngia na be ti ala, Abraham na Isaac amu singila na Nzapa.</text:span></text:p>
      <text:p text:style-name="P7">Mbi deba na iri ti mbi, so mo ma yanga ti mbi, fade dunia kue awara tufa ti mbi na lege ti amolenge ti mo.</text:p>
      <text:p text:style-name="P1"><text:span text:style-name="v_20_-_20_Verse_20_Number"><text:span text:style-name="T2">2 </text:span></text:span><text:span text:style-name="T1">Na kiringo na kodro, Isaac amu li ni—gi lo oko. Lo baa aye so asi fade kue tongana limo. Lo ngba ti dabe ti lo ngangu na gbalaka … lo baa zeme ti babâ ti lo … lo yeke na ngia ngbanga ti so, lo hinga, fade alingbi ti fâ lo pepe.</text:span></text:p>
      <text:p text:style-name="P1"><text:span text:style-name="v_20_-_20_Verse_20_Number"><text:span text:style-name="T2">3 </text:span></text:span><text:span text:style-name="T1">Sara akpe hio ti sigigi na ya ti kando ti yamba ala.</text:span></text:p>
      <text:p text:style-name="P7">Isaac, nyen laa asi? Mo gue tongana molenge-koli, me mo kiri tongana koli – na ngangu nga na ndara tongana babâ ti mo.</text:p>
      <text:p text:style-name="P7">Fadeso mbi hinga ye so zo afuta ndali ti mabe—si mbi hinga futa so zo wara ndali ti mabe.</text:p>
      <text:p text:style-name="P6">64</text:p>
      <text:p text:style-name="P1"><text:span text:style-name="v_20_-_20_Verse_20_Number"><text:span text:style-name="T2">1 </text:span></text:span><text:span text:style-name="T1">Wali ndali ti Isaac</text:span></text:p>
      <text:p text:style-name="P7">Tongo nda ti aye (Genese) 24</text:p>
      <text:p text:style-name="P1"><text:span text:style-name="T1">Abraham aga fadeso mbakoro awe, ngu ti lo awu nga mingi. Na ya ti vundu ngbanga </text:span><text:soft-page-break/><text:span text:style-name="T1">ti kuâ ti Sara, lo leke pialo ndali ti kekereke ti sewa ti lo.</text:span></text:p>
      <text:p text:style-name="P7">Zendo ti Nzapa ndali ti mbi ayeke so, fade ahale ti mbi awu ahon ale ti mbutu ti sese.</text:p>
      <text:p text:style-name="P7">Ngoi alingbi awe titene Isaac ato nda ti sewa ti lo.</text:p>
      <text:p text:style-name="P1"><text:span text:style-name="v_20_-_20_Verse_20_Number"><text:span text:style-name="T2">2 </text:span></text:span><text:span text:style-name="T1">Me Isaac angba ti toto mama ti lo.</text:span></text:p>
      <text:p text:style-name="P7">Lakue lo gue, lo oko, na ya ti benyama, ti toto mama ti lo.</text:p>
      <text:p text:style-name="P7">Tongana lo yeke fade na wali ti de be ti lo, ka ayeke nzoni.</text:p>
      <text:p text:style-name="P1"><text:span text:style-name="v_20_-_20_Verse_20_Number"><text:span text:style-name="T2">3 </text:span></text:span><text:span text:style-name="T1">Abraham a-iri zo ti kua ti lo so ayeke mbirimbiri ahon atanga ni kue.</text:span></text:p>
      <text:p text:style-name="P7">Eliezer, kozo si mbi kui, mbi ye ti baa Isaac amu wali ti nzoni. Alingbi lo mu wali na popo ti amara ti mbi. Gue na Haran si mo ga na wali na Isaac.</text:p>
      <text:p text:style-name="P1"><text:span text:style-name="v_20_-_20_Verse_20_Number"><text:span text:style-name="T2">4 </text:span></text:span><text:span text:style-name="T1">Zo ti kua ti Abraham abongbi gba ti azambala. Lo mu li ti tambula ngbii lo si fadeso na gbata ti Haran, ndo so mara ti Abraham asara kodro daa.</text:span></text:p>
      <text:p text:style-name="P7">So kota gbata! Na lege wa si mbi wara wali ti nzoni ndali ti Isaac so ayeke ga ande zo ti li ni ti kete mara ti e?</text:p>
      <text:p text:style-name="P6">65</text:p>
      <text:p text:style-name="P1"><text:span text:style-name="v_20_-_20_Verse_20_Number"><text:span text:style-name="T2">1 </text:span></text:span><text:span text:style-name="T1">Zo ti kua ti Abraham asi na Haran na lakui. Lo wu tere ti lo na tere ti du ti ngu so ayeke nduru na gbata ni. Lo baa, awali ti gbata ni aga ti to ngu.</text:span></text:p>
      <text:p text:style-name="P7">Nzapa, zia ye ti tara so aga nzoni: maseka-wali so amu na mbi ngu, nga na azambala ti mbi, fade lo ga wali ti Isaac.</text:p>
      <text:p text:style-name="P1"><text:span text:style-name="v_20_-_20_Verse_20_Number"><text:span text:style-name="T2">2 </text:span></text:span><text:span text:style-name="T1">So pendere wali! Lo laa?</text:span></text:p>
      <text:p text:style-name="P7">Maseka-wali, mu na mbi ngu ti nyongo ni-oo!</text:p>
      <text:p text:style-name="P1"><text:span text:style-name="v_20_-_20_Verse_20_Number"><text:span text:style-name="T2">3 </text:span></text:span><text:span text:style-name="T1">Fade mbi yeke to ngu na mo senge.</text:span></text:p>
      <text:p text:style-name="P7">… Si mbi yeke to nga ngu na azambala ti mo.</text:p>
      <text:p text:style-name="P7">Lo laa so!</text:p>
      <text:p text:style-name="P6">66</text:p>
      <text:p text:style-name="P1"><text:span text:style-name="v_20_-_20_Verse_20_Number"><text:span text:style-name="T2">1 </text:span></text:span><text:span text:style-name="T1">Tongana maseka-wali so amu ngu na azambala ni awe, Eliezer amu na lo bage ti lôro ti zia na hon, na aye ti maboko ti lôro.</text:span></text:p>
      <text:p text:style-name="P7">Iri ti mo nyen?</text:p>
      <text:p text:style-name="P7">Mbeni ndo ayeke na da ti babâ ti mo titene mbi lango daa?</text:p>
      <text:p text:style-name="P7">So ti mo apendere ye! Iri ti mbi Rebecca. Kota ndo ti lango ngbanga ti ala ayeke daa. Ku kete si …</text:p>
      <text:p text:style-name="P1"><text:soft-page-break/><text:span text:style-name="v_20_-_20_Verse_20_Number"><text:span text:style-name="T2">2 </text:span></text:span><text:span text:style-name="T1">Rebecca akpe hio atene na asewa ti lo. Tongana lo fa na ala akadoo ni, Laban, ita ti lo ti koli, asigigi ti gue ti tengbi na zo ti kua ti Abraham.</text:span></text:p>
      <text:p text:style-name="P7">Ga e gue! Babâ ti mbi ayeke na ndo ti lango alingbi na ala kue.</text:p>
      <text:p text:style-name="P1"><text:span text:style-name="v_20_-_20_Verse_20_Number"><text:span text:style-name="T2">3 </text:span></text:span><text:span text:style-name="T1">Zo ti kua ti Abraham afa na azo kue lo yeke zo wa. Lo fa na ala so Nzapa asoro Rebecca ti ga wali ti Isaac, molenge ti Abraham, na zo ti mungo ye ti peko ti Abraham, babâ-kota ti Rebecca.</text:span></text:p>
      <text:p text:style-name="P7">Mu gi Rebecca lo ga wali ti molenge ti wa ti mo. Sara gi tongana ti so Kota Gbia atene.</text:p>
      <text:p text:style-name="P7">Gi na kota ndaperere ni, azambala kue ayeke nduru ti kiri na kando ti Abraham. Rebecca abara asewa ti lo si lo mu yongoro lege.</text:p>
      <text:p text:style-name="P6">67</text:p>
      <text:p text:style-name="P1"><text:span text:style-name="v_20_-_20_Verse_20_Number"><text:span text:style-name="T2">1 </text:span></text:span><text:span text:style-name="T1">Ala tambula aninga kete si azambala aga nduru na ndo ti Abraham. Rebecca ahunda tere ti lo …</text:span></text:p>
      <text:p text:style-name="P7">Isaac ni so ayeke ande tongana nyen-oo?</text:p>
      <text:p text:style-name="P7">Kota, yongoro koli, tongana molenge ti gbia? Fade lo ye mbi nga?</text:p>
      <text:p text:style-name="P1"><text:span text:style-name="v_20_-_20_Verse_20_Number"><text:span text:style-name="T2">2 </text:span></text:span><text:span text:style-name="T1">Koli wa laa aga ti yamba e so?</text:span></text:p>
      <text:p text:style-name="P7">So Isaac laa!</text:p>
      <text:p text:style-name="P1"><text:span text:style-name="v_20_-_20_Verse_20_Number"><text:span text:style-name="T2">3 </text:span></text:span><text:span text:style-name="T1">So pendere koli!</text:span></text:p>
      <text:p text:style-name="P7">Wali ti mbi ni laa?</text:p>
      <text:p text:style-name="P1"><text:span text:style-name="v_20_-_20_Verse_20_Number"><text:span text:style-name="T2">4 </text:span></text:span><text:span text:style-name="T1">Tongana Isaac abaa gi Rebecca awe, lo ye lo mingi na lo gue na lo na babâ ti lo ngbanga ti tufa. Ala mu tere si azo ti kando ni kue adodo na ngia ngbanga ti so Nzapa angba ti baa ndo na ndö ti sewa ti Abraham.</text:span></text:p>
      <text:p text:style-name="P6">68</text:p>
      <text:p text:style-name="P1"><text:span text:style-name="v_20_-_20_Verse_20_Number"><text:span text:style-name="T2">1 </text:span></text:span><text:span text:style-name="T1">Ngu-kasa ti kota ngere</text:span></text:p>
      <text:p text:style-name="P7">Tongo nda ti aye (Genese) 25—26</text:p>
      <text:p text:style-name="P7">Abraham ate gigi aninga, lo duti nzoni ngbii si lo kui. Isaac ague na mara ti Abraham na ndo ti lungo kuâ na Makpela. Ala zia kuâ ti babâ ti lo na sese na tere ti kuâ ti Sara, wali ti lo.</text:p>
      <text:p text:style-name="P1"><text:span text:style-name="v_20_-_20_Verse_20_Number"><text:span text:style-name="T2">2 </text:span></text:span><text:span text:style-name="T1">Legeoko nga tongana babâ ti lo, Isaac aninga mingi si lo du nga amolenge pepe.</text:span></text:p>
      <text:p text:style-name="P1"><text:span text:style-name="T1">Rebecca adu molenge ape. E tara aye kue ti dunia so gbaa, kue gi senge. Fadeso </text:span><text:soft-page-break/><text:span text:style-name="T1">alingbi mbi sambela Nzapa si mbi ma na be na zendo ti lo.</text:span></text:p>
      <text:p text:style-name="P1"><text:span text:style-name="v_20_-_20_Verse_20_Number"><text:span text:style-name="T2">3 </text:span></text:span><text:span text:style-name="T1">Kota Gbia akiri na peko ti asambela ti Isaac, si Rebecca amu ngo. Me ngo ti lo ni akpa mbeni ye nde. Tongana ala hunda ndo na Kota Gbia, lo tene na Rebecca atene, “amolenge use ayeke na ya ti mo! Mo yeke du amara use. Mbeni oko ayeke ngangu ahon mbeni. Fade yaya ni ayeke sara kua na gbe ti ngambe ni.”</text:span></text:p>
      <text:p text:style-name="P7">Na ngoi so Rebecca adu awe, kozo molenge ti koli ni ayeke bengba na kuä ti tere ti lo ayeke mingi. Ala di iri ti lo Ezau. Me use molenge ni, Jacob, aye ti ngba na peko pepe si lo gbu ngbonda ti gere ti Ezau. Azo abaa so Isaac ayeke zo so aye tënë ti papa pepe. Me Isaac alingbi ti baa kpale pepe so ayeke londo ande na popo ti amolenge use so lo du.</text:p>
      <text:p text:style-name="P7">Zo wa si ayeke le-gbia ande na peko ti Isaac?</text:p>
      <text:p text:style-name="P7">Ezau ayeke ngangu mingi—me le ti Jacob azi mingi. Ezau ayeke yaya, lo baa gigi kozo. Me amanke ape Jacob ayeke sara mbeni ye ti likisi.</text:p>
      <text:p text:style-name="P7">Tongana mbi yeke fade Isaac, kandaa mbi yeke sara hange na kite so ayeke na popo ti amolenge so.</text:p>
      <text:p text:style-name="P6">69</text:p>
      <text:p text:style-name="P1"><text:span text:style-name="v_20_-_20_Verse_20_Number"><text:span text:style-name="T2">1 </text:span></text:span><text:span text:style-name="T1">Mbeni lâ, tongana Ezau akiri na nyama so lo fâ na ngonda, Isaac agonda lo.</text:span></text:p>
      <text:p text:style-name="P7">Ezau ahinga ti fâ anyama ti ngonda!</text:p>
      <text:p text:style-name="P7">Lo yeke ngangu tongana bagara—lo yeke buba tongana bagara nga.</text:p>
      <text:p text:style-name="P1"><text:span text:style-name="v_20_-_20_Verse_20_Number"><text:span text:style-name="T2">2 </text:span></text:span><text:span text:style-name="T1">Jacob aku ngoi ti lo. Na mbeni ndaperere, na ndembe ti ndo-wâ, Ezau ali ngonda ti gi nyama. Taa oko pasa so Jacob ayeke ku fade laa.</text:span></text:p>
      <text:p text:style-name="P7">Fade Ezau awara nyama na mbage ti ngu, yongoro lege mingi. Tongana lo kiri na lakui na peko ti gingo nyama, fade lo woko kue na nzara. So laa mbi yeke gbu lo.</text:p>
      <text:p text:style-name="P1"><text:span text:style-name="v_20_-_20_Verse_20_Number"><text:span text:style-name="T2">3 </text:span></text:span><text:span text:style-name="T1">Na lakui, Jacob asigigi na ya ti kando ti ku ita ti lo.</text:span></text:p>
      <text:p text:style-name="P7">Gango ti lo laa—lo yo mbeni nyama ape. Lo wara mbeni ye ape?</text:p>
      <text:p text:style-name="P1"><text:span text:style-name="v_20_-_20_Verse_20_Number"><text:span text:style-name="T2">4 </text:span></text:span><text:span text:style-name="T1">Kobe laa nduru ge so. Nzara ahon ndö ti Ezau. Lo lingbi ti ku pepe …</text:span></text:p>
      <text:p text:style-name="P7">Nzara ahon ndö ti mbi. Mu na mbi mbeni ngu-kasa ti mo so.</text:p>
      <text:p text:style-name="P7">Fade mo mu na mbi plase ti yaya ndali ni?</text:p>
      <text:p text:style-name="P6">70</text:p>
      <text:p text:style-name="P1"><text:span text:style-name="v_20_-_20_Verse_20_Number"><text:span text:style-name="T2">1 </text:span></text:span><text:span text:style-name="T1">Taa so, buba hundango ndo laa.</text:span></text:p>
      <text:p text:style-name="P7"><text:soft-page-break/>Mbi lingbi ti te plase ti mbi ti yaya? Fade mbi te ngu-kasa.</text:p>
      <text:p text:style-name="P7">Ngu-kasa ni laa. Mo deba so plase ti mo ti yaya aga ti mbi!</text:p>
      <text:p text:style-name="P1"><text:span text:style-name="v_20_-_20_Verse_20_Number"><text:span text:style-name="T2">2 </text:span></text:span><text:span text:style-name="T1">Mbi mu zendo—mo laa mo ga yaya awe. Nzara ayeke fâ mbi! Mu na mbi kobe mbi te!</text:span></text:p>
      <text:p text:style-name="P7">Ni laa, te ni kue!</text:p>
      <text:p text:style-name="P7">Plase ti yaya aga ti mbi awe! Fade, mbi yeke mu mosoro ti peko ti babâ fani use ahon Ezau. Mbi yeke le-gbia na ndö ti mara ni, me Ezau ape.</text:p>
      <text:p text:style-name="P1"><text:span text:style-name="v_20_-_20_Verse_20_Number"><text:span text:style-name="T2">3 </text:span></text:span><text:span text:style-name="T1">Alingbi Jacob aku mingi. Babâ ti lo angba na ngangu na lo kpengba mingi.</text:span></text:p>
      <text:p text:style-name="P7">Tongana Isaac aga mbakoro, azo ayeke baa so gi Ezau laa ayeke molenge ti be ti lo. Jacob abaa so handango Ezau ti gango yaya alingbi pepe. Alingbi babâ ti lo amu na lo tufa ti sewa nga. Ataa Jacob asara ye ti likisi so, lo lingbi ti ke yanga ti babâ ti lo pepe. Isaac, babâ ti lo, ayeke makonzi ti sewa. Andaa, mama ti lo, Rebecca, ahinga akode mingi. …</text:p>
      <text:p text:style-name="P1"><text:span text:style-name="v_20_-_20_Verse_20_Number"><text:span text:style-name="T2">4 </text:span></text:span><text:span text:style-name="T1">Isaac ahinga ye oko pepe na lege so Jacob azi fade iri ti yaya na maboko ti Ezau awe.</text:span></text:p>
      <text:p text:style-name="P7">Iri na mbi molenge ti mbi Ezau. Mbi ye ti baa lo fafadeso.</text:p>
      <text:p text:style-name="P6">71</text:p>
      <text:p text:style-name="P1"><text:span text:style-name="v_20_-_20_Verse_20_Number"><text:span text:style-name="T2">1 </text:span></text:span><text:span text:style-name="T1">Mayere ti nzi tufa</text:span></text:p>
      <text:p text:style-name="P7">Tongo nda ti aye 27</text:p>
      <text:p text:style-name="P7">Isaac aga fadeso mbakoro awe. Le ti lo abaa ndo nzoni kue pepe. Fadeso, ngoi ti ziango tufa na li ti kozo molenge ti lo asi awe titene lo ga kota zo na ya ti sewa.</text:p>
      <text:p text:style-name="P7">Babâ, mo iri mbi?</text:p>
      <text:p text:style-name="P7">Êen. Ezau. Mbi ga mbakoro awe. Mbi hinga lango ti kuâ ti mbi ape. Mo to mbeni nzerengo nyama ti ngonda so mbi ye ni mingi. Na pekoni, mbi yeke sara tufa ti kozo molenge na li ti mo.</text:p>
      <text:p text:style-name="P1"><text:span text:style-name="v_20_-_20_Verse_20_Number"><text:span text:style-name="T2">2 </text:span></text:span><text:span text:style-name="T1">Rebecca ama tënë so Isaac atene, si lo kpe hio na ya ti kando ni.</text:span></text:p>
      <text:p text:style-name="P7">Gi Jacob! Tene na lo, lo ga fafadeso lo baa mbi. Sara hio!</text:p>
      <text:p text:style-name="P1"><text:span text:style-name="v_20_-_20_Verse_20_Number"><text:span text:style-name="T2">3 </text:span></text:span><text:span text:style-name="T1">Jacob! Ma mbi! Babâ ti mo aye ti sara tufa na li ti Ezau. Alingbi mo mu tufa so. Tongaso ape, plase ti yaya so mo mu na maboko ti Ezau so aga ye senge.</text:span></text:p>
      <text:p text:style-name="P7">Fade mbi sara nyen?</text:p>
      <text:p text:style-name="P1"><text:span text:style-name="v_20_-_20_Verse_20_Number"><text:span text:style-name="T2">4 </text:span></text:span><text:span text:style-name="T1">Gue mo tene na babâ ti mo, mo laa Ezau ni. Lo lingbi ti baa ndo mbeni ape. Fade lo </text:span><text:soft-page-break/><text:span text:style-name="T1">sara tufa na li ti mo.</text:span></text:p>
      <text:p text:style-name="P7">Kuä ti tere ti mbi ayeke daa ape, si ti Ezau ayeke mingi. Fade babâ atara tere ti mbi si lo hinga.</text:p>
      <text:p text:style-name="P1"><text:span text:style-name="v_20_-_20_Verse_20_Number"><text:span text:style-name="T2">5 </text:span></text:span><text:span text:style-name="T1">Mbi leke aye kue na be ti mbi. Mo yu gi bongo ti kuä ti nyama ti Ezau. E kanga poro ti nyama so kue na ndö ti amaboko ti mo ti sara si mo kpa taa Ezau.</text:span></text:p>
      <text:p text:style-name="P7">Ka si tongana …</text:p>
      <text:p text:style-name="P6">72</text:p>
      <text:p text:style-name="P1"><text:span text:style-name="v_20_-_20_Verse_20_Number"><text:span text:style-name="T2">1 </text:span></text:span><text:span text:style-name="T1">Mo ye ti ga yaya ni wala mo ye ape? Sara gi ye so mbi tene! Tongana pialo ni alinda ngu, fade deba ni agbu gi mbi-a.</text:span></text:p>
      <text:p text:style-name="P7">Nzoni, Mama. Mu na mbi kobe ni, mbi gue na ni na babâ.</text:p>
      <text:p text:style-name="P1"><text:span text:style-name="v_20_-_20_Verse_20_Number"><text:span text:style-name="T2">2 </text:span></text:span><text:span text:style-name="T1">Babâ, mbi ga na kobe so mo hunda ni awe. Te ni si mo sara tufa na li ti mbi.</text:span></text:p>
      <text:p text:style-name="P7">Tongana nyen si mo wara nyama ti ngonda ni hio so?</text:p>
      <text:p text:style-name="P1"><text:span text:style-name="v_20_-_20_Verse_20_Number"><text:span text:style-name="T2">3 </text:span></text:span><text:span text:style-name="T1">Eemm? … Kota Gbia asara na mbi.</text:span></text:p>
      <text:p text:style-name="P7">Biani, Kota Gbia amu maboko na azo so ama yanga ti lo. Ga nduru na tere ti mbi. Fade mbi hinga biani mo yeke yaya ni kozo si mbi sara tufa na li ti mo.</text:p>
      <text:p text:style-name="P6">73</text:p>
      <text:p text:style-name="P1"><text:span text:style-name="v_20_-_20_Verse_20_Number"><text:span text:style-name="T2">1 </text:span></text:span><text:span text:style-name="T1">Ye ti ndima. Go ni ayeke ti Jacob. Me, maboko ni ayeke ti Ezau. Mo yeke taa Ezau biani?</text:span></text:p>
      <text:p text:style-name="P7">Êen. Mbi laa.</text:p>
      <text:p text:style-name="P1"><text:span text:style-name="v_20_-_20_Verse_20_Number"><text:span text:style-name="T2">2 </text:span></text:span><text:span text:style-name="T1">Fade lo yeda na tënë ti mbi?</text:span></text:p>
      <text:p text:style-name="P7">Lo yeda …</text:p>
      <text:p text:style-name="P1"><text:span text:style-name="v_20_-_20_Verse_20_Number"><text:span text:style-name="T2">3 </text:span></text:span><text:span text:style-name="T1">Zia Nzapa amu na mo amosoro ti sese. Amara nde asara kua na gbe ti mo si ala kuku na gbe ti mo. Ga makonzi ti a-ita ti mo. Deba aga na ndö ti azo so adeba na mo. Tufa aga na li ti azo so ayeke sara tufa na li ti mo.</text:span></text:p>
      <text:p text:style-name="P1"><text:span text:style-name="v_20_-_20_Verse_20_Number"><text:span text:style-name="T2">4 </text:span></text:span><text:span text:style-name="T1">Gi hio na peko ti so Isaac asara tufa na li ti lo, Jacob asigigi na loro na da ti bongo ti babâ ti lo.</text:span></text:p>
      <text:p text:style-name="P7">Mama! Mbi mu tufa ni awe! Ka fade Ezau asara nyen?</text:p>
      <text:p text:style-name="P7">Ataa ye so kue Ezau ayeke sara, tufa ni ayeke gi ti mo awe. Babâ ti mo wani alingbi ti gbian ni mbeni ape.</text:p>
      <text:p text:style-name="P1"><text:span text:style-name="v_20_-_20_Verse_20_Number"><text:span text:style-name="T2">5 </text:span></text:span><text:span text:style-name="T1">Jacob na mama ti lo awara ngia. Andaa Ezau akiri na kodro.</text:span></text:p>
      <text:p text:style-name="P6"><text:soft-page-break/>74</text:p>
      <text:p text:style-name="P1"><text:span text:style-name="v_20_-_20_Verse_20_Number"><text:span text:style-name="T2">1 </text:span></text:span><text:span text:style-name="T1">Ezau ato nyama ni, si lo gue na ni na ya ti kota sembe na babâ ti lo.</text:span></text:p>
      <text:p text:style-name="P7">Babâ, te kobe ni, si mo sara tufa na li ti mbi.</text:p>
      <text:p text:style-name="P7">Aaa …? Mo yeke zo wa?</text:p>
      <text:p text:style-name="P6">75</text:p>
      <text:p text:style-name="P1"><text:span text:style-name="v_20_-_20_Verse_20_Number"><text:span text:style-name="T2">1 </text:span></text:span><text:span text:style-name="T1">Mbi yeke zo wa? Mbi, Ezau laa—kozo molenge ti mo! Mo tene mbi to na mo nyama ti ngonda, si mo sara tufa ti mo na li ti mbi-a.</text:span></text:p>
      <text:p text:style-name="P1"><text:span text:style-name="v_20_-_20_Verse_20_Number"><text:span text:style-name="T2">2 </text:span></text:span><text:span text:style-name="T1">Ka zo wa laa si mbi sara fade tufa na li ti lo so? A handa mbi awe!</text:span></text:p>
      <text:p text:style-name="P7">Babâ! Sara nga tufa na li ti mbi. Mbi voro mo, sara nga ti mbi.</text:p>
      <text:p text:style-name="P7">Mbi lingbi ape. Tongana mbi sara tufa awe, awe biani.</text:p>
      <text:p text:style-name="P1"><text:span text:style-name="v_20_-_20_Verse_20_Number"><text:span text:style-name="T2">3 </text:span></text:span><text:span text:style-name="T1">Ka Babâ, mo lingbi nga ti sara mbeni tufa nde ngbanga ti mbi ape?</text:span></text:p>
      <text:p text:style-name="P7">Gi so, molenge ti mbi. Mo yeke duti nzoni gi ndali ti yongoro zeme ti mo. Mo yeke sara kua na gbe ti ita ti mo. Me mbeni lâ, fade mo yeke sigigi na ngangu na gbe ti lo.</text:p>
      <text:p text:style-name="P1"><text:span text:style-name="v_20_-_20_Verse_20_Number"><text:span text:style-name="T2">4 </text:span></text:span><text:span text:style-name="T1">Ngonzo ti wâ asara Ezau si lo sigigi na da ti babâ ti lo …</text:span></text:p>
      <text:p text:style-name="P7">Mbi yeke fâ Jacob ndali ti ye so!</text:p>
      <text:p text:style-name="P6">76</text:p>
      <text:p text:style-name="P1"><text:span text:style-name="v_20_-_20_Verse_20_Number"><text:span text:style-name="T2">1 </text:span></text:span><text:span text:style-name="T1">Eskalie so akpo le ti nduzu</text:span></text:p>
      <text:p text:style-name="P7">Tongo nda ti aye (Genese) 27:41—28:22</text:p>
      <text:p text:style-name="P7">Jacob awara lege ti nzi plase ti kozo molenge na maboko ti babâ ti ala, Isaac. Mbeni zo ti kua ama tënë ti ngonzo ti Ezau ti fango Jacob, lo kpe lo gue na da ti bongo ti Rebecca.</text:p>
      <text:p text:style-name="P7">Ezau aye ti fâ Jacob!</text:p>
      <text:p text:style-name="P7">Li ti Ezau atomboka awe. Zia zo oko ama tënë so ape. Mo gi Jacob, mo tene na lo ti ga ti baa mbi—fafadeso!</text:p>
      <text:p text:style-name="P1"><text:span text:style-name="v_20_-_20_Verse_20_Number"><text:span text:style-name="T2">2 </text:span></text:span><text:span text:style-name="T1">Alingbi mo kpe! Zia ngonzo ti ita ti mo ade si. Gue na ndo ti ita ti mbi Laban, na kodro ti Haran. Fade mbi fa na mo ngoi titene mo kiri na ya ti siriri.</text:span></text:p>
      <text:p text:style-name="P7">Fade mbi tene nyen na babâ?</text:p>
      <text:p text:style-name="P1"><text:span text:style-name="v_20_-_20_Verse_20_Number"><text:span text:style-name="T2">3 </text:span></text:span><text:span text:style-name="T1">Rebecca akiri aleke lege ndali ti molenge ti be ti lo.</text:span></text:p>
      <text:p text:style-name="P1"><text:span text:style-name="T1">Isaac, awali ti Ezau, amara nde so, aga na kpale mingi. Alingbi Jacob amu wali ti kodro ti mbi-oo! Mo dabe ti mo na lege so zo ti kua ti babâ ti mo ague na da ti babâ ti </text:span><text:soft-page-break/><text:span text:style-name="T1">mbi, kâ na Haran, si lo ga na mbi na mo?</text:span></text:p>
      <text:p text:style-name="P6">77</text:p>
      <text:p text:style-name="P1"><text:span text:style-name="v_20_-_20_Verse_20_Number"><text:span text:style-name="T2">1 </text:span></text:span><text:span text:style-name="T1">Isaac adabe ti lo na aye so asi ando nga na lango so lo baa Rebecca ti kozoni. Lo hinga nga atene fade kpale ayeke duti na popo ti amolenge ti lo. Lo tokua ti iri Jacob.</text:span></text:p>
      <text:p text:style-name="P1"><text:span text:style-name="v_20_-_20_Verse_20_Number"><text:span text:style-name="T2">2 </text:span></text:span><text:span text:style-name="T1">Na kamene, nga na mbeto ti ngonzo ti Ezau, Jacob aga na babâ ti lo.</text:span></text:p>
      <text:p text:style-name="P7">Gue kâ na koya ti mo Laban. Mu wali na ya ti sewa ti lo. Nzapa asara na mo, molenge ti mbi.</text:p>
      <text:p text:style-name="P1"><text:span text:style-name="v_20_-_20_Verse_20_Number"><text:span text:style-name="T2">3 </text:span></text:span><text:span text:style-name="T1">Na peko ti akete ngbonga, na yanga ti kando …</text:span></text:p>
      <text:p text:style-name="P7">Gue nzoni-oo, Jacob. Fade mbi tokua yanga na mo tongana mo lingbi ti kiri.</text:p>
      <text:p text:style-name="P7">Babâ ti mbi aga mbakoro awe—mbi yeke kiri ti baa lo ande? Ezau aye ti fâ mbi. Mbi lingbi ti kiri ande gi ndali ti mo.</text:p>
      <text:p text:style-name="P7">Futa ti handango ndo ti ala ayeke so, Jacob na Rebecca ayeke kiri ti baa tere mbeni pepe.</text:p>
      <text:p text:style-name="P1"><text:span text:style-name="v_20_-_20_Verse_20_Number"><text:span text:style-name="T2">4 </text:span></text:span><text:span text:style-name="T1">Lo gue gi lo oko si lo tambula na yongoro lege ngbii ngbii ngbii. Be ti Jacob aso. Bibe na ndö ti mama ti lo aso lo mingi, wabatango-lo, na wamungo-wango na lo. Ndo avuko, Jacob anzee si lo ti na sese.</text:span></text:p>
      <text:p text:style-name="P6">78</text:p>
      <text:p text:style-name="P1"><text:span text:style-name="v_20_-_20_Verse_20_Number"><text:span text:style-name="T2">1 </text:span></text:span><text:span text:style-name="T1">Na bi ni so, Jacob abaa li ti lo. Lo baa mbeni eskalie so aza si ague ngbii akpo le ti nduzu. Na ndö ti eskalie ni, a-ange ayeke gue na nduzu si ala yeke zu na sese. Jacob ama go ti Nzapa so atene tënë. Lo mu zendo ti bata lo na ti kiri na lo nga na seni.</text:span></text:p>
      <text:p text:style-name="P1"><text:span text:style-name="v_20_-_20_Verse_20_Number"><text:span text:style-name="T2">2 </text:span></text:span><text:span text:style-name="T1">Na ndaperere ni, Jacob azingo. Mbeto ti bango li ni angba ti sara lo.</text:span></text:p>
      <text:p text:style-name="P7">Biani, Nzapa ayeke na ndo so. So yanga ti gbagba ti yayu laa.</text:p>
      <text:p text:style-name="P1"><text:span text:style-name="v_20_-_20_Verse_20_Number"><text:span text:style-name="T2">3 </text:span></text:span><text:span text:style-name="T1">Jacob abaa fadeso sioni so lo sara. Me lo hinga atene fade Nzapa amu maboko na lo tongana lo ma yanga ti lo. Lo mu têne, lo leke na gbalaka, si lo voro Nzapa. Lo iri ndo ni Betel, so titene, “Da ti Nzapa”.</text:span></text:p>
      <text:p text:style-name="P7">Tongana Nzapa ague na mbi, fade mbi ga zo ti kua ti lo.</text:p>
      <text:p text:style-name="P7">Jacob ague tongana taa ngangu maseka-koli, so ane tere ti lo. Lo ye ti vi peko ti lo na akua ti nzi, na lo ye ti kangbi ndoye ti Nzapa, wabatango-lo.</text:p>
      <text:p text:style-name="P6">79</text:p>
      <text:p text:style-name="P1"><text:soft-page-break/><text:span text:style-name="v_20_-_20_Verse_20_Number"><text:span text:style-name="T2">1 </text:span></text:span><text:span text:style-name="T1">Handango Jacob</text:span></text:p>
      <text:p text:style-name="P7">Tongo nda ti aye 29</text:p>
      <text:p text:style-name="P7">Jacob angba gi na ya ti tambula ni si lo ga nduru na gbata ti Haran.</text:p>
      <text:p text:style-name="P7">Awabatango-taba so alingbi ti fa na mbi lege ti da ti koya ti mbi, Laban.</text:p>
      <text:p text:style-name="P1"><text:span text:style-name="v_20_-_20_Verse_20_Number"><text:span text:style-name="T2">2 </text:span></text:span><text:span text:style-name="T1">Mo lingbi ti fa na mbi da ti makonzi Laban?</text:span></text:p>
      <text:p text:style-name="P7">Laban? Êen! So ataba ti lo laa. Na molenge ti lo, Rachel, na tere ti ala.</text:p>
      <text:p text:style-name="P1"><text:span text:style-name="v_20_-_20_Verse_20_Number"><text:span text:style-name="T2">3 </text:span></text:span><text:span text:style-name="T1">So ti mo pendere wali!</text:span></text:p>
      <text:p text:style-name="P7">Jacob azi têne hio na yanga ti du ti ngu. Lo mu ngu ti nyon na ataba. Lo fa tere ti lo si Rachel ague hio atene tënë ni na babâ ti lo.</text:p>
      <text:p text:style-name="P1"><text:span text:style-name="v_20_-_20_Verse_20_Number"><text:span text:style-name="T2">4 </text:span></text:span><text:span text:style-name="T1">Gi na bi ni so, Laban asara kota matanga ndali ti koya ti lo, Jacob. Lea, kozo molenge-wali, si amu kobe ti tengo ni, Rachel ama gi lisoro ti kodro ti Jacob, nga na mbai ti yongoro lege ti gango na Haran.</text:span></text:p>
      <text:p text:style-name="P6">80</text:p>
      <text:p text:style-name="P1"><text:span text:style-name="v_20_-_20_Verse_20_Number"><text:span text:style-name="T2">1 </text:span></text:span><text:span text:style-name="T1">Nze oko na pekoni, Laban apika patara na Jacob.</text:span></text:p>
      <text:p text:style-name="P7">Batango mo gi senge senge alingbi awe. Sara kua na mbi, si mbi futa mo. Mo ye mbi futa mo oke?</text:p>
      <text:p text:style-name="P7">Nzara ti Rachel asara mbi. Fade mbi sara kua na mo ngu mbarambara si lo ga wali ti mbi.</text:p>
      <text:p text:style-name="P7">Aaa … Mbi ye mo mu Rachel ahon titene mbeni wande amu lo.</text:p>
      <text:p text:style-name="P1"><text:span text:style-name="v_20_-_20_Verse_20_Number"><text:span text:style-name="T2">2 </text:span></text:span><text:span text:style-name="T1">Jacob abata anyama ti Laban ngu mbarambara. Ndali ti so lo ye Rachel mingi, angu ni ahon hio. Mo baa mo tene gi akete lango senge. Ti hunzingo ni, lango titene Jacob amu wali ni asi awe …</text:span></text:p>
      <text:p text:style-name="P7">Mbi sara kua ngu mbarambara awe. Fadeso mu na mbi wali ti mbi, Rachel.</text:p>
      <text:p text:style-name="P7">Jacob, mo sara kua na gbe ti mbi nzoni.</text:p>
      <text:p text:style-name="P7">Fade mbi sara matanga ti mungo tere ti ala.</text:p>
      <text:p text:style-name="P1"><text:span text:style-name="v_20_-_20_Verse_20_Number"><text:span text:style-name="T2">3 </text:span></text:span><text:span text:style-name="T1">Tongana matanga so ahunzi awe, Laban amu molenge ti lo ti wali na Jacob.</text:span></text:p>
      <text:p text:style-name="P7">Jacob, baa wali ti mo laa.</text:p>
      <text:p text:style-name="P7">Rachel! Mbi ku ngoi so ngbanga ti ngu mbarambara.</text:p>
      <text:p text:style-name="P1"><text:span text:style-name="v_20_-_20_Verse_20_Number"><text:span text:style-name="T2">4 </text:span></text:span><text:span text:style-name="T1">Me tongana ndo ahan awe, Jacob abaa so Laban ahanda lo.</text:span></text:p>
      <text:p text:style-name="P7">Mo mu na mbi gi Lea!—Ayeke Rachel, wali ti mbi ape!</text:p>
      <text:p text:style-name="P6"><text:soft-page-break/>81</text:p>
      <text:p text:style-name="P1"><text:span text:style-name="v_20_-_20_Verse_20_Number"><text:span text:style-name="T2">1 </text:span></text:span><text:span text:style-name="T1">Wahanda awara futa ti handa ti lo awe! Laban ahanda Jacob legeoko tongana Jacob ahanda babâ ti lo, nga na Ezau.</text:span></text:p>
      <text:p text:style-name="P7">Mbi lingbi nga fade ti mu na mo ngambe ni kozo si yaya ni amu koli ape.</text:p>
      <text:p text:style-name="P7">Mo wara lege ti nzi plase ti yaya na maboko ti ita ti mo. Me ge, na e, a yeke tongaso ape.</text:p>
      <text:p text:style-name="P7">Me Rachel laa mbi ye lo! Mbi sara kua ngbanga ti lo ngu mbarambara.</text:p>
      <text:p text:style-name="P1"><text:span text:style-name="v_20_-_20_Verse_20_Number"><text:span text:style-name="T2">2 </text:span></text:span><text:span text:style-name="T1">Ma mbi si—mu zendo ti sara na mbi ambeni ngu ni mbarambara, fade mbi mu na mo Rachel na yenga ti peko.</text:span></text:p>
      <text:p text:style-name="P7">Ndali ti Rachel, fade mbi sara!</text:p>
      <text:p text:style-name="P1"><text:span text:style-name="v_20_-_20_Verse_20_Number"><text:span text:style-name="T2">3 </text:span></text:span><text:span text:style-name="T1">Laban ahanda mbi, Rachel. Mbi ye mo mingi! Fade mbi sara kua ngu mbarambara ndali ti mo.</text:span></text:p>
      <text:p text:style-name="P7">Mbi ye nga mo mingi, Jacob. Mbi ye nga ti ga wali ti mo.</text:p>
      <text:p text:style-name="P6">82</text:p>
      <text:p text:style-name="P1"><text:span text:style-name="v_20_-_20_Verse_20_Number"><text:span text:style-name="T2">1 </text:span></text:span><text:span text:style-name="T1">Ziango Laban</text:span></text:p>
      <text:p text:style-name="P7">Tongo nda ti aye (Genese) 31</text:p>
      <text:p text:style-name="P7">Jacob amu Rachel, si lo sara ambeni ngu mbarambara ti sara kua na Laban. Me Nzapa asara tufa na li ti Jacob si lo ga zo ti mosoro na lo yeke na anyama mingi. Mbeni lâ, Jacob a-iri awali ti lo kue.</text:p>
      <text:p text:style-name="P7">Ala baa fadeso sioni bango ndo ti babâ ti ala na mbage ti mbi? A hon kue, lo yeke nzi mbi. Ngoi ti guengo ni asi awe. Nzapa atene na mbi ti kiri na kodro ti mbi.</text:p>
      <text:p text:style-name="P1"><text:span text:style-name="v_20_-_20_Verse_20_Number"><text:span text:style-name="T2">2 </text:span></text:span><text:span text:style-name="T1">Jacob akanga akungba kue na ndö ti azambala, lo ro anyama ti lo kue si ala mu lege ti gue.</text:span></text:p>
      <text:p text:style-name="P7">Hinga ape, Laban amu peko ti e. Tongana ala baa lo, ala tene na mbi.</text:p>
      <text:p text:style-name="P1"><text:span text:style-name="v_20_-_20_Verse_20_Number"><text:span text:style-name="T2">3 </text:span></text:span><text:span text:style-name="T1">Na lege, Jacob abata zambala so ayo Rachel na oko molenge-koli ti lo, Joseph. Atanga ti amolenge-koli baleoko ti Jacob abaa Joseph gi na kota be. Jacob ahinga pepe so lo lu le ti kpale ndali ti molenge so lo ye ahon tanga ni.</text:span></text:p>
      <text:p text:style-name="P6">83</text:p>
      <text:p text:style-name="P1"><text:span text:style-name="v_20_-_20_Verse_20_Number"><text:span text:style-name="T2">1 </text:span></text:span><text:span text:style-name="T1">Lango kete na peko ti so ala zia kodro ti Laban …</text:span></text:p>
      <text:p text:style-name="P7">Azo ti kpengo na anyama-ee! Laban na azo ti lo! Mo kpe hio, mo tene na Jacob!</text:p>
      <text:p text:style-name="P1"><text:soft-page-break/><text:span text:style-name="v_20_-_20_Verse_20_Number"><text:span text:style-name="T2">2 </text:span></text:span><text:span text:style-name="T1">Jacob aleke tere ti lo nduru na ngoi so kogara ti lo asi.</text:span></text:p>
      <text:p text:style-name="P7">Jacob, ngbanga ti nyen mo londo ti gue, si mo mu na mbi lege ti mu tanga ti bara ape?</text:p>
      <text:p text:style-name="P7">Mbi sara mbeto, hinga ape, mo yeke gbanzi amolenge ti mo ti wali.</text:p>
      <text:p text:style-name="P1"><text:span text:style-name="v_20_-_20_Verse_20_Number"><text:span text:style-name="T2">3 </text:span></text:span><text:span text:style-name="T1">Biani, gbungo li ti mo ayeke nga taa-tënë.</text:span></text:p>
      <text:p text:style-name="P7">Nzapa ti akotara ti mo atene na mbi ti sara sioni na mo ape.</text:p>
      <text:p text:style-name="P1"><text:span text:style-name="v_20_-_20_Verse_20_Number"><text:span text:style-name="T2">4 </text:span></text:span><text:span text:style-name="T1">Be ti Laban aso mingi, me lo tara ti ke yanga ti Nzapa ti Jacob pepe. Tongaso, Laban na Jacob abongbi gba ti têne ti fa maka, na ti mu zendo ti kangbi tere ti ala na guengo ni.</text:span></text:p>
      <text:p text:style-name="P7">Mo ngba na mbage ti mo, mbi nga, mbi ngba na mbage ti mbi.</text:p>
      <text:p text:style-name="P6">84</text:p>
      <text:p text:style-name="P1"><text:span text:style-name="v_20_-_20_Verse_20_Number"><text:span text:style-name="T2">1 </text:span></text:span><text:span text:style-name="T1">Ange apika Jacob</text:span></text:p>
      <text:p text:style-name="P7">Tongo nda ti aye (Genese) 32—33</text:p>
      <text:p text:style-name="P7">Na be ti lo kue, Jacob ayeke na lege ti kiri na kodro. Na lege, lo baa mbeni ye tongana bango li …</text:p>
      <text:p text:style-name="P7">Gba ti a-ange! Aturugu ti Nzapa ayeke na tere ti mbi!</text:p>
      <text:p text:style-name="P1"><text:span text:style-name="v_20_-_20_Verse_20_Number"><text:span text:style-name="T2">2 </text:span></text:span><text:span text:style-name="T1">A-ange amu nzoni wango na Jacob. Me tongana lo ga nduru na kodro, be ti lo ayeke na nduzu ngbanga ti ita ti lo, Ezau, so amu zendo lani ti fâ lo.</text:span></text:p>
      <text:p text:style-name="P7">Hon kozo na mbi si mo gi Ezau. Tene na lo mbi yeke kiri na kodro na sewa ti mbi na anyama ti mbi. Tene na lo, lo zi sioni na li ti mbi maa!</text:p>
      <text:p text:style-name="P1"><text:span text:style-name="v_20_-_20_Verse_20_Number"><text:span text:style-name="T2">3 </text:span></text:span><text:span text:style-name="T1">Be ti Jacob afun kue tongana lo yeke ku kiringo ti awatokua so. Lo dabe ti lo na ngoi so lo tene mvene na babâ ti lo, si lo nzi tufa ti yaya ti lo—nga, na ndembe so Ezau asara ngonzo ti fâ lo.</text:span></text:p>
      <text:p text:style-name="P1"><text:span text:style-name="v_20_-_20_Verse_20_Number"><text:span text:style-name="T2">4 </text:span></text:span><text:span text:style-name="T1">Na ndani, awatokua so akiri …</text:span></text:p>
      <text:p text:style-name="P7">E baa Ezau! Lo yeke na lege ti ga ti wara mo—lo na akoli 400!</text:p>
      <text:p text:style-name="P6">85</text:p>
      <text:p text:style-name="P1"><text:span text:style-name="v_20_-_20_Verse_20_Number"><text:span text:style-name="T2">1 </text:span></text:span><text:span text:style-name="T1">Mbeto asara Jacob, me lo hinga akode mingi. Lo kangbi ya ti azo ti lo use. Na lo tokua azo kozo, na li ni, na akadoo na Ezau.</text:span></text:p>
      <text:p text:style-name="P7">Tongana Ezau ati na ndö ti mbeni bongbi oko, mbeni alingbi ti kpe.</text:p>
      <text:p text:style-name="P1"><text:span text:style-name="T1">Tongana e wara Ezau, fade e mu na lo aye ti nzoni be ti mo: angasa, azambala, </text:span><text:soft-page-break/><text:span text:style-name="T1">abagara, na alele. Fade andu be ti lo mingi!</text:span></text:p>
      <text:p text:style-name="P1"><text:span text:style-name="v_20_-_20_Verse_20_Number"><text:span text:style-name="T2">2 </text:span></text:span><text:span text:style-name="T1">Na bi ni so, Jacob asambela, lo tene asioni ti lo kue, lo fa mbeto ti lo. Lo hunda Nzapa ti sara na lo. Lango asara lo kete pepe.</text:span></text:p>
      <text:p text:style-name="P7">Fade sewa ti mbi aduti na taa siriri gi na mbage ti ngu kâ.</text:p>
      <text:p text:style-name="P1"><text:span text:style-name="v_20_-_20_Verse_20_Number"><text:span text:style-name="T2">3 </text:span></text:span><text:span text:style-name="T1">Tongana asi na be ti bi, Jacob ahon na sewa ti lo …</text:span></text:p>
      <text:p text:style-name="P7">Rachel, fade mo duti taa na siriri na mbage ti ngu.</text:p>
      <text:p text:style-name="P7">Mbi ye titene mo ngba na e.</text:p>
      <text:p text:style-name="P6">86</text:p>
      <text:p text:style-name="P1"><text:span text:style-name="v_20_-_20_Verse_20_Number"><text:span text:style-name="T2">1 </text:span></text:span><text:span text:style-name="T1">Alingbi Jacob aduti lo oko. Na ya ti bi ni so, tongana lo sambela, lo baa so lo yeke tiri na mbeni zo ti kpene. Tiri ni ayeke fade ngangu mingi, me Jacob akpengba ngbii si zo ti kpene so asara tufa na li ti lo. “Fade iri ti mo ayeke Jacob mbeni pepe. Ti ndembe so, fade a iri mo Israel, so atene, ʻzo so atiri na Nzapaʼ.”</text:span></text:p>
      <text:p text:style-name="P1"><text:span text:style-name="v_20_-_20_Verse_20_Number"><text:span text:style-name="T2">2 </text:span></text:span><text:span text:style-name="T1">Na ndaperere ni, Jacob atambula gi na dingingo ni ndali ti abio ti ngbonda ti lo azi na peko ti tiringo na ange so. Me be ti Jacob asi na ngia ngbanga ti lo hinga so, Nzapa asara tufa na li ti lo awe. Jacob alingbi fadeso ti gue ti wara ita ti lo, Ezau, na mbeto pepe.</text:span></text:p>
      <text:p text:style-name="P7">Jacob, ita ti mbi! Be ti mbi asi na ngia so mbi kiri mbi baa mo!</text:p>
      <text:p text:style-name="P7">Ezau! Be ti mbi asi singo na ngia so be ti mo ake mbi mbeni ape.</text:p>
      <text:p text:style-name="P1"><text:span text:style-name="v_20_-_20_Verse_20_Number"><text:span text:style-name="T2">3 </text:span></text:span><text:span text:style-name="T1">Na ngia na be, Jacob afa asewa ti lo – ala kue so lo ye mingi …</text:span></text:p>
      <text:p text:style-name="P7">Baa, Rachel, wali ti mbi laa, molenge ti mbi, Joseph, ala na …</text:p>
      <text:p text:style-name="P7">So nzoni mingi, ti baa sewa ti ita ti mbi. Nzapa asara taa tufa na li ti mo awe.</text:p>
      <text:p text:style-name="P6">87</text:p>
      <text:p text:style-name="P1"><text:span text:style-name="v_20_-_20_Verse_20_Number"><text:span text:style-name="T2">1 </text:span></text:span><text:span text:style-name="T1">Kiringo na kodro</text:span></text:p>
      <text:p text:style-name="P7">Tongo nda ti aye 35</text:p>
      <text:p text:style-name="P7">Na peko ti matanga ti ala, a-ita so amu tanga ti bara na popo ti ala. Jacob amu lege ti gue na kodro ti babâ ti lo na Hebron.</text:p>
      <text:p text:style-name="P7">Gue nzoni, Jacob, na mo bara babâ ti mbi.</text:p>
      <text:p text:style-name="P7">Fade mbi tene na lo, ala kue ayeke senge. Ngba nzoni. Zia Nzapa asara tufa na li ti mo, Ezau.</text:p>
      <text:p text:style-name="P1"><text:span text:style-name="v_20_-_20_Verse_20_Number"><text:span text:style-name="T2">2 </text:span></text:span><text:span text:style-name="T1">Na mbeni ngoi, gi na ya tambula ni, Jacob aluti na Betel.</text:span></text:p>
      <text:p text:style-name="P7"><text:soft-page-break/>Rachel, têne so afa ndo so mbi baa a-ange azu na ndö ti mbi. Ayeke na ndo so laa, Nzapa amu zendo ti baa ndo na ndö ti mbi. Biani, lo sara na mbi a hon kue.</text:p>
      <text:p text:style-name="P7">Nzapa asara nzoni na e mingi, Jacob. Mbi sambela titene lo bata Joseph, molenge ti e, na lo so fade mbi yeke du lo nga.</text:p>
      <text:p text:style-name="P1"><text:span text:style-name="v_20_-_20_Verse_20_Number"><text:span text:style-name="T2">3 </text:span></text:span><text:span text:style-name="T1">Gi na ya ti tambula so, nduru na Betlehem, Rachel adu molenge …</text:span></text:p>
      <text:p text:style-name="P7">Baba-ee! Rachel a du koli! Me ye ti mawa: Rachel akui!</text:p>
      <text:p text:style-name="P7">O, Benjamin, tanga ni! Gi mo na ita ti mo, Joseph, si ala yeke dabe ti mbi na wali so mbi ye mingi.</text:p>
      <text:p text:style-name="P1"><text:span text:style-name="v_20_-_20_Verse_20_Number"><text:span text:style-name="T2">4 </text:span></text:span><text:span text:style-name="T1">Jacob alu Rachel, wali so lo ye lo mingi. Si lo, na asewa ti lo, angba gi na yongoro lege ti ala na ya ti vundu, na ala yeke luti nga ti wu tere ti ala na ti mu kobe na anyama ti ala. So ala yeke gi na lege, Jacob ahunda tere ti lo …</text:span></text:p>
      <text:p text:style-name="P7">Rachel akui awe. Babâ na Mama aga mbakoro. Fade mbi baa Babâ na fini ti lo?</text:p>
      <text:p text:style-name="P6">88</text:p>
      <text:p text:style-name="P1"><text:span text:style-name="v_20_-_20_Verse_20_Number"><text:span text:style-name="T2">1 </text:span></text:span><text:span text:style-name="T1">Tere ti Jacob ado tongana le ti lo abaa gbata ti Hebron kâ yongoro.</text:span></text:p>
      <text:p text:style-name="P7">Ndo so ata Isaac aduti daa laa?</text:p>
      <text:p text:style-name="P7">Êen, Joseph. Mbi sambela titene e baa lo si. Lo ga mbakoro mingi …</text:p>
      <text:p text:style-name="P1"><text:span text:style-name="v_20_-_20_Verse_20_Number"><text:span text:style-name="T2">2 </text:span></text:span><text:span text:style-name="T1">Nzapa akiri na peko ti asambela ti Jacob. Tongana lo baa mbakoro babâ ti lo, waziba, Jacob ati na likunu ti lo.</text:span></text:p>
      <text:p text:style-name="P7">Babâ! So mbi laa, Jacob, molenge ti mo. Singila na Nzapa so mbi kiri mbi wara mo.</text:p>
      <text:p text:style-name="P7">Jacob! Mbi sambela ngbanga ti kiringo ti mo. Mo yeke fadeso na amolenge?</text:p>
      <text:p text:style-name="P1"><text:span text:style-name="v_20_-_20_Verse_20_Number"><text:span text:style-name="T2">3 </text:span></text:span><text:span text:style-name="T1">Na ngia na be Jacob afa amolenge ti lo 12 na ata ti ala, Isaac.</text:span></text:p>
      <text:p text:style-name="P7">Babâ, so Joseph laa, na Benjamin, amolenge ti Rachel, lo so mbi ye lo mingi.</text:p>
      <text:p text:style-name="P7">Gbu ngangu, amolenge ti mbi, na ala ma yanga ti Nzapa lakue.</text:p>
      <text:p text:style-name="P7">Gi na hunzingo atënë so, Isaac akui, lo kiri na Nzapa ti ababâ ti lo.</text:p>
      <text:p text:style-name="P6">89</text:p>
      <text:p text:style-name="P1"><text:span text:style-name="v_20_-_20_Verse_20_Number"><text:span text:style-name="T2">1 </text:span></text:span><text:span text:style-name="T1">Akota bango li</text:span></text:p>
      <text:p text:style-name="P7">Tongo nda ti aye 37:1-11</text:p>
      <text:p text:style-name="P7">Na ndembe so Isaac akui, Jacob aga makonzi ti mara ni. Lo duti na sewa ti lo na sese ti babâ ti lo na Kanaan. Amolenge ti lo si ayeke bata ataba. Me mbeni lâ, Joseph afa na gigi asioni kua ti a-ita ti lo kâ na ngonda …</text:p>
      <text:p text:style-name="P7"><text:soft-page-break/>Kamene asara mbi ndali ti ala kue. Mbi ye ala sara kua nzoni kue tongana ngambe ti ala, Joseph so.</text:p>
      <text:p text:style-name="P1"><text:span text:style-name="v_20_-_20_Verse_20_Number"><text:span text:style-name="T2">2 </text:span></text:span><text:span text:style-name="T1">So nzoni, Babâ. Mbi yeke ge ngbanga ti so!</text:span></text:p>
      <text:p text:style-name="P7">O, Joseph. Mo yeke taa molenge so ayeke nde.</text:p>
      <text:p text:style-name="P1"><text:span text:style-name="v_20_-_20_Verse_20_Number"><text:span text:style-name="T2">3 </text:span></text:span><text:span text:style-name="T1">Na lege so Babâ ayeke duti na molenge so be ti lo aye.</text:span></text:p>
      <text:p text:style-name="P7">Ahon gbungo li ti mbi tënë so lo tene na ndö ti e. Angba gi titene Babâ azia lo na ndö ti anyama ni kue?</text:p>
      <text:p text:style-name="P7">Joseph alingbi ti mu yanga na mbi ape!</text:p>
      <text:p text:style-name="P1"><text:span text:style-name="v_20_-_20_Verse_20_Number"><text:span text:style-name="T2">4 </text:span></text:span><text:span text:style-name="T1">Mbeni lâ, Jacob amu pendere kadoo na molenge so be ti lo aye.</text:span></text:p>
      <text:p text:style-name="P7">Babâ ti mo amu yongoro bongo ti nginza so gi ndali ti mo!</text:p>
      <text:p text:style-name="P7">Ti mbi! Ayeke gi tongana yongoro bongo ti makonzi!</text:p>
      <text:p text:style-name="P6">90</text:p>
      <text:p text:style-name="P1"><text:span text:style-name="v_20_-_20_Verse_20_Number"><text:span text:style-name="T2">1 </text:span></text:span><text:span text:style-name="T1">Tongana Joseph akiri ague na yaka, lo sara baba na fini yongoro bongo ti lo. A-ita ti lo asara kota be ahon ndoni. Me so ayeke ye oko pepe na tënë so agbu be ti ala tongana Joseph atene …</text:span></text:p>
      <text:p text:style-name="P7">So adabe ti mbi na bango li ti mbi ti biri na bi. E kue, e yeke bongbi ale-kobe. Ale-kobe ti ala kue akuku na gbe ti mbi!</text:p>
      <text:p text:style-name="P7">Kuku na gbe ti mo? Laoko ape!</text:p>
      <text:p text:style-name="P1"><text:span text:style-name="v_20_-_20_Verse_20_Number"><text:span text:style-name="T2">2 </text:span></text:span><text:span text:style-name="T1">Me Joseph ama ya ni pepe.</text:span></text:p>
      <text:p text:style-name="P7">Ti mbeni bango li, mbi baa so lâ, na nze na atongoro akuku na gbe ti mbi.</text:p>
      <text:p text:style-name="P7">Joseph, zia ti sara baba ti mo so! Taa na bibe ti mo, fade mama ti mo, a-ita ti mo, na mbi, e sara kua na gbe ti mo?</text:p>
      <text:p text:style-name="P7">Taa bango li so alingbi ti londo na Nzapa?</text:p>
      <text:p text:style-name="P1"><text:span text:style-name="v_20_-_20_Verse_20_Number"><text:span text:style-name="T2">3 </text:span></text:span><text:span text:style-name="T1">Gi hio na pekoni, Jacob agirisa ngonzo ti lo ndali ti Joseph. Me use bango li ni aga wâ so abi tomboka na li ti ayaya ti lo.</text:span></text:p>
      <text:p text:style-name="P7">Lo baa atene lo yeke kota zo biani! Hange! Alingbi ti kinda akota zo nga!</text:p>
      <text:p text:style-name="P6">91</text:p>
      <text:p text:style-name="P1"><text:span text:style-name="v_20_-_20_Verse_20_Number"><text:span text:style-name="T2">1 </text:span></text:span><text:span text:style-name="T1">A ka wabango-li</text:span></text:p>
      <text:p text:style-name="P7">Tongo nda ti aye 37:12-36</text:p>
      <text:p text:style-name="P1"><text:span text:style-name="T1">Abango li ti Joseph asara si a-ita ti lo ake lo. Me babâ ti lo abaa kpale ni pepe. </text:span><text:soft-page-break/><text:span text:style-name="T1">Tongana ayaya ti lo ayeke bata ataba yongoro kâ na sese ti Shekem, Jacob atokua Joseph na peko ti ala.</text:span></text:p>
      <text:p text:style-name="P7">Gue mo baa anyama ti e—na a-ita ti mo—si mo ga mo fa peko ni na mbi.</text:p>
      <text:p text:style-name="P1"><text:span text:style-name="v_20_-_20_Verse_20_Number"><text:span text:style-name="T2">2 </text:span></text:span><text:span text:style-name="T1">Me tongana a-ita ti Joseph abaa lo yeke ga nduru …</text:span></text:p>
      <text:p text:style-name="P7">Baa! Wabango-li ti sioni yanga so laa ayeke ga so.</text:p>
      <text:p text:style-name="P7">Tënë ti yanga ti lo ni ahon ndoni. Ti lo ahunzi laso awe.</text:p>
      <text:p text:style-name="P1"><text:span text:style-name="v_20_-_20_Verse_20_Number"><text:span text:style-name="T2">3 </text:span></text:span><text:span text:style-name="T1">A-ita ti Joseph ati na ndö ti lo. Ala zi pendere yongoro bongo ti lo, na ala bi lo na ya ti du ti ngu so ahole. Fadeso ala pika patara na lege wa si ala lingbi ti kangbi na lo biani …</text:span></text:p>
      <text:p text:style-name="P6">92</text:p>
      <text:p text:style-name="P1"><text:span text:style-name="v_20_-_20_Verse_20_Number"><text:span text:style-name="T2">1 </text:span></text:span><text:span text:style-name="T1">Zia lo kui gi na nzara.</text:span></text:p>
      <text:p text:style-name="P7">Baa! Azambala ti awadengo-buze so ayeke hon so. E lingbi ti ka Joseph na ala tongana ngbaa. Na e wara nginza na peko ni!</text:p>
      <text:p text:style-name="P1"><text:span text:style-name="v_20_-_20_Verse_20_Number"><text:span text:style-name="T2">2 </text:span></text:span><text:span text:style-name="T1">Fadeso a-ita ti lo agboto lo na gigi na ya ti du-ngu so ahole, na ala mu lo na ngangu na awadengo-buze so.</text:span></text:p>
      <text:p text:style-name="P7">Molenge-koli so ayeke ngbaa ti e. Me lo tene tënë ahon ndö ni. Ala ye ti vo lo oke?</text:p>
      <text:p text:style-name="P7">Lo yeke pendere koli. Fade e ka lo na nzoni ngere na Ezipte.</text:p>
      <text:p text:style-name="P1"><text:span text:style-name="v_20_-_20_Verse_20_Number"><text:span text:style-name="T2">3 </text:span></text:span><text:span text:style-name="T1">Aaa, mo baa mo tene lo woko. Ti mbi ... gi ale ti nginza 15.</text:span></text:p>
      <text:p text:style-name="P7">Me ti mbi …</text:p>
      <text:p text:style-name="P7">Duti kpoo, mo ngbaa so! Ha, ha. Mo baa? Gi, yanga ti mo. Baa, gi ale ti nginza 20 na mo wara taa ye.</text:p>
      <text:p text:style-name="P6">93</text:p>
      <text:p text:style-name="P1"><text:span text:style-name="v_20_-_20_Verse_20_Number"><text:span text:style-name="T2">1 </text:span></text:span><text:span text:style-name="T1">Ruben ayeke baa ndo na ndö ti anyama, si lo gi lege ti soo Joseph. Me awadengo-buze ni agirisa na le ti lo awe, na ndembe so lo baa ye so a-ita ti lo asara.</text:span></text:p>
      <text:p text:style-name="P7">Joseph ayeke na ndo wa? Nyen laa ala sara na lo?</text:p>
      <text:p text:style-name="P1"><text:span text:style-name="v_20_-_20_Verse_20_Number"><text:span text:style-name="T2">2 </text:span></text:span><text:span text:style-name="T1">E ka lo na ambeni wadengo-buze so ayeke gue na kodro ti Ezipte. Alingbi Joseph agbian nga na popo ti awande. Êen, ti mo, nginza ni laa.</text:span></text:p>
      <text:p text:style-name="P7">Ala ka lo! Sioni ngobo! Fade e tene nyen na Babâ?</text:p>
      <text:p text:style-name="P7">Fade e yoro yongoro bongo ti Joseph na ya ti mene ti ngasa. Fade Babâ adeba na anyama ti ngonda.</text:p>
      <text:p text:style-name="P1"><text:soft-page-break/><text:span text:style-name="v_20_-_20_Verse_20_Number"><text:span text:style-name="T2">3 </text:span></text:span><text:span text:style-name="T1">Na kiringo na kodro, a-ita so azia na sese sioni pialo ti ala.</text:span></text:p>
      <text:p text:style-name="P7">E wara yongoro bongo so na mene. Me e hinga wani biani ape. Na bibe ti mo ayeke ti …</text:p>
      <text:p text:style-name="P7">Ti Joseph laa! Bamara laa afâ taa lo. Joseph, molenge ti mbi,</text:p>
      <text:p text:style-name="P7">O, molenge ti mbi!</text:p>
      <text:p text:style-name="P1"><text:span text:style-name="v_20_-_20_Verse_20_Number"><text:span text:style-name="T2">4 </text:span></text:span><text:span text:style-name="T1">Na ndembe so Jacob asara mua ti molenge so lo ye mingi, awadengo-buze aka lo na Ezipte.</text:span></text:p>
      <text:p text:style-name="P7">Baa! Pendere molenge-koli so ayeke ngangu. Fade lo ga nzoni ngbaa na yangbo ti gbia. Ti mo oke?</text:p>
      <text:p text:style-name="P7">Ale ti nginza 30!</text:p>
      <text:p text:style-name="P6">94</text:p>
      <text:p text:style-name="P1"><text:span text:style-name="v_20_-_20_Verse_20_Number"><text:span text:style-name="T2">1 </text:span></text:span><text:span text:style-name="T1">Pasi ti wayenda</text:span></text:p>
      <text:p text:style-name="P7">Tongo nda ti aye 39:1-20</text:p>
      <text:p text:style-name="P7">O Nzapa, sara na mbi! Ti mo, pialo ni ayeke tongana nyen?</text:p>
      <text:p text:style-name="P7">Tongaso, molenge ti Jacob, so lo ye mingi, aga ngbaa ti Potifar, makonzi ti aturugu ti gbia. Me Joseph aye pepe si zo abaa mawa ti lo. Lo zia be ti lo gi na Nzapa, na lo ne tere ti lo.</text:p>
      <text:p text:style-name="P1"><text:span text:style-name="v_20_-_20_Verse_20_Number"><text:span text:style-name="T2">2 </text:span></text:span><text:span text:style-name="T1">Hio tongaso, molenge-koli so ambumbuse lo asara kua na ngangu kue.</text:span></text:p>
      <text:p text:style-name="P7">Mbeni ngbaa ti hon Joseph ti mbi ayeke ape.</text:p>
      <text:p text:style-name="P7">Sarango ye ti lo ayeke tongana ngbaa ape. Fa nda ti lo na mbi si.</text:p>
      <text:p text:style-name="P1"><text:span text:style-name="v_20_-_20_Verse_20_Number"><text:span text:style-name="T2">3 </text:span></text:span><text:span text:style-name="T1">Ambeni wadengo-buze aga na lo na sese ti Kanaan. Lo yeke ngangu—nga na ndara.</text:span></text:p>
      <text:p text:style-name="P7">Lo yeke pendere biani! Gi bongo so lo yu, mo baa mo tene molenge ti gbia.</text:p>
      <text:p text:style-name="P1"><text:span text:style-name="v_20_-_20_Verse_20_Number"><text:span text:style-name="T2">4 </text:span></text:span><text:span text:style-name="T1">Tongana angu ayeke hon, Potifar azia Joseph tongana wayenda ti amosoro ti lo kue.</text:span></text:p>
      <text:p text:style-name="P7">Ye kue aga nzoni na gbe ti kua ti Joseph.</text:p>
      <text:p text:style-name="P7">Lo yeke sambela bi na lâ, ti hunda Nzapa ti mu maboko na lo.</text:p>
      <text:p text:style-name="P6">95</text:p>
      <text:p text:style-name="P1"><text:span text:style-name="v_20_-_20_Verse_20_Number"><text:span text:style-name="T2">1 </text:span></text:span><text:span text:style-name="T1">Tongana Joseph ayeke so benda, kpale ayeke ga nga na mbage. Wali ti Potifar asara nzara ti pendere ngbaa so. Mbeni lâ, Potifar ahon …</text:span></text:p>
      <text:p text:style-name="P7">Joseph, ga mo duti na tere ti mbi. Tene na mbi, mo londo na ndo wa? Ngbanga ti nyen mo ga na Ezipte?</text:p>
      <text:p text:style-name="P7"><text:soft-page-break/>Singila na mo. Baa, alingbi mbi hunzi kua ti mbi kozo si Potifar akiri.</text:p>
      <text:p text:style-name="P1"><text:span text:style-name="v_20_-_20_Verse_20_Number"><text:span text:style-name="T2">2 </text:span></text:span><text:span text:style-name="T1">Fade bibe ti mo aduti lakue gi na ndö ti Potifar?</text:span></text:p>
      <text:p text:style-name="P7">Lo yeke kota zo ti mbi! Mbi yeke ke yanga ti lo wala ti Nzapa ti mbi laoko ape!</text:p>
      <text:p text:style-name="P1"><text:span text:style-name="v_20_-_20_Verse_20_Number"><text:span text:style-name="T2">3 </text:span></text:span><text:span text:style-name="T1">Koli wa si asara mara ti ye so na mbi—si lo ngba na fini!</text:span></text:p>
      <text:p text:style-name="P1"><text:span text:style-name="v_20_-_20_Verse_20_Number"><text:span text:style-name="T2">4 </text:span></text:span><text:span text:style-name="T1">Lo ku kiringo ti Potifar, na yongoro bongo ti Joseph na maboko ti lo. Lo bara lo na toto na ngu ti le, nga na mvene na yanga ti lo.</text:span></text:p>
      <text:p text:style-name="P7">Ngbaa ti mo, zo ti Ahebro so, aye ti su ngbangba ti mbi! Mbi de kota kongo si lo kpe – baa, yongoro bongo ti lo so lo zia laa. Mo baa ni?</text:p>
      <text:p text:style-name="P7">Ti so, fade lo sara kanga ni!</text:p>
      <text:p text:style-name="P1"><text:span text:style-name="v_20_-_20_Verse_20_Number"><text:span text:style-name="T2">5 </text:span></text:span><text:span text:style-name="T1">Baa zo so ayeke ga ti wara e ge, na abongo so aza zango so.</text:span></text:p>
      <text:p text:style-name="P7">Tongana lo ninga ande ge tongana mbi, fade lo hinga li ti lo na yungo mara ti pendere abongo tongaso.</text:p>
      <text:p text:style-name="P6">96</text:p>
      <text:p text:style-name="P1"><text:span text:style-name="v_20_-_20_Verse_20_Number"><text:span text:style-name="T2">1 </text:span></text:span><text:span text:style-name="T1">Pasi ti kanga</text:span></text:p>
      <text:p text:style-name="P7">Tongo nda ti aye 39:20—41:43</text:p>
      <text:p text:style-name="P7">Na lege ti mvene, Joseph ayeke sara kozo lango ti lo na kanga. Me mbeto asara lo pepe. Lo yeke gi lo oko pepe ngbanga ti so Nzapa ayeke na lo.</text:p>
      <text:p text:style-name="P7">Joseph angba lakue gi na sambela na bi tongana ti kozoni.</text:p>
      <text:p text:style-name="P7">Nzapa wa laa alingbi ti soo lo?</text:p>
      <text:p text:style-name="P7">Zia lo kpoo! Lo yeke nzoni zo ahon atanga ti e kue.</text:p>
      <text:p text:style-name="P1"><text:span text:style-name="v_20_-_20_Verse_20_Number"><text:span text:style-name="T2">2 </text:span></text:span><text:span text:style-name="T1">Lakue gi kpale na kpale. Azo ti kanga apapa ndali ti kobe, ngu, nga na nzoni ndo ti lango daa. Mbeni lâ, tiri alondo …</text:span></text:p>
      <text:p text:style-name="P7">Awe tongaso! Tiri asara si fini ti ala ayeke ga nzoni lawa?</text:p>
      <text:p text:style-name="P1"><text:span text:style-name="v_20_-_20_Verse_20_Number"><text:span text:style-name="T2">3 </text:span></text:span><text:span text:style-name="T1">Ataa na da ti kanga, Nzapa ayeke na Joseph. Na lege ti atara so, Nzapa ayeke hon na Joseph na ngangu ti manda kangango be, na ti duti na li ni. Na ndembe so wabatango-da ti kanga abaa so Joseph aga na siriri na da ti kanga, lo zia lo na ndö ti atanga ti azo ti kanga kue.</text:span></text:p>
      <text:p text:style-name="P6">97</text:p>
      <text:p text:style-name="P1"><text:span text:style-name="v_20_-_20_Verse_20_Number"><text:span text:style-name="T2">1 </text:span></text:span><text:span text:style-name="T1">Mbeni lâ, kota zo ti zongo mapa na gbia na kota zo ti mungo samba na gbia asara ye so aso be ti gbia. Lo bi ala na kanga. Ala use ayeke na abango li so asara nzoni pepe. </text:span><text:soft-page-break/><text:span text:style-name="T1">Ala ga na Joseph ti mu maboko na ala.</text:span></text:p>
      <text:p text:style-name="P1"><text:span text:style-name="v_20_-_20_Verse_20_Number"><text:span text:style-name="T2">2 </text:span></text:span><text:span text:style-name="T1">Na bibe ti mo, bango li ti mbi so aye ti fa nyen?</text:span></text:p>
      <text:p text:style-name="P7">Na ya ti lango ota, fade a ya mo na nduzu, Faraon akiri na mo na kota ndo ti mo. Fade mo kiri mo ga zo ti mungo samba na gbia. Mbi gbu gere ti mo-oo! Tongana tënë ni aga taa-tënë, mo hunda Faraon ti zi mbi na kanga. Mbi sara kanga gi senge senge.</text:p>
      <text:p text:style-name="P1"><text:span text:style-name="v_20_-_20_Verse_20_Number"><text:span text:style-name="T2">3 </text:span></text:span><text:span text:style-name="T1">Fadeso, fa nda ti bango li ti mbi. Gbaa ye ayeke ga ande nzoni!</text:span></text:p>
      <text:p text:style-name="P7">Pardon-ee! Bango li ti mo afa atene, na ya ti lango ota, fade a ya mo na nduzu—fade Faraon akanga go ti mo na tere ti keke.</text:p>
      <text:p text:style-name="P1"><text:span text:style-name="v_20_-_20_Verse_20_Number"><text:span text:style-name="T2">4 </text:span></text:span><text:span text:style-name="T1">Tënë ti Joseph aga taa-tënë. Lango ota na pekoni, a fâ mbeni oko, si mbeni oko akiri ti sara kua na gbe ti gbia. Me zo ti mungo samba ni agirisa zendo ti lo ti sara nzoni tënë ndali ti Joseph. Ngu use na pekoni, mbeni lâ, Faraon a-iri zo ti mungo samba na lo.</text:span></text:p>
      <text:p text:style-name="P7">Laso mbi yeke nyon samba ape. Mbi baa li ti mbi si siriri atia mbi. Zo oko alingbi ti fa peko ni na mbi ape.</text:p>
      <text:p text:style-name="P1"><text:span text:style-name="v_20_-_20_Verse_20_Number"><text:span text:style-name="T2">5 </text:span></text:span><text:span text:style-name="T1">Faraon, mbi hinga mbeni zo ti kanga ti Ahebro so alingbi ti fa peko ti abango li. Lo laa lo fa ti mbi!</text:span></text:p>
      <text:p text:style-name="P7">Nzoni! Mo ngba ti ku nyen?!</text:p>
      <text:p text:style-name="P6">98</text:p>
      <text:p text:style-name="P1"><text:span text:style-name="v_20_-_20_Verse_20_Number"><text:span text:style-name="T2">1 </text:span></text:span><text:span text:style-name="T1">Zo ti mungo samba ague hio, azi Joseph na kanga. Joseph aluti na dawa ti Faraon, gbia ti Ezipte.</text:span></text:p>
      <text:p text:style-name="P7">Taa-tënë biani, mo lingbi ti fa nda ti abango li?</text:p>
      <text:p text:style-name="P7">Mbi lingbi pepe, gi Nzapa ti mbi oko, Faraon. Tene na mbi bango li ti mo.</text:p>
      <text:p text:style-name="P1"><text:span text:style-name="v_20_-_20_Verse_20_Number"><text:span text:style-name="T2">2 </text:span></text:span><text:span text:style-name="T1">Mbi baa akonongo bagara mbarambara so asigigi na bale ti Nil. Na pekoni abagara mbarambara aga. Ala ngen sioni, si ala te akonongo ni kue.</text:span></text:p>
      <text:p text:style-name="P7">Nzapa ayeke tene na mo tënë ti ye so ayeke si. Fade ngu mbarambara asi na gba ti akobe. Na pekoni, ngu mbarambara ti kota nzara ayeke si.</text:p>
      <text:p text:style-name="P1"><text:span text:style-name="v_20_-_20_Verse_20_Number"><text:span text:style-name="T2">3 </text:span></text:span><text:span text:style-name="T1">A lingbi mo gi zo ti ndara ti bongbi akobe ngbanga ti ngu mbarambara, si azo kue awara kobe na ya ti ngu mbarambara ti kota nzara.</text:span></text:p>
      <text:p text:style-name="P7">Zo wa si ahon mo na ndara, taa so Nzapa ayeke na mo so?</text:p>
      <text:p text:style-name="P1"><text:span text:style-name="v_20_-_20_Verse_20_Number"><text:span text:style-name="T2">4 </text:span></text:span><text:span text:style-name="T1">Gi hio biani, Faraon a-iri akota zo ti yangbo ti lo. Gi na le ti ala tongaso, lo yoro bage ti lo na maboko ti Joseph.</text:span></text:p>
      <text:p text:style-name="P1"><text:span text:style-name="T1">Mbi zia mo na ndö ti sese ti Ezipte kue, tongana kota gbelegbia ti mbi. Gi mbi Faraon </text:span><text:soft-page-break/><text:span text:style-name="T1">laa, mbi yeke kota a hon mo.</text:span></text:p>
      <text:p text:style-name="P6">99</text:p>
      <text:p text:style-name="P1"><text:span text:style-name="v_20_-_20_Verse_20_Number"><text:span text:style-name="T2">1 </text:span></text:span><text:span text:style-name="T1">Zo ti be ti Faraon</text:span></text:p>
      <text:p text:style-name="P7">Tongo Nda ti Aye 41:44—42:38</text:p>
      <text:p text:style-name="P7">Gi hio tongaso, Faraon aya Joseph na nduzu, si lo londo na da ti kanga ti ga gbelegbia. Joseph ayeke londo na kubu ti mbata ti gbia, ti sigigi, ti kuku na sese ti sambela, ti kiri singila na Nzapa so abata lo, si afa na lo lege.</text:p>
      <text:p text:style-name="P1"><text:span text:style-name="v_20_-_20_Verse_20_Number"><text:span text:style-name="T2">2 </text:span></text:span><text:span text:style-name="T1">Joseph amu yanga na azo ti londo ti leke tere ti ala ngbanga ti kota nzara. Zo kue ahinga lo, na zo kue ayeke na ngia tongana lo mu pendere molenge-wali ti wayango-sandaga ti Ezipte.</text:span></text:p>
      <text:p text:style-name="P7">Mbi sara baba ngbanga ti mbi ga wali ti mo, Joseph. Mo soo amara ti mbi.</text:p>
      <text:p text:style-name="P7">Akua angba mingi. Angu ti akobe gbani ayeke hon fafadeso.</text:p>
      <text:p text:style-name="P1"><text:span text:style-name="v_20_-_20_Verse_20_Number"><text:span text:style-name="T2">3 </text:span></text:span><text:span text:style-name="T1">Gi hio tongaso, asioni ngu ato nda ni. So kota nzara angba, azo ti ambeni kodro aga so kobe atia ala. Gi Ezipte oko, so Nzapa atene tënë ni na ala, si abata gba ti kobe. Azo ti ambeni kodro kue aga na Ezipte ti wara lege ti vo kobe ti bata. Mbeni lâ, ambeni zo ti kodro ti Kanaan ali na gbata ti Joseph.</text:span></text:p>
      <text:p text:style-name="P1"><text:span text:style-name="v_20_-_20_Verse_20_Number"><text:span text:style-name="T2">4 </text:span></text:span><text:span text:style-name="T1">Ngbanga ti ala ye ti vo kobe, ala gue na gbe ti makonzi ti Ezipte. Legeoko tongana ti so Joseph abaa li ti lo ngu mingi kozoni, ala kuku na gbe ti lo.</text:span></text:p>
      <text:p text:style-name="P7">A-ita ti mbi! Ala hinga le ti mbi mbeni ape na peko ti angu so ahon.</text:p>
      <text:p text:style-name="P6">100</text:p>
      <text:p text:style-name="P1"><text:span text:style-name="v_20_-_20_Verse_20_Number"><text:span text:style-name="T2">1 </text:span></text:span><text:span text:style-name="T1">Ngbanga ti so a-ita ti lo ahinga lo mbeni pepe, Joseph aye ti hinga wala ala manda lege ti ndoye na ti sara nzoni na ya ti angu so ahon, ti londo na ngoi so lani lo baa ala. Lo londo ti tara ala.</text:span></text:p>
      <text:p text:style-name="P7">Ala yeke azo ti bembengo ndo!</text:p>
      <text:p text:style-name="P1"><text:span text:style-name="v_20_-_20_Verse_20_Number"><text:span text:style-name="T2">2 </text:span></text:span><text:span text:style-name="T1">Ên-en, kota zo! E yeke amolenge ti kota babâ, Jacob. Lo tokua e ti vo kobe.</text:span></text:p>
      <text:p text:style-name="P7">Amolenge baleoko? Babâ ti ala adu ala oke?</text:p>
      <text:p text:style-name="P7">Lo du amolenge 12. Tanga ni, Benjamin, angba na tere ti babâ kâ na kodro. Mbeni so akui ando giriri aninga awe.</text:p>
      <text:p text:style-name="P1"><text:span text:style-name="v_20_-_20_Verse_20_Number"><text:span text:style-name="T2">3 </text:span></text:span><text:span text:style-name="T1">Mbi tene ti mbi, ala yeke azo ti bembengo ndo.</text:span></text:p>
      <text:p text:style-name="P7">Turugu! Zia ala na kanga!</text:p>
      <text:p text:style-name="P6"><text:soft-page-break/>101</text:p>
      <text:p text:style-name="P1"><text:span text:style-name="v_20_-_20_Verse_20_Number"><text:span text:style-name="T2">1 </text:span></text:span><text:span text:style-name="T1">Ndali ti nyen lo baa e gi tongana azo ti bembengo ndo?</text:span></text:p>
      <text:p text:style-name="P7">Mbi hinga ape—me ahon gbungo li so si kota zo so aye ti hinga amolenge oke laa babâ ti e adu ando.</text:p>
      <text:p text:style-name="P7">Angbonga ahon … na alango. A-ita ti Joseph agi lege ti hinga nyen laa asi. Ataa nga legeoko ala wara bibe pepe so ita ti ala, Joseph, si ayeke kota zo na ndö ti Ezipte.</text:p>
      <text:p text:style-name="P1"><text:span text:style-name="v_20_-_20_Verse_20_Number"><text:span text:style-name="T2">2 </text:span></text:span><text:span text:style-name="T1">Na lango ota ni, Joseph ahunda titene aga na lo a-ita ti lo.</text:span></text:p>
      <text:p text:style-name="P7">Ala lingbi ti vo kobe senge. So ala yeke azo ti bembengo ndo ape, fade mbi bata oko ti ala na kanga ngbii, ala ga na tanga ti ita ti ala na mbi.</text:p>
      <text:p text:style-name="P7">Taa mbi na kanga?</text:p>
      <text:p text:style-name="P1"><text:span text:style-name="v_20_-_20_Verse_20_Number"><text:span text:style-name="T2">3 </text:span></text:span><text:span text:style-name="T1">So ayeke taa futa ti ye so e sara ando na Joseph.</text:span></text:p>
      <text:p text:style-name="P7">Mbi tene lani ala sara sioni na lo ape!</text:p>
      <text:p text:style-name="P7">Amu ngu mingi tongaso titene vundu asara mo ndali ti sioni so mo sara giriri na lango so?</text:p>
      <text:p text:style-name="P1"><text:span text:style-name="v_20_-_20_Verse_20_Number"><text:span text:style-name="T2">4 </text:span></text:span><text:span text:style-name="T1">A kanga Simeon hio na kamba si a kiri na lo na kanga tongana ngbaa. Na ya ti mbeto, nga so ala ye ti zia kodro ti Ezipte, atanga ti ita ni ahon hio na ndo ti vongo kobe.</text:span></text:p>
      <text:p text:style-name="P7">Futa mbi kozo, si mbi mu kobe na ala.</text:p>
      <text:p text:style-name="P6">102</text:p>
      <text:p text:style-name="P1"><text:span text:style-name="v_20_-_20_Verse_20_Number"><text:span text:style-name="T2">1 </text:span></text:span><text:span text:style-name="T1">Abozo ti kobe ti ala asi awe. A-ita ni azia Ezipte hio ti gue. Me tongana ala si na kodro, ala baa so abozo ti ala asi gi na akobe pepe, me nga na anginza ti ala kue!</text:span></text:p>
      <text:p text:style-name="P7">Ndali ti nyen ala yeke na anginza na ya ti abozo ti ala? Ka Simeon ayeke na ndo wa?</text:p>
      <text:p text:style-name="P7">Lege ni kue ayeke ye ti ngangu. Kota zo ni atene e yeke azo ti bembengo ndo. Lo zia e kue na kanga, si lo zi e, me Simeon ape. Simeon angba gi kâ … ngbii … e gue na Benjamin na Ezipte si.</text:p>
      <text:p text:style-name="P1"><text:span text:style-name="v_20_-_20_Verse_20_Number"><text:span text:style-name="T2">2 </text:span></text:span><text:span text:style-name="T1">Ti gue na Benjamin na Ezipte? So tënë na ala! Joseph akui ando awe. Ti girisa mbeni molenge ti mbi! Mbi yeke zi lege na Benjamin ape.</text:span></text:p>
      <text:p text:style-name="P7">Me Babâ, ka Simeon ni?</text:p>
      <text:p text:style-name="P1"><text:span text:style-name="v_20_-_20_Verse_20_Number"><text:span text:style-name="T2">3 </text:span></text:span><text:span text:style-name="T1">Êen, ka Simeon ni? Ka e ni? Si tongana akobe ahunzi awe si e kiri ti gue kâ ti vo mbeni, e lingbi ti zia Benjamin na peko ape.</text:span></text:p>
      <text:p text:style-name="P1"><text:span text:style-name="v_20_-_20_Verse_20_Number"><text:span text:style-name="T2">4 </text:span></text:span><text:span text:style-name="T1">Asewa so ate akobe ni gi kete kete. Me mbeni lâ, nzara asara amara ti Jacob. A </text:span><text:soft-page-break/><text:span text:style-name="T1">lingbi ala yeda ti gue na Ezipte.</text:span></text:p>
      <text:p text:style-name="P7">Akobe ni aga nduru ti hunzi awe. Fade e sara tongana nyen?</text:p>
      <text:p text:style-name="P6">103</text:p>
      <text:p text:style-name="P1"><text:span text:style-name="v_20_-_20_Verse_20_Number"><text:span text:style-name="T2">1 </text:span></text:span><text:span text:style-name="T1">Gango na Benjamin</text:span></text:p>
      <text:p text:style-name="P7">Tongo nda ti aye 43—44</text:p>
      <text:p text:style-name="P7">A ga ye ti ngangu na Jacob, mbakoro makonzi, ti soro na popo ni …</text:p>
      <text:p text:style-name="P7">Me ndali ti nyen komanda ti kodro ti Ezipte abata Simeon na kanga, ngbii lo baa Benjamin si? Nyen laa lo ye na tere ti tanga ti amolenge ni?</text:p>
      <text:p text:style-name="P7">Zo wa laa ahinga, Babâ? Me tongana mbi gue ape, fade Simeon akui na kanga—si e kui na nzara. A lingbi mbi gue!</text:p>
      <text:p text:style-name="P1"><text:span text:style-name="v_20_-_20_Verse_20_Number"><text:span text:style-name="T2">2 </text:span></text:span><text:span text:style-name="T1">Tënë ti Benjamin ayeke na legeni.</text:span></text:p>
      <text:p text:style-name="P7">Ala gue. Ala mu nginza so awu lege use ndali ti ngere ti kobe. Ala mu akadoo ngbanga ti komanda ti kodro. Zia Nzapa abaa mawa ti e kue!</text:p>
      <text:p text:style-name="P1"><text:span text:style-name="v_20_-_20_Verse_20_Number"><text:span text:style-name="T2">3 </text:span></text:span><text:span text:style-name="T1">Alango na pekoni, amolenge ti Jacob ali na Ezipte na anyama ti yongo kungba.</text:span></text:p>
      <text:p text:style-name="P7">Gi be ti mo ape, Benjamin. Fade e sara kue si ye ti ngangu asi na mo ape.</text:p>
      <text:p text:style-name="P7">Mbeto asara mbi ape. Fade Nzapa asara na e legeoko tongana ti kozoni, kâ na ayaka ti kodro ti e.</text:p>
      <text:p text:style-name="P6">104</text:p>
      <text:p text:style-name="P1"><text:span text:style-name="v_20_-_20_Verse_20_Number"><text:span text:style-name="T2">1 </text:span></text:span><text:span text:style-name="T1">Tongana a-ita so akiri, Joseph azi Simeon na kanga, si lo hunda ndo na Juda.</text:span></text:p>
      <text:p text:style-name="P7">Babâ ti ala ayeke senge?</text:p>
      <text:p text:style-name="P7">Êen, Gbia.</text:p>
      <text:p text:style-name="P1"><text:span text:style-name="v_20_-_20_Verse_20_Number"><text:span text:style-name="T2">2 </text:span></text:span><text:span text:style-name="T1">Ka ita ti ala ti tanga ni laa?</text:span></text:p>
      <text:p text:style-name="P7">Êen! So Benjamin laa.</text:p>
      <text:p text:style-name="P1"><text:span text:style-name="v_20_-_20_Verse_20_Number"><text:span text:style-name="T2">3 </text:span></text:span><text:span text:style-name="T1">Le ti ita ti lo, Benjamin, adabe ti Joseph na mama ti ala, so akui na ndembe ti dungo Benjamin. Hio tongaso, lo lingbi ti baa le ti a-ita ti lo ti babâ oko pepe, si lo londo, lo sigigi na ya ti kubu ni.</text:span></text:p>
      <text:p text:style-name="P7">Nyen laa asi?</text:p>
      <text:p text:style-name="P7">Gi lo oko, fadeso Joseph ahon ndö ti mawa ti lo.</text:p>
      <text:p text:style-name="P1"><text:span text:style-name="v_20_-_20_Verse_20_Number"><text:span text:style-name="T2">4 </text:span></text:span><text:span text:style-name="T1">Joseph akiri fadeso na kota da ti tengo akobe. Lo leke pialo ti tara a-ita ti lo. Ala kue aduti, a mu na ala kobe ti te. Ataa so, kue ayeke ye ti kpene na le ti ala.</text:span></text:p>
      <text:p text:style-name="P1"><text:soft-page-break/><text:span text:style-name="v_20_-_20_Verse_20_Number"><text:span text:style-name="T2">5 </text:span></text:span><text:span text:style-name="T1">Ala baa so e duti na peko ti tere na lege ti ngu ti e so?</text:span></text:p>
      <text:p text:style-name="P7">Mbi tene na ala, koli so ahinga atënë na ndö ti e mingi. Fade lo yeke sara nyen?</text:p>
      <text:p text:style-name="P6">105</text:p>
      <text:p text:style-name="P1"><text:span text:style-name="v_20_-_20_Verse_20_Number"><text:span text:style-name="T2">1 </text:span></text:span><text:span text:style-name="T1">So ala ngba ti gi be ti ala, komanda ti kodro ni atene a mu kobe na a-ita ti lo. Lo fu kota kobe na Benjamin. So afa lege ti nengo zo.</text:span></text:p>
      <text:p text:style-name="P7">Ala baa ni?</text:p>
      <text:p text:style-name="P7">Ye so afa so sioni ayeke si na Benjamin ape!</text:p>
      <text:p text:style-name="P1"><text:span text:style-name="v_20_-_20_Verse_20_Number"><text:span text:style-name="T2">2 </text:span></text:span><text:span text:style-name="T1">Matanga ti tengo akobe ni ahunzi. Ndo ahan awe, a-ita ni avo kobe ti ala na ala gue. Me ala ngba gi ti sigigi na ya ti gbata ni, si biani ambarata ti komanda asi na ala.</text:span></text:p>
      <text:p text:style-name="P7">Ala luti!</text:p>
      <text:p text:style-name="P7">Mbeni zo na popo ti ala anzi kopo ti wen ti nginza ti kota zo ti mbi.</text:p>
      <text:p text:style-name="P1"><text:span text:style-name="v_20_-_20_Verse_20_Number"><text:span text:style-name="T2">3 </text:span></text:span><text:span text:style-name="T1">Kopo ti wen ti nginza ti kota zo ti mo? E sara ye oko pepe. Gi ya ti aye ti e tongana mo ye.</text:span></text:p>
      <text:p text:style-name="P7">Tongana mbi wara kopo ni, fade zo so ahonde ni na ya ti bozo ti lo awara ngbanga ti sioni.</text:p>
      <text:p text:style-name="P1"><text:span text:style-name="v_20_-_20_Verse_20_Number"><text:span text:style-name="T2">4 </text:span></text:span><text:span text:style-name="T1">A gi ya ti abozo oko na oko. Ti hunzingo ni, turugu ni azi ti Benjamin.</text:span></text:p>
      <text:p text:style-name="P7">Kopo ni laa!</text:p>
      <text:p text:style-name="P6">106</text:p>
      <text:p text:style-name="P1"><text:span text:style-name="v_20_-_20_Verse_20_Number"><text:span text:style-name="T2">1 </text:span></text:span><text:span text:style-name="T1">Mbi baa ni kozo ape! Laoko ape!</text:span></text:p>
      <text:p text:style-name="P7">E sara na mbana ape, taa-tënë. Lo nzi ni ape.</text:p>
      <text:p text:style-name="P1"><text:span text:style-name="v_20_-_20_Verse_20_Number"><text:span text:style-name="T2">2 </text:span></text:span><text:span text:style-name="T1">A mu yanga na mbi titene mbi kiri na zo so ayeke na kopo ni. Mo so kâ so—na ya ti pusu!</text:span></text:p>
      <text:p text:style-name="P7">Fade e na mo kue e kiri kâ, Benjamin.</text:p>
      <text:p text:style-name="P1"><text:span text:style-name="v_20_-_20_Verse_20_Number"><text:span text:style-name="T2">3 </text:span></text:span><text:span text:style-name="T1">Na kiringo na gbata, a-ita so aluti na dawa ti komanda ti kodro ti Ezipte. Ngonzo asara lo.</text:span></text:p>
      <text:p text:style-name="P7">Ala baa atene ala lingbi ti nzi mbi si ala kpe ahon?</text:p>
      <text:p text:style-name="P6">107</text:p>
      <text:p text:style-name="P1"><text:span text:style-name="v_20_-_20_Verse_20_Number"><text:span text:style-name="T2">1 </text:span></text:span><text:span text:style-name="T1">Fade mbi baa mawa ti ala. Fade zo ti nzingo kopo ni aga ngbaa ti mbi. Na atanga ni alingbi ti kiri na babâ ti ala.</text:span></text:p>
      <text:p text:style-name="P1"><text:soft-page-break/><text:span text:style-name="v_20_-_20_Verse_20_Number"><text:span text:style-name="T2">2 </text:span></text:span><text:span text:style-name="T1">Tongana Benjamin akiri na kodro pepe, fade vundu afâ babâ ti e. Zia mbi si, mbi ga ngbaa ti mo, si Benjamin asigigi.</text:span></text:p>
      <text:p text:style-name="P1"><text:span text:style-name="v_20_-_20_Verse_20_Number"><text:span text:style-name="T2">3 </text:span></text:span><text:span text:style-name="T1">Ndo ade ngii, ngbanga ti mbeni ngoi. Fadeso komanda ti kodro abaa ndo na aturugu ti lo.</text:span></text:p>
      <text:p text:style-name="P7">Ala gue!</text:p>
      <text:p text:style-name="P7">Ala zia mbi oko na akoli so.</text:p>
      <text:p text:style-name="P1"><text:span text:style-name="v_20_-_20_Verse_20_Number"><text:span text:style-name="T2">4 </text:span></text:span><text:span text:style-name="T1">A-ita so aku na mbeto. Ti hunzingo ni, Joseph atene tënë …</text:span></text:p>
      <text:p text:style-name="P7">Mbi lingbi ape ti kiri ti honde ye na ala – mbi, Joseph, ita ti ala laa! Ala ka mbi ando tongana ngbaa asara ngu mingi laso. Nzapa asara tufa na li ti mbi si fadeso e kiri e wara tere.</text:p>
      <text:p text:style-name="P6">108</text:p>
      <text:p text:style-name="P1"><text:span text:style-name="v_20_-_20_Verse_20_Number"><text:span text:style-name="T2">1 </text:span></text:span><text:span text:style-name="T1">Bongbingo ti sewa</text:span></text:p>
      <text:p text:style-name="P7">Tongo nda ti aye (Genese) 45—47</text:p>
      <text:p text:style-name="P7">Be ti amolenge ti Jacob ado ti baa so, komanda ti sese ti Ezipte mobimba ayeke taa ita ti ala so agirisa ando. Ala dabe ti ala na ye so ala sara na lo ando …</text:p>
      <text:p text:style-name="P7">Joseph!</text:p>
      <text:p text:style-name="P7">Gbaa be ti lo ake e. Nyen laa lo yeke sara fadeso?</text:p>
      <text:p text:style-name="P1"><text:span text:style-name="v_20_-_20_Verse_20_Number"><text:span text:style-name="T2">2 </text:span></text:span><text:span text:style-name="T1">Mbi ma na be so ayeke fade bibe ti Nzapa ngbanga ti mbi ti ga na Ezipte, si mbi lingbi ti soo ala – nga na fini ti azo kue so ayeke na pasi ti nzara.</text:span></text:p>
      <text:p text:style-name="P1"><text:span text:style-name="v_20_-_20_Verse_20_Number"><text:span text:style-name="T2">3 </text:span></text:span><text:span text:style-name="T1">E lingbi na nzoni be ti Nzapa ape. Joseph, mo lingbi ti zi tënë so na li ti e?</text:span></text:p>
      <text:p text:style-name="P7">Mbi zi asioni ti ala kue a sara ngu mingi awe. Me mbi ye fade ti hinga biani wala ala gbian. So ala fa ndoye ti ala ndali ti Benjamin, mbi hinga so ala gbian awe.</text:p>
      <text:p text:style-name="P1"><text:span text:style-name="v_20_-_20_Verse_20_Number"><text:span text:style-name="T2">4 </text:span></text:span><text:span text:style-name="T1">Baa, nzara akiri angba ngbanga ti ngu oku. Ala gue na kodro na ala ga na babâ ti e, si lo duti na tere ti mbi. Fade mbi mu na ala ye kue.</text:span></text:p>
      <text:p text:style-name="P7">Singila na Nzapa ndali ti mara ti ita tongana mo.</text:p>
      <text:p text:style-name="P6">109</text:p>
      <text:p text:style-name="P1"><text:span text:style-name="v_20_-_20_Verse_20_Number"><text:span text:style-name="T2">1 </text:span></text:span><text:span text:style-name="T1">Gi hio biani, a-ita ti Joseph ague ti tene nzoni sango so na babâ ti ala. Kangango be ti Joseph aye ti nze, si mbeni lâ …</text:span></text:p>
      <text:p text:style-name="P7">Gbia, babâ ti mo na a-ita ti mo asara da ti ala ti bongo na Goshen!</text:p>
      <text:p text:style-name="P1"><text:span text:style-name="v_20_-_20_Verse_20_Number"><text:span text:style-name="T2">2 </text:span></text:span><text:span text:style-name="T1">Joseph ague hio ti mu pusu ti lo, lo mu loro ti gue na ndo ti babâ ti lo.</text:span></text:p>
      <text:p text:style-name="P1"><text:soft-page-break/><text:span text:style-name="v_20_-_20_Verse_20_Number"><text:span text:style-name="T2">3 </text:span></text:span><text:span text:style-name="T1">Babâ! Babâ!</text:span></text:p>
      <text:p text:style-name="P7">Molenge ti mbi! Nzapa akiri na peko ti asambela ti mbi!</text:p>
      <text:p text:style-name="P1"><text:span text:style-name="v_20_-_20_Verse_20_Number"><text:span text:style-name="T2">4 </text:span></text:span><text:span text:style-name="T1">Joseph ague na babâ ti lo ti baa Faraon, si Faraon amu na Jacob taa nzoni sese na ya ti Ezipte ti batango na anyama.</text:span></text:p>
      <text:p text:style-name="P7">Zia Nzapa asara tufa na li ti mo, ndali ti ndoye ti mo ngbanga ti e.</text:p>
      <text:p text:style-name="P6">110</text:p>
      <text:p text:style-name="P1"><text:span text:style-name="v_20_-_20_Verse_20_Number"><text:span text:style-name="T2">1 </text:span></text:span><text:span text:style-name="T1">Tanga ti angu ti Joseph</text:span></text:p>
      <text:p text:style-name="P7">Tongo nda ti aye 48—50</text:p>
      <text:p text:style-name="P7">Jacob na amolenge ti lo aduti na ngia na kodro ti Ezipte ngbanga ti ngu 17. Si mbeni lâ, mbeni watokua aga na sioni sango na Joseph …</text:p>
      <text:p text:style-name="P7">Kota zo, tere ti babâ ti mo aso mingi. Lo ye ti baa mo na amolenge ti mo hio!</text:p>
      <text:p text:style-name="P1"><text:span text:style-name="v_20_-_20_Verse_20_Number"><text:span text:style-name="T2">2 </text:span></text:span><text:span text:style-name="T1">Ala gue hio ti baa Jacob.</text:span></text:p>
      <text:p text:style-name="P7">Ga na amolenge ti mo, mbi sara tufa na li ti ala kozoni si mbi kui.</text:p>
      <text:p text:style-name="P1"><text:span text:style-name="v_20_-_20_Verse_20_Number"><text:span text:style-name="T2">3 </text:span></text:span><text:span text:style-name="T1">Nzapa so afa lege na mbi lakue lakue, asara tufa na li ti atara ti mbi.</text:span></text:p>
      <text:p text:style-name="P7">Ndali ti sioni be ti akozo molenge ti lo, Jacob azia iri ti makonzi ti sewa na li ti Joseph na amolenge ti lo. Tongana lo dabe ti lo so ando lo yeke ngambe, Jacob azia amaboko ti lo na ndö ti tere na ngoi so lo sara tufa na li ti Manase na Efraim. Ye so laa amu kota mosoro ti yaya mingi na ngambe ni, Efraim.</text:p>
      <text:p text:style-name="P1"><text:span text:style-name="v_20_-_20_Verse_20_Number"><text:span text:style-name="T2">4 </text:span></text:span><text:span text:style-name="T1">Jacob a-iri amolenge ti lo kue, na lo sara tufa na li ti ala. Jacob akui si amolenge ti lo ague na kuâ ti babâ ti ala na sese ti akotara ti lo na Kanaan.</text:span></text:p>
      <text:p text:style-name="P1"><text:span text:style-name="v_20_-_20_Verse_20_Number"><text:span text:style-name="T2">5 </text:span></text:span><text:span text:style-name="T1">Na peko ti totongo kuâ ti Jacob, Joseph asigigi na ya ti kando gi lo oko. A-ita ti lo abaa lo na ya ti mawa ti lo.</text:span></text:p>
      <text:p text:style-name="P7">Ataa na peko ti angu so kue, Joseph angba gi nduru ahon na babâ ti e.</text:p>
      <text:p text:style-name="P7">Lege titene e mbo ngu ti le ti lo ayeke ape.</text:p>
      <text:p text:style-name="P6">111</text:p>
      <text:p text:style-name="P1"><text:span text:style-name="v_20_-_20_Verse_20_Number"><text:span text:style-name="T2">1 </text:span></text:span><text:span text:style-name="T1">Joseph, mo ga fadeso zo ti li ni ti mara ti e. Fade e ga angbaa ti mo tongana mo ye.</text:span></text:p>
      <text:p text:style-name="P7">Ên-en. Ala sara sioni, me Nzapa agbian sioni ti ala, aga nzoni.</text:p>
      <text:p text:style-name="P1"><text:span text:style-name="v_20_-_20_Verse_20_Number"><text:span text:style-name="T2">2 </text:span></text:span><text:span text:style-name="T1">Amolenge ti Jacob aduti na ngia ngu mingi na Ezipte.</text:span></text:p>
      <text:p text:style-name="P7">Nzapa asara nzoni na e ahon kua ti e.</text:p>
      <text:p text:style-name="P7">Mbi ngba na fini, fade mbi mu singila na Nzapa, na mbi hunda lo ti zi asioni ti mbi.</text:p>
      <text:p text:style-name="P7"><text:soft-page-break/>Tongana Joseph aga mbakoro mingi, lo iri asewa ti lo ti ga ti baa lo.</text:p>
      <text:p text:style-name="P1"><text:span text:style-name="v_20_-_20_Verse_20_Number"><text:span text:style-name="T2">3 </text:span></text:span><text:span text:style-name="T1">Fade Nzapa asigigi na ala na ya ti kodro so, ti gue na ala na sese so lo mu na Abraham, Isaac, na Jacob. Tongana ala sigigi, ala mu abio ti mbi. Mbi ye a lu mbi na sese ti akotara ti mbi.</text:span></text:p>
      <text:p text:style-name="P7">Aninga pepe na pekoni, Joseph akui.</text:p>
      <text:p text:style-name="P1"><text:span text:style-name="v_20_-_20_Verse_20_Number"><text:span text:style-name="T2">4 </text:span></text:span><text:span text:style-name="T1">Kodro ti Ezipte kue asara mua ti kuâ ti Joseph. Me tongana afini gbia aga na mbata ni, ala girisa na lege wa Joseph, na Nzapa ti lo, asoo Ezipte. Ala baa ti ala gi wungo ti amara ti Ahebro gbani mingi.</text:span></text:p>
      <text:p text:style-name="P6">112</text:p>
      <text:p text:style-name="P1"><text:span text:style-name="v_20_-_20_Verse_20_Number"><text:span text:style-name="T2">1 </text:span></text:span><text:span text:style-name="T1">Kete molenge na ya ti sakpa</text:span></text:p>
      <text:p text:style-name="P7">Sigingo (Exode) 1:1—2:10</text:p>
      <text:p text:style-name="P7">Fini Faraon ti Ezipte agirisa so akotara ti Ahebro, Joseph, asoo ando Ezipte na ya ti kota nzara. Faraon ayeke tambula na ya ti mangboko ti lo na le ti bale ti Nil. Lo kanga le ti lo tongana lo baa awabatango-taba ti Ahebro na gba ti amosoro ti nyama ti ala.</text:p>
      <text:p text:style-name="P7">Ahebro awu mingi na kodro ti Ezipte! Tongana bira asi, ala lingbi ti londo ti tiri na e. A lingbi mbi gi lege ti kanga lege na ala si ala ga na kpale pepe.</text:p>
      <text:p text:style-name="P1"><text:span text:style-name="v_20_-_20_Verse_20_Number"><text:span text:style-name="T2">2 </text:span></text:span><text:span text:style-name="T1">Na ndade ni, gbia abaa ndo na ndö ti fini pialo ti lekengo da.</text:span></text:p>
      <text:p text:style-name="P7">A lingbi e wara azo ti kua, wungo ti ala ahon saki mingi, si kua ni ahunzi.</text:p>
      <text:p text:style-name="P7">Mara ti kua so alingbi gi na Ahebro. Fade ala sara kua tongana angbaa. Tongaso e lingbi ti futa ala pepe si Ahebro so alingbi ti ga na kpale pepe.</text:p>
      <text:p text:style-name="P1"><text:span text:style-name="v_20_-_20_Verse_20_Number"><text:span text:style-name="T2">3 </text:span></text:span><text:span text:style-name="T1">Ti londo na kota ndaperere ti si na lakui, amu akoli ti Ahebro na amaseka na da ti ala na ngangu, ti sara kua gi na lege ti pika ti amakonzi ti kua.</text:span></text:p>
      <text:p text:style-name="P6">113</text:p>
      <text:p text:style-name="P1"><text:span text:style-name="v_20_-_20_Verse_20_Number"><text:span text:style-name="T2">1 </text:span></text:span><text:span text:style-name="T1">Me na lege ti tufa ti Nzapa, Ahebro awu mingi na ala ga ngangu ahon—ataa na ya aye ti ngangu so!</text:span></text:p>
      <text:p text:style-name="P7">E mu na ala gi ngangu kua lakue, me wungo ti Ahebro ahon ti kozoni. Ye so ayeke mu ngia na gbia ape …</text:p>
      <text:p text:style-name="P1"><text:span text:style-name="v_20_-_20_Verse_20_Number"><text:span text:style-name="T2">2 </text:span></text:span><text:span text:style-name="T1">Na ndembe so Faraon ama asango …</text:span></text:p>
      <text:p text:style-name="P7">Fade mbi baa lege ti angbaa so! Ala bi amolenge-koli ti Ahebro kue na bale ti Nil!</text:p>
      <text:p text:style-name="P1"><text:span text:style-name="v_20_-_20_Verse_20_Number"><text:span text:style-name="T2">3 </text:span></text:span><text:span text:style-name="T1">Azo asara ye alingbi na pialo ni. Ababâ na amama ti Ahebro alingbi ti kui fade na </text:span><text:soft-page-break/><text:span text:style-name="T1">lege ti hondengo amolenge ti ala, si azo ti gbia anzee pepe na bembengo ndo ti ala.</text:span></text:p>
      <text:p text:style-name="P1"><text:span text:style-name="v_20_-_20_Verse_20_Number"><text:span text:style-name="T2">4 </text:span></text:span><text:span text:style-name="T1">Lakue na bi, Amram, mbeni Hebro ti mara ti Levi, azia ndo-kua ti lo ti kpe hio na da ti lo—na ya mbeto, wala aturugu asi na da ti lo.</text:span></text:p>
      <text:p text:style-name="P7">O Nzapa, bata fini ti molenge-koli ti e si azo ti Ezipte afâ lo ape.</text:p>
      <text:p text:style-name="P6">114</text:p>
      <text:p text:style-name="P1"><text:span text:style-name="v_20_-_20_Verse_20_Number"><text:span text:style-name="T2">1 </text:span></text:span><text:span text:style-name="T1">Miriam ayeke daa! Aturugu aga nga pepe.</text:span></text:p>
      <text:p text:style-name="P1"><text:span text:style-name="v_20_-_20_Verse_20_Number"><text:span text:style-name="T2">2 </text:span></text:span><text:span text:style-name="T1">Amram alinda da hio—si lo kanga yanga ti da ni.</text:span></text:p>
      <text:p text:style-name="P7">Biani, Nzapa ayeke na e. Molenge ti e awara nze ota awe. Aturugu ti Faraon awara lo pepe.</text:p>
      <text:p text:style-name="P1"><text:span text:style-name="v_20_-_20_Verse_20_Number"><text:span text:style-name="T2">3 </text:span></text:span><text:span text:style-name="T1">Fade Nzapa amu na mbi lege ti soo molenge ti e!</text:span></text:p>
      <text:p text:style-name="P6">115</text:p>
      <text:p text:style-name="P1"><text:span text:style-name="v_20_-_20_Verse_20_Number"><text:span text:style-name="T2">1 </text:span></text:span><text:span text:style-name="T1">Na ndade ni, Yokebed aleke mbeni kete sakpa.</text:span></text:p>
      <text:p text:style-name="P7">Baa gi ndo, Miriam. Ye ahunzi na mbi awe.</text:p>
      <text:p text:style-name="P1"><text:span text:style-name="v_20_-_20_Verse_20_Number"><text:span text:style-name="T2">2 </text:span></text:span><text:span text:style-name="T1">Si, na lege ti kpengo aturugu ti Ezipte, mama ni ague na sakpa ni na kete molenge ti lo na bale.</text:span></text:p>
      <text:p text:style-name="P7">Fade sakpa ti lo ayeke duti na ndö ti ngu tongana kete mangboko!</text:p>
      <text:p text:style-name="P7">Baa ndo na ndö ti lo, Miriam. Molenge ti mbi-oo, vundu asi be ti mbi, ti bi mo na gigi. Zia Nzapa abaa ndo na ndö ti mo si lo bata mo.</text:p>
      <text:p text:style-name="P1"><text:span text:style-name="v_20_-_20_Verse_20_Number"><text:span text:style-name="T2">3 </text:span></text:span><text:span text:style-name="T1">Miriam ahonde tere ti lo na ya ti apere si lo yeke baa ndo …</text:span></text:p>
      <text:p text:style-name="P7">Molenge-wali ti gbia! Fade lo baa sakpa ti molenge ni?</text:p>
      <text:p text:style-name="P1"><text:span text:style-name="v_20_-_20_Verse_20_Number"><text:span text:style-name="T2">4 </text:span></text:span><text:span text:style-name="T1">Baa—so mara ti kete sakpa ti nyen! Nyen laa si azo ahonde na ya ni?</text:span></text:p>
      <text:p text:style-name="P6">116</text:p>
      <text:p text:style-name="P1"><text:span text:style-name="v_20_-_20_Verse_20_Number"><text:span text:style-name="T2">1 </text:span></text:span><text:span text:style-name="T1">Zo ti kua aga na sakpa ni na molenge ti gbia, si lo zi yanga ni.</text:span></text:p>
      <text:p text:style-name="P7">Mbeni molenge ti Ahebro! Ma toto ti lo! A lingbi e wara mbeni zo ti bata lo.</text:p>
      <text:p text:style-name="P1"><text:span text:style-name="v_20_-_20_Verse_20_Number"><text:span text:style-name="T2">2 </text:span></text:span><text:span text:style-name="T1">Gi hio tongaso, Miriam asigigi na ya ti apere.</text:span></text:p>
      <text:p text:style-name="P7">Ala ye mbi gi mbeni wali Hebro ti bata molenge ni?</text:p>
      <text:p text:style-name="P7">Êen. Hio, mo ga na mbeni na mbi.</text:p>
      <text:p text:style-name="P1"><text:span text:style-name="v_20_-_20_Verse_20_Number"><text:span text:style-name="T2">3 </text:span></text:span><text:span text:style-name="T1">Mama! Ga hio si. Molenge-wali ti Faraon awara molenge ti e—na lo ye titene mbeni wali Hebro si abata lo.</text:span></text:p>
      <text:p text:style-name="P7"><text:soft-page-break/>Nzapa ama sambela ti mbi, Miriam. Fade ye oko asara molenge ti mbi ape ndali ti molenge ti Faraon.</text:p>
      <text:p text:style-name="P1"><text:span text:style-name="v_20_-_20_Verse_20_Number"><text:span text:style-name="T2">4 </text:span></text:span><text:span text:style-name="T1">Na yanga ti bale …</text:span></text:p>
      <text:p text:style-name="P7">Mu molenge so, na mo bata lo na mbi. Tongana mbeni zo azi yanga na mo, iri mbi hio. Mbi mu na lo iri ti Moise, ndali ti mbi sigigi na lo na ya ti ngu.</text:p>
      <text:p text:style-name="P6">117</text:p>
      <text:p text:style-name="P1"><text:span text:style-name="v_20_-_20_Verse_20_Number"><text:span text:style-name="T2">1 </text:span></text:span><text:span text:style-name="T1">Molenge ti gbia akpe</text:span></text:p>
      <text:p text:style-name="P7">Sigingo (Exode) 2</text:p>
      <text:p text:style-name="P7">Tongaso molenge ti Hebro akiri na da ti lo—ti fadeso na gbe ti maboko ti molenge-wali ti gbia. Na bi ni so, Amram na Yokebed abongbi Moise na ita ti lo Miriam na Aaron. Ala kuku si ala sambela.</text:p>
      <text:p text:style-name="P7">O Nzapa, e mu na mo singila so si mo soo kete molenge ti e. Mu na e maboko ti bata lo si lo sara na mo.</text:p>
      <text:p text:style-name="P1"><text:span text:style-name="v_20_-_20_Verse_20_Number"><text:span text:style-name="T2">2 </text:span></text:span><text:span text:style-name="T1">Moise aduti na da ti lo ngbii lo wara ngu osio. Na pekoni, mama ti lo ague na lo na molenge-wali ti Faraon so amu lo tongana taa molenge ti lo.</text:span></text:p>
      <text:p text:style-name="P7">Angu ayeke hon. Moise aduti na yangbo tongana molenge ti gbia Faraon. Mbeni lâ lo yeke tambula na ya ti gbata …</text:p>
      <text:p text:style-name="P1"><text:span text:style-name="v_20_-_20_Verse_20_Number"><text:span text:style-name="T2">3 </text:span></text:span><text:span text:style-name="T1">… na mbeni ndo so angbaa ti mara ti Hebro ayeke sara kua. Tongana lo baa kua ti ngangu ti angbaa, dekongo ti mbeni koli ahon gbungo li ti lo …</text:span></text:p>
      <text:p text:style-name="P6">118</text:p>
      <text:p text:style-name="P1"><text:span text:style-name="v_20_-_20_Verse_20_Number"><text:span text:style-name="T2">1 </text:span></text:span><text:span text:style-name="T1">Moise ahuru na ya ti pusu na gigi ti baa ye so asi—na lo baa mbeni turugu ti Ezipte na pikango mbeni ngbaa ti Ahebro.</text:span></text:p>
      <text:p text:style-name="P1"><text:span text:style-name="v_20_-_20_Verse_20_Number"><text:span text:style-name="T2">2 </text:span></text:span><text:span text:style-name="T1">Na ngonzo ti wâ, Moise apika turugu ni ngangu …</text:span></text:p>
      <text:p text:style-name="P1"><text:span text:style-name="v_20_-_20_Verse_20_Number"><text:span text:style-name="T2">3 </text:span></text:span><text:span text:style-name="T1">Baa! Lo fâ turugu ni awe!</text:span></text:p>
      <text:p text:style-name="P6">119</text:p>
      <text:p text:style-name="P1"><text:span text:style-name="v_20_-_20_Verse_20_Number"><text:span text:style-name="T2">1 </text:span></text:span><text:span text:style-name="T1">Na ndade ni Moise akiri. Lo baa Ahebro use na tiringo ni si lo tara ti kangbi ya ti ala.</text:span></text:p>
      <text:p text:style-name="P7">Ala tiri na popo ti ala pepe, abuba zo!</text:p>
      <text:p text:style-name="P7">Zo wa laa hunda mo ti fâ ngbanga na popo ti e? Mo ye ti fâ mbi tongana ti so mo fâ zo ti Ezipte biri?</text:p>
      <text:p text:style-name="P1"><text:soft-page-break/><text:span text:style-name="v_20_-_20_Verse_20_Number"><text:span text:style-name="T2">2 </text:span></text:span><text:span text:style-name="T1">Azo ahinga atene mbi fâ zo awe. A ngba na mbi gi ye oko ti sara. A lingbi mbi sara ni fadeso!</text:span></text:p>
      <text:p text:style-name="P1"><text:span text:style-name="v_20_-_20_Verse_20_Number"><text:span text:style-name="T2">3 </text:span></text:span><text:span text:style-name="T1">Na peko ti so angbonga ahon mingi awe na yangbo kâ …</text:span></text:p>
      <text:p text:style-name="P7">Moise, molenge ti gbia, afâ mbeni turugu ti Ezipte ndali ti so lo pika mbeni ngbaa Hebro.</text:p>
      <text:p text:style-name="P7">Ala gi lo! Lo ka kodro awe—Ala fâ lo!</text:p>
      <text:p text:style-name="P1"><text:span text:style-name="v_20_-_20_Verse_20_Number"><text:span text:style-name="T2">4 </text:span></text:span><text:span text:style-name="T1">Me Moise akpe awe. Aturugu alingbi ti gbu lo mbeni pepe ataa so ala tumba lo ngangu. Lo kpe—na peko ti loro ti ngangu, lo si na sese ti Madian.</text:span></text:p>
      <text:p text:style-name="P6">120</text:p>
      <text:p text:style-name="P1"><text:span text:style-name="v_20_-_20_Verse_20_Number"><text:span text:style-name="T2">1 </text:span></text:span><text:span text:style-name="T1">Moise awoko na loro si lo wu tere ti lo na yanga ti mbeni du ti ngu.</text:span></text:p>
      <text:p text:style-name="P7">Ala hon kâ, e mu ngu na ataba ti e si!</text:p>
      <text:p text:style-name="P7">Ên-en! E ga kozo. Ala zia e kpoo!</text:p>
      <text:p text:style-name="P1"><text:span text:style-name="v_20_-_20_Verse_20_Number"><text:span text:style-name="T2">2 </text:span></text:span><text:span text:style-name="T1">A lingbi ala zia awali ahon kozo. A hon kue, nzoni kode ti sarango ye ayeke tongaso.</text:span></text:p>
      <text:p text:style-name="P7">Na ya ti mbeto, awabatango-taba ahon ti ala—si Moise amu maboko na awali ngbii ataba ti ala anyon ngu awe.</text:p>
      <text:p text:style-name="P1"><text:span text:style-name="v_20_-_20_Verse_20_Number"><text:span text:style-name="T2">3 </text:span></text:span><text:span text:style-name="T1">Na ndembe so awali so akiri na kando ti ala, oko na popo ti ala atene na babâ ti lo kambisa ti ye so asi na du ti ngu.</text:span></text:p>
      <text:p text:style-name="P7">Mbeni koli asoo ala, si ala kiri na kodro senge? Mbeni oko ti ala atisa lo ti ga ti te kobe ti lakui pepe?</text:p>
      <text:p text:style-name="P1"><text:span text:style-name="v_20_-_20_Verse_20_Number"><text:span text:style-name="T2">4 </text:span></text:span><text:span text:style-name="T1">Iri ti mbi Sefora. Babâ ti mbi, Zetro, a-iri ala ti te kobe na e.</text:span></text:p>
      <text:p text:style-name="P1"><text:span text:style-name="v_20_-_20_Verse_20_Number"><text:span text:style-name="T2">5 </text:span></text:span><text:span text:style-name="T1">Moise ayeda na iringo ndo ni. Na bi ni so na peko ti kobe …</text:span></text:p>
      <text:p text:style-name="P7">Mbi ye mbeni wabatango-anyama—taa zo ti mbirimbiri. Ngbanga ti nyen mo ngba na e pepe?</text:p>
      <text:p text:style-name="P7">Singila, fade mbi ngba na ala.</text:p>
      <text:p text:style-name="P7">So nzoni ndo ti honde tere ti mo yongoro na Faraon.</text:p>
      <text:p text:style-name="P6">121</text:p>
      <text:p text:style-name="P1"><text:span text:style-name="v_20_-_20_Verse_20_Number"><text:span text:style-name="T2">1 </text:span></text:span><text:span text:style-name="T1">Wâ na ya ti keke ti ki!</text:span></text:p>
      <text:p text:style-name="P7">Sigingo 2:21—4:17</text:p>
      <text:p text:style-name="P7">Moise aduti ngbanga ti ayenga na anze. Lo mu Sefora ti ga wali ti lo, na ala du amolenge use.</text:p>
      <text:p text:style-name="P7"><text:soft-page-break/>Gershom ayapu mingi na fingo mvingi.</text:p>
      <text:p text:style-name="P7">Fade lo ga taa wabatango-taba—tongana babâ ti lo.</text:p>
      <text:p text:style-name="P1"><text:span text:style-name="v_20_-_20_Verse_20_Number"><text:span text:style-name="T2">2 </text:span></text:span><text:span text:style-name="T1">Moise asara kua tongana wabatango-taba ti kogara ti lo ngbanga ti ngu 40. Ngu na ngu, anyama ti Zetro ayeke wu. Me na mbeni ngu, apere ahole kue, si Moise ague na ataba ti te fini pere nduru na hoto ti Sinai.</text:span></text:p>
      <text:p text:style-name="P1"><text:span text:style-name="v_20_-_20_Verse_20_Number"><text:span text:style-name="T2">3 </text:span></text:span><text:span text:style-name="T1">Ataa na ya ti angu so kue, Moise alingbi pepe ti girisa amara ti Hebro na sese ti Ezipte.</text:span></text:p>
      <text:p text:style-name="P7">Mbi yeke gi be ti mbi wala Faraon angba na fini? Ka nyen laa asi na a-ita ti mbi, Miriam na Aaron?</text:p>
      <text:p text:style-name="P1"><text:span text:style-name="v_20_-_20_Verse_20_Number"><text:span text:style-name="T2">4 </text:span></text:span><text:span text:style-name="T1">Moise ayeke gi be ti lo nga ngbanga ti angbaa ti Hebro so ayeke baa pasi na gbe ti fimbo ti akota zo ti kua ti Ezipte. Mbeni lâ, lo yo le ti lo na nduzu si lo baa mbeni ye ti ndima na hoto ti Sinai.</text:span></text:p>
      <text:p text:style-name="P7">Wâ na ya ti keke ti ki—si keke ni ayeke gbi ape!</text:p>
      <text:p text:style-name="P1"><text:span text:style-name="v_20_-_20_Verse_20_Number"><text:span text:style-name="T2">5 </text:span></text:span><text:span text:style-name="T1">Lo gue nduru—si lo luti. Mbeni go na ya ti wâ ti keke ni airi ndo, atene, “Moise!”</text:span></text:p>
      <text:p text:style-name="P6">122</text:p>
      <text:p text:style-name="P1"><text:span text:style-name="v_20_-_20_Verse_20_Number"><text:span text:style-name="T2">1 </text:span></text:span><text:span text:style-name="T1">Mbi laa!</text:span></text:p>
      <text:p text:style-name="P7">Moise akiri ti gue na mbage ti keke so. Me gi oko go so atene na lo: “Hange. Mo ga nduru kete ape. Zi poro na gere ti mo! Ndo so mo yeke daa so, ayeke nde si ayeke nzoni kue.”</text:p>
      <text:p text:style-name="P1"><text:span text:style-name="v_20_-_20_Verse_20_Number"><text:span text:style-name="T2">3 </text:span></text:span><text:span text:style-name="T1">Mbi yeke Nzapa ti babâ ti mo, na Nzapa ti akotara ti mo, Abraham, Isaac, na Jacob.</text:span></text:p>
      <text:p text:style-name="P6">123</text:p>
      <text:p text:style-name="P1"><text:span text:style-name="v_20_-_20_Verse_20_Number"><text:span text:style-name="T2">1 </text:span></text:span><text:span text:style-name="T1">Moise ahonde le ti lo na mbeto, ngbanga ti taa Nzapa laa atene tënë na lo.</text:span></text:p>
      <text:p text:style-name="P7">Mbi baa pasi ti amara ti mbi na Ezipte. Mbi zu na sese ti soo ala. Mbi ye titene mo sigigi na ala na Ezipte, si mo gue na ala na fini sese so ngu ti me ti bagara na mafuta ti wotoro asi singo daa. Fadeso, mo gue! Mbi yeke tokua mo na Faraon.</text:p>
      <text:p text:style-name="P1"><text:span text:style-name="v_20_-_20_Verse_20_Number"><text:span text:style-name="T2">2 </text:span></text:span><text:span text:style-name="T1">Mbi yeke zo wa ti tene tënë na Faraon ti Ezipte? Mbi yeke zo wa titene Ahebro amu peko ti mbi? Mbi yeke zo ti li ni ape.</text:span></text:p>
      <text:p text:style-name="P7">Mbi yeke zo ti li ni si mbi yeke na mo. Ma na be na mbi so mo, na azo ti Israel, ayeke ga ande ti voro mbi na li ti hoto so.</text:p>
      <text:p text:style-name="P1"><text:span text:style-name="v_20_-_20_Verse_20_Number"><text:span text:style-name="T2">3 </text:span></text:span><text:span text:style-name="T1">Mbi yeke wayanga-Nzapa wala wayango-sandaga ape. Ka tongana ala hunda mbi na </text:span><text:soft-page-break/><text:span text:style-name="T1">iri ti mo?</text:span></text:p>
      <text:p text:style-name="P7">Mbi yeke so mbi yeke. Fade mbi tiri bira na azo ti Ezipte na lege ti ye ti kpene.</text:p>
      <text:p text:style-name="P1"><text:span text:style-name="v_20_-_20_Verse_20_Number"><text:span text:style-name="T2">4 </text:span></text:span><text:span text:style-name="T1">Ka tongana ala ma na be na mbi pepe?</text:span></text:p>
      <text:p text:style-name="P7">Bi keke ti mo na sese.</text:p>
      <text:p text:style-name="P1"><text:span text:style-name="v_20_-_20_Verse_20_Number"><text:span text:style-name="T2">5 </text:span></text:span><text:span text:style-name="T1">Biani tongaso, keke ti Moise agbian aga sioni ngbo. Lo kpe na mbeto.</text:span></text:p>
      <text:p text:style-name="P6">124</text:p>
      <text:p text:style-name="P1"><text:span text:style-name="v_20_-_20_Verse_20_Number"><text:span text:style-name="T2">1 </text:span></text:span><text:span text:style-name="T1">Nzapa atene na Moise lo kiri. “Gbu ngbo ni!” Na dongo na mbeto ti ngangu ti Nzapa, Moise asara tongaso …</text:span></text:p>
      <text:p text:style-name="P1"><text:span text:style-name="v_20_-_20_Verse_20_Number"><text:span text:style-name="T2">3 </text:span></text:span><text:span text:style-name="T1">Kota Gbia amu na Moise ngangu ti sara ye ti kpene so—na ambeni use—titene na lege ti aye ti kpene ni azo ayeda na lo. Me Moise angba gi na mbeto …</text:span></text:p>
      <text:p text:style-name="P7">Mbi hinga ti tene tënë nzoni ape. Mbi lingbi ti sara kua so ape.</text:p>
      <text:p text:style-name="P1"><text:span text:style-name="v_20_-_20_Verse_20_Number"><text:span text:style-name="T2">4 </text:span></text:span><text:span text:style-name="T1">Me be ti Nzapa aso na lege so Moise agbu gere ti lo.</text:span></text:p>
      <text:p text:style-name="P7">Mbi laa mbi sara yanga ti mo pepe? Mbi lingbi ti sara si mo sara na tënë nga! Ti so ni, nzoni mingi. Mbi yeke tokua ita ti mo Aaron ti wara mo. Fade mbi sara si ala tene tënë. Fadeso mo gue!</text:p>
      <text:p text:style-name="P6">125</text:p>
      <text:p text:style-name="P1"><text:span text:style-name="v_20_-_20_Verse_20_Number"><text:span text:style-name="T2">1 </text:span></text:span><text:span text:style-name="T1">Na ngoi ni so, angbaa ti Hebro na Ezipte ayeke dekongo na Nzapa ti mu maboko na ala.</text:span></text:p>
      <text:p text:style-name="P1"><text:span text:style-name="v_20_-_20_Verse_20_Number"><text:span text:style-name="T2">2 </text:span></text:span><text:span text:style-name="T1">Awayanga ti Nzapa</text:span></text:p>
      <text:p text:style-name="P7">Sigingo (Exode) 4:27—7:11</text:p>
      <text:p text:style-name="P7">Tongana Aaron, ita ti Moise, ayeke sambela, Nzapa atene tënë na lo.</text:p>
      <text:p text:style-name="P7">Gue na benyama kâ, mo wara Moise.</text:p>
      <text:p text:style-name="P6">126</text:p>
      <text:p text:style-name="P1"><text:span text:style-name="v_20_-_20_Verse_20_Number"><text:span text:style-name="T2">1 </text:span></text:span><text:span text:style-name="T1">Mara ti mungo yanga so ahon gbungo li ti Aaron. Lo ma yanga ti Nzapa. Lo dema tongana Moise pepe. Lo gue lo oko na benyama.</text:span></text:p>
      <text:p text:style-name="P7">Mbi hinga ndo so Moise ayeke daa na benyama ape. Zia si bibe ti mbi ague na mbi na taa lege ni.</text:p>
      <text:p text:style-name="P1"><text:span text:style-name="v_20_-_20_Verse_20_Number"><text:span text:style-name="T2">2 </text:span></text:span><text:span text:style-name="T1">Gi tongaso, Aaron asi na hoto ti Sinai. Moise ayeke ku lo kâ.</text:span></text:p>
      <text:p text:style-name="P7">Ita ti mbi?</text:p>
      <text:p text:style-name="P7"><text:soft-page-break/>Ita ti mbi! Mbi yeke ku mo. Nzapa atene na mbi fade mo yeke ga.</text:p>
      <text:p text:style-name="P1"><text:span text:style-name="v_20_-_20_Verse_20_Number"><text:span text:style-name="T2">3 </text:span></text:span><text:span text:style-name="T1">Gi hio biani, Moise afa na lo so Nzapa a-iri ala ti sigigi na Ahebro na ya ti ngbaa ti Ezipte. Ala tambula na yongoro lege ti tene tënë na akangba ti Israel kâ na Ezipte. Moise asara aye ti kpene so Nzapa amu na lo, na azo ti li ni ayeda na ni.</text:span></text:p>
      <text:p text:style-name="P7">Kekereke, fade e gue ti mu yanga ti Nzapa na Faraon.</text:p>
      <text:p text:style-name="P1"><text:span text:style-name="v_20_-_20_Verse_20_Number"><text:span text:style-name="T2">4 </text:span></text:span><text:span text:style-name="T1">Na ndade ni …</text:span></text:p>
      <text:p text:style-name="P7">Aaron. Fade mo tene tënë ni kue, ni laa?</text:p>
      <text:p text:style-name="P7">Mbi yeke gi ti kanga lege na mbeto. Mo laa mo hinga aporoso ti Ezipte.</text:p>
      <text:p text:style-name="P6">127</text:p>
      <text:p text:style-name="P1"><text:span text:style-name="v_20_-_20_Verse_20_Number"><text:span text:style-name="T2">1 </text:span></text:span><text:span text:style-name="T1">Kâ laa, lo gue na tënë ti yanga ti Nzapa.</text:span></text:p>
      <text:p text:style-name="P7">Kota Gbia, Nzapa ti Israel, ato mbi ti tene na mo tënë so: “Zia azo ti mbi ague na benyama, si ala sara matanga kâ ti gonda mbi.”</text:p>
      <text:p text:style-name="P7">Mbi hinga kota gbia ti ala ape, si mbi yeke ma yanga ti lo oko ape. Ala kiri na yanga ti kua fafadeso!</text:p>
      <text:p text:style-name="P7">Ala, angbaa ti sopo so, ala ye ti fa na mbi ye ti sarango ni? Fade mbi fa na ala zo wa si ayeke makonzi.</text:p>
      <text:p text:style-name="P1"><text:span text:style-name="v_20_-_20_Verse_20_Number"><text:span text:style-name="T2">2 </text:span></text:span><text:span text:style-name="T1">Afini mbela ti Faraon asigigi. Sarango ngia ahunzi awe! Ti ndembe so, fade e mu na ala pere ape ti leke na biriki ti ala.</text:span></text:p>
      <text:p text:style-name="P7">Fade gi ala wani ala fâ ni na ayaka.</text:p>
      <text:p text:style-name="P7">A lingbi ala leke biriki wungo ni 50, zo oko, na ya ti lango oko!</text:p>
      <text:p text:style-name="P1"><text:span text:style-name="v_20_-_20_Verse_20_Number"><text:span text:style-name="T2">3 </text:span></text:span><text:span text:style-name="T1">Ngbanga ti nyen ala si na wungo ni ape, ala Ahebro ti goigoi so?!</text:span></text:p>
      <text:p text:style-name="P7">Ti biri kue wungo ti abiriki ti ala alingbi ape!</text:p>
      <text:p text:style-name="P7">Gi apere so mbi wara kue laa.</text:p>
      <text:p text:style-name="P7">So lege ni ape ti hunda abiriki so wungo ni angba gi na plase ni, me kua ni akono lege use.</text:p>
      <text:p text:style-name="P1"><text:span text:style-name="v_20_-_20_Verse_20_Number"><text:span text:style-name="T2">4 </text:span></text:span><text:span text:style-name="T1">Akangba ti Ahebro adema tere na Moise …</text:span></text:p>
      <text:p text:style-name="P7">Zia Nzapa afuta ala ngbanga ti so! Ala sara si Faraon akiri ake e ahon ndoni. Fadeso, lo yeke gi lege ti fâ e kue.</text:p>
      <text:p text:style-name="P7">Mbi yeke sara gi ye so Nzapa atene na mbi ti sara.</text:p>
      <text:p text:style-name="P6">128</text:p>
      <text:p text:style-name="P1"><text:soft-page-break/><text:span text:style-name="v_20_-_20_Verse_20_Number"><text:span text:style-name="T2">1 </text:span></text:span><text:span text:style-name="T1">Azo ti Israel ama na be na Moise mbeni pepe. Lo dema na Nzapa si Nzapa atene na lo ti kiri gi na Faraon. Ataa so Moise ahinga biani Faraon ayeke ma yanga ti lo pepe, me lo ma gi Nzapa.</text:span></text:p>
      <text:p text:style-name="P7">Mo kiri mo ga ti hara yanga ti mo?</text:p>
      <text:p text:style-name="P7">Ên-en, me ti fa na mo ngangu ti Nzapa ti e.</text:p>
      <text:p text:style-name="P1"><text:span text:style-name="v_20_-_20_Verse_20_Number"><text:span text:style-name="T2">2 </text:span></text:span><text:span text:style-name="T1">Aaron abi keke ti lo na sese si agbian aga ngbo.</text:span></text:p>
      <text:p text:style-name="P7">So hingango ndo na ala! Me anganga ti mbi ahinga nga ti sara ni kue.</text:p>
      <text:p text:style-name="P1"><text:span text:style-name="v_20_-_20_Verse_20_Number"><text:span text:style-name="T2">3 </text:span></text:span><text:span text:style-name="T1">Ala baa?</text:span></text:p>
      <text:p text:style-name="P6">129</text:p>
      <text:p text:style-name="P1"><text:span text:style-name="v_20_-_20_Verse_20_Number"><text:span text:style-name="T2">1 </text:span></text:span><text:span text:style-name="T1">Akpale</text:span></text:p>
      <text:p text:style-name="P7">Sigingo (Exode) 7:12—10:20</text:p>
      <text:p text:style-name="P7">Faraon aye ti baa so, ngbo ti Aaron amene angbo ti anganga ti Ezipte. Ataa so vundu asara lo, Faraon ake ti yeda biani so Nzapa ti Moise ayeke ngangu ahon anzapa ti Ezipte.</text:p>
      <text:p text:style-name="P1"><text:span text:style-name="v_20_-_20_Verse_20_Number"><text:span text:style-name="T2">2 </text:span></text:span><text:span text:style-name="T1">Moise akiri ahunda Nzapa ti sara na lo. Nzapa akiri afa na lo ye ti sara. Na ndaperere, Moise na Aaron atengbi na Faraon na yanga ti bale ti Nil.</text:span></text:p>
      <text:p text:style-name="P7">Ala gi peko ti mbi na ngoi ti sukulango ngu na ndaperere? Oko ye so ala hinga ti sara?</text:p>
      <text:p text:style-name="P7">Mo ye ti zia lege na amara ti Hebro ague ape? Fade bale ni ayeke ga mene.</text:p>
      <text:p text:style-name="P1"><text:span text:style-name="v_20_-_20_Verse_20_Number"><text:span text:style-name="T2">3 </text:span></text:span><text:span text:style-name="T1">Moise amu yanga, Aaron apika le ti ngu na keke ti lo, si ngu ni aga mene.</text:span></text:p>
      <text:p text:style-name="P7">Anganga ti mbi alingbi ti sara mara ti ye so.</text:p>
      <text:p text:style-name="P7">Tongana ala yeke ataa kota nganga biani, ngbanga ti nyen ala gbian Nil si akiri aga ngu ape?</text:p>
      <text:p text:style-name="P7">Taa ti so, a hon ngangu ti ala, Nil angba gi mene na ya ti lango mbarambara.</text:p>
      <text:p text:style-name="P6">130</text:p>
      <text:p text:style-name="P1"><text:span text:style-name="v_20_-_20_Verse_20_Number"><text:span text:style-name="T2">1 </text:span></text:span><text:span text:style-name="T1">Awali ti Ezipte alingbi ti sukula abongo ti ala na ya ti bale ti mene pepe. Akoli azi du-ngu ti wara ngu ti nyon. Na ndani, bale aga nzoni. So kue gbaa Faraon ake ti ma yanga ti Moise, si Nzapa atokua mbeni kpale nde.</text:span></text:p>
      <text:p text:style-name="P7">Na ya ti alege ti gbata …</text:p>
      <text:p text:style-name="P7">Akongba! Ala yeke gbani gbani! Na ndo kue!</text:p>
      <text:p text:style-name="P1"><text:soft-page-break/><text:span text:style-name="v_20_-_20_Verse_20_Number"><text:span text:style-name="T2">2 </text:span></text:span><text:span text:style-name="T1">Nga, na ya ti da ti azo ti Ezipte …</text:span></text:p>
      <text:p text:style-name="P7">Ayoo! Farini ti mbi abuba!</text:p>
      <text:p text:style-name="P6">131</text:p>
      <text:p text:style-name="P1"><text:span text:style-name="v_20_-_20_Verse_20_Number"><text:span text:style-name="T2">1 </text:span></text:span><text:span text:style-name="T1">Ataa na yangbo ti gbia …</text:span></text:p>
      <text:p text:style-name="P7">Anyama ti sarate so ahon ndoni! Tokua a iri Moise na Aaron!</text:p>
      <text:p text:style-name="P1"><text:span text:style-name="v_20_-_20_Verse_20_Number"><text:span text:style-name="T2">2 </text:span></text:span><text:span text:style-name="T1">Hunda na Nzapa ti ala ti zi akongba ni, si fade mbi zi lege na Ahebro ala gue.</text:span></text:p>
      <text:p text:style-name="P7">Alingbi na lege ti yanga ti mo.</text:p>
      <text:p text:style-name="P7">Me tongana akongba ni ahon awe, Faraon abata zendo ti lo pepe. Tongaso Nzapa aga na mbeni “ye ti kpene” nde.</text:p>
      <text:p text:style-name="P1"><text:span text:style-name="v_20_-_20_Verse_20_Number"><text:span text:style-name="T2">3 </text:span></text:span><text:span text:style-name="T1">Nzapa apika azo ti Ezipte na kpale ti angungu. Ala si na ndo kue. Azo ti Ezipte alingbi ti tumba ala na ya ti ada ti ala pepe ataa na akuä-li ti ala—ataa na agbogbo ti ala.</text:span></text:p>
      <text:p text:style-name="P7">Faraon atara ti pika patara na Moise, me Moise aluti nganganga na ndo ti ye so lo hunda. Faraon akiri amu zendo ti zi lege na Ahebro. Me tongana angungu ni ahon awe, lo kiri lo sara kpengba li.</text:p>
      <text:p text:style-name="P6">132</text:p>
      <text:p text:style-name="P1"><text:span text:style-name="v_20_-_20_Verse_20_Number"><text:span text:style-name="T2">1 </text:span></text:span><text:span text:style-name="T1">Angungu ni ayeke fade sioni mingi. Me Nzapa atokua kpale ti asioni vuma na peko ti ala. Ndo kue gi na avuma—azo ti Ezipte alingbi ti tumba ala na tere ti kobe wala na le ti ala pepe. Me sioni vuma oko asi na sese ti Ahebro na Goshen pepe.</text:span></text:p>
      <text:p text:style-name="P1"><text:span text:style-name="v_20_-_20_Verse_20_Number"><text:span text:style-name="T2">2 </text:span></text:span><text:span text:style-name="T1">Ala lingbi ti voro Nzapa ti ala ni ge ape?</text:span></text:p>
      <text:p text:style-name="P7">Ên-en.</text:p>
      <text:p text:style-name="P7">Nzoni ma, ala lingbi ti gue.</text:p>
      <text:p text:style-name="P1"><text:span text:style-name="v_20_-_20_Verse_20_Number"><text:span text:style-name="T2">3 </text:span></text:span><text:span text:style-name="T1">Me, gi tongana ti kozoni, Faraon agbian bibe ti lo, si Nzapa atokua kobela na ndö ti anyama ti Ezipte kue.</text:span></text:p>
      <text:p text:style-name="P7">Mingi ti ala akui. Me be ti Faraon awoko kete pepe.</text:p>
      <text:p text:style-name="P1"><text:span text:style-name="v_20_-_20_Verse_20_Number"><text:span text:style-name="T2">4 </text:span></text:span><text:span text:style-name="T1">Nzapa akiri amu yanga na Moise. Lo na Aaron ali na popo ti azo ti yangbo ti Faraon si ala tuku pindiri ti ngbonda ti tawa na nduzu.</text:span></text:p>
      <text:p text:style-name="P1"><text:span text:style-name="v_20_-_20_Verse_20_Number"><text:span text:style-name="T2">5 </text:span></text:span><text:span text:style-name="T1">Gi hio tongaso, tere ti Faraon na awamungo-wango ti lo aso na aka ti sanzo. Kobela ni so agbu tanga ti azo ti Ezipte kue. Me Faraon angba ti sara kpengbango li si lo ke ti hinga ngangu na komande ti Nzapa.</text:span></text:p>
      <text:p text:style-name="P6"><text:soft-page-break/>133</text:p>
      <text:p text:style-name="P1"><text:span text:style-name="v_20_-_20_Verse_20_Number"><text:span text:style-name="T2">1 </text:span></text:span><text:span text:style-name="T1">Babâ, ndali ti nyen amakonzi ti angbaa ayeke sioni laso mingi?</text:span></text:p>
      <text:p text:style-name="P7">Gi kua ti ala lakue laa. Me na ndembe so, be ti ala aso mingi ndali ti sioni kobela ti sanzo, si e ngba ti e na seni ti tere, nga na ngangu.</text:p>
      <text:p text:style-name="P1"><text:span text:style-name="v_20_-_20_Verse_20_Number"><text:span text:style-name="T2">2 </text:span></text:span><text:span text:style-name="T1">Faraon angba ti bata Ahebro na Ezipte, si mbeni sioni pupu apika ala …</text:span></text:p>
      <text:p text:style-name="P7">Aie! Atêne ti bekpa so akono-ee!!</text:p>
      <text:p text:style-name="P1"><text:span text:style-name="v_20_-_20_Verse_20_Number"><text:span text:style-name="T2">3 </text:span></text:span><text:span text:style-name="T1">Na ya ti kodro ni kue, azo ti yaka ti Ezipte abaa bekpa so gi na mbeto.</text:span></text:p>
      <text:p text:style-name="P7">Akobe ti e abuba awe.</text:p>
      <text:p text:style-name="P1"><text:span text:style-name="v_20_-_20_Verse_20_Number"><text:span text:style-name="T2">4 </text:span></text:span><text:span text:style-name="T1">Me têne ti bekpa oko ati na Goshen pepe, sese ti Ahebro. Faraon atokua ti iri Moise na lo.</text:span></text:p>
      <text:p text:style-name="P7">Mbi sara siokpari. Tënë ti Kota Gbia ayeke na legeni. Mbi sara sioni. Sambela Kota Gbia ndali ti e—si fade mbi zi lege ala gue.</text:p>
      <text:p text:style-name="P7">Me gi legeoko tongana ti kozoni, gi so a zi kpale ni awe, Faraon akiri agbian bibe ti lo.</text:p>
      <text:p text:style-name="P6">134</text:p>
      <text:p text:style-name="P1"><text:span text:style-name="v_20_-_20_Verse_20_Number"><text:span text:style-name="T2">1 </text:span></text:span><text:span text:style-name="T1">Mo ke ti sara tere ti mo kete ngbii asi lawa? Zi lege na amara ti mbi ti gue. Tongaso pepe, fade mbi tokua agbadola ti futi ye kue so ayeke na fini na ya kodro ni.</text:span></text:p>
      <text:p text:style-name="P1"><text:span text:style-name="v_20_-_20_Verse_20_Number"><text:span text:style-name="T2">2 </text:span></text:span><text:span text:style-name="T1">Awamungo-wango ti Faraon ayeda na tënë ti Moise.</text:span></text:p>
      <text:p text:style-name="P7">E gbu gere ti mo, zi lege na Ahebro so, ala gue maa!</text:p>
      <text:p text:style-name="P7">Mo baa ti mo ape akpale so ayeke buba sese ti Ezipte kue?</text:p>
      <text:p text:style-name="P7">Ti sigigi na ya ti akpale so asi so, ayeke mu angu ande mingi.</text:p>
      <text:p text:style-name="P1"><text:span text:style-name="v_20_-_20_Verse_20_Number"><text:span text:style-name="T2">3 </text:span></text:span><text:span text:style-name="T1">Na sukungo ngbangba, Faraon ake gba. Lo kiri lo iri Moise.</text:span></text:p>
      <text:p text:style-name="P7">Ala gue avoro Nzapa ti ala ma. Zo wa si ala yeke na pialo ti gue na lo?</text:p>
      <text:p text:style-name="P1"><text:span text:style-name="v_20_-_20_Verse_20_Number"><text:span text:style-name="T2">4 </text:span></text:span><text:span text:style-name="T1">Fade e mu amaseka na ambakoro, amolenge ti koli na ti wali, na anyama ti e kue.</text:span></text:p>
      <text:p text:style-name="P7">Ha ha! Tongaso ape, gi akoli si.</text:p>
      <text:p text:style-name="P7">Agbadola ni!</text:p>
      <text:p text:style-name="P1"><text:span text:style-name="v_20_-_20_Verse_20_Number"><text:span text:style-name="T2">5 </text:span></text:span><text:span text:style-name="T1">Nzapa atokua agbadola so ate aye so kue têne ti bekpa abuba pepe. Me be ti Faraon angba gi ti kpengba na tere ti amara ti Israel si Nzapa asara si ndo avuko pitipiti na kota lâ tongana ti bi.</text:span></text:p>
      <text:p text:style-name="P6">135</text:p>
      <text:p text:style-name="P1"><text:soft-page-break/><text:span text:style-name="v_20_-_20_Verse_20_Number"><text:span text:style-name="T2">1 </text:span></text:span><text:span text:style-name="T1">Tanga ti kpale</text:span></text:p>
      <text:p text:style-name="P7">Sigingo (Exode) 10:21—12:51</text:p>
      <text:p text:style-name="P7">Na peko ti lango ota ti vukongo ndo, Faraon akiri atokua ti iri Moise na Aaron.</text:p>
      <text:p text:style-name="P7">Nzoni, ala lingbi ti mu awali na amolenge ti ala—me anyama ti ala kue angba na sese ti Ezipte.</text:p>
      <text:p text:style-name="P7">Ên-en, ataa sua oko e yeke zia na peko pepe na ndembe so e gue.</text:p>
      <text:p text:style-name="P1"><text:span text:style-name="v_20_-_20_Verse_20_Number"><text:span text:style-name="T2">2 </text:span></text:span><text:span text:style-name="T1">Tongaso fade ala kue angba gi na ndo so ala yeke daa. Ala hon kâ na le ti mbi! Tongana mbi kiri mbi baa ala, fade ala kui!</text:span></text:p>
      <text:p text:style-name="P1"><text:span text:style-name="v_20_-_20_Verse_20_Number"><text:span text:style-name="T2">3 </text:span></text:span><text:span text:style-name="T1">Me fadeso, mbeto ti Faraon asara Moise mbeni pepe.</text:span></text:p>
      <text:p text:style-name="P7">Tënë ti yanga ti mo laa – Ma tënë so Nzapa atene laa:</text:p>
      <text:p text:style-name="P7">“Na bi so, akozo molenge oko oko ti Ezipte kue ayeke kui—nga na ti mo kue, Faraon. Fade mo wara taa vundu so ahon aye so kue sese ti Ezipte abaa na ya ti ngoi kue. Na pekoni, mo ga ti kuku na sese si mo gbu gere ti mbi titene amara ti mbi ague.”</text:p>
      <text:p text:style-name="P1"><text:span text:style-name="v_20_-_20_Verse_20_Number"><text:span text:style-name="T2">4 </text:span></text:span><text:span text:style-name="T1">Gi hio tongaso, Moise a-iri kota bongbi ti akangba ti Ahebro.</text:span></text:p>
      <text:p text:style-name="P7">Nzapa atene na mbi fade ange ti kuâ apika Ezipte. Lo yeke fâ akozo molenge ti sewa oko oko.</text:p>
      <text:p text:style-name="P7">Kozo molenge ti sewa oko na oko?</text:p>
      <text:p text:style-name="P6">136</text:p>
      <text:p text:style-name="P1"><text:span text:style-name="v_20_-_20_Verse_20_Number"><text:span text:style-name="T2">1 </text:span></text:span><text:span text:style-name="T1">Moise afa na Ahebro na lege wa ala lingbi ti bata asewa ti ala …</text:span></text:p>
      <text:p text:style-name="P7">Ndali ti nyen ala zia mene ti taba na tere ti yanga-da ti ala?</text:p>
      <text:p text:style-name="P7">Nzapa atene na Moise atene, fade na lege so si ange ti kuâ ahinga si lo hon na ndö ti da ti e.</text:p>
      <text:p text:style-name="P7">Taa-tënë biani, so laa ayeke zi e na ya ti ngbaa.</text:p>
      <text:p text:style-name="P7">Lege gumbaya laa, Faraon abata zendo ti lo ape ti zi lege na e ti gue—ti so ni fade lo sara nyen?</text:p>
      <text:p text:style-name="P1"><text:span text:style-name="v_20_-_20_Verse_20_Number"><text:span text:style-name="T2">2 </text:span></text:span><text:span text:style-name="T1">Na lakui ni so, sewa ti mara ti Hebro oko oko akanga akungba ti ala, ngbanga ti ala zia be ti ala ti sigigi na sese ti Ezipte. Ala te kobe ti Pake ngbanga ti so fade ange ti kuâ ahon na ndö ti da ti ala.</text:span></text:p>
      <text:p text:style-name="P6">137</text:p>
      <text:p text:style-name="P1"><text:span text:style-name="v_20_-_20_Verse_20_Number"><text:span text:style-name="T2">1 </text:span></text:span><text:span text:style-name="T1">Asi na be ti bi …</text:span></text:p>
      <text:p text:style-name="P1"><text:soft-page-break/><text:span text:style-name="v_20_-_20_Verse_20_Number"><text:span text:style-name="T2">2 </text:span></text:span><text:span text:style-name="T1">So nyen?</text:span></text:p>
      <text:p text:style-name="P7">A hon gbungo li.</text:p>
      <text:p text:style-name="P1"><text:span text:style-name="v_20_-_20_Verse_20_Number"><text:span text:style-name="T2">3 </text:span></text:span><text:span text:style-name="T1">So nyen laa, mama?</text:span></text:p>
      <text:p text:style-name="P7">Wafutingo-ye ti Nzapa laa. Londo kâ na fenetere so.</text:p>
      <text:p text:style-name="P7">Ên-en!</text:p>
      <text:p text:style-name="P7">Azo-ee!</text:p>
      <text:p text:style-name="P7">Na be ti bi, Kota Gbia atokua ange ti fâ akozo molenge kue ti Ezipte. Me lo huru da ti Ahebro oko oko kue ndali ti mene ti taba so a kpaka ni na tere ti yanga ti da.</text:p>
      <text:p text:style-name="P6">138</text:p>
      <text:p text:style-name="P1"><text:span text:style-name="v_20_-_20_Verse_20_Number"><text:span text:style-name="T2">1 </text:span></text:span><text:span text:style-name="T1">Nzapa ayeke fa na e ngoi ti sigigi gi fafadeso.</text:span></text:p>
      <text:p text:style-name="P7">Alingbi e leke tere ti e ti sigigi na ngoi ni.</text:p>
      <text:p text:style-name="P7">Duti nduru na ngoi ti tambula!</text:p>
      <text:p text:style-name="P1"><text:span text:style-name="v_20_-_20_Verse_20_Number"><text:span text:style-name="T2">2 </text:span></text:span><text:span text:style-name="T1">Na yangbo ti gbia kâ …</text:span></text:p>
      <text:p text:style-name="P7">Molenge ti mo akui, o Faraon!</text:p>
      <text:p text:style-name="P7">Awatokua aga na sango atene kozo molenge ti ya ti sewa ti Ezipte oko na oko akui gi hio tongaso na bi so.</text:p>
      <text:p text:style-name="P7">Molenge ti mbi!</text:p>
      <text:p text:style-name="P1"><text:span text:style-name="v_20_-_20_Verse_20_Number"><text:span text:style-name="T2">3 </text:span></text:span><text:span text:style-name="T1">Ala tisa Moise na Aaron ti ga fafadeso!</text:span></text:p>
      <text:p text:style-name="P7">Awe-ee!—Molenge ti mbi akui!</text:p>
      <text:p text:style-name="P1"><text:span text:style-name="v_20_-_20_Verse_20_Number"><text:span text:style-name="T2">4 </text:span></text:span><text:span text:style-name="T1">Taa ti so ni, Faraon akiri ti pika patara na ndö ti anyama wala ataba pepe.</text:span></text:p>
      <text:p text:style-name="P7">Mu amara ti mo—mu anyama ti mo. Na ala sigigi na sese ti Ezipte.</text:p>
      <text:p text:style-name="P7">Ala sara na Nzapa ti ala tongana so be ti ala aye.</text:p>
      <text:p text:style-name="P1"><text:span text:style-name="v_20_-_20_Verse_20_Number"><text:span text:style-name="T2">5 </text:span></text:span><text:span text:style-name="T1">Moise amu yanga ti tambula. Gi hio biani, angbaa asigigi na loro na ya ti da ti ala, ti bongbi na mbeni ndo na ya ti ngonda.</text:span></text:p>
      <text:p text:style-name="P7">Lege azi awe!</text:p>
      <text:p text:style-name="P7">Lege azi awe!</text:p>
      <text:p text:style-name="P7">Singila na Nzapa, kua ti ngbaa na sese ti Ezipte awe!</text:p>
      <text:p text:style-name="P6">139</text:p>
      <text:p text:style-name="P1"><text:span text:style-name="v_20_-_20_Verse_20_Number"><text:span text:style-name="T2">1 </text:span></text:span><text:span text:style-name="T1">Aturugu ti Ezipte alinda ngu-ingo.</text:span></text:p>
      <text:p text:style-name="P7">Sigingo (Exode) 13:17—15:21</text:p>
      <text:p text:style-name="P7"><text:soft-page-break/>Na ndade ni, kota kapa ti sigingo na sese ti Ezipte alondo. Na kota ngia na be, Ahebro ayeke tambula ti gue na sese ti zendo.</text:p>
      <text:p text:style-name="P7">Na kota lâ, mbeni ngbongboro mbinda so aza afa lege na ala …</text:p>
      <text:p text:style-name="P1"><text:span text:style-name="v_20_-_20_Verse_20_Number"><text:span text:style-name="T2">2 </text:span></text:span><text:span text:style-name="T1">… na bi, ngbongboro wâ aza zango ti fa lege na ala.</text:span></text:p>
      <text:p text:style-name="P1"><text:span text:style-name="v_20_-_20_Verse_20_Number"><text:span text:style-name="T2">3 </text:span></text:span><text:span text:style-name="T1">Na ya ti loro ti sigigi hio, ala girisa pepe ti mu abio ti kotara ti ala, Joseph.</text:span></text:p>
      <text:p text:style-name="P7">Lo yeke ando kota zo na sese ti Ezipte. Me lo ye si a lu lo na sese ti akotara.</text:p>
      <text:p text:style-name="P6">140</text:p>
      <text:p text:style-name="P1"><text:span text:style-name="v_20_-_20_Verse_20_Number"><text:span text:style-name="T2">1 </text:span></text:span><text:span text:style-name="T1">Na peko ti yongoro lege, amara ti Ahebro asi na Kota Ngu-ingo ti Asosongo …</text:span></text:p>
      <text:p text:style-name="P7">Ngu-ingo na dawa ti e, na ahoto angoro e.</text:p>
      <text:p text:style-name="P7">Fade e sara nyen? Gbungo li ti Moise ayeke lani nyen??</text:p>
      <text:p text:style-name="P1"><text:span text:style-name="v_20_-_20_Verse_20_Number"><text:span text:style-name="T2">2 </text:span></text:span><text:span text:style-name="T1">Na ndembe ni so, kâ na yangbo ti Faraon …</text:span></text:p>
      <text:p text:style-name="P7">E girisa lege si e mu lege na angbaa ti Ahebro ti gue. Zo wa laa si ayeke sara kua ti e?</text:p>
      <text:p text:style-name="P7">Baa! Ye kue ade ahunzi ape!</text:p>
      <text:p text:style-name="P1"><text:span text:style-name="v_20_-_20_Verse_20_Number"><text:span text:style-name="T2">3 </text:span></text:span><text:span text:style-name="T1">Ala ngba ti ngoro ndo tongana ataba so agirisa. Lege so ala mu ayeke gue na ala na ya ti gbanda.</text:span></text:p>
      <text:p text:style-name="P7">So ye mingi ngbanga ti ngangu Nzapa ti ala. Apusu ti aturugu ti mbi kue nduru!</text:p>
      <text:p text:style-name="P7">Fade angbaa so akiri na kua ti leke abiriki ahon ti kozoni.</text:p>
      <text:p text:style-name="P6">141</text:p>
      <text:p text:style-name="P1"><text:span text:style-name="v_20_-_20_Verse_20_Number"><text:span text:style-name="T2">1 </text:span></text:span><text:span text:style-name="T1">Aninga pepe, aturugu ti Faraon aga nduru na kando ti Ahebro.</text:span></text:p>
      <text:p text:style-name="P7">Baa! Aturugu ti Ezipte laa ayeke ga so!</text:p>
      <text:p text:style-name="P7">Ti ngoi so, e lingbi ti kpe ape!</text:p>
      <text:p text:style-name="P1"><text:span text:style-name="v_20_-_20_Verse_20_Number"><text:span text:style-name="T2">2 </text:span></text:span><text:span text:style-name="T1">Gi ndali ti mo laa, Moise! Gbanda agbu e awe.</text:span></text:p>
      <text:p text:style-name="P7">Pendere du ti kuâ ayeke na Ezipte ape, si mo ga na e ti kui na benyama?</text:p>
      <text:p text:style-name="P6">142</text:p>
      <text:p text:style-name="P1"><text:span text:style-name="v_20_-_20_Verse_20_Number"><text:span text:style-name="T2">1 </text:span></text:span><text:span text:style-name="T1">Faraon na aturugu ti lo abaa ndo na mbage ti Ahebro so aduti na tere ti Kota Ngu-ingo ti Asosongo.</text:span></text:p>
      <text:p text:style-name="P7">Gbanda agbu ala! Mbi tene fade.</text:p>
      <text:p text:style-name="P7">Nzoni! Fade ala baa zo wa si ayeke na ngangu—Faraon wala nzapa so ala voro lo!</text:p>
      <text:p text:style-name="P1"><text:span text:style-name="v_20_-_20_Verse_20_Number"><text:span text:style-name="T2">2 </text:span></text:span><text:span text:style-name="T1">Na ndembe ni so na popo ti Ahebro …</text:span></text:p>
      <text:p text:style-name="P7"><text:soft-page-break/>Mbi ye ti ngba ngbaa na Ezipte, ahon titene mbi kui mara ti kuâ so!</text:p>
      <text:p text:style-name="P7">Sara mbeto ape! Ala kiri ti baa azo ti Ezipte so pepe. Kota Gbia laa ayeke tiri bira ndali ti ala. Ti ala, fade ala yeke duti kpoo ti baa ye so Nzapa ayeke sara.</text:p>
      <text:p text:style-name="P1"><text:span text:style-name="v_20_-_20_Verse_20_Number"><text:span text:style-name="T2">3 </text:span></text:span><text:span text:style-name="T1">Tongana Moise atene tënë, kota mbinda ague na peko ti Ahebro ni.</text:span></text:p>
      <text:p text:style-name="P7">Baa! Kota mbinda so ayeke honde e na le ti azo ti Ezipte!</text:p>
      <text:p text:style-name="P6">143</text:p>
      <text:p text:style-name="P1"><text:span text:style-name="v_20_-_20_Verse_20_Number"><text:span text:style-name="T2">1 </text:span></text:span><text:span text:style-name="T1">Moise ayoro keke na nduzu na ndö ti kota ngu-ingo, alingbi na yanga so Nzapa amu. Mbeni kota pupu ti To aya na ndö ti kota ngu-ingo na bi ni kue si akangbi ya ti ngu-ingo ni …</text:span></text:p>
      <text:p text:style-name="P1"><text:span text:style-name="v_20_-_20_Verse_20_Number"><text:span text:style-name="T2">2 </text:span></text:span><text:span text:style-name="T1">Ahebro abaa ye ti kpene so si ala hon hio na ngia na ndö ti kuru sese.</text:span></text:p>
      <text:p text:style-name="P6">144</text:p>
      <text:p text:style-name="P1"><text:span text:style-name="v_20_-_20_Verse_20_Number"><text:span text:style-name="T2">1 </text:span></text:span><text:span text:style-name="T1">Gi na ndade ni ngbongboro mbinda ni ahon na le ti azo ti Ezipte. Na ndembe so, Faraon abaa Ahebro ayeke hon biani awe, lo mu yanga na aturugu ti lo ti tumba peko ti ala.</text:span></text:p>
      <text:p text:style-name="P7">Azo ti Ezipte ahon hio na ndö ti kuru sese ti kota ngu-ingo, me mbutu agbu gere ti apusu ti ala …</text:p>
      <text:p text:style-name="P1"><text:span text:style-name="v_20_-_20_Verse_20_Number"><text:span text:style-name="T2">2 </text:span></text:span><text:span text:style-name="T1">Moise akiri ayoro keke ti lo na nduzu. Gi hio tongaso, kota pupu so akai. Kota ngu-ingo so alondo akiri amu ndo si ngu ni agbu azo ti Faraon ni kue na ngangu.</text:span></text:p>
      <text:p text:style-name="P1"><text:span text:style-name="v_20_-_20_Verse_20_Number"><text:span text:style-name="T2">3 </text:span></text:span><text:span text:style-name="T1">Na nzoni seni tongaso na mbage ti ngu kâ, Ahebro abaa ndo na peko …</text:span></text:p>
      <text:p text:style-name="P7">Nzapa asoo e awe!</text:p>
      <text:p text:style-name="P7">Mbi kiri ti dekite mbeni ape. Nzapa laa atokua Moise ti soo e na Ezipte.</text:p>
      <text:p text:style-name="P7">Na ngia na be ti ala, Ahebro asepela lege so Nzapa azi ala. Ahale ti Jacob (Israel) ayeke angbaa mbeni pepe. Fade ala ga mbeni fini kodro-sese. Miriam, ita ti Moise, ague na awali ti he abia ti sepela Nzapa.</text:p>
      <text:p text:style-name="P1"><text:span text:style-name="v_20_-_20_Verse_20_Number"><text:span text:style-name="T2">4 </text:span></text:span><text:span text:style-name="T1">Nzapa ayeke ngangu ti mbi, mbi yeke he bia ti lo. Lo laa lo soo mbi.</text:span></text:p>
      <text:p text:style-name="P7">He bia na Kota Gbia.</text:p>
      <text:p text:style-name="P6">145</text:p>
      <text:p text:style-name="P1"><text:span text:style-name="v_20_-_20_Verse_20_Number"><text:span text:style-name="T2">1 </text:span></text:span><text:span text:style-name="T1">Demango tere alondo</text:span></text:p>
      <text:p text:style-name="P7">Sigingo (Exode) 15:22—17:7</text:p>
      <text:p text:style-name="P7"><text:soft-page-break/>Azo ti Israel asigigi na ya ti Kota Ngu-ingo ti Asosongo. Ala tambula na ya ti benyama. Na peko ti lango mingi ti tambula, ala girisa aye so Nzapa asara ngbanga ti ala. Ala to nda ti dema tere …</text:p>
      <text:p text:style-name="P7">Nzara ti ngu asara mbi.</text:p>
      <text:p text:style-name="P7">Lango ota si zo abaa ngu ape!</text:p>
      <text:p text:style-name="P1"><text:span text:style-name="v_20_-_20_Verse_20_Number"><text:span text:style-name="T2">2 </text:span></text:span><text:span text:style-name="T1">Na hunzingo ni, ala wara ngu …</text:span></text:p>
      <text:p text:style-name="P7">Asee seengo! E lingbi ti nyon ni ape!</text:p>
      <text:p text:style-name="P7">Nzara ti ngu ayeke fâ e kue.</text:p>
      <text:p text:style-name="P7">Azo adema tere na Moise na ndembe so lo duti ti fâ ngbanga. Moise asambela Nzapa ti mu maboko—si Nzapa afa mbeni keke nduru na ala. Moise abi ni na ya ti ngu ni.</text:p>
      <text:p text:style-name="P7">Fadeso, ala tara ngu ni si ala hinga ngangu ti Nzapa!</text:p>
      <text:p text:style-name="P7">Aga nzoni awe!</text:p>
      <text:p text:style-name="P7">Nzapa akiri asoo e. Fadeso mbi hinga Nzapa laa ayeke fa lege na Moise.</text:p>
      <text:p text:style-name="P6">146</text:p>
      <text:p text:style-name="P1"><text:span text:style-name="v_20_-_20_Verse_20_Number"><text:span text:style-name="T2">1 </text:span></text:span><text:span text:style-name="T1">Azo ni angba gi na tambula. So ala yeke hon na ya mbutu ti ndo-wâ, ala ye ti baa sese ti zendo ti Nzapa. Bibe ti ala ague na ndö ti apendere yaka … dede li ti ngu … gba ti anyama. Me akobe ayeke na benyama pepe. Nzara asara azo ni. Ala girisa so Nzapa laa asara na ala na ngoi so ngu atia ala. Ngonzo agbu ala. Ala gue ti baa Moise na Aaron.</text:span></text:p>
      <text:p text:style-name="P7">Baa—akobe ti e ahunzi awe. Fade amolenge ti e ate nyen?</text:p>
      <text:p text:style-name="P7">Ayeke nzoni fade Kota Gbia afâ e kue na Ezipte. Lani kâ, asembe ti e asi singo na nyama! Mmmm. Aye ti tengo kue!</text:p>
      <text:p text:style-name="P1"><text:span text:style-name="v_20_-_20_Verse_20_Number"><text:span text:style-name="T2">2 </text:span></text:span><text:span text:style-name="T1">Mo ga na e na ya ti benyama so ti fâ e na nzara?</text:span></text:p>
      <text:p text:style-name="P7">Ala so li ti mbi na dema ti ala! Na lakui so, ala ga na dawa ti Kota Gbia. Fade lo yeke fa ngangu ti lo na ala!</text:p>
      <text:p text:style-name="P6">147</text:p>
      <text:p text:style-name="P1"><text:span text:style-name="v_20_-_20_Verse_20_Number"><text:span text:style-name="T2">1 </text:span></text:span><text:span text:style-name="T1">Ala ma tënë ti Nzapa: “Fade ala wara nyama na lakui, na mapa na ndaperere. Ala te ya ti ala asi. Ala hinga biani, mbi yeke Kota Gbia!”</text:span></text:p>
      <text:p text:style-name="P1"><text:span text:style-name="v_20_-_20_Verse_20_Number"><text:span text:style-name="T2">2 </text:span></text:span><text:span text:style-name="T1">Na lakui ni, gba ti dodoro ati na ya ti kando ti ala.</text:span></text:p>
      <text:p text:style-name="P7">Andeke! Ala wu gbani gbani!</text:p>
      <text:p text:style-name="P7"><text:soft-page-break/>So kobe—alingbi ngbanga ti zo kue!</text:p>
      <text:p text:style-name="P1"><text:span text:style-name="v_20_-_20_Verse_20_Number"><text:span text:style-name="T2">3 </text:span></text:span><text:span text:style-name="T1">Tënë ti Moise ayeke na legeni. Nzapa atokua adodoro na e ti te. Nzapa ayeke fa lege na e!</text:span></text:p>
      <text:p text:style-name="P7">Êen—gi Nzapa oko si alingbi soo e na ya ti nzara. Mbi kiri ti dekite na ngangu ti Nzapa mbeni pepe.</text:p>
      <text:p text:style-name="P6">148</text:p>
      <text:p text:style-name="P1"><text:span text:style-name="v_20_-_20_Verse_20_Number"><text:span text:style-name="T2">1 </text:span></text:span><text:span text:style-name="T1">Akiri asi na kota ndaperere, a hon gbungo li ti azo, so ala baa mbeni vuru ye amu ndö ti sese.</text:span></text:p>
      <text:p text:style-name="P7">So nyen laa? A kpa gi fuku ti mbinda.</text:p>
      <text:p text:style-name="P7">Kobe laa, Nzapa atokua ni na ala. Ala di iri ni mane. Andaa e baa ni kozoni laoko ape.</text:p>
      <text:p text:style-name="P1"><text:span text:style-name="v_20_-_20_Verse_20_Number"><text:span text:style-name="T2">2 </text:span></text:span><text:span text:style-name="T1">Nzapa asara nzoni na e.</text:span></text:p>
      <text:p text:style-name="P1"><text:span text:style-name="v_20_-_20_Verse_20_Number"><text:span text:style-name="T2">3 </text:span></text:span><text:span text:style-name="T1">Ala ro gi so alingbi na ala ngbanga ti laso.</text:span></text:p>
      <text:p text:style-name="P7">Fade e kiri ti wara mbeni kekereke? Fade mbi mu ye kue so mbi lingbi ti ro.</text:p>
      <text:p text:style-name="P1"><text:span text:style-name="v_20_-_20_Verse_20_Number"><text:span text:style-name="T2">4 </text:span></text:span><text:span text:style-name="T1">Mo baa! Mbi yeke bata so nde ngbanga ti kekereke. Ataa nyen asi na ambeni so, fade e yeke na mbeni ye ti tengo ni.</text:span></text:p>
      <text:p text:style-name="P6">149</text:p>
      <text:p text:style-name="P1"><text:span text:style-name="v_20_-_20_Verse_20_Number"><text:span text:style-name="T2">1 </text:span></text:span><text:span text:style-name="T1">Me asi na ndaperere ni …</text:span></text:p>
      <text:p text:style-name="P7">Aie! Abuba awe!</text:p>
      <text:p text:style-name="P7">Moise atene na e kozoni. A lingbi e ma na be so fade Nzapa ayeke sara na e.</text:p>
      <text:p text:style-name="P7">Na lango omene ti yenga ni, azo abongbi akobe ngbanga ti lango ni so nga ndali ti Saba. Kobe ndali ti Saba ni abuba pepe, me azo akiri a baa mbeni mane na sese pepe.</text:p>
      <text:p text:style-name="P1"><text:span text:style-name="v_20_-_20_Verse_20_Number"><text:span text:style-name="T2">2 </text:span></text:span><text:span text:style-name="T1">Na lege ti fini mabe na Nzapa, azo ti Israel angba gi na tambula ti ala. Ala yeke gue na hoto ti Sinai, ndo so ando Nzapa airi Moise ti zi ala na ya ti ngbaa. Moise atokua wali ti lo na amolenge ti lo use titene ala baa ngbene da ti ala.</text:span></text:p>
      <text:p text:style-name="P7">Tene na babâ ti mo, Zetro, aye so Nzapa asara ngbanga ti amara ti e.</text:p>
      <text:p text:style-name="P1"><text:span text:style-name="v_20_-_20_Verse_20_Number"><text:span text:style-name="T2">3 </text:span></text:span><text:span text:style-name="T1">Na pekoni … tongana azo ti Israel asara kando ti ala na ya siriri na gbe ti hoto, ambeni sioni zo ti mbeni mara nde ayeke bembe ndo na li ti ahoto …</text:span></text:p>
      <text:p text:style-name="P7">Ayeke ngangu ape—gi bira ti gba-gburrr awe so, e mu kando ni!</text:p>
      <text:p text:style-name="P6"><text:soft-page-break/>150</text:p>
      <text:p text:style-name="P1"><text:span text:style-name="v_20_-_20_Verse_20_Number"><text:span text:style-name="T2">1 </text:span></text:span><text:span text:style-name="T1">Nzoni kode ti bira</text:span></text:p>
      <text:p text:style-name="P7">Sigingo 17:8-16</text:p>
      <text:p text:style-name="P7">Azo ti mara ti Amalek atara ti gbu amara ti Israel na gbanda, me asanziri ti Israel abaa kpale ni …</text:p>
      <text:p text:style-name="P7">Azo ti bira! E leke tere ti tiri!</text:p>
      <text:p text:style-name="P1"><text:span text:style-name="v_20_-_20_Verse_20_Number"><text:span text:style-name="T2">2 </text:span></text:span><text:span text:style-name="T1">Moise a-iri Josue, molenge ti Nune, zo so asara na lo lakue na legeni.</text:span></text:p>
      <text:p text:style-name="P7">Josue, soro angangu turugu ti e. Ala pika awato so na sese. Fade mbi luti na li ti hoto na keke ti Nzapa na maboko ti mbi.</text:p>
      <text:p text:style-name="P1"><text:span text:style-name="v_20_-_20_Verse_20_Number"><text:span text:style-name="T2">3 </text:span></text:span><text:span text:style-name="T1">Bira ni aza wâ ngbanga ti lango oko. Gi tongana maboko ti Moise angba na nduzu, ngangu ti bira ni ayeke na mbage ti azo ti Israel.</text:span></text:p>
      <text:p text:style-name="P1"><text:span text:style-name="v_20_-_20_Verse_20_Number"><text:span text:style-name="T2">4 </text:span></text:span><text:span text:style-name="T1">Me tongana maboko ti Moise awoko …</text:span></text:p>
      <text:p text:style-name="P1"><text:span text:style-name="v_20_-_20_Verse_20_Number"><text:span text:style-name="T2">5 </text:span></text:span><text:span text:style-name="T1">Aturugu ti Israel akiri na peko na mbeto, ala kiri na peko na le ti ngangu bira ti awato.</text:span></text:p>
      <text:p text:style-name="P6">151</text:p>
      <text:p text:style-name="P1"><text:span text:style-name="v_20_-_20_Verse_20_Number"><text:span text:style-name="T2">1 </text:span></text:span><text:span text:style-name="T1">Titene ala so benda, alingbi Moise azia maboko ti lo na nduzu. Me Moise alingbi ti luti tongaso ngbanga ti ngoi mingi pepe. Na li ti hoto kâ, alingbi Aaron na Hur agbu maboko ti Moise na nduzu, si amara ti Israel aso benda.</text:span></text:p>
      <text:p text:style-name="P7">Baa! Moise ayeke gbu keke ti Nzapa na ndö ti e!</text:p>
      <text:p text:style-name="P7">Gi bira na bira, azo! E yeke so benda.</text:p>
      <text:p text:style-name="P1"><text:span text:style-name="v_20_-_20_Verse_20_Number"><text:span text:style-name="T2">2 </text:span></text:span><text:span text:style-name="T1">Na peko ti so ala nzee, aturugu na maboko ti Moise nga, Nzapa amu na ala songo benda.</text:span></text:p>
      <text:p text:style-name="P1"><text:span text:style-name="v_20_-_20_Verse_20_Number"><text:span text:style-name="T2">3 </text:span></text:span><text:span text:style-name="T1">Na lakui, azo ti Josue akiri na songo benda …</text:span></text:p>
      <text:p text:style-name="P7">Baa gango ti awalombe!</text:p>
      <text:p text:style-name="P7">Ala gonda Nzapa! Adu Nzapa amu maboko na e ape, ka e ti fade.</text:p>
      <text:p text:style-name="P6">152</text:p>
      <text:p text:style-name="P1"><text:span text:style-name="v_20_-_20_Verse_20_Number"><text:span text:style-name="T2">1 </text:span></text:span><text:span text:style-name="T1">Na pekoni, Moise aleke gbalaka si lo na amara ti Nzapa asambela ti mu singila na Nzapa.</text:span></text:p>
      <text:p text:style-name="P1"><text:span text:style-name="v_20_-_20_Verse_20_Number"><text:span text:style-name="T2">2 </text:span></text:span><text:span text:style-name="T1">Gi so ala so kozo benda ti aturugu, na ngia kue, azo ti Israel akiri amu lege.</text:span></text:p>
      <text:p text:style-name="P1"><text:span text:style-name="T1">Asara yenga mingi ape, e yeke angbaa na sese ti Ezipte. Fadeso lege azi awe – si e </text:span><text:soft-page-break/><text:span text:style-name="T1">lingbi fadeso ti bata tere ti e wani!</text:span></text:p>
      <text:p text:style-name="P7">Tongana e si na sese ti zendo, fade e leke mbeni kodro so ayeke ngangu ahon Ezipte.</text:p>
      <text:p text:style-name="P6">153</text:p>
      <text:p text:style-name="P1"><text:span text:style-name="v_20_-_20_Verse_20_Number"><text:span text:style-name="T2">1 </text:span></text:span><text:span text:style-name="T1">Nzoni wango</text:span></text:p>
      <text:p text:style-name="P7">Sigingo (Exode) 18—19</text:p>
      <text:p text:style-name="P7">Na ndembe so ala si na benyama na hoto ti Sinai, Moise aleke mbeni kando. Mbeni lâ, mbeni watokua aga na lo nzoni sango …</text:p>
      <text:p text:style-name="P7">Kogara ti mo, Zetro, wali ti mo, na amolenge ti mo aga ti baa mo.</text:p>
      <text:p text:style-name="P1"><text:span text:style-name="v_20_-_20_Verse_20_Number"><text:span text:style-name="T2">2 </text:span></text:span><text:span text:style-name="T1">Moise asigigi hio ti yamba ala …</text:span></text:p>
      <text:p text:style-name="P7">Be ti mbi asi na ngia ti baa ala!</text:p>
      <text:p text:style-name="P7">Mbi ma tënë ti anzoni ye so Nzapa asara ngbanga ti mo na amara ti mo.</text:p>
      <text:p text:style-name="P1"><text:span text:style-name="v_20_-_20_Verse_20_Number"><text:span text:style-name="T2">3 </text:span></text:span><text:span text:style-name="T1">Na ngia na be, Moise afa na Zetro ya ti kando ni. Tongana lango ayeke hon, Zetro abaa so azo ayeke ga na adema ti ala gi na Moise.</text:span></text:p>
      <text:p text:style-name="P7">Taa so ni akpa ye ape.</text:p>
      <text:p text:style-name="P1"><text:span text:style-name="v_20_-_20_Verse_20_Number"><text:span text:style-name="T2">4 </text:span></text:span><text:span text:style-name="T1">Moise, mo lingbi ti duti gi oko wafango-ngbanga na li ti azo so ape.</text:span></text:p>
      <text:p text:style-name="P7">Alingbi mo zia mbage ti kua ni na maboko ti ambeni zo. Mu ambeni zo ti ndara, mo fa na ala lege ti Kota Gbia, si mo zia ala mu maboko na mo na kua ti fango ngbanga.</text:p>
      <text:p text:style-name="P6">154</text:p>
      <text:p text:style-name="P1"><text:span text:style-name="v_20_-_20_Verse_20_Number"><text:span text:style-name="T2">1 </text:span></text:span><text:span text:style-name="T1">Moise ama wango ti kogara ti lo.</text:span></text:p>
      <text:p text:style-name="P7">Lege ni laa. Tongaso mbi duti na ngoi ti fa tënë ti Nzapa na amara ti mbi.</text:p>
      <text:p text:style-name="P7">Kete na peko ti so, Moise ague na li ti hoto ti tene tënë na Nzapa.</text:p>
      <text:p text:style-name="P1"><text:span text:style-name="v_20_-_20_Verse_20_Number"><text:span text:style-name="T2">2 </text:span></text:span><text:span text:style-name="T1">Na kiringo ti lo, lo ga na sango na azo ti lo.</text:span></text:p>
      <text:p text:style-name="P7">Ala leke tere ti ala. Fade, na lango ota ni, Kota Gbia ayeke zu na le ti azo kue na ndö hoto ti Sinai.</text:p>
      <text:p text:style-name="P1"><text:span text:style-name="v_20_-_20_Verse_20_Number"><text:span text:style-name="T2">3 </text:span></text:span><text:span text:style-name="T1">Na ndaperere ti lango ota ni, bekpa asungba na nduzu kue. Bekpa aza wâ. Na pekoni, tatalita atoto na ya ti nduzu kue.</text:span></text:p>
      <text:p text:style-name="P7">Alingbi zo kue asigigi na ya ti kando ni!</text:p>
      <text:p text:style-name="P1"><text:span text:style-name="v_20_-_20_Verse_20_Number"><text:span text:style-name="T2">4 </text:span></text:span><text:span text:style-name="T1">Ala ngba gi na tere ti mbi. Ala hon amaka ape so Moise azia ngbanga ti e.</text:span></text:p>
      <text:p text:style-name="P7">Moise atene tongana e ndu hoto ni, fade e yeke kui!</text:p>
      <text:p text:style-name="P6"><text:soft-page-break/>155</text:p>
      <text:p text:style-name="P1"><text:span text:style-name="v_20_-_20_Verse_20_Number"><text:span text:style-name="T2">1 </text:span></text:span><text:span text:style-name="T1">Andia ti Nzapa</text:span></text:p>
      <text:p text:style-name="P7">Sigingo (Exode) 20</text:p>
      <text:p text:style-name="P7">Na ndembe so amara ti Israel aluti na tere ti hoto ti Sinai, Nzapa atene tënë na li ti hoto ni, si lo mu andia na ala:</text:p>
      <text:p text:style-name="P7">Mbi yeke Kota Gbia, Nzapa ti mo. Alingbi mo voro ambeni nzapa pepe.</text:p>
      <text:p text:style-name="P7">Alingbi mo sara mbeni yanda pepe.</text:p>
      <text:p text:style-name="P7">Alingbi mo di iri ti Kota Gbia, Nzapa ti mo, senge senge pepe.</text:p>
      <text:p text:style-name="P7">Alingbi mo dabe ti mo na lango ti wungo tere.</text:p>
      <text:p text:style-name="P7">Alingbi mo ne babâ na mama ti mo.</text:p>
      <text:p text:style-name="P7">Alingbi mo fâ zo pepe.</text:p>
      <text:p text:style-name="P7">Alingbi mo gi wali wala koli ti zo pepe.</text:p>
      <text:p text:style-name="P7">Alingbi mo nzi pepe.</text:p>
      <text:p text:style-name="P7">Alingbi mo tene mvene na li ti mba ti mo pepe.</text:p>
      <text:p text:style-name="P7">Alingbi mo sara nzara ti ye ti azo pepe.</text:p>
      <text:p text:style-name="P6">156</text:p>
      <text:p text:style-name="P1"><text:span text:style-name="v_20_-_20_Verse_20_Number"><text:span text:style-name="T2">1 </text:span></text:span><text:span text:style-name="T1">Bagara ti lôro</text:span></text:p>
      <text:p text:style-name="P7">Sigingo (Exode) 32</text:p>
      <text:p text:style-name="P7">Nzapa akiri amu ambeni ndia na Moise. So a su so na mbeti awe, Moise aleke mbeni gbalaka. Lo, na amara ti lo, asara mbuki na Nzapa. Azo ti lo amu zendo ti bata andia kue ti Kota Gbia.</text:p>
      <text:p text:style-name="P7">Na pekoni, Kota Gbia a-iri Moise ti gue na li ti hoto ti Sinai, si lo mu na Moise andia so a su na ndö ti têne. Josue azia lo na lege. Alango ayeke hon, Moise akiri pepe.</text:p>
      <text:p text:style-name="P7">Moise ayeke kiri lawa?</text:p>
      <text:p text:style-name="P7">A lingbi e gue e gi peko ti lo?</text:p>
      <text:p text:style-name="P1"><text:span text:style-name="v_20_-_20_Verse_20_Number"><text:span text:style-name="T2">2 </text:span></text:span><text:span text:style-name="T1">E hinga lango ti kiringo ti Moise ape. Me ala tara ti mu peko ti lo kâ na li ti hoto ape. Lo na Nzapa, ala yeke duti gi ala use.</text:span></text:p>
      <text:p text:style-name="P7">Zo wa laa ahinga? Fade Moise ayeke kiri mbeni ape?</text:p>
      <text:p text:style-name="P1"><text:span text:style-name="v_20_-_20_Verse_20_Number"><text:span text:style-name="T2">3 </text:span></text:span><text:span text:style-name="T1">Ka tongana lo kiri ape, fade e sara nyen?</text:span></text:p>
      <text:p text:style-name="P7">Zia e hunda Aaron asara mbeni yanda si e voro ni.</text:p>
      <text:p text:style-name="P7">Êen! E ye gi Nzapa so zo alingbi ti baa lo na le.</text:p>
      <text:p text:style-name="P1"><text:soft-page-break/><text:span text:style-name="v_20_-_20_Verse_20_Number"><text:span text:style-name="T2">4 </text:span></text:span><text:span text:style-name="T1">Azo ni abaa atene, ala girisa awe ngbanga ti so makonzi ti ala ahon. Tongaso, ala girisa andia ti Nzapa, na zendo ti vorongo gi Nzapa oko. Ala bongbi aye kue ti lôro na Aaron, si lo to ni na wâ ti sara na yanda so akpa kete bagara.</text:span></text:p>
      <text:p text:style-name="P6">157</text:p>
      <text:p text:style-name="P1"><text:span text:style-name="v_20_-_20_Verse_20_Number"><text:span text:style-name="T2">1 </text:span></text:span><text:span text:style-name="T1">A kpa gi mbeni oko ti anzapa so amba ti e avoro na sese ti Ezipte!</text:span></text:p>
      <text:p text:style-name="P7">Kekereke ayeke ga lango ti matanga. Fade e voro fini nzapa ti e.</text:p>
      <text:p text:style-name="P1"><text:span text:style-name="v_20_-_20_Verse_20_Number"><text:span text:style-name="T2">2 </text:span></text:span><text:span text:style-name="T1">Na kota ndaperere ni, azo aga na amatabisi ti ala na dawa ti kete bagara ti lôro so. Ala te, ala nyon si ala dodo na ngia.</text:span></text:p>
      <text:p text:style-name="P6">158</text:p>
      <text:p text:style-name="P1"><text:span text:style-name="v_20_-_20_Verse_20_Number"><text:span text:style-name="T2">1 </text:span></text:span><text:span text:style-name="T1">Na ndembe so azo angba ti sara matanga, Moise alondo na li ti hoto na atêne so Nzapa asara andia baleoko na ndö ni. Na kiringo ti lo, lo wara Josue na lege …</text:span></text:p>
      <text:p text:style-name="P7">Ma si, Moise! Ye so akpa adekongo ti bira na ya ti kando ti e.</text:p>
      <text:p text:style-name="P7">Ên-en, mbi ma gi abia. Ni laa ape?</text:p>
      <text:p text:style-name="P1"><text:span text:style-name="v_20_-_20_Verse_20_Number"><text:span text:style-name="T2">2 </text:span></text:span><text:span text:style-name="T1">Ye so Moise abaa, ahon gbungo li ti lo.</text:span></text:p>
      <text:p text:style-name="P7">Ala handa taa Nzapa! Ala mu zendo ti voro gi Nzapa oko si fadeso ala voro mbeni yanda ti kete bagara!</text:p>
      <text:p text:style-name="P6">159</text:p>
      <text:p text:style-name="P1"><text:span text:style-name="v_20_-_20_Verse_20_Number"><text:span text:style-name="T2">1 </text:span></text:span><text:span text:style-name="T1">Gi so ala baa Moise na fango ya ti atêne ti ndia awe, azo kue akai vorongo kete bagara ti lôro so.</text:span></text:p>
      <text:p text:style-name="P7">Nyen laa fade Moise asara na e?</text:p>
      <text:p text:style-name="P1"><text:span text:style-name="v_20_-_20_Verse_20_Number"><text:span text:style-name="T2">2 </text:span></text:span><text:span text:style-name="T1">Aaron, zo wa laa asara yanda so?</text:span></text:p>
      <text:p text:style-name="P7">Ayeke mbi ape! Gi azo so laa amu na mbi lôro ti ala!</text:p>
      <text:p text:style-name="P7">Mbi bi gi ni na wâ tongaso si … si … kete bagara so asigigi na ya ni.</text:p>
      <text:p text:style-name="P1"><text:span text:style-name="v_20_-_20_Verse_20_Number"><text:span text:style-name="T2">3 </text:span></text:span><text:span text:style-name="T1">Tongaso, kiri mo bi ni na ya ti wâ!</text:span></text:p>
      <text:p text:style-name="P6">160</text:p>
      <text:p text:style-name="P1"><text:span text:style-name="v_20_-_20_Verse_20_Number"><text:span text:style-name="T2">1 </text:span></text:span><text:span text:style-name="T1">Moise agbi yanda ni, lo nika lôro ni, si lo tuku ni na ya ti ngu.</text:span></text:p>
      <text:p text:style-name="P7">Fadeso, ala kue anyon ngu so!</text:p>
      <text:p text:style-name="P1"><text:span text:style-name="v_20_-_20_Verse_20_Number"><text:span text:style-name="T2">2 </text:span></text:span><text:span text:style-name="T1">Nyon ni?</text:span></text:p>
      <text:p text:style-name="P7"><text:soft-page-break/>A yeke sioni!</text:p>
      <text:p text:style-name="P7">Taa so! Fade a mu kobela.</text:p>
      <text:p text:style-name="P7">Nyon gi ni! Tongaso ala yeke manda ti ma ndo! Ala gbu li ti ala na ndö ti bubango zendo ti ala. Fade mbi kiri na li ti hoto ti hunda Nzapa ti zi sioni ti ala.</text:p>
      <text:p text:style-name="P1"><text:span text:style-name="v_20_-_20_Verse_20_Number"><text:span text:style-name="T2">3 </text:span></text:span><text:span text:style-name="T1">Kâ na li ti hoto, so lo wara andia ti Nzapa daa, Moise akuku na sambela.</text:span></text:p>
      <text:p text:style-name="P7">So ayeke amara ti ngangu li, na ti kengo yanga. Moise, zia mbi fâ ala.</text:p>
      <text:p text:style-name="P7">Kota Gbia, mbi gbu gere ti mo, zi gi sioni ti ala. Mo mu zendo na Abraham, Isaac, na Jacob, ti sara tufa na li ti ahale ti ala. Mbi hinga so ala lingbi ape. Me tongana mo fâ ala, fade ambeni mara atene mo lingbi ti bata azendo ti mo ape.</text:p>
      <text:p text:style-name="P6">161</text:p>
      <text:p text:style-name="P1"><text:span text:style-name="v_20_-_20_Verse_20_Number"><text:span text:style-name="T2">1 </text:span></text:span><text:span text:style-name="T1">Kâ na ya ti kando, azo ni ayeke sambela ndali ti nzoni kiringo ti Moise. Ataa sioni so ala sara so ala zia be ti ala ti ku: fade Nzapa azi sioni ti ala? Me na zungo ti Moise na li ti hoto, mbeto asara ala ngangu …</text:span></text:p>
      <text:p text:style-name="P7">So Moise laa! Ka baa le ti lo maa! Aza tongana lâ.</text:p>
      <text:p text:style-name="P1"><text:span text:style-name="v_20_-_20_Verse_20_Number"><text:span text:style-name="T2">2 </text:span></text:span><text:span text:style-name="T1">Ngbanga ti Moise aduti na tere ti Nzapa, gonda ti lo aza na le ti Moise. Lo bi bongo na le ti lo si mbeto asara azo pepe.</text:span></text:p>
      <text:p text:style-name="P7">Ala sara mbeto ape. Nzapa azi sioni ti ala awe.</text:p>
      <text:p text:style-name="P6">162</text:p>
      <text:p text:style-name="P1"><text:span text:style-name="v_20_-_20_Verse_20_Number"><text:span text:style-name="T2">1 </text:span></text:span><text:span text:style-name="T1">Da ti bongo ti tengbingo tere</text:span></text:p>
      <text:p text:style-name="P7">Sigingo 34:29—40:38</text:p>
      <text:p text:style-name="P7">Mabe ti azo ti Nzapa ati, me lo zi sioni ni na li ti azo ti lo. Lo kiri lo mu ambeni ndia na Moise, na lo sara andia baleoko na ndö ti afini têne. Me Nzapa ayeke na gba ti aye mingi so lo ye Israel ti sara …</text:p>
      <text:p text:style-name="P7">Nzapa amu na mbi apialo ti mbeni da ti bongo ti vorongo lo. Ala kue aga na amatabisi ti ala, si e lingbi ti leke na ni.</text:p>
      <text:p text:style-name="P1"><text:span text:style-name="v_20_-_20_Verse_20_Number"><text:span text:style-name="T2">2 </text:span></text:span><text:span text:style-name="T1">Na ngia na be ti ala, azo aga na aye ti lôro, abongo, aporo ti nyama, awen ti ngere ngangu, akeke titene da ti Nzapa aga pendere.</text:span></text:p>
      <text:p text:style-name="P6">163</text:p>
      <text:p text:style-name="P1"><text:span text:style-name="v_20_-_20_Verse_20_Number"><text:span text:style-name="T2">1 </text:span></text:span><text:span text:style-name="T1">Na peko ti nzoni kua so amu yenga mingi, da ti Nzapa—da ti warango tere daa—</text:span><text:soft-page-break/><text:span text:style-name="T1">ahunzi. Na ngia na be ti ala, azo ayeke baa Moise na yongo sanduku ti mbuki so azia nde—na andia baleoko na ya ni—ti li na ya ti da ti warango tere, ndo so Nzapa ayeke wara tere na azo ti lo daa. Moise azia sanduku ti mbuki na ya ti kubu so ayeke nde si ayeke nzoni kue. Mbeni mbinda amu ndo ti warango tere. Gonda ti Kota Gbia asi da ni kue.</text:span></text:p>
      <text:p text:style-name="P7">Fadeso, azo ti Israel ayeke gi angbaa so ayeke kpe kpengo mbeni pepe. Gi na ya ti ngu so ala sigigi na sese ti Ezipte, ala ga kota mara ti ala wani—na andia, na awafango-ngbanga, nga na ndo ti vorongo Nzapa.</text:p>
      <text:p text:style-name="P6">164</text:p>
      <text:p text:style-name="P1"><text:span text:style-name="v_20_-_20_Verse_20_Number"><text:span text:style-name="T2">1 </text:span></text:span><text:span text:style-name="T1">Lege ti sarango tufa</text:span></text:p>
      <text:p text:style-name="P7">Awayango-sandaga (Levitique) na Wungo ti azo (Nombres)</text:p>
      <text:p text:style-name="P7">Nzapa adiko Aaron na amolenge ti lo ti koli ti ga awayango-sandaga ti lo. Lo fa na Aaron atënë ti tufa ti kangbi na azo ti lo.</text:p>
      <text:p text:style-name="P7">A yeke nzoni Kota Gbia asara tufa na li ti mo, lo bata mo! A yeke nzoni Kota Gbia abaa mo na nzoni le, lo sara nzoni be na mo! A yeke nzoni Kota Gbia abi le ti lo na ndö ti mo, lo mu na mo siriri!</text:p>
      <text:p text:style-name="P7">Nzapa amu na azo ti lo andia ngbanga ti fini. Tongaso ala yeke zia lege ti dutingo ti azo ti Ezipte si ala zia be ti ala na akode ti Nzapa.</text:p>
      <text:p text:style-name="P6">165</text:p>
      <text:p text:style-name="P1"><text:span text:style-name="v_20_-_20_Verse_20_Number"><text:span text:style-name="T2">1 </text:span></text:span><text:span text:style-name="T1">Nzapa aye titene amara ti lo aduti nde ndali ti lo yeke nde. Lo fa na ala lege ti yango asandaga si ala lingbi ti baa sioni ti ala na vundu.</text:span></text:p>
      <text:p text:style-name="P7">Mbi ye ti ya sandaga na Nzapa, me mbi yeke gi na mbipa so.</text:p>
      <text:p text:style-name="P7">Ita-wali, Nzapa abaa ndo na ndö ti konongo ti nyama ti mo ape. Lo baa gi ndo na taa be ti mo.</text:p>
      <text:p text:style-name="P1"><text:span text:style-name="v_20_-_20_Verse_20_Number"><text:span text:style-name="T2">2 </text:span></text:span><text:span text:style-name="T1">Nzapa ahunda amara ti sandaga nde mingi na azo ti Israel. Mbeni sandaga ni ayeke ti mu koli-ngasa use. Aaron abi mbeni ye ti hinga ye ti sarango ni na angasa use so.</text:span></text:p>
      <text:p text:style-name="P1"><text:span text:style-name="v_20_-_20_Verse_20_Number"><text:span text:style-name="T2">3 </text:span></text:span><text:span text:style-name="T1">Mama, ngbanga ti nyen si angasa ayeke use kâ?</text:span></text:p>
      <text:p text:style-name="P7">Fade oko ayeke sandaga ti Kota Gbia.</text:p>
      <text:p text:style-name="P7">Si fade mbeni oko so ayo asioni ti e kue.</text:p>
      <text:p text:style-name="P1"><text:span text:style-name="v_20_-_20_Verse_20_Number"><text:span text:style-name="T2">4 </text:span></text:span><text:span text:style-name="T1">Mbi mu asioni kue ti Israel ti zia ni na li ti mo.</text:span></text:p>
      <text:p text:style-name="P7"><text:soft-page-break/>Mo gue biani biani na ya ti benyama. Hon na asioni ti e kâ yongoro na e.</text:p>
      <text:p text:style-name="P7">Na lege ti asandaga na alango ti akota matanga, Nzapa adabe ti Israel na ye so lo sara ngbanga ti ala, na lo fa na ala taa lege ti duti.</text:p>
      <text:p text:style-name="P6">166</text:p>
      <text:p text:style-name="P1"><text:span text:style-name="v_20_-_20_Verse_20_Number"><text:span text:style-name="T2">1 </text:span></text:span><text:span text:style-name="T1">Wungo ti Azo</text:span></text:p>
      <text:p text:style-name="P7">Wungo ti azo (Nombres) 10</text:p>
      <text:p text:style-name="P7">Tere ti azo kue anzere na ya ti kando ni na ndembe so ala yeke sara gi lisoro na ndö ti sese ti zendo so fade Nzapa ayeke gue na ala daa. Mbeni lâ, kota toto ti tatalita ti wen use amu ya ti nduzu kue …</text:p>
      <text:p text:style-name="P7">So ti fa atene alingbi azo kue awara tere na da ti warango tere. Fade mbeni ye ti ngangu ayeke si.</text:p>
      <text:p text:style-name="P1"><text:span text:style-name="v_20_-_20_Verse_20_Number"><text:span text:style-name="T2">2 </text:span></text:span><text:span text:style-name="T1">Azo kue azia kua ti ala ti gue hio na da ti warango tere.</text:span></text:p>
      <text:p text:style-name="P7">So ti tene fade e londo ti hon?</text:p>
      <text:p text:style-name="P7">Mbi hinga ape. E ku peko ni si. Nzapa si ayeke mu yanga na e.</text:p>
      <text:p text:style-name="P1"><text:span text:style-name="v_20_-_20_Verse_20_Number"><text:span text:style-name="T2">3 </text:span></text:span><text:span text:style-name="T1">O Kota Gbia! Londo, si awato ti mo akpe na dawa ti mo!</text:span></text:p>
      <text:p text:style-name="P7">Baa! Kota mbinda ayeke londo!</text:p>
      <text:p text:style-name="P1"><text:span text:style-name="v_20_-_20_Verse_20_Number"><text:span text:style-name="T2">4 </text:span></text:span><text:span text:style-name="T1">So faa ni laa! Gi hio tongaso, azo asara molongo ti gue na sese ti zendo. Awayango-sandaga ahon kozo, ala yo sanduku ti mbuki. Moise ayeke diko wungo ti azo ti Israel so ayeke hon oko na oko na peko ti yanga ti Nzapa.</text:span></text:p>
      <text:p text:style-name="P6">167</text:p>
      <text:p text:style-name="P1"><text:span text:style-name="v_20_-_20_Verse_20_Number"><text:span text:style-name="T2">1 </text:span></text:span><text:span text:style-name="T1">Tengo adodoro afun seen</text:span></text:p>
      <text:p text:style-name="P7">Wungo ti azo (Nombres) 11</text:p>
      <text:p text:style-name="P7">Kâ na li ti hoto, Moise abaa azo ti Israel na tambulango ti gue na sese ti zendo.</text:p>
      <text:p text:style-name="P7">Nzapa ayeke na li ni, alingbi mbeto asara e ape.</text:p>
      <text:p text:style-name="P7">Tënë ti Moise ayeke taa-tënë. A lingbi azo asara mbeto ti mbeni ye pepe. Ataa so ala yeke tambula na ya ti benyama, Nzapa angba lakue ti mu na ala mane, ala te.</text:p>
      <text:p text:style-name="P1"><text:span text:style-name="v_20_-_20_Verse_20_Number"><text:span text:style-name="T2">2 </text:span></text:span><text:span text:style-name="T1">Tongana alango ahon, azo akiri alondo ti dema tere ti ala …</text:span></text:p>
      <text:p text:style-name="P7">A sara lango oke si e te gi so ni … so, ataa ayeke nyen?</text:p>
      <text:p text:style-name="P7">Ti mane ni so—afun seen.</text:p>
      <text:p text:style-name="P1"><text:span text:style-name="v_20_-_20_Verse_20_Number"><text:span text:style-name="T2">3 </text:span></text:span><text:span text:style-name="T1">E yeke na mbeni ye nde ti te ape?</text:span></text:p>
      <text:p text:style-name="P7"><text:soft-page-break/>Ên-en! Mo dabe ti mo na akaoya nga na anyama so e yeke te ando na Ezipte? Nzerengo ni angba gi tongaso.</text:p>
      <text:p text:style-name="P7">Taa a-onyon ni, babâ! Mo kiri mo girisa a-onyon ni?</text:p>
      <text:p text:style-name="P7">Biani! Mbi baa mbi tene, Nzapa amu zendo ti bata e.</text:p>
      <text:p text:style-name="P6">168</text:p>
      <text:p text:style-name="P1"><text:span text:style-name="v_20_-_20_Verse_20_Number"><text:span text:style-name="T2">1 </text:span></text:span><text:span text:style-name="T1">Ngonzo ti Nzapa alondo na ndö ti dema ti azo ti Israel—ati na ndö ti da ti bongo ti ala nga. Wâ ati na ya kando ti Israel, asara si ala kai ti dema, si ala yeke gi lege ti mingo awâ ni.</text:span></text:p>
      <text:p text:style-name="P7">Nzapa laa atokua wâ ti bekpa ti gbi ada ti bongo ti e?</text:p>
      <text:p text:style-name="P7">Hinga ape, lo ye ti gboto mê ti e si e zia ti dema ndali ti kobe so lo mu na e.</text:p>
      <text:p text:style-name="P1"><text:span text:style-name="v_20_-_20_Verse_20_Number"><text:span text:style-name="T2">2 </text:span></text:span><text:span text:style-name="T1">Sara mbeni ye Moise! Fade ye kue afuti na ya ti kando so!</text:span></text:p>
      <text:p text:style-name="P1"><text:span text:style-name="v_20_-_20_Verse_20_Number"><text:span text:style-name="T2">3 </text:span></text:span><text:span text:style-name="T1">Nzoni be ti Nzapa oko si alingbi na ngoi so. Zia mbi sambela ngbanga ti ala.</text:span></text:p>
      <text:p text:style-name="P7">Tongana Moise alondo ti sambela, wâ ni amingo gi lo oko.</text:p>
      <text:p text:style-name="P6">169</text:p>
      <text:p text:style-name="P1"><text:span text:style-name="v_20_-_20_Verse_20_Number"><text:span text:style-name="T2">1 </text:span></text:span><text:span text:style-name="T1">Baa! Wâ ni amingo awe!</text:span></text:p>
      <text:p text:style-name="P7">Mbi baa so taa na le ti mbi! Na ngoi so Moise asambela, wâ ni ahon.</text:p>
      <text:p text:style-name="P7">Ti londo laso, mbi kiri ti dema ape ndali ti ye so Moise ahunda e ti sara.</text:p>
      <text:p text:style-name="P1"><text:span text:style-name="v_20_-_20_Verse_20_Number"><text:span text:style-name="T2">2 </text:span></text:span><text:span text:style-name="T1">Me azo ti Israel so ahinga nzoni ye ti zo pepe, agirisa ye hio tongaso. Mingi na popo ti ala adema ngbanga ti so Nzapa amu na ala nyama ti te nga na mane pepe. Moise akiri asambela ti hunda Nzapa.</text:span></text:p>
      <text:p text:style-name="P7">Ala ye ti te nyama? Kota Gbia atene fade ala te ni fafadeso …</text:p>
      <text:p text:style-name="P7">… Gbani ma! A sara si ahon ndö ti ala. Fade fion ni asigigi na hon ti ala!</text:p>
      <text:p text:style-name="P1"><text:span text:style-name="v_20_-_20_Verse_20_Number"><text:span text:style-name="T2">3 </text:span></text:span><text:span text:style-name="T1">Zo wa si alingbi—ataa Nzapa—ti mu nyama na e kue na ya ti benyama so?</text:span></text:p>
      <text:p text:style-name="P7">Mbi hinga ape. Me tënë ti Moise ayeke taa-tënë. Mbi baa wâ amingo tongana lo sambela Nzapa. Ti so mbi yeke dekite ni ape.</text:p>
      <text:p text:style-name="P1"><text:span text:style-name="v_20_-_20_Verse_20_Number"><text:span text:style-name="T2">4 </text:span></text:span><text:span text:style-name="T1">Gi hio tongaso, pupu alondo na mbage ti ngu-ingo ti ga—nga na ya ni gba ti adodoro aga si amu le ti nduzu tongana mbinda.</text:span></text:p>
      <text:p text:style-name="P6">170</text:p>
      <text:p text:style-name="P1"><text:span text:style-name="v_20_-_20_Verse_20_Number"><text:span text:style-name="T2">1 </text:span></text:span><text:span text:style-name="T1">Adodoro so ati na ya ti benyama, azo ti Israel agbu ala asi sakpa.</text:span></text:p>
      <text:p text:style-name="P7"><text:soft-page-break/>Taa nyama! Alingbi na nzara ti e!</text:p>
      <text:p text:style-name="P7">Zia e bata mingi si e te na peko.</text:p>
      <text:p text:style-name="P1"><text:span text:style-name="v_20_-_20_Verse_20_Number"><text:span text:style-name="T2">2 </text:span></text:span><text:span text:style-name="T1">Mbi gue ti ro asakpa oke na ndoni?</text:span></text:p>
      <text:p text:style-name="P7">Mu gi ye so kue mo lingbi ti ro. Tongaso si alingbi na e.</text:p>
      <text:p text:style-name="P1"><text:span text:style-name="v_20_-_20_Verse_20_Number"><text:span text:style-name="T2">3 </text:span></text:span><text:span text:style-name="T1">Azo ni ate ye ti mbana si mingi ti ala awara kobela.</text:span></text:p>
      <text:p text:style-name="P7">A lingbi na mbi. Mbi te nga ahon ndoni.</text:p>
      <text:p text:style-name="P1"><text:span text:style-name="v_20_-_20_Verse_20_Number"><text:span text:style-name="T2">4 </text:span></text:span><text:span text:style-name="T1">Kete na pekoni, a mu yanga titene tambula ni alondo. Kota mbinda akiri afa lege na azo na lâ, na ngbongboro wâ na bi. Ala gue ngbii si ala sara kando ti ala nduru na sese ti zendo ti Nzapa.</text:span></text:p>
      <text:p text:style-name="P1"><text:span text:style-name="v_20_-_20_Verse_20_Number"><text:span text:style-name="T2">5 </text:span></text:span><text:span text:style-name="T1">Ala si na ya ti kando, gi hio tongaso, ita ti Moise ti wali agi yanga ti lo.</text:span></text:p>
      <text:p text:style-name="P7">Moise asara ye mo baa mo tene gi lo oko laa wayanga-Nzapa ni.</text:p>
      <text:p text:style-name="P7">Lo girisa so, mo Aaron laa, mo yeke kota wayango-sandaga.</text:p>
      <text:p text:style-name="P6">171</text:p>
      <text:p text:style-name="P1"><text:span text:style-name="v_20_-_20_Verse_20_Number"><text:span text:style-name="T2">1 </text:span></text:span><text:span text:style-name="T1">Kota be ti a-ita</text:span></text:p>
      <text:p text:style-name="P7">Wungo ti azo (Nombres) 12</text:p>
      <text:p text:style-name="P7">Na peko ti angu mingi so, Aaron na Miriam aye mbeni pepe ti ma yanga ti ngambe ti ala, Moise. Ndali ti nyen si Nzapa asara nzoni be na lo?</text:p>
      <text:p text:style-name="P7">Taa-tënë, Miriam. Alingbi awe. E tene tënë na ngambe ti e ma.</text:p>
      <text:p text:style-name="P1"><text:span text:style-name="v_20_-_20_Verse_20_Number"><text:span text:style-name="T2">2 </text:span></text:span><text:span text:style-name="T1">Na ngonzo na be si ala gue ti baa Moise …</text:span></text:p>
      <text:p text:style-name="P7">A fun sioni awe, lakue gi mo na ndö ti aye kue, Moise.</text:p>
      <text:p text:style-name="P7">Mo baa mo tene gi mo oko laa si mo yeke wayanga-Nzapa? Nzapa a-iri ando Aaron ti duti kota wayango-sandaga ape?</text:p>
      <text:p text:style-name="P7">Mo girisa ape so mbi yeke nga wayanga-Nzapa!</text:p>
      <text:p text:style-name="P1"><text:span text:style-name="v_20_-_20_Verse_20_Number"><text:span text:style-name="T2">3 </text:span></text:span><text:span text:style-name="T1">Kozo si Moise azi yanga, Nzapa a-iri ala ota na da ti warango tere.</text:span></text:p>
      <text:p text:style-name="P1"><text:span text:style-name="v_20_-_20_Verse_20_Number"><text:span text:style-name="T2">4 </text:span></text:span><text:span text:style-name="T1">Azo ti mbi abaa mbi na ya ti amara ti abango li nde nde.</text:span></text:p>
      <text:p text:style-name="P7">Moise ayeke kozo wayanga-Nzapa so mbi yeke tene tënë na lo le na le.</text:p>
      <text:p text:style-name="P7">Ala baa tongana ye ti senge? Ala lingbi ape ti sara mbeto ti zo so mbi soro lo ti zi azo ti mbi na ya ti ngbaa?</text:p>
      <text:p text:style-name="P7">Na pekoni, mbinda ahon. Na ndembe so, Miriam na Aaron abaa ye ti ndima na ya ti fini ti ala …</text:p>
      <text:p text:style-name="P6"><text:soft-page-break/>172</text:p>
      <text:p text:style-name="P1"><text:span text:style-name="v_20_-_20_Verse_20_Number"><text:span text:style-name="T2">1 </text:span></text:span><text:span text:style-name="T1">Gi hio tongaso, Miriam abaa so buruma ayeke na tere ti lo—kobela so azo ti Israel asara mbeto ni mara ni use pepe.</text:span></text:p>
      <text:p text:style-name="P7">Aie! Ngbanga ti nyen mbi kasa Moise? Azo-ee! Ala mu maboko na mbi si!</text:p>
      <text:p text:style-name="P1"><text:span text:style-name="v_20_-_20_Verse_20_Number"><text:span text:style-name="T2">2 </text:span></text:span><text:span text:style-name="T1">E sara sioni, Moise. E gbu gere ti mo, zi sioni so na li ti e. Fade mo baa Miriam gi na le tongaso?</text:span></text:p>
      <text:p text:style-name="P7">Gi Nzapa oko si alingbi ti zi kobela so, Aaron. Fade mbi sambela.</text:p>
      <text:p text:style-name="P1"><text:span text:style-name="v_20_-_20_Verse_20_Number"><text:span text:style-name="T2">3 </text:span></text:span><text:span text:style-name="T1">Zi kobela so, O Nzapa, mbi gbu gere ti mo.</text:span></text:p>
      <text:p text:style-name="P7">Nzapa ayeda ti zi kobela ti Miriam, me kozoni, a tumba lo na ya ti kando ngbanga ti lango mbarambara.</text:p>
      <text:p text:style-name="P1"><text:span text:style-name="v_20_-_20_Verse_20_Number"><text:span text:style-name="T2">4 </text:span></text:span><text:span text:style-name="T1">Na lango mbarambara ni, Miriam akiri na ya ti kando ni. Kota wayango-sandaga, Aaron, ayamba lo.</text:span></text:p>
      <text:p text:style-name="P7">Le ti mbi azi, Aaron, sarango baba ayeke sioni.</text:p>
      <text:p text:style-name="P7">Ti mbi nga kue. Alingbi e sara ngia na ndara ti Nzapa mbeni ape.</text:p>
      <text:p text:style-name="P6">173</text:p>
      <text:p text:style-name="P1"><text:span text:style-name="v_20_-_20_Verse_20_Number"><text:span text:style-name="T2">1 </text:span></text:span><text:span text:style-name="T1">Azo ti bembengo ndo</text:span></text:p>
      <text:p text:style-name="P7">Wungo ti azo (Nombres) 13:1—14:10</text:p>
      <text:p text:style-name="P7">Azo ti Israel angba gi na tambula ti ala ngbii ala si na benyama ti Paran. Na ndo so laa, Moise amu yanga ti sara kando ti ala.</text:p>
      <text:p text:style-name="P4">[Map]</text:p>
      <text:p text:style-name="P7">Ezipte</text:p>
      <text:p text:style-name="P7">Kota Ngu-ingo ti Asosongo</text:p>
      <text:p text:style-name="P7">Hoto ti Sinai</text:p>
      <text:p text:style-name="P7">Kando</text:p>
      <text:p text:style-name="P7">Sese ti Madian</text:p>
      <text:p text:style-name="P7">Benyama ti Paran</text:p>
      <text:p text:style-name="P7">Kota Ngu-ingo ti Mediterane</text:p>
      <text:p text:style-name="P7">Sese ti Kanaan</text:p>
      <text:p text:style-name="P7">Ngu ti Galile</text:p>
      <text:p text:style-name="P7">Bale ti Jourdain</text:p>
      <text:p text:style-name="P7">Kota Ngu ti Gba-ti-ingo</text:p>
      <text:p text:style-name="P7"><text:soft-page-break/>Benyama ti Arabii</text:p>
      <text:p text:style-name="P1"><text:span text:style-name="v_20_-_20_Verse_20_Number"><text:span text:style-name="T2">2 </text:span></text:span><text:span text:style-name="T1">Moise a-iri koli oko ti mara oko oko ti ga na kota bongbi.</text:span></text:p>
      <text:p text:style-name="P7">E si na katikati ti Kanaan awe, sese so Nzapa amu zendo ni na e.</text:p>
      <text:p text:style-name="P7">Me kozo titene e li kâ, alingbi e hinga ye so ayeke kâ.</text:p>
      <text:p text:style-name="P7">Ti mo pialo ni ayeke so wa?</text:p>
      <text:p text:style-name="P1"><text:span text:style-name="v_20_-_20_Verse_20_Number"><text:span text:style-name="T2">3 </text:span></text:span><text:span text:style-name="T1">Alingbi e bembe ndo kâ na sese ni, Josue.</text:span></text:p>
      <text:p text:style-name="P7">Alingbi e hinga ngangu ti azo ni kâ, wungo ti abale so e lingbi ti fâ, nga na ngangu ti agbagba so angoro agbata ni.</text:p>
      <text:p text:style-name="P7">So kango tere ti e na kuâ, me alingbi e sara ni.</text:p>
      <text:p text:style-name="P7">Zo oko oko asara ye tongana amaseka so ahinga ndo. E hon hio si.</text:p>
      <text:p text:style-name="P1"><text:span text:style-name="v_20_-_20_Verse_20_Number"><text:span text:style-name="T2">4 </text:span></text:span><text:span text:style-name="T1">Baa gbata so!</text:span></text:p>
      <text:p text:style-name="P7">Akonongo gbagba-ee!</text:p>
      <text:p text:style-name="P6">174</text:p>
      <text:p text:style-name="P1"><text:span text:style-name="v_20_-_20_Verse_20_Number"><text:span text:style-name="T2">1 </text:span></text:span><text:span text:style-name="T1">A yo ambeni kilometere …</text:span></text:p>
      <text:p text:style-name="P7">Baa, ayongoro zo!</text:p>
      <text:p text:style-name="P7">Zo oko na ya ti kando ti e alingbi ti luti na akoli so ape!</text:p>
      <text:p text:style-name="P1"><text:span text:style-name="v_20_-_20_Verse_20_Number"><text:span text:style-name="T2">2 </text:span></text:span><text:span text:style-name="T1">Na mbeni ndo ti apendere kobe …</text:span></text:p>
      <text:p text:style-name="P7">Taa nzoni sese laa, Josue, si mara ti akota le ti vinye so ale daa.</text:p>
      <text:p text:style-name="P7">Ni laa so, Kaleb, e kiri na kando e tene tënë ni na Moise.</text:p>
      <text:p text:style-name="P1"><text:span text:style-name="v_20_-_20_Verse_20_Number"><text:span text:style-name="T2">3 </text:span></text:span><text:span text:style-name="T1">Azo kue ayamba kiringo ti azo ti mbembengo ndo.</text:span></text:p>
      <text:p text:style-name="P7">Baa ale ti vinye so! Gi tongana ale ti keke ti sese ti Ezipte.</text:p>
      <text:p text:style-name="P1"><text:span text:style-name="v_20_-_20_Verse_20_Number"><text:span text:style-name="T2">4 </text:span></text:span><text:span text:style-name="T1">Ambeni maseka ni akiri na peko ti ye so ala baa na Kanaan …</text:span></text:p>
      <text:p text:style-name="P7">So taa kodro ti mosoro—pendere akobe ti yaka!</text:p>
      <text:p text:style-name="P7">Me ayongoro zo asi singo. Agbagba angoro agbata ni. E yeke na ngangu ti mu ni lawa?</text:p>
      <text:p text:style-name="P6">175</text:p>
      <text:p text:style-name="P1"><text:span text:style-name="v_20_-_20_Verse_20_Number"><text:span text:style-name="T2">1 </text:span></text:span><text:span text:style-name="T1">E gue e mu sese ni maa!</text:span></text:p>
      <text:p text:style-name="P7">Biani! Na ngangu ti Nzapa, e lingbi kue.</text:p>
      <text:p text:style-name="P1"><text:span text:style-name="v_20_-_20_Verse_20_Number"><text:span text:style-name="T2">2 </text:span></text:span><text:span text:style-name="T1">Me ambeni zo ti bembengo ndo baleoko ayeda na tënë ti Josue na Kaleb pepe.</text:span></text:p>
      <text:p text:style-name="P7">Ên-en! E yeke angengo gbadola na le ti akota yongoro koli so.</text:p>
      <text:p text:style-name="P7"><text:soft-page-break/>Gi na maboko oko tongaso, ala lingbi ti pika azo ti e kue, si ala kiri amu amolenge ti e na ngbaa.</text:p>
      <text:p text:style-name="P1"><text:span text:style-name="v_20_-_20_Verse_20_Number"><text:span text:style-name="T2">3 </text:span></text:span><text:span text:style-name="T1">E lingbi ti ngba ge ape, e lingbi nga ti li na sese ti Kanaan ape.</text:span></text:p>
      <text:p text:style-name="P7">Ka e lingbi ti sara nyen?</text:p>
      <text:p text:style-name="P7">Mbi tene e kiri na sese ti Ezipte!</text:p>
      <text:p text:style-name="P1"><text:span text:style-name="v_20_-_20_Verse_20_Number"><text:span text:style-name="T2">4 </text:span></text:span><text:span text:style-name="T1">Nzapa laa aga na e ge. Ma na be na lo, fade lo sara si e mu sese ti zendo ti e.</text:span></text:p>
      <text:p text:style-name="P1"><text:span text:style-name="v_20_-_20_Verse_20_Number"><text:span text:style-name="T2">5 </text:span></text:span><text:span text:style-name="T1">E lingbi taa biani?</text:span></text:p>
      <text:p text:style-name="P7">Ka kangango be na mabe ti mo ni ayeke na ndo wa?</text:p>
      <text:p text:style-name="P7">Gi kode oko si alingbi ti kai tënë ti mbana ti Josue so!</text:p>
      <text:p text:style-name="P6">176</text:p>
      <text:p text:style-name="P1"><text:span text:style-name="v_20_-_20_Verse_20_Number"><text:span text:style-name="T2">1 </text:span></text:span><text:span text:style-name="T1">Mbeto agbu azo ndali ti buba tënë ti azo ti bembengo ndo baleoko so aya gi iri ti ayongoro zo na ti akota gbagba ti agbata. Azo asara ngonzo na tere ti Josue na mba ti lo, Kaleb.</text:span></text:p>
      <text:p text:style-name="P7">Bo ala na têne!</text:p>
      <text:p text:style-name="P7">Ala fâ Josue fango!</text:p>
      <text:p text:style-name="P1"><text:span text:style-name="v_20_-_20_Verse_20_Number"><text:span text:style-name="T2">2 </text:span></text:span><text:span text:style-name="T1">Me gi hio tongaso …</text:span></text:p>
      <text:p text:style-name="P7">Baa ndo na mbage kâ! Da ti warango tere ayeke gbi!</text:p>
      <text:p text:style-name="P1"><text:span text:style-name="v_20_-_20_Verse_20_Number"><text:span text:style-name="T2">3 </text:span></text:span><text:span text:style-name="T1">Sara mbeto pepe. Da ti warango tere ayeke gbi ape. Ayeke tongaso ndali ti so Nzapa ayeke tene tënë na Moise kâ.</text:span></text:p>
      <text:p text:style-name="P6">177</text:p>
      <text:p text:style-name="P1"><text:span text:style-name="v_20_-_20_Verse_20_Number"><text:span text:style-name="T2">1 </text:span></text:span><text:span text:style-name="T1">Azo ti kpengba li</text:span></text:p>
      <text:p text:style-name="P7">Wungo ti azo (Nombres) 14:11—16:34</text:p>
      <text:p text:style-name="P7">Na ya ti da ti warango tere …</text:p>
      <text:p text:style-name="P7">O Nzapa, zi sioni ti amara ti mbi. Mo fâ ala ape, ataa so ala ke ti ma yanga ti mo.</text:p>
      <text:p text:style-name="P1"><text:span text:style-name="v_20_-_20_Verse_20_Number"><text:span text:style-name="T2">2 </text:span></text:span><text:span text:style-name="T1">Moise asigigi na ya ti da ti warango tere, si ndo ade ngii. Lo yoro maboko ti lo na nduzu …</text:span></text:p>
      <text:p text:style-name="P7">Ngbanga ti so ala yeke na mabe ape ti gue na sese ti zendo, Nzapa atene alingbi ala kiri gi na benyama.</text:p>
      <text:p text:style-name="P1"><text:span text:style-name="v_20_-_20_Verse_20_Number"><text:span text:style-name="T2">3 </text:span></text:span><text:span text:style-name="T1">Ti kiri na benyama? E ye tongaso ape!</text:span></text:p>
      <text:p text:style-name="P1"><text:span text:style-name="T1">Baa ye tongaso! Mbi hinga fade ape tongana e ke ti sara bira ti mu Kanaan, fade e kiri </text:span><text:soft-page-break/><text:span text:style-name="T1">na ngangu gi ti tambula na benyama.</text:span></text:p>
      <text:p text:style-name="P1"><text:span text:style-name="v_20_-_20_Verse_20_Number"><text:span text:style-name="T2">4 </text:span></text:span><text:span text:style-name="T1">Nzoni, tongana gi oko ye so e lingbi ti soro laa, tongaso zia e gue e sara bira ti mu sese ti Kanaan.</text:span></text:p>
      <text:p text:style-name="P7">Mbi na ala!</text:p>
      <text:p text:style-name="P7">Êen! Zia e gue maa!</text:p>
      <text:p text:style-name="P6">178</text:p>
      <text:p text:style-name="P1"><text:span text:style-name="v_20_-_20_Verse_20_Number"><text:span text:style-name="T2">1 </text:span></text:span><text:span text:style-name="T1">Azo aleke pialo hio, si ala gue ti tene na Moise.</text:span></text:p>
      <text:p text:style-name="P7">Mo lingbi ti kiri kâ na benyama, ti e, e yeke gue na Kanaan.</text:p>
      <text:p text:style-name="P1"><text:span text:style-name="v_20_-_20_Verse_20_Number"><text:span text:style-name="T2">2 </text:span></text:span><text:span text:style-name="T1">Ala yeke fade azo ti mbeto, fadeso ala ga abuba zo. Ala tara ni ape! Ndali ti mbeto, ala ke lani azendo ti Nzapa. Fadeso ala baa atene ala yeke ga awalombe na ndö ti ayongoro koli so ala sara lani mbeto ti ala?</text:span></text:p>
      <text:p text:style-name="P7">Tënë ti mo ayeke lakue gi mbana, Moise.</text:p>
      <text:p text:style-name="P1"><text:span text:style-name="v_20_-_20_Verse_20_Number"><text:span text:style-name="T2">3 </text:span></text:span><text:span text:style-name="T1">Abuba zo so ake yanga aleke tere ti ala ti gue hio ti mu Kanaan na lege ti bira.</text:span></text:p>
      <text:p text:style-name="P7">E pika angangu turugu awe. E lingbi ti mu sese so nga na ngangu.</text:p>
      <text:p text:style-name="P7">E lingbi ti sara so ataa Moise ayeke daa ape.</text:p>
      <text:p text:style-name="P1"><text:span text:style-name="v_20_-_20_Verse_20_Number"><text:span text:style-name="T2">4 </text:span></text:span><text:span text:style-name="T1">Gi so ala yeke gue na li ti hoto, aturugu ti kodro ni kâ alondo na bira.</text:span></text:p>
      <text:p text:style-name="P6">179</text:p>
      <text:p text:style-name="P1"><text:span text:style-name="v_20_-_20_Verse_20_Number"><text:span text:style-name="T2">1 </text:span></text:span><text:span text:style-name="T1">Aie! E kui awe! E kpe e hon ma!</text:span></text:p>
      <text:p text:style-name="P7">Tongana mbi ngba na fini, fade mbi ma yanga ti Moise na ya ti aye kue.</text:p>
      <text:p text:style-name="P1"><text:span text:style-name="v_20_-_20_Verse_20_Number"><text:span text:style-name="T2">2 </text:span></text:span><text:span text:style-name="T1">Bira ni aninga pepe. Azo ti Israel so ati, akiri na vundu na kando.</text:span></text:p>
      <text:p text:style-name="P7">Nyen laa asi?</text:p>
      <text:p text:style-name="P7">E wara pasa ape.</text:p>
      <text:p text:style-name="P7">Awato aga na ndö ti e na mbage kue. Azo ti li ni akpe kozo.</text:p>
      <text:p text:style-name="P7">Azo so abaa ye ti peko ti kengo yanga ti Nzapa—Ngbanga ti mbeni ngoi, ala mu peko ti Moise na ngia.</text:p>
      <text:p text:style-name="P1"><text:span text:style-name="v_20_-_20_Verse_20_Number"><text:span text:style-name="T2">3 </text:span></text:span><text:span text:style-name="T1">Me mbeni koli, iri ti lo Kora, na ambeni so asara kua na ndo ti warango tere, asara kota be na Moise.</text:span></text:p>
      <text:p text:style-name="P7">E kue e lingbi na Moise! Ndali ti nyen si lo mu yanga na e?</text:p>
      <text:p text:style-name="P7">Zia e tene na Moise, fade e baa ndo na ndö ti aye kue.</text:p>
      <text:p text:style-name="P1"><text:span text:style-name="v_20_-_20_Verse_20_Number"><text:span text:style-name="T2">4 </text:span></text:span><text:span text:style-name="T1">Kora, na amba ti lo, ague ti baa Moise, si Moise a-iri azo kue na bongbi.</text:span></text:p>
      <text:p text:style-name="P7"><text:soft-page-break/>Kekereke, Kota Gbia ayeke fa na e zo so lo soro lo ti duti na li ni!</text:p>
      <text:p text:style-name="P6">180</text:p>
      <text:p text:style-name="P1"><text:span text:style-name="v_20_-_20_Verse_20_Number"><text:span text:style-name="T2">1 </text:span></text:span><text:span text:style-name="T1">Na ndade ni, Moise aluti na dawa ti azo ti Israel.</text:span></text:p>
      <text:p text:style-name="P7">Ala hon na tere ti Kora na azo so ayeke gue na ala na lege ti sioni. Tongaso ape, fade ala kui. Fade ala baa na le ti ala. Tongana Nzapa laa asoro mbi ti duti na li ti ala, fade sese asuru si amene Akora ni kue.</text:p>
      <text:p text:style-name="P1"><text:span text:style-name="v_20_-_20_Verse_20_Number"><text:span text:style-name="T2">2 </text:span></text:span><text:span text:style-name="T1">Na ndembe so Moise atene tënë, sese ayingi si asuru use. Ada ti bongo ti Kora, na ti ala so kue so amu peko ti lo, ati na ya ti kota du.</text:span></text:p>
      <text:p text:style-name="P1"><text:span text:style-name="v_20_-_20_Verse_20_Number"><text:span text:style-name="T2">3 </text:span></text:span><text:span text:style-name="T1">Mbeto asara azo si ala kiri na mbage ti Moise. Gi na lege ti yanga ti Nzapa, Moise angba ti gue na ala na sese ti zendo … ti tambula ngbanga ti ngu 40.</text:span></text:p>
      <text:p text:style-name="P6">181</text:p>
      <text:p text:style-name="P1"><text:span text:style-name="v_20_-_20_Verse_20_Number"><text:span text:style-name="T2">1 </text:span></text:span><text:span text:style-name="T1">Pika ti sioni</text:span></text:p>
      <text:p text:style-name="P7">Wungo ti azo 20:1-13</text:p>
      <text:p text:style-name="P7">Tongana ye aga ngangu, azo agirisa atene ayeke mbeto ti ala si akanga lege na ala ti mu nzoni ndo ti zendo ti Nzapa. Ala kiri ti dema tere ti ala …</text:p>
      <text:p text:style-name="P7">Ngu ayeke daa ape! Fade mbi sara nyen?</text:p>
      <text:p text:style-name="P1"><text:span text:style-name="v_20_-_20_Verse_20_Number"><text:span text:style-name="T2">2 </text:span></text:span><text:span text:style-name="T1">Li ti ngu ahole! Fade mbi to kobe tongana nyen?</text:span></text:p>
      <text:p text:style-name="P7">Fade mbi baa akota zo ti e, si ala gue na kpale so na Moise.</text:p>
      <text:p text:style-name="P1"><text:span text:style-name="v_20_-_20_Verse_20_Number"><text:span text:style-name="T2">3 </text:span></text:span><text:span text:style-name="T1">Moise, fade e wara ngu na ndo wa?</text:span></text:p>
      <text:p text:style-name="P7">Mo sigigi na e kâ ti kui nzara ti ngu?</text:p>
      <text:p text:style-name="P7">A fun sioni awe. Zia e kiri na sese ti Ezipte. Ando kâ, ngu ayeke daa, kobe ayeke daa.</text:p>
      <text:p text:style-name="P1"><text:span text:style-name="v_20_-_20_Verse_20_Number"><text:span text:style-name="T2">4 </text:span></text:span><text:span text:style-name="T1">Ala ye ngu? Fade mbi mu na ala ngu!</text:span></text:p>
      <text:p text:style-name="P7">Na ya ti ngonzo, Moise apika mbeni têne na keke ti lo—lege use! Ngu asigigi, me a mu ngia na Nzapa pepe. Fade Moise afa lege na azo ti ma yanga tongana nyen so lo wani lo ma yanga pepe? Ndali ti sioni tapande so, Nzapa atene na Moise fade lo li na sese ti zendo pepe.</text:p>
      <text:p text:style-name="P6">182</text:p>
      <text:p text:style-name="P1"><text:span text:style-name="v_20_-_20_Verse_20_Number"><text:span text:style-name="T2">1 </text:span></text:span><text:span text:style-name="T1">Ngbo ti Wen</text:span></text:p>
      <text:p text:style-name="P7">Wungo ti azo (Nombres) 20:22—21:22</text:p>
      <text:p text:style-name="P7"><text:soft-page-break/>Azo ti Israel angba gi na tambula. Tongana ala si na hoto ti Hor, Nzapa atene na Moise, fade Aaron ayeke kui si alingbi lo na Aaron na molenge ti lo Elazar ala gue na li ti hoto.</text:p>
      <text:p text:style-name="P7">Elazar, mu akota bongo ti babâ ti mo. Mu kua ti lo tongana kota wayango-sandaga ti Israel kue.</text:p>
      <text:p text:style-name="P1"><text:span text:style-name="v_20_-_20_Verse_20_Number"><text:span text:style-name="T2">2 </text:span></text:span><text:span text:style-name="T1">Aaron akui na hoto ti Hor. Azo ti Israel atoto kuâ ti lo ngbanga ti lango 30. Na pekoni, ala londo ahon. Kota mbinda afa lege na ala na kota lâ, na kota wâ na bi.</text:span></text:p>
      <text:p text:style-name="P1"><text:span text:style-name="v_20_-_20_Verse_20_Number"><text:span text:style-name="T2">3 </text:span></text:span><text:span text:style-name="T1">A hon kue, azo so akiri agirisa nzoni ti Nzapa … si ala kiri adema …</text:span></text:p>
      <text:p text:style-name="P7">Ngu alingbi na e ape. Nzara ti ngu asara mbi lakue.</text:p>
      <text:p text:style-name="P7">Nzapa amu na e ngu lakue, tongana e sara nzara ni? Ni laa ape?</text:p>
      <text:p text:style-name="P1"><text:span text:style-name="v_20_-_20_Verse_20_Number"><text:span text:style-name="T2">4 </text:span></text:span><text:span text:style-name="T1">Êen, me ti kobe ni—ti ro aye so lakue ti sara si aga mapa so, afun nga seen awe. Mbi ye mara ti akobe tongana ti kozoni na Ezipte—kaoya, ale ti keke.</text:span></text:p>
      <text:p text:style-name="P7">Kâ na Ezipte, a pika ala ando si a gbu ala na ngangu ti sara kua tongana angbaa—si ala dekongo ti duti yamba!</text:p>
      <text:p text:style-name="P6">183</text:p>
      <text:p text:style-name="P1"><text:span text:style-name="v_20_-_20_Verse_20_Number"><text:span text:style-name="T2">1 </text:span></text:span><text:span text:style-name="T1">Lani kâ, mo tene, fade Nzapa azi lege na e! Mo iri so lege? Ti fono gi kirikiri na ya ti benyama?</text:span></text:p>
      <text:p text:style-name="P1"><text:span text:style-name="v_20_-_20_Verse_20_Number"><text:span text:style-name="T2">2 </text:span></text:span><text:span text:style-name="T1">Gi hio tongaso, futa ti dema ti ala ayeke so, asioni ngbo asi na ya ti kando ni.</text:span></text:p>
      <text:p text:style-name="P1"><text:span text:style-name="v_20_-_20_Verse_20_Number"><text:span text:style-name="T2">3 </text:span></text:span><text:span text:style-name="T1">Azo! Ngbo ate mbi!</text:span></text:p>
      <text:p text:style-name="P7">Azo-ee!—Mbi yeke kui!</text:p>
      <text:p text:style-name="P1"><text:span text:style-name="v_20_-_20_Verse_20_Number"><text:span text:style-name="T2">4 </text:span></text:span><text:span text:style-name="T1">Moise, e sara sioni na Nzapa, nga na mo. E gbu gere ti mo! Zi sioni ti e! Na mo zi angbo so, maa!</text:span></text:p>
      <text:p text:style-name="P7">Fade mbi hunda Nzapa ti mu maboko na ala.</text:p>
      <text:p text:style-name="P6">184</text:p>
      <text:p text:style-name="P1"><text:span text:style-name="v_20_-_20_Verse_20_Number"><text:span text:style-name="T2">1 </text:span></text:span><text:span text:style-name="T1">Moise asambela, si Nzapa atene na lo ti leke ngbo ti wen ti zia na li ti mbeni keke.</text:span></text:p>
      <text:p text:style-name="P7">Ala kue ama mbi, azo kue so ngbo ate ala! Nzapa atene tongana ala baa ngbo ti wen so, fade tere ti ala aga nzoni.</text:p>
      <text:p text:style-name="P1"><text:span text:style-name="v_20_-_20_Verse_20_Number"><text:span text:style-name="T2">2 </text:span></text:span><text:span text:style-name="T1">Tere ti mbi ayeke senge! Nzapa amu na mbi seni.</text:span></text:p>
      <text:p text:style-name="P7">Zo kue so abaa ngbo so na nduzu awara seni.</text:p>
      <text:p text:style-name="P1"><text:span text:style-name="v_20_-_20_Verse_20_Number"><text:span text:style-name="T2">3 </text:span></text:span><text:span text:style-name="T1">Moise, na amara ti lo, angba gi na tambula ti ala. Ti so ni, zo oko adema tere ti lo </text:span><text:soft-page-break/><text:span text:style-name="T1">wala akasa Moise ngbanga ti kua pepe. Tongana ala si na yanga ti sese ti azo ti Amori, Moise atene tënë na awatokua use.</text:span></text:p>
      <text:p text:style-name="P7">Ala gue abaa gbia Sihon. Ala hunda lo atene, e lingbi ti hon na ya ti kodro ti lo na siriri.</text:p>
      <text:p text:style-name="P6">185</text:p>
      <text:p text:style-name="P1"><text:span text:style-name="v_20_-_20_Verse_20_Number"><text:span text:style-name="T2">1 </text:span></text:span><text:span text:style-name="T1">Songo benda na ndö ti gbia Og</text:span></text:p>
      <text:p text:style-name="P7">Wungo ti azo (Nombres) 21:21-35</text:p>
      <text:p text:style-name="P7">Kâ, na yangbo ti gbia Sihon …</text:p>
      <text:p text:style-name="P7">O gbia, Moise, makonzi ti e, ahunda wala e lingbi hon na ya ti kodro ti mo.</text:p>
      <text:p text:style-name="P7">Fade e nyon ngu ti du-ngu ti mo ape—</text:p>
      <text:p text:style-name="P7">Ên-en! Ala sigigi ala ngba kâ! Ala kue!</text:p>
      <text:p text:style-name="P1"><text:span text:style-name="v_20_-_20_Verse_20_Number"><text:span text:style-name="T2">2 </text:span></text:span><text:span text:style-name="T1">Nda ti mara ti ngonzo ni so?</text:span></text:p>
      <text:p text:style-name="P7">Mbi hinga ape, me mbeto asara mbi. Nyen laa e yeke sara fadeso?</text:p>
      <text:p text:style-name="P1"><text:span text:style-name="v_20_-_20_Verse_20_Number"><text:span text:style-name="T2">3 </text:span></text:span><text:span text:style-name="T1">Na ndembe ni so, kâ na yangbo ti gbia Sihon …</text:span></text:p>
      <text:p text:style-name="P7">Bi tumba na ndö ti Israel fafadeso. Fade e gbu ala na e fâ ala kue!</text:p>
      <text:p text:style-name="P1"><text:span text:style-name="v_20_-_20_Verse_20_Number"><text:span text:style-name="T2">4 </text:span></text:span><text:span text:style-name="T1">Na ya ti kando ti Israel, Moise na Josue angba ti ma peko ti tokua …</text:span></text:p>
      <text:p text:style-name="P7">Ala lingbi nga ti bi tumba na ndö ti e. Zia e leke tere ti e. Tongana ala ga …</text:p>
      <text:p text:style-name="P6">186</text:p>
      <text:p text:style-name="P1"><text:span text:style-name="v_20_-_20_Verse_20_Number"><text:span text:style-name="T2">1 </text:span></text:span><text:span text:style-name="T1">Na kota ndaperere, gbia Sihon abi tumba. A hon gbungo li ti lo so lo tengbi na ngangu ti Israel.</text:span></text:p>
      <text:p text:style-name="P7">Azo ti Israel abi azo ti Amori na sese na ya ti nduru bira. Josue ague amu Heshebon, kota gbata ti awato.</text:p>
      <text:p text:style-name="P1"><text:span text:style-name="v_20_-_20_Verse_20_Number"><text:span text:style-name="T2">2 </text:span></text:span><text:span text:style-name="T1">Aturugu ti Israel aye biani ti ngba na bira na peko ti songo benda so. Me Josue ague na Moise ti ma wango.</text:span></text:p>
      <text:p text:style-name="P7">Fade e hon na li ni ti li na Bashan? So ngangu kodro laa, si gbia ti ala, Og, ayeke kete ape.</text:p>
      <text:p text:style-name="P7">Tokua azo ti bembengo ndo kozo si. Fade e baa ye ti sarango ni.</text:p>
      <text:p text:style-name="P1"><text:span text:style-name="v_20_-_20_Verse_20_Number"><text:span text:style-name="T2">3 </text:span></text:span><text:span text:style-name="T1">Azo ti Og abaa azo ti bembengo ndo ti Josue, si mbeni watokua ague ti tene tënë ni na gbia Og.</text:span></text:p>
      <text:p text:style-name="P7">O Gbia, mbi baa ambeni wande so ayeke bembe ndo na ya kodro ti e.</text:p>
      <text:p text:style-name="P7"><text:soft-page-break/>Baa azo ti Israel laa. Ala mu sese ti azo ti Amori aninga ape. Me fade e fa na ala, ani yeke ti ani azo wa laa …</text:p>
      <text:p text:style-name="P1"><text:span text:style-name="v_20_-_20_Verse_20_Number"><text:span text:style-name="T2">4 </text:span></text:span><text:span text:style-name="T1">Na be ti ngangu kue, kota yongoro koli, gbia ti Bashan so, alondo ti fa na amara ti Israel ni yeke ti ni zo wa. Me Josue, na azo ti lo anika Og na sese.</text:span></text:p>
      <text:p text:style-name="P7">Azo ti Israel asara kando fadeso na tere ti bale nduru na sese ti zendo ti Nzapa.</text:p>
      <text:p text:style-name="P6">187</text:p>
      <text:p text:style-name="P1"><text:span text:style-name="v_20_-_20_Verse_20_Number"><text:span text:style-name="T2">1 </text:span></text:span><text:span text:style-name="T1">Zo ti ngangu li—na lele ti lo</text:span></text:p>
      <text:p text:style-name="P7">Wungo ti azo 22—24</text:p>
      <text:p text:style-name="P7">Israel ahinga tënë kete pepe na ndö ti akodro so ayeke bembe ndo na ndö ti asongo benda ti ala, na so ala yeke gbe lingo ndali ti ala.</text:p>
      <text:p text:style-name="P7">Gbia Balak abaa tingo ti Sihon na ti Og si lo baa lo tene, ti peko ayeke si na lo. Be ti lo ado. Lo tokua na peko ti Balaam, mbeni zo ti bango nda ti aye.</text:p>
      <text:p text:style-name="P7">Tongana mo deba na li ti azo ti Israel, fade gbia Balak afuta mo na gba ti nginza.</text:p>
      <text:p text:style-name="P1"><text:span text:style-name="v_20_-_20_Verse_20_Number"><text:span text:style-name="T2">2 </text:span></text:span><text:span text:style-name="T1">Balaam alondo gi na oko lele ti lo ti gue ti tengbi na Balak. Me Nzapa atokua ange ti kanga lege na lo.</text:span></text:p>
      <text:p text:style-name="P1"><text:span text:style-name="v_20_-_20_Verse_20_Number"><text:span text:style-name="T2">3 </text:span></text:span><text:span text:style-name="T1">Balaam abaa ti lo ye oko pepe, me tongana lele ti lo abaa ngangu ange ti kpene so, lo dingi tere ti lo na ya ti yaka si yongoro zeme ti wâ amu lo pepe.</text:span></text:p>
      <text:p text:style-name="P7">Buba nyama so!</text:p>
      <text:p text:style-name="P7">Tongaso, ange ti Kota Gbia ahon na dawa na kete lege so ahon na popo ti agbagba use ti têne.</text:p>
      <text:p text:style-name="P1"><text:span text:style-name="v_20_-_20_Verse_20_Number"><text:span text:style-name="T2">4 </text:span></text:span><text:span text:style-name="T1">Lele ni akpaka tere ti lo na tere ti mbeni kota têne ni ti kpe yongoro zeme ti ange ni.</text:span></text:p>
      <text:p text:style-name="P7">Apete gere ti Balaam na tere ti atêne ni, si lo kiri lo pika lele ni.</text:p>
      <text:p text:style-name="P1"><text:span text:style-name="v_20_-_20_Verse_20_Number"><text:span text:style-name="T2">5 </text:span></text:span><text:span text:style-name="T1">Aie!! Mbi deba na mo!</text:span></text:p>
      <text:p text:style-name="P6">188</text:p>
      <text:p text:style-name="P1"><text:span text:style-name="v_20_-_20_Verse_20_Number"><text:span text:style-name="T2">1 </text:span></text:span><text:span text:style-name="T1">Ti hunzingo ni, ange ni aluti na kete lege si lele ni alingbi ti ngoro lo pepe.</text:span></text:p>
      <text:p text:style-name="P7">Ti so ni lege akanga awe, lo lango gi na sese—taa gi na be ti lege ni!</text:p>
      <text:p text:style-name="P7">Ti so ni, afun seen biani. Fade mbi furu na mo ti tanga ni si ahunzi na mo biani.</text:p>
      <text:p text:style-name="P1"><text:span text:style-name="v_20_-_20_Verse_20_Number"><text:span text:style-name="T2">2 </text:span></text:span><text:span text:style-name="T1">Me tongana Balaam angba ti dekongo, Kota Gbia azi yanga ti lele ni.</text:span></text:p>
      <text:p text:style-name="P7">Ka tongana mbi yeke gi na yongoro zeme fade …</text:p>
      <text:p text:style-name="P7">Kota zo! Mbi yeke gi oko lele so ayo mo lakue ape? Laoko mbi sara mbana na mo?</text:p>
      <text:p text:style-name="P7"><text:soft-page-break/>Êen, me fadeso mo yeke sara buba na mbi!</text:p>
      <text:p text:style-name="P1"><text:span text:style-name="v_20_-_20_Verse_20_Number"><text:span text:style-name="T2">3 </text:span></text:span><text:span text:style-name="T1">Fadeso, Kota Gbia azi le ti Balaam ti baa ange ni.</text:span></text:p>
      <text:p text:style-name="P7">Kamene asara mo na pikango lele ti mo so ape?</text:p>
      <text:p text:style-name="P7">Te kete mo mu na lo, ka fade mbi fâ mo lege ota awe.</text:p>
      <text:p text:style-name="P1"><text:span text:style-name="v_20_-_20_Verse_20_Number"><text:span text:style-name="T2">4 </text:span></text:span><text:span text:style-name="T1">Mbi sara siokpari awe! Pardon-ee! Tene na mbi ye so mbi lingbi ti sara, mbi mu taa zendo, fade mbi sara ni.</text:span></text:p>
      <text:p text:style-name="P7">Gue! Mo tene tënë ti aye so ayeke si ande na Balak. Hange ti mo, tene gi tënë so Nzapa atene na mo. Deba oko na Israel laso ayeke daa pepe.</text:p>
      <text:p text:style-name="P7">Balaam ague atene na Balak ye so Kota Gbia atene—ala so asara tufa na ndö ti Israel, fade ala wara tufa, na ala so adeba na Israel, fade a deba na ala. Taa-tënë biani, be ti Balak asi na ngonzo na atënë so, me lo lingbi ti kanga lege na Israel pepe.</text:p>
      <text:p text:style-name="P6">189</text:p>
      <text:p text:style-name="P1"><text:span text:style-name="v_20_-_20_Verse_20_Number"><text:span text:style-name="T2">1 </text:span></text:span><text:span text:style-name="T1">Fini zo ti li ni</text:span></text:p>
      <text:p text:style-name="P7">Wungo ti azo 27:12-23; Ndia ti fani use ni 31—34; Josue 1</text:p>
      <text:p text:style-name="P7">Ti lege use ni, azo ti Israel asi na yanga ti sese ti zendo. Ti so ni, ala sara mbeto pepe. Akoli ayeke tene tënë ti anyama ti batango ni so fade ala wara, na awali ayeke zia be ti ala ti ku ti lango na kodro na siriri. Bibe ti Moise ayeke na ngia, nga na vundu. Lo iri azo na bongbi.</text:p>
      <text:p text:style-name="P7">Mbi yeke na ngu 120.</text:p>
      <text:p text:style-name="P7">Mbi lingbi ti luti na li ti ala mbeni ape.</text:p>
      <text:p text:style-name="P7">Nzapa atene na mbi kozo awe, fade mbi yeke si na sese ti zendo ape.</text:p>
      <text:p text:style-name="P7">Nilaa Nzapa asoro mbeni fini zo ti li ni awe.</text:p>
      <text:p text:style-name="P7">Josue! Ga mo luti na dawa ti bongbi so.</text:p>
      <text:p text:style-name="P1"><text:span text:style-name="v_20_-_20_Verse_20_Number"><text:span text:style-name="T2">2 </text:span></text:span><text:span text:style-name="T1">Azo so ayamba zo ti peko ti Moise na ngia. Josue afa biani so lo yeke zo ti mbirimbiri na dawa ti Nzapa, mbeto asara lo pepe. Na ngoi ni so, Kota Gbia atene tënë ti fa biani ni soro Josue.</text:span></text:p>
      <text:p text:style-name="P7">Gbu ngangu si mo sara ye ti koli, Josue.</text:p>
      <text:p text:style-name="P7">Fade mo yeke gue na azo ti Israel na sese ti zendo, sese so asi na ngu ti me ti bagara na mafuta ti wotoro. Fade mbi yeke na mo!</text:p>
      <text:p text:style-name="P1"><text:span text:style-name="v_20_-_20_Verse_20_Number"><text:span text:style-name="T2">3 </text:span></text:span><text:span text:style-name="T1">Fadeso, kozo zo ti li ni ague na li ti hoto ti Nebo. Na gbe ni lo baa sese so Nzapa amu zendo ngbanga ti amara ti lo. Kâ laa—gi lo oko na Nzapa—lo kui. Nzapa, lo wani, </text:span><text:soft-page-break/><text:span text:style-name="T1">alu kuâ ti Moise. Zo oko ahinga pepe ndo so du-kuâ ti Moise ayeke daa.</text:span></text:p>
      <text:p text:style-name="P6">190</text:p>
      <text:p text:style-name="P1"><text:span text:style-name="v_20_-_20_Verse_20_Number"><text:span text:style-name="T2">1 </text:span></text:span><text:span text:style-name="T1">Azo ti Israel atoto kuâ ti Moise ngbanga ti lango 30. Josue asambela Nzapa ti mu maboko, si Nzapa akiri na peko ni: “sara mbeto pepe, ngbanga ti so mbi, Nzapa ti mo, mbi yeke na mo.”</text:span></text:p>
      <text:p text:style-name="P1"><text:span text:style-name="v_20_-_20_Verse_20_Number"><text:span text:style-name="T2">2 </text:span></text:span><text:span text:style-name="T1">Sara si azo kue aga nduru ti fâ bale ti Jourdain. Mbi ye titene ala li na sese so mbi yeke mu na ala.</text:span></text:p>
      <text:p text:style-name="P1"><text:span text:style-name="v_20_-_20_Verse_20_Number"><text:span text:style-name="T2">3 </text:span></text:span><text:span text:style-name="T1">Fadeso Josue, fini zo ti li ni, a-iri azo ti ga na bongbi.</text:span></text:p>
      <text:p text:style-name="P7">Abira so na li ni kâ ayeke ande ngangu mingi. Me fade mbi hunda Nzapa lo fa lege na ya ti aye kue so e sara.</text:p>
      <text:p text:style-name="P7">Fade e mu peko ti mo tongana e mu peko ti Moise!</text:p>
      <text:p text:style-name="P7">Mbi ye ala dema ape tongana ti so ala dema lani mingi so.</text:p>
      <text:p text:style-name="P6">191</text:p>
      <text:p text:style-name="P1"><text:span text:style-name="v_20_-_20_Verse_20_Number"><text:span text:style-name="T2">1 </text:span></text:span><text:span text:style-name="T1">Josue amu yanga na ya ti kando kue …</text:span></text:p>
      <text:p text:style-name="P7">Ala leke agbakuru ti ala kue nduru.</text:p>
      <text:p text:style-name="P7">E yeke gue ti mu sese ni fadeso!</text:p>
      <text:p text:style-name="P1"><text:span text:style-name="v_20_-_20_Verse_20_Number"><text:span text:style-name="T2">2 </text:span></text:span><text:span text:style-name="T1">Gi na peko ti lango ota, fade e fâ le ti bale ti Jourdain. Fade alingbi e mu gbata ti Jericho—me kozoni, alingbi e hinga aye kue so fade e sara.</text:span></text:p>
      <text:p text:style-name="P1"><text:span text:style-name="v_20_-_20_Verse_20_Number"><text:span text:style-name="T2">3 </text:span></text:span><text:span text:style-name="T1">Taa-tënë biani e lingbi ti mu Jericho?</text:span></text:p>
      <text:p text:style-name="P7">Êen! A sara laso ngu baleosio, ababâ ti e avi peko ndali ti mbeto. Zia e duti na mabe na Nzapa—nga na zo so lo soro ti fa lege na e!</text:p>
      <text:p text:style-name="P6">192</text:p>
      <text:p text:style-name="P1"><text:span text:style-name="v_20_-_20_Verse_20_Number"><text:span text:style-name="T2">1 </text:span></text:span><text:span text:style-name="T1">Li ti da ti Rahab</text:span></text:p>
      <text:p text:style-name="P7">Josue 2</text:p>
      <text:p text:style-name="P7">Na bi so, kâ na yanga ti ngu ti bale …</text:p>
      <text:p text:style-name="P7">Azo ti bembengo ndo, ye ti ngangu ayeke ku ala na ngoi kue. Ala bembe ndo mbirimbiri si ala kiri hio!</text:p>
      <text:p text:style-name="P1"><text:span text:style-name="v_20_-_20_Verse_20_Number"><text:span text:style-name="T2">2 </text:span></text:span><text:span text:style-name="T1">Na ndade ni, na ya ti gbata ti Jericho …</text:span></text:p>
      <text:p text:style-name="P7">Agbagba so akono na nduzu—akpengba!</text:p>
      <text:p text:style-name="P7"><text:soft-page-break/>Aturugu ni ayeke na agbakuru ti bira kue.</text:p>
      <text:p text:style-name="P1"><text:span text:style-name="v_20_-_20_Verse_20_Number"><text:span text:style-name="T2">3 </text:span></text:span><text:span text:style-name="T1">E baa wala e lingbi ti wara mbeni ndo ti lango na ya ti da so.</text:span></text:p>
      <text:p text:style-name="P7">Awande so akpa asioni zo. Fade mbi sigigi na nda ti ala na kapita ti awabatango-gbata.</text:p>
      <text:p text:style-name="P6">193</text:p>
      <text:p text:style-name="P1"><text:span text:style-name="v_20_-_20_Verse_20_Number"><text:span text:style-name="T2">1 </text:span></text:span><text:span text:style-name="T1">Na ngoi so azo ti bembengo ndo use ti Josue ali na Jericho, ala hon yongoro na ando so azo afuta ti lango daa. Ala duti na da ti mbeni wali so iri ti lo Rahab.</text:span></text:p>
      <text:p text:style-name="P7">E yeke agene na gbata ti ala. Mbeni ndo ti lango na bi so ayeke daa?</text:p>
      <text:p text:style-name="P7">Êen, ala lingbi ti duti ge.</text:p>
      <text:p text:style-name="P7">Azo so akpa asioni zo na le ti turugu ti gbia. Fade mbi hinga nda ti gango ti ala ge …</text:p>
      <text:p text:style-name="P7">Na pekoni …</text:p>
      <text:p text:style-name="P1"><text:span text:style-name="v_20_-_20_Verse_20_Number"><text:span text:style-name="T2">2 </text:span></text:span><text:span text:style-name="T1">Ala hinga so azo ayeke gi peko ti ala?</text:span></text:p>
      <text:p text:style-name="P7">Peko ti e! Zo wa?</text:p>
      <text:p text:style-name="P6">194</text:p>
      <text:p text:style-name="P1"><text:span text:style-name="v_20_-_20_Verse_20_Number"><text:span text:style-name="T2">1 </text:span></text:span><text:span text:style-name="T1">Mbi ma toto ti gere ti azo! Hio si, mbi yeke honde ala na li ti da.</text:span></text:p>
      <text:p text:style-name="P1"><text:span text:style-name="v_20_-_20_Verse_20_Number"><text:span text:style-name="T2">2 </text:span></text:span><text:span text:style-name="T1">E baa akoli use nduru na da ti mo. Ala yeke na ndo wa?</text:span></text:p>
      <text:p text:style-name="P7">Akoli use ayeke gi ndo ti lango daa na bi so.</text:p>
      <text:p text:style-name="P7">Me ala hon gi kozo si ayanga ti gbagba ti gbata akanga. Tongana ala hon hio, hinga ape, fade ala gbu ala …</text:p>
      <text:p text:style-name="P1"><text:span text:style-name="v_20_-_20_Verse_20_Number"><text:span text:style-name="T2">3 </text:span></text:span><text:span text:style-name="T1">Aturugu ni ague awe, me hinga ape ala zia mbeni zo ti bata da ni.</text:span></text:p>
      <text:p text:style-name="P7">E lingbi ti kpe na lege wa?</text:p>
      <text:p text:style-name="P1"><text:span text:style-name="v_20_-_20_Verse_20_Number"><text:span text:style-name="T2">4 </text:span></text:span><text:span text:style-name="T1">Mbi hinga so, fade Nzapa amu na ala maboko ti mu Jericho.</text:span></text:p>
      <text:p text:style-name="P7">Tongana mbi sara si ala kpe, fade ala bata mbi, na asewa ti mbi, na ndembe so aturugu ti ala amu gbata ni?</text:p>
      <text:p text:style-name="P7">Azo ti mbembengo ndo amu zendo ti bata Rahab na asewa ti lo.</text:p>
      <text:p text:style-name="P6">195</text:p>
      <text:p text:style-name="P1"><text:span text:style-name="v_20_-_20_Verse_20_Number"><text:span text:style-name="T2">1 </text:span></text:span><text:span text:style-name="T1">Ala honde tere ti ala na ya ti ahoto ngbanga ti lango ota. Na pekoni, fade ala fâ ngu ti bale senge ti gue na kando ti ala.</text:span></text:p>
      <text:p text:style-name="P1"><text:span text:style-name="T1">Tongana bira alondo, bata asewa ti mo na ya ti da. Mo kanga bengba kamba so na </text:span><text:soft-page-break/><text:span text:style-name="T1">fenetere ti mo si azo ti e ahinga atene mo lango ge.</text:span></text:p>
      <text:p text:style-name="P1"><text:span text:style-name="v_20_-_20_Verse_20_Number"><text:span text:style-name="T2">2 </text:span></text:span><text:span text:style-name="T1">Azo ti bembengo ndo ama yanga ti Rahab. Lango ota awe, ala kiri kâ na Josue.</text:span></text:p>
      <text:p text:style-name="P7">Abata gbata ni nzoni na agbagba use. Agbagba ni ayo metere baleoko na nduzu. Gbagba ti gigi akono metere use, gbagba ti ya ni metere osio.</text:p>
      <text:p text:style-name="P7">Me azo ni ama sango ti e, mbeto ayeke sara ala.</text:p>
      <text:p text:style-name="P1"><text:span text:style-name="v_20_-_20_Verse_20_Number"><text:span text:style-name="T2">3 </text:span></text:span><text:span text:style-name="T1">Nzoni kua! Fade e hon gi na apialo ti e, ti fâ le ti bale ti Jourdain si e mu Jericho.</text:span></text:p>
      <text:p text:style-name="P1"><text:span text:style-name="v_20_-_20_Verse_20_Number"><text:span text:style-name="T2">4 </text:span></text:span><text:span text:style-name="T1">Bale ni akono mingi. Ngu ni ayeke sua na ngangu. Fade e fâ ngu na azo so kue tongana nyen?</text:span></text:p>
      <text:p text:style-name="P7">Nzapa asara si e fâ kota ngu-ingo. E zia be ti e na lo.</text:p>
      <text:p text:style-name="P6">196</text:p>
      <text:p text:style-name="P1"><text:span text:style-name="v_20_-_20_Verse_20_Number"><text:span text:style-name="T2">1 </text:span></text:span><text:span text:style-name="T1">Lingo na sese ti zendo</text:span></text:p>
      <text:p text:style-name="P7">Josue 3—4</text:p>
      <text:p text:style-name="P7">Ala yo sanduku ti Kota Gbia si e fâ na ngu.</text:p>
      <text:p text:style-name="P1"><text:span text:style-name="v_20_-_20_Verse_20_Number"><text:span text:style-name="T2">2 </text:span></text:span><text:span text:style-name="T1">Awayango-sandaga ayeda na tënë ni, si bale ti Jourdain akai ti sua!</text:span></text:p>
      <text:p text:style-name="P7">Ala luti na sanduku ni ge, zo kue afâ ngu si.</text:p>
      <text:p text:style-name="P1"><text:span text:style-name="v_20_-_20_Verse_20_Number"><text:span text:style-name="T2">3 </text:span></text:span><text:span text:style-name="T1">Mo baa mo tene kota maboko ti zo laa agbu angu na peko. Angu ti Jourdain asua pepe na ngoi so amara ti Israel kue ayeke fâ ngu ti li na sese ti zendo …</text:span></text:p>
      <text:p text:style-name="P6">197</text:p>
      <text:p text:style-name="P1"><text:span text:style-name="v_20_-_20_Verse_20_Number"><text:span text:style-name="T2">1 </text:span></text:span><text:span text:style-name="T1">Tongana azo kue afâ ngu awe, Josue amu yanga titene zo oko na ya ti mara oko kue aga na kota têne ti be ti ngu.</text:span></text:p>
      <text:p text:style-name="P7">Ala mu atêne so, azia na ndo so ala yeke lango daa. Atêne ayeke ti dango be ti e na kode so Nzapa akangbi ya ti ngu ti Jourdain si e hon daa senge.</text:p>
      <text:p text:style-name="P1"><text:span text:style-name="v_20_-_20_Verse_20_Number"><text:span text:style-name="T2">2 </text:span></text:span><text:span text:style-name="T1">Josue akiri aleke atêne 12 taa na be ti Jourdain, na ndo so awayango-sandaga ayeke yo sanduku ti mbuki daa. Lo tene na ala ti hon na mbage ti ngu na sanduku ti mbuki ni. Gi so gere ti ala ado kuru sese awe, ngu ni akiri na plase ti lo …</text:span></text:p>
      <text:p text:style-name="P1"><text:span text:style-name="v_20_-_20_Verse_20_Number"><text:span text:style-name="T2">3 </text:span></text:span><text:span text:style-name="T1">Azo ti Israel asara kozo kando ti ala na Gilgal. Na ndo so laa, ala sara kozo matanga ti Pake ti ala na ya sese ti zendo.</text:span></text:p>
      <text:p text:style-name="P6">198</text:p>
      <text:p text:style-name="P1"><text:span text:style-name="v_20_-_20_Verse_20_Number"><text:span text:style-name="T2">1 </text:span></text:span><text:span text:style-name="T1">Na sese ti zendo, azo ti Israel awara ale ti keke na ale ti kobe.</text:span></text:p>
      <text:p text:style-name="P7"><text:soft-page-break/>Baa ye! Kobe alingbi azo kue!</text:p>
      <text:p text:style-name="P7">Singila na Nzapa! So ti mo nzoni ndo.</text:p>
      <text:p text:style-name="P7">Fadeso azo alingbi ti wara kobe ala wani. Nzapa akiri atokua mane tongana ti ngu 40 mbeni pepe.</text:p>
      <text:p text:style-name="P1"><text:span text:style-name="v_20_-_20_Verse_20_Number"><text:span text:style-name="T2">2 </text:span></text:span><text:span text:style-name="T1">Gbagba ti Jericho</text:span></text:p>
      <text:p text:style-name="P7">Josue 5—6</text:p>
      <text:p text:style-name="P7">Tongana ambeni zo ni angba na ya ti nzerengo ti fini sese, Josue ayeke bembe ndo ti leke kode ti mu Jericho. Gi hio tongaso, lo yo le ti lo na nduzu si lo baa mbeni koli na yongoro zeme!</text:p>
      <text:p text:style-name="P7">Lo yeke gi lege ti fâ mbi?</text:p>
      <text:p text:style-name="P1"><text:span text:style-name="v_20_-_20_Verse_20_Number"><text:span text:style-name="T2">3 </text:span></text:span><text:span text:style-name="T1">Me Josue asara mbeto ti bira ape. Lo luti ti koli, lo baa ndo le na le na wande so.</text:span></text:p>
      <text:p text:style-name="P7">Mo yeke na mbage ti e wala ti awato?</text:p>
      <text:p text:style-name="P7">Mbi yeke na mbage ti zo oko pepe. Mbi yeke makonzi ti aturugu ti Kota Gbia!</text:p>
      <text:p text:style-name="P6">199</text:p>
      <text:p text:style-name="P1"><text:span text:style-name="v_20_-_20_Verse_20_Number"><text:span text:style-name="T2">1 </text:span></text:span><text:span text:style-name="T1">Nyen laa kota zo aye ti tene na mbi?</text:span></text:p>
      <text:p text:style-name="P7">Kozoni, zi poro na gere ti mo. Ndo so mo yeke luti daa so ayeke nde si ayeke nzoni kue.</text:p>
      <text:p text:style-name="P1"><text:span text:style-name="v_20_-_20_Verse_20_Number"><text:span text:style-name="T2">2 </text:span></text:span><text:span text:style-name="T1">Josue ama yanga ti lo.</text:span></text:p>
      <text:p text:style-name="P7">Baa ye so alingbi mo sara, si mo mu gbata ti Jericho laa …</text:p>
      <text:p text:style-name="P1"><text:span text:style-name="v_20_-_20_Verse_20_Number"><text:span text:style-name="T2">3 </text:span></text:span><text:span text:style-name="T1">Tongana ange so ague awe, Josue akiri na ndo ti ala. Lo iri awayango-sandaga ngbanga ti bongbi.</text:span></text:p>
      <text:p text:style-name="P7">Mbi ye titene ala yo sanduku ti mbuki, si angoro na ni na tere ti agbagba ti Jericho.</text:p>
      <text:p text:style-name="P7">Fade awayango-sandaga mbarambara atambula na li ni na tatalita.</text:p>
      <text:p text:style-name="P1"><text:span text:style-name="v_20_-_20_Verse_20_Number"><text:span text:style-name="T2">4 </text:span></text:span><text:span text:style-name="T1">Josue atambula lege oko ngbanga ti lango omene, ti ngoro gbata ti Jericho na azo ti Israel. Na ya ti da ti lo so ayeke na tere ti gbagba ni, Rahab ayeke baa ndo na dongo be.</text:span></text:p>
      <text:p text:style-name="P7">Ye oko so afa bingo tumba ti Israel na ndo ti e ayeke ape. Me azo ti gbata ni akui na mbeto.</text:p>
      <text:p text:style-name="P6">200</text:p>
      <text:p text:style-name="P1"><text:span text:style-name="v_20_-_20_Verse_20_Number"><text:span text:style-name="T2">1 </text:span></text:span><text:span text:style-name="T1">Na ndo ti asanziri, le ti aturugu ti Jericho abe ngangu …</text:span></text:p>
      <text:p text:style-name="P7"><text:soft-page-break/>So nyen laa ala yeke sara so? Guengo na e na gbe ti yoro?</text:p>
      <text:p text:style-name="P7">Ataa ye ni ayeke nyen, a ga ngangu awe. Mbeto asara aturugu ti e!</text:p>
      <text:p text:style-name="P1"><text:span text:style-name="v_20_-_20_Verse_20_Number"><text:span text:style-name="T2">2 </text:span></text:span><text:span text:style-name="T1">Na lango mbarambara ni, azo ti Israel atambula angoro Jericho lege mbarambara. Awayango-sandaga ahuru tatalita ti ala, na azo so atambula adekongo, si …</text:span></text:p>
      <text:p text:style-name="P6">201</text:p>
      <text:p text:style-name="P1"><text:span text:style-name="v_20_-_20_Verse_20_Number"><text:span text:style-name="T2">1 </text:span></text:span><text:span text:style-name="T1">… agbagba ti kota gbata ni akungbi ati na sese.</text:span></text:p>
      <text:p text:style-name="P1"><text:span text:style-name="v_20_-_20_Verse_20_Number"><text:span text:style-name="T2">2 </text:span></text:span><text:span text:style-name="T1">Na ya ti Jericho kue, gi Rahab, wali so ama na be si abata azo ti bembengo ndo laa, asoo kuâ, nga na asewa ti lo.</text:span></text:p>
      <text:p text:style-name="P1"><text:span text:style-name="v_20_-_20_Verse_20_Number"><text:span text:style-name="T2">3 </text:span></text:span><text:span text:style-name="T1">Aturugu ti Israel agi ya ti gbagba ni ti wara wen, nginza, na lôro ti bata ndali ti da ti bongo ti bongbi ti Kota Gbia.</text:span></text:p>
      <text:p text:style-name="P7">Baa pendere kota bongo so.</text:p>
      <text:p text:style-name="P7">Hon na ni kâ. Josue atene e lingbi ti bata mbeni ye ngbanga ti e wani ape.</text:p>
      <text:p text:style-name="P7">Mbi lingbi ti wara ye ti peko ti tiringo bira ape? Fade mbi honde mbeni ye. Zo oko ayeke hinga ape …</text:p>
      <text:p text:style-name="P1"><text:span text:style-name="v_20_-_20_Verse_20_Number"><text:span text:style-name="T2">4 </text:span></text:span><text:span text:style-name="T1">Na peko ti songo benda ti Jericho, Josue a-iri ambeni zo ti bembengo ndo ti ga.</text:span></text:p>
      <text:p text:style-name="P7">Baa gbata ti Ai laa. Ayeke na lege ti kapa ti kekereke ti e.</text:p>
      <text:p text:style-name="P7">A lingbi e tara ti baa ngangu ni kozo, si e bi tumba na ndö ni.</text:p>
      <text:p text:style-name="P7">Fade e bembe ndo tongana ti so e sara na Jericho.</text:p>
      <text:p text:style-name="P6">202</text:p>
      <text:p text:style-name="P1"><text:span text:style-name="v_20_-_20_Verse_20_Number"><text:span text:style-name="T2">1 </text:span></text:span><text:span text:style-name="T1">Mungo gbata ti Ai</text:span></text:p>
      <text:p text:style-name="P7">Josue 7—8</text:p>
      <text:p text:style-name="P7">Azo ti bembengo ndo akiri na ndo ti ala. Ala kiri na peko ti tokua na Josue.</text:p>
      <text:p text:style-name="P7">Aturugu ti Ai ayeke gi kete. E lingbi ti mu gbata ni. E zia mingi ti aturugu ti e ge ti wu tere.</text:p>
      <text:p text:style-name="P1"><text:span text:style-name="v_20_-_20_Verse_20_Number"><text:span text:style-name="T2">2 </text:span></text:span><text:span text:style-name="T1">Josue atokua gi azo 3.000 ti mu Ai. Me na ayanga ti gbagba ti gbata ni, aturugu ti Ai azia loro na gere ti ala.</text:span></text:p>
      <text:p text:style-name="P7">Angangu turugu so amu Jericho laa?</text:p>
      <text:p text:style-name="P7">Baa ala na kpengo ni! Mbeto asara ala!</text:p>
      <text:p text:style-name="P1"><text:span text:style-name="v_20_-_20_Verse_20_Number"><text:span text:style-name="T2">3 </text:span></text:span><text:span text:style-name="T1">Na ya ti mbeto, azo ti Israel akiri na peko ti so a pika ala na Ai. A hon gbungo li ti Josue na azo ti kando ni kue!</text:span></text:p>
      <text:p text:style-name="P7"><text:soft-page-break/>Nyen laa asi?</text:p>
      <text:p text:style-name="P7">Mbi hinga ape! Gi hio tongaso, mbeto asara e si e kpe.</text:p>
      <text:p text:style-name="P1"><text:span text:style-name="v_20_-_20_Verse_20_Number"><text:span text:style-name="T2">4 </text:span></text:span><text:span text:style-name="T1">Aturugu ni alingbi ti fa nda ti mbeto ti ala pepe. Tongaso, Josue ahunda na Nzapa ti fa nda ni.</text:span></text:p>
      <text:p text:style-name="P7">Nzapa, ngbanga ti nyen ye so asi? Baa, fade awato ti e ayeke fâ e kue.</text:p>
      <text:p text:style-name="P7">Nzapa atene na Josue, mbeni zo ake yanga ti lo na ngoi so ala mu Jericho. Nilaa, ngbanga ni ati.</text:p>
      <text:p text:style-name="P6">203</text:p>
      <text:p text:style-name="P1"><text:span text:style-name="v_20_-_20_Verse_20_Number"><text:span text:style-name="T2">1 </text:span></text:span><text:span text:style-name="T1">Na kota ndaperere, Josue a-iri amakonzi ti amara ti ga na lo.</text:span></text:p>
      <text:p text:style-name="P7">Mbeni zo ake yanga ti Nzapa. Lo bata mbeni ye so Nzapa ake.</text:p>
      <text:p text:style-name="P7">A lingbi zo so awara futa ni, tongaso ape e yeke kui kue.</text:p>
      <text:p text:style-name="P1"><text:span text:style-name="v_20_-_20_Verse_20_Number"><text:span text:style-name="T2">2 </text:span></text:span><text:span text:style-name="T1">Nzapa afa so Akan ake yanga ti Nzapa.</text:span></text:p>
      <text:p text:style-name="P7">Biani, mbi laa, mbi sara siokpari so ake Nzapa, nga na mara ti mbi.</text:p>
      <text:p text:style-name="P7">Fadeso popo ti e na Nzapa aluti mbirimbiri.</text:p>
      <text:p text:style-name="P1"><text:span text:style-name="v_20_-_20_Verse_20_Number"><text:span text:style-name="T2">3 </text:span></text:span><text:span text:style-name="T1">Ti so ni, na maboko ti Nzapa, Josue ague na aturugu ti sara bira na Ai. Josue ayo likongo ti lo na nduzu ti fa na Israel ngoi ni asi awe ti gue hio ti bi wâ na gbata ni. Aturugu ti Ai ati na ya ti gbanda. Israel aso benda hio.</text:span></text:p>
      <text:p text:style-name="P6">204</text:p>
      <text:p text:style-name="P1"><text:span text:style-name="v_20_-_20_Verse_20_Number"><text:span text:style-name="T2">1 </text:span></text:span><text:span text:style-name="T1">Lâ, mo luti!</text:span></text:p>
      <text:p text:style-name="P7">Josue 9—10</text:p>
      <text:p text:style-name="P7">Asango ti songo benda ti Josue amu ndo kue. Azo ti Gabaon ahinga atene, ti peko fade ayeke ala. Tongaso ala sara mayere. Ala tokua ambeni zo ti baa Josue. Ala yu agbagbara bongo so a sukula ni pepe, ala mu aholengo mapa na ya ti abozo ti ala.</text:p>
      <text:p text:style-name="P7">E londo na mbeni kodro yongoro si e ga so. Lege ni ayo mingi si laoko ala de ti ma iri ni ape.</text:p>
      <text:p text:style-name="P7">E ga ndali ti e ma tënë ti kota Nzapa ti ala. E hunda titene e na ala e ga mbuki ti siriri.</text:p>
      <text:p text:style-name="P1"><text:span text:style-name="v_20_-_20_Verse_20_Number"><text:span text:style-name="T2">2 </text:span></text:span><text:span text:style-name="T1">A lingbi e na ala e ga mbuki ni? Ka tongana ala yeke taa na sese ti zendo, alingbi nga fade titene e nika ala.</text:span></text:p>
      <text:p text:style-name="P1"><text:span text:style-name="T1">Baa nga gi agbagbara poro na bongo ti ala. Na amapa so na ya ti abozo so ahole sioni </text:span><text:soft-page-break/><text:span text:style-name="T1">so.</text:span></text:p>
      <text:p text:style-name="P7">Mo baa ala, tere ti mo akui! Gbaa ala londo taa na yongoro lege si agbakuru ti ala aga tongaso.</text:p>
      <text:p text:style-name="P7">Ataa Josue, wala azo ti lo, agirisa ti sambela ti hunda Kota Gbia na tënë ti azo ti yongoro lege so. Tongaso Josue amu zendo ti duti na ala na siriri.</text:p>
      <text:p text:style-name="P1"><text:span text:style-name="v_20_-_20_Verse_20_Number"><text:span text:style-name="T2">3 </text:span></text:span><text:span text:style-name="T1">Lango ota na pekoni, azo ti Israel asi na gbata ti Gabaon. Gi na ndo so, ala baa azo so ala ga mbuki oko na ala. Ti so ni, azo ni ayu abongo so ayeke pendere mingi.</text:span></text:p>
      <text:p text:style-name="P7">Ala handa e!</text:p>
      <text:p text:style-name="P7">E hinga kozo, tongana e sara mbeni ye ape, fade ala gbu e kue.</text:p>
      <text:p text:style-name="P7">Nilaa si e sara mara ti kode so. Fini ti e ayeke na maboko ti ala.</text:p>
      <text:p text:style-name="P7">Ala sara ye kue so be ti ala aye, ye so alingbi na nengo tere ti ala.</text:p>
      <text:p text:style-name="P1"><text:span text:style-name="v_20_-_20_Verse_20_Number"><text:span text:style-name="T2">4 </text:span></text:span><text:span text:style-name="T1">E lingbi ti fâ ala fadeso ape ndali ti so e deba yanga awe.</text:span></text:p>
      <text:p text:style-name="P7">Ti londo na lango so, ala ga angbaa ti e.</text:p>
      <text:p text:style-name="P7">Azo ti Israel ahon na li ni. Gi kete lango na pekoni, ala wara mbeni sango, atene agbia ti Amori oku abi tumba na ndö ti afini ngbaa ti ala.</text:p>
      <text:p text:style-name="P6">205</text:p>
      <text:p text:style-name="P1"><text:span text:style-name="v_20_-_20_Verse_20_Number"><text:span text:style-name="T2">1 </text:span></text:span><text:span text:style-name="T1">Josue abata mbuki so, si lo na aturugu ti lo, atambula gi na ya ti bi kue ti gbu awato ti Gabaon na ngoi so ala ku fade pepe.</text:span></text:p>
      <text:p text:style-name="P7">Zia zo oko akpe ape!</text:p>
      <text:p text:style-name="P1"><text:span text:style-name="v_20_-_20_Verse_20_Number"><text:span text:style-name="T2">2 </text:span></text:span><text:span text:style-name="T1">Awato ti azo ti Israel akpe, akota pembe ti bekpa ati na ndö ti ala.</text:span></text:p>
      <text:p text:style-name="P1"><text:span text:style-name="v_20_-_20_Verse_20_Number"><text:span text:style-name="T2">3 </text:span></text:span><text:span text:style-name="T1">Josue, e sara si azo ti Amori akpe e, me fade lâ akui gi fadeso! Ndo avuko ande, fade ala wara lege ti kpe na tere ti e.</text:span></text:p>
      <text:p text:style-name="P7">Ala yeke kpe ape, ngbanga ti tanga ti tënë ayeke na mbi.</text:p>
      <text:p text:style-name="P1"><text:span text:style-name="v_20_-_20_Verse_20_Number"><text:span text:style-name="T2">4 </text:span></text:span><text:span text:style-name="T1">O Kota Gbia, sara si lâ aluti kpoo na nduzu. Zia si nze aluti nga na plase ti lo. Tongaso, fade e wara lege ti sara bira so kue na kota lâ.</text:span></text:p>
      <text:p text:style-name="P7">Nzapa ayeda na sambela ti Josue. Ngoi ti lâ aninga ngbii si Josue awara lege ti so benda si lo soo azo ti Gabaon.</text:p>
      <text:p text:style-name="P6">206</text:p>
      <text:p text:style-name="P1"><text:span text:style-name="v_20_-_20_Verse_20_Number"><text:span text:style-name="T2">1 </text:span></text:span><text:span text:style-name="T1">Kangbingo sese</text:span></text:p>
      <text:p text:style-name="P7">Josue 11:1—24:18</text:p>
      <text:p text:style-name="P7"><text:soft-page-break/>Na gbe ti komandema ti Josue, Israel amu agbata ti mbage ti Mbongo ti Kanaan kue.</text:p>
      <text:p text:style-name="P7">Na pekoni, ala kiri na ndo ti ala na Gilgal. Na ndembe so, Josue ama atene awato ti mbage ti Banga ayeke bongbi gbani gbani. Lo tambula hio na li ni si lo so benda na ndö ti ala. Bira na loro tongana wâ ti bekpa abi awato na ya ti kota mbeto.</text:p>
      <text:p text:style-name="P7">Nyen laa asi?</text:p>
      <text:p text:style-name="P7">Bibe ti mbi, bira so ayeke ku fade gi kekereke!</text:p>
      <text:p text:style-name="P1"><text:span text:style-name="v_20_-_20_Verse_20_Number"><text:span text:style-name="T2">2 </text:span></text:span><text:span text:style-name="T1">Hio, na ya ti tumba ti koli, Josue amu ndo ni. Ambeni wato atara ti kpe, me aturugu ti Israel amu peko ti ala gi nduru. Na kota lâ, ala sara bira so ngbii ti si na bi, Josue azia maboko na ndö ti awato ni kue awe.</text:span></text:p>
      <text:p text:style-name="P1"><text:span text:style-name="v_20_-_20_Verse_20_Number"><text:span text:style-name="T2">3 </text:span></text:span><text:span text:style-name="T1">Tongana bira ni akai awe, be ti azo ti Israel asi na ngia. Ala mu singila na Nzapa ngbanga ti asongo benda ti ala. Na pekoni, Josue atisa azo ti li ni ti ga na bongbi.</text:span></text:p>
      <text:p text:style-name="P7">E mu gba ti sese ti zendo ti Nzapa ngbanga ti e. Ngoi alingbi awe, fadeso ti kangbi ni na popo ti amara.</text:p>
      <text:p text:style-name="P6">207</text:p>
      <text:p text:style-name="P1"><text:span text:style-name="v_20_-_20_Verse_20_Number"><text:span text:style-name="T2">1 </text:span></text:span><text:span text:style-name="T1">Kaleb, so ayeke nduru mingi na Josue, atene tënë kozo.</text:span></text:p>
      <text:p text:style-name="P7">So mbi yeke oko ti azo ti bembengo ndo so asara mbeto pepe ti mu Kanaan a sara laso ngu 45, Nzapa amu zendo atene fade mbi mu sese so mbi baa.</text:p>
      <text:p text:style-name="P1"><text:span text:style-name="v_20_-_20_Verse_20_Number"><text:span text:style-name="T2">2 </text:span></text:span><text:span text:style-name="T1">Mu na mbi sese so angoro hoto ti Hebron. Fade mbi tumba ayongoro zo so aduti daa, si fade aga kodro ti mbi.</text:span></text:p>
      <text:p text:style-name="P7">Mu ye so mo ye, Kaleb. Nzapa asara tufa na li ti mo.</text:p>
      <text:p text:style-name="P1"><text:span text:style-name="v_20_-_20_Verse_20_Number"><text:span text:style-name="T2">3 </text:span></text:span><text:span text:style-name="T1">Ambeni ngu na peko ti so Israel aduti na ya fini sese ti ala awe, Josue akiri a-iri amakonzi ti amara na bongbi.</text:span></text:p>
      <text:p text:style-name="P7">Mbi ga mbakoro awe. Ngoi angba na mbi mingi ape. Ala dabe ti ala na aye so kue Nzapa asara ndali ti ala. Ala soro laso zo wa ti sara na lo. Ayeke taa Nzapa, wala ayanda?</text:p>
      <text:p text:style-name="P7">Fade e sara na Kota Gbia, Nzapa ti e, si e ma go ti lo.</text:p>
      <text:p text:style-name="P1"><text:span text:style-name="v_20_-_20_Verse_20_Number"><text:span text:style-name="T2">4 </text:span></text:span><text:span text:style-name="T1">“Tongaso anzoni tënë so kue KOTA GBIA atene ando na azo ti Israel, ye kue asi alingbi na ni; mbeni tënë oko so peko ni angba senge ayeke daa pepe.”</text:span></text:p>
      <text:p text:style-name="P6">208</text:p>
      <text:p text:style-name="P1"><text:span text:style-name="v_20_-_20_Verse_20_Number"><text:span text:style-name="T2">1 </text:span></text:span><text:span text:style-name="T1">Agbata ti kpe daa ti bata tere</text:span></text:p>
      <text:p text:style-name="P7"><text:soft-page-break/>Wungo ti azo 35; Ndia ti fani use ni 19; Josue 20</text:p>
      <text:p text:style-name="P4">[Map]</text:p>
      <text:p text:style-name="P7">Kota Ngu-ingo ti Mediterane</text:p>
      <text:p text:style-name="P7">Aser</text:p>
      <text:p text:style-name="P7">Kades</text:p>
      <text:p text:style-name="P7">Neftali</text:p>
      <text:p text:style-name="P7">Ngu ti Galile</text:p>
      <text:p text:style-name="P7">Zabulon</text:p>
      <text:p text:style-name="P7">Isakar</text:p>
      <text:p text:style-name="P7">Sishem</text:p>
      <text:p text:style-name="P7">Efraim</text:p>
      <text:p text:style-name="P7">Benjamin</text:p>
      <text:p text:style-name="P7">Dan</text:p>
      <text:p text:style-name="P7">Hebron</text:p>
      <text:p text:style-name="P7">Juda</text:p>
      <text:p text:style-name="P7">Simeon</text:p>
      <text:p text:style-name="P7">Kota Ngu ti Gba-ti-ingo</text:p>
      <text:p text:style-name="P7">Bale ti Jourdain</text:p>
      <text:p text:style-name="P7">Golan</text:p>
      <text:p text:style-name="P7">Manase</text:p>
      <text:p text:style-name="P7">Ramot</text:p>
      <text:p text:style-name="P7">Gad</text:p>
      <text:p text:style-name="P7">Beser</text:p>
      <text:p text:style-name="P7">Ruben</text:p>
      <text:p text:style-name="P1"><text:span text:style-name="v_20_-_20_Verse_20_Number"><text:span text:style-name="T2">2 </text:span></text:span><text:span text:style-name="T1">Josue akangbi sese ni na popo ti amara si lo mu agbata omene ti kpe daa ti bata tere, so azo alingbi ti gue kâ senge—ala so afâ amba ti ala, me ala sara na mbana pepe.</text:span></text:p>
      <text:p text:style-name="P6">209</text:p>
      <text:p text:style-name="P1"><text:span text:style-name="v_20_-_20_Verse_20_Number"><text:span text:style-name="T2">1 </text:span></text:span><text:span text:style-name="T1">Wafango-ngbanga so asara ye na maboko ti wali</text:span></text:p>
      <text:p text:style-name="P7">Awafango-ngbanga 1—3</text:p>
      <text:p text:style-name="P1"><text:span text:style-name="T1">Josue akui, si aninga na pekoni, amakonzi so lo soro, abata zendo ti ala na Nzapa. Ala leke angangu gbata, ala soro awafango-ngbanga ti le-gbia na ndo ti ala. Me tongana </text:span><text:soft-page-break/><text:span text:style-name="T1">amba ti Josue aga mbakoro si ala kui, mingi ti azo ti Israel agirisa Nzapa …</text:span></text:p>
      <text:p text:style-name="P1"><text:span text:style-name="v_20_-_20_Verse_20_Number"><text:span text:style-name="T2">2 </text:span></text:span><text:span text:style-name="T1">si ala to nda ti voro ayanda ti azo so ayeke nduru na ala. Tongaso Nzapa azia ala na maboko ti sioni gbia ti Kush, si lo mu sese ti ala. Me Otniel, kogara ti Kaleb, laa awara lege ti soo amara ti Israel, si lo ga kozo walombe ti awafango-ngbanga ti Ahebro.</text:span></text:p>
      <text:p text:style-name="P1"><text:span text:style-name="v_20_-_20_Verse_20_Number"><text:span text:style-name="T2">3 </text:span></text:span><text:span text:style-name="T1">Otniel ale-gbia na Israel na ya ti siriri ngbanga ti ngu 40. Na peko ti kuâ ti lo, azo ti Israel akiri alondo ti voro ayanda. Nzapa azia ala na maboko ti gbia, kota-ya Eglon ti sese ti Moab. Kota gbata ti lo ayeke na Jericho, so Nzapa adeba yanga daa. Eglon ale-gbia na ndö ti Israel ngbanga ti ngu 18. Azo ti Israel atoto na Nzapa ti tokua zo ti zi ala na ya ti ngbaa.</text:span></text:p>
      <text:p text:style-name="P6">210</text:p>
      <text:p text:style-name="P1"><text:span text:style-name="v_20_-_20_Verse_20_Number"><text:span text:style-name="T2">1 </text:span></text:span><text:span text:style-name="T1">Nzapa ama sambela ti azo ti Israel, si lo mu mbeni zo ti zi ala na ya ti ngbaa. Zo ni ayeke ti mara ti Benjamin—mara so ahinga lo na sarango ye gi na gati. Tongana gbia Eglon ahunda azo ti Benjamin ti futa lapo, Ehud ayeda.</text:span></text:p>
      <text:p text:style-name="P7">Zia mbi mu lôro na gbia ti mbana so!</text:p>
      <text:p text:style-name="P1"><text:span text:style-name="v_20_-_20_Verse_20_Number"><text:span text:style-name="T2">2 </text:span></text:span><text:span text:style-name="T1">Zia si ala gi ye ti bira na tere ti mbi ape.</text:span></text:p>
      <text:p text:style-name="P1"><text:span text:style-name="v_20_-_20_Verse_20_Number"><text:span text:style-name="T2">3 </text:span></text:span><text:span text:style-name="T1">Ehud amu lôro ti azo ti Benjamin na gbia Eglon si lo londo ti gue.</text:span></text:p>
      <text:p text:style-name="P7">Gbia, mo ku si! Ka fade mbi girisa. Tokua ti Nzapa ayeke daa.</text:p>
      <text:p text:style-name="P7">Me ayeke ndali ti azo kue ape; gi na mo oko, mo lingbi ti ma ni.</text:p>
      <text:p text:style-name="P1"><text:span text:style-name="v_20_-_20_Verse_20_Number"><text:span text:style-name="T2">4 </text:span></text:span><text:span text:style-name="T1">Azo kue na gigi! Me kozoni, ala gi ye ti bira na tere ti lo si.</text:span></text:p>
      <text:p text:style-name="P1"><text:span text:style-name="v_20_-_20_Verse_20_Number"><text:span text:style-name="T2">5 </text:span></text:span><text:span text:style-name="T1">Baa ye kue na tere ti lo!</text:span></text:p>
      <text:p text:style-name="P6">211</text:p>
      <text:p text:style-name="P1"><text:span text:style-name="v_20_-_20_Verse_20_Number"><text:span text:style-name="T2">1 </text:span></text:span><text:span text:style-name="T1">Aturugu agi mbage ti wali ti wara ye ti bira. Me ala gi ti mbage ni pepe. Zo wa ahinga lo yeke zo ti gati, zo wa?</text:span></text:p>
      <text:p text:style-name="P1"><text:span text:style-name="v_20_-_20_Verse_20_Number"><text:span text:style-name="T2">2 </text:span></text:span><text:span text:style-name="T1">Tongana aturugu ague awe, Ehud aga nduru na Eglon na mbata ti lo ti gbia.</text:span></text:p>
      <text:p text:style-name="P7">Tokua ti Nzapa ngbanga ti mo laa!</text:p>
      <text:p text:style-name="P1"><text:span text:style-name="v_20_-_20_Verse_20_Number"><text:span text:style-name="T2">3 </text:span></text:span><text:span text:style-name="T1">Ehud ayoro zeme na ya ti Eglon. Me ngbanga ti so Eglon akono mingi, Ehud alingbi ti gboto yongoro zeme so na gigi pepe. Kota ya ti Eglon amu ndo ti maboko ti zeme ni kue.</text:span></text:p>
      <text:p text:style-name="P1"><text:span text:style-name="v_20_-_20_Verse_20_Number"><text:span text:style-name="T2">4 </text:span></text:span><text:span text:style-name="T1">Hio tongaso, Ehud akanga ayanga-da na kerere, si lo kpe na lege ti akabinee. Fungo ti ya ti kubu ni ayeke sioni mingi. Tongaso azo ti kua ti Eglon abaa ti ala atene lo yeke </text:span><text:soft-page-break/><text:span text:style-name="T1">sara puru laa. Ala zia lo kpoo, si na ya ti angbonga mingi zo oko ahinga pepe so a fâ lo awe.</text:span></text:p>
      <text:p text:style-name="P1"><text:span text:style-name="v_20_-_20_Verse_20_Number"><text:span text:style-name="T2">5 </text:span></text:span><text:span text:style-name="T1">Na ya ti ngoi so, Ehud awara azo ti Israel. Ala luti na ando so ngu ti Jourdain ali pepe. Ngu asi gi na likunu ti ala. Ala pika azo ti Moab sioni, si ala fâ mingi na popo ti ala.</text:span></text:p>
      <text:p text:style-name="P7">Na peko ti songo benda so, sese ti Israel awara siriri ngbanga ti ngu 80.</text:p>
      <text:p text:style-name="P6">212</text:p>
      <text:p text:style-name="P1"><text:span text:style-name="v_20_-_20_Verse_20_Number"><text:span text:style-name="T2">1 </text:span></text:span><text:span text:style-name="T1">Bia ti Debora</text:span></text:p>
      <text:p text:style-name="P7">Awafango-ngbanga 4—5</text:p>
      <text:p text:style-name="P7">Azo ti Israel akiri agirisa aye kue so Nzapa asara ndali ti ala, si ala kiri avoro ayanda ti azo so ayeke nduru na ala. Me ngangu ti ala awoko, ala si na mbeto, si ala lingbi nga ti tumba azo ti Kanaan pepe so aga ti nzi aye ti yaka ti ala.</text:p>
      <text:p text:style-name="P7">Angba tongaso! So le ti kobe ti mbi laa!</text:p>
      <text:p text:style-name="P7">Aga ti e fadeso awe. Nyen laa ala yeke sara fadeso?</text:p>
      <text:p text:style-name="P1"><text:span text:style-name="v_20_-_20_Verse_20_Number"><text:span text:style-name="T2">2 </text:span></text:span><text:span text:style-name="T1">Ngu mingi ando, kota makonzi ti e, Josue, ahon ngangu ti azo ti Kanaan na bira, fadeso ala yeke hon ndö ti e.</text:span></text:p>
      <text:p text:style-name="P7">Nyen laa asi na amakonzi ti e? Fade e yeke kui nzara tongana azo ti gbia Yabin angba lakue ti nzi kobe ti e.</text:p>
      <text:p text:style-name="P1"><text:span text:style-name="v_20_-_20_Verse_20_Number"><text:span text:style-name="T2">3 </text:span></text:span><text:span text:style-name="T1">Azo ti Kanaan ati na ndö ti ayaka oko na oko. Ti hunzingo ni, awafango-yaka asara mbeni bongbi.</text:span></text:p>
      <text:p text:style-name="P7">A lingbi e sara mbeni ye ti kanga lege na azo ti Kanaan so.</text:p>
      <text:p text:style-name="P7">E gue e baa Debora, wayanga-Nzapa na wafango-ngbanga.</text:p>
      <text:p text:style-name="P6">213</text:p>
      <text:p text:style-name="P1"><text:span text:style-name="v_20_-_20_Verse_20_Number"><text:span text:style-name="T2">1 </text:span></text:span><text:span text:style-name="T1">Azo ni ague ti tene kpale ti ala na Debora, so ayeke fâ ngbanga na gbe ti mbeni mburu na sese ti Efraim.</text:span></text:p>
      <text:p text:style-name="P7">Nyen laa e lingbi ti sara? Azo ti Kanaan ayeke nzi akobe ti e.</text:p>
      <text:p text:style-name="P1"><text:span text:style-name="v_20_-_20_Verse_20_Number"><text:span text:style-name="T2">2 </text:span></text:span><text:span text:style-name="T1">Ala tokua ndo na makonzi Barak so ayeke na Banga ti kodro. Tene na lo, lo ga hio si.</text:span></text:p>
      <text:p text:style-name="P1"><text:span text:style-name="v_20_-_20_Verse_20_Number"><text:span text:style-name="T2">3 </text:span></text:span><text:span text:style-name="T1">Lege ayeke ape na e ti tiri na azo ti Kanaan. Ala yeke na apusu ti bira 900 so asara na wen, na agbakuru ti bira ti e akpa ye ape.</text:span></text:p>
      <text:p text:style-name="P7">Bibe ti lo ayeke taa bira?</text:p>
      <text:p text:style-name="P1"><text:soft-page-break/><text:span text:style-name="v_20_-_20_Verse_20_Number"><text:span text:style-name="T2">4 </text:span></text:span><text:span text:style-name="T1">Kete lango na pekoni …</text:span></text:p>
      <text:p text:style-name="P7">Barak, pialo so Nzapa amu na mbi ayeke so. Gue na azo 10.000 na hoto ti Tabor. Tongana gbia Yabin ama tënë ni, fade lo mu yanga na aturugu ti lo so ayeke na gbe komandema ti Sisra ti ga ti fâ e. Me na ngangu ti Nzapa, fade mo hon ndö ti ala.</text:p>
      <text:p text:style-name="P7">Mbi yeke mu li ti aturugu ni, gi tongana mo gue na e. Nzapa atene tënë na mo. Tongana mo yeke daa, fade lo yeke sara na e.</text:p>
      <text:p text:style-name="P6">214</text:p>
      <text:p text:style-name="P1"><text:span text:style-name="v_20_-_20_Verse_20_Number"><text:span text:style-name="T2">1 </text:span></text:span><text:span text:style-name="T1">So ye ti vundu laa so mo yeke na mabe ape ti mu li ni. Nzoni-a! Fade mbi na mo e gue. Ngbanga ti mo ye titene wali amu maboko na mo ti tiri abira ti mo, gi wali laa ayeke so benda ngbanga ti mo nga.</text:span></text:p>
      <text:p text:style-name="P1"><text:span text:style-name="v_20_-_20_Verse_20_Number"><text:span text:style-name="T2">2 </text:span></text:span><text:span text:style-name="T1">Na peko ti nduru tambula, azo ti Israel asi na hoto ti Tabor. Tënë ti yanga ti Debora aga taa-tënë—aturugu ti Kanaan aga awara ala.</text:span></text:p>
      <text:p text:style-name="P7">Duti na mabe! Laso Kota Gbia ayeke zi e na ya ti kpale.</text:p>
      <text:p text:style-name="P1"><text:span text:style-name="v_20_-_20_Verse_20_Number"><text:span text:style-name="T2">3 </text:span></text:span><text:span text:style-name="T1">Debora amu yanga, si Barak azu na ndö ti hoto na li ti aturugu ti lo. Bekpa aza wâ na nduzu.</text:span></text:p>
      <text:p text:style-name="P7">Kota ngu-Nzapa atuku. Sese ni kue gi na potopoto. Apusu ti wen ti azo ti Kanaan ati na ya ni. Gbanda ni agbu ala. Ala ga ye ti senge na azo ti Israel, si ala bi tumba hio na be ti ala kue.</text:p>
      <text:p text:style-name="P6">215</text:p>
      <text:p text:style-name="P1"><text:span text:style-name="v_20_-_20_Verse_20_Number"><text:span text:style-name="T2">1 </text:span></text:span><text:span text:style-name="T1">Na bale!</text:span></text:p>
      <text:p text:style-name="P7">Azo ti Kanaan aye ti kiri na peko. Me bale ti Kishon alondo ti suku awe. Azo ti Kanaan so aye ti pika ngu ti sigigi, alinda ngu na nengo ti agbakuru ti bira ti ala.</text:p>
      <text:p text:style-name="P1"><text:span text:style-name="v_20_-_20_Verse_20_Number"><text:span text:style-name="T2">2 </text:span></text:span><text:span text:style-name="T1">Sisra agi lege ti kpe. Na lege, lo luti ti wu tere ti lo na ya ti mbeni da ti bongo. Me Yael, wali so alango na ya ti da ni asara be oko na Israel. Lo fâ Sisra na ndembe so lango ahon ndö ti lo.</text:span></text:p>
      <text:p text:style-name="P1"><text:span text:style-name="v_20_-_20_Verse_20_Number"><text:span text:style-name="T2">3 </text:span></text:span><text:span text:style-name="T1">Na ndembe so Debora ama atene akinda azo ti Kanaan awe, lo he bia ti songo benda …</text:span></text:p>
      <text:p text:style-name="P7">Kâ na nduzu, ataa tongoro asara bira ngbanga ti Kota Gbia. Zia awato ti Kota Gbia kue akui. Me ala so kue aye Kota Gbia aga tongana lâ so asu na ngangu ti lo kue.</text:p>
      <text:p text:style-name="P1"><text:span text:style-name="v_20_-_20_Verse_20_Number"><text:span text:style-name="T2">4 </text:span></text:span><text:span text:style-name="T1">Azo kue ayeke na ngia, ala sara bia. Siriri aduti na Israel ngbanga ti ngu 40. Asewa </text:span><text:soft-page-break/><text:span text:style-name="T1">ade yaka ti ala si ala ko lengo ni. Me na pekoni ala kiri agirisa Nzapa si ala ti na ya ti mbeni kpale so mara ni use pepe, na ya ti fini ti ala.</text:span></text:p>
      <text:p text:style-name="P6">216</text:p>
      <text:p text:style-name="P1"><text:span text:style-name="v_20_-_20_Verse_20_Number"><text:span text:style-name="T2">1 </text:span></text:span><text:span text:style-name="T1">Wafango-ngbanga ti mbeto</text:span></text:p>
      <text:p text:style-name="P7">Awafango-ngbanga 6—7</text:p>
      <text:p text:style-name="P7">Na ya ti angu ti mosoro na peko ti songo benda ti Debora na ndö ti azo ti Kanaan, azo ti Israel akiri agirisa Nzapa. Oko na oko ala sara be oko na azo so ayeke nduru na ala ti voro yanda ti Baal. Na ya ti so kue, gi wungo ti azo kete laa adabe ti ala na lege so gi Nzapa laa asoo ala na maboko ti awato.</text:p>
      <text:p text:style-name="P1"><text:span text:style-name="v_20_-_20_Verse_20_Number"><text:span text:style-name="T2">2 </text:span></text:span><text:span text:style-name="T1">Na ngoi ti ayaka, gi na ndembe so azo ti Israel aye ti ko le-kobe ti ngu ni, gba ti azo ti Madian anzi akobe ti yaka ti ala. Ngbanga ti ngu mingi, amara ti benyama asara aye ti mbeto na ya ti akodro ti Israel, nga ala ti na ndö ti ayaka ti ala.</text:span></text:p>
      <text:p text:style-name="P7">Kpe ndali ti ala kui!</text:p>
      <text:p text:style-name="P7">Zia ala wara kobe ti mbi ape so mbi honde so!</text:p>
      <text:p text:style-name="P6">217</text:p>
      <text:p text:style-name="P1"><text:span text:style-name="v_20_-_20_Verse_20_Number"><text:span text:style-name="T2">1 </text:span></text:span><text:span text:style-name="T1">Me tongana kpale so ahon awe …</text:span></text:p>
      <text:p text:style-name="P7">Awe! A nzi ale ti kobe ti e kwe!</text:p>
      <text:p text:style-name="P1"><text:span text:style-name="v_20_-_20_Verse_20_Number"><text:span text:style-name="T2">2 </text:span></text:span><text:span text:style-name="T1">Ngbanga ti ngu mbarambara, azo ti amara ti benyama anika azo ti Israel. Azo ti Israel ahonde tere ti ala, ala pika ale-kobe na hondengo ni … me, azo ti gbungo ye ti azo so akiri gi lakue.</text:span></text:p>
      <text:p text:style-name="P1"><text:span text:style-name="v_20_-_20_Verse_20_Number"><text:span text:style-name="T2">3 </text:span></text:span><text:span text:style-name="T1">Na pekoni, asango ti kota mbeto asi …</text:span></text:p>
      <text:p text:style-name="P7">Azo ti Madian akiri ti ga, ala na gba ti aturugu ti mbage ti To.</text:p>
      <text:p text:style-name="P1"><text:span text:style-name="v_20_-_20_Verse_20_Number"><text:span text:style-name="T2">4 </text:span></text:span><text:span text:style-name="T1">Tongana mbinda ti agbadola, wato ati na ndö ti ayaka, ti nzi ale-kobe, abagara na ataba.</text:span></text:p>
      <text:p text:style-name="P1"><text:span text:style-name="v_20_-_20_Verse_20_Number"><text:span text:style-name="T2">5 </text:span></text:span><text:span text:style-name="T1">Mbeni lâ, mbeni maseka-koli ti Israel ayeke pika ale ti kobe ti lo na hondengo ni, si mbeni zo asi na dawa ti lo.</text:span></text:p>
      <text:p text:style-name="P7">Mo yeke zo wa? Nyen laa mo ye?</text:p>
      <text:p text:style-name="P7">Mo yeke kpengba turugu, Gedeon. Nzapa asoro mo ti soo azo ti lo.</text:p>
      <text:p text:style-name="P6">218</text:p>
      <text:p text:style-name="P1"><text:soft-page-break/><text:span text:style-name="v_20_-_20_Verse_20_Number"><text:span text:style-name="T2">1 </text:span></text:span><text:span text:style-name="T1">Mbi? Sewa ti mbi ayeke kete ahon asewa ti mara ti mbi kue, na mbi yeke tanga ni na ya sewa ti mbi. Tongana mo yeke taa ange ti Kota Gbia, alingbi mo fa na mbi.</text:span></text:p>
      <text:p text:style-name="P1"><text:span text:style-name="v_20_-_20_Verse_20_Number"><text:span text:style-name="T2">2 </text:span></text:span><text:span text:style-name="T1">Gedeon ato kobe si lo mu na zo ni so.</text:span></text:p>
      <text:p text:style-name="P7">Zia kobe ni na ndö ti têne so.</text:p>
      <text:p text:style-name="P1"><text:span text:style-name="v_20_-_20_Verse_20_Number"><text:span text:style-name="T2">3 </text:span></text:span><text:span text:style-name="T1">Koli ni andu kobe ni na keke ti lo. Gi hio tongaso, wâ asigigi agbi ni.</text:span></text:p>
      <text:p text:style-name="P7">Mbi baa ange ti Kota Gbia le na le!</text:p>
      <text:p text:style-name="P7">Na ndembe so ange ni agirisa awe, Nzapa atene tënë na Gedeon titene lo fâ ya ti gbalaka ti Baal.</text:p>
      <text:p text:style-name="P1"><text:span text:style-name="v_20_-_20_Verse_20_Number"><text:span text:style-name="T2">4 </text:span></text:span><text:span text:style-name="T1">Me Gedeon asara mbeto ti azo ti kodro, si lo ku ngbii ndo avuko ti sara ni.</text:span></text:p>
      <text:p text:style-name="P7">Fade azo afâ e ape tongana ala hinga?</text:p>
      <text:p text:style-name="P7">Ndali ti so laa e yeke sara ni na bi.</text:p>
      <text:p text:style-name="P6">219</text:p>
      <text:p text:style-name="P1"><text:span text:style-name="v_20_-_20_Verse_20_Number"><text:span text:style-name="T2">1 </text:span></text:span><text:span text:style-name="T1">Me bibe ti Gedeon ayeke so, Nzapa ade a-iri taa lo pepe. Lo hunda ti baa mbeni ye ti kpene …</text:span></text:p>
      <text:p text:style-name="P7">Kekereke, tongana ngu ti pere ati gi na ndo ti kuä ti tere ti taba ni oko, si sese na tere ni ahole karakara, mbi yeke hinga mbi tene mo soro mbi biani.</text:p>
      <text:p text:style-name="P1"><text:span text:style-name="v_20_-_20_Verse_20_Number"><text:span text:style-name="T2">2 </text:span></text:span><text:span text:style-name="T1">Na ndaperere ni, Gedeon abaa ye ti kpene so lo hunda.</text:span></text:p>
      <text:p text:style-name="P7">Sese ni ahole—me ngu ti pere ayeke mingi na ndö ti kuä ti taba ni, alingbi ti si du ti sembe.</text:p>
      <text:p text:style-name="P1"><text:span text:style-name="v_20_-_20_Verse_20_Number"><text:span text:style-name="T2">3 </text:span></text:span><text:span text:style-name="T1">Me mbeto angba ti sara Gedeon.</text:span></text:p>
      <text:p text:style-name="P7">Nzapa, pardon-oo! Fa na mbi gi mbeni ye ti kpene oko. Ti so ni, kuä ti taba ni ahole si ngu ti pere ati gi na sese na tere ni. Na pekoni, fade mbi ma na be na mo biani.</text:p>
      <text:p text:style-name="P1"><text:span text:style-name="v_20_-_20_Verse_20_Number"><text:span text:style-name="T2">4 </text:span></text:span><text:span text:style-name="T1">Na ndaperere ni …</text:span></text:p>
      <text:p text:style-name="P7">Kuä ti taba ni ahole—si ngu ti pere amu ndo ti sese ni! Nzoni! Fadeso mbi hinga biani mbi yeke zo so mo iri lo ti soo azo ti mbi.</text:p>
      <text:p text:style-name="P6">220</text:p>
      <text:p text:style-name="P1"><text:span text:style-name="v_20_-_20_Verse_20_Number"><text:span text:style-name="T2">1 </text:span></text:span><text:span text:style-name="T1">Gedeon a-iri amakonzi ti Israel kue.</text:span></text:p>
      <text:p text:style-name="P7">Na ngangu ti Nzapa e lingbi ti tumba amara ti Madian kue na ndö ti sese ti e. Ala yeda na mbi?</text:p>
      <text:p text:style-name="P7">Êen!</text:p>
      <text:p text:style-name="P7"><text:soft-page-break/>Êen!</text:p>
      <text:p text:style-name="P1"><text:span text:style-name="v_20_-_20_Verse_20_Number"><text:span text:style-name="T2">2 </text:span></text:span><text:span text:style-name="T1">Gedeon ague na aturugu 32,000 na ahoto so angoro kando ti mara ti Madian.</text:span></text:p>
      <text:p text:style-name="P7">So ti mo kando! Azambala ti ala awu ahon mbutu ti yanga ti ngu.</text:p>
      <text:p text:style-name="P7">Gi be ti mo ape. Li ti e ayeke azo 32.000, fade e wara pasa ti hon ndö ti ala.</text:p>
      <text:p text:style-name="P1"><text:span text:style-name="v_20_-_20_Verse_20_Number"><text:span text:style-name="T2">3 </text:span></text:span><text:span text:style-name="T1">Me Nzapa amu mbeni yanga na Gedeon.</text:span></text:p>
      <text:p text:style-name="P7">Nzapa atene, tongana mbeni zo na popo ti ala asara mbeto ti bira, lege azi na lo ti kiri na kodro.</text:p>
      <text:p text:style-name="P7">Mingi ti aturugu ti lo akiri na kodro. Gi azo 10.000 laa angba.</text:p>
      <text:p text:style-name="P1"><text:span text:style-name="v_20_-_20_Verse_20_Number"><text:span text:style-name="T2">4 </text:span></text:span><text:span text:style-name="T1">Me Nzapa aye titene azo ahinga polele songo benda alondo gi na lo, si alondo na ngangu ti aturugu ti Gedeon pepe. Lo kiri lo hunda Gedeon ti soro ya ti aturugu ni. Tongana azo ayeke nyon ngu, zo so akuku kukungo ti nyon ngu, alingbi lo kiri na kodro.</text:span></text:p>
      <text:p text:style-name="P7">Mbi lingbi ti so benda gi na ambeni turugu oko oko?</text:p>
      <text:p text:style-name="P6">221</text:p>
      <text:p text:style-name="P1"><text:span text:style-name="v_20_-_20_Verse_20_Number"><text:span text:style-name="T2">1 </text:span></text:span><text:span text:style-name="T1">Gi azo 300 laa angba na ya ti akozo turugu 32.000 ti kozoni so. Ti so, azo ti Israel kue ahinga biani, gi na maboko ti Nzapa, si ala lingbi ti hon ndö ti awato.</text:span></text:p>
      <text:p text:style-name="P7">Ala honde awâ ti ala na ya ti ata ti ngu so. Ala kangbi ya ti ala ota. Ala ku ngbii na bi si. Ala dingi mê ti ala ti ma tatalita ti mbi.</text:p>
      <text:p text:style-name="P7">E yeke nduru!</text:p>
      <text:p text:style-name="P1"><text:span text:style-name="v_20_-_20_Verse_20_Number"><text:span text:style-name="T2">2 </text:span></text:span><text:span text:style-name="T1">Tongana Gedeon amu yanga, azo ni ahuru tatalita ti ala. Ala fâ ata ti ngu. Ala yo wâ ti ala na nduzu, si ala dekongo ti bira …</text:span></text:p>
      <text:p text:style-name="P7">Yongoro zeme ti Kota Gbia na ti Gedeon!</text:p>
      <text:p text:style-name="P1"><text:span text:style-name="v_20_-_20_Verse_20_Number"><text:span text:style-name="T2">3 </text:span></text:span><text:span text:style-name="T1">Atatalita 300 amu ndo kue gi hio tongaso na ya ti bi, na toto ti afango ta ti ngu. Na zingongo na mbeto, azo ti Madian asigigi na loro. Ala ye ti baa aye ti wâ so aza na tere ti kando ti ala kue.</text:span></text:p>
      <text:p text:style-name="P7">Ataa so ala yeke gi 300, awâ, na hurungo adidi, na adekongo ti azo ti Israel abi tomboka na popo ti azo ti Madian. Azo ti Madian agboto ayongoro zeme ti ala, ala kpo tere kirikiri na ni. Gi na ya ti kete ngoi, ala fâ amba ti ala wani mingi ahon so Gedeon alingbi fade ti fâ na aturugu 32.000. Kota Gbia akiri afa ngangu ti lo awe.</text:p>
      <text:p text:style-name="P6">222</text:p>
      <text:p text:style-name="P1"><text:soft-page-break/><text:span text:style-name="v_20_-_20_Verse_20_Number"><text:span text:style-name="T2">1 </text:span></text:span><text:span text:style-name="T1">Ngangu zo ti Nzapa</text:span></text:p>
      <text:p text:style-name="P7">Awafango-ngbanga 13—14</text:p>
      <text:p text:style-name="P7">Na peko ti kuâ ti Gedeon, afini wato aga ti sara bira na Israel. Azo ti Filistii aga na loro, si akiri abi tumba na ya ti akodro ti Israel. Ala nzi anyama na akobe. Ala gbu amolenge tongana angbaa ti sara kua ti ala. Mbeni wali ti Israel awara zendo ti Kota Gbia.</text:p>
      <text:p text:style-name="P7">Fade mo yeke du molenge-koli. Bata tere ti mo nzoni kue ndali ti so molenge ni ayeke soo amara ti Israel na maboko ti azo ti Filistii. Ti fa so Kota Gbia azia lo nde, alingbi a fâ kuä-li ti lo laoko ape.</text:p>
      <text:p text:style-name="P1"><text:span text:style-name="v_20_-_20_Verse_20_Number"><text:span text:style-name="T2">2 </text:span></text:span><text:span text:style-name="T1">Mbeni zo aga atene na mbi fade e wara molenge-koli, si lo ga walombe ti Nzapa!</text:span></text:p>
      <text:p text:style-name="P7">Ti mo ahon ndoni! Ataa e wara biani molenge ni, mbeni lege ayeke daa ape titene Nzapa azia mara ti kota tufa so na ndö ti lo.</text:p>
      <text:p text:style-name="P1"><text:span text:style-name="v_20_-_20_Verse_20_Number"><text:span text:style-name="T2">3 </text:span></text:span><text:span text:style-name="T1">Taa-tënë. Fade molenge ti mo ayeke duti nazir—so a zia lo nde ngbanga ti Nzapa na ngoi ti dungo lo. Fade a fâ kuä-li ti lo oko ape. Ye so ayeke fa so lo duti ti lo nde.</text:span></text:p>
      <text:p text:style-name="P7">Iri ti mo nyen, kota zo?</text:p>
      <text:p text:style-name="P7">Iri ti mbi ayeke senge—gi iri ti Kota Gbia ti e so laa ahon kue.</text:p>
      <text:p text:style-name="P7">Fade e ya sandaga ti ngasa ti mu singila na Kota Gbia.</text:p>
      <text:p text:style-name="P1"><text:span text:style-name="v_20_-_20_Verse_20_Number"><text:span text:style-name="T2">4 </text:span></text:span><text:span text:style-name="T1">Na ndembe so ala zia kete wâ ndali ti sandaga ti ala …</text:span></text:p>
      <text:p text:style-name="P6">223</text:p>
      <text:p text:style-name="P1"><text:span text:style-name="v_20_-_20_Verse_20_Number"><text:span text:style-name="T2">1 </text:span></text:span><text:span text:style-name="T1">E baa Nzapa awe!</text:span></text:p>
      <text:p text:style-name="P7">Biani, fade Kota Gbia asara si zendo ti lo na e aga taa-tënë.</text:p>
      <text:p text:style-name="P1"><text:span text:style-name="v_20_-_20_Verse_20_Number"><text:span text:style-name="T2">2 </text:span></text:span><text:span text:style-name="T1">Me ye so amu vundu na be ti ala ayeke so, tongana Samson, molenge ti ala, ayeke kono, dutingo ti lo alingbi na walombe ti Nzapa pepe. Mango yanga ti Nzapa ni ayeke ngangu na lo. Me lo bata gi kuä-li ti lo.</text:span></text:p>
      <text:p text:style-name="P7">Mbi mu na mo ngu ti nyon?</text:p>
      <text:p text:style-name="P7">Êen, singila.</text:p>
      <text:p text:style-name="P7">Lo yeke pendere mara ni use ape. Wala lo yeke wali ti Filistii, awato ti amara ti mbi, so abaa mbi ape.</text:p>
      <text:p text:style-name="P1"><text:span text:style-name="v_20_-_20_Verse_20_Number"><text:span text:style-name="T2">3 </text:span></text:span><text:span text:style-name="T1">Na kiringo na kodro, Samson atene na babâ na mama ti lo ye so lo ye.</text:span></text:p>
      <text:p text:style-name="P7">Mbi sara nzara ti mbeni molenge-wali ti Filistii. Ala leke tënë na asewa ti lo si mbi mu lo ti ga wali ti mbi.</text:p>
      <text:p text:style-name="P1"><text:soft-page-break/><text:span text:style-name="v_20_-_20_Verse_20_Number"><text:span text:style-name="T2">4 </text:span></text:span><text:span text:style-name="T1">Me Nzapa ato mo ti zi azo ti e na ya ti ngbaa!</text:span></text:p>
      <text:p text:style-name="P7">Mo ye mbeni wato ti e tongana nyen? Lo yeke ma na be na Nzapa ti e ape.</text:p>
      <text:p text:style-name="P7">So abaa mbi ape. Ala sara gi tongaso.</text:p>
      <text:p text:style-name="P6">224</text:p>
      <text:p text:style-name="P1"><text:span text:style-name="v_20_-_20_Verse_20_Number"><text:span text:style-name="T2">1 </text:span></text:span><text:span text:style-name="T1">Na lege ti gue ti baa fini wali ni, bamara asigigi ti tiri na Samson!</text:span></text:p>
      <text:p text:style-name="P1"><text:span text:style-name="v_20_-_20_Verse_20_Number"><text:span text:style-name="T2">2 </text:span></text:span><text:span text:style-name="T1">Gi na ngoi ni so, yingo ti Nzapa amu kota ngangu na Samson, na lo suru ya ti bamara ni gi na amaboko ti lo!</text:span></text:p>
      <text:p text:style-name="P1"><text:span text:style-name="v_20_-_20_Verse_20_Number"><text:span text:style-name="T2">3 </text:span></text:span><text:span text:style-name="T1">Kota Gbia amu na mbi kota ngangu. Zo wa alingbi ti sara ngia na mbi, zo wa?</text:span></text:p>
      <text:p text:style-name="P1"><text:span text:style-name="v_20_-_20_Verse_20_Number"><text:span text:style-name="T2">4 </text:span></text:span><text:span text:style-name="T1">Ti hunzingo ni, ngoi ti mungo tere ni asi. Samson ahon na ndo so lo tiri bira na bamara lani, si lo baa kuâ ti lo angba daa.</text:span></text:p>
      <text:p text:style-name="P7">Awotoro asara mafuta ti ala na ya ti bamara ni.</text:p>
      <text:p text:style-name="P1"><text:span text:style-name="v_20_-_20_Verse_20_Number"><text:span text:style-name="T2">5 </text:span></text:span><text:span text:style-name="T1">Samson amu mbeni mafuta ni si lo tara.</text:span></text:p>
      <text:p text:style-name="P7">Anzere! Ha! Mbi yeke te kobe na ya ti nyama so aye lani ti te mbi.</text:p>
      <text:p text:style-name="P6">225</text:p>
      <text:p text:style-name="P1"><text:span text:style-name="v_20_-_20_Verse_20_Number"><text:span text:style-name="T2">1 </text:span></text:span><text:span text:style-name="T1">Na kodro ti Timna, azo ti Filistii abara Samson …</text:span></text:p>
      <text:p text:style-name="P7">Mbi yeke taa songo ti mo. Mbi na amba ti mbi 29 aga.</text:p>
      <text:p text:style-name="P7">Aaa? Mbi yeke fa na ala mbeni toli. Tongana ala sigigi na nda ti toli ni, mbi yeke mu na zo oko nduzu bongo na bongo ti matanga. Tongaso ape, zo oko oko amu mbeni bongo na mbi.</text:p>
      <text:p text:style-name="P1"><text:span text:style-name="v_20_-_20_Verse_20_Number"><text:span text:style-name="T2">2 </text:span></text:span><text:span text:style-name="T1">Mbeni zo oko nga na popo ti e alingbi ti wara peko ti tënë ti buba zo ti Israel so.</text:span></text:p>
      <text:p text:style-name="P7">So ye ti kite!</text:p>
      <text:p text:style-name="P7">“Ye ti tengo ni asigigi na ya ti lo so lo yeke te ye. Nzerengo ye asigigi na ya ti lo so lo yeke ngangu.” Alingbi ala sigigi na nda ni na ya ti lango mbarambara ti matanga ni.</text:p>
      <text:p text:style-name="P1"><text:span text:style-name="v_20_-_20_Verse_20_Number"><text:span text:style-name="T2">3 </text:span></text:span><text:span text:style-name="T1">Tongana yenga ayeke hunzi, ataa taa songo ni, wala mbeni oko ti amba ti lo, asigigi na nda ti toli ti Samson pepe.</text:span></text:p>
      <text:p text:style-name="P7">Fade e sara nyen? Mbi lingbi ti mu na lo apendere bongo so pepe.</text:p>
      <text:p text:style-name="P7">Mbi nga kue. A lingbi gi titene e wara nda ni na maboko ti fini wali ti lo. Lo yeke nga wali ti Filistii.</text:p>
      <text:p text:style-name="P1"><text:span text:style-name="v_20_-_20_Verse_20_Number"><text:span text:style-name="T2">4 </text:span></text:span><text:span text:style-name="T1">E ga ge ape titene fini koli ti mo anzi e. Sara titene Samson afa na mo nda ti toli ni. Tongaso ape, fade e gbi da ti babâ ti mo na ala kue!</text:span></text:p>
      <text:p text:style-name="P7"><text:soft-page-break/>Mbi yeda. Mu na mbi gi kete ngoi.</text:p>
      <text:p text:style-name="P1"><text:span text:style-name="v_20_-_20_Verse_20_Number"><text:span text:style-name="T2">5 </text:span></text:span><text:span text:style-name="T1">Na bi ni so …</text:span></text:p>
      <text:p text:style-name="P7">Fade mbi ga wali ti mo. Mo ye ti honde mbeni tënë na mbi ngbanga ti nyen? Fa na mbi nda ti toli so.</text:p>
      <text:p text:style-name="P7">Ataa babâ na mama ti mbi ahinga nda ni pepe. Mbi tene na mo tongana nyen?</text:p>
      <text:p text:style-name="P1"><text:span text:style-name="v_20_-_20_Verse_20_Number"><text:span text:style-name="T2">6 </text:span></text:span><text:span text:style-name="T1">Me lo toto bi na lâ, a si na tanga ti lango ti matanga ni …</text:span></text:p>
      <text:p text:style-name="P7">Mo ye mbi ape! Tongana mo ye mbi, ka mo fa nda ni na mbi.</text:p>
      <text:p text:style-name="P7">Nzoni! Nda ni ayeke “bamara na mafuta ti wotoro.”</text:p>
      <text:p text:style-name="P6">226</text:p>
      <text:p text:style-name="P1"><text:span text:style-name="v_20_-_20_Verse_20_Number"><text:span text:style-name="T2">1 </text:span></text:span><text:span text:style-name="T1">Kete ngoi na pekoni, lo sigigi …</text:span></text:p>
      <text:p text:style-name="P7">Mbi wara nda ni awe.</text:p>
      <text:p text:style-name="P7">Fa na e, si mo soo kuâ.</text:p>
      <text:p text:style-name="P1"><text:span text:style-name="v_20_-_20_Verse_20_Number"><text:span text:style-name="T2">2 </text:span></text:span><text:span text:style-name="T1">Kâ na matanga …</text:span></text:p>
      <text:p text:style-name="P7">E ga ti mu futa ti e. Nda ti toli ti mo ayeke “bamara na mafuta ti wotoro.” So ti tene, nyen laa si anzere ahon wotoro, nyen laa ayeke ngangu ahon bamara? Mu gi na e apendere bongo 30.</text:p>
      <text:p text:style-name="P1"><text:span text:style-name="v_20_-_20_Verse_20_Number"><text:span text:style-name="T2">3 </text:span></text:span><text:span text:style-name="T1">Ala handa mbi. Gi fini wali ti mbi laa afa nda ni na ala. Ala hon ndö ti mbi na so ni, me azo ti ala si ayeke futa ni!</text:span></text:p>
      <text:p text:style-name="P1"><text:span text:style-name="v_20_-_20_Verse_20_Number"><text:span text:style-name="T2">4 </text:span></text:span><text:span text:style-name="T1">Samson asara ngonzo mara ni use pepe! Lo zia matanga ni na loro si lo li na mbeni gbata.</text:span></text:p>
      <text:p text:style-name="P7">Aaa! Ge, azo ti Filistii alingbi titene ala futa yongo ti mbi—na ala so ayu gi pendere bongo nga!</text:p>
      <text:p text:style-name="P6">227</text:p>
      <text:p text:style-name="P1"><text:span text:style-name="v_20_-_20_Verse_20_Number"><text:span text:style-name="T2">1 </text:span></text:span><text:span text:style-name="T1">Gi na kota ngangu ti lo, Samson apika mbeni bongbi ti awato ti lo, azo ti Filistii.</text:span></text:p>
      <text:p text:style-name="P7">23 … 24 … 25 …</text:p>
      <text:p text:style-name="P1"><text:span text:style-name="v_20_-_20_Verse_20_Number"><text:span text:style-name="T2">2 </text:span></text:span><text:span text:style-name="T1">Gi na ya ti ngonzo, Samson akiri aga na matanga ni.</text:span></text:p>
      <text:p text:style-name="P7">Baa! Yongo ni laa. Mbi futa ni awe. So kue gi na fini ti azo ti mara ti ala!</text:p>
      <text:p text:style-name="P6">228</text:p>
      <text:p text:style-name="P1"><text:span text:style-name="v_20_-_20_Verse_20_Number"><text:span text:style-name="T2">1 </text:span></text:span><text:span text:style-name="T1">Hongo ndö ti azo ti Filistii</text:span></text:p>
      <text:p text:style-name="P7"><text:soft-page-break/>Awafango-ngbanga 15</text:p>
      <text:p text:style-name="P7">Na bibe ti lo ahon na ndö ti fini wali ni, nga na matanga ni. Samson akiri na da ti babâ na mama ti lo. Tongana ngonzo ade dengo, bibe ti lo akiri na mbage ti wali ti lo.</text:p>
      <text:p text:style-name="P7">Na bibe ti mbi, lo sara na mbana ape. Ala gbu lo na ngangu ti fa nda ni. Fade mbi tene tënë na lo.</text:p>
      <text:p text:style-name="P1"><text:span text:style-name="v_20_-_20_Verse_20_Number"><text:span text:style-name="T2">2 </text:span></text:span><text:span text:style-name="T1">Na gbata ti azo ti Filistii, lo gue biani gi na da ti babâ ti wali ti lo.</text:span></text:p>
      <text:p text:style-name="P7">Mbi ga ti baa wali ti mbi.</text:p>
      <text:p text:style-name="P7">Wali ti mo? E baa ti e e tene mo ke lo awe, si e mu lo na taa songo ti mo.</text:p>
      <text:p text:style-name="P1"><text:span text:style-name="v_20_-_20_Verse_20_Number"><text:span text:style-name="T2">3 </text:span></text:span><text:span text:style-name="T1">Baa, ngambe ti lo laa so. Lo yeke pendere ahon lo. Mo ye lo ga wali ti mo?</text:span></text:p>
      <text:p text:style-name="P7">Zame! Mbi lingbi ti zia be ti mbi na ndö ti azo ti Filistii ape. Ti so ni, tanga ni abaa gi ala.</text:p>
      <text:p text:style-name="P1"><text:span text:style-name="v_20_-_20_Verse_20_Number"><text:span text:style-name="T2">4 </text:span></text:span><text:span text:style-name="T1">Na guengo na kodro, Samson ahon na ya ti ayaka so akobe ni amai.</text:span></text:p>
      <text:p text:style-name="P7">Azo ti Filistii anzi avinye na ayaka na maboko ti azo ti mbi-a! Mbi hinga ti bi vundu na be ti ala ndali ti so ala nzi wali ti mbi!</text:p>
      <text:p text:style-name="P6">229</text:p>
      <text:p text:style-name="P1"><text:span text:style-name="v_20_-_20_Verse_20_Number"><text:span text:style-name="T2">1 </text:span></text:span><text:span text:style-name="T1">Gi hio tongaso, Samson atumba ambo ti ngonda si ala kpe loro na ayaka ti azo ti Filistii, na lo kanga atanda na damba ti ala. Gi na ya ti kete nduru ngbonga, wâ amu ya ti ayaka ni kue.</text:span></text:p>
      <text:p text:style-name="P1"><text:span text:style-name="v_20_-_20_Verse_20_Number"><text:span text:style-name="T2">2 </text:span></text:span><text:span text:style-name="T1">Na ya ti gbata ni, azo ti Filistii abaa na kota mbeto le ti nduzu so abe bengo.</text:span></text:p>
      <text:p text:style-name="P7">Gi Samson laa! Ndali ti ngonzo ti babâ ti wali ti lo so a mu lo na mbeni koli nde.</text:p>
      <text:p text:style-name="P7">So tënë na babâ ti wali so, ti handango Samson. Kobela alingbi gi na ngangu yoro.</text:p>
      <text:p text:style-name="P1"><text:span text:style-name="v_20_-_20_Verse_20_Number"><text:span text:style-name="T2">3 </text:span></text:span><text:span text:style-name="T1">Gi na ngonzo, azo ti Filistii abi wâ na da ti kogara ti Samson. Me ala gi be ti ala na kiringo ti Samson pepe.</text:span></text:p>
      <text:p text:style-name="P7">Ala fâ wali ti mbi? Ka lo yeke oko ti mara ti ala!</text:p>
      <text:p text:style-name="P7">A lingbi mbeni zo afuta ngere ni.</text:p>
      <text:p text:style-name="P1"><text:span text:style-name="v_20_-_20_Verse_20_Number"><text:span text:style-name="T2">4 </text:span></text:span><text:span text:style-name="T1">Ti so, ala laa agi ni. A lingbi azo ti Filistii kue akui!</text:span></text:p>
      <text:p text:style-name="P6">230</text:p>
      <text:p text:style-name="P1"><text:span text:style-name="v_20_-_20_Verse_20_Number"><text:span text:style-name="T2">1 </text:span></text:span><text:span text:style-name="T1">Na peko ti fango azo ti Filistii awe, Samson ahonde tere ti lo na ya ti du ti atêne na Juda. Aturugu ti azo ti Filistii ahunda azo ti Juda ti mu Samson na ala. Ndali ti mbeto, ala tene na Samson: “Ala ye ti zia yongo ni na li ti mo. Tongaso ape, ala yeke hunda na </text:span><text:soft-page-break/><text:span text:style-name="T1">azo kue ti Juda ti futa yongo ni.” Tongaso Samson azia ala kanga lo.</text:span></text:p>
      <text:p text:style-name="P7">Taa lege ni laa. Akamba ni kue angba fini, na akanga ni ngangu. Gbungo mo laa azi e na ya ti ngonzo ti azo ti Filistii, Samson. E gue.</text:p>
      <text:p text:style-name="P7">O Nzapa, zia awato ti mo ahon ndö ti mbi pepe.</text:p>
      <text:p text:style-name="P1"><text:span text:style-name="v_20_-_20_Verse_20_Number"><text:span text:style-name="T2">2 </text:span></text:span><text:span text:style-name="T1">Na ndembe so azo ti Filistii abaa gi Samson na ya ti kamba, ala de kongo na ngonzo ti fâ lo.</text:span></text:p>
      <text:p text:style-name="P7">Ye ti vundu laa, Samson. Gi oko lege ti soo Israel laa.</text:p>
      <text:p text:style-name="P1"><text:span text:style-name="v_20_-_20_Verse_20_Number"><text:span text:style-name="T2">3 </text:span></text:span><text:span text:style-name="T1">Gi hio tongaso, yingo ti Nzapa akiri azu na ndö ti Samson. Lo fâ ya ti akamba ni na lo mu bio ti ngbangba ti lele so alango na sese nduru na lo.</text:span></text:p>
      <text:p text:style-name="P7">Bibe ti mbi ayeke nde.</text:p>
      <text:p text:style-name="P6">231</text:p>
      <text:p text:style-name="P1"><text:span text:style-name="v_20_-_20_Verse_20_Number"><text:span text:style-name="T2">1 </text:span></text:span><text:span text:style-name="T1">Lo pika aturugu ti Filistii gi na kuâ, oko na oko. Atanga ni akpe ti soo fini ti ala.</text:span></text:p>
      <text:p text:style-name="P1"><text:span text:style-name="v_20_-_20_Verse_20_Number"><text:span text:style-name="T2">2 </text:span></text:span><text:span text:style-name="T1">Na peko ti bira so, mo baa akuâ ti azo ti Filistii saki oko na sese angoro lo.</text:span></text:p>
      <text:p text:style-name="P1"><text:span text:style-name="v_20_-_20_Verse_20_Number"><text:span text:style-name="T2">3 </text:span></text:span><text:span text:style-name="T1">Lo woko kue, na nzara ti ngu nga asara lo, si Samson asambela Nzapa.</text:span></text:p>
      <text:p text:style-name="P7">Kota Gbia, mo mu na mbi songo benda ni. Zia mbi kui na nzara ti ngu ape.</text:p>
      <text:p text:style-name="P7">Nzapa afa na Samson li ti ngu ti kpengba tere ti lo. Na peko ti so, Samson aga taa makonzi ti batango Israel na ti fa lege na lo ngbanga ti ngu 20.</text:p>
      <text:p text:style-name="P6">232</text:p>
      <text:p text:style-name="P1"><text:span text:style-name="v_20_-_20_Verse_20_Number"><text:span text:style-name="T2">1 </text:span></text:span><text:span text:style-name="T1">Sioni fango kuä-li.</text:span></text:p>
      <text:p text:style-name="P7">Awafango-ngbanga 16:1-20</text:p>
      <text:p text:style-name="P7">Na mbeni lakui, Samson ague na Gaza, gbata ti azo ti Filistii.</text:p>
      <text:p text:style-name="P7">Nyen laa mo yeke gi ge na Gaza?</text:p>
      <text:p text:style-name="P7">Mbi ga ti baa mbeni mba ti mbi.</text:p>
      <text:p text:style-name="P1"><text:span text:style-name="v_20_-_20_Verse_20_Number"><text:span text:style-name="T2">2 </text:span></text:span><text:span text:style-name="T1">Mbi baa Samson ali na ya ti mbeni da gi fadeso. Lo li tongana nyen?</text:span></text:p>
      <text:p text:style-name="P7">Samson? Mbi baa lo ape.</text:p>
      <text:p text:style-name="P1"><text:span text:style-name="v_20_-_20_Verse_20_Number"><text:span text:style-name="T2">3 </text:span></text:span><text:span text:style-name="T1">E kanga gi yanga ti gbagba. Gbanda amu lo ge awe. Iri awabatango-gbata kue! Samson ayeke sigigi na fini na ya ti Gaza mbeni ape.</text:span></text:p>
      <text:p text:style-name="P6">233</text:p>
      <text:p text:style-name="P1"><text:span text:style-name="v_20_-_20_Verse_20_Number"><text:span text:style-name="T2">1 </text:span></text:span><text:span text:style-name="T1">Azo ti Filistii a-iri aturugu kue ti bembe ndo nduru ngbanga ti Samson.</text:span></text:p>
      <text:p text:style-name="P7"><text:soft-page-break/>Mbi baa ti mbi Samson laoko ape. Lo yeke tongana nyen?</text:p>
      <text:p text:style-name="P7">Lo yeke gi tongana mbi na mo so—gi ye oko ayeke so, akuä-li ti lo akpa maboko ti keke, si ngangu ti lo ayeke ti azo ngbangbo.</text:p>
      <text:p text:style-name="P1"><text:span text:style-name="v_20_-_20_Verse_20_Number"><text:span text:style-name="T2">2 </text:span></text:span><text:span text:style-name="T1">Na be ti bi awe, Samson ague na lege ti si na yanga ti gbagba …</text:span></text:p>
      <text:p text:style-name="P7">Hmm. So ti mo gba ti aturugu na bi so. Hinga ape ayeke gi ngbanga ti mbi laa, fade …</text:p>
      <text:p text:style-name="P1"><text:span text:style-name="v_20_-_20_Verse_20_Number"><text:span text:style-name="T2">3 </text:span></text:span><text:span text:style-name="T1">Mbi sigigi na ya ni-a!</text:span></text:p>
      <text:p text:style-name="P7">Kanga lege na lo! Zia lo hon ape.</text:p>
      <text:p text:style-name="P6">234</text:p>
      <text:p text:style-name="P1"><text:span text:style-name="v_20_-_20_Verse_20_Number"><text:span text:style-name="T2">1 </text:span></text:span><text:span text:style-name="T1">Zo wa si alingbi ti kanga lege na mara ti zo so? Lo yeke yo gi yanga ti gbagba?</text:span></text:p>
      <text:p text:style-name="P7">Ngangu ti lo ahon ngangu ti zo!</text:p>
      <text:p text:style-name="P1"><text:span text:style-name="v_20_-_20_Verse_20_Number"><text:span text:style-name="T2">2 </text:span></text:span><text:span text:style-name="T1">Sango ti kpengo ti Samson na ya ti Gaza amu ndo kue. Amakonzi ti agbata ti Filistii agi be ti ala mingi, na ala sara kota bongbi.</text:span></text:p>
      <text:p text:style-name="P7">A lingbi e gbu Samson. Zia e bongbi aturugu ti e kue.</text:p>
      <text:p text:style-name="P7">Mbi yeke zia aturugu ti mbi na le ti kuâ ndali ti Samson ape. E gi mbeni lege nde.</text:p>
      <text:p text:style-name="P7">Mbi yeke na mbeni kode!</text:p>
      <text:p text:style-name="P1"><text:span text:style-name="v_20_-_20_Verse_20_Number"><text:span text:style-name="T2">3 </text:span></text:span><text:span text:style-name="T1">E hinga e tene ngangu ti Samson ahon ti senge zo. Alingbi e gi nda ti ngangu so …</text:span></text:p>
      <text:p text:style-name="P6">235</text:p>
      <text:p text:style-name="P1"><text:span text:style-name="v_20_-_20_Verse_20_Number"><text:span text:style-name="T2">1 </text:span></text:span><text:span text:style-name="T1">Mo baa mo tene fade lo fa nda ni na e?</text:span></text:p>
      <text:p text:style-name="P7">Mbeni zo ayeke daa. Mbi ma atene lo sara nzara ti Dalila …</text:p>
      <text:p text:style-name="P7">Dalila? So mara ti Filistii.</text:p>
      <text:p text:style-name="P1"><text:span text:style-name="v_20_-_20_Verse_20_Number"><text:span text:style-name="T2">2 </text:span></text:span><text:span text:style-name="T1">Nilaa. Fade lo hinga nda ti koli so. Fade lo fa na e.</text:span></text:p>
      <text:p text:style-name="P7">Taa-tënë? Ka tongana lo ye Samson mingi?</text:p>
      <text:p text:style-name="P7">Lo ye nga nginza mingi. Zia e gue e baa lo.</text:p>
      <text:p text:style-name="P1"><text:span text:style-name="v_20_-_20_Verse_20_Number"><text:span text:style-name="T2">3 </text:span></text:span><text:span text:style-name="T1">Na pekoni, amakonzi ti Filistii ague ti baa Dalila.</text:span></text:p>
      <text:p text:style-name="P7">Tongana mo fa nda ti ngangu ti Samson na e, fade e oko oko e mu na mo ale ti nginza saki oko na ngbangbo oko.</text:p>
      <text:p text:style-name="P7">E yeke futa ni tongana mo ka Samson, si lo ti na ya maboko ti e.</text:p>
      <text:p text:style-name="P1"><text:span text:style-name="v_20_-_20_Verse_20_Number"><text:span text:style-name="T2">4 </text:span></text:span><text:span text:style-name="T1">Hmm … 1.100 fani oku … hmm so gba ti nginza. Mbi ke ni tongana nyen?</text:span></text:p>
      <text:p text:style-name="P1"><text:span text:style-name="T1">Gba ti nginza so ayeke kota mosoro mingi. Tongana lo gbu nda ti ngangu ti Samson, </text:span><text:soft-page-break/><text:span text:style-name="T1">fade Dalila aga taa fini zo ti mosoro.</text:span></text:p>
      <text:p text:style-name="P6">236</text:p>
      <text:p text:style-name="P1"><text:span text:style-name="v_20_-_20_Verse_20_Number"><text:span text:style-name="T2">1 </text:span></text:span><text:span text:style-name="T1">Ndali ti ale ti nginza 5.500, Dalila asara ye mo baa mo tene lo ye Samson …</text:span></text:p>
      <text:p text:style-name="P7">So ngangu na mo, Samson! Taa mbeni ye ti kangango lege na mo ayeke daa?</text:p>
      <text:p text:style-name="P1"><text:span text:style-name="v_20_-_20_Verse_20_Number"><text:span text:style-name="T2">2 </text:span></text:span><text:span text:style-name="T1">A kanga mbi na afini kamba ti kokora mbarambara, mbi yeke woko si mbi ga tongana zo senge.</text:span></text:p>
      <text:p text:style-name="P7">Tongana Samson akiri ti baa Dalila, lango asara lo. Dalila akanga lo na afini kamba ti kokora mbarambara.</text:p>
      <text:p text:style-name="P7">So laa ayeke gbu lo fadeso! Ti so, nyen laa fade mbi sara na kota nginza so?</text:p>
      <text:p text:style-name="P1"><text:span text:style-name="v_20_-_20_Verse_20_Number"><text:span text:style-name="T2">3 </text:span></text:span><text:span text:style-name="T1">Samson! Zingo hio si!</text:span></text:p>
      <text:p text:style-name="P7">Azo ti Filistii aga ti gbu mo!</text:p>
      <text:p text:style-name="P6">237</text:p>
      <text:p text:style-name="P1"><text:span text:style-name="v_20_-_20_Verse_20_Number"><text:span text:style-name="T2">1 </text:span></text:span><text:span text:style-name="T1">Samson ahanda mbi!</text:span></text:p>
      <text:p text:style-name="P7">Mo kanga mbi ngbanga ti nyen?</text:p>
      <text:p text:style-name="P7">O, gi ngia ti amolenge-wali laa. Mbi ye ti baa wala mo tene na mbi taa-tënë.</text:p>
      <text:p text:style-name="P1"><text:span text:style-name="v_20_-_20_Verse_20_Number"><text:span text:style-name="T2">2 </text:span></text:span><text:span text:style-name="T1">Dalila angba gi ti li ya ti Samson ti hinga nda ti ngangu ti lo. Lo kanga lo na lege ti akode nde, lo yeke fâ akamba ni lakue. Na ndani …</text:span></text:p>
      <text:p text:style-name="P7">Mo ye mbi ape! Ka fade mo fa na mbi nda ti ngangu ti mo-a!</text:p>
      <text:p text:style-name="P7">Zia ti toto. Fade mbi fa nda ni na mo. Na ngoi so a ya mbi na Nzapa, a mu zendo titene a fâ kuä-li ti mbi ape. Tongana mbi bata zendo so ape, fade Nzapa azi ngangu so. Fade mbi woko tongana senge zo.</text:p>
      <text:p text:style-name="P1"><text:span text:style-name="v_20_-_20_Verse_20_Number"><text:span text:style-name="T2">3 </text:span></text:span><text:span text:style-name="T1">Taa ti so, Dalila agbu nda ti lo biani. Lo iri azo ti Filistii na ala sara pialo ti gbu Samson na bi ni so.</text:span></text:p>
      <text:p text:style-name="P7">Ala gbu zingiri ti ala nduru—na ala ga na nginza ti zendo ni.</text:p>
      <text:p text:style-name="P1"><text:span text:style-name="v_20_-_20_Verse_20_Number"><text:span text:style-name="T2">4 </text:span></text:span><text:span text:style-name="T1">Na lakui ni so, Samson aga ti baa Dalila. Tongana lo lango …</text:span></text:p>
      <text:p text:style-name="P7">Taa ti so pasa ti ala laa.</text:p>
      <text:p text:style-name="P1"><text:span text:style-name="v_20_-_20_Verse_20_Number"><text:span text:style-name="T2">5 </text:span></text:span><text:span text:style-name="T1">Laoko mbi baa mara ti yongoro kuä-li so ape. Mbi de mbi hinga ape na lege wa si ngangu ti lo kue ayeke hon.</text:span></text:p>
      <text:p text:style-name="P7">Samson! Mo zingo hio si!</text:p>
      <text:p text:style-name="P7">Azo ti Filistii aga ti gbu mo!</text:p>
      <text:p text:style-name="P6"><text:soft-page-break/>238</text:p>
      <text:p text:style-name="P1"><text:span text:style-name="v_20_-_20_Verse_20_Number"><text:span text:style-name="T2">1 </text:span></text:span><text:span text:style-name="T1">Samson azingo na lango ti tiri bira. Me ye kue ahunzi awe …</text:span></text:p>
      <text:p text:style-name="P7">Kuä-li ti mbi! A fâ ni kue! Mbi fâ ya ti zendo ni awe. Fadeso Nzapa azi ngangu kue na tere ti mbi awe.</text:p>
      <text:p text:style-name="P7">Mo fâ ya ti akamba ti kokora, e baa fadeso wala mo yeke fâ ya ti zingiri ti e.</text:p>
      <text:p text:style-name="P1"><text:span text:style-name="v_20_-_20_Verse_20_Number"><text:span text:style-name="T2">2 </text:span></text:span><text:span text:style-name="T1">Ngangu ti Samson akpe awe! Akanga lo na zingiri, si gba ti aturugu ayeke bata lo.</text:span></text:p>
      <text:p text:style-name="P7">Fade ala sara nyen na lo?</text:p>
      <text:p text:style-name="P7">Ala koro ale ti lo si ala bi lo na kanga. Ti so, kpale ti e na Samson ahunzi awe.</text:p>
      <text:p text:style-name="P1"><text:span text:style-name="v_20_-_20_Verse_20_Number"><text:span text:style-name="T2">3 </text:span></text:span><text:span text:style-name="T1">Baa nginza ti mo laa, Dalila. So futa ti mo.</text:span></text:p>
      <text:p text:style-name="P7">Ale ti nginza 5.500—so kue ti mbi laa!</text:p>
      <text:p text:style-name="P1"><text:span text:style-name="v_20_-_20_Verse_20_Number"><text:span text:style-name="T2">4 </text:span></text:span><text:span text:style-name="T1">Na ndembe so Dalila ayeke diko anginza ti lo, ala hon na Samson na ya ti alege ti Gaza na ya ti azingiri.</text:span></text:p>
      <text:p text:style-name="P7">Ha! Ngangu wafango-ngbanga ti Israel awoko fadeso awe!</text:p>
      <text:p text:style-name="P6">239</text:p>
      <text:p text:style-name="P1"><text:span text:style-name="v_20_-_20_Verse_20_Number"><text:span text:style-name="T2">1 </text:span></text:span><text:span text:style-name="T1">Kungbingo da</text:span></text:p>
      <text:p text:style-name="P7">Awafango-ngbanga 16:21-30</text:p>
      <text:p text:style-name="P7">Zendo ti azo ti Filistii aga taa-tënë. Ala buba le ti Samson. Ala kanga lo na zingiri, si ala mu na lo kua ti nikango ble na da ti kanga ti Gaza. Me zo oko andu kuä-li ti lo pepe, si ato nda ti kiri ti sigigi …</text:p>
      <text:p text:style-name="P7">O Nzapa, mu na mbi gi mbeni pasa oko ti zi amara ti mbi na ya ti ngbaa ti azo ti Filistii.</text:p>
      <text:p text:style-name="P1"><text:span text:style-name="v_20_-_20_Verse_20_Number"><text:span text:style-name="T2">2 </text:span></text:span><text:span text:style-name="T1">Na gigi kâ, nduru na da ti kanga, azo ti Filistii aleke kota matanga ngbanga ti Dagon, nzapa ti ala.</text:span></text:p>
      <text:p text:style-name="P7">Ala ga na matabisi ti ala na Dagon, zi azia Samson na ya ti maboko ti e.</text:p>
      <text:p text:style-name="P1"><text:span text:style-name="v_20_-_20_Verse_20_Number"><text:span text:style-name="T2">3 </text:span></text:span><text:span text:style-name="T1">Na ngoi ti matanga ni …</text:span></text:p>
      <text:p text:style-name="P7">E lingbi ti sara nyen si be ti azo anzere?</text:p>
      <text:p text:style-name="P7">Mbi hinga! Sigigi na Samson, si azo alingbi ti he lo na ngia.</text:p>
      <text:p text:style-name="P6">240</text:p>
      <text:p text:style-name="P1"><text:span text:style-name="v_20_-_20_Verse_20_Number"><text:span text:style-name="T2">1 </text:span></text:span><text:span text:style-name="T1">A sigigi na Samson na da ti kanga si a gue na lo na da ti nzapa ti ala.</text:span></text:p>
      <text:p text:style-name="P1"><text:span text:style-name="T1">Ala ga na lo na nduzu ge si zo kue alingbi ti baa ye so asi na ngangu wafango-</text:span><text:soft-page-break/><text:span text:style-name="T1">ngbanga ti Israel fadeso.</text:span></text:p>
      <text:p text:style-name="P1"><text:span text:style-name="v_20_-_20_Verse_20_Number"><text:span text:style-name="T2">2 </text:span></text:span><text:span text:style-name="T1">Fa na e lege so si mo zi ayanga ti gbagba ti Gaza na gunda ni kue!</text:span></text:p>
      <text:p text:style-name="P7">E ye ti baa taa surungo bamara gi na maboko ti mo fadeso!</text:p>
      <text:p text:style-name="P1"><text:span text:style-name="v_20_-_20_Verse_20_Number"><text:span text:style-name="T2">3 </text:span></text:span><text:span text:style-name="T1">Kuä-li ti Samson ato nda ti sigigi, bibe ti lo ayeke so, fade Nzapa akiri na ngangu ti lo kue.</text:span></text:p>
      <text:p text:style-name="P7">Angbongboro gere ti da ni ayeke na ndo wa? Mbi ye ti wu tere ti mbi na ndö ti ala.</text:p>
      <text:p text:style-name="P7">Gi ge, fade mbi zia maboko ti mo na ndö ni.</text:p>
      <text:p text:style-name="P1"><text:span text:style-name="v_20_-_20_Verse_20_Number"><text:span text:style-name="T2">4 </text:span></text:span><text:span text:style-name="T1">Mo kpe ngangu molenge-koli, si mo luti gi na gigi kâ.</text:span></text:p>
      <text:p text:style-name="P6">241</text:p>
      <text:p text:style-name="P1"><text:span text:style-name="v_20_-_20_Verse_20_Number"><text:span text:style-name="T2">1 </text:span></text:span><text:span text:style-name="T1">O Nzapa, mo mu na mbi kota ngangu ando. Mbi ke ti ma yanga ti mo, si deba asi na mbi. Mbi lingbi gi na kuâ. Me, zia mbi na ambeni zo ti Filistii akui legeoko.</text:span></text:p>
      <text:p text:style-name="P1"><text:span text:style-name="v_20_-_20_Verse_20_Number"><text:span text:style-name="T2">2 </text:span></text:span><text:span text:style-name="T1">Na ngangu ti lo kue, Samson apusu angbongboro gere ti da ni—si kota da ti nzapa Dagon akungbi ati na sese. A nika azo ti Filistii saki mingi so amu azo ti Samson na ngbaa.</text:span></text:p>
      <text:p text:style-name="P7">Samson ayeke ando na ngangu mara ni use pepe. Me be ti lo awoko na sarango asioni nzara. Ataa so, na lege ti lo, Nzapa asara na Israel. Fadeso, Nzapa aye ti fa atene lo lingbi nga ti sara ye na lege ti zo so ngangu atia lo, so ane tere ti lo, si lo yeke zo ti mbirimbiri …</text:p>
      <text:p text:style-name="P6">242</text:p>
      <text:p text:style-name="P1"><text:span text:style-name="v_20_-_20_Verse_20_Number"><text:span text:style-name="T2">1 </text:span></text:span><text:span text:style-name="T1">Wasongo Ruth</text:span></text:p>
      <text:p text:style-name="P7">Ruth</text:p>
      <text:p text:style-name="P7">Awali use aduti na kodro wande—Noemi, mara ti Azuife, na Ruth, wali ti molenge ti lo, mara ti Moab. Akoli ti ya ti sewa ni kue akui, na ye kue atia ala.</text:p>
      <text:p text:style-name="P7">Zia mbi, Ruth. Mbi yeke na ye oko ape. Mbi ga mbakoro awe. A yeke nzoni mo mu mbeni koli so alingbi ti bata mo.</text:p>
      <text:p text:style-name="P1"><text:span text:style-name="v_20_-_20_Verse_20_Number"><text:span text:style-name="T2">2 </text:span></text:span><text:span text:style-name="T1">Mbi ke. Mo yeke mama ti mbi. Ndo so mo yeke gue daa, mbi yeke gue daa. Azo ti mo ayeke ga azo ti mbi. Nzapa ti mo ayeke ga Nzapa ti mbi. Fade lo bata e ahon akoli kue.</text:span></text:p>
      <text:p text:style-name="P1"><text:span text:style-name="v_20_-_20_Verse_20_Number"><text:span text:style-name="T2">3 </text:span></text:span><text:span text:style-name="T1">Lo bata ando koli ti mbi pepe. Iri ti mbi ayeke “nzerengo ye,” ngbanga ti mbeni ngoi gigi ti mbi anzere ando. Ti fadeso, Nzapa ake mbi awe. Taa iri ti mbi fadeso ayeke “ye </text:span><text:soft-page-break/><text:span text:style-name="T1">so asee seengo.”</text:span></text:p>
      <text:p text:style-name="P7">Ga, fade e kiri na sese ti Israel. Kâ, fade asewa ti mbi asara na e.</text:p>
      <text:p text:style-name="P6">243</text:p>
      <text:p text:style-name="P1"><text:span text:style-name="v_20_-_20_Verse_20_Number"><text:span text:style-name="T2">1 </text:span></text:span><text:span text:style-name="T1">Kiringo na Israel …</text:span></text:p>
      <text:p text:style-name="P7">Mbeni ndia ayeke so, awali-yere alingbi ti gue na ayaka si ala ro ale ti kobe so ati na sese na peko ti azo ti kua. Mbi ga taa mbakoro awe. Mbi lingbi ti sara kua na yaka ngbii ape. Fade mo gue kâ, si e wara kobe ti te?</text:p>
      <text:p text:style-name="P7">Gi ni laa, mama.</text:p>
      <text:p text:style-name="P1"><text:span text:style-name="v_20_-_20_Verse_20_Number"><text:span text:style-name="T2">2 </text:span></text:span><text:span text:style-name="T1">Ruth ague na yaka ti Booz, mbeni sewa ti Noemi. Kâ, lo sara kua ngangu, na rongo ale ti kobe so ati na sese.</text:span></text:p>
      <text:p text:style-name="P1"><text:span text:style-name="v_20_-_20_Verse_20_Number"><text:span text:style-name="T2">3 </text:span></text:span><text:span text:style-name="T1">Mbeni lâ, wani asi …</text:span></text:p>
      <text:p text:style-name="P7">Angangu zo ti kua ti Israel, tongana nyen? Zia Kota Gbia asara tufa na li ti ala, lo bata ala!</text:p>
      <text:p text:style-name="P1"><text:span text:style-name="v_20_-_20_Verse_20_Number"><text:span text:style-name="T2">4 </text:span></text:span><text:span text:style-name="T1">Lo kpe mbeto ti Nzapa.</text:span></text:p>
      <text:p text:style-name="P7">Zia Kota Gbia aduti na mo!</text:p>
      <text:p text:style-name="P6">244</text:p>
      <text:p text:style-name="P1"><text:span text:style-name="v_20_-_20_Verse_20_Number"><text:span text:style-name="T2">1 </text:span></text:span><text:span text:style-name="T1">Booz ahunda makonzi ti kua peko ti kua ti fango le ti kobe.</text:span></text:p>
      <text:p text:style-name="P7">… Ala yeke baa ndo nga na ndö ti awali-yere?</text:p>
      <text:p text:style-name="P7">Noemi ayeke oko ti asewa ti mbi!</text:p>
      <text:p text:style-name="P1"><text:span text:style-name="v_20_-_20_Verse_20_Number"><text:span text:style-name="T2">2 </text:span></text:span><text:span text:style-name="T1">Mbi ma nzoni sango ti mo na mbage ti kogara ti mo. Sara na be ti mo kue na ya ti ayaka ti mbi, si zia Nzapa abata mo si akiri peko ni na mo.</text:span></text:p>
      <text:p text:style-name="P7">Lo yeke sara na mbi. Singila ngbanga ti nzoni be ti mo.</text:p>
      <text:p text:style-name="P1"><text:span text:style-name="v_20_-_20_Verse_20_Number"><text:span text:style-name="T2">3 </text:span></text:span><text:span text:style-name="T1">Na ngoi ti tengo kobe, mabe na kua ti Ruth ahon gbungo li ti Booz.</text:span></text:p>
      <text:p text:style-name="P6">245</text:p>
      <text:p text:style-name="P1"><text:span text:style-name="v_20_-_20_Verse_20_Number"><text:span text:style-name="T2">1 </text:span></text:span><text:span text:style-name="T1">Na peko ti tengo kobe, tongana Ruth akiri na kua …</text:span></text:p>
      <text:p text:style-name="P7">Ala bi ambeni le-kobe na sese si lo lingbi ti ro ni. Zia si ye ti ngangu asi na lo ape.</text:p>
      <text:p text:style-name="P7">Gi be ti mo ape, Booz. Ye oko ayeke sara lo ape. Fade lo wara ale ti kobe so kue lo ye.</text:p>
      <text:p text:style-name="P1"><text:span text:style-name="v_20_-_20_Verse_20_Number"><text:span text:style-name="T2">2 </text:span></text:span><text:span text:style-name="T1">Na lakui ni …</text:span></text:p>
      <text:p text:style-name="P7">Baa ale ti kobe so kue mbi wara! Noemi, Nzapa ti mo ayeke nzoni na e!</text:p>
      <text:p text:style-name="P7"><text:soft-page-break/>Na ngoi so koli ti mbi na amolenge kue akui, bibe ti mbi ayeke so Nzapa agirisa mbi. Fadeso mbi hinga biani lo ye mbi. Lo mu na mbi kogara so ayeke bata mbi tongana taa molenge ti ya ti mbi.</text:p>
      <text:p text:style-name="P1"><text:span text:style-name="v_20_-_20_Verse_20_Number"><text:span text:style-name="T2">3 </text:span></text:span><text:span text:style-name="T1">Mbi tengbi na wa ti yaka ni laso. Iri ti lo Booz—lo sara nzoni be na mbi.</text:span></text:p>
      <text:p text:style-name="P7">Booz? Lo yeke oko ti asewa ti koli ti mbi. Tufa na li ti lo ndali ti nzoni be ti lo.</text:p>
      <text:p text:style-name="P1"><text:span text:style-name="v_20_-_20_Verse_20_Number"><text:span text:style-name="T2">4 </text:span></text:span><text:span text:style-name="T1">Na ya ngoi kue ti kongo le-kobe, Ruth asara kua na yaka ti Booz, si lo bata Noemi. Na mbeni lakui …</text:span></text:p>
      <text:p text:style-name="P7">Booz afa nzoni be ti lo na mo. Lo yeke sewa so alingbi ti mu mo tongana wali ti lo. Matanga ti yaka ayeke ande na lakui so. Yu apendere bongo ti mo, mo gue na matanga ni. Lo yeke sewa ti mo na wabatango-mo—Fade mo hunda lo wala lo yeda ti mu mo ti ga wali ti lo na ti bata mo.</text:p>
      <text:p text:style-name="P7">Booz ayeke na mbeto ti Nzapa, fade mbi sara ye so mo tene na mbi.</text:p>
      <text:p text:style-name="P6">246</text:p>
      <text:p text:style-name="P1"><text:span text:style-name="v_20_-_20_Verse_20_Number"><text:span text:style-name="T2">1 </text:span></text:span><text:span text:style-name="T1">Ruth asara gi ye so kue Noemi afa na lo si Booz abaa ni.</text:span></text:p>
      <text:p text:style-name="P7">Ruth aga!</text:p>
      <text:p text:style-name="P1"><text:span text:style-name="v_20_-_20_Verse_20_Number"><text:span text:style-name="T2">2 </text:span></text:span><text:span text:style-name="T1">Noemi atene mbi hunda mo—ngbanga ti mo yeke sewa so ayeke nduru na e, fade mo mu mbi ti bata mbi? Fade mo … mu mbi ti ga wali ti mo?</text:span></text:p>
      <text:p text:style-name="P1"><text:span text:style-name="v_20_-_20_Verse_20_Number"><text:span text:style-name="T2">3 </text:span></text:span><text:span text:style-name="T1">Mbeni zo ti batango mo ayeke daa ape?</text:span></text:p>
      <text:p text:style-name="P7">Ên-en.</text:p>
      <text:p text:style-name="P7">Fade mbi sara tongaso.</text:p>
      <text:p text:style-name="P6">247</text:p>
      <text:p text:style-name="P1"><text:span text:style-name="v_20_-_20_Verse_20_Number"><text:span text:style-name="T2">1 </text:span></text:span><text:span text:style-name="T1">Na sango ti mungo tere ti Ruth na Booz amu ya ti Betlehem gi hio. Na ngoi ti mungo tere ni, so ti mo matanga, mozoko, na ngia.</text:span></text:p>
      <text:p text:style-name="P7">Ngia asi be ti mo, wali ti be ti mbi?</text:p>
      <text:p text:style-name="P7">Ngia asi be ti mbi mara ni use ape. Nzapa asara taa nzoni na mbi.</text:p>
      <text:p text:style-name="P1"><text:span text:style-name="v_20_-_20_Verse_20_Number"><text:span text:style-name="T2">2 </text:span></text:span><text:span text:style-name="T1">Na peko ti mungo tere so, Ruth na Noemi ague na ya ti kota da ti Booz. Na peko ti so Ruth adu molenge ti koli, Noemi abata lo na be ti lo kue.</text:span></text:p>
      <text:p text:style-name="P7">Singila na Nzapa ngbanga ti lango ni so mo zia Moab ti ga ge na Betlehem. Lo zi seengo ti fini ti mbi, na lo sara si akiri anzere.</text:p>
      <text:p text:style-name="P1"><text:span text:style-name="T1">Mbi kiri nga singila na Nzapa, Noemi. Lo sara si nzoni asi na ya vundu ti e. Lo mu na </text:span><text:soft-page-break/><text:span text:style-name="T1">e kota ndo na lege ti koli so a gonda lo. Fadeso mbi wara pendere molenge-koli.</text:span></text:p>
      <text:p text:style-name="P1"><text:span text:style-name="v_20_-_20_Verse_20_Number"><text:span text:style-name="T2">3 </text:span></text:span><text:span text:style-name="T1">Iri ti molenge ti mbi Obed, so afa atene “zo ti kua.” Oko sambela ti mbi ayeke so, Obed asara na Nzapa na azo ti lo.</text:span></text:p>
      <text:p text:style-name="P7">Sambela ti Ruth aga taa-tënë—ngbanga ti so molenge ti lo aga kotara ti David, kota gbia ti Israel, so azi fade azo ti lo na ya ngbaa ti awato.</text:p>
      <text:p text:style-name="P6">248</text:p>
      <text:p text:style-name="P1"><text:span text:style-name="v_20_-_20_Verse_20_Number"><text:span text:style-name="T2">1 </text:span></text:span><text:span text:style-name="T1">Zingo na lango</text:span></text:p>
      <text:p text:style-name="P7">1 Samuel 1—3</text:p>
      <text:p text:style-name="P7">Na ya ti angu ngbangbo, ti londo na ngoi so amara ti Israel aduti na sese ti zendo ti Kanaan, ala vi peko ti ala na Nzapa lege mingi. Ala voro ayanda ti amara nde. A sara si awayango-sandaga ti ala agirisa lege. Awato ti ala, azo ti Filistii, ahon ndö ti ala. Awayango-sandaga asara na azo ti Nzapa na nzoni be pepe. Na da ti Nzapa kâ na Silo, Heli, kota wayango-sandaga, ayeke baa azo ti mbirimbiri so aga ti voro Nzapa. Le ti lo abaa mbeni wali si ngonzo agbu lo.</text:p>
      <text:p text:style-name="P7">Aporo ti yanga ti lo ayeke yingi tere, me lo tene tënë ape. Mbeni zo so samba ahon ndö ti lo! A lingbi lo zia lege ti samba!</text:p>
      <text:p text:style-name="P1"><text:span text:style-name="v_20_-_20_Verse_20_Number"><text:span text:style-name="T2">2 </text:span></text:span><text:span text:style-name="T1">Na ya ti ngonzo, lo suku na lo …</text:span></text:p>
      <text:p text:style-name="P7">Ên-en! Mbi nyon samba oko ape. Mawa asara mbi, si na ya ti vundu, mbi yeke toto na be ti mbi kue na Nzapa ti mu maboko na mbi.</text:p>
      <text:p text:style-name="P6">249</text:p>
      <text:p text:style-name="P1"><text:span text:style-name="v_20_-_20_Verse_20_Number"><text:span text:style-name="T2">1 </text:span></text:span><text:span text:style-name="T1">Mbi sara sioni si mbi fâ ngbanga hio na li ti mo. Gue na siriri, Anne, zia si Nzapa amu na mo ye so mo sambela ndali ni.</text:span></text:p>
      <text:p text:style-name="P7">O, Kota Gbia ti ngangu kue, tongana mo baa mawa ti mbi, si mo mu na mbi molenge-koli, fade mbi mu lo na mo na lango ti fini ti lo kue.</text:p>
      <text:p text:style-name="P1"><text:span text:style-name="v_20_-_20_Verse_20_Number"><text:span text:style-name="T2">2 </text:span></text:span><text:span text:style-name="T1">Nzapa akiri taa na peko ti sambela ti Anne. Na ndembe so molenge ti lo akono awe, lo ga na lo na Heli.</text:span></text:p>
      <text:p text:style-name="P7">Lani so mbi hunda molenge na Nzapa, mbi mu zendo titene lo sara na Nzapa na ya ti fini ti lo kue. Mbi ga na lo ge ti manda kua ti Nzapa na da ti lo. Iri ti lo Samuel.</text:p>
      <text:p text:style-name="P7">Nzapa asara tufa na li ti mo, Anne. Fade mbi fa lege ti ga zo ti kua ti Nzapa na molenge ti mo.</text:p>
      <text:p text:style-name="P1"><text:soft-page-break/><text:span text:style-name="v_20_-_20_Verse_20_Number"><text:span text:style-name="T2">3 </text:span></text:span><text:span text:style-name="T1">Samuel aduti na Heli. Lo manda ti sara na Nzapa na be ti lo kue. Na ya ti ngu oko oko, Anne na koli ti lo aga ti voro Nzapa si Anne aga na fini kota bongo na Samuel.</text:span></text:p>
      <text:p text:style-name="P7">Akpa gi kota bongo ti awayango-sandaga. Singila mama.</text:p>
      <text:p text:style-name="P1"><text:span text:style-name="v_20_-_20_Verse_20_Number"><text:span text:style-name="T2">4 </text:span></text:span><text:span text:style-name="T1">Mbakoro Heli apika kate ngbanga ti Samuel. Samuel afa ndoye ti lo kue ngbanga ti Nzapa. Lo yeke nde na amolenge ti Heli so ake yanga ti Nzapa si ala ayeke nzi azo—ataa so ala yeke awayango-sandaga! Na mbeni bi, Samuel ama mbeni go.</text:span></text:p>
      <text:p text:style-name="P7">Samuel!</text:p>
      <text:p text:style-name="P7">Samuel akpe hio ti hinga ngbanga ti nyen Heli a-iri lo. Me Heli a-iri lo pepe. Lo kiri lo lango.</text:p>
      <text:p text:style-name="P1"><text:span text:style-name="v_20_-_20_Verse_20_Number"><text:span text:style-name="T2">5 </text:span></text:span><text:span text:style-name="T1">Me go so akiri a-iri lo.</text:span></text:p>
      <text:p text:style-name="P7">Samuel!</text:p>
      <text:p text:style-name="P7">Samuel akiri akpe hio na kubu ti Heli. Biani tongaso, Heli abaa so ayeke Nzapa laa si ayeke tene tënë na Samuel. Lo mu yanga na Samuel ti ye peko ni na lo, na ti ma tënë so kue Nzapa ayeke tene.</text:p>
      <text:p text:style-name="P6">250</text:p>
      <text:p text:style-name="P1"><text:span text:style-name="v_20_-_20_Verse_20_Number"><text:span text:style-name="T2">1 </text:span></text:span><text:span text:style-name="T1">Asi na ndaperere, Heli ahunda Samuel ti fa tënë so Nzapa atene na lo. Samuel aye ti kiri peko ti tënë ni pepe, me Heli aluti na lo.</text:span></text:p>
      <text:p text:style-name="P7">Nzapa atene: “amolenge ti Heli ayeke sioni, na Heli abaa ala gi na le. Fade ala wara futa ti ye so ala sara.”</text:p>
      <text:p text:style-name="P7">Taa-tënë. Lo yeke Nzapa, fade lo sara ye so ayeke mbirimbiri na le ti lo.</text:p>
      <text:p text:style-name="P7">Sango so amu ndo kue: Nzapa atene tënë na Samuel. So Samuel ayeke kono, azo ti Israel kue ahinga so Samuel ayeke taa wayanga-Nzapa.</text:p>
      <text:p text:style-name="P1"><text:span text:style-name="v_20_-_20_Verse_20_Number"><text:span text:style-name="T2">2 </text:span></text:span><text:span text:style-name="T1">Tongana awayango-sandaga ti e kue ayeke azo ti kua ti Nzapa tongana na Samuel, ka pasi ti mvene na likisi ti amolenge ti Heli abaa gigi?</text:span></text:p>
      <text:p text:style-name="P7">Mbi tene awe, fade kua ti ala wani ayeke fâ ala.</text:p>
      <text:p text:style-name="P6">251</text:p>
      <text:p text:style-name="P1"><text:span text:style-name="v_20_-_20_Verse_20_Number"><text:span text:style-name="T2">1 </text:span></text:span><text:span text:style-name="T1">Sanduku ahon</text:span></text:p>
      <text:p text:style-name="P7">Mbeti ti 1 Samuel 4—6</text:p>
      <text:p text:style-name="P7">Ti londo na tango ti Samson, azo ti Filistii angba lakue ti bi kpale na ndö ti azo ti Israel. Aturugu ti Israel ague ti tiri na azo ti Filistii, me ala gbu le ni pepe.</text:p>
      <text:p text:style-name="P7"><text:soft-page-break/>Aturugu ti e akui 4.000.</text:p>
      <text:p text:style-name="P7">Nyen laa e lingbi ti sara?</text:p>
      <text:p text:style-name="P1"><text:span text:style-name="v_20_-_20_Verse_20_Number"><text:span text:style-name="T2">2 </text:span></text:span><text:span text:style-name="T1">Mbi hinga awe! Ando Moise na Josue ayeke gue ka na sanduku ti mbuki ti Nzapa na lando ti bira. Tongana e gue na sanduku ti nzoni kue so kâ, e lingbi ti so benda.</text:span></text:p>
      <text:p text:style-name="P7">Êen! Tokua mo tene, a ga na sanduku ni fafadeso!</text:p>
      <text:p text:style-name="P1"><text:span text:style-name="v_20_-_20_Verse_20_Number"><text:span text:style-name="T2">3 </text:span></text:span><text:span text:style-name="T1">Ataa so ndia ake tënë ni, amolenge ti Heli use kue ague na ndo ti nzoni kue. Ala mu sanduku ti mbuki ti Nzapa na da ti Nzapa. Ala ga na ni na kando si azo ti Israel adekongo na kota ngia mingi …</text:span></text:p>
      <text:p text:style-name="P6">252</text:p>
      <text:p text:style-name="P1"><text:span text:style-name="v_20_-_20_Verse_20_Number"><text:span text:style-name="T2">1 </text:span></text:span><text:span text:style-name="T1">… si azo ti Filistii alingbi ti ma ala na ya ti kando ti ala.</text:span></text:p>
      <text:p text:style-name="P7">Mara ti dekongo ti amara ti Israel so, mo baa mo tene ala so benda na ya ti bira.</text:p>
      <text:p text:style-name="P7">Tokua mbeni zo ti baa nyen laa asi kâ.</text:p>
      <text:p text:style-name="P1"><text:span text:style-name="v_20_-_20_Verse_20_Number"><text:span text:style-name="T2">2 </text:span></text:span><text:span text:style-name="T1">E kui awe! Ala ga na sanduku ti mbuki ti Nzapa ti ala na ya ti kando ti ala.</text:span></text:p>
      <text:p text:style-name="P7">Mo ye ti tene, gi oko Nzapa so abi akpale na ndö ti amara ti Ezipte, si lo zi amara ti Israel na ngbaa? E tiri na mara ti ngangu Nzapa so tongana nyen?</text:p>
      <text:p text:style-name="P1"><text:span text:style-name="v_20_-_20_Verse_20_Number"><text:span text:style-name="T2">3 </text:span></text:span><text:span text:style-name="T1">Tongana e tiri ape, fade e ga ngbaa ti azo ti Israel, legeoko tongana ti so ala yeke angbaa ti e! Alingbi e sara ye ti koli! E gue e pika ala kozoni si Nzapa ti ala apika e.</text:span></text:p>
      <text:p text:style-name="P6">253</text:p>
      <text:p text:style-name="P1"><text:span text:style-name="v_20_-_20_Verse_20_Number"><text:span text:style-name="T2">1 </text:span></text:span><text:span text:style-name="T1">Azo ti Filistii abi tumba! Me azo ti Israel azia be ti ala na ndo ti ngangu ti sanduku ti Nzapa, ala sara bira gi na ngonzo.</text:span></text:p>
      <text:p text:style-name="P7">Mu sanduku so, si fade ala kpe kue!</text:p>
      <text:p text:style-name="P1"><text:span text:style-name="v_20_-_20_Verse_20_Number"><text:span text:style-name="T2">2 </text:span></text:span><text:span text:style-name="T1">Azo ti Filistii amu sanduku ti mbuki, na aturugu ti Israel akpe kue na mbeto. Ala baa fadeso sanduku ti mbuki tongana mbeni yanda. Mbeni watokua ague na sango ni na Heli.</text:span></text:p>
      <text:p text:style-name="P7">Awato ahon ndö ti Israel! Amolenge ti mo akui! Azo ti Filistii amu sanduku ti mbuki awe.</text:p>
      <text:p text:style-name="P7">Ala mu sanduku ti mbuki ti Nzapa?</text:p>
      <text:p text:style-name="P1"><text:span text:style-name="v_20_-_20_Verse_20_Number"><text:span text:style-name="T2">3 </text:span></text:span><text:span text:style-name="T1">Gi na mango sango ni, Heli ati si bio ti go ti lo akungbi. Azo ti Filistii ague na sanduku ti mbuki ti Nzapa tongana awalombe na gbata ti Asdod na da ti nzapa ti ala, Dagon.</text:span></text:p>
      <text:p text:style-name="P7"><text:soft-page-break/>Zia so afa biani, nzapa ti e, Dagon, ahon ndö ti Nzapa ti Israel.</text:p>
      <text:p text:style-name="P6">254</text:p>
      <text:p text:style-name="P1"><text:span text:style-name="v_20_-_20_Verse_20_Number"><text:span text:style-name="T2">1 </text:span></text:span><text:span text:style-name="T1">Baa! Kota nzapa ti e, Dagon, ya ti lo afâ, si alango na dawa ti sanduku ti mbuki ti Nzapa ti Israel!</text:span></text:p>
      <text:p text:style-name="P1"><text:span text:style-name="v_20_-_20_Verse_20_Number"><text:span text:style-name="T2">2 </text:span></text:span><text:span text:style-name="T1">A yeke gi yanda ti ala oko laa afâ pepe, me akpale asi na Asdod. Tongaso azo ti Filistii ayo sanduku ti mbuki ti Nzapa, si ala gue na ni na ya gbata ti ala nde nde. Na ya ti gbata oko oko, kpale asi daa.</text:span></text:p>
      <text:p text:style-name="P7">Adeku amu ya ti ayaka ti e kue. Mbi tene na mo, mbeni deba ati na ndö ti agbata ti e.</text:p>
      <text:p text:style-name="P7">Kobela ti kpene so amu ya ti asewa nde nde kue.</text:p>
      <text:p text:style-name="P1"><text:span text:style-name="v_20_-_20_Verse_20_Number"><text:span text:style-name="T2">3 </text:span></text:span><text:span text:style-name="T1">Azo ti Filistii abaa so akpale ti ala alondo gi na tango so ala mu sanduku ti mbuki ti Nzapa ti Israel. Ala kiri na sanduku ni. Me ti fadeso, azo ti Israel ayeke voro ayanda. Ambeni zo ague na sanduku ti mbuki ni na mbeni da kâ na Kiriat-Yearim, si agirisa peko ni ngbanga ti ngu mingi.</text:span></text:p>
      <text:p text:style-name="P6">255</text:p>
      <text:p text:style-name="P1"><text:span text:style-name="v_20_-_20_Verse_20_Number"><text:span text:style-name="T2">1 </text:span></text:span><text:span text:style-name="T1">Ye ti Kpene ti Mispa</text:span></text:p>
      <text:p text:style-name="P7">1 Samuel 7</text:p>
      <text:p text:style-name="P7">Samuel aga koli awe fadeso, lo si na mbeto ti Nzapa. Azo ti Filistii anika azo ti Israel na ya ti angu mingi. Fadeso azo ti Israel ayeda ti ma yanga ti Samuel tongana lo tene tënë …</text:p>
      <text:p text:style-name="P7">Ala kiri na Kota Gbia! Ala voro lo na be ti ala kue, si fade lo zi ala kue na ya ngbaa ti azo ti Filistii.</text:p>
      <text:p text:style-name="P7">Samuel atene tënë na legeni. Zia e bi ayanda ti e na e voro Nzapa.</text:p>
      <text:p text:style-name="P1"><text:span text:style-name="v_20_-_20_Verse_20_Number"><text:span text:style-name="T2">2 </text:span></text:span><text:span text:style-name="T1">Zia e gue na gbata ti Mispa, si e vi peko ti e na asioni kue, e sambela na be oko.</text:span></text:p>
      <text:p text:style-name="P7">Na nzara ti be ti ala, azo ndenge na ndenge amu peko ti koli so atene tënë na iri ti Nzapa polele.</text:p>
      <text:p text:style-name="P1"><text:span text:style-name="v_20_-_20_Verse_20_Number"><text:span text:style-name="T2">3 </text:span></text:span><text:span text:style-name="T1">Me azo ti Filistii ama tënë ti yongoro tambula ti guengo na Mispa.</text:span></text:p>
      <text:p text:style-name="P7">Tongana amara ti Israel awu mingi na Mispa, so alingbi gi ti fa ye oko—ala yeke leke pialo ti bi tumba na ndö ti e.</text:p>
      <text:p text:style-name="P1"><text:span text:style-name="v_20_-_20_Verse_20_Number"><text:span text:style-name="T2">4 </text:span></text:span><text:span text:style-name="T1">Zia e pika ala kozo si ala tara ti ala. Fade e nika ala sioni sioni si ala kiri ti wara lege ape ti tiri bira.</text:span></text:p>
      <text:p text:style-name="P6"><text:soft-page-break/>256</text:p>
      <text:p text:style-name="P1"><text:span text:style-name="v_20_-_20_Verse_20_Number"><text:span text:style-name="T2">1 </text:span></text:span><text:span text:style-name="T1">Na ndembe ni so, kâ na Mispa, azo ti Israel abongbi na dawa ti gbalaka ti Nzapa.</text:span></text:p>
      <text:p text:style-name="P7">Zi sioni ti azo ti mo, Kota Gbia. Mu maboko na ala. Ala fâ aya ti ayanda ni kue awe na vundu na be ti ala, ti kiri na mbage ti mo.</text:p>
      <text:p text:style-name="P1"><text:span text:style-name="v_20_-_20_Verse_20_Number"><text:span text:style-name="T2">2 </text:span></text:span><text:span text:style-name="T1">Gi hio tongaso, dekongo alondo na ya ti kando ni kue …</text:span></text:p>
      <text:p text:style-name="P7">Azo-ee! Baa azo ti Filistii ayeke ga!</text:p>
      <text:p text:style-name="P1"><text:span text:style-name="v_20_-_20_Verse_20_Number"><text:span text:style-name="T2">3 </text:span></text:span><text:span text:style-name="T1">Iri Nzapa, lo sara na e, Samuel—tongaso ape, e kue e yeke kui.</text:span></text:p>
      <text:p text:style-name="P6">257</text:p>
      <text:p text:style-name="P1"><text:span text:style-name="v_20_-_20_Verse_20_Number"><text:span text:style-name="T2">1 </text:span></text:span><text:span text:style-name="T1">Aturugu ti azo ti Filistii aleke kode ti tuku hio na ndö ti Israel na Mispa. Na ndö ti hoto Samuel aya sandaga na lo sambela Nzapa ti mu maboko.</text:span></text:p>
      <text:p text:style-name="P7">Taa ti so, e yeke fa na ala lege, si ala lingbi ti girisa laoko ape.</text:p>
      <text:p text:style-name="P1"><text:span text:style-name="v_20_-_20_Verse_20_Number"><text:span text:style-name="T2">2 </text:span></text:span><text:span text:style-name="T1">Me tongana azo ti Filistii ayeke na lando ti bira, kota ngu-Nzapa asungba …</text:span></text:p>
      <text:p text:style-name="P7">E lingbi ti sara bira na azo ti Israel, me e lingbi ti sara bira na Nzapa ti bekpa na awâ ti lo ape.</text:p>
      <text:p text:style-name="P1"><text:span text:style-name="v_20_-_20_Verse_20_Number"><text:span text:style-name="T2">3 </text:span></text:span><text:span text:style-name="T1">Nzapa ama sambela ti e!</text:span></text:p>
      <text:p text:style-name="P7">Zia e tumba peko ti ala.</text:p>
      <text:p text:style-name="P7">Tingo ti azo ti Filistii aga kota mbai na amara ti Israel. Azo ti Filistii akiri agi tënë na azo ti Israel pepe, na ngoi so kue Samuel aluti na li ti kodro ni. Ti dabe ti ala na maboko ti Nzapa, Samuel amu mbeni kota têne. Lo iri ni Eben-Ezer, so afa atene “Têne ti mungo maboko”.</text:p>
      <text:p text:style-name="P6">258</text:p>
      <text:p text:style-name="P1"><text:span text:style-name="v_20_-_20_Verse_20_Number"><text:span text:style-name="T2">1 </text:span></text:span><text:span text:style-name="T1">Sorongo Gbia</text:span></text:p>
      <text:p text:style-name="P7">1 Samuel 8—10</text:p>
      <text:p text:style-name="P7">Na ngoi so Samuel ayeke wafango-ngbanga ti azo ti Israel, siriri ayeke daa. So lo ga mbakoro, amakonzi ti amara ato nda ti gi be ti ala …</text:p>
      <text:p text:style-name="P7">Samuel, mo ga mbakoro. Mu na e mbeni gbia ti luti na li ti e. E ye ti duti tongana ambeni mara ti sese.</text:p>
      <text:p text:style-name="P7">Ngbanga ti nyen ala ye ti duti tongana ambeni mara? Lakue e hon ngangu ti amara so na bira! Nzoni, fade mbi hunda Nzapa.</text:p>
      <text:p text:style-name="P1"><text:span text:style-name="v_20_-_20_Verse_20_Number"><text:span text:style-name="T2">2 </text:span></text:span><text:span text:style-name="T1">Na pekoni …</text:span></text:p>
      <text:p text:style-name="P7"><text:soft-page-break/>Nzapa atene mbi wa ala kozoni na kua ti gbia so. Fade lo tokua amolenge ti ala na bira. Fade lo mu amolenge-wali ti ala tongana azo ti kua ti lo. Fade lo mu akobe ti yaka ti ala ngbanga ti azo ti yangbo ti lo.</text:p>
      <text:p text:style-name="P7">Wala ni laa, me e ye gi mbeni gbia!</text:p>
      <text:p text:style-name="P1"><text:span text:style-name="v_20_-_20_Verse_20_Number"><text:span text:style-name="T2">3 </text:span></text:span><text:span text:style-name="T1">Samuel akiri asambela Nzapa. Na pekoni …</text:span></text:p>
      <text:p text:style-name="P7">Nzoni. Fade Nzapa amu na ala gi ye so ala hunda. Ala kiri na kodro. Fade mbi iri ala na ndembe so mbi wara mbeni gbia ngbanga ti ala.</text:p>
      <text:p text:style-name="P1"><text:span text:style-name="v_20_-_20_Verse_20_Number"><text:span text:style-name="T2">4 </text:span></text:span><text:span text:style-name="T1">Na peko ti akete lango, Samuel alondo hio ti gue na yanga ti gbata. Nzapa atene na lo laso, fade lo tengbi na koli so ayeke ga ande gbia ti Israel.</text:span></text:p>
      <text:p text:style-name="P7">Hinga ape, wayanga-Nzapa ti gbata so alingbi ti tene na mbi ndo so alele ti babâ ti mbi ayeke daa.</text:p>
      <text:p text:style-name="P7">Taa gi lo laa!</text:p>
      <text:p text:style-name="P6">259</text:p>
      <text:p text:style-name="P1"><text:span text:style-name="v_20_-_20_Verse_20_Number"><text:span text:style-name="T2">1 </text:span></text:span><text:span text:style-name="T1">Mbi gbu gere ti mo, mbi yeke gi –</text:span></text:p>
      <text:p text:style-name="P7">– taa-tënë biani, a wara alele ti mo ni awe, a kiri na ala na babâ ti mo awe. Me e yeke na kota patara ti pika na mo. Ga e gue, e voro Nzapa. Kekereke si mbi tene kota tokua ti mo ni.</text:p>
      <text:p text:style-name="P1"><text:span text:style-name="v_20_-_20_Verse_20_Number"><text:span text:style-name="T2">2 </text:span></text:span><text:span text:style-name="T1">Akota ye ngbanga ti mbi? Lo ye ti tene nyen laa? Mbi yeke gi molenge ti Kish, molenge ti Matri ti mara ti Benjamin, tanga ti kete mara ti Israel. Mbi, na asewa ti mbi, e ne nga ape.</text:span></text:p>
      <text:p text:style-name="P1"><text:span text:style-name="v_20_-_20_Verse_20_Number"><text:span text:style-name="T2">3 </text:span></text:span><text:span text:style-name="T1">Saʼul ayeke zo ti fango yaka. So Samuel atene na lo, Nzapa ayeke na apialo ndali ti lo, ahon gbungo li ti lo. Ala voro Nzapa legeoko, si Samuel amu mbata ti nengo ni na kota matanga na Saʼul.</text:span></text:p>
      <text:p text:style-name="P7">A sara lango use, Samuel atene na e ti to pendere kobe so gi ndali ti mo!</text:p>
      <text:p text:style-name="P7">Lo hinga tongana nyen fade mbi yeke ga?</text:p>
      <text:p text:style-name="P6">260</text:p>
      <text:p text:style-name="P1"><text:span text:style-name="v_20_-_20_Verse_20_Number"><text:span text:style-name="T2">1 </text:span></text:span><text:span text:style-name="T1">Samuel afa nda ti ye pepe na azo so kue aga na matanga ni. Na kota ndaperere, lo sigigi na ya ti gbata ni na Saʼul, nga na zo ti kua ti lo.</text:span></text:p>
      <text:p text:style-name="P7">Gi e use si, Saʼul! Mbi yeke na mbeni tokua ti mo na mbage ti Nzapa.</text:p>
      <text:p text:style-name="P1"><text:span text:style-name="v_20_-_20_Verse_20_Number"><text:span text:style-name="T2">2 </text:span></text:span><text:span text:style-name="T1">Kota Gbia atuku mafuta ti lo na li ti mo ti luti na ndö ti amara ti lo. Sara tënë na </text:span><text:soft-page-break/><text:span text:style-name="T1">Nzapa si lo kiri peko ni na mo.</text:span></text:p>
      <text:p text:style-name="P7">Fade mo hinga mo tene mbi tene taa-tënë na lege ti aye so: na kiringo ti mo na kodro, mbeni zo akiri ti tene na mo, baa, a wara alele ni awe. Tongana mo ga nduru na yanga ti gbagba ti Gibea, fade mo tengbi na molongo ti awayanga-Nzapa so ayeke pika mozoko na ala tene tënë na ayanga nde nde. Fade mo nga mo sara legeoko tongana ala.</text:p>
      <text:p text:style-name="P1"><text:span text:style-name="v_20_-_20_Verse_20_Number"><text:span text:style-name="T2">3 </text:span></text:span><text:span text:style-name="T1">Saʼul agi li ti lo gbaa na aye so. Lo gi lege ti kiri na kodro. Aye so kue asi gi na lege ti yanga ti Samuel. Yingo ti Nzapa ati na ndö ti lo, lo sara ye tongana awayanga-Nzapa. So ahon gbungo li ti azo so kue ayeke nduru na Saʼul na bango aye so polele.</text:span></text:p>
      <text:p text:style-name="P7">Saʼul aga wayanga-Nzapa awe?</text:p>
      <text:p text:style-name="P6">261</text:p>
      <text:p text:style-name="P1"><text:span text:style-name="v_20_-_20_Verse_20_Number"><text:span text:style-name="T2">1 </text:span></text:span><text:span text:style-name="T1">Na peko ti akete lango, Samuel a-iri amara kue ti ga.</text:span></text:p>
      <text:p text:style-name="P7">Laso, fade Nzapa afa na ala gbia ti ala!</text:p>
      <text:p text:style-name="P7">Ayeke zo wa?</text:p>
      <text:p text:style-name="P1"><text:span text:style-name="v_20_-_20_Verse_20_Number"><text:span text:style-name="T2">2 </text:span></text:span><text:span text:style-name="T1">Azo abi ye ti hinga, na bibe ti ala ayeke so fade yingo ti Nzapa asara tanga ti kua ni. Tongaso, Nzapa asoro fini gbia ti ala.</text:span></text:p>
      <text:p text:style-name="P7">Fade gbia ti e alondo na mara ti Benjamin …</text:p>
      <text:p text:style-name="P7">… Nga na kete mara ti Matri …</text:p>
      <text:p text:style-name="P7">… Nga na sewa ti Kish …</text:p>
      <text:p text:style-name="P1"><text:span text:style-name="v_20_-_20_Verse_20_Number"><text:span text:style-name="T2">3 </text:span></text:span><text:span text:style-name="T1">Na popo ti azo so kue na amara, asoro iri ti Saʼul, gi tongana so Nzapa afa kozo. Me Saʼul agirisa ti lo awe. Samuel afa ndo ni na azo. Aninga pepe ala wara Saʼul—lo honde tere ti lo na popo ti agbakuru!</text:span></text:p>
      <text:p text:style-name="P7">Nda ti hondengo tere ti mo na ya ti abozo ni ayeke nyen??</text:p>
      <text:p text:style-name="P7">Mbeto asara mbi fade titene a soro mbi gbia.</text:p>
      <text:p text:style-name="P7">Mo honde tere ti mo na ya ti kungba? So tënë na fini gbia!</text:p>
      <text:p text:style-name="P6">262</text:p>
      <text:p text:style-name="P1"><text:span text:style-name="v_20_-_20_Verse_20_Number"><text:span text:style-name="T2">1 </text:span></text:span><text:span text:style-name="T1">Saʼul asara ye ti koli</text:span></text:p>
      <text:p text:style-name="P7">1 Samuel 11—12</text:p>
      <text:p text:style-name="P1"><text:span text:style-name="T1">Hio na pekoni, Saʼul awara lege ti fa ngangu ti lo. Gbia ti Amon amu lege na ambeni zo ti Israel ti ga angbaa ti lo—gi tongana ala yeda titene lo koro le ti ala oko oko kue ti mbage ti koli si. So kozo tara ti Saʼul tongana gbia. Yingo ti Nzapa asi lo si lo yeke </text:span><text:soft-page-break/><text:span text:style-name="T1">nduru ti tiri bira! Ahon gbungo li ti lo—na ya ti ngonzo—lo baa so ambeni zo ti lo asara mbeto ti bira! Saʼul asara ye hio.</text:span></text:p>
      <text:p text:style-name="P7">Gbia amu yanga titene e fâ abagara ti zo so ake ti sara bira ti bata kodro ti lo.</text:p>
      <text:p text:style-name="P7">Aaa … fade mbi li na popo ti aturugu fafadeso!</text:p>
      <text:p text:style-name="P1"><text:span text:style-name="v_20_-_20_Verse_20_Number"><text:span text:style-name="T2">2 </text:span></text:span><text:span text:style-name="T1">Ndali ti kuru yanga ti gbia, aturugu ti Saʼul abongbi hio si lo bi tumba na kota ndaperere. Azo ti Amon ayeke ku fade ala pepe si azo ti Israel akinda ala gi hio.</text:span></text:p>
      <text:p text:style-name="P6">263</text:p>
      <text:p text:style-name="P1"><text:span text:style-name="v_20_-_20_Verse_20_Number"><text:span text:style-name="T2">1 </text:span></text:span><text:span text:style-name="T1">Ala pika kate ngbanga ti songo benda ti ala. Ala dekongo ti gonda Saʼul.</text:span></text:p>
      <text:p text:style-name="P7">Biani, ala kue ayeke na mo laso. Ka ala so aye titene mo ga gbia pepe? Alingbi e fâ ala.</text:p>
      <text:p text:style-name="P7">Ên-en! Fade zo oko akui ndali ni ape.</text:p>
      <text:p text:style-name="P1"><text:span text:style-name="v_20_-_20_Verse_20_Number"><text:span text:style-name="T2">2 </text:span></text:span><text:span text:style-name="T1">Fadeso Israel ayeke na gbia, Samuel aleke tere ti lo ti zia kua ti fango ngbanga. Me kozoni, lo iri azo kue, si lo tene tënë na ala tongana wayanga-Nzapa.</text:span></text:p>
      <text:p text:style-name="P7">Ala ma yanga ti Nzapa, ala sara na gbia ti ala. Fade ye kue aga nzoni. Me tongana ala kiri na sioni lege ti ala, fade ala futi kue, ala na gbia ti ala.</text:p>
      <text:p text:style-name="P1"><text:span text:style-name="v_20_-_20_Verse_20_Number"><text:span text:style-name="T2">3 </text:span></text:span><text:span text:style-name="T1">Na lege ti songo benda ti lo na ndö ti mara ti Amon, Saʼul asara si angangu turugu ti lo angba nduru ti zi azo ti Israel na gbe ti ngba ti azo ti Filistii. Molenge ti lo, Jonatan, ato nda ti hon ndö ti azo ti Filistii na ngangu si azo ti Israel apika sako na li ti lo.</text:span></text:p>
      <text:p text:style-name="P6">264</text:p>
      <text:p text:style-name="P1"><text:span text:style-name="v_20_-_20_Verse_20_Number"><text:span text:style-name="T2">1 </text:span></text:span><text:span text:style-name="T1">Kpale ti mafuta ti wotoro</text:span></text:p>
      <text:p text:style-name="P7">1 Samuel 13—14</text:p>
      <text:p text:style-name="P7">Azo ti Filistii alondo hio na pialo ti bira ndali ti fini gbia so na ngangu molenge ti lo.</text:p>
      <text:p text:style-name="P7">E mu apusu 3.000 na azo ti mbarata 6.000, na azo ti bira kue. E sara kando na Mikmas. Gi na ndo so e lingbi ti bi tumba na ndö ti Saʼul si fade lo sigi na ya ti ngangu gbagba ti aturugu ti lo na Gilgal.</text:p>
      <text:p text:style-name="P1"><text:span text:style-name="v_20_-_20_Verse_20_Number"><text:span text:style-name="T2">2 </text:span></text:span><text:span text:style-name="T1">Ataa so ala so benda gbani, mingi ti azo ti Israel asara mbeto gi na bango wungo ti aturugu ti awato.</text:span></text:p>
      <text:p text:style-name="P7">Azo ti Filistii awu tongana mbutu. Mbi yeke honde tere ti mbi ngbii ye so kue ahon si.</text:p>
      <text:p text:style-name="P7">Mbeni du ayeke daa na popo ti hoto kâ—mbi honde tere ti mbi daa.</text:p>
      <text:p text:style-name="P1"><text:span text:style-name="v_20_-_20_Verse_20_Number"><text:span text:style-name="T2">3 </text:span></text:span><text:span text:style-name="T1">Ataa na ya ti kando ti aturugu ti Saʼul, aturugu asara mbeto.</text:span></text:p>
      <text:p text:style-name="P7"><text:soft-page-break/>Bingo tumba na ndö ti ambeni turugu ti Filistii ayeke senge, me tiringo bira na aturugu ti ala ni kue si!</text:p>
      <text:p text:style-name="P1"><text:span text:style-name="v_20_-_20_Verse_20_Number"><text:span text:style-name="T2">4 </text:span></text:span><text:span text:style-name="T1">Be ti aturugu anzee awe. Samuel atene fade ni ga ge ti ya sandaga na Nzapa. E lingbi ti ngba ti ku lo ape. Tongaso ape aturugu ni kue yeke ahon.</text:span></text:p>
      <text:p text:style-name="P7">Taa-tënë. Fade e ku ape. Fade mbi ya sandaga ni mbi wani.</text:p>
      <text:p text:style-name="P6">265</text:p>
      <text:p text:style-name="P1"><text:span text:style-name="v_20_-_20_Verse_20_Number"><text:span text:style-name="T2">1 </text:span></text:span><text:span text:style-name="T1">Saʼul angba gi ti hunzi ti ya sandaga ni, si lo baa Samuel na gango ni …</text:span></text:p>
      <text:p text:style-name="P7">Mbi sara fade mbeto ngbanga ti azo ti mbi ayeke kpe kue kozo si mo ga ge. Nilaa mbi ya sandaga ni.</text:p>
      <text:p text:style-name="P7">Mo ke yanga ti Nzapa awe. Ndali ti so, fade mbeni zo ale-gbia na plase ti mo.</text:p>
      <text:p text:style-name="P7">Samuel azi nzoni be ti Nzapa na ndö ti Saʼul. Na ndö ni kue, gi aturugu 600 ti ngangu laa angba na lo ti sara bira na gba ti aturugu ti Filistii kue.</text:p>
      <text:p text:style-name="P1"><text:span text:style-name="v_20_-_20_Verse_20_Number"><text:span text:style-name="T2">2 </text:span></text:span><text:span text:style-name="T1">A hon kue, azo ti Filistii atokua azo ti tumba ti kanga lege ti aye ti bira nga na aturugu ti mu maboko. Saʼul ahinga pepe nyen si lo lingbi ti sara.</text:span></text:p>
      <text:p text:style-name="P7">Molenge ti lo, Jonatan, amu li ni …</text:p>
      <text:p text:style-name="P7">E lingbi ti ku sarango ye ti azo so ahinga Nzapa ape ngbii lawa? E gue na ndo ti aturugu ti Filistii so, e baa. Hinga ape, fade Nzapa asara ye ti kpene.</text:p>
      <text:p text:style-name="P7">Tënë ti be ti mbi kue laa!</text:p>
      <text:p text:style-name="P7">Tongana ala zia e kpoo, fade e zia ala kpoo. Tongana ala tara ti sara bira na e, so afa atene fade Nzapa amu na e songo benda na ndö ti ala.</text:p>
      <text:p text:style-name="P6">266</text:p>
      <text:p text:style-name="P1"><text:span text:style-name="v_20_-_20_Verse_20_Number"><text:span text:style-name="T2">1 </text:span></text:span><text:span text:style-name="T1">Zo oko ahinga pepe so Jonatan na zo so ayeke yo ye ti bira ti lo asigigi na kando. Ala si na gbe ti hoto ti lege ti aturugu ti Filistii si aturugu ni ade gapa na ala titene ala ma na li ti hoto. Na be ti koli, Jonatan, na zo ti lo, ama na li ti hoto.</text:span></text:p>
      <text:p text:style-name="P7">Mu peko ti mbi. Ngbanga ti Nzapa ayeke na e, so ayeke tënë ti aturugu mingi ape.</text:p>
      <text:p text:style-name="P1"><text:span text:style-name="v_20_-_20_Verse_20_Number"><text:span text:style-name="T2">2 </text:span></text:span><text:span text:style-name="T1">Kâ na li ti hoto ni, ala bi mbeni ngangu tumba, si aturugu ti Filistii akpe na mbeto. Na ya ti wusuwusu, aturugu ti Filistii akiri afâ tere na popo ti ala.</text:span></text:p>
      <text:p text:style-name="P1"><text:span text:style-name="v_20_-_20_Verse_20_Number"><text:span text:style-name="T2">3 </text:span></text:span><text:span text:style-name="T1">Kâ na ya ti kando, Saʼul abaa so aturugu ti Filistii ayeke kpe. Na ndembe so lo baa atene Jonatan ayeke daa pepe, lo hinga taa zo so asara ye ti kpene so. Aturugu ti Saʼul amu loro ti mu maboko na Jonatan.</text:span></text:p>
      <text:p text:style-name="P6"><text:soft-page-break/>267</text:p>
      <text:p text:style-name="P1"><text:span text:style-name="v_20_-_20_Verse_20_Number"><text:span text:style-name="T2">1 </text:span></text:span><text:span text:style-name="T1">Tumbango aturugu ti Filistii so akpe, si ague na Jonatan na ya ti mbeni gbako. Kâ laa, lo baa mafuta ti wotoro so ati na sese.</text:span></text:p>
      <text:p text:style-name="P7">Gonda na Nzapa! Mbi te ye laso ape.</text:p>
      <text:p text:style-name="P1"><text:span text:style-name="v_20_-_20_Verse_20_Number"><text:span text:style-name="T2">2 </text:span></text:span><text:span text:style-name="T1">Lo mu mbeni mafuta ni. Gi so lo te ni awe, ngangu akiri na lo kue.</text:span></text:p>
      <text:p text:style-name="P7">Ga ge! Zia e fa nzoni lege na ala so ahinga Nzapa ape!</text:p>
      <text:p text:style-name="P7">Me aturugu ni amu peko ti lo pepe.</text:p>
      <text:p text:style-name="P1"><text:span text:style-name="v_20_-_20_Verse_20_Number"><text:span text:style-name="T2">3 </text:span></text:span><text:span text:style-name="T1">Ngbanga ti nyen si ngangu atia azo kue? Nzapa abi azo ti Filistii na ya ti maboko ti e. Alingbi gi titene e ngba ti tumba ala!</text:span></text:p>
      <text:p text:style-name="P7">Na peko ti mo so, babâ ti mo adeba, lo tene turugu oko ate ye ape ngbii ti si na bi.</text:p>
      <text:p text:style-name="P1"><text:span text:style-name="v_20_-_20_Verse_20_Number"><text:span text:style-name="T2">4 </text:span></text:span><text:span text:style-name="T1">Ndali ti nzara, aturugu ado lege ti tumbango awato si ala kiri na kando. Saʼul asara ngonzo tongana lo ma atene Jonatan ate ye.</text:span></text:p>
      <text:p text:style-name="P7">Mo sara ngia na deba ti yanga ti mbi! Ti so ni fade mo futa na tere ti mo!</text:p>
      <text:p text:style-name="P7">Fade mo fâ mbi ngbanga ti so mbi hinga tënë ti buba dengo ba ti mo ape?? Tongana aturugu ti e alingbi fade ti te ye, ka e hon ndö ti azo ti Filistii so kue laso. Gi tënë ti mbana ti yanga ti mo asara si e wara songo benda ape so Nzapa aye fade ti mu na e!</text:p>
      <text:p text:style-name="P1"><text:span text:style-name="v_20_-_20_Verse_20_Number"><text:span text:style-name="T2">5 </text:span></text:span><text:span text:style-name="T1">Molenge ti mo ayeke walombe! Lo zi e na maboko ti azo ti Filistii! Nzapa asara nzoni be na lo; e lingbi ti fâ lo ape!</text:span></text:p>
      <text:p text:style-name="P7">Saʼul akiri na peko, me lo ngba gi na mara ti ngonzo ni so lakue …</text:p>
      <text:p text:style-name="P6">268</text:p>
      <text:p text:style-name="P1"><text:span text:style-name="v_20_-_20_Verse_20_Number"><text:span text:style-name="T2">1 </text:span></text:span><text:span text:style-name="T1">Tanga ti ngangu bira</text:span></text:p>
      <text:p text:style-name="P7">1 Samuel 15</text:p>
      <text:p text:style-name="P7">Ataa so a kinda azo ti Filistii kue pepe, ala zia ti gi tënë na Israel ngbanga ti mbeni ngoi. Me ambeni wato angba lakue ti ga na kpale. Mbeni lâ Samuel a-iri Saʼul ti ga na lo …</text:p>
      <text:p text:style-name="P7">Kota Gbia atene mo fâ azo ti Amalek kue. Ti londo na ngoi so azo ti Israel asigigi na sese ti Ezipte, ala yeke awato ti e. Futi aye kue! A lingbi mo kiri na ye oko na kodro ape, ngbanga ti so ayeke bira ti warango mosoro ape.</text:p>
      <text:p text:style-name="P1"><text:span text:style-name="v_20_-_20_Verse_20_Number"><text:span text:style-name="T2">2 </text:span></text:span><text:span text:style-name="T1">Saʼul abi tumba na ndö ti azo ti Amalek na lo tumba ala na mbage ti sese ti Ezipte. A hon kue, lo ke ti futi ye kue. Lo kiri na ataba na abagara ti mafuta na kodro.</text:span></text:p>
      <text:p text:style-name="P1"><text:span text:style-name="v_20_-_20_Verse_20_Number"><text:span text:style-name="T2">3 </text:span></text:span><text:span text:style-name="T1">Kâ na Gilgal, Saʼul awara tere le na le na Samuel …</text:span></text:p>
      <text:p text:style-name="P7"><text:soft-page-break/>Mbi sara ye alingbi na yanga ti Nzapa, na mbi fâ azo ti Amalek kue si mbi futi aye ti ala kue.</text:p>
      <text:p text:style-name="P6">269</text:p>
      <text:p text:style-name="P1"><text:span text:style-name="v_20_-_20_Verse_20_Number"><text:span text:style-name="T2">1 </text:span></text:span><text:span text:style-name="T1">Taa-tënë? Ka go ti ataba na ti abagara so mbi yeke ma so?</text:span></text:p>
      <text:p text:style-name="P1"><text:span text:style-name="v_20_-_20_Verse_20_Number"><text:span text:style-name="T2">2 </text:span></text:span><text:span text:style-name="T1">Bibe ti mbi ayeke ti bata anyama ti mafuta ngbanga ti sandaga na Nzapa.</text:span></text:p>
      <text:p text:style-name="P7">Mango tënë ahon sandaga. Lege use ti kengo yanga ti Nzapa laa. Mo ke Nzapa awe. Fadeso lo zi mo na lengo gbia.</text:p>
      <text:p text:style-name="P1"><text:span text:style-name="v_20_-_20_Verse_20_Number"><text:span text:style-name="T2">3 </text:span></text:span><text:span text:style-name="T1">Mo suru bongo ti mbi awe, fade Nzapa asuru lengo gbia ti lo na maboko ti mo ti mu zo ti nzoni ahon mo!</text:span></text:p>
      <text:p text:style-name="P7">Ên-en! Azo ti mbi …</text:p>
      <text:p text:style-name="P7">Saʼul aye ti gbu Samuel na ngangu ti ngba. Mawa ni ayeke so, lo suru ya ti kota bongo ti lo.</text:p>
      <text:p text:style-name="P7">Ti kozoni, Saʼul atara ti zia tënë na li ti azo ti lo. Ti hunzingo ni, lo yeda lo sara siokpari na Nzapa. Samuel asambela na Saʼul si lo kiri na da ti lo. Lo kiri lo baa le ti gbia ni mbeni pepe.</text:p>
      <text:p text:style-name="P6">270</text:p>
      <text:p text:style-name="P1"><text:span text:style-name="v_20_-_20_Verse_20_Number"><text:span text:style-name="T2">1 </text:span></text:span><text:span text:style-name="T1">Fini gbia ti Nzapa</text:span></text:p>
      <text:p text:style-name="P7">1 Samuel 16:1-13</text:p>
      <text:p text:style-name="P7">Ata ti Ruth na Booz</text:p>
      <text:p text:style-name="P7">Nzapa atokua wayanga-Nzapa Samuel na Betlehem. Yese, tara ti Ruth na Booz. Yese ayamba lo.</text:p>
      <text:p text:style-name="P7">Samuel-ee! Aie! E sara mbeni siokpari awe?</text:p>
      <text:p text:style-name="P7">Ala gi be ti ala pepe. Mbi ga ti fâ ngbanga ape. Mbi ga ti ya sandaga na Nzapa.</text:p>
      <text:p text:style-name="P1"><text:span text:style-name="v_20_-_20_Verse_20_Number"><text:span text:style-name="T2">2 </text:span></text:span><text:span text:style-name="T1">Yese, Nzapa atene mbi soro mbeni molenge ti mo oko ngbanga ti mbeni kua nde. Fade mo ga na ala kue na mbi?</text:span></text:p>
      <text:p text:style-name="P7">Tënë ayeke ape.</text:p>
      <text:p text:style-name="P1"><text:span text:style-name="v_20_-_20_Verse_20_Number"><text:span text:style-name="T2">3 </text:span></text:span><text:span text:style-name="T1">So Eliab. Kozo molenge ti mbi laa.</text:span></text:p>
      <text:p text:style-name="P7">So ngangu yongoro koli! Gbaa lo so Nzapa asoro lo laa.</text:p>
      <text:p text:style-name="P1"><text:span text:style-name="v_20_-_20_Verse_20_Number"><text:span text:style-name="T2">4 </text:span></text:span><text:span text:style-name="T1">Me Samuel ama go ti Nzapa: “mo baa gi yongoro na pendere ti lo. Mbi baa be ti lo akpa ape.”</text:span></text:p>
      <text:p text:style-name="P7"><text:soft-page-break/>Mbi gbu gere ti mo. Eliab ayeke zo ni ape. Iri mbeni nde.</text:p>
      <text:p text:style-name="P7">Abinadab!</text:p>
      <text:p text:style-name="P7">Abinadab!</text:p>
      <text:p text:style-name="P6">271</text:p>
      <text:p text:style-name="P1"><text:span text:style-name="v_20_-_20_Verse_20_Number"><text:span text:style-name="T2">1 </text:span></text:span><text:span text:style-name="T1">Amolenge ti Yese mbarambara aga na dawa ti Samuel—me a soro zo oko pepe na popo ni.</text:span></text:p>
      <text:p text:style-name="P7">Amolenge ti mo kue laa?</text:p>
      <text:p text:style-name="P7">Ên-en, David, tanga ni, ayeke bata ataba. Fade mbi tokua mbeni molenge na zo ti kua ti iri lo.</text:p>
      <text:p text:style-name="P1"><text:span text:style-name="v_20_-_20_Verse_20_Number"><text:span text:style-name="T2">2 </text:span></text:span><text:span text:style-name="T1">Nyen laa Samuel abaa na tere ti David ni so-oo?</text:span></text:p>
      <text:p text:style-name="P7">Ahon gbungo li ti zo laa.</text:p>
      <text:p text:style-name="P1"><text:span text:style-name="v_20_-_20_Verse_20_Number"><text:span text:style-name="T2">3 </text:span></text:span><text:span text:style-name="T1">Molenge ti Yese awara ita ti lo na ya ti ayaka ti ngonda.</text:span></text:p>
      <text:p text:style-name="P7">David ni laa.</text:p>
      <text:p text:style-name="P7">Baa—bamara laa! David abaa lo ape!</text:p>
      <text:p text:style-name="P6">272</text:p>
      <text:p text:style-name="P1"><text:span text:style-name="v_20_-_20_Verse_20_Number"><text:span text:style-name="T2">1 </text:span></text:span><text:span text:style-name="T1">Legeoko tongana akotara ti lo, David alingbi na yekia. Lo yeke zo ti mbirimbiri. Lo yeke na ngangu.</text:span></text:p>
      <text:p text:style-name="P7">Na mê ti lo aza si lo lingbi ti ma toto ti aye na ya ti pere nga na pupu …</text:p>
      <text:p text:style-name="P1"><text:span text:style-name="v_20_-_20_Verse_20_Number"><text:span text:style-name="T2">3 </text:span></text:span><text:span text:style-name="T1">Bamara!</text:span></text:p>
      <text:p text:style-name="P7">David-ee! Bamara ni—mo fâ lo awe!</text:p>
      <text:p text:style-name="P7">Na ya ti alango so ahon, mbi fâ mbeni urse. Ye oko asara ataba ti babâ ape, taa na le ti mbi so.</text:p>
      <text:p text:style-name="P6">273</text:p>
      <text:p text:style-name="P1"><text:span text:style-name="v_20_-_20_Verse_20_Number"><text:span text:style-name="T2">1 </text:span></text:span><text:span text:style-name="T1">Mo yeke wabatango-taba ti ngangu, David. E gue hio na kodro. Samuel aye ti baa mo.</text:span></text:p>
      <text:p text:style-name="P7">Mbi ga na mbeni zo ti bata ataba ni.</text:p>
      <text:p text:style-name="P7">Wayanga ti Kota Gbia aye ti baa mbi? Ngbanga ti nyen?</text:p>
      <text:p text:style-name="P1"><text:span text:style-name="v_20_-_20_Verse_20_Number"><text:span text:style-name="T2">2 </text:span></text:span><text:span text:style-name="T1">Na lege ti kiringo na kodro, David angba ti gi be ti lo. Gi so Samuel abaa wabatango-taba so, lo ma go ti Nzapa atene, “zo so mbi soro laa”</text:span></text:p>
      <text:p text:style-name="P1"><text:soft-page-break/><text:span text:style-name="v_20_-_20_Verse_20_Number"><text:span text:style-name="T2">3 </text:span></text:span><text:span text:style-name="T1">Na dawa ti Yese na amolenge ti lo, Samuel asara tufa na li ti David, si lo tuku mafuta na li ti lo.</text:span></text:p>
      <text:p text:style-name="P7">Nzapa asara tufa na li ti mo. Fade mo ga fini gbia ti Israel.</text:p>
      <text:p text:style-name="P6">274</text:p>
      <text:p text:style-name="P1"><text:span text:style-name="v_20_-_20_Verse_20_Number"><text:span text:style-name="T2">1 </text:span></text:span><text:span text:style-name="T1">Bia so asara nzoni</text:span></text:p>
      <text:p text:style-name="P7">1 Samuel 16:14-23; Abia (Psaumes) 23</text:p>
      <text:p text:style-name="P7">David ahinga pepe lawa lo yeke ga gbia ande. Lo kiri na peko ti ataba, lo baa so biani, Nzapa ayeke na lo.</text:p>
      <text:p text:style-name="P7">Nzapa ayeke bata mbi; ye oko atia mbi pepe. Lo fa na mbi ndo ti fini pere si mbi duti ti wu tere ti mbi daa.</text:p>
      <text:p text:style-name="P1"><text:span text:style-name="v_20_-_20_Verse_20_Number"><text:span text:style-name="T2">2 </text:span></text:span><text:span text:style-name="T1">So ti mo pendere bia. Me laoko mbi ma ni ape.</text:span></text:p>
      <text:p text:style-name="P7">Mbi leke ni gi fadeso. Mbi yeke nga gi mbi oko. Tongaso mbi leke bia si mbi he ni na Kota Gbia.</text:p>
      <text:p text:style-name="P1"><text:span text:style-name="v_20_-_20_Verse_20_Number"><text:span text:style-name="T2">3 </text:span></text:span><text:span text:style-name="T1">Kâ na yangbo, azo ague ti baa gbia Saʼul—me ala baa so bango ndo ti lo ayeke gi na nduzu tongaso.</text:span></text:p>
      <text:p text:style-name="P7">Mo baa mo tene gbogbolinda asara gbia. Gi mozoko laa alingbi na ni.</text:p>
      <text:p text:style-name="P7">Mbi hinga—maseka wabatango-taba!</text:p>
      <text:p text:style-name="P1"><text:span text:style-name="v_20_-_20_Verse_20_Number"><text:span text:style-name="T2">4 </text:span></text:span><text:span text:style-name="T1">Gbia. E hinga mbeni maseka wabatango-taba so ayeke pika kundi si lo he pendere bia. Taa Nzapa ayeke na lo. Mo ye ti ma lo?</text:span></text:p>
      <text:p text:style-name="P7">Ala ga na lo.</text:p>
      <text:p text:style-name="P6">275</text:p>
      <text:p text:style-name="P1"><text:span text:style-name="v_20_-_20_Verse_20_Number"><text:span text:style-name="T2">1 </text:span></text:span><text:span text:style-name="T1">Nzapa ague na David na yangbo ti gbia na lege ti kode ti pikango mozoko ti lo—so ayeke kozo kapa ti sara si lo ga gbia ti Israel. Kâ laa, David ayeke manda kua ti gbia na ti komandema. Lo lingbi nga ti baa na le ti lo ye so asi na gbia Saʼul so azia be ti lo na Nzapa pepe.</text:span></text:p>
      <text:p text:style-name="P7">Li ti gbia atomboka mingi laso. Lo lingbi ti sara ye ti sioni. Baa ndo na ndö ti lo nduru.</text:p>
      <text:p text:style-name="P1"><text:span text:style-name="v_20_-_20_Verse_20_Number"><text:span text:style-name="T2">2 </text:span></text:span><text:span text:style-name="T1">Gi yeke, David ali na ya kubu ti gbia si lo to nda ti pika mozoko. Saʼul abaa lo na le ti sioni. Me David angba gi ti he bia na ndö ti mabe na Nzapa.</text:span></text:p>
      <text:p text:style-name="P1"><text:span text:style-name="v_20_-_20_Verse_20_Number"><text:span text:style-name="T2">3 </text:span></text:span><text:span text:style-name="T1">Ti hunzingo ni, pupu aya gbia Saʼul si lo ti na lango. Lakue a iri David ti ga na </text:span><text:soft-page-break/><text:span text:style-name="T1">yangbo. Mozoko ti lo amu siriri na Saʼul so li ti lo atomboka. Gi na lege ti so, tere ti gbia awara seni ngbanga ti mbeni ngoi.</text:span></text:p>
      <text:p text:style-name="P6">276</text:p>
      <text:p text:style-name="P1"><text:span text:style-name="v_20_-_20_Verse_20_Number"><text:span text:style-name="T2">1 </text:span></text:span><text:span text:style-name="T1">Tiringo na kota yongoro koli</text:span></text:p>
      <text:p text:style-name="P7">1 Samuel 17</text:p>
      <text:p text:style-name="P7">Na peko ti ambeni ngu, azo ti Filistii abongbi aturugu ti ala ti bi tumba na ndö ti Israel. Saʼul abongbi aturugu ti lo ngbanga ti ala. Ayaya ti David ota ali na popo ti aturugu ti gbia.</text:p>
      <text:p text:style-name="P1"><text:span text:style-name="v_20_-_20_Verse_20_Number"><text:span text:style-name="T2">2 </text:span></text:span><text:span text:style-name="T1">Mbeni lakui, tongana David azia ayaka ti kiri na kodro, lo baa babâ ti lo na kangango akobe.</text:span></text:p>
      <text:p text:style-name="P7">So ti ayaya ti mo laa. Mu mo gue na ni na ala.</text:p>
      <text:p text:style-name="P7">Mbi yeke gue fadeso. Asango ti bira ni ayeke nyen?</text:p>
      <text:p text:style-name="P1"><text:span text:style-name="v_20_-_20_Verse_20_Number"><text:span text:style-name="T2">3 </text:span></text:span><text:span text:style-name="T1">Nzoni ape. Mbi yeke gi be ti mbi.</text:span></text:p>
      <text:p text:style-name="P1"><text:span text:style-name="v_20_-_20_Verse_20_Number"><text:span text:style-name="T2">4 </text:span></text:span><text:span text:style-name="T1">Sioni sango ayeke so: mbeni kota yongoro koli ayeke na popo ti aturugu ti Filistii. Azo ti Israel kue asara mbeto ti lo. Ataa gbia Saʼul kue.</text:span></text:p>
      <text:p text:style-name="P7">Nyen laa asi?</text:p>
      <text:p text:style-name="P6">277</text:p>
      <text:p text:style-name="P1"><text:span text:style-name="v_20_-_20_Verse_20_Number"><text:span text:style-name="T2">1 </text:span></text:span><text:span text:style-name="T1">Nyen laa asi? Ma gi kota yongoro koli so!</text:span></text:p>
      <text:p text:style-name="P1"><text:span text:style-name="v_20_-_20_Verse_20_Number"><text:span text:style-name="T2">2 </text:span></text:span><text:span text:style-name="T1">Ala ye ti tiri bira na e? Ala tokua gi zo so atara ti tiri na mbi. Tongana lo fâ mbi, fade azo ti Filistii kue azia aye ti bira ti ala na sese, si ala ga angbaa ti ala.</text:span></text:p>
      <text:p text:style-name="P1"><text:span text:style-name="v_20_-_20_Verse_20_Number"><text:span text:style-name="T2">3 </text:span></text:span><text:span text:style-name="T1">Me tongana mbi fâ lo, ala kue aga angbaa ti e.</text:span></text:p>
      <text:p text:style-name="P1"><text:span text:style-name="v_20_-_20_Verse_20_Number"><text:span text:style-name="T2">4 </text:span></text:span><text:span text:style-name="T1">Buba zo ti Filistii so ayeke zo wa si lo zonga aturugu ti Nzapa?</text:span></text:p>
      <text:p text:style-name="P7">Goliat laa. Gbia atene zo so akinda lo, ayeke wara kota mosoro si taa molenge ti gbia Saʼul aga wali ti lo—na ndo ni kue—lo kiri ti futa lapo ape! Me zo ti baa Goliat le na le ayeke daa ape.</text:p>
      <text:p text:style-name="P6">278</text:p>
      <text:p text:style-name="P1"><text:span text:style-name="v_20_-_20_Verse_20_Number"><text:span text:style-name="T2">1 </text:span></text:span><text:span text:style-name="T1">Eliab, yaya ti David, ama hundango ndo ti David na ndö ti Goliat.</text:span></text:p>
      <text:p text:style-name="P7">Nyen laa mo yeke sara ge, gi kota yanga ti mo? Ngbanga ti nyen mo yeke kâ na kodro ape—so mo yeke bata ataba?</text:p>
      <text:p text:style-name="P7"><text:soft-page-break/>Babâ laa atokua mbi na kobe ti ala ge. Ayeke tënë ti zango yanga ti mbi ape; Zo ti Filistii so ayeke zonga Nzapa ti e!</text:p>
      <text:p text:style-name="P1"><text:span text:style-name="v_20_-_20_Verse_20_Number"><text:span text:style-name="T2">3 </text:span></text:span><text:span text:style-name="T1">Kota be asara Eliab ngangu ti londo na lango so wayanga-Nzapa azia lo, si lo soro David. Fadeso kamene ti lo ayeke polele.</text:span></text:p>
      <text:p text:style-name="P7">Mo yeke gi molenge so abuba awe. Mo ye gi ti baa bira tongana ye ti ngia ti mo.</text:p>
      <text:p text:style-name="P7">Ên-en. Be ti mbi aso tongana zo akpe mbeto ti Nzapa ti e ape. Fade mbi tiri na yongoro koli so.</text:p>
      <text:p text:style-name="P1"><text:span text:style-name="v_20_-_20_Verse_20_Number"><text:span text:style-name="T2">2 </text:span></text:span><text:span text:style-name="T1">Tënë ti yanga ti David amu ndo kue.</text:span></text:p>
      <text:p text:style-name="P7">Gbia, mbeni zo ayeke ge so aye ti tiri bira, me …</text:p>
      <text:p text:style-name="P7">Ga na lo ge hio!</text:p>
      <text:p text:style-name="P6">279</text:p>
      <text:p text:style-name="P1"><text:span text:style-name="v_20_-_20_Verse_20_Number"><text:span text:style-name="T2">1 </text:span></text:span><text:span text:style-name="T1">David ali na da ti bongo ti Saʼul—me Saʼul agirisa maseka wabatango-taba so ayeke pika mozoko ngbanga ti lo.</text:span></text:p>
      <text:p text:style-name="P7">Molenge so ade ti hinga bira ape! Mo lingbi ti tiri na yongoro koli so ape! Lo yeke taa turugu biani.</text:p>
      <text:p text:style-name="P1"><text:span text:style-name="v_20_-_20_Verse_20_Number"><text:span text:style-name="T2">2 </text:span></text:span><text:span text:style-name="T1">Mbi yeke wabatango-taba. Mbi fâ a-urse na abamara ti bata ataba ti mbi. Kota Gbia ayeke wabatango-e. Tongaso fade lo mu na mbi maboko ti fâ zo ti Filistii so ti bata azo ti e.</text:span></text:p>
      <text:p text:style-name="P7">So tënë ti koli na mabe laa. Mo gue, Nzapa aduti na mo. Mo lingbi nga ti yu agbakuru ti bira ti mbi ti bata na tere ti mo ndali ti sioni zo so.</text:p>
      <text:p text:style-name="P1"><text:span text:style-name="v_20_-_20_Verse_20_Number"><text:span text:style-name="T2">3 </text:span></text:span><text:span text:style-name="T1">Mbi lingbi ti yu ni ape—laoko mbi tiri bira na agbakuru so ape. Mbi ye ti bata tere ti mbi ape, me gi ti tuku na ndö ti lo.</text:span></text:p>
      <text:p text:style-name="P1"><text:span text:style-name="v_20_-_20_Verse_20_Number"><text:span text:style-name="T2">4 </text:span></text:span><text:span text:style-name="T1">Mbi ye bongo ti bira ape, gi atêne ti mvingi ti mbi alingbi.</text:span></text:p>
      <text:p text:style-name="P6">280</text:p>
      <text:p text:style-name="P1"><text:span text:style-name="v_20_-_20_Verse_20_Number"><text:span text:style-name="T2">1 </text:span></text:span><text:span text:style-name="T1">David, wabatango-taba, ague ti tiri bira na kota yongoro zo ti Filistii gi na keke ti lo, nga na mvingi. Aturugu na mbage na mbage abaa azo ti dengo gapa use so.</text:span></text:p>
      <text:p text:style-name="P7">So tënë na ala!</text:p>
      <text:p text:style-name="P7">Mo mu mbi tongana mbo titene mo tumba mbi na akeke na atêne?</text:p>
      <text:p text:style-name="P1"><text:span text:style-name="v_20_-_20_Verse_20_Number"><text:span text:style-name="T2">2 </text:span></text:span><text:span text:style-name="T1">Fade mbi mu kuâ ti mo na anyama ti ngonda.</text:span></text:p>
      <text:p text:style-name="P1"><text:span text:style-name="T1">Mo ga na yongoro zeme, na likongo na vala. Me mbi ga na iri ti Nzapa, so ayeke mu </text:span><text:soft-page-break/><text:span text:style-name="T1">na mbi songo benda.</text:span></text:p>
      <text:p text:style-name="P1"><text:span text:style-name="v_20_-_20_Verse_20_Number"><text:span text:style-name="T2">3 </text:span></text:span><text:span text:style-name="T1">Yongoro koli so ahe ngia—me David aleke mvingi ti lo, si lo bi têne ti lo hio …</text:span></text:p>
      <text:p text:style-name="P6">281</text:p>
      <text:p text:style-name="P1"><text:span text:style-name="v_20_-_20_Verse_20_Number"><text:span text:style-name="T2">1 </text:span></text:span><text:span text:style-name="T1">Mama-ee!</text:span></text:p>
      <text:p text:style-name="P7">David afâ Goliat gi na bingo têne oko na mvingi ti lo. David amu loro, lo gbu yongoro zeme ti Goliat, lo yo ni na nduzu na le ti azo kue.</text:p>
      <text:p text:style-name="P7">A lingbi azo kue ahinga so: Nzapa ti e asara bira na ye ti maboko pepe. Bira so ayeke ti Kota Gbia. Lo zia azo ti Filistii na ya maboko ti e.</text:p>
      <text:p text:style-name="P7">Taa maboko ti Nzapa laa! Na lege wa si senge maseka-koli akinda Goliat?</text:p>
      <text:p text:style-name="P7">Na ya ti kota mbeto, azo ti Filistii akpe ti bata fini ti ala. Na ngangu so ala wara na ya ti aye so asi, azo ti Israel atumba azo ti Filistii, si awato akiri na kodro ti ala.</text:p>
      <text:p text:style-name="P6">282</text:p>
      <text:p text:style-name="P7">Gbia ti kota be</text:p>
      <text:p text:style-name="P1"><text:span text:style-name="v_20_-_20_Verse_20_Number"><text:span text:style-name="T2">1 </text:span></text:span><text:span text:style-name="T1">1 Samuel 18—19</text:span></text:p>
      <text:p text:style-name="P7">Tongana aturugu akiri awe, makonzi ti aturugu ti Saʼul, Abner, ague na David ti baa gbia.</text:p>
      <text:p text:style-name="P7">Mo soo Israel, David. Ti londo na ndembe so, fade mo duti na yangbo. Fade Jonatan, molenge ti gbia, akiri na mo.</text:p>
      <text:p text:style-name="P1"><text:span text:style-name="v_20_-_20_Verse_20_Number"><text:span text:style-name="T2">2 </text:span></text:span><text:span text:style-name="T1">Gi so Jonatan akiri na yangbo, lo baa David tongana taa ita ti lo.</text:span></text:p>
      <text:p text:style-name="P7">David, mbi pika kate ti ga ita ti walombe ti Israel. Zia mbi mu na mo kota bongo ti mbi na aye ti mbi ti bira. Mbi yeke mu be ti mbi na mo ngbanga ti lakue.</text:p>
      <text:p text:style-name="P7">Singila, Jonatan. Na le ti Nzapa fade mbi ga ita ti mo ngbii asi na lâ ti kuâ.</text:p>
      <text:p text:style-name="P1"><text:span text:style-name="v_20_-_20_Verse_20_Number"><text:span text:style-name="T2">3 </text:span></text:span><text:span text:style-name="T1">Na ya ti atanga ti akapa ti bira ni kue, Saʼul amu kua na David mingi. David aso benda na ya ti aye so kue ahunda lo, na Saʼul amu na lo kota kamba mingi.</text:span></text:p>
      <text:p text:style-name="P7">Sango ti David amu ndo kue. Na ngoi so aturugu akiri na kodro, lo yeke taa walombe.</text:p>
      <text:p text:style-name="P1"><text:span text:style-name="v_20_-_20_Verse_20_Number"><text:span text:style-name="T2">4 </text:span></text:span><text:span text:style-name="T1">Na molongo ti tambula ti songo benda, gbia Saʼul, na aturugu ti lo, ahon na ya ti alege. Awali asigigi hio na ya ti gbata ti bara ala na ti gonda ala na bia.</text:span></text:p>
      <text:p text:style-name="P7">Saʼul afâ azo saki saki. David afâ ti lo azo saki baleoko, saki baleoko!</text:p>
      <text:p text:style-name="P6">283</text:p>
      <text:p text:style-name="P1"><text:soft-page-break/><text:span text:style-name="v_20_-_20_Verse_20_Number"><text:span text:style-name="T2">1 </text:span></text:span><text:span text:style-name="T1">Bia ti gonda ti azo ngbanga ti David abi wâ na be ti Saʼul. Lo dabe ti lo na tënë so Samuel atene na lo: “fade Kota Gbia azi lengo gbia na maboko ti mo”.</text:span></text:p>
      <text:p text:style-name="P7">Azo kue ahinga atene David ayeke kota walombe ahon mbi. Hinga ape, fade lo ga gbia na plase ti mbi!</text:p>
      <text:p text:style-name="P1"><text:span text:style-name="v_20_-_20_Verse_20_Number"><text:span text:style-name="T2">2 </text:span></text:span><text:span text:style-name="T1">Na bi ni so, Saʼul awara lege ti lango pepe.</text:span></text:p>
      <text:p text:style-name="P7">Aturugu ti mbi aye lo awe. Fadeso azo ti mbi aye lo.</text:p>
      <text:p text:style-name="P1"><text:span text:style-name="v_20_-_20_Verse_20_Number"><text:span text:style-name="T2">3 </text:span></text:span><text:span text:style-name="T1">Mbeni lâ, David ayeke pika mozoko ti yapu na yingo ti Saʼul …</text:span></text:p>
      <text:p text:style-name="P7">David aga fadeso walombe awe! Me tongana lo kui, lo lingbi ti mu plase ti mbi ti gbia ape.</text:p>
      <text:p text:style-name="P1"><text:span text:style-name="v_20_-_20_Verse_20_Number"><text:span text:style-name="T2">4 </text:span></text:span><text:span text:style-name="T1">Na ya ti kota ngonzo, Saʼul amu likongo.</text:span></text:p>
      <text:p text:style-name="P7">Taa ti so!</text:p>
      <text:p text:style-name="P7">A gbu lo ape!</text:p>
      <text:p text:style-name="P1"><text:span text:style-name="v_20_-_20_Verse_20_Number"><text:span text:style-name="T2">5 </text:span></text:span><text:span text:style-name="T1">Mbi gbu gere ti mo, David. Mbi hinga ye so asi na mbi ape. Taa gi yingo sioni so laa aga na kpale so.</text:span></text:p>
      <text:p text:style-name="P7">Lo sara na mbana ape. Lo mu na mbi kota kamba fade gi ti fâ mbi?</text:p>
      <text:p text:style-name="P7">Me kota be ti Saʼul angba ti kono ngbanga ti lo hinga so, Kota Gbia asara nzoni be na David.</text:p>
      <text:p text:style-name="P6">284</text:p>
      <text:p text:style-name="P1"><text:span text:style-name="v_20_-_20_Verse_20_Number"><text:span text:style-name="T2">1 </text:span></text:span><text:span text:style-name="T1">Gi Nzapa oko si andoye David pepe. Mikal, molenge ti Saʼul ti wali, kue.</text:span></text:p>
      <text:p text:style-name="P7">So amu na mbi mbeni kode.</text:p>
      <text:p text:style-name="P1"><text:span text:style-name="v_20_-_20_Verse_20_Number"><text:span text:style-name="T2">2 </text:span></text:span><text:span text:style-name="T1">David, mo baa mo tene molenge ti mbi aye mo. Zo wa si abaa so na sioni le?</text:span></text:p>
      <text:p text:style-name="P7">Azo kue ahinga mo na kodro so. Me ndali ti so mo yeke wayere so mosoro atia lo, mo lingbi ti ka nginza ti peko ti wali ti molenge ti gbia ape. Fade mbi kiri na ngere so na gbeni ndali ti mo. Titene mo fa nengo ti mo, alingbi mo fâ azo ti Filistii 100.</text:p>
      <text:p text:style-name="P7">Singila na mo, gbia ti mbi. Mo ya iri ti mbi mingi.</text:p>
      <text:p text:style-name="P1"><text:span text:style-name="v_20_-_20_Verse_20_Number"><text:span text:style-name="T2">3 </text:span></text:span><text:span text:style-name="T1">Mo lingbi ti fâ kota yongoro zo ti Filistii oko, me 100 ti ala alingbi fade ti fâ mo.</text:span></text:p>
      <text:p text:style-name="P1"><text:span text:style-name="v_20_-_20_Verse_20_Number"><text:span text:style-name="T2">4 </text:span></text:span><text:span text:style-name="T1">Na peko ti nze oko …</text:span></text:p>
      <text:p text:style-name="P7">Biani? Mo fâ azo ti Filistii 100 ni?</text:p>
      <text:p text:style-name="P7">Ên-en.</text:p>
      <text:p text:style-name="P1"><text:span text:style-name="v_20_-_20_Verse_20_Number"><text:span text:style-name="T2">5 </text:span></text:span><text:span text:style-name="T1">Mbi fâ ala 200.</text:span></text:p>
      <text:p text:style-name="P6"><text:soft-page-break/>285</text:p>
      <text:p text:style-name="P1"><text:span text:style-name="v_20_-_20_Verse_20_Number"><text:span text:style-name="T2">1 </text:span></text:span><text:span text:style-name="T1">Na peko ti matanga ti seleka ti David na Mikal, bibe ti Saʼul agbian.</text:span></text:p>
      <text:p text:style-name="P7">Jonatan, mbi hinga lo ga tongana ita ti mo. Me David azia mbeto na be ti mbi. Lo ye ti mu kpoto ti gbia na li ti mbi. Fade e fâ lo tongana nyen?</text:p>
      <text:p text:style-name="P7">Ngbanga ti nyen si mo tene tënë so? Lo sara sioni oko na mo ape. Nga, na ya ti bira ti lo, lo ya iri ti mo na ngangu ti mo na nduzu.</text:p>
      <text:p text:style-name="P1"><text:span text:style-name="v_20_-_20_Verse_20_Number"><text:span text:style-name="T2">2 </text:span></text:span><text:span text:style-name="T1">Taa-tënë, Jonatan. Mbi mu zendo ti sara sioni na lo ape.</text:span></text:p>
      <text:p text:style-name="P7">Taa molenge ti mbi akiri andoye David ahon mbi.</text:p>
      <text:p text:style-name="P1"><text:span text:style-name="v_20_-_20_Verse_20_Number"><text:span text:style-name="T2">3 </text:span></text:span><text:span text:style-name="T1">So lo baa lo tene sewa ti lo aka lo awe, Saʼul aye ti sara ye na gbe mingo.</text:span></text:p>
      <text:p text:style-name="P7">Mo ku azo kue alango awe, si mo gue na da ti David, mo tene na lo, mbi ye ti baa lo. Lo si ge awe, fade e fâ lo, le ti zo oko abaa ape.</text:p>
      <text:p text:style-name="P7">Ti so wala! Fade mbi tene na Mikal.</text:p>
      <text:p text:style-name="P1"><text:span text:style-name="v_20_-_20_Verse_20_Number"><text:span text:style-name="T2">4 </text:span></text:span><text:span text:style-name="T1">Mikal, nda ti kangango abongo ti mbi ni nyen?</text:span></text:p>
      <text:p text:style-name="P7">Babâ ti mbi aleke pialo ti fâ mo na bi so. A lingbi mo kpe ti soo fini ti mo! Fade mbi kiri na ngoi ti aturugu ni na peko si mo kpe.</text:p>
      <text:p text:style-name="P1"><text:span text:style-name="v_20_-_20_Verse_20_Number"><text:span text:style-name="T2">5 </text:span></text:span><text:span text:style-name="T1">Mikal asara si David asigigi na fenetere ti peko ti da, na lo leke tanga ti pialo ti lo.</text:span></text:p>
      <text:p text:style-name="P6">286</text:p>
      <text:p text:style-name="P1"><text:span text:style-name="v_20_-_20_Verse_20_Number"><text:span text:style-name="T2">1 </text:span></text:span><text:span text:style-name="T1">Zi yanga-da na e! Gbia Saʼul aye ti baa David ngbanga ti mbeni ngangu tënë!</text:span></text:p>
      <text:p text:style-name="P7">Ala baa, tere ti lo aso. Lo lango. A yeke sioni kobela. Fade lege akanga na ala ti sara kua ngbanga ti so ala ga nduru na zo ti kobela so ndia akanga lege ni. Pardon!</text:p>
      <text:p text:style-name="P1"><text:span text:style-name="v_20_-_20_Verse_20_Number"><text:span text:style-name="T2">2 </text:span></text:span><text:span text:style-name="T1">Mara ti mvene so Mikal atene abi tomboka na li ti aturugu ni, ala kiri pekoni na gbia. Kozoni, lo ye ti mu sango ni na bibe ti siriri.</text:span></text:p>
      <text:p text:style-name="P7">O, mbi hinga fade ape atene lo yeke na kobela. E ku lo wara seni si e fâ lo.</text:p>
      <text:p text:style-name="P1"><text:span text:style-name="v_20_-_20_Verse_20_Number"><text:span text:style-name="T2">3 </text:span></text:span><text:span text:style-name="T1">Abuba zo!</text:span></text:p>
      <text:p text:style-name="P7">Ga na lo ge fafadeso ataa ti yongo lo na gbogbo ni kue!</text:p>
      <text:p text:style-name="P1"><text:span text:style-name="v_20_-_20_Verse_20_Number"><text:span text:style-name="T2">4 </text:span></text:span><text:span text:style-name="T1">Me so ala li kubu ti David na ngangu, ala wara gi mbeni yanda na poro ti ngasa na ndö ti gbogbo ni.</text:span></text:p>
      <text:p text:style-name="P1"><text:span text:style-name="v_20_-_20_Verse_20_Number"><text:span text:style-name="T2">5 </text:span></text:span><text:span text:style-name="T1">Taa molenge ti mbi ti wali atene mvene na mbi si lo bata wato ti mbi?</text:span></text:p>
      <text:p text:style-name="P7">Lo yeke wato ti mo ape, babâ!</text:p>
      <text:p text:style-name="P7">Fade mbi gbu li ti mbi nzoni si mo wara futa ti mo.</text:p>
      <text:p text:style-name="P6"><text:soft-page-break/>287</text:p>
      <text:p text:style-name="P1"><text:span text:style-name="v_20_-_20_Verse_20_Number"><text:span text:style-name="T2">1 </text:span></text:span><text:span text:style-name="T1">Nzoni ita</text:span></text:p>
      <text:p text:style-name="P7">1 Samuel 19:18—20:42; Abia (Psaumes) 19</text:p>
      <text:p text:style-name="P7">Na ya ti aye so, David akpe ague na kodro ti Rama. Lo honde tere ti lo kâ na Samuel, so atuku mafuta na li ti lo nga na li ti Saʼul.</text:p>
      <text:p text:style-name="P7">Li ti lo atomboka awe, Samuel.</text:p>
      <text:p text:style-name="P7">Lo vi peko ti lo na Nzapa. David. Mo manda ti sara ye nzoni ahon lo.</text:p>
      <text:p text:style-name="P7">Zia Nzapa abata mbi si mbi sara sioni ape. Zia atënë ti yanga ti mbi na bibe ti mbi anzere Nzapa. Lo yeke têne so mbi luti na ndö ni, na wasongo ti mbi.</text:p>
      <text:p text:style-name="P1"><text:span text:style-name="v_20_-_20_Verse_20_Number"><text:span text:style-name="T2">2 </text:span></text:span><text:span text:style-name="T1">Saʼul atokua azo lege ota na Rama ti gbu David. Me lakue, Yingo-Vuru abata David. Saʼul asara ngonzo mara ni use ape, si lo wani lo gue, na Yingo-Vuru ti Nzapa akanga lege si lo sara sioni na David pepe nga. Na pekoni, David agi peko ti molenge ti gbia, Jonatan.</text:span></text:p>
      <text:p text:style-name="P1"><text:span text:style-name="v_20_-_20_Verse_20_Number"><text:span text:style-name="T2">3 </text:span></text:span><text:span text:style-name="T1">Ala wara tere na hondengo ni.</text:span></text:p>
      <text:p text:style-name="P7">Mbi ye ti honde tere ti mbi na babâ ti mo lakue pepe. Tongana asewa ti mo aye mbi kui, ngbanga ti nyen mo fâ mbi ge fadeso na ndo so pepe? Tongana taa ita ti mbi, fâ mbi si pasi ti mbi ahunzi maa!</text:p>
      <text:p text:style-name="P7">Ên-en, David. Mbi mu zendo, mbi tene tënë na babâ ti mbi ti hunzi pialo ti kuâ ti mo. Adu fade lo baa mo ye ti mu mbata ti lo, ka lo tene tënë na mbi awe. Lo yeke tene atënë kue na mbi.</text:p>
      <text:p text:style-name="P7">Me be ti David ayeda kue pepe.</text:p>
      <text:p text:style-name="P1"><text:span text:style-name="v_20_-_20_Verse_20_Number"><text:span text:style-name="T2">4 </text:span></text:span><text:span text:style-name="T1">So taa mawa, Jonatan. Lo to nda ti honde ye na mo awe ngbanga ti mo yeke mba ti mbi. Mbi ye ti hinga wala lo zia ti tumbango mbi.</text:span></text:p>
      <text:p text:style-name="P7">Mbi mu zendo ti ngba ita ti mo asi na lâ ti kuâ.</text:p>
      <text:p text:style-name="P7">Mbi deba ti yanga ti mbi awe. Ye so kue mo hunda fade mbi sara. Me mo dabe ti mo na mbi na ndembe so mo ga ande gbia ti Israel.</text:p>
      <text:p text:style-name="P1"><text:span text:style-name="v_20_-_20_Verse_20_Number"><text:span text:style-name="T2">5 </text:span></text:span><text:span text:style-name="T1">Ala leke mbeni pialo. Fade David ahonde tere ti lo na yaka na ngoi ti matanga ti gbia. Tongana Saʼul abaa David na ngoi ti tengo kobe pepe, si lo tene tënë pepe, so afa atene bibe ti sioni ayeke pepe. Tongana lo sara ngonzo, fade Jonatan ahinga biani lo ngba lakue ti gi David na kuâ. Na pekoni, fade Jonatan ague na yaka ni ti fa tënë ni na David.</text:span></text:p>
      <text:p text:style-name="P6"><text:soft-page-break/>288</text:p>
      <text:p text:style-name="P1"><text:span text:style-name="v_20_-_20_Verse_20_Number"><text:span text:style-name="T2">1 </text:span></text:span><text:span text:style-name="T1">Na lango use ti matanga ti gbia, Saʼul asara kota ngonzo na ndembe so Jonatan atene na lo, David ayeke pepe.</text:span></text:p>
      <text:p text:style-name="P7">Mo, so mama ti mo ayeke wali-mbo so!! Mo hinga ape so tongana David angba na fini, lege titene mo ga gbia ayeke daa ape? Ga na lo hio ge fadeso. Alingbi lo kui!</text:p>
      <text:p text:style-name="P7">A fâ lo ndali ti nyen? Lo sara nyen? Lo tiri abira ti mo kue. So sioni laa?</text:p>
      <text:p text:style-name="P1"><text:span text:style-name="v_20_-_20_Verse_20_Number"><text:span text:style-name="T2">2 </text:span></text:span><text:span text:style-name="T1">Taa molenge ti mbi aka mbi awe.</text:span></text:p>
      <text:p text:style-name="P7">Fade mbi fâ mo kue!</text:p>
      <text:p text:style-name="P7">Mbi yeke na kamene ti iri mo babâ!</text:p>
      <text:p text:style-name="P1"><text:span text:style-name="v_20_-_20_Verse_20_Number"><text:span text:style-name="T2">3 </text:span></text:span><text:span text:style-name="T1">Saʼul afâ molenge ti lo pepe. Me na ndade ni, Jonatan ague na yaka. Lo sara na mbeni molenge ti kiri peko ti tënë ni na David.</text:span></text:p>
      <text:p text:style-name="P7">Gue mo ro akokora ti mbi. Ala hon na ndö ti ye so mbi ye ti kpo. Alingbi mo kpe yongoro si mo wara ala.</text:p>
      <text:p text:style-name="P1"><text:span text:style-name="v_20_-_20_Verse_20_Number"><text:span text:style-name="T2">4 </text:span></text:span><text:span text:style-name="T1">Singila na mo, Jonatan. Fade mbi kpe yongoro na Saʼul. Zia Kota Gbia atene na mbi lawa si mbi kiri.</text:span></text:p>
      <text:p text:style-name="P6">289</text:p>
      <text:p text:style-name="P1"><text:span text:style-name="v_20_-_20_Verse_20_Number"><text:span text:style-name="T2">1 </text:span></text:span><text:span text:style-name="T1">Na hondengo ni</text:span></text:p>
      <text:p text:style-name="P7">1 Samuel 21—24</text:p>
      <text:p text:style-name="P7">Lo mu ngoi ti kanga kete kobe ngbanga ti lege pepe, si David akpe na sese ti lo, Juda. Lo woko na nzara si lo wu tere ti lo na kodro ti Nob. Lo hunda ye ti te na ti ti Ahimelek, kota wayango-sandaga.</text:p>
      <text:p text:style-name="P7">David! Nyen laa asi na mo? Nyen laa mo yeke gi ge, mo oko, na ya ti kota bi?</text:p>
      <text:p text:style-name="P1"><text:span text:style-name="v_20_-_20_Verse_20_Number"><text:span text:style-name="T2">2 </text:span></text:span><text:span text:style-name="T1">David atene mvene ti bata wayango-sandaga.</text:span></text:p>
      <text:p text:style-name="P7">Gi be ti mo ape. Gbia Saʼul atokua mbi. Zo oko ahinga tënë daa ape. Me mbi ye ti te mapa—mbeni ye ti tengo!</text:p>
      <text:p text:style-name="P7">Mbi yeke gi na mapa so azia ni nde ngbanga ti Nzapa. Ka so aga tënë ti kuingo nzara, fade mbi mu ni na mo.</text:p>
      <text:p text:style-name="P1"><text:span text:style-name="v_20_-_20_Verse_20_Number"><text:span text:style-name="T2">3 </text:span></text:span><text:span text:style-name="T1">Na ya ti loro, mbi girisa ti ga na ye ti bira. Mo yeke na mbeni yongoro zeme wala likongo?</text:span></text:p>
      <text:p text:style-name="P7">E yeke awayango-sandaga. E yeke sara bira si e bata nga aye ti bira ape. Gi yongoro zeme ti Goliat laa ayeke daa. E bata ni ge ti dabe na songo benda ti mo.</text:p>
      <text:p text:style-name="P1"><text:soft-page-break/><text:span text:style-name="v_20_-_20_Verse_20_Number"><text:span text:style-name="T2">4 </text:span></text:span><text:span text:style-name="T1">Amu mo ando ti tiri na Kota Gbia—me fadeso mbi yeke mu mo ti sara na kua ti Nzapa!</text:span></text:p>
      <text:p text:style-name="P7">Me mbeni zo ti bembengo ndo ti Saʼul abaa David na ndo ti awayango-sandaga na Nob. Lo ka David na makonzi ti lo …</text:p>
      <text:p text:style-name="P6">290</text:p>
      <text:p text:style-name="P1"><text:span text:style-name="v_20_-_20_Verse_20_Number"><text:span text:style-name="T2">1 </text:span></text:span><text:span text:style-name="T1">David ahonde tere ti lo na sese ti Juda.</text:span></text:p>
      <text:p text:style-name="P7">Kota Gbia, mo tene fade mbi ga gbia. Fadeso mbi ga zo so ake ndia, gi mbi oko na du ti atêne. Mbi zia mabe ti mbi na mo. Ade mbi ga gbia ape. Taa gbia ayeke na aturugu, na awayanga-Nzapa nga na awayango-sandaga.</text:p>
      <text:p text:style-name="P7">Mbi yeke gi yongoro zeme so akono ahon ndö ti mbi.</text:p>
      <text:p text:style-name="P1"><text:span text:style-name="v_20_-_20_Verse_20_Number"><text:span text:style-name="T2">2 </text:span></text:span><text:span text:style-name="T1">Sango ti ndo ti dutingo ti David amu ndo kue. Akoli 400—so da ti ala ayeke pepe, nga na asewa ti lo—amu peko ti lo.</text:span></text:p>
      <text:p text:style-name="P7">Gbia Saʼul adiko mo zo so azo kue alingbi ti fâ lo. Me ti e, e ye ti tiri bira ndali ti mo!</text:p>
      <text:p text:style-name="P7">Biani, fade ala sara bira ngbanga ti mbi. Fade e bata azo ti mawa ti sese ti Juda na iri ti Kota Gbia.</text:p>
      <text:p text:style-name="P7">Tongaso ambeni sewa ti David aga aturugu ti lo, ala na ambeni zo so azo ake ala.</text:p>
      <text:p text:style-name="P1"><text:span text:style-name="v_20_-_20_Verse_20_Number"><text:span text:style-name="T2">3 </text:span></text:span><text:span text:style-name="T1">Na popo ti asewa ti lo, amolenge ti ita ti David ota amu maboko na lo ngangu mingi. Yoab aga kota wakamba. Abishai aga kota zo ti bira, na Asael, so akpe tongana dengbe, alingbi nga ti tumba awato ti David kue.</text:span></text:p>
      <text:p text:style-name="P1"><text:span text:style-name="v_20_-_20_Verse_20_Number"><text:span text:style-name="T2">4 </text:span></text:span><text:span text:style-name="T1">Mbeni lâ …</text:span></text:p>
      <text:p text:style-name="P1"><text:span text:style-name="v_20_-_20_Verse_20_Number"><text:span text:style-name="T2">5 </text:span></text:span><text:span text:style-name="T1">Mbi yeke Gad, oko ti awayanga-Nzapa ti Saʼul. Nzapa atene na mbi lo tuku mafuta ti gbia na ndö ti mo awe. Mbi ga ge ti sara na mo. Kozo kua ti mbi ayeke so, mbi wa mo ti londo ge ti gue na ya ti gbako ti Heret.</text:span></text:p>
      <text:p text:style-name="P7">David awara kozo wayanga-Nzapa ti lo.</text:p>
      <text:p text:style-name="P6">291</text:p>
      <text:p text:style-name="P1"><text:span text:style-name="v_20_-_20_Verse_20_Number"><text:span text:style-name="T2">1 </text:span></text:span><text:span text:style-name="T1">Saʼul atokua a-iri Ahimelek na awayango-sandaga ti Nob kue. Lo bi tënë na li ti ala atene, ala ka kodro na mungo maboko na David.</text:span></text:p>
      <text:p text:style-name="P7">E ka kodro tongana nyen na mungo maboko na turugu so abata mo ahon atanga ni? Lo yeke kogara ti mo! Biani, mbi mu maboko na lo-a.</text:p>
      <text:p text:style-name="P7">Ala mu maboko na wato ti mbi—ndali ti so, fade ala kui!</text:p>
      <text:p text:style-name="P1"><text:soft-page-break/><text:span text:style-name="v_20_-_20_Verse_20_Number"><text:span text:style-name="T2">2 </text:span></text:span><text:span text:style-name="T1">Na ya ti bibe ti gbogbolinda ti kiringo na sioni, Saʼul amu yanga titene afâ gi awayango-sandaga na sese ti Nob pepe, me akoli, awali na amolenge kue. Gi zo oko laa akpe, Abiatar, molenge ti kota wayango-sandaga.</text:span></text:p>
      <text:p text:style-name="P1"><text:span text:style-name="v_20_-_20_Verse_20_Number"><text:span text:style-name="T2">3 </text:span></text:span><text:span text:style-name="T1">Lo gue na sango ti vundu so na David.</text:span></text:p>
      <text:p text:style-name="P7">Oko wayango-sandaga so angba na fini ayeke mbi. Mbi wara lege ti ga na efod so ti kota wayango-sandaga.</text:p>
      <text:p text:style-name="P7">Zia Nzapa azi sioni ti mbi. Mbi yeke nga na ya ti kpale so. Mbi yeke gi fade lege, si babâ ti mo asara na mbi. Duti na mbi. Saʼul ayeke gi fini ti mbi na ti mo.</text:p>
      <text:p text:style-name="P7">Saʼul agirisa mabe ti lo na Nzapa awe. Fade mbi sara na mo.</text:p>
      <text:p text:style-name="P7">Na lege so, David awara kozo wayango-sandaga ti lo. Nzapa amu na lo aye ti gbia kue awe.</text:p>
      <text:p text:style-name="P6">292</text:p>
      <text:p text:style-name="P1"><text:span text:style-name="v_20_-_20_Verse_20_Number"><text:span text:style-name="T2">1 </text:span></text:span><text:span text:style-name="T1">Gad amu sango na David atene, azo ti Filistii abi tumba na kete gbata ti Keila. Na Abiatar nga amu yanga ti Nzapa titene abi nga tumba si a soo a-ita ti Juda. Me aturugu ti David ayeda na tënë ni kue pepe.</text:span></text:p>
      <text:p text:style-name="P7">Laoko e manda kua ti turugu ape!</text:p>
      <text:p text:style-name="P7">E lingbi ti tiri bira na aturugu ti azo ti Filistii ape.</text:p>
      <text:p text:style-name="P7">Taa-tënë, mbi li na ya ti ngoi ti ziango kobe awe.</text:p>
      <text:p text:style-name="P7">Taa-tënë, koya. Ye oko ayeke ti sara bira na Saʼul ndali ti mo. Me azo ti Filistii ayeke na ngangu mingi ahon e.</text:p>
      <text:p text:style-name="P7">Azo ti Juda! Babâ ti e atene ando, “fade mo zia maboko ti mo na go ti awato ti mo. Fadeso mo honde tere, mo lango na sese, tongana kete bamara. Me zo wa laa alingbi ti gi yanga ti mo?” Abamara ti Juda! Nzapa azia awato ti e na maboko ti e awe! Ala tiri legeoko na mbi, ndali ti asewa ti ala, nga ndali ti Nzapa!</text:p>
      <text:p text:style-name="P6">293</text:p>
      <text:p text:style-name="P1"><text:span text:style-name="v_20_-_20_Verse_20_Number"><text:span text:style-name="T2">1 </text:span></text:span><text:span text:style-name="T1">Tënë ti David amu ngangu na ala. Azo ti lo azia mbeto si ala mu lege ti bira. Ala nika azo ti Filistii si ala kui gbani. Azo ti David amu aye ti awato si ala kangbi na popo ti azo ti Keila.</text:span></text:p>
      <text:p text:style-name="P1"><text:span text:style-name="v_20_-_20_Verse_20_Number"><text:span text:style-name="T2">2 </text:span></text:span><text:span text:style-name="T1">So ala sara matanga ti kozo songo benda ti ala, wayanga-Nzapa na wayango-sandaga ti David aga na sango ti kpale na lo.</text:span></text:p>
      <text:p text:style-name="P7"><text:soft-page-break/>David, Nzapa awa mbi, lo tene Saʼul ayeke na lege ti ga ti gbu mo.</text:p>
      <text:p text:style-name="P7">Abiatar, mo yu efod ti hunda fade azo ti Keila atiri ngbanga ti mbi wala ala ka mbi na Saʼul.</text:p>
      <text:p text:style-name="P7">Kota Gbia atene fade ala ka mo na Saʼul.</text:p>
      <text:p text:style-name="P7">Tongaso e londo e gue.</text:p>
      <text:p text:style-name="P1"><text:span text:style-name="v_20_-_20_Verse_20_Number"><text:span text:style-name="T2">3 </text:span></text:span><text:span text:style-name="T1">Ataa so lo soo gbata ti ala, alingbi David alondo ti kpe azo ti Keila so bibe ti ala alingbi ti gbian na ngoi kue, si lo honde tere ti lo na ya adu ti têne. A hon kue, akoli 200 so agonda ngangu ti lo ali na popo ti aturugu ti lo si wungo ti ala aga 600.</text:span></text:p>
      <text:p text:style-name="P6">294</text:p>
      <text:p text:style-name="P1"><text:span text:style-name="v_20_-_20_Verse_20_Number"><text:span text:style-name="T2">1 </text:span></text:span><text:span text:style-name="T1">Saʼul na aturugu ti lo asi na Keila ti gbu David, na ngoi so lo hon awe. Saʼul angba ti gi David. Na benyama lo luti ti wu tere ti lo na ya ti du ti atêne—lo hinga pepe David na ambeni zo ti lo ahonde tere ti ala na peko ni.</text:span></text:p>
      <text:p text:style-name="P7">Ndali ti nyen David afâ lo ape?</text:p>
      <text:p text:style-name="P7">Ngoi ni laa, koya David. Nzapa amu zendo titene mo ga gbia. Lo zia mbakoro gbia so na ya ti maboko ti mo. Lo lingbi ti sara ye oko ape.</text:p>
      <text:p text:style-name="P1"><text:span text:style-name="v_20_-_20_Verse_20_Number"><text:span text:style-name="T2">2 </text:span></text:span><text:span text:style-name="T1">David abaa gbia na sese—na lo dabe ti lo na angoi so kue Saʼul agi lege ti fâ lo. Fadeso gbia so asara kota be ayeke na maboko ti lo—me David azuku na, lo fâ yanga ti kota bongo ti gbia gi na hange.</text:span></text:p>
      <text:p text:style-name="P1"><text:span text:style-name="v_20_-_20_Verse_20_Number"><text:span text:style-name="T2">3 </text:span></text:span><text:span text:style-name="T1">Mbi hinga. So kogara ti mo laa. Tongana mo ye ti fâ lo ape, fade mbi sara ni ndali ti mo.</text:span></text:p>
      <text:p text:style-name="P7">Tongaso ape! Nzapa laa asoro lo ti ga gbia ti e. A yeke na e ti soro lango ti kuâ ti lo ape.</text:p>
      <text:p text:style-name="P6">295</text:p>
      <text:p text:style-name="P1"><text:span text:style-name="v_20_-_20_Verse_20_Number"><text:span text:style-name="T2">1 </text:span></text:span><text:span text:style-name="T1">Na pekoni, Saʼul asigigi na ya ti du ti atêne so—si David a-iri lo.</text:span></text:p>
      <text:p text:style-name="P7">Gbia ti mbi-ee!</text:p>
      <text:p text:style-name="P7">David-ee!</text:p>
      <text:p text:style-name="P1"><text:span text:style-name="v_20_-_20_Verse_20_Number"><text:span text:style-name="T2">2 </text:span></text:span><text:span text:style-name="T1">Ngbanga ti nyen mo ye ti fâ mbi? Mbi yeke na tënë oko na mo ape. Baa yanga ti bongo so mbi fâ ni so. Mbi lingbi ti fâ mo fade, me mbi sara ape.</text:span></text:p>
      <text:p text:style-name="P1"><text:span text:style-name="v_20_-_20_Verse_20_Number"><text:span text:style-name="T2">3 </text:span></text:span><text:span text:style-name="T1">Tongana mbi sara sioni na Nzapa, zia lo fâ ngbanga na li ti mbi ma. Me mbi sara sioni na mo na lege wa?</text:span></text:p>
      <text:p text:style-name="P7"><text:soft-page-break/>Amu na mbi kamene. Mo yeke nzoni ahon mbi, David. Fade mbi gue mbi zia mo kpoo.</text:p>
      <text:p text:style-name="P7">Saʼul ahon na aturugu ti lo. Me kete na pekoni, David ama atene Saʼul amu wali ti lo, Mikal, na mbeni koli nde. So ti tene Saʼul angba ti bata David na be. Ambeni sango asi atene, na peko ti sarango na Nzapa ngbanga ti ngu mingi, wayanga-Nzapa Samuel akui awe.</text:p>
      <text:p text:style-name="P6">296</text:p>
      <text:p text:style-name="P1"><text:span text:style-name="v_20_-_20_Verse_20_Number"><text:span text:style-name="T2">1 </text:span></text:span><text:span text:style-name="T1">Buba zo na wali ti lo …</text:span></text:p>
      <text:p text:style-name="P7">1 Samuel 25</text:p>
      <text:p text:style-name="P7">Aturugu ti David amai na ngangu, si ala sara kua na legeni. Ambeni ye ti ngangu abaa gigi nga …</text:p>
      <text:p text:style-name="P7">Akobe ti tengo atia, David.</text:p>
      <text:p text:style-name="P7">Nabal ague na kota kapa ti fango kuä ti tere ti ataba.</text:p>
      <text:p text:style-name="P7">Nabal? A sara nze mingi si e yeke bata ataba na awabatango-taba ti lo.</text:p>
      <text:p text:style-name="P1"><text:span text:style-name="v_20_-_20_Verse_20_Number"><text:span text:style-name="T2">2 </text:span></text:span><text:span text:style-name="T1">Nabal ayeke zo ti mosoro, lo yeke nga na popo ti asewa ti David.</text:span></text:p>
      <text:p text:style-name="P7">Zia lango ti mo awu, na mo duti na seni na aye so kue ayeke ti mo! Makonzi ti e, David, abara mo. Mo hinga so, David abata sese so na aye ti mo nga—ti londo na ngoi so lo kiri na Juda. Mo yeke na mbeni kobe so mo lingbi ti mu na e ape, taa ti ngoi ti kota kapa ti matanga so?</text:p>
      <text:p text:style-name="P7">Ala, agodobe, ala bata tere ti ala wani ma! Tongana nzara asara ala, nzi kobe na mbage ti azo ti Filistii. David abaa atene fade lo ga gbia, me lo yeke gi mbeni zaragina.</text:p>
      <text:p text:style-name="P1"><text:span text:style-name="v_20_-_20_Verse_20_Number"><text:span text:style-name="T2">3 </text:span></text:span><text:span text:style-name="T1">Kâ na kando, David ama sango so si anzere na lo oko pepe.</text:span></text:p>
      <text:p text:style-name="P7">Zo ti sioni be so! Tongana e tumba azo ti Filistii ape, ka ala nzi ataba ti lo kue? Ala mu akota zeme ti ala e gue ma!</text:p>
      <text:p text:style-name="P6">297</text:p>
      <text:p text:style-name="P1"><text:span text:style-name="v_20_-_20_Verse_20_Number"><text:span text:style-name="T2">1 </text:span></text:span><text:span text:style-name="T1">Azo ti kua use akpe hio atene na wali ti Nabal, Abigail, ye so asi.</text:span></text:p>
      <text:p text:style-name="P7">Azo ti David asi ge ti hunda kobe. Na kota zo ti e atumba ala. Ye oko lo mu na ala ape, gi zonga awe. Azo ti David asara nzoni na e mingi. Me buba kota zo ti e so ama ti lo yanga ti e ape … si … mbeto asara e na kiringo ti David so alingbi ti ga kpale.</text:p>
      <text:p text:style-name="P7">Ala mu peko ti mbi hio.</text:p>
      <text:p text:style-name="P1"><text:soft-page-break/><text:span text:style-name="v_20_-_20_Verse_20_Number"><text:span text:style-name="T2">2 </text:span></text:span><text:span text:style-name="T1">Angbongboro mapa 200 … abozo ti vin use … ataba 5 … agba ti le-keke 5 … agatoo ti ale ti vinye 100 … So alingbi? Hmm, na agatoo ti fige 200.</text:span></text:p>
      <text:p text:style-name="P7">Mbeni ye angba?</text:p>
      <text:p text:style-name="P7">Êen. Zia koli ti mbi ahinga ye oko na ya ni ape. Mbi yeke tara ti bata fini ti lo batango.</text:p>
      <text:p text:style-name="P1"><text:span text:style-name="v_20_-_20_Verse_20_Number"><text:span text:style-name="T2">3 </text:span></text:span><text:span text:style-name="T1">Na oko ngoi ni …</text:span></text:p>
      <text:p text:style-name="P7">… adiko ape ngangu so abuba senge na kua ti batango mosoro ti buba zo so. Lo kiri na sioni ngbanga ti nzoni. Nzapa abaa aye so kue. Kekereke zo oko ayeke ngba na fini na ya ti da ti lo ape!</text:p>
      <text:p text:style-name="P6">298</text:p>
      <text:p text:style-name="P1"><text:span text:style-name="v_20_-_20_Verse_20_Number"><text:span text:style-name="T2">1 </text:span></text:span><text:span text:style-name="T1">David, na aturugu ti lo, amu lege gi tongana Abigail asi na akobe ti tengo ni. Na ndembe so Abigail abaa David na gango ti lo, na le ti lo kue abe, Abigail ati na likunu ti lo.</text:span></text:p>
      <text:p text:style-name="P7">Kota zo ti mbi na gbia ti kekereke!</text:p>
      <text:p text:style-name="P1"><text:span text:style-name="v_20_-_20_Verse_20_Number"><text:span text:style-name="T2">2 </text:span></text:span><text:span text:style-name="T1">Mbi gbu gere ti mo, ma mbi si! Girisa azonga ti buba koli ti mbi, Nabal. Iri ti lo atene: “buba zo.” Lo lingbi na iri ti lo. Kota zo ti mbi, bata nengo tere ti mo. Zia maboko ti mo atuku mene ngbanga ti kiringo na sioni ape. Zia Nzapa oko afâ ngbanga na li ti Nabal. Na ngoi so mo ga ande gbia, zia si azo alingbi ti tene ape, atene, mo fâ mbeni zo ti kodro ti mo.</text:span></text:p>
      <text:p text:style-name="P7">Ngonzo ti David ade so wali ni atene tënë ti ndu be ti zo.</text:p>
      <text:p text:style-name="P7">Gonda na Nzapa so atokua mo! Mo bata nengo ti mbi na fini ti azo nga. Singila ngbanga ti aye so kue. Mu alele ti mo, na mo gue na siriri.</text:p>
      <text:p text:style-name="P6">299</text:p>
      <text:p text:style-name="P1"><text:span text:style-name="v_20_-_20_Verse_20_Number"><text:span text:style-name="T2">1 </text:span></text:span><text:span text:style-name="T1">Na ndaperere ni, tongana Abigail atene na Nabal na lege wa si lo soo kuâ, Nabal ati. Kota mbeto laa afâ lo.</text:span></text:p>
      <text:p text:style-name="P1"><text:span text:style-name="v_20_-_20_Verse_20_Number"><text:span text:style-name="T2">2 </text:span></text:span><text:span text:style-name="T1">Tongana David ama tënë ni, lo dabe ti lo so tënë ti Abigail ayeke na legeni. Nzapa afuta Nabal si David awara fade lege ti tiri na mba ti lo, zo ti Israel, pepe.</text:span></text:p>
      <text:p text:style-name="P7">Mo baa, Saʼul amu Mikal na mbeni koli awe. Mo lingbi ti zia nga, nduru na tere ti mo, mbeni wali ti kode so ahinga ndo mingi.</text:p>
      <text:p text:style-name="P1"><text:span text:style-name="T1">Êen! Abigail afa taa ndara ti lo. Lo yeda na kua ti mbi. Mbi ye ti ga gbia so ane tere ti </text:span><text:soft-page-break/><text:span text:style-name="T1">lo, so akpe Nzapa tongana ti so lo tene. Fade mbi hunda lo ti ga wali ti mbi.</text:span></text:p>
      <text:p text:style-name="P1"><text:span text:style-name="v_20_-_20_Verse_20_Number"><text:span text:style-name="T2">3 </text:span></text:span><text:span text:style-name="T1">Fini wali ti David, Abigail angba ti sara ye na lege ti ndara, na hingango ndo, na mungo maboko na David. Bango ndo ti lo asara si aturugu ti David azia kua ti mungo ye ti azo na ngangu, si ala ga anzoni turugu so alingbi na gbia.</text:span></text:p>
      <text:p text:style-name="P7">David afa lege na aturugu ti lo na lege ti ndara ngbanga ti ngu mingi. Me kota be ti Saʼul ayeke lakue na ndö ti lo …</text:p>
      <text:p text:style-name="P6">300</text:p>
      <text:p text:style-name="P1"><text:span text:style-name="v_20_-_20_Verse_20_Number"><text:span text:style-name="T2">1 </text:span></text:span><text:span text:style-name="T1">Tingo ti Saʼul</text:span></text:p>
      <text:p text:style-name="P7">1 Samuel 26; 28; 31</text:p>
      <text:p text:style-name="P7">Saʼul abata zendo oko pepe! Gi kota be ti lo ngbanga ti David si angba lakue. Lo yeke sara bira na azo ti Filistii, si lo ngba ti gi peko ti David na aturugu ti lo. Na lege ti bembengo ndo na kando ti Saʼul, David asoro ti hon na ya ti aye ti ngangu ti hunzi na kota be ti Saʼul biani.</text:p>
      <text:p text:style-name="P7">Abishai-ee! Mo ye ti ga walombe?</text:p>
      <text:p text:style-name="P1"><text:span text:style-name="v_20_-_20_Verse_20_Number"><text:span text:style-name="T2">2 </text:span></text:span><text:span text:style-name="T1">Na ya ti vukongo ndo, David na koya ti lo ali na ya ti kando ni na hondengo ni. Ala hon yeke yeke na popo ti aturugu so ayeke lango. Gi tongana ala pika gere ti ala kete, fade aturugu kue ayeke zingo na lango—aturugu so aye fade gi kuâ ti ala.</text:span></text:p>
      <text:p text:style-name="P1"><text:span text:style-name="v_20_-_20_Verse_20_Number"><text:span text:style-name="T2">3 </text:span></text:span><text:span text:style-name="T1">Ala hara yeke yeke na tere ti gbia so ayeke lango.</text:span></text:p>
      <text:p text:style-name="P7">Nzapa azia wato ti mo na maboko ti mo. Gi legeoko tongaso, likongo ti mbi amingo lo biani na sese. So alingbi ti hon mbi ape.</text:p>
      <text:p text:style-name="P7">Ên-en! Nzapa atuku mafuta na ndö ti Saʼul ti ga gbia ti Israel. Nzapa ahinga na lege wa fade lo yeke kui. Mu na mbi gi likongo ti lo na ngbenda ti ngu so.</text:p>
      <text:p text:style-name="P6">301</text:p>
      <text:p text:style-name="P1"><text:span text:style-name="v_20_-_20_Verse_20_Number"><text:span text:style-name="T2">1 </text:span></text:span><text:span text:style-name="T1">Na ndaperere ni, David airi ndo na kando ti Saʼul.</text:span></text:p>
      <text:p text:style-name="P7">Gbia Saul-ee! Mo hinga aye so?</text:p>
      <text:p text:style-name="P7">Mo mu ni na ngoi so mbi yeke lango! Mo lingbi nga fade ti fâ mbi—me mo zia mbi. Mbi sara ye ti buba. Fade mbi tara ti sara sioni na mo mbeni ape.</text:p>
      <text:p text:style-name="P1"><text:span text:style-name="v_20_-_20_Verse_20_Number"><text:span text:style-name="T2">2 </text:span></text:span><text:span text:style-name="T1">Mo baa! Ala zia peko ti mo awe.</text:span></text:p>
      <text:p text:style-name="P7">Mvene ti ala. Saʼul amu mara ti zendo so kozo awe. Lo yeke zia mbi ape na ngoi so kue lo ngba na fini.</text:p>
      <text:p text:style-name="P1"><text:soft-page-break/><text:span text:style-name="v_20_-_20_Verse_20_Number"><text:span text:style-name="T2">3 </text:span></text:span><text:span text:style-name="T1">Siriri atia Saʼul nga. Aturugu ti azo ti Filistii abongbi kue ti sara bira na aturugu ti Saʼul. Tongana Saʼul abaa angangu turugu ti azo ti Filistii so, mbeto asara lo. Lo hunda Nzapa na ngangu kue ti mu maboko na lo. Me ngbanga ti so lo ke ti ma yanga ti lo, Nzapa azi yanga na lo mbeni pepe. Kota mbeto agbu lo si lo gi lege ti ngangu ti bingo.</text:span></text:p>
      <text:p text:style-name="P6">302</text:p>
      <text:p text:style-name="P1"><text:span text:style-name="v_20_-_20_Verse_20_Number"><text:span text:style-name="T2">1 </text:span></text:span><text:span text:style-name="T1">Mbi lingbi ti wara wali so atene tënë na ayingo ti kuâ na ndo wa? Mbi ye ti ma wango.</text:span></text:p>
      <text:p text:style-name="P7">Mbeni wali-nganga ayeke na kodro ti En-Dor. Zia si azo abaa e ape na kengo ndia. Fade e gue gi na bi.</text:p>
      <text:p text:style-name="P7">Na bi ni so, Saʼul na azo ti kua ti lo use ahon na hondengo ni na ya ti ahoto ti gue na En-Dor …</text:p>
      <text:p text:style-name="P1"><text:span text:style-name="v_20_-_20_Verse_20_Number"><text:span text:style-name="T2">2 </text:span></text:span><text:span text:style-name="T1">… na ala pika yanga-da.</text:span></text:p>
      <text:p text:style-name="P7">Fade mbi futa mo nzoni tongana mo iri yingo ti zo so mbi fa iri ti lo.</text:p>
      <text:p text:style-name="P7">Mo wani mo hinga kue, gbia Saʼul amu yanga ti fâ anganga kue. Mo ye ti tara mbi ti bi mbakoro wali na ya ti gbanda?</text:p>
      <text:p text:style-name="P1"><text:span text:style-name="v_20_-_20_Verse_20_Number"><text:span text:style-name="T2">3 </text:span></text:span><text:span text:style-name="T1">Mbi deba, ye oko ayeke sara mo ape, sara gi ye so mbi hunda na mo.</text:span></text:p>
      <text:p text:style-name="P7">Nzoni mingi. Yingo wa si mbi iri lo ti kiri tënë na akpale ti mo?</text:p>
      <text:p text:style-name="P7">Iri na mbi yingo ti wayanga-Nzapa Samuel.</text:p>
      <text:p text:style-name="P6">303</text:p>
      <text:p text:style-name="P1"><text:span text:style-name="v_20_-_20_Verse_20_Number"><text:span text:style-name="T2">1 </text:span></text:span><text:span text:style-name="T1">Wali ni a-iri yingo ti Samuel. Ndo ade ngii ngbanga ti mbeni ngoi. Na pekoni, mbeni ye tongana zo ato nda ti sigigi yeke na ya ti guru …</text:span></text:p>
      <text:p text:style-name="P6">304</text:p>
      <text:p text:style-name="P1"><text:span text:style-name="v_20_-_20_Verse_20_Number"><text:span text:style-name="T2">1 </text:span></text:span><text:span text:style-name="T1">Gi hio tongaso, wali-nganga so adekongo na kota mbeto.</text:span></text:p>
      <text:p text:style-name="P7">Ayoo! So Samuel wani laa! Mo gbia Saʼul laa! Azo-ee! Fâ mbi ape-oo!</text:p>
      <text:p text:style-name="P7">Ngbanga ti nyen mo so li ti mbi?</text:p>
      <text:p text:style-name="P7">Azo ti Filistii ayeke bi tumba na ndö ti mbi. Nzapa ake mbi awe. Mbi ye mo fa na mbi ye so mbi lingbi ti sara.</text:p>
      <text:p text:style-name="P1"><text:span text:style-name="T1">Tongana Nzapa ake ti mu maboko na mo, mo baa mo tene fade mbi mu maboko na mo? Mo ke yanga ti Nzapa awe, fadeso lo ke mo kue. David ayeke ga ande gbia. </text:span><text:soft-page-break/><text:span text:style-name="T1">Kekereke, aturugu ti mo ayeke ti, si mo, na amolenge ti mo kue, ayeke kui.</text:span></text:p>
      <text:p text:style-name="P1"><text:span text:style-name="v_20_-_20_Verse_20_Number"><text:span text:style-name="T2">2 </text:span></text:span><text:span text:style-name="T1">Saʼul akanga be ti lo gbaa, lo woko biani. Lo ti na sese, ataa ti londo akara lo.</text:span></text:p>
      <text:p text:style-name="P6">305</text:p>
      <text:p text:style-name="P1"><text:span text:style-name="v_20_-_20_Verse_20_Number"><text:span text:style-name="T2">1 </text:span></text:span><text:span text:style-name="T1">Sara sioni na mbi ape ngbanga ti mbi sara ye so mo hunda. Vundu asara mbi so Samuel amu na mo mara ti sango so. Mo te gi kobe so na mo zia mbi na siriri.</text:span></text:p>
      <text:p text:style-name="P7">Saʼul aye ti te ye pepe. Me wali-nganga so, na aturugu ti lo, atisa lo ti te ye. Na peko ti so lo wara ngangu awe, lo kiri na kando ti lo.</text:p>
      <text:p text:style-name="P1"><text:span text:style-name="v_20_-_20_Verse_20_Number"><text:span text:style-name="T2">2 </text:span></text:span><text:span text:style-name="T1">Na ndaperere ni, azo ti Filistii abi tumba. Azo ti Israel akiri na peko ngbanga ti gbia ti ala awoko awe, si kota mbeto agbu ala.</text:span></text:p>
      <text:p text:style-name="P7">Awato amu ndo kue! E lingbi ti kanga lege na ala ape!</text:p>
      <text:p text:style-name="P7">Amolenge ti mbi—ayeke na ndo wa?</text:p>
      <text:p text:style-name="P1"><text:span text:style-name="v_20_-_20_Verse_20_Number"><text:span text:style-name="T2">3 </text:span></text:span><text:span text:style-name="T1">Ala kui awe, gbia.</text:span></text:p>
      <text:p text:style-name="P7">Ala kui! Taa mbi wara kota ka.</text:p>
      <text:p text:style-name="P1"><text:span text:style-name="v_20_-_20_Verse_20_Number"><text:span text:style-name="T2">4 </text:span></text:span><text:span text:style-name="T1">Gboto yongoro zeme si mo fâ mbi. Mo fâ mbi, ahon titene mbi ti na maboko ti azo ti Filistii.</text:span></text:p>
      <text:p text:style-name="P7">Fâ gbia ti mbi? Zame! Mbi lingbi ape!</text:p>
      <text:p text:style-name="P7">Saʼul agboto yongoro zeme ti lo—lo ti na le ni, lo fâ tere ti lo wani. Samuel atene taa-tënë kozoni ando. Lengo gbia ti Saʼul ahunzi gi tongaso.</text:p>
      <text:p text:style-name="P6">306</text:p>
      <text:p text:style-name="P1"><text:span text:style-name="v_20_-_20_Verse_20_Number"><text:span text:style-name="T2">1 </text:span></text:span><text:span text:style-name="T1">Futa so alingbi</text:span></text:p>
      <text:p text:style-name="P7">2 Samuel 1:1—2:7</text:p>
      <text:p text:style-name="P7">Mbeti ti 2 Samuel na mbeti ti 1 Mbai afa peko ti aye so asi gi na ya ti ngoi oko—lengo gbia ti David, lo so ahon atanga ti agbia kue. Mbeti ti 2 Samuel ayeke taa mbai ni biani. Awayanga-Nzapa asu na maboko ti ala. Mbeti ti 1 Mbai afa tënë ni na lege ti bango ndo ti awayango-sandaga.</text:p>
      <text:p text:style-name="P7">Gi kâ na kodro wande, bibe ti David angba lakue na ndö ti Saʼul na Jonatan. Lo hunda tere ti lo ti hinga wala ala so benda na ndö ti azo ti Filistii. Mbeni zo ti nzi atara ti wara nzoni be ti David.</text:p>
      <text:p text:style-name="P7">Mo yeke zo wa? Nyen laa aga na mo ge?</text:p>
      <text:p text:style-name="P1"><text:span text:style-name="T1">Mbi londo na lando ti bira na popo ti azo ti Filistii na azo ti Israel. Mbi yeke na akota </text:span><text:soft-page-break/><text:span text:style-name="T1">sango! Ngbene wato ti mo, gbia Saʼul, akui awe—lo na Jonatan molenge ti gbia!</text:span></text:p>
      <text:p text:style-name="P1"><text:span text:style-name="v_20_-_20_Verse_20_Number"><text:span text:style-name="T2">2 </text:span></text:span><text:span text:style-name="T1">Mo hinga so tongana nyen?</text:span></text:p>
      <text:p text:style-name="P7">Mbi hinga kuingo ti Jonatan ape. Me mbi wara gbia na lando ti bira. Lo wara ka si lo hunda mbi ti fâ lo. Mbi fâ lo—baa kpoto ti lo na ye ti maboko ti lo laa.</text:p>
      <text:p text:style-name="P7">Nyen?!</text:p>
      <text:p text:style-name="P6">307</text:p>
      <text:p text:style-name="P1"><text:span text:style-name="v_20_-_20_Verse_20_Number"><text:span text:style-name="T2">1 </text:span></text:span><text:span text:style-name="T1">Ataa so gbia ahunda mo ti fâ lo, mo lingbi ti kai fini ti zo so Nzapa asoro lo ti ga gbia ti Israel ape. Ngbanga ti so, fade mo futa na fini ti mo wani.</text:span></text:p>
      <text:p text:style-name="P7">Na lege so, koli so atene mvene ti wara futa, awara mbeni futa nde—taa so alingbi na lo.</text:p>
      <text:p text:style-name="P1"><text:span text:style-name="v_20_-_20_Verse_20_Number"><text:span text:style-name="T2">2 </text:span></text:span><text:span text:style-name="T1">Ataa so Saʼul asara ye ti nzoni na lo pepe, David asara mua ti kuâ ti gbia ti lo na ti oko mba ti lo. Na ya ti toto ti lo, David asara mbeti ti dema, bia ti totongo kuâ so lo gonda Saʼul na Jonatan. Lo fa ni na azo ti lo kue, si ala he ni. Iri ti bia ni ayeke, bia ti kokora.</text:span></text:p>
      <text:p text:style-name="P7">Gonda ti Israel akui na li ti ahoto.</text:p>
      <text:p text:style-name="P7">Zia aye ti vundu so amu ndo ape,</text:p>
      <text:p text:style-name="P7">Kokora ti Jonatan agbian pepe.</text:p>
      <text:p text:style-name="P7">Na fini ti ala—azo aye Saʼul na Jonatan ngbii na kuâ.</text:p>
      <text:p text:style-name="P7">Angangu koli so ati tongana nyen!</text:p>
      <text:p text:style-name="P7">Zia si e mu lege na awato ti he ngia pepe.</text:p>
      <text:p text:style-name="P7">Yongoro zeme ti Saʼul akiri na peko pepe.</text:p>
      <text:p text:style-name="P7">Loro ti ala ahon ti angoalo, ngangu ti ala ahon ti abamara.</text:p>
      <text:p text:style-name="P7">Mbi dema ngbanga ti Jonatan, ita ti mbi so akui.</text:p>
      <text:p text:style-name="P7">Angangu koli so ati tongana nyen!</text:p>
      <text:p text:style-name="P7">E toto ndali ti Saʼul, babâ ti e, so akui.</text:p>
      <text:p text:style-name="P7">Awalombe ti Israel akui na li ti hoto.</text:p>
      <text:p text:style-name="P6">308</text:p>
      <text:p text:style-name="P1"><text:span text:style-name="v_20_-_20_Verse_20_Number"><text:span text:style-name="T2">1 </text:span></text:span><text:span text:style-name="T1">Na ya ti alango ni, David agbu li ti lo na kekereke ti lo. Fadeso Saʼul akui awe, David ahinga so lo lingbi ti kiri na kodro. Me kozo si lo leke apialo ti lo, lo sambela Nzapa.</text:span></text:p>
      <text:p text:style-name="P7">Kota Gbia, fade mbi kiri na amara ti mbi na Juda?</text:p>
      <text:p text:style-name="P1"><text:soft-page-break/><text:span text:style-name="v_20_-_20_Verse_20_Number"><text:span text:style-name="T2">2 </text:span></text:span><text:span text:style-name="T1">Nzapa atene na David ti kiri na kodro—tongaso lo gue si azo ti Juda ayamba walombe ti ala, si lo ga gbia ti mara ti ala.</text:span></text:p>
      <text:p text:style-name="P7">Nzapa asara tufa na li ti David!</text:p>
      <text:p text:style-name="P7">Gbia oyeee!</text:p>
      <text:p text:style-name="P1"><text:span text:style-name="v_20_-_20_Verse_20_Number"><text:span text:style-name="T2">3 </text:span></text:span><text:span text:style-name="T1">Kozo kua ti gbia so David asara ayeke so: lo gonda akoli ti Yabesh na Galaad so anzi akuâ ti Saʼul na Jonatan na maboko ti azo ti Filistii si ala lu akuâ ni alingbi na kuâ ti kota zo. Lo mu zendo titene fade lo na Nzapa asara nzoni be na ala ngbanga ti ye ti koli so ala sara.</text:span></text:p>
      <text:p text:style-name="P6">309</text:p>
      <text:p text:style-name="P1"><text:span text:style-name="v_20_-_20_Verse_20_Number"><text:span text:style-name="T2">1 </text:span></text:span><text:span text:style-name="T1">Azo use so aye ti le-gbia</text:span></text:p>
      <text:p text:style-name="P7">2 Samuel 2:8—3:21</text:p>
      <text:p text:style-name="P7">Gbia Saʼul akui awe. David aga gbia ti amara ti lo na Juda. Me akpale alondo na mbeni mbage ti ngu ti Jourdain. Abner, watongoro ti aturugu ti Saʼul, amu mbela titene Ishebaal, tanga ti amolenge ti Saʼul, ale-gbia na ndö ti atanga ti amara ti Israel kue. Abner ayeke na mayere mingi ti hinga atene Ishebaal ade molenge mingi. Lo hinga atene fade lo wani laa, lo yeke le-gbia na ndö ti kete molenge so.</text:p>
      <text:p text:style-name="P7">Me fade azo so ayeda na mbi, Abner? Azo so amu peko ti David awu mingi.</text:p>
      <text:p text:style-name="P7">Nda ni laa si alingbi e nika lo hio fafadeso. Tongana e ku, fade lo ga ngangu si lo mu plase ti mo ti gbia.</text:p>
      <text:p text:style-name="P1"><text:span text:style-name="v_20_-_20_Verse_20_Number"><text:span text:style-name="T2">2 </text:span></text:span><text:span text:style-name="T1">Abner aku pepe. Lo iri atanga ti aturugu so angba na peko ti Saʼul, si lo tumba peko ti aturugu ti Yoab na ti David.</text:span></text:p>
      <text:p text:style-name="P1"><text:span text:style-name="v_20_-_20_Verse_20_Number"><text:span text:style-name="T2">3 </text:span></text:span><text:span text:style-name="T1">Yoab abongbi nga aturugu ti David ti wara tere na aturugu ti Abner na ndo ti ngu ti Gabaon. Aturugu so aluti le na le ngbanga ti mbeni ngoi. Ala hinga pepe ye so ala lingbi ti sara na azo ti mara ti ala. Gi kete ye tongaso alingbi ti bi kodro ni kue na ya ti bira.</text:span></text:p>
      <text:p text:style-name="P6">310</text:p>
      <text:p text:style-name="P1"><text:span text:style-name="v_20_-_20_Verse_20_Number"><text:span text:style-name="T2">1 </text:span></text:span><text:span text:style-name="T1">Na ndembe so Abner abaa aturugu ti David, lo hinga biani fade bira so ayeke ga ngangu. Tongaso lo mu kode ti wato ti ala Goliat, lo de gapa na Yoab ti soro awalombe ngbanga ti bira so.</text:span></text:p>
      <text:p text:style-name="P1"><text:span text:style-name="T1">Mo baa, e kue e ye ti bata azo ti e. Na ndö ni kue, e kue e yeke amolenge ti Jacob, na </text:span><text:soft-page-break/><text:span text:style-name="T1">lege ti mene, nga na ti Nzapa. Soro akoli 12, mbi nga mbi soro akoli 12. E zia ala tiri ma! Walombe ni aga gbia.</text:span></text:p>
      <text:p text:style-name="P1"><text:span text:style-name="v_20_-_20_Verse_20_Number"><text:span text:style-name="T2">2 </text:span></text:span><text:span text:style-name="T1">Tongaso azo 24 so atiri. Me ngangu ti ala alingbi tere si ala fâ tere ti ala kue. Tongaso ngangu bira so alondo si aturugu ti Abner akiri na peko.</text:span></text:p>
      <text:p text:style-name="P7">Loro!</text:p>
      <text:p text:style-name="P1"><text:span text:style-name="v_20_-_20_Verse_20_Number"><text:span text:style-name="T2">3 </text:span></text:span><text:span text:style-name="T1">Yoab agbu ngambe ti lo, Asael.</text:span></text:p>
      <text:p text:style-name="P7">Hio! Tongana e fâ Abner, mbeni zo ti luti na dawa ti David ayeke daa ape.</text:p>
      <text:p text:style-name="P6">311</text:p>
      <text:p text:style-name="P1"><text:span text:style-name="v_20_-_20_Verse_20_Number"><text:span text:style-name="T2">1 </text:span></text:span><text:span text:style-name="T1">Koya ti David atumba ti lo gi peko ti Abner.</text:span></text:p>
      <text:p text:style-name="P7">Kiri ti mo, Asael! Mbi hinga yaya ti mo Yoab. Zia si mbi fâ mo ape.</text:p>
      <text:p text:style-name="P7">Na ndo wa! Mbi lingbi ti zia mo kpe ape!</text:p>
      <text:p text:style-name="P1"><text:span text:style-name="v_20_-_20_Verse_20_Number"><text:span text:style-name="T2">2 </text:span></text:span><text:span text:style-name="T1">Maseka-koli ni ake ti ma yanga ti lo awe, Abner aluti gi hio tongaso, si lo yoro ngbonda ti likongo ti lo na peko. Loro ahon ndö ti Asael, lo wara lege ti luti nga na ngoi ni pepe—si likongo a kpo lo.</text:span></text:p>
      <text:p text:style-name="P1"><text:span text:style-name="v_20_-_20_Verse_20_Number"><text:span text:style-name="T2">3 </text:span></text:span><text:span text:style-name="T1">Na ya ti bira so, aturugu ti David aso benda. Ala fâ azo ti Abner 360. Ala ti Yoab akui gi 20—na kuâ ti Asael kue. Na ndembe so Yoab ama tënë ti kuâ ti ita ti lo, be ti lo aso mingi si lo ye gi ti kiri na sioni.</text:span></text:p>
      <text:p text:style-name="P6">312</text:p>
      <text:p text:style-name="P1"><text:span text:style-name="v_20_-_20_Verse_20_Number"><text:span text:style-name="T2">1 </text:span></text:span><text:span text:style-name="T1">Na ya ti bira oko oko, David ayeke mai lakue. Ishebaal ayeke lakue na ya ti mbeto. Ayeke gi mbeto ti David pepe, me lo zia be ti lo na Abner mingi pepe. Mbeni lâ, lo bi tënë na li ti Abner.</text:span></text:p>
      <text:p text:style-name="P7">Mo zia mara ti tënë tongaso na li ti mbi tongana nyen? Fade mbi mu zendo na David ti sara na lo. So mbi hon awe so, lengo gbia ti mo awe.</text:p>
      <text:p text:style-name="P1"><text:span text:style-name="v_20_-_20_Verse_20_Number"><text:span text:style-name="T2">2 </text:span></text:span><text:span text:style-name="T1">Abner abaa atene fade David ayeke hon ndö ti Ishebaal na ngangu. Ngbanga ti so, lo ye ti gue na mbage ti David. Ye so amu lege na lo laa. Lo ye fadeso ti mu maboko na David ti zia tanga ti akodro ti Israel na maboko ti lo.</text:span></text:p>
      <text:p text:style-name="P7">Mbi sara tënë na ambeni mara ni. Tongana mbi mu yanga na ala, fade ala kuku na dawa ti mo.</text:p>
      <text:p text:style-name="P1"><text:span text:style-name="v_20_-_20_Verse_20_Number"><text:span text:style-name="T2">3 </text:span></text:span><text:span text:style-name="T1">Tongaso David atisa lo na mbeni matanga.</text:span></text:p>
      <text:p text:style-name="P1"><text:span text:style-name="T1">Singila ngbanga ti nzoni be ti mo. Fade mbi sara beoko na mo. Fade gbia ti mbi ale-</text:span><text:soft-page-break/><text:span text:style-name="T1">gbia na ndö ti Israel kue!</text:span></text:p>
      <text:p text:style-name="P6">313</text:p>
      <text:p text:style-name="P1"><text:span text:style-name="v_20_-_20_Verse_20_Number"><text:span text:style-name="T2">1 </text:span></text:span><text:span text:style-name="T1">Fango zo</text:span></text:p>
      <text:p text:style-name="P7">2 Samuel 3:22—5:5</text:p>
      <text:p text:style-name="P7">Na peko ti mungo maboko na gbia David, Abner ague ti bongbi amakonzi ti Israel. Me Abner asigigi na kodro a ninga pepe si Yoab akiri …</text:p>
      <text:p text:style-name="P7">Abner ahon gi fadeso! David ayamba lo nzoni mingi.</text:p>
      <text:p text:style-name="P7">Abner asi fade ge? David azia lo gue senge?</text:p>
      <text:p text:style-name="P1"><text:span text:style-name="v_20_-_20_Verse_20_Number"><text:span text:style-name="T2">2 </text:span></text:span><text:span text:style-name="T1">Na ngonzo, Yoab ague hio ti baa David …</text:span></text:p>
      <text:p text:style-name="P7">Mo hinga ape so Abner aga ge tongana zo ti bembengo ndo—ti gi nda ti ngangu ti mo? Lo laa lo fâ ita ti mbi, taa koya ti mo!</text:p>
      <text:p text:style-name="P1"><text:span text:style-name="v_20_-_20_Verse_20_Number"><text:span text:style-name="T2">3 </text:span></text:span><text:span text:style-name="T1">David ake ti ma lo—Yoab asigigi, ngonzo ti wâ asara lo.</text:span></text:p>
      <text:p text:style-name="P7">David aleke tënë ti siriri na mo, so abaa gi mo na lo.</text:p>
      <text:p text:style-name="P1"><text:span text:style-name="v_20_-_20_Verse_20_Number"><text:span text:style-name="T2">4 </text:span></text:span><text:span text:style-name="T1">Yoab asara kota ngonzo! So afa atene kpale ayeke.</text:span></text:p>
      <text:p text:style-name="P7">Ka fade lo tara ti de gapa na gbia ape!</text:p>
      <text:p text:style-name="P6">314</text:p>
      <text:p text:style-name="P1"><text:span text:style-name="v_20_-_20_Verse_20_Number"><text:span text:style-name="T2">1 </text:span></text:span><text:span text:style-name="T1">Yoab asara mbeto ti plase ti lo ti watongoro ti David. Bibe ti lo ayeke nga ti kiringo na sioni. Tongaso Yoab atokua tënë ti mvene na iri ti David, ti tisango Abner ti ga na Hebron. So Abner ali gi na gbata awe …</text:span></text:p>
      <text:p text:style-name="P7">Nzoni gango, Abner. David ayeke na tanga ti tënë so lo ye mbi tene na mo. Mo lingbi ti ga na mbage ge, si e tene tënë so gi na popo ti e use?</text:p>
      <text:p text:style-name="P7">Nzoni ma, Yoab.</text:p>
      <text:p text:style-name="P1"><text:span text:style-name="v_20_-_20_Verse_20_Number"><text:span text:style-name="T2">2 </text:span></text:span><text:span text:style-name="T1">Yoab ague na Abner na peko ti lege. Kâ laa, kozo titene Abner agi be ti lo ngbanga ti mbeni ye, Yoab akpo lo na zeme awe.</text:span></text:p>
      <text:p text:style-name="P1"><text:span text:style-name="v_20_-_20_Verse_20_Number"><text:span text:style-name="T2">3 </text:span></text:span><text:span text:style-name="T1">David asara ngonzo tongana lo ma atene Yoab afâ Abner. Lo sara mbeto ngbanga ti fade azo abaa atene lo mu yanga si afâ Abner. Lo iri azo kue na lo bi tënë ni na li ti Yoab.</text:span></text:p>
      <text:p text:style-name="P7">Maboko ti mbi ayeke na ya ti mene ti Abner ape. Zia Nzapa afuta Yoab alingbi na ni!</text:p>
      <text:p text:style-name="P1"><text:span text:style-name="v_20_-_20_Verse_20_Number"><text:span text:style-name="T2">4 </text:span></text:span><text:span text:style-name="T1">David aye ti fa na azo kue, so lo ke na kuru go sioni so Yoab asara. Lo gbu Yoab na ngangu ti sara mua ti Abner. Ataa so lo yeke gbia, mbata ti gbia ti David ade akpengba </text:span><text:soft-page-break/><text:span text:style-name="T1">nzoni pepe titene lo de ngbanga na li ti Yoab, ndali ti so lo yeke kota watongoro ti aturugu, nga na koya ti lo.</text:span></text:p>
      <text:p text:style-name="P6">315</text:p>
      <text:p text:style-name="P1"><text:span text:style-name="v_20_-_20_Verse_20_Number"><text:span text:style-name="T2">1 </text:span></text:span><text:span text:style-name="T1">David asara mua ti kuâ ti Abner, me makonzi ti Abner, gbia Ishebaal, ayeke do na mbeto.</text:span></text:p>
      <text:p text:style-name="P7">So tënë ti nyen laa! Tongana Abner ayeke daa ape, fade mbi gbu mbata ti gbia ni tongana nyen?</text:p>
      <text:p text:style-name="P1"><text:span text:style-name="v_20_-_20_Verse_20_Number"><text:span text:style-name="T2">2 </text:span></text:span><text:span text:style-name="T1">Taa mbeto ahon ndö ti gbia Ishebaal. Na ndembe so lo wara sango ti kuâ ti Abner, aturugu ti kota kamba ti lo use ayeke gi na mara ti hundango ndo so.</text:span></text:p>
      <text:p text:style-name="P7">Fadeso Abner akui awe, nyen alingbi ti kanga lege na aturugu ti David ti kinda e na ti fâ Ishebaal?</text:p>
      <text:p text:style-name="P7">Biani, e yeke sara bira ndali ti lo so ayeke ti. Ka tongana e sara nzoni be na David?</text:p>
      <text:p text:style-name="P1"><text:span text:style-name="v_20_-_20_Verse_20_Number"><text:span text:style-name="T2">3 </text:span></text:span><text:span text:style-name="T1">Azo use so afâ gbia ti ala, si ala gue atene na David, ti wara futa ti ala.</text:span></text:p>
      <text:p text:style-name="P7">Azo alingbi ande ti manda ye ape? Nzapa ayeke yeda na azo ti fango zo ape. Azo so aka kodro ayeke na ndo ti duti na kodro-gbia ti mbi ape. Aturugu! Hon na ala kâ, afâ gi ala!</text:p>
      <text:p text:style-name="P1"><text:span text:style-name="v_20_-_20_Verse_20_Number"><text:span text:style-name="T2">4 </text:span></text:span><text:span text:style-name="T1">Ataa so vundu asara lo ndali ti so a fâ mbeni zo na ngangu, David ayeke fadeso na mbeni ye ti gbanzi lo ti le-gbia na Israel pepe. Amakonzi 12 ti amara kue abongbi ti tuku mafuta na li ti lo. Fadeso lo yeke na mafuta ti Nzapa na ti azo. Tongaso David ayeke na ngu 30, si lo yu kpoto ti gbia ti amara ti Israel kue.</text:span></text:p>
      <text:p text:style-name="P7">E gonda David, gbia ti Israel.</text:p>
      <text:p text:style-name="P7">Gonda na Nzapa!</text:p>
      <text:p text:style-name="P6">316</text:p>
      <text:p text:style-name="P1"><text:span text:style-name="v_20_-_20_Verse_20_Number"><text:span text:style-name="T2">1 </text:span></text:span><text:span text:style-name="T1">Fini gbata ti Nzapa</text:span></text:p>
      <text:p text:style-name="P7">Samuel 5:6-10; 1 Mbai 11:4-9</text:p>
      <text:p text:style-name="P7">David aga gbia ti azo ti Israel kue, si lo ye ti leke fini kota gbata na Jerusalem. So nzoni sango—Jerusalem ayeke na popo ti maka ti Israel na ti Juda. Na lege so, fade David angba gi na mbage oko pepe na dutingo kâ. Sioni sango ayeke so—ambeni zo alango kâ awe … awato ti Israel. Laoko zo awara lege ti mu gbata ni pepe.</text:p>
      <text:p text:style-name="P7">Aaa! Ataa tongana gere ti e abuba, si e yeke awaziba, e lingbi ti bata gbata ti e.</text:p>
      <text:p text:style-name="P7"><text:soft-page-break/>Zo so alingbi ti mu gbata so na ngangu, fade lo ga kozo watongoro ti aturugu ti mbi.</text:p>
      <text:p text:style-name="P7">So ye laa!</text:p>
      <text:p text:style-name="P6">317</text:p>
      <text:p text:style-name="P1"><text:span text:style-name="v_20_-_20_Verse_20_Number"><text:span text:style-name="T2">1 </text:span></text:span><text:span text:style-name="T1">Na bi ni so, Yoab, na ambeni zo ti lo, awara lege ti ngu so asigigi na peko ti gbata ni.</text:span></text:p>
      <text:p text:style-name="P7">Ayoo! Harango na lege ti afungo ngu. Fade tere ti e angba sioni ngbanga ti nze oko na peko ni.</text:p>
      <text:p text:style-name="P7">Mbeni ye nde ayeke daa ape. Angangu gbagba ayeke kanga lege—alingbi e li na gbe mingo ti mu gbata ni.</text:p>
      <text:p text:style-name="P1"><text:span text:style-name="v_20_-_20_Verse_20_Number"><text:span text:style-name="T2">2 </text:span></text:span><text:span text:style-name="T1">Gi so ala baa aturugu ti David asi gburr, awabatango-gbata alingbi ti sara ye oko pepe.</text:span></text:p>
      <text:p text:style-name="P7">Mu yanga a zi ayanga ti gbata—wala mo kui-a!</text:p>
      <text:p text:style-name="P1"><text:span text:style-name="v_20_-_20_Verse_20_Number"><text:span text:style-name="T2">3 </text:span></text:span><text:span text:style-name="T1">Na mbeto, aturugu adekongo ti mu yanga. Yanga ti gbagba azi polele …</text:span></text:p>
      <text:p text:style-name="P1"><text:span text:style-name="v_20_-_20_Verse_20_Number"><text:span text:style-name="T2">4 </text:span></text:span><text:span text:style-name="T1">… na aturugu ti David ali na ya ni—Jerusalem aga fadeso ti lo awe. Ataa bira nga pepe.</text:span></text:p>
      <text:p text:style-name="P6">318</text:p>
      <text:p text:style-name="P1"><text:span text:style-name="v_20_-_20_Verse_20_Number"><text:span text:style-name="T2">1 </text:span></text:span><text:span text:style-name="T1">Apialo ti da ti Nzapa</text:span></text:p>
      <text:p text:style-name="P7">2 Samuel 6—7; 1 Ambai 13; 15—17; Abia (Psaumes) 24; 96; 105; 106</text:p>
      <text:p text:style-name="P7">Jerusalem aga fadeso kota gbata ti Israel awe. Me David aye nga kota gbata ti yingo. Ngoi ti lekengo ndo ti sanduku ti mbuki asi awe. Ti londo na ndembe so azo ti Filistii agi lege ti mu ni, abata ni gi na kodro ti Kiriat-Yearim. David aye titene a ga na ni na Jerusalem.</text:p>
      <text:p text:style-name="P1"><text:span text:style-name="v_20_-_20_Verse_20_Number"><text:span text:style-name="T2">2 </text:span></text:span><text:span text:style-name="T1">Mawa ni ayeke so, amara ti Israel agirisa ndia ti tambulango na sanduku ti mbuki so. Tongana ala yo ni na pusu ti bagara, sanduku ni adingi, angba kete ati. Mbeni zo ayoro maboko ti lo ti gbu ni—si lo ndu ni.</text:span></text:p>
      <text:p text:style-name="P7">Ayo!</text:p>
      <text:p text:style-name="P1"><text:span text:style-name="v_20_-_20_Verse_20_Number"><text:span text:style-name="T2">3 </text:span></text:span><text:span text:style-name="T1">Lo kui gi na ndo so, ngbanga ti ndia ti Nzapa amu lege gi na mara ti Levi ti ndu sanduku ti mbuki. David azia sanduku ni nduru na ndo ni so ngbii si Nzapa amu lege na lo ti ga na ni na Jerusalem.</text:span></text:p>
      <text:p text:style-name="P1"><text:span text:style-name="v_20_-_20_Verse_20_Number"><text:span text:style-name="T2">4 </text:span></text:span><text:span text:style-name="T1">Tongana David atara ti ga na sanduku ti mbuki ni na Jerusalem, lo sara hange na tënë ti yanga ti Kota Gbia. Lo bongbi awayango-sandaga ti Israel kue, lo mu yanga </text:span><text:soft-page-break/><text:span text:style-name="T1">titene gi mara ti Levi si alingbi ti ndu sanduku ti mbuki. Angangu wapikango-mozoko laa amu pekoni, ala pika mozoko na hengo bia ti gonda na Kota Gbia.</text:span></text:p>
      <text:p text:style-name="P7">Singila na Nzapa, ngbanga ti lo yeke nzoni. Ndoye ti lo ayeke ngbanga ti lakue!</text:p>
      <text:p text:style-name="P7">Alingbi yayu asara ngia; zia sese adodo na ngia. E he bia na e sepela Kota Gbia ngbanga ti lo le-gbia na ya ti mbirimbiri!</text:p>
      <text:p text:style-name="P7">Mu singila na Kota Gbia. Iri Kota Gbia ti mu maboko na e. Alingbi akodro kue ahinga ye so lo sara. Sepela lo, gi le ti lo, girisa aye ti kpene ti lo ape.</text:p>
      <text:p text:style-name="P6">319</text:p>
      <text:p text:style-name="P1"><text:span text:style-name="v_20_-_20_Verse_20_Number"><text:span text:style-name="T2">1 </text:span></text:span><text:span text:style-name="T1">Tongana ala si na Jerusalem awe, ngia asi be ti David, si lo dodo na lo he bia na dawa ti molongo ni.</text:span></text:p>
      <text:p text:style-name="P7">Ayanga ti da, ala zi tere ti ala kota! Ala zia lege si Gbia ti gonda ali!</text:p>
      <text:p text:style-name="P1"><text:span text:style-name="v_20_-_20_Verse_20_Number"><text:span text:style-name="T2">2 </text:span></text:span><text:span text:style-name="T1">Azo ti Levi azia sanduku ni na ya ti da ti bongo na be ti kota gbata. Me so ayeke nzoni kue pepe na le ti David. Lo tisa wayanga-Nzapa Natan titene ala leke mbeni tënë.</text:span></text:p>
      <text:p text:style-name="P7">Akpa ape titene sanduku ti Nzapa aduti na da ti bongo, si mbi lango na kota da. Mbi ye ti leke da ngbanga ti Nzapa.</text:p>
      <text:p text:style-name="P7">So taa ngangu gbungo li. Mbi hinga biani fade so amu ngia na Nzapa.</text:p>
      <text:p text:style-name="P1"><text:span text:style-name="v_20_-_20_Verse_20_Number"><text:span text:style-name="T2">3 </text:span></text:span><text:span text:style-name="T1">Me na ndade ni …</text:span></text:p>
      <text:p text:style-name="P7">David, mo ku si. Nzapa atene tënë na mbi na bi. Lo tene alingbi da ti lo aduti da ti siriri. Me ayeke na lege ti ngangu si mo ga zo ti bira. Mo lingbi ti leke fini da ngbanga ti lo ape. Me gi be ti mo ape. Mbeni molenge ti mo ayeke ga ande zo ti siriri. Mbeni lâ lo yeke leke da ngbanga ti Nzapa.</text:p>
      <text:p text:style-name="P7">Lo yeke Kota Gbia biani, lo so amu na mbi mara ti zendo so. Singila na mo, Nzapa. Na lege ti tufa ti mo, fade sewa ti mbi ayeke na tufa ngbanga ti lakue.</text:p>
      <text:p text:style-name="P6">320</text:p>
      <text:p text:style-name="P1"><text:span text:style-name="v_20_-_20_Verse_20_Number"><text:span text:style-name="T2">1 </text:span></text:span><text:span text:style-name="T1">Siokpari ti David</text:span></text:p>
      <text:p text:style-name="P7">2 Samuel 11</text:p>
      <text:p text:style-name="P7">David ale-gbia si nzoni duti ti azo ti Israel ayeke mai lakue. Na ya ti ngu mingi ala so benda na ndö ti azo ti Filistii. Tongaso agbia so angoro azo ti Israel ama tere ti kinda ala. Me David anzee na abira so asi na peko ti tere na peko ti tere.</text:p>
      <text:p text:style-name="P7">E ma atene amara ti azo ti Aram na ti Amon ayeke bongbi tere ti ala ti sara bira na e.</text:p>
      <text:p text:style-name="P7"><text:soft-page-break/>Mbi yeke na nzara ti londo na Jerusalem fadeso ape, Yoab. Mo mu aturugu so, ala gue, ala tiri na ala.</text:p>
      <text:p text:style-name="P1"><text:span text:style-name="v_20_-_20_Verse_20_Number"><text:span text:style-name="T2">2 </text:span></text:span><text:span text:style-name="T1">Yoab amu bira so na maboko. Tongana bira so angba ti ninga mingi, David anzee ti duti na Jerusalem. Na mbeni lakui, na ndembe so David ayeke fono na li ti da ti yangbo ti lo …</text:span></text:p>
      <text:p text:style-name="P7">Pendere wali wa laa?</text:p>
      <text:p text:style-name="P7">Iri ti lo Batsheba. Koli ti lo ayeke Urii, mbeni turugu ti mo.</text:p>
      <text:p text:style-name="P6">321</text:p>
      <text:p text:style-name="P1"><text:span text:style-name="v_20_-_20_Verse_20_Number"><text:span text:style-name="T2">1 </text:span></text:span><text:span text:style-name="T1">David atokua mbeni zo titene a ga na Batsheba na yangbo ti lo.</text:span></text:p>
      <text:p text:style-name="P7">Mo tokua ti iri mbi, gbia?</text:p>
      <text:p text:style-name="P7">Pendere ti lo ahon ti so mbi baa lo yongoro!</text:p>
      <text:p text:style-name="P1"><text:span text:style-name="v_20_-_20_Verse_20_Number"><text:span text:style-name="T2">2 </text:span></text:span><text:span text:style-name="T1">Ka lo ga fade wali ti mbi! Kpale ni gi Urii, koli ti lo.</text:span></text:p>
      <text:p text:style-name="P7">Andaa aturugu ayeke kui na ya ti bira … Ni laa!</text:p>
      <text:p text:style-name="P1"><text:span text:style-name="v_20_-_20_Verse_20_Number"><text:span text:style-name="T2">3 </text:span></text:span><text:span text:style-name="T1">Ngbanga ti be ti lo angba gi ti ndoye Batsheba, David atokua a iri Urii. Na hundango ndo ti lo, mo baa mo tene, kpale ti bira so laa agbu be ti lo.</text:span></text:p>
      <text:p text:style-name="P7">Kobe na ngu ti awato ayeke hunzi na ngoi so. Tongana e ku si ahunzi, na bibe ti Yoab, fade ala ti na gbe ti e.</text:p>
      <text:p text:style-name="P7">Mo yeke taa ngangu turugu. Tongaso, kiri na lando ti bira hio—si mo gue na mbeti so na Yoab.</text:p>
      <text:p text:style-name="P7">Urii ahinga tënë kete pepe na ndoni. Mbeti ni asara gi tënë ti kuâ ti lo …</text:p>
      <text:p text:style-name="P6">322</text:p>
      <text:p text:style-name="P1"><text:span text:style-name="v_20_-_20_Verse_20_Number"><text:span text:style-name="T2">1 </text:span></text:span><text:span text:style-name="T1">Lo hinga pepe atene taa gbia ti lo si aka lo. Tongaso, Urii, wakua ti mbirimbiri, ahon hio ti kiri na lando ti bira.</text:span></text:p>
      <text:p text:style-name="P1"><text:span text:style-name="v_20_-_20_Verse_20_Number"><text:span text:style-name="T2">2 </text:span></text:span><text:span text:style-name="T1">Mo kiri nzoni, Urii. Mo tengbi na gbia?</text:span></text:p>
      <text:p text:style-name="P7">Êen. Lo hunda mbi asango ti bira ti e. Mbi tene na lo pialo ti e ti sara si awato ti e ati na gbe ti e. Lo tokua mbeti so na mo.</text:p>
      <text:p text:style-name="P1"><text:span text:style-name="v_20_-_20_Verse_20_Number"><text:span text:style-name="T2">3 </text:span></text:span><text:span text:style-name="T1">Yoab azi yanga ti mbeti ti gbia na lo diko ni …</text:span></text:p>
      <text:p text:style-name="P7">Zia Urii na ndo so bira akporo ngangu, si alingbi ti fâ lo—David</text:p>
      <text:p text:style-name="P1"><text:span text:style-name="v_20_-_20_Verse_20_Number"><text:span text:style-name="T2">4 </text:span></text:span><text:span text:style-name="T1">Yoab ahinga li ti lo pepe na nda ti so David aye Urii akui. Me ti lo, ayeke gi ti ma yanga ti gbia lakue.</text:span></text:p>
      <text:p text:style-name="P7"><text:soft-page-break/>Hmm … David aye titene e bi tumba hio fadeso. Urii, mbi ye titene mo mu li ni si ala bi tumba na ndö ti kota yanga ti gbagba ti gbata ni.</text:p>
      <text:p text:style-name="P7">Ti bi tumba na yanga ti kota gbagba ni? Ndo so angangu turugu ayeke daa ti bata gbata ni laa. Ka apialo ti fango ala na nzara ni?</text:p>
      <text:p text:style-name="P7">Gbia ti mo laa amu yanga.</text:p>
      <text:p text:style-name="P1"><text:span text:style-name="v_20_-_20_Verse_20_Number"><text:span text:style-name="T2">5 </text:span></text:span><text:span text:style-name="T1">Turugu, ala mu peko ti mbi! E mu zendo ti mu be ti e na gbia, na laso lo hunda ngangu ti e. Fade e tiri bira ndali ti gbia ti e na Nzapa ti e!</text:span></text:p>
      <text:p text:style-name="P6">323</text:p>
      <text:p text:style-name="P1"><text:span text:style-name="v_20_-_20_Verse_20_Number"><text:span text:style-name="T2">1 </text:span></text:span><text:span text:style-name="T1">Na kangango be, Urii abi tumba na yanga ti gbagba, me azo ti pikango kokora afâ lo hio, lo na azo ti lo. Atanga ti aturugu ti Israel akpe.</text:span></text:p>
      <text:p text:style-name="P7">Gi tongaso, ambeni turugu akui ti honde siokpari ti David.</text:p>
      <text:p text:style-name="P1"><text:span text:style-name="v_20_-_20_Verse_20_Number"><text:span text:style-name="T2">2 </text:span></text:span><text:span text:style-name="T1">Watokua ti Yoab aga na sango ni na David. Na bibe ti lo, fade be ti David aso ngbanga ti kuâ ti aturugu ti lo.</text:span></text:p>
      <text:p text:style-name="P7">E sara bira na ngangu ti e kue. Me azo ti pikango kokora na ndö ti kota gbagba ti gbata ni ahon ngangu ti e. Urii, na ambeni zo, akui.</text:p>
      <text:p text:style-name="P7">Tene na Yoab, lo sara mawa ape. Bira ayeke fâ lakue ambeni ngangu turugu ti e. Ala ku titene akobe kue ahunzi na maboko ti awabatango kota gbagba si.</text:p>
      <text:p text:style-name="P1"><text:span text:style-name="v_20_-_20_Verse_20_Number"><text:span text:style-name="T2">3 </text:span></text:span><text:span text:style-name="T1">Tongana ngoi ti mua ti Batsheba ahunzi awe, David a-iri lo na yangbo, na lo mu lo ti ga wali ti lo.</text:span></text:p>
      <text:p text:style-name="P7">Gbia oyeee! Wali ti gbia oyeee!</text:p>
      <text:p text:style-name="P7">Ngia asi be ti azo. Me vundu asara Nzapa. Alingbi fade David aduti wabatango-azo ti Nzapa, me lo fâ zo si lo mu wali ti zo ni. Nzapa alingbi ti zia siokpari ti David na gbe mingo pepe. Alingbi lo fâ ngbanga na li ti lo.</text:p>
      <text:p text:style-name="P6">324</text:p>
      <text:p text:style-name="P1"><text:span text:style-name="v_20_-_20_Verse_20_Number"><text:span text:style-name="T2">1 </text:span></text:span><text:span text:style-name="T1">Futa ti sioni ti David</text:span></text:p>
      <text:p text:style-name="P7">2 Samuel 12</text:p>
      <text:p text:style-name="P7">Pendere Batsheba aga wali ti David. Na ndembe so ala du molenge-koli, David apika kate na ngia … ngbii, si mbeni lâ, Natan—mbeni wayanga-Nzapa so azo ane lo mingi—aga ti baa lo.</text:p>
      <text:p text:style-name="P7">Nzoni gango, Natan! Mbi lingbi ti sara nyen ngbanga ti mo?</text:p>
      <text:p text:style-name="P7"><text:soft-page-break/>Mbi ga ti tene na mo mbeni kota tënë so ayeke mbirimbiri ape na kodro ti mo.</text:p>
      <text:p text:style-name="P6">325</text:p>
      <text:p text:style-name="P1"><text:span text:style-name="v_20_-_20_Verse_20_Number"><text:span text:style-name="T2">1 </text:span></text:span><text:span text:style-name="T1">Tënë ti mbirimbiri ape? Tene na mbi ma.</text:span></text:p>
      <text:p text:style-name="P7">Ambeni koli use ayeke fade na ya ti mbeni gbata …</text:p>
      <text:p text:style-name="P1"><text:span text:style-name="v_20_-_20_Verse_20_Number"><text:span text:style-name="T2">2 </text:span></text:span><text:span text:style-name="T1">Wamosoro, na wayere. Wamosoro ni ayeke na ataba mingi, nga na abagara. Wayere ni ayeke gi na kete taba oko. Lo bata lo oko na amolenge ti lo. Ala yeke te kobe oko. Taba ni alango na maboko ti lo. Lo ndoye taba so tongana molenge ti lo ti wali.</text:span></text:p>
      <text:p text:style-name="P1"><text:span text:style-name="v_20_-_20_Verse_20_Number"><text:span text:style-name="T2">3 </text:span></text:span><text:span text:style-name="T1">Mbeni lâ wamosoro ni ayamba mbeni gene.</text:span></text:p>
      <text:p text:style-name="P7">Mbi ye ti buba mosoro ti mbi pepe. Gue mo fâ taba ti wayere so, si mbi lingbi ti sara matanga na gene ti mbi.</text:p>
      <text:p text:style-name="P1"><text:span text:style-name="v_20_-_20_Verse_20_Number"><text:span text:style-name="T2">4 </text:span></text:span><text:span text:style-name="T1">Azo ti kua ti lo ali na ya ti gbagba ti wayere ni. Ala nzi pendere kete taba so, si ala fâ lo.</text:span></text:p>
      <text:p text:style-name="P6">326</text:p>
      <text:p text:style-name="P1"><text:span text:style-name="v_20_-_20_Verse_20_Number"><text:span text:style-name="T2">1 </text:span></text:span><text:span text:style-name="T1">Tongana lo ma mbai ni, ngonzo ti wâ agbu David …</text:span></text:p>
      <text:p text:style-name="P7">Zo so asara mara ti ye tongaso, fade a fâ ngbanga ti kuâ na li ti lo!</text:p>
      <text:p text:style-name="P1"><text:span text:style-name="v_20_-_20_Verse_20_Number"><text:span text:style-name="T2">2 </text:span></text:span><text:span text:style-name="T1">Mo yeke koli so! Nzapa amu na mo mosoro na ngangu. Mo ye gi Batsheba, wali ti turugu ti mo so amu peko ti mo ngangu mingi. Mo fâ lo na mbana titene mo mu wali ti lo—tongana ti so wamosoro amu taba ti wayere so.</text:span></text:p>
      <text:p text:style-name="P1"><text:span text:style-name="v_20_-_20_Verse_20_Number"><text:span text:style-name="T2">3 </text:span></text:span><text:span text:style-name="T1">Mbi sara sioni! Mbi sara sioni na le ti Nzapa, nga na le ti amara ti mbi!</text:span></text:p>
      <text:p text:style-name="P7">Fade siokpari so aga na kpale na mo, nga na ya sewa ti mo. Mo yeke kui ape, me fade molenge so mo du na Batsheba ayeke kui.</text:p>
      <text:p text:style-name="P1"><text:span text:style-name="v_20_-_20_Verse_20_Number"><text:span text:style-name="T2">4 </text:span></text:span><text:span text:style-name="T1">Ên-en! Natan, zia molenge ti mbi!</text:span></text:p>
      <text:p text:style-name="P6">327</text:p>
      <text:p text:style-name="P1"><text:span text:style-name="v_20_-_20_Verse_20_Number"><text:span text:style-name="T2">1 </text:span></text:span><text:span text:style-name="T1">Na ndembe so Natan ague awe, David angba lo oko na ya ti kamene. Vundu asara lo si lo toto na Nzapa na sambela …</text:span></text:p>
      <text:p text:style-name="P7">Sukula be ti mbi, O Nzapa. Mu na mbi fini yingo, be ti ma yanga ti mo.</text:p>
      <text:p text:style-name="P1"><text:span text:style-name="v_20_-_20_Verse_20_Number"><text:span text:style-name="T2">2 </text:span></text:span><text:span text:style-name="T1">Lango mingi, David ake kobe na ngu. Na ya sambela lo toto na Nzapa, ti hunda lo si lo zia molenge ti lo na fini.</text:span></text:p>
      <text:p text:style-name="P7">Lo tene tënë pepe ngbanga ti lango mingi.</text:p>
      <text:p text:style-name="P7"><text:soft-page-break/>Gi na Nzapa oko.</text:p>
      <text:p text:style-name="P1"><text:span text:style-name="v_20_-_20_Verse_20_Number"><text:span text:style-name="T2">3 </text:span></text:span><text:span text:style-name="T1">Lo sara ye kue gbaa. Lango mbarambara na pekoni, molenge ni akui.</text:span></text:p>
      <text:p text:style-name="P7">Lani so molenge ni angba na fini, vundu ahon ndö ti lo, fade lo sara nyen na ndembe so e tene na lo, lo kui awe?</text:p>
      <text:p text:style-name="P7">Gbaa fade lo sara ye ti vundu.</text:p>
      <text:p text:style-name="P1"><text:span text:style-name="v_20_-_20_Verse_20_Number"><text:span text:style-name="T2">4 </text:span></text:span><text:span text:style-name="T1">Me tongana David ama tënë ni, lo londo gi hio, lo sukula ngu, lo yu fini bongo si lo hunda kozo kobe ti tengo na ya ti yenga oko laa.</text:span></text:p>
      <text:p text:style-name="P7">So nyen laa mo sara so? So lo ngba na fini, mo ke ngu na kobe na mo toto. So lo kui awe, mo te ye. Ngbanga ti nyen mo sara vundu ape?</text:p>
      <text:p text:style-name="P7">Na ndembe so molenge so angba na fini, mbi tene na be ti mbi, hinga ape fade Nzapa ama sambela ti mbi. Fadeso lo kui awe, ataa mbi toto tongana nyen, fade lo kiri ape. Fade mbi kiri ti baa lo mbeni lâ.</text:p>
      <text:p text:style-name="P6">328</text:p>
      <text:p text:style-name="P1"><text:span text:style-name="v_20_-_20_Verse_20_Number"><text:span text:style-name="T2">1 </text:span></text:span><text:span text:style-name="T1">Na ngoi ni so, Yoab, watongoro ti David, angba lakue na bira na tere ti gbagba ti gbata ti Raba. Tongana ye ahon ndö ti azo ti gbata ni awe, lo tokua na peko ti gbia titene lo bi tanga ti tumba ni. David amu li ti ngangu bira ni—si gbata ni ati.</text:span></text:p>
      <text:p text:style-name="P1"><text:span text:style-name="v_20_-_20_Verse_20_Number"><text:span text:style-name="T2">2 </text:span></text:span><text:span text:style-name="T1">Tongana lo kiri walombe na Jerusalem, azo mingi abara David na kota sepela. A mu ngia na lo. Israel alingbi ti sara mbeto mbeni pepe ngbanga ti akodro so angoro lo. Me David aso benda so na ya ti vundu …</text:span></text:p>
      <text:p text:style-name="P7">… Ataa so lo so benda ni, me molenge ti lo akui.</text:p>
      <text:p text:style-name="P1"><text:span text:style-name="v_20_-_20_Verse_20_Number"><text:span text:style-name="T2">3 </text:span></text:span><text:span text:style-name="T1">Na pekoni, Nzapa afa so lo zi sioni ti David na mbeni lege nde. David na Batsheba akiri adu molenge-koli.</text:span></text:p>
      <text:p text:style-name="P7">Fade e mu na lo iri ti Salomon, ngbanga ti so e sara bira ngbanga ti ngoi mingi. Fade lo ga zo ti siriri.</text:p>
      <text:p text:style-name="P7">Mbeni nzoni sango asi. Natan, so azi sioni ti David nga, aga na mbeni sango so atene Nzapa amu na fini molenge ti ala so mbeni iri nde: Yedidia. So atene “Nzapa aye lo”. So afa atene, Nzapa ayeke na apialo ngbanga ti molenge ti David na Batsheba.</text:p>
      <text:p text:style-name="P6">329</text:p>
      <text:p text:style-name="P1"><text:span text:style-name="v_20_-_20_Verse_20_Number"><text:span text:style-name="T2">1 </text:span></text:span><text:span text:style-name="T1">Bira na popo ti a-ita</text:span></text:p>
      <text:p text:style-name="P7">2 Samuel 13:23-39</text:p>
      <text:p text:style-name="P7"><text:soft-page-break/>David ale-gbia na ndö ti Israel ngbanga ti ngu mingi. Mawa ni gi so, siokpari na aye ti ngangu ahon ndö ti sewa ti lo. Kozo molenge ti lo, Amnon, alingbi fade ti le-gbia na peko ti babâ ti lo. Me be ti mbeni molenge ti lo, Absalom, aye Amnon pepe. Lo ye fade ti mu kpoto ti gbia ni. Lo hinga atene babâ ti lo aye ti zia kodro ti Jerusalem pepe, lo hunda mbeni tënë …</text:p>
      <text:p text:style-name="P7">Babâ, ngoi ti fango kuä ti tere ti ataba asi awe, na mbi leke kota matanga. Mo ga, mo yekia azo so mbi tisa ala?</text:p>
      <text:p text:style-name="P7">Singila na mo, Absalom. Tongana mo sara kota matanga, mbi ye ti zia mbeni ye so ane na ndö ni ape.</text:p>
      <text:p text:style-name="P1"><text:span text:style-name="v_20_-_20_Verse_20_Number"><text:span text:style-name="T2">2 </text:span></text:span><text:span text:style-name="T1">Nzoni. Ka so mo lingbi ti ga ape, fade Amnon aga na iri ti mo.</text:span></text:p>
      <text:p text:style-name="P1"><text:span text:style-name="v_20_-_20_Verse_20_Number"><text:span text:style-name="T2">3 </text:span></text:span><text:span text:style-name="T1">Me be ti lo ake ita ti lo mingi. Lo ye ti sara kua ti buba?</text:span></text:p>
      <text:p text:style-name="P7">Nzoni mingi. Me mbi hinga biani fade amolenge ti mbi kue aye ti gue na matanga ti fango kua ti ataba so na da ti mo. Fade mbi tokua a-ita ti mo kue na iri ti mbi na kota matanga ti mo so.</text:p>
      <text:p text:style-name="P1"><text:span text:style-name="v_20_-_20_Verse_20_Number"><text:span text:style-name="T2">4 </text:span></text:span><text:span text:style-name="T1">Fade lo tara ti sara kua ti buba na le ti a-ita ti lo kue ape. Kota Gbia, bata amolenge ti mbi kue nzoni.</text:span></text:p>
      <text:p text:style-name="P6">330</text:p>
      <text:p text:style-name="P1"><text:span text:style-name="v_20_-_20_Verse_20_Number"><text:span text:style-name="T2">1 </text:span></text:span><text:span text:style-name="T1">Asara ngu use laa, Absalom aleke na be ti lo ti fâ yaya ti lo. Ye oko ti kanga lege na lo ayeke pepe.</text:span></text:p>
      <text:p text:style-name="P7">Fade a-ita ti mbi kue aga. So ayeke gi senge. Na hunzingo ti matanga ni, andaa samba ahon ndö ti ala, si ala lingbi ti sara mbeni ye ape. Tongana mbi mu yanga, ala fâ Amnon!</text:p>
      <text:p text:style-name="P1"><text:span text:style-name="v_20_-_20_Verse_20_Number"><text:span text:style-name="T2">2 </text:span></text:span><text:span text:style-name="T1">Absalom aleke pendere matanga na kota ngia, so ti mo kobe na samba! A-ita ti lo anzee fadeso na samba awe. Absalom amu gi yanga na azo ti kua ti lo.</text:span></text:p>
      <text:p text:style-name="P1"><text:span text:style-name="v_20_-_20_Verse_20_Number"><text:span text:style-name="T2">3 </text:span></text:span><text:span text:style-name="T1">Azo ti kua ti Absalom ayeke gi nduru ti sara kua ti sioni. Atanga ti a-ita ti lo na azo ti kua ti ala, akpe kue na kota mbeto.</text:span></text:p>
      <text:p text:style-name="P6">331</text:p>
      <text:p text:style-name="P1"><text:span text:style-name="v_20_-_20_Verse_20_Number"><text:span text:style-name="T2">1 </text:span></text:span><text:span text:style-name="T1">Mbeni zo ti kua oko akpe hio na Jerusalem.</text:span></text:p>
      <text:p text:style-name="P7">Gbia ti mbi! Absalom afâ amolenge ti mo kue awe!</text:p>
      <text:p text:style-name="P7">David asuru abongo ti lo na vundu. Sioni so lo kpe fade laa asi awe!</text:p>
      <text:p text:style-name="P1"><text:soft-page-break/><text:span text:style-name="v_20_-_20_Verse_20_Number"><text:span text:style-name="T2">2 </text:span></text:span><text:span text:style-name="T1">Zo ti kua so atene tënë ti mvene: a fâ amolenge ti David kue. Me ambeni molenge ti David ali na yangbo na kota vundu.</text:span></text:p>
      <text:p text:style-name="P7">E yeke senge! Absalom afâ gi Amnon—tanga ti e kue akpe!</text:p>
      <text:p text:style-name="P1"><text:span text:style-name="v_20_-_20_Verse_20_Number"><text:span text:style-name="T2">3 </text:span></text:span><text:span text:style-name="T1">Singila na Nzapa so ala yeke senge! Me Amnon, kozo molenge ti mbi, akui! A lingbi Absalom afuta ti so ni.</text:span></text:p>
      <text:p text:style-name="P7">Andaa Absalom akpe ti lo na Geshur, ndo so ata ti lo ale-gbia daa.</text:p>
      <text:p text:style-name="P6">332</text:p>
      <text:p text:style-name="P1"><text:span text:style-name="v_20_-_20_Verse_20_Number"><text:span text:style-name="T2">1 </text:span></text:span><text:span text:style-name="T1">Sioni bibe ti molenge ti gbia</text:span></text:p>
      <text:p text:style-name="P7">2 Samuel 14:1—15:13</text:p>
      <text:p text:style-name="P7">David ayeke na mawa mingi ndali ti amolenge ti lo ngbanga ti ngu ota—lo so akui na lo so akpe. Me lo sara ye oko ape. Si Yoab atene tënë na lo.</text:p>
      <text:p text:style-name="P7">David, alingbi mo sara mbeni ye. Alingbi mbeni zo aduti na ndö ti mbata ti gbia na peko ti mo. Na ndembe so, zo ni so akpe awe.</text:p>
      <text:p text:style-name="P7">Nzoni mingi. Me gi tongana …</text:p>
      <text:p text:style-name="P1"><text:span text:style-name="v_20_-_20_Verse_20_Number"><text:span text:style-name="T2">2 </text:span></text:span><text:span text:style-name="T1">Babâ ti mo atoto mo mingi, Absalom. Lo tokua mbi ti kiri na mo na Jerusalem.</text:span></text:p>
      <text:p text:style-name="P7">Ngia asi be ti mbi so lo zi sioni ti mbi.</text:p>
      <text:p text:style-name="P1"><text:span text:style-name="v_20_-_20_Verse_20_Number"><text:span text:style-name="T2">3 </text:span></text:span><text:span text:style-name="T1">Biani, tongaso kue ape. Lo tene mo yeke duti na yangbo ape, si mo lingbi ti baa lo ape.</text:span></text:p>
      <text:p text:style-name="P7">Fade mbi sara tongana ti so babâ amu yanga.</text:p>
      <text:p text:style-name="P7">Fade tënë so ague aninga ape!</text:p>
      <text:p text:style-name="P1"><text:span text:style-name="v_20_-_20_Verse_20_Number"><text:span text:style-name="T2">4 </text:span></text:span><text:span text:style-name="T1">Absalom asara ngu use na Jerusalem, na laoko lo baa le ti babâ ti lo ape. So babâ ti lo ake ti baa lo, ngonzo ahon ndö ti lo si lo tokua ti iri Yoab. Me Yoab ake ti ga.</text:span></text:p>
      <text:p text:style-name="P7">Nzoni. Tongana Yoab abaa so mbi ne na le ti lo ape ti tene tënë, fade mbi fa na lo taa lege ni.</text:p>
      <text:p text:style-name="P7">Yoab ayeke na yaka ti orze nduru na ti mbi. Ala bi wâ daa.</text:p>
      <text:p text:style-name="P6">333</text:p>
      <text:p text:style-name="P1"><text:span text:style-name="v_20_-_20_Verse_20_Number"><text:span text:style-name="T2">1 </text:span></text:span><text:span text:style-name="T1">Lo baa tere ti lo tongana zo wa? Ataa lo yeke molenge ti gbia, fade mbi hinga ye so mbi yeke sara.</text:span></text:p>
      <text:p text:style-name="P1"><text:span text:style-name="v_20_-_20_Verse_20_Number"><text:span text:style-name="T2">2 </text:span></text:span><text:span text:style-name="T1">Mbeni lâ, mbi yeke futa na mo mbana ti mo.</text:span></text:p>
      <text:p text:style-name="P1"><text:span text:style-name="T1">Ah, Yoab! Be ti mbi ayeke na ngia so mo ga na mbi. Dutingo gi mbi oko ni ahon ndö </text:span><text:soft-page-break/><text:span text:style-name="T1">ti mbi awe. Babâ ti mbi atene mbi kiri na Jerusalem. Tongana lo ye ti fâ ngbanga na ndö ti mbi, zia lo sara. Tongaso ape, alingbi lo zi sioni ti mbi, lo mu mbi tongana molenge ti lo.</text:span></text:p>
      <text:p text:style-name="P1"><text:span text:style-name="v_20_-_20_Verse_20_Number"><text:span text:style-name="T2">3 </text:span></text:span><text:span text:style-name="T1">Yoab abata Absalom na be, me lo gue na tokua ni na gbia David.</text:span></text:p>
      <text:p text:style-name="P7">Molenge ti mo atoto mo mingi. Lo ye titene mo zi sioni ti lo si mo yamba lo na ya ti sewa.</text:p>
      <text:p text:style-name="P7">Lo sara nzara ti mbi? So taa-tënë: mbi nga kue. Nzoni. Lo lingbi ti ga ti baa mbi.</text:p>
      <text:p text:style-name="P1"><text:span text:style-name="v_20_-_20_Verse_20_Number"><text:span text:style-name="T2">4 </text:span></text:span><text:span text:style-name="T1">Londo, Absalom! Mbi zi sioni ti mo. Ti londo na ngoi so, fade e yamba mo na yangbo tongana molenge ti gbia ti Israel.</text:span></text:p>
      <text:p text:style-name="P7">Mo baa mo tene Absalom asara tere ti lo kete na dawa ti babâ ti lo, si lo lingbi ti gbu gere ti babâ, me lo leke sioni pialo.</text:p>
      <text:p text:style-name="P6">334</text:p>
      <text:p text:style-name="P1"><text:span text:style-name="v_20_-_20_Verse_20_Number"><text:span text:style-name="T2">1 </text:span></text:span><text:span text:style-name="T1">Gi hio na pekoni, Absalom asara si azo ti Jerusalem kue ahinga atene babâ ti lo azi sioni ti lo awe.</text:span></text:p>
      <text:p text:style-name="P7">Absalom ayeke pendere koli na popo ti amolenge ti gbia ti Israel kue.</text:p>
      <text:p text:style-name="P7">Pendere ti pusu na ambarata ti lo ayeke tongana ti gbia.</text:p>
      <text:p text:style-name="P1"><text:span text:style-name="v_20_-_20_Verse_20_Number"><text:span text:style-name="T2">2 </text:span></text:span><text:span text:style-name="T1">Absalom ayeke taa waporoso. Na ngoi kue, lo duti gi na ayanga ti gbata ti sara si be ti azo so ayeke hon aye lo. Nga, lo tisa azo titene ala fa kpale ti ala na lo.</text:span></text:p>
      <text:p text:style-name="P7">Zo ti kua ti lapo anzi mbi. Mbi yeke gue na ngbanga ni kâ na gbia.</text:p>
      <text:p text:style-name="P7">Mawa ni ayeke so, babâ ti mbi ayeke na ngoi ti ma tënë ti akpale ti mo ape. Tongana mbi yeke gbia fade, ka mbi sara kue si ala kiri na mo nginza ti mo.</text:p>
      <text:p text:style-name="P1"><text:span text:style-name="v_20_-_20_Verse_20_Number"><text:span text:style-name="T2">3 </text:span></text:span><text:span text:style-name="T1">Me mbi yeke gbia ape. So mbi de ti ga gbia ape so, mbi lingbi ti sara ye oko ape.</text:span></text:p>
      <text:p text:style-name="P7">Mo duti fade gbia si!</text:p>
      <text:p text:style-name="P1"><text:span text:style-name="v_20_-_20_Verse_20_Number"><text:span text:style-name="T2">4 </text:span></text:span><text:span text:style-name="T1">E baa tere, ita ti mbi. Fade e baa tere.</text:span></text:p>
      <text:p text:style-name="P6">335</text:p>
      <text:p text:style-name="P1"><text:span text:style-name="v_20_-_20_Verse_20_Number"><text:span text:style-name="T2">1 </text:span></text:span><text:span text:style-name="T1">Na peko ti so Absalom amu ngu mingi ti fa ndoye ti lo na azo, bibe ti lo ayeke so, azo mingi ahinga lo awe si ala yeke mu na lo maboko ti mu mbata ti gbia ti babâ ti lo. Lo gue na Hebron, sese so adu lo daa, kozo kota gbata ti Israel, si fade lo bi kota kpale. Lo tisa amakonzi mingi ti tengbi na lo kâ, si lo mu yanga na awatokua so ama yanga ti lo.</text:span></text:p>
      <text:p text:style-name="P7"><text:soft-page-break/>Sara si sango ni asi na amara ti Israel kue. Na ngoi so kue ala si na fini gbata, ala huru tatalita na dekongo, “Absalom aga fini gbia na Hebron awe!”</text:p>
      <text:p text:style-name="P1"><text:span text:style-name="v_20_-_20_Verse_20_Number"><text:span text:style-name="T2">2 </text:span></text:span><text:span text:style-name="T1">Kâ na Hebron, Absalom aku ngbii wungo ti gba ti azo so amu peko ti lo asi na gbata si lo fa tere ti lo na azo. Tatalita atoto …</text:span></text:p>
      <text:p text:style-name="P7">Absalom!</text:p>
      <text:p text:style-name="P7">Absalom-ee!</text:p>
      <text:p text:style-name="P7">Gbia oyeee!</text:p>
      <text:p text:style-name="P7">Absalom, gbia ti Hebron-ee!</text:p>
      <text:p text:style-name="P1"><text:span text:style-name="v_20_-_20_Verse_20_Number"><text:span text:style-name="T2">3 </text:span></text:span><text:span text:style-name="T1">Mbeni zo ti li ni so ayeke nduru na Absalom ayeke Ahitofel, makonzi ti awamungo-wango ti babâ ti lo, so azia David na be ti lo ando ndali ti lo fâ kozo koli ti Batsheba.</text:span></text:p>
      <text:p text:style-name="P7">E sara nyen na pekoni?</text:p>
      <text:p text:style-name="P7">E tambula na Jerusalem. David awara fade lege ape ti bongbi aturugu ti lo. Tongana lo tara ti sara bira, fade lo wara pasa ape—so fadeso mbi ga wamungo-wango ti mo awe!</text:p>
      <text:p text:style-name="P6">336</text:p>
      <text:p text:style-name="P1"><text:span text:style-name="v_20_-_20_Verse_20_Number"><text:span text:style-name="T2">1 </text:span></text:span><text:span text:style-name="T1">Na ndembe ni so, azo mingi ahon na Hebron.</text:span></text:p>
      <text:p text:style-name="P7">Nyen laa asi?</text:p>
      <text:p text:style-name="P7">Absalom amu li ti bira ti kinda gbia David. E mu be ti e na Absalom.</text:p>
      <text:p text:style-name="P1"><text:span text:style-name="v_20_-_20_Verse_20_Number"><text:span text:style-name="T2">2 </text:span></text:span><text:span text:style-name="T1">Absalom aye nzoni ti azo. So kota lango na Israel laa. Ala ga, e bongbi oko!</text:span></text:p>
      <text:p text:style-name="P7">Aaa … mbi yeda. Ka ataba ti mbi—alingbi mbi bata ala kozo.</text:p>
      <text:p text:style-name="P1"><text:span text:style-name="v_20_-_20_Verse_20_Number"><text:span text:style-name="T2">3 </text:span></text:span><text:span text:style-name="T1">Titene lo mu peko ti azo ti hon na Hebron pepe, nzoni wabatango-taba so akpe hio na mbage ti Banga—ngbii si lo si na ayanga ti gbagba ti kota gbata ti David, Jerusalem.</text:span></text:p>
      <text:p text:style-name="P7">Ala zi ni! Ye ti ngangu asi na gbia!</text:p>
      <text:p text:style-name="P1"><text:span text:style-name="v_20_-_20_Verse_20_Number"><text:span text:style-name="T2">4 </text:span></text:span><text:span text:style-name="T1">Azo alondo na kpale awe! Ala mu Absalom gbia na gbata ti Hebron.</text:span></text:p>
      <text:p text:style-name="P7">Taa molenge ti mbi! Lo sara so ngbanga ti nyen?</text:p>
      <text:p text:style-name="P6">337</text:p>
      <text:p text:style-name="P1"><text:span text:style-name="v_20_-_20_Verse_20_Number"><text:span text:style-name="T2">1 </text:span></text:span><text:span text:style-name="T1">Azo ti bembengo ndo</text:span></text:p>
      <text:p text:style-name="P7">2 Samuel 15:13—17:29</text:p>
      <text:p text:style-name="P7">So David ama sango ti kpale so Absalom asara, lo baa lege ti bata azo ti lo.</text:p>
      <text:p text:style-name="P1"><text:span text:style-name="T1">Aturugu aleke tere ti ala ape. Me mbi lingbi ti zia azo ti mbi na Jerusalem ape si </text:span><text:soft-page-break/><text:span text:style-name="T1">aturugu ti Absalom afâ ala.</text:span></text:p>
      <text:p text:style-name="P7">Bongbi ala so angba ti mu peko ti mbi—asewa, azo ti kua na aturugu ti mbi. Alingbi e londo e zia Jerusalem hio. Fade Absalom na azo ti lo asi gi fafadeso. Zo asara bira pepe ndali ti gbata ni.</text:p>
      <text:p text:style-name="P1"><text:span text:style-name="v_20_-_20_Verse_20_Number"><text:span text:style-name="T2">3 </text:span></text:span><text:span text:style-name="T1">Kozo si ndo ahan, David asigigi na azo ti lo na ya ti gbata. Lo si na tanga ti da, lo luti ti baa azo ti lo oko na oko so ayeke hon.</text:span></text:p>
      <text:p text:style-name="P7">Titene Absalom amu mbata ti gbia so ayeke senge. Tongaso azo ti batango mbi akui senge ape.</text:p>
      <text:p text:style-name="P6">338</text:p>
      <text:p text:style-name="P1"><text:span text:style-name="v_20_-_20_Verse_20_Number"><text:span text:style-name="T2">1 </text:span></text:span><text:span text:style-name="T1">Azo ti Levi, na peko ti akota wayango-sandaga use, Sadok, na ngbene mba ti David, Abiatar, amu sanduku ti mbuki ti sigigi na David.</text:span></text:p>
      <text:p text:style-name="P7">Absalom alingbi ti tara ti nzi mbata ti gbia ti mo, me lo lingbi ti nzi ti Nzapa ape!</text:p>
      <text:p text:style-name="P1"><text:span text:style-name="v_20_-_20_Verse_20_Number"><text:span text:style-name="T2">2 </text:span></text:span><text:span text:style-name="T1">Singila so ala duti mbirimbiri. Me alingbi ala kiri na ni kâ na gbata. Mbi kpe na lege ti ngangu, me fade da ti Nzapa angba na Jerusalem. Tongana Nzapa aye, fade mbi kiri kâ ti voro lo na dawa ti sanduku ti mbuki ti lo.</text:span></text:p>
      <text:p text:style-name="P1"><text:span text:style-name="v_20_-_20_Verse_20_Number"><text:span text:style-name="T2">3 </text:span></text:span><text:span text:style-name="T1">Me ala lingbi nga ti sara na mbi tongaso: ala ga le ti mbi na me ti mbi na Jerusalem. Awayango-sandaga, fade Absalom asara ye oko na ala ape. Ala tokua amolenge ti ala ti ga na mbi asango.</text:span></text:p>
      <text:p text:style-name="P6">339</text:p>
      <text:p text:style-name="P1"><text:span text:style-name="v_20_-_20_Verse_20_Number"><text:span text:style-name="T2">1 </text:span></text:span><text:span text:style-name="T1">So David angba na lege, lo wara mbeni sango so atene Ahitofel aka lo awe, si lo ga fadeso makonzi wamungo-wango ti Absalom.</text:span></text:p>
      <text:p text:style-name="P7">Kota Gbia, sara si awango ti lo aga buba tënë na me ti Absalom!</text:p>
      <text:p text:style-name="P1"><text:span text:style-name="v_20_-_20_Verse_20_Number"><text:span text:style-name="T2">2 </text:span></text:span><text:span text:style-name="T1">Wungo ti azo so asoro ti mu peko ti David angba ti kono. David atengbi na mbeni nzoni wamungo-wango ti giriri.</text:span></text:p>
      <text:p text:style-name="P7">Gbia ti mbi! Nyen si fade mbi sara ngbanga ti mo?</text:p>
      <text:p text:style-name="P1"><text:span text:style-name="v_20_-_20_Verse_20_Number"><text:span text:style-name="T2">3 </text:span></text:span><text:span text:style-name="T1">Hushai, mo yeke mbakoro mingi ti tiri bira so ayeke ga na mbi so. Mo ga wabembengo-ndo ti mbi. Gi lege ti sara na Absalom. Tongana lo mu be ti lo na mo awe, fade mo kiri apeko ti sango na mbi na lege ti awayango-sandaga Sadok na Abiatar so be ti ala angba na mbi.</text:span></text:p>
      <text:p text:style-name="P1"><text:span text:style-name="v_20_-_20_Verse_20_Number"><text:span text:style-name="T2">4 </text:span></text:span><text:span text:style-name="T1">Hushai akiri na Jerusalem gi na tango so Absalom asi na mbarata na ya ti gbata. </text:span><text:soft-page-break/><text:span text:style-name="T1">Ambeni zo ayeke na ngia si ambeni aduti gi kpoo tongaso—me ala sara bira na fini gbia pepe.</text:span></text:p>
      <text:p text:style-name="P6">340</text:p>
      <text:p text:style-name="P1"><text:span text:style-name="v_20_-_20_Verse_20_Number"><text:span text:style-name="T2">1 </text:span></text:span><text:span text:style-name="T1">Hushai afa tere ti lo na Absalom.</text:span></text:p>
      <text:p text:style-name="P7">Ndali ti nyen mo yeke ge? Mbi baa mbi tene mo mu be ti mo na babâ.</text:p>
      <text:p text:style-name="P7">Ndali ti nyen Ahitofel asoro ti sara na mo, si lo zia babâ ti mo? Mbi ye ti sara na lo so Nzapa asoro lo.</text:p>
      <text:p text:style-name="P1"><text:span text:style-name="v_20_-_20_Verse_20_Number"><text:span text:style-name="T2">2 </text:span></text:span><text:span text:style-name="T1">Nzoni mingi. So mbi mu Jerusalem awe, si e sara ni na lege ti bira ape, fade mbi sara nyen fadeso?</text:span></text:p>
      <text:p text:style-name="P1"><text:span text:style-name="v_20_-_20_Verse_20_Number"><text:span text:style-name="T2">3 </text:span></text:span><text:span text:style-name="T1">Ahitofel azia David na be aninga awe, ti ku na lango so lo yeke bi kpale na sese. Lo tene tënë kozo.</text:span></text:p>
      <text:p text:style-name="P7">Fade mbi mu azo 12.000 ti londo na bi so ti gi peko ti David. Fade mbi bi tumba na ndö ti lo na ngoi so lo nzee awe na peko ti kpengo Jerusalem. Fade mbi fâ gi gbia. Tongana lo kui awe, fade azo ti Israel kue ayeke mu mo gbia ti ala. Tongaso e lingbi nga ti fâ azo mingi ape.</text:p>
      <text:p text:style-name="P1"><text:span text:style-name="v_20_-_20_Verse_20_Number"><text:span text:style-name="T2">4 </text:span></text:span><text:span text:style-name="T1">Pialo so ayeke nzoni biani. Oko pasa ti Absalom ayeke ti bi tumba kozoni si David aleke aturugu ti lo. Me Hushai ahinga atene fade David amu ngoi mingi ti kpe na ti sara bira. Lo hinga nga atene Absalom ayeke maseka so asara baba mingi …</text:span></text:p>
      <text:p text:style-name="P6">341</text:p>
      <text:p text:style-name="P1"><text:span text:style-name="v_20_-_20_Verse_20_Number"><text:span text:style-name="T2">1 </text:span></text:span><text:span text:style-name="T1">Ahitofel amu nzoni wango—ndali ti lo wani. Biani, lo wani, lo ye ti tara ti gbu David. Gi oko pasa ti gonda ti lo laa. Me lo girisa ye oko: David, na azo ti lo, ayeke angangu zo ti bira ti Israel. Na ndembe so, ngonzo asara ala tongana asioni kota nyama so a nzi akete molenge ti ala. Tongana mo bi tumba, si ye ahon ngangu ti mo, fade azo atene mo gbu le ni ape, si ala kiri asara bira na mo.</text:span></text:p>
      <text:p text:style-name="P1"><text:span text:style-name="v_20_-_20_Verse_20_Number"><text:span text:style-name="T2">2 </text:span></text:span><text:span text:style-name="T1">A hon kue, o gbia, alingbi mo ku, mo iri azo saki saki ti amara kue ti Israel. Tongana mo luti na li ti ala tongana walombe ti aturugu, fade David agbu le ni na mo ape.</text:span></text:p>
      <text:p text:style-name="P1"><text:span text:style-name="v_20_-_20_Verse_20_Number"><text:span text:style-name="T2">3 </text:span></text:span><text:span text:style-name="T1">Biani, pialo ti Hushai asara titene mbi wara gonda.</text:span></text:p>
      <text:p text:style-name="P7">Gbia so mbi soro ti mu maboko na lo ayeke nzoni ape—taa buba zo!</text:p>
      <text:p text:style-name="P7">Tongana Absalom ama yanga ti mbi, fade David awara ngoi ti kpe.</text:p>
      <text:p text:style-name="P1"><text:span text:style-name="v_20_-_20_Verse_20_Number"><text:span text:style-name="T2">4 </text:span></text:span><text:span text:style-name="T1">Nzapa akiri na peko ti sambela ti David. Buba ti Absalom asara si lo ke wango ti </text:span><text:soft-page-break/><text:span text:style-name="T1">Ahitofel. Me Ahitofel ahinga atene wango ti Hushai amu lege na David ti hon ndö ti Absalom. Na ndoni kue, lo hinga atene tingo ti Absalom ayeke nga kuâ ti lo ndali ti so lo mu maboko na zo so aka gbia David. Tongaso so lo kiri na kodro si lo leke atënë kue ti sewa ti lo.</text:span></text:p>
      <text:p text:style-name="P1"><text:span text:style-name="v_20_-_20_Verse_20_Number"><text:span text:style-name="T2">5 </text:span></text:span><text:span text:style-name="T1">Gi so Ahitofel aleke atënë ti da ti lo kue awe, lo fâ tere ti lo. Kota ye ti vundu laa ndali ti zo so ayeke ando wamungo-wango na gbia na lege ti ndara mara ni use ape.</text:span></text:p>
      <text:p text:style-name="P6">342</text:p>
      <text:p text:style-name="P1"><text:span text:style-name="v_20_-_20_Verse_20_Number"><text:span text:style-name="T2">1 </text:span></text:span><text:span text:style-name="T1">Awatokua ti Hushai aga na sango ti gbotongo mê na David. Lo wu tere pepe ngbii lo fâ ngu ti Jourdain, si lo si na sese ti azo so angba ti mu peko ti lo.</text:span></text:p>
      <text:p text:style-name="P1"><text:span text:style-name="v_20_-_20_Verse_20_Number"><text:span text:style-name="T2">2 </text:span></text:span><text:span text:style-name="T1">Na bi ni so, David, na azo ti lo, afâ ngu ti Jourdain na gere. Na mbage ni kâ, ala duti na siriri na gbata ti Mahanaim. Amakonzi ni amu peko ti David aninga.</text:span></text:p>
      <text:p text:style-name="P1"><text:span text:style-name="v_20_-_20_Verse_20_Number"><text:span text:style-name="T2">3 </text:span></text:span><text:span text:style-name="T1">Baa akobe na agbogbo laa. Makonzi ti mbi atokua ni ngbanga ti gbia David na azo ti tere ti lo.</text:span></text:p>
      <text:p text:style-name="P7">Tufa na li ti ala. Tene na makonzi ti mo, fade mbi girisa nzoni be ti lo ape.</text:p>
      <text:p text:style-name="P1"><text:span text:style-name="v_20_-_20_Verse_20_Number"><text:span text:style-name="T2">4 </text:span></text:span><text:span text:style-name="T1">Ndo so ayeke nzoni ndo ti bongbi aturugu ti ku na gango ti Absalom.</text:span></text:p>
      <text:p text:style-name="P7">Taa-tënë, fade e sara bira na molenge ti mbi ge. Me ataa mbage wa si aso benda, fade mawa asi na mbi.</text:p>
      <text:p text:style-name="P6">343</text:p>
      <text:p text:style-name="P1"><text:span text:style-name="v_20_-_20_Verse_20_Number"><text:span text:style-name="T2">1 </text:span></text:span><text:span text:style-name="T1">Absalom-ee!</text:span></text:p>
      <text:p text:style-name="P7">2 Samuel 18:1—19:15</text:p>
      <text:p text:style-name="P7">Absalom atokua azo ti lo, si lo bongbi aturugu na popo ti amara ti Israel kue. Lo hon na ala ti fâ ngu ti Jourdain ti bi tumba na tere ti babâ ti lo David.</text:p>
      <text:p text:style-name="P1"><text:span text:style-name="v_20_-_20_Verse_20_Number"><text:span text:style-name="T2">2 </text:span></text:span><text:span text:style-name="T1">Na ndembe so nga, Yoab na David abongbi aturugu ti gbia na kodro ti Mahanaim.</text:span></text:p>
      <text:p text:style-name="P7">Absalom agirisa ti gi lege ti hinga wala aturugu ti mo ayeke mu mbage ti mo wala ti lo. Aturugu ti lingbi na e ayeke daa ape. E manda pikango bira na lege ti kindango azo ti Filistii. So e kue e bongbi na ndo oko, ye ahunzi na ala awe. Ala yeke na pasa ape.</text:p>
      <text:p text:style-name="P7">Biani, Yoab. Mu yanga e gue. Fade mbi gue na mo.</text:p>
      <text:p text:style-name="P1"><text:span text:style-name="v_20_-_20_Verse_20_Number"><text:span text:style-name="T2">3 </text:span></text:span><text:span text:style-name="T1">Ên-en, David. Mo yeke gbia fadeso, senge turugu ape. Ngere ti fini ti mo ayeke ngangu mingi. Dabe ti mo na ngoi so koya ti kota Goliat atara ti kiri peko ni na mo? Lo ga nduru ti fâ mo! Zia e tiri bira ti mo. Mo ngba na ya ti gbata, mo duti nduru ti tokua </text:span><text:soft-page-break/><text:span text:style-name="T1">aturugu na taa ngoi ni.</text:span></text:p>
      <text:p text:style-name="P7">Tongana so ayeke nzoni na le ti mo, fade mbi ngba ge.</text:p>
      <text:p text:style-name="P1"><text:span text:style-name="v_20_-_20_Verse_20_Number"><text:span text:style-name="T2">4 </text:span></text:span><text:span text:style-name="T1">Na yanga ti gbagba …</text:span></text:p>
      <text:p text:style-name="P7">Ndali ti mbi, sara kue si Absalom angba na fini. Lo ngba molenge ti mbi lakue. Ataa nyen, mbi ndoye lo.</text:p>
      <text:p text:style-name="P6">344</text:p>
      <text:p text:style-name="P1"><text:span text:style-name="v_20_-_20_Verse_20_Number"><text:span text:style-name="T2">1 </text:span></text:span><text:span text:style-name="T1">Abongbi ti bira use atengbi tere na ya ti gbako ti Efraim. Yoab asoro nzoni ndo ti bira—azo ti Absalom alingbi ti tiri na gbako so pepe. Adu, gba ti akeke na anyama ti ngonda alingbi ti sara sioni na aturugu ti ngangu li so, legeoko na ayongoro zeme ti aturugu ti David.</text:span></text:p>
      <text:p text:style-name="P6">345</text:p>
      <text:p text:style-name="P1"><text:span text:style-name="v_20_-_20_Verse_20_Number"><text:span text:style-name="T2">1 </text:span></text:span><text:span text:style-name="T1">Absalom atara ti kiri na peko na ndö ti mbarata ti lo.</text:span></text:p>
      <text:p text:style-name="P7">Me na ndembe so lo tara ti kpe …</text:p>
      <text:p text:style-name="P1"><text:span text:style-name="v_20_-_20_Verse_20_Number"><text:span text:style-name="T2">2 </text:span></text:span><text:span text:style-name="T1">… li ti lo ali na popo ti amaboko ti keke so ayeke nduru na sese.</text:span></text:p>
      <text:p text:style-name="P1"><text:span text:style-name="v_20_-_20_Verse_20_Number"><text:span text:style-name="T2">3 </text:span></text:span><text:span text:style-name="T1">Ye ahunzi na Absalom awe so keke agbu kuä ti li ti lo. Yoab awara lo kâ. Lo ke yanga so David amu ti bata Absalom si lo kai kota kpale ni biani.</text:span></text:p>
      <text:p text:style-name="P1"><text:span text:style-name="v_20_-_20_Verse_20_Number"><text:span text:style-name="T2">4 </text:span></text:span><text:span text:style-name="T1">So mawa na mo, Absalom, me ayeke nzoni ye ngbanga ti kodro-gbia laa.</text:span></text:p>
      <text:p text:style-name="P1"><text:span text:style-name="v_20_-_20_Verse_20_Number"><text:span text:style-name="T2">5 </text:span></text:span><text:span text:style-name="T1">Huru tatalita. E so benda awe.</text:span></text:p>
      <text:p text:style-name="P6">346</text:p>
      <text:p text:style-name="P1"><text:span text:style-name="v_20_-_20_Verse_20_Number"><text:span text:style-name="T2">1 </text:span></text:span><text:span text:style-name="T1">Gbia ti mbi, e yeke awalombe ti bira ni!</text:span></text:p>
      <text:p text:style-name="P7">Nzoni. Nzoni. Ka molenge ti mbi Absalom? Lo yeke senge?</text:p>
      <text:p text:style-name="P1"><text:span text:style-name="v_20_-_20_Verse_20_Number"><text:span text:style-name="T2">2 </text:span></text:span><text:span text:style-name="T1">Na ndembe so lo ma tënë ti kuâ ti Absalom, David ama na ndo ti bembengo ndo ti gbata lo oko, ti toto mua ti molenge ti lo.</text:span></text:p>
      <text:p text:style-name="P7">O, Absalom-ee! Mbi laa mbi kui fade si mo ngba na fini. Molenge ti mbi-ee!</text:p>
      <text:p text:style-name="P1"><text:span text:style-name="v_20_-_20_Verse_20_Number"><text:span text:style-name="T2">3 </text:span></text:span><text:span text:style-name="T1">Na ya ti dema ti lo, David avi peko ti lo na azo so aso benda ngbanga ti lo. Ti hunzingo ni, Yoab ague atene tënë na gbia.</text:span></text:p>
      <text:p text:style-name="P7">Mo sara ye mo baa mo tene mo ye si Absalom aso benda! Mo girisa azo so atiri ti soo mo—na asewa ti mo, na lengo gbia ti mo? Tongana mo ngba gi na ni, fade azo ti mo kue alondo ti ke mo.</text:p>
      <text:p text:style-name="P1"><text:soft-page-break/><text:span text:style-name="v_20_-_20_Verse_20_Number"><text:span text:style-name="T2">4 </text:span></text:span><text:span text:style-name="T1">David abaa so Yoab ayeke tene taa-tënë. Lo leke songo na amara so amu peko ti Absalom, si lo kiri na Jerusalem.</text:span></text:p>
      <text:p text:style-name="P6">347</text:p>
      <text:p text:style-name="P1"><text:span text:style-name="v_20_-_20_Verse_20_Number"><text:span text:style-name="T2">1 </text:span></text:span><text:span text:style-name="T1">Me na ndembe so David ahinga atene Yoab afâ Absalom na mbana, lo sara ngonzo, lo zi lo na li ti aturugu ni.</text:span></text:p>
      <text:p text:style-name="P7">A hon kue, gi lakue tongaso, David alingbi ti fâ ngbanga na li ti asewa ti lo pepe. Mbeni lâ lo kiri na Yoab na ndo-kua ti lo.</text:p>
      <text:p text:style-name="P7">Me mbi sara so kue ndali ti mo.</text:p>
      <text:p text:style-name="P1"><text:span text:style-name="v_20_-_20_Verse_20_Number"><text:span text:style-name="T2">2 </text:span></text:span><text:span text:style-name="T1">Na ndembe ni so, maseka-koli Salomon—so iri ti lo atene “siriri”—ayeke mai na lo yeke manda aye na popo ti awandara so angoro lo.</text:span></text:p>
      <text:p text:style-name="P1"><text:span text:style-name="v_20_-_20_Verse_20_Number"><text:span text:style-name="T2">3 </text:span></text:span><text:span text:style-name="T1">Mama ti lo agirisa pepe kota tufa ti Nzapa na ndö ti Salomon, na bibe ti lo ayeke so, fade mbeni lâ lo ga gbia.</text:span></text:p>
      <text:p text:style-name="P7">Kota Gbia, mo sara taa nzoni be na lo awe. Gbaa mo yeke na nzoni pialo ndali ti lo. Sara si aye so abaa gigi.</text:p>
      <text:p text:style-name="P1"><text:span text:style-name="v_20_-_20_Verse_20_Number"><text:span text:style-name="T2">4 </text:span></text:span><text:span text:style-name="T1">Angu ayeke hon, si David aga mbakoro. Mbeni sango amu ya ti Jerusalem kue atene David angba lakue ti woko. Azo kue ahinga atene David asoro Salomon ti ga gbia na ti leke kota da ti Nzapa. Me asango ti lege ayeke daa …</text:span></text:p>
      <text:p text:style-name="P6">348</text:p>
      <text:p text:style-name="P1"><text:span text:style-name="v_20_-_20_Verse_20_Number"><text:span text:style-name="T2">1 </text:span></text:span><text:span text:style-name="T1">Atënë ti gbe mingo</text:span></text:p>
      <text:p text:style-name="P7">1 Agbia 1</text:p>
      <text:p text:style-name="P7">Ambeti ti Agbia na Use Mbeti ti Mbai afa mbai ti kota kodro ti Ahebro na ya ti angu so kue Salomon ale-gbia. Ala fa nga kangbingo ya ti kodro ni ti ga akodro use so ayeke nde—Juda na Israel—nga na tingo ti ala use kue.</text:p>
      <text:p text:style-name="P7">Ayaya ti koli ti Adonia akui awe si bibe ti lo ayeke so: lege azi na lo polele biani awe.</text:p>
      <text:p text:style-name="P7">Babâ ti mbi ayeke woko, ayeke woko. Gi mbi oko laa tanga ti ayaya ni. Fade gi mbi laa azo asoro ti ga gbia na peko ti lo. Ala tisa amolenge ti gbia kue aga! Me Salomon, ita ti mbi ti babâ oko, ape! Fade e wara tere na Têne ti Ngbo.</text:p>
      <text:p text:style-name="P1"><text:span text:style-name="v_20_-_20_Verse_20_Number"><text:span text:style-name="T2">2 </text:span></text:span><text:span text:style-name="T1">Ala te ye na ngia! Na ya ti alango so, fade babâ ti mbi amu mbi tongana gbia ti Israel. Fade ala wara kota ndo na popo ti azo ti yangbo ti mbi.</text:span></text:p>
      <text:p text:style-name="P1"><text:span text:style-name="T1">Adonia abaa ti lo atene na ngangu ti Yoab, zo ti li ti aturugu, na Abiatar, oko na popo </text:span><text:soft-page-break/><text:span text:style-name="T1">ti akota wayango-sandaga use, fade lo hon na ngangu. Me lo iri Salomon na ya ti matanga ti lo pepe, lo tisa nga Natan, wayanga-Nzapa, ti duti na tere ti lo pepe, nga na Benaya, makonzi ti aturugu ti David.</text:span></text:p>
      <text:p text:style-name="P6">349</text:p>
      <text:p text:style-name="P1"><text:span text:style-name="v_20_-_20_Verse_20_Number"><text:span text:style-name="T2">1 </text:span></text:span><text:span text:style-name="T1">Mawa ti Adonia ayeke so, Natan ahinga fade bibe ti Nzapa awe.</text:span></text:p>
      <text:p text:style-name="P7">Kota maseka ti fandara so abaa ti lo atene fade ni ga gbia. Me Nzapa asoro ti lo mbeni zo nde.</text:p>
      <text:p text:style-name="P1"><text:span text:style-name="v_20_-_20_Verse_20_Number"><text:span text:style-name="T2">2 </text:span></text:span><text:span text:style-name="T1">Na ndembe so Adonia ayeke na ya ti matanga, Natan ayeke tene tënë na Batsheba.</text:span></text:p>
      <text:p text:style-name="P7">Tongana Adonia aga gbia, fade lo yeke tumba mo na Salomon. Wala lo fâ ala. Tongana mo ye ti ngba na fini na molenge ti mo, sara gi na lege ti yanga ti mbi.</text:p>
      <text:p text:style-name="P7">Fa na mbi ni, fade mbi sara.</text:p>
      <text:p text:style-name="P1"><text:span text:style-name="v_20_-_20_Verse_20_Number"><text:span text:style-name="T2">3 </text:span></text:span><text:span text:style-name="T1">Lo ma wango ti Natan, lo gue hio ti baa David.</text:span></text:p>
      <text:p text:style-name="P7">Gbia ti mbi, mo mu zendo na molenge ti mbi, Salomon, ti le-gbia na peko ti mo. Me ita ti lo Adonia adekongo na mê ti azo kue, ni mu mbata ti gbia awe.</text:p>
      <text:p text:style-name="P7">Tokua a iri Natan na wayango-sandaga, Sadok.</text:p>
      <text:p text:style-name="P1"><text:span text:style-name="v_20_-_20_Verse_20_Number"><text:span text:style-name="T2">4 </text:span></text:span><text:span text:style-name="T1">Natan asoro gi ngoi so ti ga na tere ti gbia.</text:span></text:p>
      <text:p text:style-name="P7">Taa-tënë biani so lo tene awe. Adonia ayeke gi lege ti gbian zendo ti mo na lege ti fini gbia.</text:p>
      <text:p text:style-name="P6">350</text:p>
      <text:p text:style-name="P1"><text:span text:style-name="v_20_-_20_Verse_20_Number"><text:span text:style-name="T2">1 </text:span></text:span><text:span text:style-name="T1">Gba ti amolenge ayeke tiri ndali ti kpoto ti mbi ti gbia!</text:span></text:p>
      <text:p text:style-name="P1"><text:span text:style-name="v_20_-_20_Verse_20_Number"><text:span text:style-name="T2">2 </text:span></text:span><text:span text:style-name="T1">Gue na Salomon na li ti ngu ti Gihon na mo diko lo gbia polele.</text:span></text:p>
      <text:p text:style-name="P1"><text:span text:style-name="v_20_-_20_Verse_20_Number"><text:span text:style-name="T2">3 </text:span></text:span><text:span text:style-name="T1">Sadok na Natan asara gi hio biani. Salomon aduti na ndö ti lele ti babâ ti lo si lo gue na nzoni li ti ngu ti Gihon, si kâ laa, atuku mafuta na li ti lo ti ga gbia ti Israel. Tatalita atoto …</text:span></text:p>
      <text:p text:style-name="P7">Gbia Salomon na nduzu!</text:p>
      <text:p text:style-name="P1"><text:span text:style-name="v_20_-_20_Verse_20_Number"><text:span text:style-name="T2">4 </text:span></text:span><text:span text:style-name="T1">Benaya ahon na fini gbia na gbata, si azo abara lo na dengo kongo ti ala na taa ngia.</text:span></text:p>
      <text:p text:style-name="P7">Nzapa asara tufa na li ti gbia Salomon!</text:p>
      <text:p text:style-name="P6">351</text:p>
      <text:p text:style-name="P1"><text:span text:style-name="v_20_-_20_Verse_20_Number"><text:span text:style-name="T2">1 </text:span></text:span><text:span text:style-name="T1">Dekongo ti matanga ni ayeke kota mingi, si asi na mê ti agene ti matanga ti Adonia. </text:span><text:soft-page-break/><text:span text:style-name="T1">Mbeni watokua asi, si lo vunga sango so atene, David amu Salomon ti ga gbia fadeso. So ala hinga atene fade amu ala tongana awakango-kodro, azo ti matanga ti Adonia kue akpe na mbeto.</text:span></text:p>
      <text:p text:style-name="P7">Pasa titene mbi ngba na fini ayeke gi oko!</text:p>
      <text:p text:style-name="P1"><text:span text:style-name="v_20_-_20_Verse_20_Number"><text:span text:style-name="T2">2 </text:span></text:span><text:span text:style-name="T1">Adonia, molenge ti gbia, akpe na da so ayeke nzoni kue, ndo so azo ayeke voro Nzapa. Lo gbu adidi ti gbalaka ti sandaga ni.</text:span></text:p>
      <text:p text:style-name="P7">Zo oko alingbi ti fâ mbi na gbalaka ti Nzapa ape. Zia Salomon amu zendo ti zia mbi na fini si.</text:p>
      <text:p text:style-name="P1"><text:span text:style-name="v_20_-_20_Verse_20_Number"><text:span text:style-name="T2">3 </text:span></text:span><text:span text:style-name="T1">Na ndembe so Salomon awara ita ti lo na da so ayeke nzoni kue, lo yeda ti zia Adonia na fini—tongana lo ye ti fa biani so lo lingbi na nzoni be ti lo. Adonia, zo ti mbeto, amu zendo ni gi titene lo ngba na fini.</text:span></text:p>
      <text:p text:style-name="P7">Me na pekoni, alingbi Salomon afâ Adonia na turugu ti li ni, Yoab, ndali ti so ala sara ye na gbe mingo ti ka kodro.</text:p>
      <text:p text:style-name="P6">352</text:p>
      <text:p text:style-name="P4">[Middle panel]</text:p>
      <text:p text:style-name="P7">Kuâ ti gbia so Nzapa asoro lo</text:p>
      <text:p text:style-name="P7">Abia 27; 46; 84; 2 Samuel 23</text:p>
      <text:p text:style-name="P7">David ale-gbia na ndö ti Israel ngbanga ti ngu 40, si lo kui. A lu lo na Jerusalem. Azo ti Israel kue atoto kuâ ti wabatango-taba so asara si Israel aga kota kodro-gbia ahon kue. Na ya ye kue so asi na lo, lakue lo mu gonda na yango iri na Nzapa …</text:p>
      <text:p text:style-name="P1"><text:span text:style-name="v_20_-_20_Verse_20_Number"><text:span text:style-name="T2">1 </text:span></text:span><text:span text:style-name="T1">Wabatango-taba:</text:span></text:p>
      <text:p text:style-name="P7">Kota Gbia ayeke lumiere ti mbi, wasongo-mbi. Fade mbi sara mbeto ti zo wa?</text:p>
      <text:p text:style-name="P7">Tongana azo ti sioni asara bira na mbi, fade ala pika gere ti ala si ala ti na sese.</text:p>
      <text:p text:style-name="P1"><text:span text:style-name="v_20_-_20_Verse_20_Number"><text:span text:style-name="T2">2 </text:span></text:span><text:span text:style-name="T1">Zo ti bira na kodro wande:</text:span></text:p>
      <text:p text:style-name="P7">Nzapa ayeke ndo so e kpe daa, lo yeke ngangu ti e. Ataa sese ayingi, ahoto alondo ati, kota ngu-ingo amu ndo kue, Nzapa ti ngangu alingbi ti soo e: “ala duti kpoo, ala hinga so mbi yeke Nzapa”.</text:p>
      <text:p text:style-name="P1"><text:span text:style-name="v_20_-_20_Verse_20_Number"><text:span text:style-name="T2">3 </text:span></text:span><text:span text:style-name="T1">Gbia ti Israel:</text:span></text:p>
      <text:p text:style-name="P7">Tongana zo ale-gbia na lege ti mbirimbiri, lo le-gbia na ya mbeto ti Nzapa. Lo yeke tongana lâ ti kota ndaperere, ndaperere ti mbinda pepe, tongana lumiere so aza na peko ti ngu-Nzapa si apere alingbi ti mai.</text:p>
      <text:p text:style-name="P1"><text:soft-page-break/><text:span text:style-name="v_20_-_20_Verse_20_Number"><text:span text:style-name="T2">4 </text:span></text:span><text:span text:style-name="T1">Na kuâ ti lo:</text:span></text:p>
      <text:p text:style-name="P7">Taa so pendere na kodro-gbia ti mo ti yayu, o Nzapa. Lango oko na ya ti gbagba ti kota da ti mo ahon lango mingi na mbeni ndo nde.</text:p>
      <text:p text:style-name="P6">353</text:p>
      <text:p text:style-name="P1"><text:span text:style-name="v_20_-_20_Verse_20_Number"><text:span text:style-name="T2">1 </text:span></text:span><text:span text:style-name="T1">Ndara ti Salomon</text:span></text:p>
      <text:p text:style-name="P7">1 Agbia 3</text:p>
      <text:p text:style-name="P7">A tuku mafuta na li ti Salomon si lo ga gbia ti Israel. Lo yeke kozo molenge ti David so aya iri ti babâ ti lo, nga na ti Nzapa. Lo sara aye ota titene lengo gbia ti lo akpengba. Fade aye ota so aluti biani na ya ti lengo gbia ti lo.</text:p>
      <text:p text:style-name="P7">Kozoni, ti zia na sese ngangu mbuki na Ezipte, Salomon amu molenge ti Faraon ti ga wali ti lo.</text:p>
      <text:p text:style-name="P1"><text:span text:style-name="v_20_-_20_Verse_20_Number"><text:span text:style-name="T2">2 </text:span></text:span><text:span text:style-name="T1">Use: Nzapa amu lege na babâ ti lo, David, ti leke kota da ti Nzapa pepe. Nilaa, Salomon aleke apialo ngbanga ti mbeni da so alingbi ti ga ndo ti duti ti lo so aleke aye kue na ya ti dunia.</text:span></text:p>
      <text:p text:style-name="P1"><text:span text:style-name="v_20_-_20_Verse_20_Number"><text:span text:style-name="T2">3 </text:span></text:span><text:span text:style-name="T1">Ti ota ni, lo gue kâ na gbalaka ti Gabaon ti mu asandaga na ti gi tufa ti Nzapa. Kâ na gbalaka ni, lo mu bi kue ti sambela Nzapa.</text:span></text:p>
      <text:p text:style-name="P6">354</text:p>
      <text:p text:style-name="P1"><text:span text:style-name="v_20_-_20_Verse_20_Number"><text:span text:style-name="T2">1 </text:span></text:span><text:span text:style-name="T1">Na bi ni so, Salomon awara mbeni bango li …</text:span></text:p>
      <text:p text:style-name="P7">Nyen laa mo ye ti hunda na mbi, molenge ti zo ti kua ti mbi David?</text:p>
      <text:p text:style-name="P1"><text:span text:style-name="v_20_-_20_Verse_20_Number"><text:span text:style-name="T2">2 </text:span></text:span><text:span text:style-name="T1">Gbia Nzapa, mbi yeke hunda gi be ti ndara si mbi lingbi ti le-gbia na ndö ti azo ti mo, na ti hinga popo ti nzoni na sioni.</text:span></text:p>
      <text:p text:style-name="P1"><text:span text:style-name="v_20_-_20_Verse_20_Number"><text:span text:style-name="T2">3 </text:span></text:span><text:span text:style-name="T1">Mo lingbi fade ti hunda amosoro, ti te gigi aninga, wala kuâ ti awato ti mo. Me mo hunda ndara. Fade mbi mu na mo ye so mo hunda nga na ye so mo hunda ape so. Ndara ti mo na hingango ndo ayeke hon ti azo kue. Me mbi yeke mu na mo nga mosoro na gonda. Mbeni gbia ti lingbi na mo ayeke duti daa ape. Tongana mo yeke ma yanga ti mbi, fade gigi ti mo ayeke yo.</text:span></text:p>
      <text:p text:style-name="P6">355</text:p>
      <text:p text:style-name="P1"><text:span text:style-name="v_20_-_20_Verse_20_Number"><text:span text:style-name="T2">1 </text:span></text:span><text:span text:style-name="T1">Tongana Salomon azingo na lango na gbalaka ni kâ, lo gonda Nzapa so amu na lo akota zendo so. Lo sambela titene Nzapa amu na lo maboko ti sara na lege ti ndara </text:span><text:soft-page-break/><text:span text:style-name="T1">ngbanga ti azo ti lo.</text:span></text:p>
      <text:p text:style-name="P7">Aninga pepe na pekoni, Nzapa amu lege na lo ti tara ndara ti lo. Awali-yere adu molenge gi na ngoi oko. Molenge ti mbeni oko akui, si lo tene molenge ti mba ti ni ayeke ti ni. Me zo oko ti hinga taa mama ti molenge ni ayeke daa pepe.</text:p>
      <text:p text:style-name="P1"><text:span text:style-name="v_20_-_20_Verse_20_Number"><text:span text:style-name="T2">2 </text:span></text:span><text:span text:style-name="T1">So molenge ti mbi!</text:span></text:p>
      <text:p text:style-name="P7">Mvene! Ti lo laa akui so!</text:p>
      <text:p text:style-name="P7">Nzoni, ngbanga ti lege ayeke daa ape ti hinga taa-tënë, a ngba gi ye oko ti sara—fade ala kangbi ya ti molenge ni. Ga na yongoro zeme.</text:p>
      <text:p text:style-name="P1"><text:span text:style-name="v_20_-_20_Verse_20_Number"><text:span text:style-name="T2">3 </text:span></text:span><text:span text:style-name="T1">Zo oko amu ndambo ni!</text:span></text:p>
      <text:p text:style-name="P6">356</text:p>
      <text:p text:style-name="P1"><text:span text:style-name="v_20_-_20_Verse_20_Number"><text:span text:style-name="T2">1 </text:span></text:span><text:span text:style-name="T1">Ala fâ lo ape!</text:span></text:p>
      <text:p text:style-name="P7">Ala mu gi molenge ni na lo, mbi gbu gere ti ala. Ala fâ lo ape.</text:p>
      <text:p text:style-name="P1"><text:span text:style-name="v_20_-_20_Verse_20_Number"><text:span text:style-name="T2">2 </text:span></text:span><text:span text:style-name="T1">Ye so mbi ye fade ti hinga laa. Taa mama ti molenge ni asoro ti mu molenge ti lo na mbeni mama si alingbi ti fâ lo ape. Kiri mo mu molenge ti mo si mo duti na ngia.</text:span></text:p>
      <text:p text:style-name="P1"><text:span text:style-name="v_20_-_20_Verse_20_Number"><text:span text:style-name="T2">3 </text:span></text:span><text:span text:style-name="T1">Tongana azo ti Israel ama tënë ti ngobo ti ndara ti Salomon so lo hinga taa mama ti molenge ni, li ti ala akpe ngbanga ti so ala hinga so lo tene tënë na ndara ti Nzapa.</text:span></text:p>
      <text:p text:style-name="P6">357</text:p>
      <text:p text:style-name="P1"><text:span text:style-name="v_20_-_20_Verse_20_Number"><text:span text:style-name="T2">1 </text:span></text:span><text:span text:style-name="T1">Zia be ti mo na Nzapa, baa gi ngangu ti mo pepe. Mu peko ti lo, fade lo sara si lege ti mo aga nzoni.</text:span></text:p>
      <text:p text:style-name="P1"><text:span text:style-name="v_20_-_20_Verse_20_Number"><text:span text:style-name="T2">2 </text:span></text:span><text:span text:style-name="T1">Tongana a gboto me ti mo mingi, fade mo manda ye mingi; gi abuba zo si abaa atene ani yeke nzoni kue.</text:span></text:p>
      <text:p text:style-name="P1"><text:span text:style-name="v_20_-_20_Verse_20_Number"><text:span text:style-name="T2">3 </text:span></text:span><text:span text:style-name="T1">Kiringo na tënë na nzoni be asara si ngonzo ade. Me tënë ti songo be asara si ngonzo alondo.</text:span></text:p>
      <text:p text:style-name="P4">[Middle panel]</text:p>
      <text:p text:style-name="P1"><text:span text:style-name="v_20_-_20_Verse_20_Number"><text:span text:style-name="T2">4 </text:span></text:span><text:span text:style-name="T1">Amato ti Salomon</text:span></text:p>
      <text:p text:style-name="P7">Amato (Proverbes)</text:p>
      <text:p text:style-name="P7">Na lege ti ndara so Nzapa amu na lo, Salomon asu na mbeti amato mingi ti fa lege na azo ti duti nzoni.</text:p>
      <text:p text:style-name="P1"><text:span text:style-name="v_20_-_20_Verse_20_Number"><text:span text:style-name="T2">5 </text:span></text:span><text:span text:style-name="T1">Be ti zo so ayeke na ngia asara si kobela ti lo akai; me vundu ti be asara si ngangu atia zo.</text:span></text:p>
      <text:p text:style-name="P1"><text:soft-page-break/><text:span text:style-name="v_20_-_20_Verse_20_Number"><text:span text:style-name="T2">6 </text:span></text:span><text:span text:style-name="T1">Zo so aye mba ti lo biani, lo yeke ye lo nga na ngoi ti ngangu.</text:span></text:p>
      <text:p text:style-name="P1"><text:span text:style-name="v_20_-_20_Verse_20_Number"><text:span text:style-name="T2">7 </text:span></text:span><text:span text:style-name="T1">Titene iri ti zo awu nzoni, so laa ayeke nzoni ahon titene lo duti na gba ti mosoro.</text:span></text:p>
      <text:p text:style-name="P6">358</text:p>
      <text:p text:style-name="P1"><text:span text:style-name="v_20_-_20_Verse_20_Number"><text:span text:style-name="T2">1 </text:span></text:span><text:span text:style-name="T1">Ye kue na ngoi ti lo</text:span></text:p>
      <text:p text:style-name="P7">Zo ti bongbingo azo (Ecclesiaste) 3</text:p>
      <text:p text:style-name="P7">Ye oko oko ayeke na ngoi ti lo,</text:p>
      <text:p text:style-name="P7">Aye so kue ayeke si na ndö ti sese ayeke na ngoi ni:</text:p>
      <text:p text:style-name="P7">Ngoi ti dungo ayeke daa,</text:p>
      <text:p text:style-name="P7">Ngoi ti kuâ ayeke daa,</text:p>
      <text:p text:style-name="P7">Ngoi ti lungo ye ayeke daa,</text:p>
      <text:p text:style-name="P7">Ngoi ti gbotongo ye so alu ayeke daa,</text:p>
      <text:p text:style-name="P7">Ngoi ti fango zo ayeke daa,</text:p>
      <text:p text:style-name="P7">Ngoi ti kaingo kobela na tere ti zo ayeke daa,</text:p>
      <text:p text:style-name="P7">Ngoi ti kungbingo da ayeke daa,</text:p>
      <text:p text:style-name="P7">Ngoi ti sarango da ayeke daa,</text:p>
      <text:p text:style-name="P7">Ngoi ti toto ayeke daa,</text:p>
      <text:p text:style-name="P7">Ngoi ti hengo ngia ayeke daa,</text:p>
      <text:p text:style-name="P7">Ngoi ti totongo kuâ ayeke daa,</text:p>
      <text:p text:style-name="P7">Ngoi ti dodo na ngia ayeke daa,</text:p>
      <text:p text:style-name="P7">Ngoi ti bingo têne ayeke daa,</text:p>
      <text:p text:style-name="P7">Ngoi ti bongbingo têne ayeke daa,</text:p>
      <text:p text:style-name="P7">Ngoi ti hurungo ngbangba ayeke daa,</text:p>
      <text:p text:style-name="P7">Ngoi ti hurungo ngbangba pepe ayeke daa,</text:p>
      <text:p text:style-name="P7">Ngoi ti gingo ye ayeke daa,</text:p>
      <text:p text:style-name="P7">Ngoi ti girisango ye ayeke daa,</text:p>
      <text:p text:style-name="P7">Ngoi ti batango ye ayeke daa,</text:p>
      <text:p text:style-name="P7">Ngoi ti bingo ye ayeke daa,</text:p>
      <text:p text:style-name="P7">Ngoi ti surungo bongo ayeke daa,</text:p>
      <text:p text:style-name="P7">Ngoi ti fungo bongo ayeke daa,</text:p>
      <text:p text:style-name="P7">Ngoi ti kaingo kpoo ayeke daa,</text:p>
      <text:p text:style-name="P7">Ngoi ti tenengo tënë ayeke daa,</text:p>
      <text:p text:style-name="P7"><text:soft-page-break/>Ngoi ti yengo zo ayeke daa,</text:p>
      <text:p text:style-name="P7">Ngoi ti kengo zo ayeke daa,</text:p>
      <text:p text:style-name="P7">Ngoi ti bira ayeke daa,</text:p>
      <text:p text:style-name="P7">Ngoi ti siriri ayeke daa.</text:p>
      <text:p text:style-name="P7">Lo sara ye kue pendere na ngoi ti lo … ye so kue Nzapa asara ayeke ngba lakue.</text:p>
      <text:p text:style-name="P6">359</text:p>
      <text:p text:style-name="P1"><text:span text:style-name="v_20_-_20_Verse_20_Number"><text:span text:style-name="T2">1 </text:span></text:span><text:span text:style-name="T1">Kota da-Nzapa ti Salomon</text:span></text:p>
      <text:p text:style-name="P7">1 Agbia 5—9; 2 Ambai 2—8</text:p>
      <text:p text:style-name="P7">Azo kue ayeke na ngia. Israel aduti na siriri. Salomon aleke nzoni duti na popo ti akodro so ayeke nduru na lo. Agbia ti akodro so David akinda, ala ayeke futa lapo na Salomon. Na lege so, Israel ato nda ti pendere nzoni ngoi.</text:p>
      <text:p text:style-name="P7">Ti to nda ti kozo kota pialo ti lekengo da, Salomon atokua mbeni zo na ngbene mba ti babâ ti lo, gbia Hiram ti gbata ti Tir.</text:p>
      <text:p text:style-name="P7">Gbia Salomon abara mo mingi si lo hunda mo titene mo tokua na lo anzoni keke ti sedre na sipre si lo lingbi ti leke na kota da ti Nzapa na Jerusalem.</text:p>
      <text:p text:style-name="P1"><text:span text:style-name="v_20_-_20_Verse_20_Number"><text:span text:style-name="T2">2 </text:span></text:span><text:span text:style-name="T1">Mbi gonda Nzapa so amu na mba ti mbi, David, molenge ti ndara so. Tene na gbia ti mo, fade mbi mu na lo aye so lo hunda si lo lingbi nga ti mu na mbi mafuta na ble, so atia kodro ti mbi.</text:span></text:p>
      <text:p text:style-name="P1"><text:span text:style-name="v_20_-_20_Verse_20_Number"><text:span text:style-name="T2">3 </text:span></text:span><text:span text:style-name="T1">Agbia use so asara ngere. Akoli saki mingi ayeke na ya ti gbako ti Liban, na kua ti fango akeke ti sedre ti kota da ti Nzapa ti Salomon.</text:span></text:p>
      <text:p text:style-name="P6">360</text:p>
      <text:p text:style-name="P1"><text:span text:style-name="v_20_-_20_Verse_20_Number"><text:span text:style-name="T2">1 </text:span></text:span><text:span text:style-name="T1">Nduru na Jerusalem, azo asara kua ngangu na ndo ti fango ya ti têne, ti sigingo na ngbongboro têne ti lekengo na gunda ti da ti Nzapa. Anzoni mason aleke angbongboro têne oko oko kue si alingbi ti duti nzoni kue na ndo so a zia ni da.</text:span></text:p>
      <text:p text:style-name="P1"><text:span text:style-name="v_20_-_20_Verse_20_Number"><text:span text:style-name="T2">2 </text:span></text:span><text:span text:style-name="T1">Asedre ti Liban, pendere keke mara ni use ape, alondo na Tir ti sua na le ti ngu. Asuru ambeni ti sara na apilie ti kota da si amu ambeni ti sara na li ti da.</text:span></text:p>
      <text:p text:style-name="P1"><text:span text:style-name="v_20_-_20_Verse_20_Number"><text:span text:style-name="T2">3 </text:span></text:span><text:span text:style-name="T1">Na pekoni, amu bengba wen ti sara na kua ti wen.</text:span></text:p>
      <text:p text:style-name="P1"><text:span text:style-name="v_20_-_20_Verse_20_Number"><text:span text:style-name="T2">4 </text:span></text:span><text:span text:style-name="T1">Na ndembe ni so, awandara ti kua ti lôro ti kodro ni aleke asembe na aye ti kua kue ti kota da-Nzapa. Salomon aye ti baa kota da-Nzapa kue aza zango na lôro.</text:span></text:p>
      <text:p text:style-name="P6"><text:soft-page-break/>361</text:p>
      <text:p text:style-name="P1"><text:span text:style-name="v_20_-_20_Verse_20_Number"><text:span text:style-name="T2">1 </text:span></text:span><text:span text:style-name="T1">Taa na peko ti ngu mbarambara ti kua, kota pendere da-Nzapa ahunzi biani. Akoli, awali na amolenge ti Israel kue abongbi na Jerusalem ti baa awayongo-sandaga na yongo sanduku ti mbuki ti li na kota da-Nzapa. Kâ, na ya ni, na ndo ti nzoni kue—so avuko si fenetere ayeke daa pepe—azia sanduku ni na gbe ti akpangi ti asheruben, asheruben so ayo metere osio na ndambo.</text:span></text:p>
      <text:p text:style-name="P6">362</text:p>
      <text:p text:style-name="P1"><text:span text:style-name="v_20_-_20_Verse_20_Number"><text:span text:style-name="T2">1 </text:span></text:span><text:span text:style-name="T1">Salomon akuku na likunu ti lo ti sambela na dawa ti azo ti Israel kue …</text:span></text:p>
      <text:p text:style-name="P7">Nzapa wa si alingbi na mo! Mo zi sioni ti azo; mo fa lege na azo ti mo tongana ti so mo sara na Moise, so asigigi na e na gbe ti ngbaa ti Ezipte.</text:p>
      <text:p text:style-name="P1"><text:span text:style-name="v_20_-_20_Verse_20_Number"><text:span text:style-name="T2">2 </text:span></text:span><text:span text:style-name="T1">Me gere ti kua ti Salomon ti lekengo da angba gi na kota da-Nzapa pepe. Gi hio na pekoni lo to nda ti leke kota da ti gbia.</text:span></text:p>
      <text:p text:style-name="P7">Zia Jerusalem aga pendere gbata mara ni use ape na ya ti dunia.</text:p>
      <text:p text:style-name="P7">Salomon, fade ayeke pendere biani: sedre na bengba wen na lôro.</text:p>
      <text:p text:style-name="P1"><text:span text:style-name="v_20_-_20_Verse_20_Number"><text:span text:style-name="T2">3 </text:span></text:span><text:span text:style-name="T1">Amosoro so alondo na akodro nde nde angba ti ga mingi. Amangboko ti Arabii na ti Afrika aga na aye ti ngere ngangu mingi.</text:span></text:p>
      <text:p text:style-name="P7">Andeke ti fandara na pembe ti doli! Ti sara na nyen?</text:p>
      <text:p text:style-name="P7">Tongana mo ga wamosoro tongana Salomon, mo ye aye ti pendere mingi.</text:p>
      <text:p text:style-name="P1"><text:span text:style-name="v_20_-_20_Verse_20_Number"><text:span text:style-name="T2">4 </text:span></text:span><text:span text:style-name="T1">Me azo kue na Israel laa ayeke na mosoro pepe. Azo na gigi ti gbata ti Jerusalem ato nda ti dema …</text:span></text:p>
      <text:p text:style-name="P7">Baa! Ti mbi, ale ti kobe ti ambarata ti Salomon laa.</text:p>
      <text:p text:style-name="P6">363</text:p>
      <text:p text:style-name="P1"><text:span text:style-name="v_20_-_20_Verse_20_Number"><text:span text:style-name="T2">1 </text:span></text:span><text:span text:style-name="T1">Ambarata! Kobe ti awali ti gbia ti kodro wande, ti azo ti kua ti lo, na ti ambarata ti lo, tanga ti kobe ti e angba mingi ape, e awayere so!</text:span></text:p>
      <text:p text:style-name="P1"><text:span text:style-name="v_20_-_20_Verse_20_Number"><text:span text:style-name="T2">2 </text:span></text:span><text:span text:style-name="T1">Me apialo ti Salomon asi singo na ya bibe ti lo …</text:span></text:p>
      <text:p text:style-name="P7">Azambala ti e ti buze atambula na To, Do, Banga na Mbongo. Me mbeni lege ti kota buze ahon e.</text:p>
      <text:p text:style-name="P7">Na ndo wa?</text:p>
      <text:p text:style-name="P1"><text:span text:style-name="v_20_-_20_Verse_20_Number"><text:span text:style-name="T2">3 </text:span></text:span><text:span text:style-name="T1">Ngu-ingo! Mbi ye ti leke amangboko ti buze ti sua ngbii ahon na peko ti Kota Ngu-ingo ti Asosongo kâ.</text:span></text:p>
      <text:p text:style-name="P1"><text:soft-page-break/><text:span text:style-name="v_20_-_20_Verse_20_Number"><text:span text:style-name="T2">4 </text:span></text:span><text:span text:style-name="T1">A leke amangboko kue. Ala si singo na amosoro ti li na Jerusalem. Ala gue na asango ti pendere ti gbata ni na ti ndara ti gbia ni. Asango ague yongoro mingi—ti si na ando so ayo mingi tongana akodro ti sese ti Arabii.</text:span></text:p>
      <text:p text:style-name="P6">364</text:p>
      <text:p text:style-name="P1"><text:span text:style-name="v_20_-_20_Verse_20_Number"><text:span text:style-name="T2">1 </text:span></text:span><text:span text:style-name="T1">Iri so awu</text:span></text:p>
      <text:p text:style-name="P7">1 Agbia 10:1—11:8</text:p>
      <text:p text:style-name="P7">Iri ti Salomon awu amu ndo kue, ataa gbia-wali ti Saba kue …</text:p>
      <text:p text:style-name="P7">Gi iri ti Salomon! Salomon! Gi ambai ti mosoro na ndara laa mbi ma. Mbi yeke gue na Jerusalem ti baa na le ti mbi, wala ambai so ayeke taa-tënë.</text:p>
      <text:p text:style-name="P1"><text:span text:style-name="v_20_-_20_Verse_20_Number"><text:span text:style-name="T2">2 </text:span></text:span><text:span text:style-name="T1">Gbia-wali ni atanda gba ti zambala ti tambula na yongoro lege. Ala yo amosoro—apendere yombo ti to na kobe, gba ti lôro na atêne ti ngere ngangu. Ala tambula ngbii ala baa gbata ti Jerusalem.</text:span></text:p>
      <text:p text:style-name="P7">So ti mo pendere gbata! Na li ti hoto tongana zango kpoto ti gbia.</text:p>
      <text:p text:style-name="P6">365</text:p>
      <text:p text:style-name="P1"><text:span text:style-name="v_20_-_20_Verse_20_Number"><text:span text:style-name="T2">1 </text:span></text:span><text:span text:style-name="T1">Salomon ayamba wali-gbia alingbi na taa gbia. Aye ti ngere ngangu so lo baa na yangbo ayingi lo. A hon kue, lo gi ti tara ndara ti Salomon na lege ti atoli.</text:span></text:p>
      <text:p text:style-name="P7">Nyen ti sese laa si kite ti lo ayeke ape, na so wa laa si hingango nda ni aso?</text:p>
      <text:p text:style-name="P7">Ye ti sese so kite ti lo ayeke daa pepe, ayeke kuâ. Zo oko ahinga pepe ye so e yeke wara ande na yayu.</text:p>
      <text:p text:style-name="P1"><text:span text:style-name="v_20_-_20_Verse_20_Number"><text:span text:style-name="T2">2 </text:span></text:span><text:span text:style-name="T1">Kiringo tënë so ahon gbungo li ti wali-gbia ni. Lo ngba gi na hundango ndo ti ngangu na Salomon. Salomon akiri na peko ti atoli so kue lo hunda na legeni. Na pekoni lo hon na wali-gbia so na ya ti pendere gbata ti fa na lo pendere kota da-Nzapa, kota yangbo ti gbia so a leke na atêne ti ngere ngangu, nga na ambarata ti lo gbani gbani.</text:span></text:p>
      <text:p text:style-name="P6">366</text:p>
      <text:p text:style-name="P1"><text:span text:style-name="v_20_-_20_Verse_20_Number"><text:span text:style-name="T2">1 </text:span></text:span><text:span text:style-name="T1">Jerusalem akono mingi ahon angbene gbagba ti lo awe. E yeke leke afini ni.</text:span></text:p>
      <text:p text:style-name="P7">Zo ti bango ndo na ndö ti akua so ahinga ndo.</text:p>
      <text:p text:style-name="P1"><text:span text:style-name="v_20_-_20_Verse_20_Number"><text:span text:style-name="T2">2 </text:span></text:span><text:span text:style-name="T1">Le ti mo akpengba biani! So Yeroboam laa, makonzi na ndö ti akua kue.</text:span></text:p>
      <text:p text:style-name="P1"><text:span text:style-name="T1">Tongana gbia-wali ni abaa gbata ni kue awe, lo sigigi na amatabisi ti lôro, ayombo so </text:span><text:soft-page-break/><text:span text:style-name="T1">warango ni aso, na atêne ti ngere ngangu ti mu na Salomon. Na pekoni lo kiri na kodro ti lo. Lo gonda ndara na mosoro ti Salomon. Andaa kozoni Salomon asara na ndara ti lo ti sara nzoni na azo ti Nzapa. Fadeso lo sara na ni titene agbia ti kodro wande agonda lo.</text:span></text:p>
      <text:p text:style-name="P1"><text:span text:style-name="v_20_-_20_Verse_20_Number"><text:span text:style-name="T2">3 </text:span></text:span><text:span text:style-name="T1">Salomon angba lakue ti leke ada—me azo ayeke gi be ti ala si ye so ala baa amu vundu na ala.</text:span></text:p>
      <text:p text:style-name="P7">Mbeni kota da ti yanda ti awali ti kodro wande ti gbia. Lo mu alapo ti e si lo leke na ni.</text:p>
      <text:p text:style-name="P7">Ada-nzapa ti apagano so afa atene Salomon ayeke hunda Nzapa ti fa lege na lo mbeni pepe. Kpale ayeke ku Israel kâ na li ni.</text:p>
      <text:p text:style-name="P6">367</text:p>
      <text:p text:style-name="P1"><text:span text:style-name="v_20_-_20_Verse_20_Number"><text:span text:style-name="T2">1 </text:span></text:span><text:span text:style-name="T1">Ndara ati awe</text:span></text:p>
      <text:p text:style-name="P7">1 Agbia 11:29-43</text:p>
      <text:p text:style-name="P7">Kpale atara ti ga na sese ti Israel. Kota lapo abi ngonzo na be ti azo. Ambeni atene tënë ti bingo kpale na sese. Me gbia Salomon akanga le ti lo na ndö ti aye so kue ayeke si. Mbeni lâ, tongana Yeroboam, makonzi ti akua ti gbia, asigigi na ya ti Jerusalem …</text:p>
      <text:p text:style-name="P7">Yeroboam! Luti si! Mbi yeke na mbeni tokua ti Nzapa ndali ti mo.</text:p>
      <text:p text:style-name="P7">Ahia!</text:p>
      <text:p text:style-name="P1"><text:span text:style-name="v_20_-_20_Verse_20_Number"><text:span text:style-name="T2">2 </text:span></text:span><text:span text:style-name="T1">Tokua ti Nzapa? A tene nyen? Ka mo suru bongo ti mo ngbanga ti nyen?</text:span></text:p>
      <text:p text:style-name="P7">Ayeke na lege so laa lengo gbia ti Salomon ayeke suru—ngbanga ti lo vi peko ti lo na Nzapa.</text:p>
      <text:p text:style-name="P6">368</text:p>
      <text:p text:style-name="P1"><text:span text:style-name="v_20_-_20_Verse_20_Number"><text:span text:style-name="T2">1 </text:span></text:span><text:span text:style-name="T1">Ahia asuru ya ti kota bongo ni 12.</text:span></text:p>
      <text:p text:style-name="P7">Nilaa! Mu afango ni baleoko so. Ala fa so fade mo yeke le-gbia na ndo ti amara baleoko ti Israel na peko ti Salomon. Fade a mu atanga ni use so na molenge ti Salomon si zendo ti Nzapa na David aga taa-tënë.</text:p>
      <text:p text:style-name="P1"><text:span text:style-name="v_20_-_20_Verse_20_Number"><text:span text:style-name="T2">2 </text:span></text:span><text:span text:style-name="T1">Salomon asara ngonzo tongana lo ma peko ti tënë ti Ahia so.</text:span></text:p>
      <text:p text:style-name="P7">Mbi si mbi zia Yeroboam na li ti kua—fadeso lo ye ti luti na ndo ni ti mu azo ti ga na kpale na ndö ti mbi. Ala gi lo, afâ lo!</text:p>
      <text:p text:style-name="P1"><text:span text:style-name="v_20_-_20_Verse_20_Number"><text:span text:style-name="T2">3 </text:span></text:span><text:span text:style-name="T1">Me amba ti Yeroboam akoto lo hio, si lo kpe na sese ti Ezipte.</text:span></text:p>
      <text:p text:style-name="P7"><text:soft-page-break/>Mbi ngba ge ngbii Salomon akui si. E baa wala tënë ti Ahia ayeke ga taa-tënë. Mbi yeke le-gbia na ndö ti amara ti Israel ti mbage ti banga?</text:p>
      <text:p text:style-name="P7">Asango ti demango tere ti azo ti mo asi na e ge aninga kete.</text:p>
      <text:p text:style-name="P1"><text:span text:style-name="v_20_-_20_Verse_20_Number"><text:span text:style-name="T2">4 </text:span></text:span><text:span text:style-name="T1">Me Salomon angba lakue gi na ya ti angoi ti mosoro—na ahon kue, lo ngba nduru na azo ti lo ti ma demango tere ti ala pepe. Ataa tënë ti zendo ti Ahia kue so atene fade kodro-gbia ni ayeke kangbi use ndali ti ayanda so lo voro, Salomon agirisa ni.</text:span></text:p>
      <text:p text:style-name="P6">369</text:p>
      <text:p text:style-name="P1"><text:span text:style-name="v_20_-_20_Verse_20_Number"><text:span text:style-name="T2">1 </text:span></text:span><text:span text:style-name="T1">Ti hunzingo ni, Salomon amu peko ti awali ti akodro wande so ti voro ayanda ti ala.</text:span></text:p>
      <text:p text:style-name="P7">Zia e sambela nzapa ti mbi maa! Fade amu ngia na mbi mingi!</text:p>
      <text:p text:style-name="P7">Asara ye oko ape. Fade mbi ngba lakue ti sambela Nzapa ti Israel nga.</text:p>
      <text:p text:style-name="P1"><text:span text:style-name="v_20_-_20_Verse_20_Number"><text:span text:style-name="T2">2 </text:span></text:span><text:span text:style-name="T1">Ndo so gbia ague daa, azo amu peko ti lo. Mingi ti azo ti Israel ato nda ti voro ayanda. Kodro so kue avi peko ti lo na Nzapa, alingbi ti ngba na ngangu, nga na siriri pepe. Ti Israel ahunzi awe!</text:span></text:p>
      <text:p text:style-name="P1"><text:span text:style-name="v_20_-_20_Verse_20_Number"><text:span text:style-name="T2">3 </text:span></text:span><text:span text:style-name="T1">Biani tongaso, Salomon akui. Na ngangu ti Nzapa, lo sara si Israel aga kota kodro. Me ndali ti mosoro na yango iri, lo vi peko ti lo na Nzapa—si ngangu kodro-gbia ti David ti ando so ayeke ga fadeso fuku ti sese …</text:span></text:p>
      <text:p text:style-name="P6">370</text:p>
      <text:p text:style-name="P1"><text:span text:style-name="v_20_-_20_Verse_20_Number"><text:span text:style-name="T2">1 </text:span></text:span><text:span text:style-name="T1">Kodro-gbia akangbi use</text:span></text:p>
      <text:p text:style-name="P7">1 Agbia 12:1-24</text:p>
      <text:p text:style-name="P7">Gbia Salomon akui awe. Molenge ti lo, Roboam, ague na Sishem titene a mu na lo kpoto ti gbia ti Israel. Amara ti Israel ti mbage ti Banga aga na Yeroboam, makonzi ti ala. Lo londo na sese ti Ezipte ti gbu koko ti ala na gbe ti fini gbia.</text:p>
      <text:p text:style-name="P7">Babâ ti mo hunda na e anengo lapo nga ti sara angangu kua ti apialo ti lekengo ada. E lingbi ti ngba lakue ti yo amara ti akungba so ape! Sara tere ti e ayapu si e mu be ti e kue na mo, me …</text:p>
      <text:p text:style-name="P7">Ala kiri aga na peko ti lango ota si mbi kiri tënë na ala.</text:p>
      <text:p text:style-name="P1"><text:span text:style-name="v_20_-_20_Verse_20_Number"><text:span text:style-name="T2">2 </text:span></text:span><text:span text:style-name="T1">Roboam abaa awamungo-wango ti lo. Akangba atene na lo, alingbi lo ma dema ti azo ti lo, me amba ti lo maseka …</text:span></text:p>
      <text:p text:style-name="P7">Tongana mo yeda na peko ti tënë ti ala, fade ala baa mo tongana zo ti mbeto. A lingbi mo fa na ala biani mo yeke ngangu ahon babâ ti mo.</text:p>
      <text:p text:style-name="P1"><text:soft-page-break/><text:span text:style-name="v_20_-_20_Verse_20_Number"><text:span text:style-name="T2">3 </text:span></text:span><text:span text:style-name="T1">Lango ota na pekoni, azo ni akiri ti ma kiringo tënë ti gbia. Me vundu asara ala.</text:span></text:p>
      <text:p text:style-name="P7">Kungba ti babâ ti mbi ane? Fade mbi sara si akiri ane ahon ndoni! Babâ ti mbi apika ala na zaza? Fade mbi pika ala na akparakongo!</text:p>
      <text:p text:style-name="P6">371</text:p>
      <text:p text:style-name="P1"><text:span text:style-name="v_20_-_20_Verse_20_Number"><text:span text:style-name="T2">1 </text:span></text:span><text:span text:style-name="T1">Mo yeke le-gbia na ndö ti e ape! Gi ndali ti so gbia David ayeke ando ata ti mo, amu na mo lege titene mo ga gbia ti e ape.</text:span></text:p>
      <text:p text:style-name="P7">Tongana e hunzi na mo awe, fade mo le-gbia gi na ndö ti da ti mo wani!</text:p>
      <text:p text:style-name="P1"><text:span text:style-name="v_20_-_20_Verse_20_Number"><text:span text:style-name="T2">2 </text:span></text:span><text:span text:style-name="T1">Sioni tënë ti yanga ti Roboam aga na kota kpale alingbi na atënë si Nzapa afa na gigi kozoni. Tongana ti so wayanga-Nzapa Ahia atene, amara ti Israel baleoko asigigi na gbe ti Roboam si ala mu Yeroboam ti ga gbia ti ala. Ndali ti mbeto ti kuâ, Roboam akpe akiri na Jerusalem. Gi mara ti Juda angba ti mu peko ti lo.</text:span></text:p>
      <text:p text:style-name="P1"><text:span text:style-name="v_20_-_20_Verse_20_Number"><text:span text:style-name="T2">3 </text:span></text:span><text:span text:style-name="T1">Kâ na Jerusalem, Roboam a-iri aturugu ti lo ti sara bira na amara ti mbage ti Banga so abi kpale na sese.</text:span></text:p>
      <text:p text:style-name="P7">Azo kue ayeke nduru ti ma yanga ti mo, gbia.</text:p>
      <text:p text:style-name="P7">Nzoni. Fade mbi tene tënë na ala gi fadeso.</text:p>
      <text:p text:style-name="P7">Ala ku!</text:p>
      <text:p text:style-name="P6">372</text:p>
      <text:p text:style-name="P1"><text:span text:style-name="v_20_-_20_Verse_20_Number"><text:span text:style-name="T2">1 </text:span></text:span><text:span text:style-name="T1">Tënë so alondo na Nzapa ndali ti gbia ti Juda na azo ti lo kue.</text:span></text:p>
      <text:p text:style-name="P7">Ngbanga ti nyen lo iri mbi gbia ti Israel ape?</text:p>
      <text:p text:style-name="P1"><text:span text:style-name="v_20_-_20_Verse_20_Number"><text:span text:style-name="T2">2 </text:span></text:span><text:span text:style-name="T1">Nzapa laa ayeda si kodro so akangbi na ngoi so. Alingbi azo ti Juda asara bira na a-ita ti ala ti Israel ape. Azo kue akiri aduti na da ti ala.</text:span></text:p>
      <text:p text:style-name="P1"><text:span text:style-name="v_20_-_20_Verse_20_Number"><text:span text:style-name="T2">3 </text:span></text:span><text:span text:style-name="T1">Zo wa laa si aye ti mu yanga na e so?</text:span></text:p>
      <text:p text:style-name="P7">So Shemaya, mbeni wayanga-Nzapa laa. Aduti gi mbi, fade mbi ke yanga ti Nzapa ape.</text:p>
      <text:p text:style-name="P1"><text:span text:style-name="v_20_-_20_Verse_20_Number"><text:span text:style-name="T2">4 </text:span></text:span><text:span text:style-name="T1">Bongbi ti aturugu akangbi tere si ala kiri na da ti ala. Amara 12—so abongbi tere na gbe ti gbia Saʼul, David, na Salomon—akangbi fadeso na popo ti amara ti Banga ti Israel na mara ti Mbongo ti Juda.</text:span></text:p>
      <text:p text:style-name="P7">Tanga ti kamene ti Roboam ayeke so: Shishak, Faraon ti Ezipte, (so ayeke mbuki ti Yeroboam) atokua aturugu titene ala gue anzi lôro na amosoro kue na kota da-Nzapa. Gi na kamene laa Roboam amu bengba wen azia na plase ni.</text:p>
      <text:p text:style-name="P6"><text:soft-page-break/>373</text:p>
      <text:p text:style-name="P1"><text:span text:style-name="v_20_-_20_Verse_20_Number"><text:span text:style-name="T2">1 </text:span></text:span><text:span text:style-name="T1">Sioni tongo nda ni ti Israel</text:span></text:p>
      <text:p text:style-name="P7">1 Agbia 12:25—14:20</text:p>
      <text:p text:style-name="P7">Yeroboam aga gbia ti amara ti Banga so a iri ni Israel. Gbia Roboam ale-gbia na kodro-gbia ti Mbongo ti Juda. Mawa ti Yeroboam ayeke so, kota da-Nzapa ngbanga ti azo ti lo ayeke na Israel pepe—ayeke na sese ti Juda.</text:p>
      <text:p text:style-name="P7">Gbia Yeroboam, mo hinga mo tene azo kue angba ti gue na Jerusalem ti voro Kota Gbia na kota da-Nzapa?</text:p>
      <text:p text:style-name="P7">Mbi hinga! Tongana ala ngba ti gue na Juda ti voro Nzapa, fade ala mu mbeni mbage ti be ti ala na mbeni kodro-gbia so. Mbi ye be ti azo ti mbi ti kangbi use tongaso ape.</text:p>
      <text:p text:style-name="P1"><text:span text:style-name="v_20_-_20_Verse_20_Number"><text:span text:style-name="T2">2 </text:span></text:span><text:span text:style-name="T1">So amu na mbi mbeni kode …</text:span></text:p>
      <text:p text:style-name="P7">Ala gue gi na Jerusalem ndali ti so kota da-Nzapa ayeke ge ape.</text:p>
      <text:p text:style-name="P1"><text:span text:style-name="v_20_-_20_Verse_20_Number"><text:span text:style-name="T2">3 </text:span></text:span><text:span text:style-name="T1">Ti kanga lege na azo ti voro Nzapa na Juda, Yeroboam aleke akete bagara use na lôro.</text:span></text:p>
      <text:p text:style-name="P7">Na lani so amara ti e asigigi ando na sese ti Ezipte, ala voro nzapa so. Ala voro ni si fade ala baa pasi ti yongoro lege ti Jerusalem mbeni ape.</text:p>
      <text:p text:style-name="P6">374</text:p>
      <text:p text:style-name="P1"><text:span text:style-name="v_20_-_20_Verse_20_Number"><text:span text:style-name="T2">1 </text:span></text:span><text:span text:style-name="T1">Nzapa laa asoro Yeroboam ando, me Nzapa aye tënë ti yanda oko pepe. Mbeni wayanga-Nzapa alondo na Juda aga na Betel ti fa na gigi tënë ti Nzapa na ndö ti Yeroboam. Ti zonga Yeroboam lo sara tënë gi na gbalaka so aso be ti Nzapa.</text:span></text:p>
      <text:p text:style-name="P7">Gbalaka ti sioni, fade mbeni gbia ti hale ti David afâ ya ti mo si lo fâ asioni wayango-sandaga ti mo! Ti fa so biani ayeke na ngangu ti Kota Gbia, fade ya ti mo akungbi use.</text:p>
      <text:p text:style-name="P1"><text:span text:style-name="v_20_-_20_Verse_20_Number"><text:span text:style-name="T2">2 </text:span></text:span><text:span text:style-name="T1">Ala gbu koli so!</text:span></text:p>
      <text:p text:style-name="P1"><text:span text:style-name="v_20_-_20_Verse_20_Number"><text:span text:style-name="T2">3 </text:span></text:span><text:span text:style-name="T1">Me ngangu ti Nzapa ahole maboko ti Yeroboam si angba gi na nduzu.</text:span></text:p>
      <text:p text:style-name="P1"><text:span text:style-name="v_20_-_20_Verse_20_Number"><text:span text:style-name="T2">4 </text:span></text:span><text:span text:style-name="T1">Azo-ee! Sambela Nzapa si maboko ti mbi aga nzoni.</text:span></text:p>
      <text:p text:style-name="P7">Nzoni—mo wara sava awe. Me hinga so Nzapa avi peko ti lo na mo na sewa ti mo, ndali ti so mo leke gbalaka ti ayanda na ndö ti ahoto.</text:p>
      <text:p text:style-name="P6">375</text:p>
      <text:p text:style-name="P1"><text:span text:style-name="v_20_-_20_Verse_20_Number"><text:span text:style-name="T2">1 </text:span></text:span><text:span text:style-name="T1">Na peko ti so Yeroboam awara sava, lo le-gbia senge ngbanga ti ngu mingi. Bibe ti lo ayeke so, ngonzo ti Nzapa ade awe. Me mbeni lâ …</text:span></text:p>
      <text:p text:style-name="P7"><text:soft-page-break/>Tere ti molenge ti e aso mingi, Yeroboam. Siriri atia mbi.</text:p>
      <text:p text:style-name="P7">Mbi nga kue. Ka e sara nyen? … Fadeso, mbeni wayanga-Nzapa aye ti tene tënë na mbi kete pepe.</text:p>
      <text:p text:style-name="P1"><text:span text:style-name="v_20_-_20_Verse_20_Number"><text:span text:style-name="T2">2 </text:span></text:span><text:span text:style-name="T1">Wayanga-Nzapa Ahia! Lo laa lo tene ando fade mbi yeke ga gbia. Lo laa lo hinga ye so ayeke si. Mo sara titene zo oko ahinga mo ape si mo baa ye so lo yeke tene na ndö ti molenge ti e.</text:span></text:p>
      <text:p text:style-name="P1"><text:span text:style-name="v_20_-_20_Verse_20_Number"><text:span text:style-name="T2">3 </text:span></text:span><text:span text:style-name="T1">Gi hio tongaso, wali ti gbia ayu bongo titene azo ahinga lo pepe, si lo gue na da ti Ahia. Gi so lo do yanga ti da ni …</text:span></text:p>
      <text:p text:style-name="P7">Mbi yeke waziba, me Nzapa afa na mbi iri ti mo, nga na ye so mo ga ngbanga ni. Nzapa asara nzoni be na koli ti mo, si lo ga gbia. Na lege ti kota ndo ti lo Yeroboam asara sioni. Fade sioni ayeke si na lo.</text:p>
      <text:p text:style-name="P7">Fade molenge ti lo akui, si mbeni lâ, fade amu azo ti Israel na ngbaa, si ala kangbi tere kirikiri na akodro nde nde ngbanga ti so ala voro ayanda.</text:p>
      <text:p text:style-name="P1"><text:span text:style-name="v_20_-_20_Verse_20_Number"><text:span text:style-name="T2">4 </text:span></text:span><text:span text:style-name="T1">Kozo tënë ti yanga ti Ahia asi biani hio tongaso. Tongana wali ti gbia asi na da ti lo, andaa molenge ni akui awe! Me Yeroboam ayeke na ndara ti ma wango so pepe. Lo ngba lakue ti gue na azo ti lo na lege ti vorongo ayanda. Laoko Israel akiri na taa lege ti vorongo Nzapa pepe. Na akpale so asi ayeke abira so ati na ndo ti agbia ti Israel, tukungo mene, na fango azo na ngangu. Na ya ti ngu 40, gbia oko na oko ayeke sioni ahon lo so ayeke kozo ti lo. Si gbia Akab aduti na mbata ti gbia. Ti lo sioni ahon ndoni …</text:span></text:p>
      <text:p text:style-name="P6">376</text:p>
      <text:p text:style-name="P1"><text:span text:style-name="v_20_-_20_Verse_20_Number"><text:span text:style-name="T2">1 </text:span></text:span><text:span text:style-name="T1">Sioni wali ti gbia na wayanga-Nzapa</text:span></text:p>
      <text:p text:style-name="P7">1 Agbia 16:29—17:6</text:p>
      <text:p text:style-name="P7">Ngu 60 na peko ti so kodro-gbia ti Israel akangbi use, Akab aduti na mbata ti gbia. Gi legeoko nga tongaso, Akab ayeke taa sioni gbia. Me kozo sioni ti lo—so ahon ye kue—ato nda ni na mungo Yezabel ti ga wali ti lo, molenge-wali ti gbia ti kodro wande, wavorongo-yanda.</text:p>
      <text:p text:style-name="P7">Titene mbi ga wali-gbia ti Israel kue, alingbi azo ti Israel kue avoro nzapa ti mbi, Baal.</text:p>
      <text:p text:style-name="P1"><text:span text:style-name="v_20_-_20_Verse_20_Number"><text:span text:style-name="T2">2 </text:span></text:span><text:span text:style-name="T1">Kamba ti be ti mbi, leke na mbi da-nzapa ti Baal.</text:span></text:p>
      <text:p text:style-name="P7">Ye so kue mo hunda, wali ti mbi.</text:p>
      <text:p text:style-name="P7"><text:soft-page-break/>So nzoni, ngbanga ti so mbi tisa awayango-sandaga ti kodro ti mbi gbani gbani ti duti ge biani awe.</text:p>
      <text:p text:style-name="P1"><text:span text:style-name="v_20_-_20_Verse_20_Number"><text:span text:style-name="T2">3 </text:span></text:span><text:span text:style-name="T1">Aie! Vorongo Baal, nzapa ti ngu-nzapa ti Yezabel.</text:span></text:p>
      <text:p text:style-name="P7">Lo kpe ti lo taa Nzapa ape, sioni wali-gbia so.</text:p>
      <text:p text:style-name="P7">Bata yanga ti mo! Tongaso ape, ti mo awe. Wali-gbia, Yezabel, aye ti ma mara ti tënë so oko ape.</text:p>
      <text:p text:style-name="P6">377</text:p>
      <text:p text:style-name="P1"><text:span text:style-name="v_20_-_20_Verse_20_Number"><text:span text:style-name="T2">1 </text:span></text:span><text:span text:style-name="T1">Lo ye nga mbeni nzapa nde aluti na tere ti nzapa ti lo pepe.</text:span></text:p>
      <text:p text:style-name="P7">Gba ti azo ti mbi mingi amu lege ti voro nzapa ti mo, Baal.</text:p>
      <text:p text:style-name="P7">Lo yeke nzapa ti mo nga, Akab, na ti azo kue. Gi Baal oko si alingbi ti voro lo na ndo so mbi yeke wali-gbia.</text:p>
      <text:p text:style-name="P1"><text:span text:style-name="v_20_-_20_Verse_20_Number"><text:span text:style-name="T2">2 </text:span></text:span><text:span text:style-name="T1">Fade a ga ngangu—ambeni zo ti Israel angba ti voro Nzapa ti Israel.</text:span></text:p>
      <text:p text:style-name="P7">Fade ala kiri ti voro Nzapa ti Israel mbeni ape. Kanga kota da-Nzapa ti lo. Fâ zo so kue akuku na dawa ti Baal ape.</text:p>
      <text:p text:style-name="P1"><text:span text:style-name="v_20_-_20_Verse_20_Number"><text:span text:style-name="T2">3 </text:span></text:span><text:span text:style-name="T1">Gi so lo yeke mu yanga, mbeni koli na agbagbara bongo asi na dawa ti mbata ti gbia.</text:span></text:p>
      <text:p text:style-name="P7">Mo yeke zo wa? Mo hon aturugu so tongana nyen?</text:p>
      <text:p text:style-name="P7">Mbi yeke Elie. Kota Gbia ayeke Nzapa ti mbi. Mo tene Baal laa abaa ndo na ndö ti ngu-Nzapa na akobe ti yaka? Mvene. Fade ngu-Nzapa apika ape—ataa ngu ti pere—ngbii mbi tene tënë ni si.</text:p>
      <text:p text:style-name="P1"><text:span text:style-name="v_20_-_20_Verse_20_Number"><text:span text:style-name="T2">4 </text:span></text:span><text:span text:style-name="T1">Aturugu! Ala fâ koli so!</text:span></text:p>
      <text:p text:style-name="P6">378</text:p>
      <text:p text:style-name="P1"><text:span text:style-name="v_20_-_20_Verse_20_Number"><text:span text:style-name="T2">1 </text:span></text:span><text:span text:style-name="T1">Me Elie agirisa kozoni si mbeni zo azia maboko na ndö ti lo. So lo sigi awe, tënë ti Nzapa asi na Elie.</text:span></text:p>
      <text:p text:style-name="P7">Ngoi ti honde tere ti mo.</text:p>
      <text:p text:style-name="P1"><text:span text:style-name="v_20_-_20_Verse_20_Number"><text:span text:style-name="T2">2 </text:span></text:span><text:span text:style-name="T1">Na lege ti yanga ti Nzapa, Elie ague na kete ngu so asua na mbage ti Do ti ngu ti Jourdain.</text:span></text:p>
      <text:p text:style-name="P1"><text:span text:style-name="v_20_-_20_Verse_20_Number"><text:span text:style-name="T2">3 </text:span></text:span><text:span text:style-name="T1">Kâ laa, akpakpo aga na lo mapa na nyama lakue na ndaperere na lakui.</text:span></text:p>
      <text:p text:style-name="P7">Nzapa asara ka ye si zo ahe ngia daa. Lo sara ye ti kpene, si lo ga na mbi nzoni kobe na lege ti andeke so awamabe alingbi ti te ape.</text:p>
      <text:p text:style-name="P1"><text:soft-page-break/><text:span text:style-name="v_20_-_20_Verse_20_Number"><text:span text:style-name="T2">4 </text:span></text:span><text:span text:style-name="T1">Fade mbi ku ge ngbii Nzapa amu yanga si. Taa-tënë, mbi ye ti duti na anyama so ayeke sioni, ahon ti duti na azo so avoro Baal.</text:span></text:p>
      <text:p text:style-name="P6">379</text:p>
      <text:p text:style-name="P1"><text:span text:style-name="v_20_-_20_Verse_20_Number"><text:span text:style-name="T2">1 </text:span></text:span><text:span text:style-name="T1">Yezabel asara kota ngonzo.</text:span></text:p>
      <text:p text:style-name="P7">Obadia, mo laa mo yeke na li ti azo ti kua ti e, mbi mu na mo yanga ti gi peko ti azo so kue angba ti voro KOTA GBIA na ti fâ ala. Awayanga ti lo nga. Ahon kue, Elie so.</text:p>
      <text:p text:style-name="P1"><text:span text:style-name="v_20_-_20_Verse_20_Number"><text:span text:style-name="T2">2 </text:span></text:span><text:span text:style-name="T1">Me Obadia, lo wani, angba ti mu peko ti Kota Gbia. Titene lo soo fini ti awayanga-Nzapa, lo honde ala na ya ti du ti atêne.</text:span></text:p>
      <text:p text:style-name="P7">Anze ayeke hon si ngu apika pepe. Sese ti Israel so ayeke na apendere fini keke na kugbe aga tongana benyama. Angu ahole kue si akobe ti yaka akui. Kota nzara asi.</text:p>
      <text:p text:style-name="P1"><text:span text:style-name="v_20_-_20_Verse_20_Number"><text:span text:style-name="T2">3 </text:span></text:span><text:span text:style-name="T1">[no text]</text:span></text:p>
      <text:p text:style-name="P1"><text:span text:style-name="v_20_-_20_Verse_20_Number"><text:span text:style-name="T2">4 </text:span></text:span><text:span text:style-name="T1">[no text]</text:span></text:p>
      <text:p text:style-name="P1"><text:span text:style-name="v_20_-_20_Verse_20_Number"><text:span text:style-name="T2">5 </text:span></text:span><text:span text:style-name="T1">Gi Elie laa aga na kpale so!</text:span></text:p>
      <text:p text:style-name="P6">380</text:p>
      <text:p text:style-name="P1"><text:span text:style-name="v_20_-_20_Verse_20_Number"><text:span text:style-name="T2">1 </text:span></text:span><text:span text:style-name="T1">Farini ti kpene ti Elie.</text:span></text:p>
      <text:p text:style-name="P7">1 Agbia 17:7-24</text:p>
      <text:p text:style-name="P7">Holengo ndo andu nga li ti ngu ti Elie. Na peko ti ngu oko so ngu apika pepe so, li ti ngu ni ahole.</text:p>
      <text:p text:style-name="P7">Fade mbi zia be ti mbi na Nzapa ti tene na mbi ye ti sarango ni. Wala akpakpo amanda ti to ngu ti ga na ni?</text:p>
      <text:p text:style-name="P1"><text:span text:style-name="v_20_-_20_Verse_20_Number"><text:span text:style-name="T2">2 </text:span></text:span><text:span text:style-name="T1">Mo gue mo honde tere ti mo na kodro ti Yezabel. Mbi soro mbeni wali-mua kâ ti mu na mo kobe.</text:span></text:p>
      <text:p text:style-name="P7">Nzapa aye titene mbi gue mbi lango na popo ti azo so avoro Baal? Wayere wali-mua alingbi ti wara kobe na ngoi ti kota nzara so? Nzoni, mbi ma awe si fade mbi sara ni.</text:p>
      <text:p text:style-name="P1"><text:span text:style-name="v_20_-_20_Verse_20_Number"><text:span text:style-name="T2">3 </text:span></text:span><text:span text:style-name="T1">So Elie asi na gbata ti Sarepta, lo baa mbeni mbakoro wali so ayeke ro akeke.</text:span></text:p>
      <text:p text:style-name="P7">Bara mo mama! Mo lingbi nga ti mu na mbi gi kete ngu, nga na kete mapa?</text:p>
      <text:p text:style-name="P1"><text:span text:style-name="v_20_-_20_Verse_20_Number"><text:span text:style-name="T2">4 </text:span></text:span><text:span text:style-name="T1">Na mawa na be wali so atene na lo na kuru go.</text:span></text:p>
      <text:p text:style-name="P1"><text:span text:style-name="T1">Zo ti Israel. Gbaa Nzapa ayeke mu na mo lango mingi na sese. Mbi yeke na pasa so ape. Farini so angba alingbi gi ya ti maboko ti mbi oko. Nga nginza ayeke daa ape ti vo mbeni kobe ngbanga ti mbi na molenge ti mbi. Mbi yeke ro akeke so ti to tanga ti kobe </text:span><text:soft-page-break/><text:span text:style-name="T1">kozoni si e kui na nzara.</text:span></text:p>
      <text:p text:style-name="P7">E yeke kui nga gi legeoko.</text:p>
      <text:p text:style-name="P6">381</text:p>
      <text:p text:style-name="P1"><text:span text:style-name="v_20_-_20_Verse_20_Number"><text:span text:style-name="T2">1 </text:span></text:span><text:span text:style-name="T1">Fade Nzapa ti mbi asara ye ti kpene. Gue mo zo mapa so … mo duti na beku.</text:span></text:p>
      <text:p text:style-name="P7">Tënë ti Elie aga taa-tënë. Wali-mua so angba ti to kobe, ta ti farini ti lo angba lakue na farini. Ngbenda ti mafuta ti lo ayeke lakue na mafuta. Ngbanga ti ngu use, kobe ndali ti lo, ti molenge ti lo na ti Elie ahunzi pepe.</text:p>
      <text:p text:style-name="P1"><text:span text:style-name="v_20_-_20_Verse_20_Number"><text:span text:style-name="T2">2 </text:span></text:span><text:span text:style-name="T1">Me vundu angba gi lakue ti ngoro da ti lo.</text:span></text:p>
      <text:p text:style-name="P7">Mo ga ge ndali ti nyen? Nzapa ti mo ahinga mbi wala sioni ti mbi laoko ape kozoni si mo ga. Baa lo see mbi. Lo fâ gi oko molenge ti mbi.</text:p>
      <text:p text:style-name="P7">Duti na siriri, mama. Nzapa ti mbi asara ka ye tongaso ape.</text:p>
      <text:p text:style-name="P1"><text:span text:style-name="v_20_-_20_Verse_20_Number"><text:span text:style-name="T2">3 </text:span></text:span><text:span text:style-name="T1">Biani? Ndali ti nyen mo soo e si mo fâ molenge ti lo?</text:span></text:p>
      <text:p text:style-name="P7">Kota Gbia akiri na peko ti tënë ti Elie na lege ti ngangu si lo kiri na fini ti molenge ni.</text:p>
      <text:p text:style-name="P1"><text:span text:style-name="v_20_-_20_Verse_20_Number"><text:span text:style-name="T2">4 </text:span></text:span><text:span text:style-name="T1">Baa, molenge ti mo akui ape. Lo yeke na fini.</text:span></text:p>
      <text:p text:style-name="P7">Fadeso mbi ma na be na Nzapa ti mo, mbi yeda so mo yeke tene taa-tënë ti lo.</text:p>
      <text:p text:style-name="P7">Na lege ti ye ti kpene so, Nzapa afa atene lo baa ndo na ndö ti azo kue, gi azo ti Israel pepe.</text:p>
      <text:p text:style-name="P6">382</text:p>
      <text:p text:style-name="P1"><text:span text:style-name="v_20_-_20_Verse_20_Number"><text:span text:style-name="T2">1 </text:span></text:span><text:span text:style-name="T1">Kite ti anzapa</text:span></text:p>
      <text:p text:style-name="P7">1 Agbia 18</text:p>
      <text:p text:style-name="P7">Elie ahonde tere ti lo na Sidon ngbanga ti so Yezabel aye ti fâ lo. Na peko ti ngu ota ti holengo ndo, Nzapa atene na Elie ti kiri na sese ti Israel, si ngu-Nzapa akiri ti pika.</text:p>
      <text:p text:style-name="P7">Ngoi ti sigi na le ti azo asi awe.</text:p>
      <text:p text:style-name="P1"><text:span text:style-name="v_20_-_20_Verse_20_Number"><text:span text:style-name="T2">2 </text:span></text:span><text:span text:style-name="T1">Obadia ayeke kozo zo so atengbi na Elie. Lo yeke mu peko ti Kota Gbia, ataa so lo yeke kota wamungo-wango ti gbia Akab.</text:span></text:p>
      <text:p text:style-name="P7">Na peko ti angu so kue, Elie, taa mo laa?</text:p>
      <text:p text:style-name="P7">Tene na gbia Akab mbi yeke ge.</text:p>
      <text:p text:style-name="P1"><text:span text:style-name="v_20_-_20_Verse_20_Number"><text:span text:style-name="T2">3 </text:span></text:span><text:span text:style-name="T1">Mo yeke sara ngia? Fade lo fâ mo. Lo yeke fâ mbi nga.</text:span></text:p>
      <text:p text:style-name="P7">Lo so wa laa mo yeke sara na lo? Akab wala KOTA GBIA?</text:p>
      <text:p text:style-name="P1"><text:span text:style-name="v_20_-_20_Verse_20_Number"><text:span text:style-name="T2">4 </text:span></text:span><text:span text:style-name="T1">Mbi mu ngu ota ti honde awayanga-Nzapa na le ti Akab na Yezabel. Mbi yeke zo ti </text:span><text:soft-page-break/><text:span text:style-name="T1">kua ti KOTA GBIA.</text:span></text:p>
      <text:p text:style-name="P7">Mo zia be ti mo na mbi. Na KOTA GBIA nga. Fa na Akab ndo so mbi yeke daa.</text:p>
      <text:p text:style-name="P6">383</text:p>
      <text:p text:style-name="P1"><text:span text:style-name="v_20_-_20_Verse_20_Number"><text:span text:style-name="T2">1 </text:span></text:span><text:span text:style-name="T1">So Obadia akiri peko ti tokua ni na Akab, gbia akpe na mbarata na loro ti gue ti papa na Elie.</text:span></text:p>
      <text:p text:style-name="P7">Zo ti kpale!</text:p>
      <text:p text:style-name="P7">Mo laa mo ga na kpale, gbia! Mo buba ya ti andia ti Nzapa si mo voro Baal. Mo ye titene mbi kai holengo ndo ni? Iri awayanga ti Baal kue, bongbi amara ti Israel, si ala tengbi mbi na hoto ti Karmel.</text:p>
      <text:p text:style-name="P1"><text:span text:style-name="v_20_-_20_Verse_20_Number"><text:span text:style-name="T2">2 </text:span></text:span><text:span text:style-name="T1">Akab ayeda na tënë ni, ndali ti so hoto ti Karmel aga mbeni ndo so azia nde ngbanga ti vorongo Baal. Lo ga na awayanga ti Baal kue—wungo ti ala 450—ti tengbi na Elie. Azo ti Israel gbani mingi amu peko ti ala ti baa ye so fade ayeke si. Na kota ndaperere, gba ti azo abongbi na li ti hoto na tere ti ngu-ingo.</text:span></text:p>
      <text:p text:style-name="P7">Amara ti Israel! Ye ni gi lakue na popo ti KOTA GBIA na Baal? Tongana Baal ayeke Nzapa, ala voro lo. Tongana KOTA GBIA ayeke taa Nzapa, ala voro gi lo oko. Laso ala soro oko na popo ni!</text:p>
      <text:p text:style-name="P1"><text:span text:style-name="v_20_-_20_Verse_20_Number"><text:span text:style-name="T2">3 </text:span></text:span><text:span text:style-name="T1">Fade e de gapa. Ala ga na e akoli-bagara use. Ala mu oko na awayanga ti Baal, ala mu oko na mbi. Zia ala ya sandaga si ala iri nzapa ti ala. Fade mbi iri KOTA GBIA. Nzapa so ayeke kiri tënë—na lege ti wâ—lo laa lo yeke Nzapa.</text:span></text:p>
      <text:p text:style-name="P7">Fade mbi zia ala sara kozo.</text:p>
      <text:p text:style-name="P7">Be ti azo ayingi na mbeto na mandako ni, ngbanga ti so tongana Elie abi na ngu, Akab ayeke fâ lo.</text:p>
      <text:p text:style-name="P6">384</text:p>
      <text:p text:style-name="P1"><text:span text:style-name="v_20_-_20_Verse_20_Number"><text:span text:style-name="T2">1 </text:span></text:span><text:span text:style-name="T1">Awayanga ti Baal alingbi ti ke dengo gapa so pepe. Ala leke kota gbalaka na sandaga so ama ndo mango, si ala to nda ti he bia na ti iri nzapa ti ala.</text:span></text:p>
      <text:p text:style-name="P1"><text:span text:style-name="v_20_-_20_Verse_20_Number"><text:span text:style-name="T2">2 </text:span></text:span><text:span text:style-name="T1">Awayanga asambela Baal, ti londo na ndaperere asi na bekombite. Me lego oko ayeke daa pepe. Zo ti kiri pekoni ayeke pepe.</text:span></text:p>
      <text:p text:style-name="P7">Ala dekongo ngangu ma! Gbaa, Baal ayeke gbu li ti lo si lo lingbi nga ti ma ala ape. Wala lo gue na kabinee-a! Wala lo lango!</text:p>
      <text:p text:style-name="P1"><text:span text:style-name="v_20_-_20_Verse_20_Number"><text:span text:style-name="T2">3 </text:span></text:span><text:span text:style-name="T1">Tongaso awayanga-nzapa ni ahe bia ngbii li ti ala atomboka. Ala dodo na ngorongo </text:span><text:soft-page-break/><text:span text:style-name="T1">gbalaka ngbanga ti ngbonga ota. Ala fâ tere ti ala na ka, ti ku ti baa wala nzapa ti ala ayeke kiri peko ti tënë. Me ala ma go oko pepe; nzapa ti yengo daa na ala ayeke daa pepe.</text:span></text:p>
      <text:p text:style-name="P1"><text:span text:style-name="v_20_-_20_Verse_20_Number"><text:span text:style-name="T2">4 </text:span></text:span><text:span text:style-name="T1">Na nda ni, ala mu lango oko ti tara aye so kue. Ngangu ahunzi awe, si ala do lege ni, azia.</text:span></text:p>
      <text:p text:style-name="P6">385</text:p>
      <text:p text:style-name="P1"><text:span text:style-name="v_20_-_20_Verse_20_Number"><text:span text:style-name="T2">1 </text:span></text:span><text:span text:style-name="T1">Fadeso ngoi ti Elie asi awe. Tongana ndo ato nda ti vuko awe, lo tisa azo ti Israel kue ti ga nduru. Lo mu atêne 12, so alingbi na wungo ti amara ti Israel, si lo leke na gbalaka ti Nzapa so akungbi.</text:span></text:p>
      <text:p text:style-name="P1"><text:span text:style-name="v_20_-_20_Verse_20_Number"><text:span text:style-name="T2">2 </text:span></text:span><text:span text:style-name="T1">Tongana gbalaka ni ahunzi awe, Elie azi du angoro tere ni.</text:span></text:p>
      <text:p text:style-name="P7">Nyen laa lo yeke sara so?</text:p>
      <text:p text:style-name="P7">Mbi hinga ape.</text:p>
      <text:p text:style-name="P1"><text:span text:style-name="v_20_-_20_Verse_20_Number"><text:span text:style-name="T2">3 </text:span></text:span><text:span text:style-name="T1">Elie azia koli-bagara ngbanga ti sandaga ni na ndö ti gbalaka, si lo mu yanga titene atuku ngu na ndö ni.</text:span></text:p>
      <text:p text:style-name="P7">Ala kiri atuku ngu daa. Zia du so asi.</text:p>
      <text:p text:style-name="P1"><text:span text:style-name="v_20_-_20_Verse_20_Number"><text:span text:style-name="T2">4 </text:span></text:span><text:span text:style-name="T1">So lâ akui na ndö ti Kota Ngu-ingo ti Mediterane, na dawa ti gbalaka ni so ngu mingi ayeke daa, Elie asambela.</text:span></text:p>
      <text:p text:style-name="P7">Ma mbi, o KOTA GBIA. Alingbi laso azo kue ahinga atene mo yeke Nzapa ti Israel. Kiri peko ti tënë na mbi, KOTA GBIA, si be ti azo ni ge akiri na mbage ti mo.</text:p>
      <text:p text:style-name="P6">386</text:p>
      <text:p text:style-name="P1"><text:span text:style-name="v_20_-_20_Verse_20_Number"><text:span text:style-name="T2">1 </text:span></text:span><text:span text:style-name="T1">Gi biani tongaso, wâ ti bekpa asuru le ti nduzu, ataa so mbinda ayeke daa pepe, si agbi gi sandaga ni oko pepe, me atêne ti ndö ti gbalaka ni na ngu kue ti ya ti du so.</text:span></text:p>
      <text:p text:style-name="P7">KOTA GBIA ayeke taa Nzapa!!</text:p>
      <text:p text:style-name="P6">387</text:p>
      <text:p text:style-name="P1"><text:span text:style-name="v_20_-_20_Verse_20_Number"><text:span text:style-name="T2">1 </text:span></text:span><text:span text:style-name="T1">Tongana azo abaa ngangu ti Nzapa, ala londo na ngonzo na tere ti awayanga ti Baal so akui mbeto.</text:span></text:p>
      <text:p text:style-name="P7">KOTA GBIA—lo yeke taa Nzapa!</text:p>
      <text:p text:style-name="P7">Awayanga ti Baal ayeke azo ti mvene!</text:p>
      <text:p text:style-name="P7">Ala fâ awayanga ti Nzapa. Alingbi a fâ ala!</text:p>
      <text:p text:style-name="P1"><text:soft-page-break/><text:span text:style-name="v_20_-_20_Verse_20_Number"><text:span text:style-name="T2">2 </text:span></text:span><text:span text:style-name="T1">Baa, legeoko na zendo ti Nzapa, mbinda aga na ngu-Nzapa!</text:span></text:p>
      <text:p text:style-name="P7">Ni laa?</text:p>
      <text:p text:style-name="P1"><text:span text:style-name="v_20_-_20_Verse_20_Number"><text:span text:style-name="T2">3 </text:span></text:span><text:span text:style-name="T1">Hio na pekoni, kete mbinda so aga kota ngu so azu na sese. Gi hio tongaso, tere ti azo kue gi ngu. Ahon gbungo li ti gbia Akab si lo ti na sese.</text:span></text:p>
      <text:p text:style-name="P7">Londo, gbia Akab. KOTA GBIA akiri afa tere ti lo na ya ti kodro ni. So ngu-Nzapa ti zingo siokpari kue laa, ti gbian na ti sukula sese ti Nzapa na azo ti lo.</text:p>
      <text:p text:style-name="P7">Fadeso mo mu pusu ti mo, si mo kiri na Yezabel, kozo si sese so ahole mingi so aga potopoto ndali ti agere ti pusu ti mo.</text:p>
      <text:p text:style-name="P1"><text:span text:style-name="v_20_-_20_Verse_20_Number"><text:span text:style-name="T2">4 </text:span></text:span><text:span text:style-name="T1">Akab akpe na loro na pusu ti ambarata, me Nzapa amu ngangu na Elie ti kpe loro mingi si lo si kozo ti pusu ti gbia. So amu lege na Elie ti fa taa-tënë na ndö ti ngu-Nzapa so kozo si Akab awara lege ti tene amvene na ndö ti ye so asi.</text:span></text:p>
      <text:p text:style-name="P6">388</text:p>
      <text:p text:style-name="P1"><text:span text:style-name="v_20_-_20_Verse_20_Number"><text:span text:style-name="T2">1 </text:span></text:span><text:span text:style-name="T1">Ketekete go</text:span></text:p>
      <text:p text:style-name="P7">1 Agbia 19:1-18</text:p>
      <text:p text:style-name="P7">Elie aga na asango ti songo benda ti KOTA GBIA na hoto ti Karmel na ti hunzingo ti ngu ota ti holengo ndo. Na ya ti asewa kue na Israel, gi ngia, na kiringo singila, na vingo peko na siokpari.</text:p>
      <text:p text:style-name="P7">Ngu-Nzapa-ee! Gonda na KOTA GBIA!</text:p>
      <text:p text:style-name="P7">Biani, ayeke KOTA GBIA si akiri tënë na wâ. E voro fade Baal ngbanga ti nyen?</text:p>
      <text:p text:style-name="P1"><text:span text:style-name="v_20_-_20_Verse_20_Number"><text:span text:style-name="T2">2 </text:span></text:span><text:span text:style-name="T1">Me wali-gbia, Yezabel, asara kota ngonzo …</text:span></text:p>
      <text:p text:style-name="P7">Na ndembe so azo abaa wâ so alondo na Nzapa, ala ti na ndö ti awayanga ti Baal ti fâ ala. Elie—</text:p>
      <text:p text:style-name="P7">Awayanga-nzapa ti mbi akui? Anzapa-ee! Ala zia mbi ape! Kekereke mara ti ye so ayeke si na Elie nga!</text:p>
      <text:p text:style-name="P1"><text:span text:style-name="v_20_-_20_Verse_20_Number"><text:span text:style-name="T2">3 </text:span></text:span><text:span text:style-name="T1">Ngbanga ti ngu mingi, Elie azia be ti lo na Nzapa na ya ti aye kue. Me so lo ma a tene Yezabel adeba ti baa kuâ ti lo, mbeto na vundu agbu lo.</text:span></text:p>
      <text:p text:style-name="P7">Alingbi mbi kpe yongoro. Kâ na ya ti Juda. Na benyama! Si Yezabel alingbi ti wara mbi kâ ape.</text:p>
      <text:p text:style-name="P6">389</text:p>
      <text:p text:style-name="P1"><text:span text:style-name="v_20_-_20_Verse_20_Number"><text:span text:style-name="T2">1 </text:span></text:span><text:span text:style-name="T1">Ayongoro lege ti Elie ti guengo na To amu ngoi mingi ti hon na ya ti Israel na Juda </text:span><text:soft-page-break/><text:span text:style-name="T1">kue. Lo hon nga na ya ti benyama. Na peko ti lango oko …</text:span></text:p>
      <text:p text:style-name="P7">Awe! Kota Gbia, mu gi fini ti mbi. Bibe ti mbi fade ayeke ti tene Akab, na Yezabel, na azo ti Israel kue abaa aye ti kpene ti mo, ala gbian be ti ala na mbage ti mo. Me ala ngba lakue na ya ti sioni ti ala. Mbi yeke zo senge. Kua ti mbi kue ayeke senge senge. Zia mbi kui.</text:p>
      <text:p text:style-name="P1"><text:span text:style-name="v_20_-_20_Verse_20_Number"><text:span text:style-name="T2">2 </text:span></text:span><text:span text:style-name="T1">Ngbanga ti nzara asara lo na lo nzee, Elie ati na lango. Na ndembe so lo ngba na lango, mbeni watokua ti Kota Gbia asi na mapa na ngu.</text:span></text:p>
      <text:p text:style-name="P7">Zingo, Elie. Mo te kobe.</text:p>
      <text:p text:style-name="P7">Lo hunda ndo nga na ndö ti tanga ti ye ti kpene so pepe. Elie ate gi kobe si lo kiri lo ti na lango. Tongana lo kiri lo zingo, watokua ni angba, na mbeni kobe.</text:p>
      <text:p text:style-name="P1"><text:span text:style-name="v_20_-_20_Verse_20_Number"><text:span text:style-name="T2">3 </text:span></text:span><text:span text:style-name="T1">Nzapa aye titene ye kue ahunzi na Elie na ya ti benyama pepe.</text:span></text:p>
      <text:p text:style-name="P7">Yongoro lege ti mo ade ahunzi pepe. Mo te ye si! Tongaso ape, fade tambula ni akara mo.</text:p>
      <text:p text:style-name="P6">390</text:p>
      <text:p text:style-name="P1"><text:span text:style-name="v_20_-_20_Verse_20_Number"><text:span text:style-name="T2">1 </text:span></text:span><text:span text:style-name="T1">Me nzara ti dutingo wayanga-Nzapa ahunzi na ya ti Elie awe. Lo gue ti tengbi na Nzapa kâ na Sinai, oko hoto so Moise atene tënë na Nzapa daa. Elie asara lango 40 ti si kâ. Na li ti hoto ni, lo li na ya ti mbeni du ti têne.</text:span></text:p>
      <text:p text:style-name="P7">Mbi yeke ku ge ngbii Nzapa akiri tënë na mbi.</text:p>
      <text:p text:style-name="P1"><text:span text:style-name="v_20_-_20_Verse_20_Number"><text:span text:style-name="T2">2 </text:span></text:span><text:span text:style-name="T1">Elie, nyen laa mo yeke sara ge?</text:span></text:p>
      <text:p text:style-name="P7">Mbi gbu koko ti mo na ngangu ti mbi kue, Kota Gbia. Me ye kue angba gi tongaso.</text:p>
      <text:p text:style-name="P1"><text:span text:style-name="v_20_-_20_Verse_20_Number"><text:span text:style-name="T2">3 </text:span></text:span><text:span text:style-name="T1">Ga mo wara mbi na yanga ti du ti têne.</text:span></text:p>
      <text:p text:style-name="P7">Kota, ngangu pupu asuru ya ti hoto ni.</text:p>
      <text:p text:style-name="P7">Me Nzapa ayeke na ya ti pupu so pepe.</text:p>
      <text:p text:style-name="P1"><text:span text:style-name="v_20_-_20_Verse_20_Number"><text:span text:style-name="T2">4 </text:span></text:span><text:span text:style-name="T1">Na pekoni, sese ayingi si ya ti atêne asungba!</text:span></text:p>
      <text:p text:style-name="P7">Me Nzapa ayeke na ya yingingo ti sese pepe.</text:p>
      <text:p text:style-name="P1"><text:span text:style-name="v_20_-_20_Verse_20_Number"><text:span text:style-name="T2">5 </text:span></text:span><text:span text:style-name="T1">Na pekoni, wâ ti bekpa asuru ya ti nduzu gbani mingi!</text:span></text:p>
      <text:p text:style-name="P7">Me Nzapa ayeke na ya ti wâ so pepe.</text:p>
      <text:p text:style-name="P7">Na peko ti aye so kue, lo ma mbeni ketekete go.</text:p>
      <text:p text:style-name="P6">391</text:p>
      <text:p text:style-name="P1"><text:span text:style-name="v_20_-_20_Verse_20_Number"><text:span text:style-name="T2">1 </text:span></text:span><text:span text:style-name="T1">Elie akiri ama go ti Kota Gbia so atene tënë na gbeni.</text:span></text:p>
      <text:p text:style-name="P7"><text:soft-page-break/>Elie, nyen laa mo yeke sara ge?</text:p>
      <text:p text:style-name="P1"><text:span text:style-name="v_20_-_20_Verse_20_Number"><text:span text:style-name="T2">2 </text:span></text:span><text:span text:style-name="T1">KOTA GBIA, azo ti Israel ake ti sara kua ti mo. Ala voro ayanda. Ala fâ awayanga ti mo kue. Angba gi mbi oko, si fadeso ala ye ti fâ mbi nga.</text:span></text:p>
      <text:p text:style-name="P1"><text:span text:style-name="v_20_-_20_Verse_20_Number"><text:span text:style-name="T2">3 </text:span></text:span><text:span text:style-name="T1">Mo ngba gi mo oko pepe. Mbi bata mbeni tanga ti Israel, saki mingi, so akuku laoko na gbe ti Baal pepe. Fade mbi ga na ala so alingbi ti mu maboko titene pialo ti mbi abaa gigi, si kungba ti mo ayapu. Gue kâ na kodro ti Aram si mo tuku mafuta na ndö ti Hazael titene lo ga fini gbia ti ala. Si mo gue mo wara Yehu so ayeke na li ti aturugu na Israel. Fade lo ga gbia na li ti Israel na peko ti Akab. Na ndani, mo gi mbeni maseka-koli so ayeke sara kua na yaka. Iri ti lo Elisee. Fade lo mu peko ti mo ti ga fini wayanga ti mbi.</text:span></text:p>
      <text:p text:style-name="P1"><text:span text:style-name="v_20_-_20_Verse_20_Number"><text:span text:style-name="T2">4 </text:span></text:span><text:span text:style-name="T1">Azendo ti Nzapa akiri amu ngangu na Elie. Lo kiri na sese ti Israel si lo ngba ti sara kua ti Nzapa.</text:span></text:p>
      <text:p text:style-name="P6">392</text:p>
      <text:p text:style-name="P1"><text:span text:style-name="v_20_-_20_Verse_20_Number"><text:span text:style-name="T2">1 </text:span></text:span><text:span text:style-name="T1">Mungo bongo ti kua</text:span></text:p>
      <text:p text:style-name="P7">1 Agbia 19:19-21</text:p>
      <text:p text:style-name="P7">Tënë ti Nzapa amu ngangu na Elie. Me alingbi Elie awara mbeni zo ti mu plase ti lo. Mbeni maseka-koli ayeke fâ ayaka ti asewa ti lo.</text:p>
      <text:p text:style-name="P7">Nzoni! Angu-Nzapa akiri aga awe so. Fade ayaka ayeke kiri ti le kobe. So nzoni ye. Agogoro ti kobe aye ti tia fade. Me Nzapa ayeke baa ndo na ndö ti azo so azia be ti ala na ndö ti lo.</text:p>
      <text:p text:style-name="P1"><text:span text:style-name="v_20_-_20_Verse_20_Number"><text:span text:style-name="T2">2 </text:span></text:span><text:span text:style-name="T1">Elie! Wayanga ti KOTA GBIA!</text:span></text:p>
      <text:p text:style-name="P1"><text:span text:style-name="v_20_-_20_Verse_20_Number"><text:span text:style-name="T2">3 </text:span></text:span><text:span text:style-name="T1">Elie azi yanga pepe. Lo zi bongo ti lo si lo zia na ndö ti go ti Elisee so gbiki amu ni kue.</text:span></text:p>
      <text:p text:style-name="P7">So taa-tënë laa …?</text:p>
      <text:p text:style-name="P1"><text:span text:style-name="v_20_-_20_Verse_20_Number"><text:span text:style-name="T2">4 </text:span></text:span><text:span text:style-name="T1">Singila so mo iri mbi so, Elie! Zia mbi gue mbi su ngbangba ti asewa ti mbi si.</text:span></text:p>
      <text:p text:style-name="P7">Nzoni. Sara ye so mo ye. Me kua ti Nzapa ayeke ku ngoi mingi ape.</text:p>
      <text:p text:style-name="P6">393</text:p>
      <text:p text:style-name="P1"><text:span text:style-name="v_20_-_20_Verse_20_Number"><text:span text:style-name="T2">1 </text:span></text:span><text:span text:style-name="T1">Elisee akiri na kodro. Lo sara matanga ndali ti azo ti lo kozo titene lo gue lo zia ala. Lo fâ abagara ni si lo mu akeke, so ayeke kanga na go ti ala, ti to na nyama ni.</text:span></text:p>
      <text:p text:style-name="P1"><text:span text:style-name="T1">Ala te ye, a-ita. Ala sambela nzoni ngbanga ti fini kua ti mbi. Nzapa a-iri mbi; mbi ma </text:span><text:soft-page-break/><text:span text:style-name="T1">gi yanga ti lo. Keke ti go ti abagara so agbi—ayeke ngbene fini ti mbi—alingbi mbi tambula na fini lege na Nzapa.</text:span></text:p>
      <text:p text:style-name="P1"><text:span text:style-name="v_20_-_20_Verse_20_Number"><text:span text:style-name="T2">2 </text:span></text:span><text:span text:style-name="T1">So kue gi nzoni laa, Elisee, me e lingbi fade ti ka ni!</text:span></text:p>
      <text:p text:style-name="P7">Alingbi mbi gbi aye ti kua ti mbi na peko ti mbi, babâ. Mbi hinga gigi ti wayanga-Nzapa ayeke ye ti ngia ape. Mbi ye titene tara ti ngbene gigi ti mbi akiri aga ape.</text:p>
      <text:p text:style-name="P7">Mo yeke zia gigi ti mosoro ti ma iringo ndo ti Nzapa. Mbi pika kate ti mbi, molenge ti mbi.</text:p>
      <text:p text:style-name="P1"><text:span text:style-name="v_20_-_20_Verse_20_Number"><text:span text:style-name="T2">3 </text:span></text:span><text:span text:style-name="T1">Na pekoni, Elisee abara azo ti lo kue, si lo londo, lo mu peko ti Elie.</text:span></text:p>
      <text:p text:style-name="P6">394</text:p>
      <text:p text:style-name="P1"><text:span text:style-name="v_20_-_20_Verse_20_Number"><text:span text:style-name="T2">1 </text:span></text:span><text:span text:style-name="T1">Sioni nzara ti yaka.</text:span></text:p>
      <text:p text:style-name="P7">1 Agbia 21</text:p>
      <text:p text:style-name="P7">Na ndembe so Elie na Elisee ayeke sara kua ti Nzapa na akete kodro, gbia Akab asi na ndo ti mbeni zo gi hio tongaso.</text:p>
      <text:p text:style-name="P7">Nabot, mbi ye ti vo yaka ti vinye so. Wala tongana mo ye, fade mbi mu na mo gi mbeni nde alingbi na ni.</text:p>
      <text:p text:style-name="P1"><text:span text:style-name="v_20_-_20_Verse_20_Number"><text:span text:style-name="T2">2 </text:span></text:span><text:span text:style-name="T1">Pardon, gbia, mawa ni ayeke so, sewa ti e ayeke wa ti vinye so asara ngu mingi awe. Ayeke nzoni ape titene e ka ni na mbeni zo nde.</text:span></text:p>
      <text:p text:style-name="P1"><text:span text:style-name="v_20_-_20_Verse_20_Number"><text:span text:style-name="T2">3 </text:span></text:span><text:span text:style-name="T1">Mo lingbi ti baa so ayeke nzoni ape ti bi vundu na be ti gbia ti mo.</text:span></text:p>
      <text:p text:style-name="P1"><text:span text:style-name="v_20_-_20_Verse_20_Number"><text:span text:style-name="T2">4 </text:span></text:span><text:span text:style-name="T1">Tongana molenge so a bata lo nzoni ape, Akab akiri na yangbo ti lo na sukungo ngbangba.</text:span></text:p>
      <text:p text:style-name="P7">Kpale ni ayeke nyen? Tere ti mo aso?</text:p>
      <text:p text:style-name="P7">Ên-en. Mbi ye vinye ti Nabot so, me lo ke ti ka ni na mbi.</text:p>
      <text:p text:style-name="P6">395</text:p>
      <text:p text:style-name="P1"><text:span text:style-name="v_20_-_20_Verse_20_Number"><text:span text:style-name="T2">1 </text:span></text:span><text:span text:style-name="T1">So tënë ti nyen laa? Zo wa laa ayeke gbia ge? Gi be ti mo ape. Fade mbi mu na mo yaka ti vinye so.</text:span></text:p>
      <text:p text:style-name="P1"><text:span text:style-name="v_20_-_20_Verse_20_Number"><text:span text:style-name="T2">2 </text:span></text:span><text:span text:style-name="T1">Gi hio tongaso, Yezabel asara mbeti na akangba ti gbata, si lo su iri ti gbia na gbe ni.</text:span></text:p>
      <text:p text:style-name="P7">Ala gi asioni zo use si azo ni azia tënë na li ti Nabot, ala tene Nabot azonga Nzapa si ala bo lo na têne si lo kui.</text:p>
      <text:p text:style-name="P1"><text:span text:style-name="v_20_-_20_Verse_20_Number"><text:span text:style-name="T2">3 </text:span></text:span><text:span text:style-name="T1">Na ngoi so akangba awara mbeti so …</text:span></text:p>
      <text:p text:style-name="P1"><text:span text:style-name="T1">Me Nabot ayeke nzoni zo! Maboko ti Akab ayeke na gbe ti mbeti ni. Me so taa kua ti </text:span><text:soft-page-break/><text:span text:style-name="T1">Yezabel laa.</text:span></text:p>
      <text:p text:style-name="P7">Zo wa si alingbi ti ke amara ti mbela so alondo kâ na wali-gbia?</text:p>
      <text:p text:style-name="P7">Ye so abaa fini ti e kue. Zo wa alingbi ti soo ande Nabot na maboko ti Yezabel so aye gi kuâ ti lo.</text:p>
      <text:p text:style-name="P6">396</text:p>
      <text:p text:style-name="P1"><text:span text:style-name="v_20_-_20_Verse_20_Number"><text:span text:style-name="T2">1 </text:span></text:span><text:span text:style-name="T1">Akangba so asara ye kue alingbi na yanga ti Yezabel. Na lege ti maboko ti ala, na peko ti yanga ti wali-gbia, zo so ayeke na nengo tere akui na mbana. A bo Nabot na têne na be ti lege si lo kui, si ambo ti lege asu mene ti lo na ndö ti atêne.</text:span></text:p>
      <text:p text:style-name="P1"><text:span text:style-name="v_20_-_20_Verse_20_Number"><text:span text:style-name="T2">2 </text:span></text:span><text:span text:style-name="T1">Tongana Yezabel ama peko ti tënë ti kuâ ti Nabot, lo gue hio ti baa gbia.</text:span></text:p>
      <text:p text:style-name="P7">So taa pasa ti mo laa! Nabot akui awe. Mbi mu na mo yaka ti lo awe.</text:p>
      <text:p text:style-name="P7">Nzoni! Mbi mu ni fafadeso.</text:p>
      <text:p text:style-name="P1"><text:span text:style-name="v_20_-_20_Verse_20_Number"><text:span text:style-name="T2">3 </text:span></text:span><text:span text:style-name="T1">Mbi ye ka ti wara ye so be ti mbi aye. Ye oko ti futa ndali ni ape.</text:span></text:p>
      <text:p text:style-name="P7">Me na ngoi so gbia Akab angba ti sara baba na ndö ti fini yaka ti vinye ti lo, wayanga-Nzapa asi gi vaa tongaso …</text:p>
      <text:p text:style-name="P1"><text:span text:style-name="v_20_-_20_Verse_20_Number"><text:span text:style-name="T2">4 </text:span></text:span><text:span text:style-name="T1">So ngbene wato ti mbi laa so ape!</text:span></text:p>
      <text:p text:style-name="P7">Êen, mbi ga na tokua ti mo so alondo na Nzapa. Mo fâ zo ti wara ye ti be ti mo? Tongaso fade mo baa pasi legeoko tongana ti Nabot—mo na wali ti mo, Yezabel!</text:p>
      <text:p text:style-name="P6">397</text:p>
      <text:p text:style-name="P1"><text:span text:style-name="v_20_-_20_Verse_20_Number"><text:span text:style-name="T2">1 </text:span></text:span><text:span text:style-name="T1">Yungo bongo nde</text:span></text:p>
      <text:p text:style-name="P7">1 Agbia 22</text:p>
      <text:p text:style-name="P7">Asi nduru na ngoi so kue Akab ale-gbia na Israel, Yosafat ale-gbia na sese ti Juda. Ngbanga ti ngu mingi, kodro-gbia ti Israel, na ti Juda, asara bira na popo ti ala. Me Yosafat ayeke nzoni gbia so ayekia KOTA GBIA—si lo leke songo na Israel! Yosafat amu lege na molenge ti lo, si lo mu Atalii, molenge ti gbia Akab na Yezabel ti ga wali ti lo.</text:p>
      <text:p text:style-name="P1"><text:span text:style-name="v_20_-_20_Verse_20_Number"><text:span text:style-name="T2">2 </text:span></text:span><text:span text:style-name="T1">Mbeni lâ, tongana gbia ti Juda aga ti baa Akab, Akab ahunda lo ti mu maboko na lo tongana gbia.</text:span></text:p>
      <text:p text:style-name="P7">Azo ti Aram amu mbeni gbata ti mbi. Fade mo mu maboko na mbi ti bi ala na gigi?</text:p>
      <text:p text:style-name="P7">Bira ti mo ayeke bira ti mbi. Me mo hunda Kota Gbia kozoni si.</text:p>
      <text:p text:style-name="P1"><text:span text:style-name="v_20_-_20_Verse_20_Number"><text:span text:style-name="T2">3 </text:span></text:span><text:span text:style-name="T1">Akab a-iri awayanga-nzapa ti lo 400. Na ndembe so lo hunda ti hinga wala lo so benda ti bira so, ala kue akiri peko ti tënë so lo ye ti ma.</text:span></text:p>
      <text:p text:style-name="P7"><text:soft-page-break/>Bi tumba, fade mo so benda!</text:p>
      <text:p text:style-name="P7">Fade mo nika azo ti Aram na sese tongana bagara so le ti lo abe.</text:p>
      <text:p text:style-name="P1"><text:span text:style-name="v_20_-_20_Verse_20_Number"><text:span text:style-name="T2">4 </text:span></text:span><text:span text:style-name="T1">Hmm? Mbeni wayanga ti KOTA GBIA angba ape titene e hunda lo?</text:span></text:p>
      <text:p text:style-name="P7">Mbeni ayeke-a. Me be ti mbi ake lo. Atënë ti lo ayeke gi lakue sioni ngbanga ti mbi.</text:p>
      <text:p text:style-name="P6">398</text:p>
      <text:p text:style-name="P1"><text:span text:style-name="v_20_-_20_Verse_20_Number"><text:span text:style-name="T2">1 </text:span></text:span><text:span text:style-name="T1">A gbu wayanga-Nzapa Mishe na ngangu ti ga na dawa ti agbia, me lo ye ti ga pepe.</text:span></text:p>
      <text:p text:style-name="P7">Mbi baa fade atene gi Elie laa!</text:p>
      <text:p text:style-name="P7">O, ti taa-tënë biani, gbia ti mbi, fade mo so benda na ya ti bira so. Bi tumba, fade mo ga walombe-a!</text:p>
      <text:p text:style-name="P7">So tënë ti mbana! Tene taa-tënë!</text:p>
      <text:p text:style-name="P1"><text:span text:style-name="v_20_-_20_Verse_20_Number"><text:span text:style-name="T2">2 </text:span></text:span><text:span text:style-name="T1">Mo ye taa-tënë? Awayanga-nzapa so kue atene mvene. Fade azo ti Aram ayeke fâ mo. Awe. Mbi lingbi ti gue fadeso?</text:span></text:p>
      <text:p text:style-name="P7">Mbi tene na mo-a! Lo ke mbi biani.</text:p>
      <text:p text:style-name="P1"><text:span text:style-name="v_20_-_20_Verse_20_Number"><text:span text:style-name="T2">3 </text:span></text:span><text:span text:style-name="T1">Hon na lo, kanga lo! Fade mo sigigi na kanga gi tongana mbi kiri senge.</text:span></text:p>
      <text:p text:style-name="P7">Tongana mo kiri senge, ka mbi yeke wayanga-Nzapa ape.</text:p>
      <text:p text:style-name="P6">399</text:p>
      <text:p text:style-name="P1"><text:span text:style-name="v_20_-_20_Verse_20_Number"><text:span text:style-name="T2">1 </text:span></text:span><text:span text:style-name="T1">Gbia Akab aleke tere ti lo ti sara bira na aturugu ti Aram, me bibe ti lo angba na ndö ti tënë ti Mishe.</text:span></text:p>
      <text:p text:style-name="P7">Fade mbi yu mbeni bongo nde si azo ahinga mbi ape!</text:p>
      <text:p text:style-name="P7">Taa-tënë biani—awato ahinga lo pepe. Aturugu ti Aram azia le ti ala gi na ndö ti gbia Yosafat. Ataa so kue, na ngoi so bira aza wâ, mbeni le ti kokora akpo Akab.</text:p>
      <text:p text:style-name="P1"><text:span text:style-name="v_20_-_20_Verse_20_Number"><text:span text:style-name="T2">2 </text:span></text:span><text:span text:style-name="T1">Ala sigigi na mbi na ya ti bira so! Mbi wara ka awe.</text:span></text:p>
      <text:p text:style-name="P1"><text:span text:style-name="v_20_-_20_Verse_20_Number"><text:span text:style-name="T2">3 </text:span></text:span><text:span text:style-name="T1">Bira ni aza wâ ngangu, si zo ti pusu ni awara lege ti kiri na peko pepe. Angbonga ahon mingi awe, si ngangu ahunzi kue na Akab. Mene ti lo asigigi kue, lo kui na ya ti pusu ti lo. So bira ni ahunzi na lakui …</text:span></text:p>
      <text:p text:style-name="P7">Baa! Gbia akui awe!</text:p>
      <text:p text:style-name="P1"><text:span text:style-name="v_20_-_20_Verse_20_Number"><text:span text:style-name="T2">4 </text:span></text:span><text:span text:style-name="T1">Gbia ti ala ayeke mbeni pepe. Tongaso azo ti Israel akiri na kodro. Ala ti na ya ti bira ni awe. A kiri na kuâ ti Akab na kota gbata ti lu ni. A sigigi na pusu ti lo na ya ti gbata ti sukula ni. Tënë ti yanga ti Mishe, na kozo tënë ti yanga ti Elie, aga taa-tënë awe.</text:span></text:p>
      <text:p text:style-name="P6"><text:soft-page-break/>400</text:p>
      <text:p text:style-name="P1"><text:span text:style-name="v_20_-_20_Verse_20_Number"><text:span text:style-name="T2">1 </text:span></text:span><text:span text:style-name="T1">Apusu ti wâ</text:span></text:p>
      <text:p text:style-name="P7">2 Agbia 2:1-18</text:p>
      <text:p text:style-name="P7">Amolenge ti Akab ale-gbia peko ti lo. Me Yezabel angba ti le-gbia na tere ti mbata ni. Na ngoi ti lengo gbia ti use molenge ti lo, Yoram, Elie awara tokua ti Nzapa.</text:p>
      <text:p text:style-name="P7">Kota Gbia atokua mbi na ngu ti Jourdain. Elisee, ngba na ndo so.</text:p>
      <text:p text:style-name="P7">Ên-en. Fini ti mo! Fade mbi yeke zia mo ape.</text:p>
      <text:p text:style-name="P1"><text:span text:style-name="v_20_-_20_Verse_20_Number"><text:span text:style-name="T2">2 </text:span></text:span><text:span text:style-name="T1">Tongaso, ala use kue ahon. Nzapa afa na ala use kue atene tanga ti tambula ti Elie laa, me ala tene tënë pepe. So ala si na ngu ti Jourdain, Elie apika le ti ngu ni na kota bongo ti lo—si ya ti ngu akangbi use. Ala hon na ndö kuru sese.</text:span></text:p>
      <text:p text:style-name="P1"><text:span text:style-name="v_20_-_20_Verse_20_Number"><text:span text:style-name="T2">3 </text:span></text:span><text:span text:style-name="T1">Na mbage ti ngu, Elie aluti. Mo baa mo tene lo hunzi tambula ti lo awe.</text:span></text:p>
      <text:p text:style-name="P7">Mo ye ti hunda mbeni ye kozoni si Nzapa amu mbi?</text:p>
      <text:p text:style-name="P7">Êen. Zia ngangu yingo ti mo aga na ndö mbi fani use.</text:p>
      <text:p text:style-name="P1"><text:span text:style-name="v_20_-_20_Verse_20_Number"><text:span text:style-name="T2">4 </text:span></text:span><text:span text:style-name="T1">Gi Nzapa si alingbi ti mu so. Tongana mo baa ye so fade Nzapa asara, mo yeke wara ye so mo hunda.</text:span></text:p>
      <text:p text:style-name="P6">401</text:p>
      <text:p text:style-name="P1"><text:span text:style-name="v_20_-_20_Verse_20_Number"><text:span text:style-name="T2">1 </text:span></text:span><text:span text:style-name="T1">Ngbanga ti mbeni ngoi, ndo ade ngii.</text:span></text:p>
      <text:p text:style-name="P1"><text:span text:style-name="v_20_-_20_Verse_20_Number"><text:span text:style-name="T2">2 </text:span></text:span><text:span text:style-name="T1">Si …</text:span></text:p>
      <text:p text:style-name="P1"><text:span text:style-name="v_20_-_20_Verse_20_Number"><text:span text:style-name="T2">3 </text:span></text:span><text:span text:style-name="T1">Babâ ti mbi!</text:span></text:p>
      <text:p text:style-name="P6">402</text:p>
      <text:p text:style-name="P1"><text:span text:style-name="v_20_-_20_Verse_20_Number"><text:span text:style-name="T2">2 </text:span></text:span><text:span text:style-name="T1">Tongana kota bongo ti Elie alondo na nduzu ati si Elisee abaa ni, so atene biani so lo lingbi ti ngba gi lo oko ti mu kua ti Elie.</text:span></text:p>
      <text:p text:style-name="P1"><text:span text:style-name="v_20_-_20_Verse_20_Number"><text:span text:style-name="T2">3 </text:span></text:span><text:span text:style-name="T1">Elisee akiri na ngu ti Jourdain. Lo pika le ti ngu ni na kota bongo ti Elie—si ngu ni akangbi use.</text:span></text:p>
      <text:p text:style-name="P7">Ngangu ti Nzapa azu na ndö ti mbi. Singila na mo, Kota Gbia.</text:p>
      <text:p text:style-name="P1"><text:span text:style-name="v_20_-_20_Verse_20_Number"><text:span text:style-name="T2">4 </text:span></text:span><text:span text:style-name="T1">Mbeni bongbi ti amaseka wayanga-Nzapa ayeke ku na mbage ti ngu. Ala baa Elisee na kangbingo ya ti ngu mbage na mbage.</text:span></text:p>
      <text:p text:style-name="P7">E hinga so Nzapa amu yingo ti Elie, si fadeso, mo laa, mo mu ye kue na peko ti lo.</text:p>
      <text:p text:style-name="P7">Mo ye e gi kuâ ti Elie si e lingbi ti lu lo na nengo tere?</text:p>
      <text:p text:style-name="P1"><text:span text:style-name="v_20_-_20_Verse_20_Number"><text:span text:style-name="T2">5 </text:span></text:span><text:span text:style-name="T1">Ala gi ye so kue ala ye. Ala yeke wara ye oko ape.</text:span></text:p>
      <text:p text:style-name="P7"><text:soft-page-break/>Awayanga-Nzapa so ahon na sango so kue na ya ti Israel, atene a mu Elie na yayu awe, si Elisee laa amu kua na peko ti lo.</text:p>
      <text:p text:style-name="P6">403</text:p>
      <text:p text:style-name="P1"><text:span text:style-name="v_20_-_20_Verse_20_Number"><text:span text:style-name="T2">1 </text:span></text:span><text:span text:style-name="T1">Gba ti ye ti kpene</text:span></text:p>
      <text:p text:style-name="P7">2 Agbia 2:19-24; 4; 6:1-7</text:p>
      <text:p text:style-name="P7">Sango ti guengo ti Elie amu ndo kue hio. Na yangbo ti Samarii, Yezabel, wali-gbia, akangbi sango ni na ngia na be ti lo na molenge ti lo.</text:p>
      <text:p text:style-name="P7">Elie ahon awe, fadeso Israel ayeke na ya ti maboko ti e.</text:p>
      <text:p text:style-name="P1"><text:span text:style-name="v_20_-_20_Verse_20_Number"><text:span text:style-name="T2">2 </text:span></text:span><text:span text:style-name="T1">Na lege ti asioni ngobo ti wali-gbia, azo awara lege ti sara sioni na ala so agbu le ni na wali-gbia.</text:span></text:p>
      <text:p text:style-name="P7">Nginza ti mbi angba na li ti koli ti mo si lo kui so. Futa ni biani, Tongaso ape, mbi mu amolenge ti mo na ngbaa!</text:p>
      <text:p text:style-name="P1"><text:span text:style-name="v_20_-_20_Verse_20_Number"><text:span text:style-name="T2">3 </text:span></text:span><text:span text:style-name="T1">Ngbaa! Ên-en! Nzapa-ee! Fade mbi sara nyen?</text:span></text:p>
      <text:p text:style-name="P7">Ye ti vundu, angba gi ye oko ti sara. Pasa ni, fade amolenge ti mo aga anzoni ngbaa. Girisa pepe, ndia ayeke na mbage ti e.</text:p>
      <text:p text:style-name="P1"><text:span text:style-name="v_20_-_20_Verse_20_Number"><text:span text:style-name="T2">4 </text:span></text:span><text:span text:style-name="T1">Kangango be ti lo ati kue, wali so akpe hio na Elisee.</text:span></text:p>
      <text:p text:style-name="P7">Amolenge ti mbi! Zo ti mungo yongo na e aye ti mu ala na ngbaa—kekereke. Alingbi mbi futa nginza so. Mbi gbi ngangu mingi! Gi ngbenda ti mafuta oko laa angba.</text:p>
      <text:p text:style-name="P7">Gi be ti mo ape. Mbi mu na mo zendo. Fade ahon gbungo li ti zo ti yongo ni na ngoi so lo ga.</text:p>
      <text:p text:style-name="P6">404</text:p>
      <text:p text:style-name="P1"><text:span text:style-name="v_20_-_20_Verse_20_Number"><text:span text:style-name="T2">1 </text:span></text:span><text:span text:style-name="T1">Hunda na azo angbenda so ya ni ayeke senge. Tuku mafuta ni daa. Mo ma na be so fade Nzapa ayeke sara na mo.</text:span></text:p>
      <text:p text:style-name="P7">Angbenda ti ya ti kodro so kue laa, mama.</text:p>
      <text:p text:style-name="P7">Angbenda ni kue asi na mafuta so e lingbi ti ka. Fade mbi futa yongo ni, si nginza angba na mbi ti bata na amolenge ti mbi. So ye ti kpene!</text:p>
      <text:p text:style-name="P1"><text:span text:style-name="v_20_-_20_Verse_20_Number"><text:span text:style-name="T2">2 </text:span></text:span><text:span text:style-name="T1">Na be ti singila, wali so agonda Nzapa so abata amolenge ti lo. Lo ka mafuta ni si lo ku koli ti yongo ni. Na kota ndaperere ni …</text:span></text:p>
      <text:p text:style-name="P7">Angbaa ti mbi ayeke na ndo wa? Mbi tene na mo ti duti nduru.</text:p>
      <text:p text:style-name="P7">Mbi yeke nduru awe. Amolenge, ala sigigi!</text:p>
      <text:p text:style-name="P1"><text:soft-page-break/><text:span text:style-name="v_20_-_20_Verse_20_Number"><text:span text:style-name="T2">3 </text:span></text:span><text:span text:style-name="T1">Baa, nginza ti mo laa. Mu ni ma. Mo kiri mo ga ge mbeni ape.</text:span></text:p>
      <text:p text:style-name="P6">405</text:p>
      <text:p text:style-name="P1"><text:span text:style-name="v_20_-_20_Verse_20_Number"><text:span text:style-name="T2">1 </text:span></text:span><text:span text:style-name="T1">Elisee asara afaa mingi ti bata amara ti Nzapa nga na ti gonda iri ti lo. Ti soo fade mbeni kodro, lo sara si sioni ngu aga nzoni.</text:span></text:p>
      <text:p text:style-name="P1"><text:span text:style-name="v_20_-_20_Verse_20_Number"><text:span text:style-name="T2">2 </text:span></text:span><text:span text:style-name="T1">Tongana babâ ti lo Elie, lo zingo mbeni molenge-koli na kuâ.</text:span></text:p>
      <text:p text:style-name="P1"><text:span text:style-name="v_20_-_20_Verse_20_Number"><text:span text:style-name="T2">3 </text:span></text:span><text:span text:style-name="T1">Na ngoi so agodobe aye ti be le na lo …</text:span></text:p>
      <text:p text:style-name="P7">Fade e tokua mo na yayu tongana makonzi ti mo, li-mbombo!</text:p>
      <text:p text:style-name="P1"><text:span text:style-name="v_20_-_20_Verse_20_Number"><text:span text:style-name="T2">4 </text:span></text:span><text:span text:style-name="T1">Elisee adeba ala na iri ti Nzapa—si a-urse use asigigi ti tiri ndali ti lo. Ala suru ya ti amaseka 42.</text:span></text:p>
      <text:p text:style-name="P1"><text:span text:style-name="v_20_-_20_Verse_20_Number"><text:span text:style-name="T2">5 </text:span></text:span><text:span text:style-name="T1">Bongbi ti awayanga-Nzapa ayeke leke ndo titene Elisee aduti daa si mbeni kpale asi.</text:span></text:p>
      <text:p text:style-name="P7">Aie! Mbi hunda ni hundango. Fade mbi sara gi kua ti ngbaa na fini ti mbi kue ti futa ni!</text:p>
      <text:p text:style-name="P1"><text:span text:style-name="v_20_-_20_Verse_20_Number"><text:span text:style-name="T2">6 </text:span></text:span><text:span text:style-name="T1">Elisee asara ye ti kpene. Nengo wen ti do asigigi na ndö ti ngu.</text:span></text:p>
      <text:p text:style-name="P6">406</text:p>
      <text:p text:style-name="P1"><text:span text:style-name="v_20_-_20_Verse_20_Number"><text:span text:style-name="T2">1 </text:span></text:span><text:span text:style-name="T1">Kobela ti buruma ahon</text:span></text:p>
      <text:p text:style-name="P7">2 Agbia 5</text:p>
      <text:p text:style-name="P7">Na kodro ti Aram, makonzi ti awatongoro ti aturugu kue ayeke Naaman. Lo yeke zo ti nengo tere, lo lingbi na yekia si lo so benda fani mingi ngbanga ti gbia ti lo. Me mbeni lâ, mbeni kobela asara lo si agbian fini ti lo biani.</text:p>
      <text:p text:style-name="P7">Nyen laa na ndö ti maboko ti mo so, Naaman? Mo wara ka?</text:p>
      <text:p text:style-name="P7">Ni laa ape. Abe gi tongaso.</text:p>
      <text:p text:style-name="P1"><text:span text:style-name="v_20_-_20_Verse_20_Number"><text:span text:style-name="T2">2 </text:span></text:span><text:span text:style-name="T1">Ên-en! Buruma laa!</text:span></text:p>
      <text:p text:style-name="P7">Fade mbi sara nyen? Kobela so ayeke fâ mbi. Sewa-ee! Kua ti mbi kue ahon biani!</text:p>
      <text:p text:style-name="P1"><text:span text:style-name="v_20_-_20_Verse_20_Number"><text:span text:style-name="T2">3 </text:span></text:span><text:span text:style-name="T1">Me Nzapa aleke mbeni lege ti kiri ti fa ngangu ti lo. Mbeni kete molenge-wali ti sese ti Israel ayeke ngbaa na da ti Naaman. Lo sara nzoni na lo lakue. molenge-wali ni aye ti kiri nzoni na lege ti mungo maboko na makonzi ti lo.</text:span></text:p>
      <text:p text:style-name="P7">Kobela so akai ka ape!</text:p>
      <text:p text:style-name="P7">Mbeni wayanga-Nzapa ti Israel ayeke daa. Lo sara aye ti kpene.</text:p>
      <text:p text:style-name="P7">Tongana makonzi ti mbi ague kâ na lo, fade kobela so akai biani.</text:p>
      <text:p text:style-name="P1"><text:span text:style-name="v_20_-_20_Verse_20_Number"><text:span text:style-name="T2">4 </text:span></text:span><text:span text:style-name="T1">Ataa so Naaman alingbi nga fade ti baa ndo na mbage ti akodro wande pepe, lo baa </text:span><text:soft-page-break/><text:span text:style-name="T1">so mbeni lege nde ayeke daa pepe. Naaman ague ti hunda gbia ti lo, ti gue na Israel, kodro ti awato.</text:span></text:p>
      <text:p text:style-name="P7">So akpa girisango lege, Naaman, me tongana mbeni pasa ti kai kobela so ayeke daa, mo gue na peko ni. Fade mbi mu na mo mbeti ndali ti gbia ti Israel.</text:p>
      <text:p text:style-name="P6">407</text:p>
      <text:p text:style-name="P1"><text:span text:style-name="v_20_-_20_Verse_20_Number"><text:span text:style-name="T2">1 </text:span></text:span><text:span text:style-name="T1">Naaman atokua mbeti ni na gbia Yoram na sese ti Samarii, kota gbata ti Israel. Iri ti Elisee ayeke na ya ni pepe. Tongaso, gbia ahinga li ti lo na ni pepe.</text:span></text:p>
      <text:p text:style-name="P7">So tënë ti nyen laa? Mbi kai kobela ti buruma na tere ti watongoro ti gbia ti Aram?</text:p>
      <text:p text:style-name="P1"><text:span text:style-name="v_20_-_20_Verse_20_Number"><text:span text:style-name="T2">2 </text:span></text:span><text:span text:style-name="T1">Azo ti Aram asara bira na Israel mbage na mbage ngbanga ti ngu mingi awe, ataa bira so si babâ ti Yoram, gbia Akab, akui na ya ni so. Yoram abaa atene so mbeni lege ti bira laa gbia ti Aram ayeke gi so.</text:span></text:p>
      <text:p text:style-name="P7">Mbi yeke Nzapa ti kaingo mara ti kobela tongaso? Gbia ti Aram aye ti tara mbi na gingo tënë. Ka mbi kiri tënë ti nyen na lo?</text:p>
      <text:p text:style-name="P1"><text:span text:style-name="v_20_-_20_Verse_20_Number"><text:span text:style-name="T2">3 </text:span></text:span><text:span text:style-name="T1">Na ndembe so Elisee ama tënë ti songo be ti Yoram, lo tokua zo ti kua ti lo na gbia.</text:span></text:p>
      <text:p text:style-name="P7">Zia be ti mo na sese. Elisee atene mo tokua Naaman na lo, si fade lo baa ngangu ti Nzapa ti Israel.</text:p>
      <text:p text:style-name="P6">408</text:p>
      <text:p text:style-name="P1"><text:span text:style-name="v_20_-_20_Verse_20_Number"><text:span text:style-name="T2">1 </text:span></text:span><text:span text:style-name="T1">Na taa ngoi ni so, buruma ti Naaman ni akiri aga ngangu mingi. Lo ku kete pepe ti gue na da ti Elisee, me Elisee ayeke daa pepe ti yamba lo.</text:span></text:p>
      <text:p text:style-name="P7">Bara ala, watongoro Naaman. Elisee atene mo sukula tere ti mo fani mbarambara na ya ti Jourdain, si mo wara seni.</text:p>
      <text:p text:style-name="P1"><text:span text:style-name="v_20_-_20_Verse_20_Number"><text:span text:style-name="T2">2 </text:span></text:span><text:span text:style-name="T1">Nyen? Fade Elisee ayamba mbi ape? Ayeke na ya kangango be ti kamene si mbi ga na sese so. Fadeso lo mu yanga titene mbi sukula tere ti mbi na mara ti ngu tongaso? Apendere ngu ayeke na sese ti Damas—mbi lingbi fade ti sukula tere ti mbi kâ.</text:span></text:p>
      <text:p text:style-name="P7">Kamene ni ahon nga ndoni awe. So bango zo tongana buba. Ayeke nzoni mbi kiri na kodro.</text:p>
      <text:p text:style-name="P1"><text:span text:style-name="v_20_-_20_Verse_20_Number"><text:span text:style-name="T2">3 </text:span></text:span><text:span text:style-name="T1">Makonzi ti mbi, gbu li ti mo si. Tongana Elisee ahunda fade titene mo sara ye ti ngangu, ka fade mo sara ni hio. Gi senge ye so si akara mo? Zia si fandara ti mo akanga lege ti kai kobela ni na tere ti mo ape.</text:span></text:p>
      <text:p text:style-name="P1"><text:span text:style-name="v_20_-_20_Verse_20_Number"><text:span text:style-name="T2">4 </text:span></text:span><text:span text:style-name="T1">Watongoro so ama yanga ti zo ti kua ti lo, na lo gue na ngu ti Jourdain, ataa so be ti </text:span><text:soft-page-break/><text:span text:style-name="T1">lo aso.</text:span></text:p>
      <text:p text:style-name="P7">Ngu ti potopoto so alingbi ti kai kobela ti buruma lawa?</text:p>
      <text:p text:style-name="P6">409</text:p>
      <text:p text:style-name="P1"><text:span text:style-name="v_20_-_20_Verse_20_Number"><text:span text:style-name="T2">1 </text:span></text:span><text:span text:style-name="T1">Na lege ti kangango be, Naaman alinda na ya ti ngu ti Jourdain fani mbarambara …</text:span></text:p>
      <text:p text:style-name="P7">Kota zo! Baa! Tere ti mo ayeke pendere tongana ti mbi!</text:p>
      <text:p text:style-name="P7">Mbi wara seni! Mbi yeke na buruma mbeni ape!</text:p>
      <text:p text:style-name="P1"><text:span text:style-name="v_20_-_20_Verse_20_Number"><text:span text:style-name="T2">2 </text:span></text:span><text:span text:style-name="T1">Bibe ti mungo singila ahon ndö ti lo, si Naaman akiri hio na da ti Elisee.</text:span></text:p>
      <text:p text:style-name="P7">Mbi gbu gere ti mo ngbanga ti fandara ti mbi. Fadeso mbi hinga biani, gi Nzapa ti Israel laa ayeke taa Nzapa. Mbi mu na mo matabisi so ti futa na kua ti mo.</text:p>
      <text:p text:style-name="P7">Singila, Naaman, mbi lingbi ti mu mbeni ye ape. Mbi zi kobela ni ape, Ayeke Nzapa laa.</text:p>
      <text:p text:style-name="P1"><text:span text:style-name="v_20_-_20_Verse_20_Number"><text:span text:style-name="T2">3 </text:span></text:span><text:span text:style-name="T1">Na pekoni Naaman akiri na kodro, ti baa asewa ti lo so lo baa lo tene ni yeke girisa ala.</text:span></text:p>
      <text:p text:style-name="P7">Singila na Nzapa bi na lâ ngbanga ti so lo mu na mbi seni.</text:p>
      <text:p text:style-name="P6">410</text:p>
      <text:p text:style-name="P1"><text:span text:style-name="v_20_-_20_Verse_20_Number"><text:span text:style-name="T2">1 </text:span></text:span><text:span text:style-name="T1">Le so akanga</text:span></text:p>
      <text:p text:style-name="P7">2 Agbia 6:8-23</text:p>
      <text:p text:style-name="P7">Me kaingo kobela ti Naaman akanga lege na gbia ti Aram ti gi tënë na Israel pepe. Lo mu aturugu ti lo titene ala gbu gbia ti Israel na ya ti gbanda. Me tongana gbia Yoram aye ti ti na ya ni …</text:p>
      <text:p text:style-name="P7">Hange! Elisee atokua ndo na mo titene mo mu mbeni lege nde ndali ti so azo ti Aram ayeke ku ti gbu mo na lege so.</text:p>
      <text:p text:style-name="P1"><text:span text:style-name="v_20_-_20_Verse_20_Number"><text:span text:style-name="T2">2 </text:span></text:span><text:span text:style-name="T1">Ngbanga ti lango mingi, aturugu ti Aram aku gbia ti Israel gbaa—lo ga pepe. Ye tongaso asi fani mingi. Gbia ti Aram aleke gbanda, si Elisee akoto gbia ti Israel ti kpe. Na ndani, gbia asara ngonzo …</text:span></text:p>
      <text:p text:style-name="P7">Ahon ndoni awe! Na popo ti ala, zo wa laa aka kodro??</text:p>
      <text:p text:style-name="P7">Zo oko pepe, gbia. Elisee laa, wayanga-Nzapa ti Israel. Lo hinga ye so kue mo yeke sara.</text:p>
      <text:p text:style-name="P7">Elisee laa? Ala gi ndo so lo yeke daa, si mbi tokua aturugu ti fâ lo.</text:p>
      <text:p text:style-name="P1"><text:span text:style-name="v_20_-_20_Verse_20_Number"><text:span text:style-name="T2">3 </text:span></text:span><text:span text:style-name="T1">Azo ti sese ti Aram aga gi yeke na hondengo ni. Na bi ala sara kando ti ala. Na </text:span><text:soft-page-break/><text:span text:style-name="T1">ndaperere ni, zo ti kua ti Elisee alondo si lo baa aturugu gbani.</text:span></text:p>
      <text:p text:style-name="P7">Elisee-ee! Aturugu ti sese ti Aram angoro e kue! Wungo ti ala ahon ndoni.</text:p>
      <text:p text:style-name="P7">Tongaso ape.</text:p>
      <text:p text:style-name="P7">Elisee asambela, si le ti zo ti kua ti lo azi gi hio tongaso. Lo baa ndo na mbage ti aturugu ti Aram, si fadeso lo baa …</text:p>
      <text:p text:style-name="P6">411</text:p>
      <text:p text:style-name="P1"><text:span text:style-name="v_20_-_20_Verse_20_Number"><text:span text:style-name="T2">1 </text:span></text:span><text:span text:style-name="T1">… aturugu ti ambarata ti wâ na azo ti bira so angoro ala!</text:span></text:p>
      <text:p text:style-name="P7">So aturugu ti yayu!</text:p>
      <text:p text:style-name="P7">Tongana so mbi tene—a yeke bata e. Kota Gbia, kanga le ti aturugu ti Aram si ala baa ngangu ti mo.</text:p>
      <text:p text:style-name="P1"><text:span text:style-name="v_20_-_20_Verse_20_Number"><text:span text:style-name="T2">2 </text:span></text:span><text:span text:style-name="T1">Mbi lingbi ti baa ndo ape! Nyen laa asi?</text:span></text:p>
      <text:p text:style-name="P7">Mbi yeke waziba!</text:p>
      <text:p text:style-name="P1"><text:span text:style-name="v_20_-_20_Verse_20_Number"><text:span text:style-name="T2">3 </text:span></text:span><text:span text:style-name="T1">Ala yeke gi Elisee. Fade mbi yeke gue na ala na ndo so si ala lingbi ti baa lo.</text:span></text:p>
      <text:p text:style-name="P6">412</text:p>
      <text:p text:style-name="P1"><text:span text:style-name="v_20_-_20_Verse_20_Number"><text:span text:style-name="T2">1 </text:span></text:span><text:span text:style-name="T1">Elisee ague na aturugu wato na lege kilometere balioko na omene na mbongo ti kota gbata ti Israel.</text:span></text:p>
      <text:p text:style-name="P7">O Kota Gbia, zi le ti ala si ala lingbi baa ndo.</text:p>
      <text:p text:style-name="P1"><text:span text:style-name="v_20_-_20_Verse_20_Number"><text:span text:style-name="T2">2 </text:span></text:span><text:span text:style-name="T1">Gi hio tongaso, le ti azo ti Aram azi.</text:span></text:p>
      <text:p text:style-name="P7">E yeke na Samarii!</text:p>
      <text:p text:style-name="P7">E ti na ya ti gbanda! Fade a fâ e!</text:p>
      <text:p text:style-name="P1"><text:span text:style-name="v_20_-_20_Verse_20_Number"><text:span text:style-name="T2">3 </text:span></text:span><text:span text:style-name="T1">Fade e fâ ala, Elisee?</text:span></text:p>
      <text:p text:style-name="P7">Ên-en! Agene ti mbi laa. Mu kobe na ala si ala zia ala ti kiri na kodro.</text:p>
      <text:p text:style-name="P1"><text:span text:style-name="v_20_-_20_Verse_20_Number"><text:span text:style-name="T2">4 </text:span></text:span><text:span text:style-name="T1">Ahon gbungo li ti aturugu ti Aram, a leke kota matanga ndali ti ala si amu lege na ala ti kiri na kodro.</text:span></text:p>
      <text:p text:style-name="P7">So ahon ngangu ti mbi! E ye ti fâ gbia na Elisee—si ala yamba e tongana taa a-ita ti ala!</text:p>
      <text:p text:style-name="P7">So ala kiri awe, azo ti Aram atene tënë ti nzoni be ti azo ti Israel, na ngangu ti Nzapa ti ala. Ngbanga ti mbeni ngoi, akodro so use aduti na siriri.</text:p>
      <text:p text:style-name="P6">413</text:p>
      <text:p text:style-name="P1"><text:soft-page-break/><text:span text:style-name="v_20_-_20_Verse_20_Number"><text:span text:style-name="T2">1 </text:span></text:span><text:span text:style-name="T1">Kota nzara na Samarii</text:span></text:p>
      <text:p text:style-name="P7">2 Agbia 6:24—7:16</text:p>
      <text:p text:style-name="P7">Fani mingi Israel na Aram ayeke na ya ti taa ngangu bira, so aninga mingi, si siriri atia ala. Gbia ti Aram, so aye gi bira lakue, akiri agi tënë na Israel.</text:p>
      <text:p text:style-name="P7">Fade e ngoro gbata ti Samarii si e kanga alege kue. Tongaso e fâ azo na nzara, si e hon ndö ti ala.</text:p>
      <text:p text:style-name="P7">Taa lege ni laa! Tongana pekoni aninga mingi, fade e wara lege ti hon ndö ti ala hio.</text:p>
      <text:p text:style-name="P1"><text:span text:style-name="v_20_-_20_Verse_20_Number"><text:span text:style-name="T2">2 </text:span></text:span><text:span text:style-name="T1">Tongaso aturugu ti Aram akpo keke ti ada ti bongo ti ala, angoro gbagba ti Samarii, si ala ku ti baa …</text:span></text:p>
      <text:p text:style-name="P7">Fade ala gbu le ni ngbanga ti lango oke?</text:p>
      <text:p text:style-name="P1"><text:span text:style-name="v_20_-_20_Verse_20_Number"><text:span text:style-name="T2">3 </text:span></text:span><text:span text:style-name="T1">Gbata ni aluti ngangu ti gbu le ni, me tongana ngoi ayeke hon, si a kanga lege na kobe ti li na ayanga ti gbagba ni, azo ti Israel alingbi fade gi ti te ali ti alele na puru ti andeke—na aye so ahon gbungo li ti zo. Azo ahunda na gbia ti sara mbeni ye.</text:span></text:p>
      <text:p text:style-name="P7">Amolenge ti e ayeke kui! Alingbi e wara kobe.</text:p>
      <text:p text:style-name="P7">E woko mingi fadeso, fade ala pika e tongana ye ti ngia.</text:p>
      <text:p text:style-name="P7">Ayeke nzoni mbi sara bira na wato, ahon titene mbi kui nzara.</text:p>
      <text:p text:style-name="P6">414</text:p>
      <text:p text:style-name="P1"><text:span text:style-name="v_20_-_20_Verse_20_Number"><text:span text:style-name="T2">1 </text:span></text:span><text:span text:style-name="T1">Ayeke ngoi so fade mama ti gbia, Yezabel, ayeke ku laa.</text:span></text:p>
      <text:p text:style-name="P7">Azo ti mo ayeke kui na nzara—si nyen laa Nzapa ti Elisee ayeke sara fadeso? Ye oko ape! Ala fâ Elisee si ala iri nzapa ti mbi, Baal.</text:p>
      <text:p text:style-name="P7">Tënë ti mo ayeke na legeni, mama. Fade mbi mu yanga si a fâ lo hio.</text:p>
      <text:p text:style-name="P1"><text:span text:style-name="v_20_-_20_Verse_20_Number"><text:span text:style-name="T2">2 </text:span></text:span><text:span text:style-name="T1">Me Elisee asara mbeto pepe ngbanga ti gbia so ayeke do dongo na popo ti Nzapa na Baal.</text:span></text:p>
      <text:p text:style-name="P7">Kpale ti kota nzara so alondo na mbage ti Nzapa pepe. Ayeke gi futa ti Israel so aye ti sara na Nzapa na legeni pepe. Me Kota Gbia atene kekereke fade zo kue awara kobe ti tengo ni.</text:p>
      <text:p text:style-name="P7">So taa-tënë ape! Nyen, mo ye ti fâ aturugu so kue? Ataa so kue, fade a mu lango mingi si kobe asi ge.</text:p>
      <text:p text:style-name="P1"><text:span text:style-name="v_20_-_20_Verse_20_Number"><text:span text:style-name="T2">3 </text:span></text:span><text:span text:style-name="T1">Na ngoi ni so, azo ti buruma osio angba na gigi ti gbata ni.</text:span></text:p>
      <text:p text:style-name="P7">Mbi yeke kui nzara.</text:p>
      <text:p text:style-name="P1"><text:span text:style-name="T1">Nyen laa mo lingbi ti sara? Kobe ayeke na ya ti gbata ape. Gi Aturugu ti Aram laa </text:span><text:soft-page-break/><text:span text:style-name="T1">ayeke na kobe ge.</text:span></text:p>
      <text:p text:style-name="P7">Zia e gue kâ na gbagba ti azo ti Aram. Hinga ape, fade ala mu na e kobe e te. Tongana e ngba ge, e yeke kui biani biani.</text:p>
      <text:p text:style-name="P1"><text:span text:style-name="v_20_-_20_Verse_20_Number"><text:span text:style-name="T2">4 </text:span></text:span><text:span text:style-name="T1">Tongana e gue kâ na aturugu ti Aram, e lingbi ti kui—me ala lingbi nga ti baa mawa ti e, si ala mu na e kobe. E tara maa, si e baa pekoni!</text:span></text:p>
      <text:p text:style-name="P7">Mbi ye ti gue kâ kozo! Hinga ape, fade ala mu na mbi pendere kobe.</text:p>
      <text:p text:style-name="P6">415</text:p>
      <text:p text:style-name="P1"><text:span text:style-name="v_20_-_20_Verse_20_Number"><text:span text:style-name="T2">1 </text:span></text:span><text:span text:style-name="T1">Na ya ti be-nzee, azo ti buruma osio so ague na gbagba ti azo ti Aram.</text:span></text:p>
      <text:p text:style-name="P7">Mbeni ye ti kpene asi. Turugu oko ayeke daa ape. Hinga ape, mbeni gbanda laa …</text:p>
      <text:p text:style-name="P7">Gbaa e yeke ti na ya ti gbanda wala e kui nzara. Zia mbi kui hio. Mbi ye ti kui yeke yeke ape.</text:p>
      <text:p text:style-name="P7">Turugu ti gbu mbi ayeke na ndo wa?</text:p>
      <text:p text:style-name="P1"><text:span text:style-name="v_20_-_20_Verse_20_Number"><text:span text:style-name="T2">2 </text:span></text:span><text:span text:style-name="T1">Zo oko ayeke ge ape!</text:span></text:p>
      <text:p text:style-name="P7">Me ala zia akobe ti ala angba.</text:p>
      <text:p text:style-name="P7">Na agbakuru ti ala. Baa, lôro! E ga azo ti mosoro!</text:p>
      <text:p text:style-name="P7">Azo ti buruma so asepela nzoni pasa so asi na ala. Me na pekoni …</text:p>
      <text:p text:style-name="P1"><text:span text:style-name="v_20_-_20_Verse_20_Number"><text:span text:style-name="T2">3 </text:span></text:span><text:span text:style-name="T1">Ayeke nga fade nzoni ape titene azo ti ya ti gbata, so ayeke kui nzara kâ, awara lege ti te kobe so ape.</text:span></text:p>
      <text:p text:style-name="P7">Tongana e kangbi nzoni sango so ape, fade e wara tënë na azo.</text:p>
      <text:p text:style-name="P7">Nzoni, biani, me kozoni zia e honde ambeni mosoro so si.</text:p>
      <text:p text:style-name="P6">416</text:p>
      <text:p text:style-name="P1"><text:span text:style-name="v_20_-_20_Verse_20_Number"><text:span text:style-name="T2">1 </text:span></text:span><text:span text:style-name="T1">Azo ti buruma so akiri na gbata. Ala pika ayanga ti gbagba ngbii si asanziri aga.</text:span></text:p>
      <text:p text:style-name="P7">Azo ti Aram ahon awe.</text:p>
      <text:p text:style-name="P7">Ala hon? Na ndo wa?</text:p>
      <text:p text:style-name="P7">E hinga ape—e te kobe ti ala fafadeso.</text:p>
      <text:p text:style-name="P1"><text:span text:style-name="v_20_-_20_Verse_20_Number"><text:span text:style-name="T2">2 </text:span></text:span><text:span text:style-name="T1">Tongana lo londo na gbogbo, gbia Yoram ama sango ni na lo iri awamungo-wango ti lo.</text:span></text:p>
      <text:p text:style-name="P7">Gbaa gbanda laa. Azo ti Aram ayeke ku ti gbu e gi tongana e sigigi na ya ti gbata.</text:p>
      <text:p text:style-name="P7">Hinga ape ni laa. Zia e tokua ambeni zo ti baa ye so asi.</text:p>
      <text:p text:style-name="P1"><text:span text:style-name="v_20_-_20_Verse_20_Number"><text:span text:style-name="T2">3 </text:span></text:span><text:span text:style-name="T1">Awatokua akiri atene gbagba ti awato ayeke senge biani, si ala mu peko ti azo ti </text:span><text:soft-page-break/><text:span text:style-name="T1">Aram ti mu abongo, agbakuru ti bira, na aye kue so ala bi na lege.</text:span></text:p>
      <text:p text:style-name="P7">Nyen alingbi fade ti si, si aturugu ti ngangu so kue abi agbakuru ti bira ti ala ti soo kuâ.</text:p>
      <text:p text:style-name="P7">Baa, gba ti avala. Azo ti Aram akpe ngangu mingi si ala ye ape titene mbeni ye so ane akanga lege na ala.</text:p>
      <text:p text:style-name="P6">417</text:p>
      <text:p text:style-name="P1"><text:span text:style-name="v_20_-_20_Verse_20_Number"><text:span text:style-name="T2">1 </text:span></text:span><text:span text:style-name="T1">Azo ti bembengo ndo ti Israel amu peko ti azo ti Aram so akpe na ngu ti Jourdain. Na lege kâ, ala gbu mbeni turugu ti awato.</text:span></text:p>
      <text:p text:style-name="P7">Luti si—baa zo so angba na peko laa. Hinga ape, lo lingbi ti tene na e ye so asi.</text:p>
      <text:p text:style-name="P1"><text:span text:style-name="v_20_-_20_Verse_20_Number"><text:span text:style-name="T2">2 </text:span></text:span><text:span text:style-name="T1">Ndali ti nyen si ala, azo ti Aram, ado kando ti ala azia na be ti bi?</text:span></text:p>
      <text:p text:style-name="P7">Tumba ayeke ti fade na ndö ti e! E baa e tene azo ti Het ayeke londo na mbage ti To—na azo ti Ezipte na mbage ti Mbongo—gbanda agbu e.</text:p>
      <text:p text:style-name="P1"><text:span text:style-name="v_20_-_20_Verse_20_Number"><text:span text:style-name="T2">3 </text:span></text:span><text:span text:style-name="T1">Mbeni ye ti fa gango ti ambeni turugu ayeke daa ape.</text:span></text:p>
      <text:p text:style-name="P7">Ala baa ala?</text:p>
      <text:p text:style-name="P7">E ma gi ala.</text:p>
      <text:p text:style-name="P7">So alingbi na e awe.</text:p>
      <text:p text:style-name="P1"><text:span text:style-name="v_20_-_20_Verse_20_Number"><text:span text:style-name="T2">4 </text:span></text:span><text:span text:style-name="T1">Kâ na Samarii, azo ti Israel so akui nzara asigigi na loro ti gue na kando ti azo ti Aram, ti te gba ti kobe ti ala, na ti ro tanga ni.</text:span></text:p>
      <text:p text:style-name="P7">Mo tene e yeke wara kobe, Elisee, me mbi ma na be na ni ape.</text:p>
      <text:p text:style-name="P7">Ayeke Kota Gbia si amu zendo ti kobe ni—mo lingbi lakue ti zia be ti mo na azendo ti Nzapa.</text:p>
      <text:p text:style-name="P6">418</text:p>
      <text:p text:style-name="P1"><text:span text:style-name="v_20_-_20_Verse_20_Number"><text:span text:style-name="T2">1 </text:span></text:span><text:span text:style-name="T1">Tukungo mafuta na li ti Yehu</text:span></text:p>
      <text:p text:style-name="P7">2 Agbia 9</text:p>
      <text:p text:style-name="P7">Ataa so Nzapa asoo Israel, gbia Yoram, na mama ti lo, angba gi ti voro Baal lakue. Na ya ti mbeni bira na azo ti Aram, Yoram awara ka. Lo zia wakamba Yehu na li ti bira ni si lo kiri na kodro ti wara sava. Ngoi ni asi titene tënë ti yanga ti Nzapa na lege ti wayanga-Nzapa Elie aga taa-tënë. Elisee a-iri mbeni maseka wayanga-Nzapa ti gue hio na mbeni tambula.</text:p>
      <text:p text:style-name="P1"><text:span text:style-name="v_20_-_20_Verse_20_Number"><text:span text:style-name="T2">2 </text:span></text:span><text:span text:style-name="T1">Mu mafuta so. Gue mo baa Yehu, wakamba ti aturugu. Tuku mafuta na li ti lo ti zia </text:span><text:soft-page-break/><text:span text:style-name="T1">lo fini gbia ti Israel, gi tongana ti so Kota Gbia atene na kota zo ti mbi, Elie. Na pekoni, mo sigigi mo kpe na loro si mo ti na ya ti bira ti mene ape.</text:span></text:p>
      <text:p text:style-name="P1"><text:span text:style-name="v_20_-_20_Verse_20_Number"><text:span text:style-name="T2">3 </text:span></text:span><text:span text:style-name="T1">Kâ na gbagba, maseka wayanga-Nzapa ni agi aturugu ti kota kamba.</text:span></text:p>
      <text:p text:style-name="P7">Wakamba Yehu! Mbi yeke na tënë ti tene na mo …</text:p>
      <text:p text:style-name="P7">… gi mo oko.</text:p>
      <text:p text:style-name="P1"><text:span text:style-name="v_20_-_20_Verse_20_Number"><text:span text:style-name="T2">4 </text:span></text:span><text:span text:style-name="T1">Kota Gbia atene, “mbi tuku mafuta na li ti mo ti ga gbia ti Israel, ti sara bira ndali ti azo so ayeke voro mbi na ti futi sewa ti Akab na ala so kue avoro Baal.”</text:span></text:p>
      <text:p text:style-name="P7">Na pekoni, wayanga-Nzapa so akpe biani ti sigigi na ya ti gbagba.</text:p>
      <text:p text:style-name="P1"><text:span text:style-name="v_20_-_20_Verse_20_Number"><text:span text:style-name="T2">5 </text:span></text:span><text:span text:style-name="T1">Nyen laa zo ti gbogbolinda so aye?</text:span></text:p>
      <text:p text:style-name="P7">Watokua ti Nzapa laa—lo tuku mafuta na li ti mbi ti ga gbia ti Israel!</text:p>
      <text:p text:style-name="P7">Me Yoram angba ti le-gbia.</text:p>
      <text:p text:style-name="P6">419</text:p>
      <text:p text:style-name="P1"><text:span text:style-name="v_20_-_20_Verse_20_Number"><text:span text:style-name="T2">1 </text:span></text:span><text:span text:style-name="T1">Ngoi ni aga ngangu. Fade aturugu aduti na mbage ti Yehu wala ti Yoram?</text:span></text:p>
      <text:p text:style-name="P7">Ngbanga ti mbeni kete ngoi, zo oko azi yanga ape. Si …</text:p>
      <text:p text:style-name="P1"><text:span text:style-name="v_20_-_20_Verse_20_Number"><text:span text:style-name="T2">2 </text:span></text:span><text:span text:style-name="T1">Yehu ayeke gbia!</text:span></text:p>
      <text:p text:style-name="P7">Gbia oyeee!</text:p>
      <text:p text:style-name="P7">Be ti azo ti lo asi na ngia! Ala huru tatalita ti ala, na ala bi bongo ti ala na sese ti leke mbata ngbanga ti gbia.</text:p>
      <text:p text:style-name="P1"><text:span text:style-name="v_20_-_20_Verse_20_Number"><text:span text:style-name="T2">3 </text:span></text:span><text:span text:style-name="T1">Singila, so ala yeke na mbage ti mbi, amba ti mbi. Me alingbi e baa lege ti Yoram na sioni mama ti lo, Yezabel. Hio, kozoni si sango ni amu ndo.</text:span></text:p>
      <text:p text:style-name="P1"><text:span text:style-name="v_20_-_20_Verse_20_Number"><text:span text:style-name="T2">4 </text:span></text:span><text:span text:style-name="T1">Yehu, na ambeni turugu, ague hio biani—si tongana ala ga nduru na Yizreel …</text:span></text:p>
      <text:p text:style-name="P7">Apusu! Baa, gi molongo ti ala. Ambarata ahon tongana taa pupu!</text:p>
      <text:p text:style-name="P7">Gbaa Yehu laa.</text:p>
      <text:p text:style-name="P6">420</text:p>
      <text:p text:style-name="P1"><text:span text:style-name="v_20_-_20_Verse_20_Number"><text:span text:style-name="T2">1 </text:span></text:span><text:span text:style-name="T1">Yoram abaa atene, Yehu ayeke ga na asango ti bira. Tongaso lo, na koya ti lo—gbia Ahazia ti Juda—amu ambarata ti yamba Yehu.</text:span></text:p>
      <text:p text:style-name="P7">Mo ga na sango ti siriri?</text:p>
      <text:p text:style-name="P7">Siriri wa laa na Israel? So mo, na mama ti mo, Yezabel, ayeke voro Baal?</text:p>
      <text:p text:style-name="P1"><text:span text:style-name="v_20_-_20_Verse_20_Number"><text:span text:style-name="T2">2 </text:span></text:span><text:span text:style-name="T1">Aka kodro awe, Ahazia! Kpe hio! Soo fini ti mo!</text:span></text:p>
      <text:p text:style-name="P1"><text:span text:style-name="v_20_-_20_Verse_20_Number"><text:span text:style-name="T2">4 </text:span></text:span><text:span text:style-name="T1">Aza wâ</text:span></text:p>
      <text:p text:style-name="P1"><text:soft-page-break/><text:span text:style-name="v_20_-_20_Verse_20_Number"><text:span text:style-name="T2">6 </text:span></text:span><text:span text:style-name="T1">Kozo le ti kokora ti soo Israel laa.</text:span></text:p>
      <text:p text:style-name="P7">Me angba! Mo, gue na peko ti Ahazia mo fâ lo. Mbi gue titene Yezabel afuta yongo ti asioni ti lo!</text:p>
      <text:p text:style-name="P1"><text:span text:style-name="v_20_-_20_Verse_20_Number"><text:span text:style-name="T2">7 </text:span></text:span><text:span text:style-name="T1">Yehu amu yanga si afâ Ahazia tongana nyen? Lo yeke hale ti David!</text:span></text:p>
      <text:p text:style-name="P7">Lo yeke nga hale ti Akab. Ahazia, na mama ti lo, Atalii, avoro Baal kâ na Juda. Alingbi e sara ye alingbi na yanga ti Yehu na ngia na ngonzo.</text:p>
      <text:p text:style-name="P6">421</text:p>
      <text:p text:style-name="P1"><text:span text:style-name="v_20_-_20_Verse_20_Number"><text:span text:style-name="T2">1 </text:span></text:span><text:span text:style-name="T1">Na ndembe ni so, sango ti kpale ti Yehu asi na yangbo awe kozo ti lo.</text:span></text:p>
      <text:p text:style-name="P7">Mama ti gbia, Yezabel! Yehu afâ molenge ti mo awe!</text:p>
      <text:p text:style-name="P7">Yehu! Fafadeso lo yeke ga ge!</text:p>
      <text:p text:style-name="P1"><text:span text:style-name="v_20_-_20_Verse_20_Number"><text:span text:style-name="T2">2 </text:span></text:span><text:span text:style-name="T1">Yezabel asara mbeto kete pepe. Lo duti gi kpoo na tatara ti lo, si lo kpaka aye ti pendere na le ti lo.</text:span></text:p>
      <text:p text:style-name="P7">Fade lo baa toto ti mbi ape! Mbi voro nga ti mbi lo ape.</text:p>
      <text:p text:style-name="P1"><text:span text:style-name="v_20_-_20_Verse_20_Number"><text:span text:style-name="T2">3 </text:span></text:span><text:span text:style-name="T1">Yezabel! Ngoi ti futango asioni ti mo kue asi awe.</text:span></text:p>
      <text:p text:style-name="P7">Tënë so azo ti kua ti mbana ayeke tene laa. Mo gbia ti yenga oko!</text:p>
      <text:p text:style-name="P6">422</text:p>
      <text:p text:style-name="P1"><text:span text:style-name="v_20_-_20_Verse_20_Number"><text:span text:style-name="T2">1 </text:span></text:span><text:span text:style-name="T1">Yehu amu yanga na azo ti kua ti yangbo ti fa na gigi so ala yeda ti mu peko ti lo na lege ti bingo Yezabel na sese na fenetere ti kui na gbeni na yanga ti lege. A lu nga kuâ ti lo pepe, si asioni nyama ate kuâ ti lo. Ayeke tongaso laa Yezabel afuta yongo ngbanga ti asioni kue so lo sara—si tanga ti tënë ti yanga ti Elie aga taa-tënë.</text:span></text:p>
      <text:p text:style-name="P7">Fandara asara si zo ati.</text:p>
      <text:p text:style-name="P1"><text:span text:style-name="v_20_-_20_Verse_20_Number"><text:span text:style-name="T2">2 </text:span></text:span><text:span text:style-name="T1">Gi hio tongaso, asara matanga ti gango gbia ti Yehu.</text:span></text:p>
      <text:p text:style-name="P7">Ala gi asewa ti Akab na ti Yezabel, nga na amba ti ala. Ala fâ ala kue ndali ti sioni ti ala!</text:p>
      <text:p text:style-name="P1"><text:span text:style-name="v_20_-_20_Verse_20_Number"><text:span text:style-name="T2">3 </text:span></text:span><text:span text:style-name="T1">Ala fâ ya ti ayanda ti Baal kue!</text:span></text:p>
      <text:p text:style-name="P7">Yehu afuti kua kue ti vorongo Baal na sese ti Israel. Ataa so lo sara anzoni ye ngbanga ti Kota Gbia, azo adabe ti lo atene lo yeke gi nduru ti fâ azo so kue lo baa atene ala ye lengo gbia ti lo pepe.</text:p>
      <text:p text:style-name="P6">423</text:p>
      <text:p text:style-name="P1"><text:soft-page-break/><text:span text:style-name="v_20_-_20_Verse_20_Number"><text:span text:style-name="T2">1 </text:span></text:span><text:span text:style-name="T1">Sioni wali ti gbia</text:span></text:p>
      <text:p text:style-name="P7">2 Agbia 11:1-3; 2 Ambai 22:10-12</text:p>
      <text:p text:style-name="P7">Elisee atuku mafuta na li ti Yehu ti ga fini gbia ti Israel. Yehu asara kue titene lo fâ azo so kue ando ayeke nduru na sioni gbia, Akab, nga na wali ti lo, Yezabel. Kâ, na mbage ti Mbongo, na kodro-gbia ti Juda, Atalii, mama ti Ahazia, ama sango ni …</text:p>
      <text:p text:style-name="P7">Mbi ga na mo asango ti vundu. Mama ti mo Yezabel, na ita ti mo, gbia Yoram, kue akui awe. Molenge ti mo, gbia Ahazia, nga kue akui. Yehu—fini gbia ti Israel laa si afâ ala kue.</text:p>
      <text:p text:style-name="P1"><text:span text:style-name="v_20_-_20_Verse_20_Number"><text:span text:style-name="T2">2 </text:span></text:span><text:span text:style-name="T1">Mawa na mo, Yoas, molenge ti gbia! Babâ ti mo, Ahazia, akui awe si ata ti mo ake mo na be oko.</text:span></text:p>
      <text:p text:style-name="P7">Ala zia ti hon ge! Ala hon na tara ti mbi kâ! Ala zia mbi kpoo na ya ti kota mawa ti mbi.</text:p>
      <text:p text:style-name="P1"><text:span text:style-name="v_20_-_20_Verse_20_Number"><text:span text:style-name="T2">3 </text:span></text:span><text:span text:style-name="T1">Atalii ahonde pialo ti lo na kode ti lege ti vundu.</text:span></text:p>
      <text:p text:style-name="P7">Nzapa ti Israel afâ asewa ti mbi kue. Mbana-a. Fade mbi fâ asewa ti lo kue. Hale ti David oko ayeke ngba na fini ape ti le-gbia na sese ti Juda, si fade mbi wani, mbi le-gbia, si mbi voro Baal tongana mama ti mbi.</text:p>
      <text:p text:style-name="P1"><text:span text:style-name="v_20_-_20_Verse_20_Number"><text:span text:style-name="T2">4 </text:span></text:span><text:span text:style-name="T1">Ye ti lingo ti lo abaa gigi biani na pekoni.</text:span></text:p>
      <text:p text:style-name="P7">Mu yanga na aturugu ti mo ti fâ akoli kue ti sewa ti gbia. Zo oko angba ape—zia zo oko akpe ape.</text:p>
      <text:p text:style-name="P6">424</text:p>
      <text:p text:style-name="P1"><text:span text:style-name="v_20_-_20_Verse_20_Number"><text:span text:style-name="T2">1 </text:span></text:span><text:span text:style-name="T1">Me sango ni ati na mê ti Yosheba, wali ti kota wayango-sandaga na ita ti gbia Ahazia so akui.</text:span></text:p>
      <text:p text:style-name="P7">Mama ti gbia aga zo ti gbogbolinda awe. Lo mu yanga titene afâ amolenge-koli ti gbia. Mo honde Yoas na ndo so a bata akungba daa, ngbii asi na ngoi so e wara lege ti zi lo na yangbo si.</text:p>
      <text:p text:style-name="P1"><text:span text:style-name="v_20_-_20_Verse_20_Number"><text:span text:style-name="T2">2 </text:span></text:span><text:span text:style-name="T1">Na bi ni so …</text:span></text:p>
      <text:p text:style-name="P1"><text:span text:style-name="v_20_-_20_Verse_20_Number"><text:span text:style-name="T2">5 </text:span></text:span><text:span text:style-name="T1">So buba ye ti nyen?—Fango aforoto-ee!</text:span></text:p>
      <text:p text:style-name="P7">Bibe ti gbia-wali, Atalii, laa, ti e ape.</text:p>
      <text:p text:style-name="P1"><text:span text:style-name="v_20_-_20_Verse_20_Number"><text:span text:style-name="T2">7 </text:span></text:span><text:span text:style-name="T1">Angba gi kete ka …</text:span></text:p>
      <text:p text:style-name="P7">Biani. Gi kete toto senge, andaa Yoas akui ti lo fade awe. E sara hio ti gue na lo na koli ti mbi!</text:p>
      <text:p text:style-name="P6"><text:soft-page-break/>425</text:p>
      <text:p text:style-name="P1"><text:span text:style-name="v_20_-_20_Verse_20_Number"><text:span text:style-name="T2">1 </text:span></text:span><text:span text:style-name="T1">Gi na ya ti vukongo ndo, awali use so ague hio na kota da-Nzapa. Ala tengbi na Yoyada na yanga ti gbagba.</text:span></text:p>
      <text:p text:style-name="P7">So foroto Yoas laa. Zia e soo lo na maboko ti gbia-wali.</text:p>
      <text:p text:style-name="P7">Ala linda! E lingbi ti honde lo na kota da-Nzapa.</text:p>
      <text:p text:style-name="P1"><text:span text:style-name="v_20_-_20_Verse_20_Number"><text:span text:style-name="T2">2 </text:span></text:span><text:span text:style-name="T1">Gi awayango-sandaga si aduti kâ na kubu so. Fade Yoas aduti kpoo titene ngoi ni alingbi.</text:span></text:p>
      <text:p text:style-name="P1"><text:span text:style-name="v_20_-_20_Verse_20_Number"><text:span text:style-name="T2">3 </text:span></text:span><text:span text:style-name="T1">Na peko ti ambeni ngbonga, turugu ti gbia-wali akiri ti tene tongaso: “akoli kue ti hale ti mbata ti gbia akui awe.” Ala hinga pepe so mbeni oko angba.</text:span></text:p>
      <text:p text:style-name="P7">Zo wa ayeke tene mbi lingbi ti le-gbia na Juda ape, zo wa?</text:p>
      <text:p text:style-name="P1"><text:span text:style-name="v_20_-_20_Verse_20_Number"><text:span text:style-name="T2">4 </text:span></text:span><text:span text:style-name="T1">Tongana sioni ye so ahon awe, Yosheba akiri fadeso na Yoyada na kota da-Nzapa. Atalii ale-gbia na Juda na maboko ti wen ngbii si azo ato nda ti dema. Ala hinga pepe so—na mbeni kubu ti lingo—Yoas, kete molenge ti gbia, ayeke mai na ndo ti wayango-sandaga na wali ti lo.</text:span></text:p>
      <text:p text:style-name="P6">426</text:p>
      <text:p text:style-name="P1"><text:span text:style-name="v_20_-_20_Verse_20_Number"><text:span text:style-name="T2">1 </text:span></text:span><text:span text:style-name="T1">Molenge aga gbia ti Juda.</text:span></text:p>
      <text:p text:style-name="P7">2 Agbia 11:4-21; 2 Ambai 23</text:p>
      <text:p text:style-name="P7">Yoyada abata molenge so ngbanga ti ngu mingi na hondengo ni na kota da-Nzapa.</text:p>
      <text:p text:style-name="P7">So nyen laa?</text:p>
      <text:p text:style-name="P7">So yanda ti Baal—nda ti akpale so kue na sese ti Juda laa. Ata ti mo ti wali avoro lo. Tongana mo ga gbia, alingbi mo fâ ya ni na mo fa lege na azo ti mo ti kiri na Nzapa.</text:p>
      <text:p text:style-name="P1"><text:span text:style-name="v_20_-_20_Verse_20_Number"><text:span text:style-name="T2">2 </text:span></text:span><text:span text:style-name="T1">Fadeso, fa na mbi tënë ti Nzapa so mo manda laso.</text:span></text:p>
      <text:p text:style-name="P7">“Alingbi mo ye Kota Gbia, Nzapa ti mo, na be ti mo kue, na yingo ti mo kue, na ngangu ti mo kue.”</text:p>
      <text:p text:style-name="P1"><text:span text:style-name="v_20_-_20_Verse_20_Number"><text:span text:style-name="T2">3 </text:span></text:span><text:span text:style-name="T1">Yoyada aku ngbii sarango ye ti Atalii afun seen na le ti azo awe, si ala ye ti hunzi lengo gbia ti lo. Na pekoni, lo iri aturugu ti li ni kue so ayeke zia ti mu peko ti Kota Gbia ape, nga so lo hinga biani lo lingbi ti zia be ti lo na ala.</text:span></text:p>
      <text:p text:style-name="P1"><text:span text:style-name="T1">Azo, ala baa kue e duti na gbe ti gbia wavorongo-Baal ngu omene. Ala sara tongaso ndali ti so ala baa atene mbeni hale ti David ayeke mbeni ape. Baa Yoas, laa, walengo-gbia, so azo kue abaa atene lo kui ando awe. Fade mbi tuku mafuta ti gbia ti Juda na li ti lo na lango ti wungo tere so ayeke ga. Ala duti nduru na azo ti ala ti bata lo … ala </text:span><text:soft-page-break/><text:span text:style-name="T1">sara kue titene Atalii akpe ape.</text:span></text:p>
      <text:p text:style-name="P6">427</text:p>
      <text:p text:style-name="P1"><text:span text:style-name="v_20_-_20_Verse_20_Number"><text:span text:style-name="T2">1 </text:span></text:span><text:span text:style-name="T1">Na lango ni, Yoyada akangbi akota zeme na avala na ya ti kota da-Nzapa, agbakuru ti bira so ayeke ti David ando.</text:span></text:p>
      <text:p text:style-name="P7">Nzapa abata e! Aye ti bira ti David abata e nga!</text:p>
      <text:p text:style-name="P1"><text:span text:style-name="v_20_-_20_Verse_20_Number"><text:span text:style-name="T2">2 </text:span></text:span><text:span text:style-name="T1">Na ndembe ni so, kâ na yangbo …</text:span></text:p>
      <text:p text:style-name="P7">Toto ti ngia—alondo na mbage ti kota da-Nzapa. So ti tene nyen laa?</text:p>
      <text:p text:style-name="P1"><text:span text:style-name="v_20_-_20_Verse_20_Number"><text:span text:style-name="T2">6 </text:span></text:span><text:span text:style-name="T1">Atalii ague hio na kota da-Nzapa—Lo baa mbeni kete molenge-koli so ayeke yu na lo kpoto ti gbia.</text:span></text:p>
      <text:p text:style-name="P7">Nzapa abata gbia!</text:p>
      <text:p text:style-name="P7">Gbia ti Juda oyeee!</text:p>
      <text:p text:style-name="P7">Nzapa abata gbia!</text:p>
      <text:p text:style-name="P1"><text:span text:style-name="v_20_-_20_Verse_20_Number"><text:span text:style-name="T2">7 </text:span></text:span><text:span text:style-name="T1">Kengo gbia! Kengo gbia! Tanga ni laa!</text:span></text:p>
      <text:p text:style-name="P6">428</text:p>
      <text:p text:style-name="P1"><text:span text:style-name="v_20_-_20_Verse_20_Number"><text:span text:style-name="T2">1 </text:span></text:span><text:span text:style-name="T1">So kete molenge-koli wa?</text:span></text:p>
      <text:p text:style-name="P7">Ata ti mo, Yoas, laa. Lo laa lo yeke taa gbia ti Juda.</text:p>
      <text:p text:style-name="P1"><text:span text:style-name="v_20_-_20_Verse_20_Number"><text:span text:style-name="T2">2 </text:span></text:span><text:span text:style-name="T1">So mvene laa! Yoas akui awe! Ala fâ molenge so!</text:span></text:p>
      <text:p text:style-name="P1"><text:span text:style-name="v_20_-_20_Verse_20_Number"><text:span text:style-name="T2">3 </text:span></text:span><text:span text:style-name="T1">Ala sigigi na lo!</text:span></text:p>
      <text:p text:style-name="P7">A sigigi na Atalii na ngangu na ya ti kota da-Nzapa, si a fâ lo.</text:p>
      <text:p text:style-name="P1"><text:span text:style-name="v_20_-_20_Verse_20_Number"><text:span text:style-name="T2">4 </text:span></text:span><text:span text:style-name="T1">Kâ, na da-Nzapa, matanga ti gbia Yoas angba ti gue …</text:span></text:p>
      <text:p text:style-name="P7">Mo mu zendo ti kpe ndia ti Nzapa na ti le-gbia na ndö azo ti mo na lege ti tënë ti lo?</text:p>
      <text:p text:style-name="P7">Mbi mu zendo!</text:p>
      <text:p text:style-name="P6">429</text:p>
      <text:p text:style-name="P1"><text:span text:style-name="v_20_-_20_Verse_20_Number"><text:span text:style-name="T2">1 </text:span></text:span><text:span text:style-name="T1">Zeme na bi</text:span></text:p>
      <text:p text:style-name="P7">2 Ambai 24:17-27; 2 Agbia 12</text:p>
      <text:p text:style-name="P1"><text:span text:style-name="T1">Gi na peko ti yanga ti Yoyada, kota wayango-sandaga, Yoas afuti da ti vorongo Baal. Lo kiri na be ti azo ti lo ti voro taa Nzapa. A kiri aleke da-Nzapa so akungbi. Kodro-gbia amai ngbanga ti ngu mingi. Me na ngoi so Yoyada akui, Yoas ayeke na ngangu pepe ti luti le na le na azo so aye ti gue na mbage ti mbeni nzapa nde. Zakarii, molenge </text:span><text:soft-page-break/><text:span text:style-name="T1">ti Yoyada ti koli, ague ti baa gbia.</text:span></text:p>
      <text:p text:style-name="P1"><text:span text:style-name="v_20_-_20_Verse_20_Number"><text:span text:style-name="T2">2 </text:span></text:span><text:span text:style-name="T1">Gbia Yoas, mbi tene tënë na mo tongana babâ ti mbi. Mo, na azo ti mo, aye ti girisa Nzapa. Tongana mo kanga lege ape, fade Juda ayeke ti.</text:span></text:p>
      <text:p text:style-name="P1"><text:span text:style-name="v_20_-_20_Verse_20_Number"><text:span text:style-name="T2">3 </text:span></text:span><text:span text:style-name="T1">Na guengo ti Zakarii, awamungo-wango ti Yoas amu nga wango.</text:span></text:p>
      <text:p text:style-name="P7">Zakarii ayeke zo ti kpale.</text:p>
      <text:p text:style-name="P7">Fâ lo kozo titene lo gbian be ti azo ti Juda kue si ala ke mo.</text:p>
      <text:p text:style-name="P1"><text:span text:style-name="v_20_-_20_Verse_20_Number"><text:span text:style-name="T2">4 </text:span></text:span><text:span text:style-name="T1">Taa-tënë biani. Zia wâ na be ti azo si ala fâ lo.</text:span></text:p>
      <text:p text:style-name="P7">Tongaso Yoas, so ayeke kozoni nzoni gbia, ama sioni wango so. Zakarii—molenge ti koli ti zo so asoo fini ti Yoas—akui na pekoni so a bo lo na têne. Aninga pepe, peko ti yanga ti lo na ndö ti kpale aga taa-tënë …</text:p>
      <text:p text:style-name="P6">430</text:p>
      <text:p text:style-name="P1"><text:span text:style-name="v_20_-_20_Verse_20_Number"><text:span text:style-name="T2">1 </text:span></text:span><text:span text:style-name="T1">Tënë ti kpale so Zakarii atene kozo asi hio na pekoni—na ya ti bira ti ngangu ti gbia ti Aram. Na ya ti tumba ni, Yoas awara ka, nga asioni wamungo-wango ti lo akui. Na tarango ti soo Jerusalem, Yoas atara nga ti vo bibe ti wato. Ka ti lo akanga lege na lo ti sigigi. Tongaso lo tokua mbeni zo.</text:span></text:p>
      <text:p text:style-name="P7">So akadoo ti gbia ti mbi, Yoas ti Juda, laa. Amosoro so kue ayeke na kota da-Nzapa ti e laa. Lo tisa mo ti mu ni ngbanga ti siriri ti Jerusalem.</text:p>
      <text:p text:style-name="P7">Tene na gbia ti mo, mbi yeda na tënë ti lo.</text:p>
      <text:p text:style-name="P1"><text:span text:style-name="v_20_-_20_Verse_20_Number"><text:span text:style-name="T2">2 </text:span></text:span><text:span text:style-name="T1">Gbia ayeke laso tongana nyen?</text:span></text:p>
      <text:p text:style-name="P7">Nga gi tongaso. Mawa mingi so azo ti Aram afâ gbia ape, lo na azo so amu na lo wango ti fâ Zakarii na ngangu. Na lege ti kuâ ti ala, e lingbi fade ti soo Juda—gi tongana ayeke fade ti …</text:p>
      <text:p text:style-name="P1"><text:span text:style-name="v_20_-_20_Verse_20_Number"><text:span text:style-name="T2">4 </text:span></text:span><text:span text:style-name="T1">Na bi ni so, tongana azo ti yangbo kue alango …</text:span></text:p>
      <text:p text:style-name="P7">Mo dabe ti mo, e yeke sara ye so ti soo kodro ti e.</text:p>
      <text:p text:style-name="P7">Tongaso, azo ti gbia Yoas wani laa afâ lo.</text:p>
      <text:p text:style-name="P7">Aga nduru na ngu 100, agbia so ale-gbia na ndö ti Juda ayeke na popo ti vorongo taa Nzapa, na ayanda ti apagano. Na tango ni so, Nzapa atokua awayanga ti lo na peko ti tere ti gboto mê ti azo ngbanga ti sioni ti ala. Ambeni awayanga-Nzapa asara kua nzoni ahon ambeni …</text:p>
      <text:p text:style-name="P6">431</text:p>
      <text:p text:style-name="P1"><text:soft-page-break/><text:span text:style-name="v_20_-_20_Verse_20_Number"><text:span text:style-name="T2">1 </text:span></text:span><text:span text:style-name="T1">Mbai ti susu</text:span></text:p>
      <text:p text:style-name="P7">Jonas</text:p>
      <text:p text:style-name="P7">Nzapa atokua tënë na Jonas, mbeni wayanga-Nzapa ti Israel.</text:p>
      <text:p text:style-name="P7">Mo gue na gbata ti Ninive, so asi singo na sarango aye ti sioni. Mo tene na azo ni, tongana ala zia siokpari ti ala pepe, fade mbi hunzi ala.</text:p>
      <text:p text:style-name="P1"><text:span text:style-name="v_20_-_20_Verse_20_Number"><text:span text:style-name="T2">2 </text:span></text:span><text:span text:style-name="T1">Gi hio tongaso, Jonas amu lege ti Zafa, gbata na yanga ti ngu-ingo so asi singo na amangboko ti gue na ando kue ti dunia. Kâ, lo hunda ndo …</text:span></text:p>
      <text:p text:style-name="P7">Mangboko so ayeke gue na ndo wa?</text:p>
      <text:p text:style-name="P7">Na Tarsis.</text:p>
      <text:p text:style-name="P7">Ayeke nduru na sese ti Ninive?</text:p>
      <text:p text:style-name="P7">Pardon-a. Tarsis ayo mingi mingi na sese ti Ninive!</text:p>
      <text:p text:style-name="P7">Nzoni mingi.</text:p>
      <text:p text:style-name="P1"><text:span text:style-name="v_20_-_20_Verse_20_Number"><text:span text:style-name="T2">3 </text:span></text:span><text:span text:style-name="T1">So lo futa lege ti ke yanga awe, Jonas ako na ya ti mangboko.</text:span></text:p>
      <text:p text:style-name="P7">Pardon, Nzapa. Mbi lingbi ti gue na mara ti sioni ndo tongana Ninive so oko ape.</text:p>
      <text:p text:style-name="P6">432</text:p>
      <text:p text:style-name="P1"><text:span text:style-name="v_20_-_20_Verse_20_Number"><text:span text:style-name="T2">1 </text:span></text:span><text:span text:style-name="T1">Me Nzapa ayeke mu lege na Jonas ti do kua ti lo ti hon tongaso pepe. Lo bi kota pupu ti ngangu na ndö ti mangboko ni.</text:span></text:p>
      <text:p text:style-name="P7">Fade ya ti mangboko so ayeke fâ na ya ti pupu so!</text:p>
      <text:p text:style-name="P7">Ala tuku agbakuru na ngu! Gi oko pasa ti e laa.</text:p>
      <text:p text:style-name="P1"><text:span text:style-name="v_20_-_20_Verse_20_Number"><text:span text:style-name="T2">2 </text:span></text:span><text:span text:style-name="T1">Me pupu ni akiri aga kota ahon ndoni.</text:span></text:p>
      <text:p text:style-name="P7">Hinga ape, mbeni zo azia ngonzo na be ti anzapa!</text:p>
      <text:p text:style-name="P7">Ayeke mbi ape, taa-tënë.</text:p>
      <text:p text:style-name="P1"><text:span text:style-name="v_20_-_20_Verse_20_Number"><text:span text:style-name="T2">3 </text:span></text:span><text:span text:style-name="T1">Jonas ahinga so Nzapa asara ngonzo na lo si kengo yanga ti lo aga na sioni pupu so. Me lo fa tënë ni hio na azo ti mangboko pepe. Na ndani, ala bi zeke ti hinga zo wa si abi ngonzo na be ti Nzapa.</text:span></text:p>
      <text:p text:style-name="P7">Jonas! Nyen laa mo sara si mo zia ngonzo na be ti Nzapa?</text:p>
      <text:p text:style-name="P1"><text:span text:style-name="v_20_-_20_Verse_20_Number"><text:span text:style-name="T2">4 </text:span></text:span><text:span text:style-name="T1">Mbi hinga oko taa Nzapa so, me mbi ke ti sara ye so lo hunda mbi ti sara. Ala bi mbi na ngu si mbi kui. Fade Nzapa azi lege na mangboko ti ala.</text:span></text:p>
      <text:p text:style-name="P6">433</text:p>
      <text:p text:style-name="P1"><text:span text:style-name="v_20_-_20_Verse_20_Number"><text:span text:style-name="T2">1 </text:span></text:span><text:span text:style-name="T1">Azo ti kua aye ti bi Jonas na ya ti ngu-ingo pepe. Ala sara kue ti kiri na kuru sese. </text:span><text:soft-page-break/><text:span text:style-name="T1">Me ngu-ingo ni ayingi ngangu mingi.</text:span></text:p>
      <text:p text:style-name="P7">Mbeni lege ayeke daa ape! Ye kue aga gi ngangu.</text:p>
      <text:p text:style-name="P7">Mbeni ye ti soro ayeke daa ape! E yeke bi gi Jonas na ngu.</text:p>
      <text:p text:style-name="P1"><text:span text:style-name="v_20_-_20_Verse_20_Number"><text:span text:style-name="T2">2 </text:span></text:span><text:span text:style-name="T1">Kota Gbia, sara ngonzo na e ape ngbanga ti so e bi koli so na ngu.</text:span></text:p>
      <text:p text:style-name="P1"><text:span text:style-name="v_20_-_20_Verse_20_Number"><text:span text:style-name="T2">3 </text:span></text:span><text:span text:style-name="T1">Baa ye! So nyen laa so?</text:span></text:p>
      <text:p text:style-name="P1"><text:span text:style-name="v_20_-_20_Verse_20_Number"><text:span text:style-name="T2">4 </text:span></text:span><text:span text:style-name="T1">Jonas abaa ti lo atene fade ni kui, me Nzapa aye si lo kpe kua ti lo gi senge tongaso pepe.</text:span></text:p>
      <text:p text:style-name="P7">Kota Gbia-ee!</text:p>
      <text:p text:style-name="P6">434</text:p>
      <text:p text:style-name="P1"><text:span text:style-name="v_20_-_20_Verse_20_Number"><text:span text:style-name="T2">1 </text:span></text:span><text:span text:style-name="T1">Tongana kota susu so amene Jonas awe, pupu ni akai. Ndali ni, azo ti kua ti mangboko ni asepela Nzapa, ala hinga atene lo si lo le-gbia na ndö ti aye ti sese kue.</text:span></text:p>
      <text:p text:style-name="P1"><text:span text:style-name="v_20_-_20_Verse_20_Number"><text:span text:style-name="T2">2 </text:span></text:span><text:span text:style-name="T1">Me Jonas akui pepe. Nzapa abata lo na fini na ya ti kota susu so, bi na lâ, ngbanga ti lango ota. So amu na lo ngoi ti bibe ti lo na ya sambela … ti hinga, kengo yanga ti Nzapa ayeke zonga laa.</text:span></text:p>
      <text:p text:style-name="P7">Kota Gbia, mbi dekongo na mo, si mo soo mbi. Angu angoro mbi kue, me mo bata mbi na ya ti sioni. Mo yeke wasongo-zo.</text:p>
      <text:p text:style-name="P1"><text:span text:style-name="v_20_-_20_Verse_20_Number"><text:span text:style-name="T2">3 </text:span></text:span><text:span text:style-name="T1">Nzapa ama sambela ti Jonas, si lo mu yanga na susu ni ti de lo na ndö ti kuru sese.</text:span></text:p>
      <text:p text:style-name="P7">Gue mo sara ye so mbi hunda fade na mo!</text:p>
      <text:p text:style-name="P1"><text:span text:style-name="v_20_-_20_Verse_20_Number"><text:span text:style-name="T2">4 </text:span></text:span><text:span text:style-name="T1">Nzapa akiri atene na Jonas ti gue na Ninive. Ti so ni lo ma yanga ti lo.</text:span></text:p>
      <text:p text:style-name="P7">Ala zia siokpari ti ala, tongaso ape, gbata ni kue afuti. Nzapa atene tongaso.</text:p>
      <text:p text:style-name="P1"><text:span text:style-name="v_20_-_20_Verse_20_Number"><text:span text:style-name="T2">5 </text:span></text:span><text:span text:style-name="T1">Tongana Nzapa afâ ngbanga so alingbi na li ti ala, mbi gboto mê ti ala kozoni-a!</text:span></text:p>
      <text:p text:style-name="P6">435</text:p>
      <text:p text:style-name="P1"><text:span text:style-name="v_20_-_20_Verse_20_Number"><text:span text:style-name="T2">1 </text:span></text:span><text:span text:style-name="T1">Azo ti Ninive ama tënë ti yanga ti lo biani. Ti fa vundu ti ala polele, ala yu bongo ti mua—ataa gbia ti kodro kue. Me ye so anzere na Jonas oko pepe</text:span></text:p>
      <text:p text:style-name="P7">So mbela ti gbia! Ala dekongo na Nzapa na be ti ala kue. Ala zia lege ti sioni. Gbaa Nzapa abaa mawa ti e.</text:p>
      <text:p text:style-name="P7">Nzapa abaa so azo ti Ninive azia sioni lege ti sarango ye ti ala. Alingbi na tënë ti lo, lo sara nzoni be si lo fâ ala pepe.</text:p>
      <text:p text:style-name="P1"><text:span text:style-name="v_20_-_20_Verse_20_Number"><text:span text:style-name="T2">2 </text:span></text:span><text:span text:style-name="T1">So Nzapa asara nzoni be na azo ni anzere na be ti Jonas oko pepe.</text:span></text:p>
      <text:p text:style-name="P1"><text:span text:style-name="T1">Mbi hinga fade-a! Azo so ayeke taa zende si alingbi na ngbanga ti kuâ, mo baa mawa </text:span><text:soft-page-break/><text:span text:style-name="T1">ti ala, Kota Gbia. Fâ nga mbi ma, tongana mo ye ti hunda na mbi ti sara mara ti kua so.</text:span></text:p>
      <text:p text:style-name="P1"><text:span text:style-name="v_20_-_20_Verse_20_Number"><text:span text:style-name="T2">3 </text:span></text:span><text:span text:style-name="T1">Me Nzapa asuku na Jonas ndali ti bibe ti lo.</text:span></text:p>
      <text:p text:style-name="P7">Mo ye ti mo gi lakue ti kui, mo na sarango baba ti mo so. Me wungo ti azo ayeke 120.000 na gbata ti Ninive. Bibe ti mbi ayeke titene ala wara lege ti duti na fini.</text:p>
      <text:p text:style-name="P6">436</text:p>
      <text:p text:style-name="P1"><text:span text:style-name="v_20_-_20_Verse_20_Number"><text:span text:style-name="T2">1 </text:span></text:span><text:span text:style-name="T1">Awayanga-Nzapa osio atene tënë na azo ti Nzapa na lege nde nde …</text:span></text:p>
      <text:p text:style-name="P1"><text:span text:style-name="v_20_-_20_Verse_20_Number"><text:span text:style-name="T2">2 </text:span></text:span><text:span text:style-name="T1">Osee</text:span></text:p>
      <text:p text:style-name="P7">Osee aye wali ti lo, Gomer, mingi. Me mbeni lâ, Gomer ake Osee, ague. Ndia atene lo lingbi ti kangbi na wali ti lo, me lo soro ti ngba gi na wali ti lo. Lo tene na azo ti Israel atene, gi mara ti ye so laa ala sara na Nzapa. Nzapa andoye azo ti lo, me ala do lo, azia lo, ti voro ayanda.</text:p>
      <text:p text:style-name="P7">Nzapa andoye ala mingi, ataa so ala ndoye lo nga tongaso ape? So Nzapa aye azo so ayeke sara ye na legeni ape, mbi nga, mbi ye wali so ayeke sara ye na legeni ape.</text:p>
      <text:p text:style-name="P1"><text:span text:style-name="v_20_-_20_Verse_20_Number"><text:span text:style-name="T2">3 </text:span></text:span><text:span text:style-name="T1">Amos</text:span></text:p>
      <text:p text:style-name="P7">Amos, warongo-ale ti fige so ayeke bata ataba ti lo. Nzapa a-iri lo ti sara kua so akpa gingo kuâ. Lo gue na gbata ti Betel kâ na Israel na lo vunga sango ti Nzapa.</text:p>
      <text:p text:style-name="P7">Ala kpa gbagba so aba si alingbi ti kungbi ni na sese kozo si a leke mbeni fini ni.</text:p>
      <text:p text:style-name="P1"><text:span text:style-name="v_20_-_20_Verse_20_Number"><text:span text:style-name="T2">4 </text:span></text:span><text:span text:style-name="T1">Joel</text:span></text:p>
      <text:p text:style-name="P7">Tongana gba ti turugu so ayeke buba ye kue na lege ti ala, agbadola gbani amu ndo na Juda. Ala te akobe ti yaka kue si ala zia ye oko pepe na peko ti ala.</text:p>
      <text:p text:style-name="P7">Akobe so akota gbadola azia, akete ni aga ate ni. Me tongana ala kiri na mbage ti Nzapa, fade lo kiri na ala aye so agbadola ate ni.</text:p>
      <text:p text:style-name="P7">Na ya ti alango ni gbanda, yingo ti Nzapa aga na ndö ti ala. Fade amolenge ti ala atene peko ti tënë ti yanga ti lo; ambakoro na maseka ayeke baa li ti ala.</text:p>
      <text:p text:style-name="P1"><text:span text:style-name="v_20_-_20_Verse_20_Number"><text:span text:style-name="T2">5 </text:span></text:span><text:span text:style-name="T1">Mishe</text:span></text:p>
      <text:p text:style-name="P7">Mishe, mbeni wayanga-Nzapa ti kete gbata, aye titene gigi ti awayere aga nzoni. Lo luti na azo ti li ti sese ti Juda na ti Israel, lo tene ye so ala yeke sara ayeke sioni.</text:p>
      <text:p text:style-name="P7">Ala-ee! Ala nika awayere. Ye so Nzapa aye titene ala sara, ala hinga ni awe. Ala sara ye na legeni, ala zi tënë na li ti mba ti ala, na ala sara songo na Nzapa.</text:p>
      <text:p text:style-name="P7">Mbeni lâ, na ya ti kete gbata ti Betlehem, fade a du wasongo-zo. Lo yeke le-gbia ngbanga ti lakue lakue.</text:p>
      <text:p text:style-name="P6"><text:soft-page-break/>437</text:p>
      <text:p text:style-name="P1"><text:span text:style-name="v_20_-_20_Verse_20_Number"><text:span text:style-name="T2">1 </text:span></text:span><text:span text:style-name="T1">Le ti wâ</text:span></text:p>
      <text:p text:style-name="P7">Mbeti ti Esaie 6</text:p>
      <text:p text:style-name="P7">Mbeni lâ, Esaie, ayeke sambela na ya ti kota da-Nzapa. Lo baa mbeni ye tongana bango li. KOTA GBIA aduti na ndö ti mbata. Aserafen ayeke huru si ala ngoro lo. Ala yeke tongana a-ange, akpangi ti ala omene. Na sarango tënë ti ala asara si tere ti da ti Nzapa ayingi na ya ti da ni asi na guru.</text:p>
      <text:p text:style-name="P7">KOTA GBIA ayeke nde, lo yeke nde, lo yeke nde. Lo yeke ngangu kue. Ndö ti sese kue asi singo na gonda ti lo!</text:p>
      <text:p text:style-name="P6">438</text:p>
      <text:p text:style-name="P1"><text:span text:style-name="v_20_-_20_Verse_20_Number"><text:span text:style-name="T2">1 </text:span></text:span><text:span text:style-name="T1">Mbi kui awe! Mbi zo ti siokpari, azo ti kodro ni kue azo ti siokpari. Mbi baa Kota Gbia na ya gonda ti lo awe.</text:span></text:p>
      <text:p text:style-name="P1"><text:span text:style-name="v_20_-_20_Verse_20_Number"><text:span text:style-name="T2">2 </text:span></text:span><text:span text:style-name="T1">Esaie adekongo, si mbeni serafen oko ahuru na tere ti gbalaka.</text:span></text:p>
      <text:p text:style-name="P1"><text:span text:style-name="v_20_-_20_Verse_20_Number"><text:span text:style-name="T2">4 </text:span></text:span><text:span text:style-name="T1">Serafen ni andu poro ti yanga ti Esaie na le ti wâ.</text:span></text:p>
      <text:p text:style-name="P7">Azi siokpari ti mo awe.</text:p>
      <text:p text:style-name="P1"><text:span text:style-name="v_20_-_20_Verse_20_Number"><text:span text:style-name="T2">5 </text:span></text:span><text:span text:style-name="T1">Nzapa atene tënë.</text:span></text:p>
      <text:p text:style-name="P7">Zo wa laa si mbi yeke tokua lo na asioni mara so?</text:p>
      <text:p text:style-name="P7">Mbi laa. Mo tokua mbi!</text:p>
      <text:p text:style-name="P1"><text:span text:style-name="v_20_-_20_Verse_20_Number"><text:span text:style-name="T2">6 </text:span></text:span><text:span text:style-name="T1">Na lege ti kiringo na tënë ti koli tongaso, Esaie ato nda ti ga mbeni kota wayanga-Nzapa na popo ti amba ti lo, awayanga-Nzapa. Lo sara kua mingi na ngoi ti gbia Ezekias.</text:span></text:p>
      <text:p text:style-name="P6">439</text:p>
      <text:p text:style-name="P1"><text:span text:style-name="v_20_-_20_Verse_20_Number"><text:span text:style-name="T2">1 </text:span></text:span><text:span text:style-name="T1">Kaingo kobela ti Ezekias</text:span></text:p>
      <text:p text:style-name="P7">2 Agbia 17:1—18:16; 20; 2 Ambai 29—30; Esaie 38—39</text:p>
      <text:p text:style-name="P7">Kua ti awayanga-Nzapa tongana Esaie asara si Ezekias aga gbia ti mbirimbiri.</text:p>
      <text:p text:style-name="P7">Akotara ti e ake yanga ti Nzapa, si Juda awoko. Fade e sara na Nzapa, si na lege ti maboko ti lo, fade kodro ti e akiri akpengba.</text:p>
      <text:p text:style-name="P1"><text:span text:style-name="v_20_-_20_Verse_20_Number"><text:span text:style-name="T2">2 </text:span></text:span><text:span text:style-name="T1">Me kozo titene Ezekias ato nda ti leke fini ngobo ti vorongo Nzapa na Juda, mbeni ye ti ngangu asi. Na mbage ti Banga, azo abaa mbeni guru si kota mbeto agbu ala.</text:span></text:p>
      <text:p text:style-name="P1"><text:span text:style-name="v_20_-_20_Verse_20_Number"><text:span text:style-name="T2">3 </text:span></text:span><text:span text:style-name="T1">Aninga pepe, asango ti mbeto amu ya ti Jerusalem kue na dema na vundu.</text:span></text:p>
      <text:p text:style-name="P7"><text:soft-page-break/>Gbia ti Asirii afuti gbata ti Samarii si lo hon na amara ti Israel na ngbaa.</text:p>
      <text:p text:style-name="P7">Afâ a-ita ti e ti koli! Ahon na a-ita ti e ti wali yongoro na sese so Nzapa amu na e.</text:p>
      <text:p text:style-name="P1"><text:span text:style-name="v_20_-_20_Verse_20_Number"><text:span text:style-name="T2">4 </text:span></text:span><text:span text:style-name="T1">Na tingo ti Samarii, kodro-gbia ti Banga ti Israel ahunzi. Amu azo gbani ahon na ala, si laoko ala kiri pepe. Kete wungo ti azo ti Israel angba si ala bongbi na ambeni zo ti akodro wande so awalombe aga na ala.</text:span></text:p>
      <text:p text:style-name="P6">440</text:p>
      <text:p text:style-name="P1"><text:span text:style-name="v_20_-_20_Verse_20_Number"><text:span text:style-name="T2">1 </text:span></text:span><text:span text:style-name="T1">Na peko ti so a mu sese ti Israel na ngbaa awe, gi oko ti amara ti Nzapa so e ngba laa. Senakerib, gbia ti Asirii, so amu sese ti Israel, aye nga ti mu gbata ti Jerusalem. Alingbi e leke tere ti e ti bata gbata ni, na lege ti yingo, nga na ya ngangu kue.</text:span></text:p>
      <text:p text:style-name="P1"><text:span text:style-name="v_20_-_20_Verse_20_Number"><text:span text:style-name="T2">2 </text:span></text:span><text:span text:style-name="T1">Ezekias amu yanga, si a leke kota da-Nzapa. Na pekoni, gbia akiri na amara ti lo na lege ti vorongo Nzapa.</text:span></text:p>
      <text:p text:style-name="P7">Akiri a leke kota da-Nzapa ti nzoni kue na Jerusalem. Gbia Ezekias atisa azo ti Israel na ndo kue ti ga ti voro Nzapa na kota da ti Kota Gbia, ahon kue, ala so azo ti Asirii ahon na ala kirikiri na akodro wande—e mu na ala nzoni gango na kota da ti Nzapa.</text:p>
      <text:p text:style-name="P1"><text:span text:style-name="v_20_-_20_Verse_20_Number"><text:span text:style-name="T2">3 </text:span></text:span><text:span text:style-name="T1">Ezekias amu yanga ti leke mbeni lege so ahon na gbe ti sese ti londo na li ti ngu so asua na gigi ti gbagba, ti si na ya ti gbata.</text:span></text:p>
      <text:p text:style-name="P7">Fade ye so abata suango ti ngu na e, si akanga lege si ngu asua na azo ti Asirii ape.</text:p>
      <text:p text:style-name="P7">A-ita ti mbi ayeke leke gbagba. Singila na Nzapa so amu na e mbeni gbia so aye ti bata e.</text:p>
      <text:p text:style-name="P1"><text:span text:style-name="v_20_-_20_Verse_20_Number"><text:span text:style-name="T2">4 </text:span></text:span><text:span text:style-name="T1">Na ndani, Ezekias atisa azo kue ti ga …</text:span></text:p>
      <text:p text:style-name="P7">Mbeto asara ala ape. Ngangu ti mbage ti e ahon ti azo ti Asirii ngbanga ti Kota Gbia Nzapa ayeke na e.</text:p>
      <text:p text:style-name="P6">441</text:p>
      <text:p text:style-name="P1"><text:span text:style-name="v_20_-_20_Verse_20_Number"><text:span text:style-name="T2">1 </text:span></text:span><text:span text:style-name="T1">Ezekias ahon ndö ti azo ti Asirii na bira. Me na peko ti ngu baleoko, azo ti Asirii akiri abi tumba. Ti so ni, lo futa ngere ti siriri na wen ti nginza, nga na lôro—me alingbi fade lo mu mbage ni na ya ti kota da-Nzapa. Hio na pekoni, mbeni kobela agbu lo nduru na kuâ. Wayanga-Nzapa, Esaie, ague ti baa lo.</text:span></text:p>
      <text:p text:style-name="P7">Pardon, gbia. Kota Gbia atene: “leke tënë ti peko ti mo. Mo soro mbeni molenge ti mo ti le-gbia na peko ti mo. Fade kobela ti mo so akai ape.”</text:p>
      <text:p text:style-name="P1"><text:span text:style-name="v_20_-_20_Verse_20_Number"><text:span text:style-name="T2">2 </text:span></text:span><text:span text:style-name="T1">So Esaie ague awe, Ezekias atoto na Kota Gbia.</text:span></text:p>
      <text:p text:style-name="P7"><text:soft-page-break/>Kota Gbia! Mbi yeke fade nzoni wakua ti mo ape? Mbi sara na mo na be ti mbi kue. Mbi gi lege ti sara ye so ayeke nzoni na bibe ti mo.</text:p>
      <text:p text:style-name="P1"><text:span text:style-name="v_20_-_20_Verse_20_Number"><text:span text:style-name="T2">3 </text:span></text:span><text:span text:style-name="T1">Gi na ndembe ni so, Esaie akiri na ya kubu ti gbia.</text:span></text:p>
      <text:p text:style-name="P7">Nzoni ma. Nzapa ama mo awe. Fade lo mu na mo mbeni ngu 15 ti le-gbia na ndö ti azo ti lo. Me mo le-gbia na mbeto ape. Mo duti tapande ti mabe na azo ti lo.</text:p>
      <text:p text:style-name="P7">Singila, Kota Gbia! Ti fa so zendo ti mo ayeke taa-tënë, sara si gbe-de ti lâ akiri bingo gere 10 na peko na ndö ti eskalie ti Ahaz?</text:p>
      <text:p text:style-name="P1"><text:span text:style-name="v_20_-_20_Verse_20_Number"><text:span text:style-name="T2">4 </text:span></text:span><text:span text:style-name="T1">Ezekias abaa ndo na gigi. Gbe-de so ayeke kiri …</text:span></text:p>
      <text:p text:style-name="P1"><text:span text:style-name="v_20_-_20_Verse_20_Number"><text:span text:style-name="T2">6 </text:span></text:span><text:span text:style-name="T1">Na lege ti kpene Nzapa akiri na gbe-de ti lâ na ndö ti eskalie na peko ti fa so: zendo ti lo ngbanga ti Ezekias ayeke taa-tënë.</text:span></text:p>
      <text:p text:style-name="P6">442</text:p>
      <text:p text:style-name="P1"><text:span text:style-name="v_20_-_20_Verse_20_Number"><text:span text:style-name="T2">1 </text:span></text:span><text:span text:style-name="T1">Na peko ti so tere ti Ezekias aga nzoni awe, alembe ti kodro yongoro, tongana Babilone, aga ti baa lo.</text:span></text:p>
      <text:p text:style-name="P7">Gbia ti e ama atene tere ti mo aso. Lo tokua e na ambeti, nga na kadoo so.</text:p>
      <text:p text:style-name="P7">Nzoni. Kiri singila na lo. Mbi ye ti fa na ala yangbo ti mbi.</text:p>
      <text:p text:style-name="P1"><text:span text:style-name="v_20_-_20_Verse_20_Number"><text:span text:style-name="T2">2 </text:span></text:span><text:span text:style-name="T1">Ezekias afa na gigi aturugu ti lo kue, na amosoro so lo bata gbani na kota da-Nzapa nga na agogoro nde nde.</text:span></text:p>
      <text:p text:style-name="P1"><text:span text:style-name="v_20_-_20_Verse_20_Number"><text:span text:style-name="T2">3 </text:span></text:span><text:span text:style-name="T1">Na peko ti so ala baa ndo kue so mosoro ti gbata ni ayeke daa, alembe so akiri na Babilone. Tongana ala yeke gue, wayanga-Nzapa, Esaie, aga ti baa gbia ti lo.</text:span></text:p>
      <text:p text:style-name="P7">Azo wa laa? Ala londo na ndo wa?</text:p>
      <text:p text:style-name="P7">Ala yeke alembe ti mbeni yongoro kodro so laoko mo ma iri ni ape—mbi girisa iri ni … Babel? … Babilu? … Babilone! So ti mo anzoni zo ape. Mbi fa na ala amosoro ti mbi kue.</text:p>
      <text:p text:style-name="P1"><text:span text:style-name="v_20_-_20_Verse_20_Number"><text:span text:style-name="T2">4 </text:span></text:span><text:span text:style-name="T1">Gbia ti fandara! Mo lingbi ti pika azo ti Asirii, me mbeni lâ, fade Babilone afuti sese ti Juda! Fade amu ahale ti mo na ngbaa na sese ti Jerusalem ti sara kua na gbe ti gbia ti Babilone.</text:span></text:p>
      <text:p text:style-name="P7">Nzoni ma. Ti so nga ayeke si na ngoi ti mbi ape.</text:p>
      <text:p text:style-name="P6">443</text:p>
      <text:p text:style-name="P1"><text:span text:style-name="v_20_-_20_Verse_20_Number"><text:span text:style-name="T2">1 </text:span></text:span><text:span text:style-name="T1">Zonga ti zo, kiringo tënë ti Nzapa</text:span></text:p>
      <text:p text:style-name="P7">2 Agbia 18:17—19:37; 2 Ambai 32; Esaie 9:6; 36; 52:13—53:12; Nahum</text:p>
      <text:p text:style-name="P7"><text:soft-page-break/>Mbeni lâ, lango so Ezekias aleke tere ti lo ndali ni asi. Senakerib atokua aturugu ti Asirii ti tiri bira na Jerusalem. Me lo tokua aturugu ti bi tumba na ndö ti gbata ni pepe. Gbia ti Asirii atokua akota azo ti lo ti zia mbeto na be ti azo ti Jerusalem si ala yeda ti ga angbaa ti lo.</text:p>
      <text:p text:style-name="P7">E mu agbata mingi na lege ti bira, me anzapa ti ala asoo azo ni ape. Si ti ala ge so, ala baa atene Nzapa ti ala ayeke soo ala?</text:p>
      <text:p text:style-name="P1"><text:span text:style-name="v_20_-_20_Verse_20_Number"><text:span text:style-name="T2">2 </text:span></text:span><text:span text:style-name="T1">Aturugu ti Ezekias ti kota kamba atara ti pika patara na makonzi ti aturugu ti Asirii.</text:span></text:p>
      <text:p text:style-name="P7">E gbu gere ti ala! E yeke ma yanga ti kodro ti ala kue. Tene amara ti tënë so na mê ti aturugu ti Hebro ape.</text:p>
      <text:p text:style-name="P7">Me e ye titene azo ti ala ama ni. Na e ye titene ala ma ya ti tënë so e tene na ala polele …</text:p>
      <text:p text:style-name="P1"><text:span text:style-name="v_20_-_20_Verse_20_Number"><text:span text:style-name="T2">3 </text:span></text:span><text:span text:style-name="T1">… tongana e furu na ala awe, fade ala te puru ti ala na ala nyon inon ti ala!</text:span></text:p>
      <text:p text:style-name="P1"><text:span text:style-name="v_20_-_20_Verse_20_Number"><text:span text:style-name="T2">4 </text:span></text:span><text:span text:style-name="T1">Gi hio tongaso, ngobo ti zonga ni so ato nda ti du lengo.</text:span></text:p>
      <text:p text:style-name="P7">E hinga wala fade Nzapa asoo e?</text:p>
      <text:p text:style-name="P7">Agbata mingi ati. Ala dabe ti ala, azo ti Asirii amu lani Israel na ngbaa awe. Kota Gbia asoo ala ape!</text:p>
      <text:p text:style-name="P6">444</text:p>
      <text:p text:style-name="P1"><text:span text:style-name="v_20_-_20_Verse_20_Number"><text:span text:style-name="T2">1 </text:span></text:span><text:span text:style-name="T1">Na ndembe so sango ti mbeto ti azo ati na mê ti gbia Ezekias, lo suru bongo ti lo na vundu.</text:span></text:p>
      <text:p text:style-name="P7">Na mara ti aye tongaso, gi Nzapa oko si alingbi ti soo e. Hunda na Esaie wala Nzapa ayeke na sango ti dengo be.</text:p>
      <text:p text:style-name="P1"><text:span text:style-name="v_20_-_20_Verse_20_Number"><text:span text:style-name="T2">2 </text:span></text:span><text:span text:style-name="T1">Esaie aga na mbeni tënë ti mungo ngangu na be.</text:span></text:p>
      <text:p text:style-name="P7">Ala ma zonga ti gbia ti sioni yanga so ape! Fade Kota Gbia atiri bira ti bata gbata ti lo—gbata ti David zo ti kua ti lo. Ala duti na mabe. Fade Nzapa azia e ape.</text:p>
      <text:p text:style-name="P1"><text:span text:style-name="v_20_-_20_Verse_20_Number"><text:span text:style-name="T2">3 </text:span></text:span><text:span text:style-name="T1">Na bi ni so, Nzapa atokua mbeni ange si lo nika aturugu ti Asirii kue.</text:span></text:p>
      <text:p text:style-name="P1"><text:span text:style-name="v_20_-_20_Verse_20_Number"><text:span text:style-name="T2">4 </text:span></text:span><text:span text:style-name="T1">Na ndade ni, so ala baa aturugu ti awato ti ala kue akui, be ti azo ti Jerusalem asi singo na ngia.</text:span></text:p>
      <text:p text:style-name="P7">Esaie atene Nzapa ayeke na mbage ti e!</text:p>
      <text:p text:style-name="P7">Nzapa azia azo ape so amu be ti ala na lo.</text:p>
      <text:p text:style-name="P1"><text:span text:style-name="T1">Na ngoi so Ezekias ayeke gbia, azo ti Asirii akiri atara ti mu gbata ti Jerusalem pepe. Ezekias ague na amara ti lo na lege ti vorongo taa Nzapa. si ala duti na ngia na siriri </text:span><text:soft-page-break/><text:span text:style-name="T1">ngbanga ti ngu mingi.</text:span></text:p>
      <text:p text:style-name="P6">445</text:p>
      <text:p text:style-name="P1"><text:span text:style-name="v_20_-_20_Verse_20_Number"><text:span text:style-name="T2">1 </text:span></text:span><text:span text:style-name="T1">Nahum</text:span></text:p>
      <text:p text:style-name="P7">Senakerib akiri na gbata ti Ninive na kota kamene. Kâ laa si amolenge ti lo wani afâ lo. Ngu ngbangbo kozoni, azo ti Ninive kue azia lege ti sioni, na ngoi so wayanga-Nzapa, Jonas, agboto mê ti ala. Fadeso ala yeke gi lege ti le-gbia na ndö ti dunia mobimba, na lege ti bira na nikango azo. Tongaso, wayanga-Nzapa Nahum ague na kota gbata ti Asirii ti vunga tanga ti gbotongo mê na ala. Fade asioni ti ala akiri na ndö ti ala wani, si ala kui.</text:p>
      <text:p text:style-name="P7">Kota Gbia abata azo so azia be ti ala na lo. Me fade lo nika Ninive ndali ti sarango baba ti lo.</text:p>
      <text:p text:style-name="P1"><text:span text:style-name="v_20_-_20_Verse_20_Number"><text:span text:style-name="T2">2 </text:span></text:span><text:span text:style-name="T1">Na ngoi ti gbia Ezekias, Juda azia be ti lo na Kota Gbia. Tongana Ezekias akui awe, molenge ti lo ague na Juda na lege ti vorongo ayanda. Esaie amu atanga ti ngoi ti lo kue ti hunda na azo ti fâ ya ti ayanda ti ala na ti kiri na Nzapa. Me azo mingi laa ama lo pepe. Lo fa na agbia aye so ayeke si ande tongana ala ke yanga ti Nzapa. Me agbia abaa so kue senge. Na ndani, peko ti yanga ti Nzapa ti Esaie asi.</text:span></text:p>
      <text:p text:style-name="P7">Ndali ti so Juda avi peko na Nzapa ti nzoni kue, fade a futi Juda. Fade a mu azo ti Jerusalem a hon na ala na ngbaa na kodro yongoro.</text:p>
      <text:p text:style-name="P1"><text:span text:style-name="v_20_-_20_Verse_20_Number"><text:span text:style-name="T2">3 </text:span></text:span><text:span text:style-name="T1">Mbeni nzoni ye ayeke ku azo ti Nzapa ape?</text:span></text:p>
      <text:p text:style-name="P7">Ayeke daa! Fade Nzapa atokua wasongo-zo ti soo azo kue so ama na be na lo. A di iri ti lo, Wamungo-wango ti Kpene, Nzapa ti Ngangu kue, Gbia ti Siriri.</text:p>
      <text:p text:style-name="P1"><text:span text:style-name="v_20_-_20_Verse_20_Number"><text:span text:style-name="T2">4 </text:span></text:span><text:span text:style-name="T1">Fade zo ti kua ti Nzapa abaa pasi ngbanga ti e. Fade azo aye lo pepe, ala ke lo. Me ataa so e ke lo, fade a sara pasi na lo, a fâ lo ndali ti sioni ti e.</text:span></text:p>
      <text:p text:style-name="P7">Si na lege ti ka ti lo … kobela ti e akai.</text:p>
      <text:p text:style-name="P7">Hingango ndo ti azo atia na ngoi ni so, me Esaie atene tënë ti gango ti Jesus Christ giriri kozoni.</text:p>
      <text:p text:style-name="P6">446</text:p>
      <text:p text:style-name="P1"><text:span text:style-name="v_20_-_20_Verse_20_Number"><text:span text:style-name="T2">1 </text:span></text:span><text:span text:style-name="T1">Gbia ti mbirimbiri. Wayanga-Nzapa Jeremie.</text:span></text:p>
      <text:p text:style-name="P7">2 Agbia 22—23; 2 Ambai 34—35; Jeremie 1</text:p>
      <text:p text:style-name="P1"><text:span text:style-name="T1">Yosias ayeke na ngu miombe si lo ga gbia ti Juda. Hilkia, kota wayango-sandaga, si </text:span><text:soft-page-break/><text:span text:style-name="T1">abata lo. Lo fa na Yosias ti mu lege ti Nzapa mbirimbiri.</text:span></text:p>
      <text:p text:style-name="P7">Mabe na mbirimbiri ti lo ayeke tongana ti maseka David.</text:p>
      <text:p text:style-name="P1"><text:span text:style-name="v_20_-_20_Verse_20_Number"><text:span text:style-name="T2">2 </text:span></text:span><text:span text:style-name="T1">Me Nzapa asara si a du gi Yosias pepe—lo iri nga mbeni wayanga-Nzapa.</text:span></text:p>
      <text:p text:style-name="P7">Na peko ti ngu baleoko na ota, Nzapa atene tënë na Jeremie.</text:p>
      <text:p text:style-name="P7">Kozo si mbi sara mo na ya ti mama ti mo, mbi hinga mo awe. Mbi ye mo ga wayanga-Nzapa ti akodro-sese.</text:p>
      <text:p text:style-name="P7">Me mbi yeke gi molenge. Zo oko ama yanga ti mbi ape.</text:p>
      <text:p text:style-name="P1"><text:span text:style-name="v_20_-_20_Verse_20_Number"><text:span text:style-name="T2">3 </text:span></text:span><text:span text:style-name="T1">Nyen laa mo baa?</text:span></text:p>
      <text:p text:style-name="P7">Gba ti aturugu so alondo na Banga ti ga ti futi Juda! Fade mbeni zo ama na be na mbi?</text:p>
      <text:p text:style-name="P7">Ên-en, fade ala sara mbeto ti mo si ala gi lege ti fâ mo. Me mo sara mbeto ape. Mbi yeke na mo.</text:p>
      <text:p text:style-name="P6">447</text:p>
      <text:p text:style-name="P1"><text:span text:style-name="v_20_-_20_Verse_20_Number"><text:span text:style-name="T2">1 </text:span></text:span><text:span text:style-name="T1">Sofonii</text:span></text:p>
      <text:p text:style-name="P7">Na ngoi ti maseka ti Yosias na Jeremie, Sofonii atene peko ti yanga ti Nzapa na ndö ti lango ti Kota Gbia, so fade Nzapa ayeke fâ ngbanga na ndö ti azo so kue ake yanga ti lo.</text:p>
      <text:p text:style-name="P7">Me ti ala so kue ayeke bata lege ti Kota Gbia, lo yeke na ala, lo yeke ngangu wasongo-zo. Fade ala zia kota ngia na be ti lo; lo mbo ngu ti le ti ala na ndoye ti lo. Fade lo he bia na ngia ndali ti ala.</text:p>
      <text:p text:style-name="P1"><text:span text:style-name="v_20_-_20_Verse_20_Number"><text:span text:style-name="T2">2 </text:span></text:span><text:span text:style-name="T1">Yosias ale-gbia tongana koli, nga na legeni. Mbeni lâ …</text:span></text:p>
      <text:p text:style-name="P7">A sara ngu mingi so si kotara ti mbi, Ezekias, aleke kota da-Nzapa. Fade da ni aye ti ti na sese. Mbi ye titene ala leke ni hio fadeso.</text:p>
      <text:p text:style-name="P1"><text:span text:style-name="v_20_-_20_Verse_20_Number"><text:span text:style-name="T2">3 </text:span></text:span><text:span text:style-name="T1">Azo ato nda ni hio biani. Ala yeke zi aye na le ti sese, si wayango-sandaga Hilkia abaa mbeni ye …</text:span></text:p>
      <text:p text:style-name="P7">Ala ku si! Nyen laa na peko ti atêne so?</text:p>
      <text:p text:style-name="P1"><text:span text:style-name="v_20_-_20_Verse_20_Number"><text:span text:style-name="T2">6 </text:span></text:span><text:span text:style-name="T1">So Hilkia azi yanga ti ngbene mbeti, lo baa gi hio tongaso …</text:span></text:p>
      <text:p text:style-name="P7">Gonda na Nzapa! So ngbene mbeti ti ndia so agirisa ando laa—mbeti so Nzapa amu na Moise!</text:p>
      <text:p text:style-name="P6">448</text:p>
      <text:p text:style-name="P1"><text:soft-page-break/><text:span text:style-name="v_20_-_20_Verse_20_Number"><text:span text:style-name="T2">1 </text:span></text:span><text:span text:style-name="T1">Tongana lo diko mbeti so na gbia Yosias, be ti Hilkia agbian na vundu.</text:span></text:p>
      <text:p text:style-name="P7">Andia ti Nzapa ayeke taa polele—legeoko nga na ngbanga na ndö ti azo kue so ake ti ma ni.</text:p>
      <text:p text:style-name="P7">Tongaso ti Juda awe! E ke andia ti Nzapa lege mingi. Kozoni mbi hinga ye daa ape.</text:p>
      <text:p text:style-name="P1"><text:span text:style-name="v_20_-_20_Verse_20_Number"><text:span text:style-name="T2">2 </text:span></text:span><text:span text:style-name="T1">E lingbi ti sara tongana so e wara mbeti so ape?</text:span></text:p>
      <text:p text:style-name="P7">E lingbi ti baa ni tongana ye senge ape.</text:p>
      <text:p text:style-name="P1"><text:span text:style-name="v_20_-_20_Verse_20_Number"><text:span text:style-name="T2">3 </text:span></text:span><text:span text:style-name="T1">Vundu agbu be ti Yosias mingi si lo tokua ambeni kota zo ti kua na mbage ti wali wayanga-Nzapa Hulda.</text:span></text:p>
      <text:p text:style-name="P7">Mbeni ye so alingbi ti sara ayeke daa?</text:p>
      <text:p text:style-name="P7">Tënë so Nzapa atene laa: “ngbanga ti so Juda ake yanga ti mbi, fade a futi ni”. Me ngbanga ti so Yosias ayeke na be ti kete molenge na dawa ti Kota Gbia, fade a futi ni na ngoi ti Yosias ape.</text:p>
      <text:p text:style-name="P1"><text:span text:style-name="v_20_-_20_Verse_20_Number"><text:span text:style-name="T2">4 </text:span></text:span><text:span text:style-name="T1">Yosias aye titene Nzapa azi sioni ti kodro-gbia ti lo. Nilaa lo diko mbeti ti andia ti Nzapa so na azo kue. Lo hunda ala ti mu zendo ti kpe andia ti Nzapa, na lo sara si azo akiri asara matanga ti Pake.</text:span></text:p>
      <text:p text:style-name="P7">Ngbanga ti nyen bi so ayeke nde na ambeni bi kue? …</text:p>
      <text:p text:style-name="P6">449</text:p>
      <text:p text:style-name="P1"><text:span text:style-name="v_20_-_20_Verse_20_Number"><text:span text:style-name="T2">1 </text:span></text:span><text:span text:style-name="T1">Ndali ti nyen si ye ti vundu asi na azo ti nzoni?</text:span></text:p>
      <text:p text:style-name="P7">2 Agbia 23:29—24:4; Habakuk</text:p>
      <text:p text:style-name="P7">Ngbanga ti ambeni ngu, Jeremie, na gbia, asara kua legeoko ti kai vorongo ayanda. Laoko pepe, wala nga na pekoni, mbeni gbia tongana gbia Yosias ayeke daa. Lo sara na Nzapa na be ti lo, yingo na ngangu ti lo kue. Mbeni lâ, turugu ti kota kamba aga na mbeni sango ti mbeto.</text:p>
      <text:p text:style-name="P7">Kodro-gbia ti Asirii ayeke ti na sese, tongana ti so Nahum atene kozo. Aturugu ti Ezipte atambula ti gue na Banga. Gbaa Faraon Neko aye ti gbu tanga ti ye so angba.</text:p>
      <text:p text:style-name="P7">Ezipte aye ti ga ngangu kodro ti dunia kue, fade ala gi lege ti le-gbia na ndö ti Juda. Zia mbi kanga lege na ala.</text:p>
      <text:p text:style-name="P7">Kanga lege na Ezipte? Me ayeke ngangu kodro ti dunia mobimba. Nzapa awa mbi lo tene, ayeke Babilone laa ayeke futi Jerusalem mbeni lâ, Ezipte pepe.</text:p>
      <text:p text:style-name="P1"><text:span text:style-name="v_20_-_20_Verse_20_Number"><text:span text:style-name="T2">2 </text:span></text:span><text:span text:style-name="T1">Gbia Yosias abaa wango ti Jeremie tongana ye senge, lo tokua aturugu ti lo ti bata lege ti Megido, lege so fade aturugu ti Ezipte ayeke tambula daa.</text:span></text:p>
      <text:p text:style-name="P1"><text:soft-page-break/><text:span text:style-name="v_20_-_20_Verse_20_Number"><text:span text:style-name="T2">3 </text:span></text:span><text:span text:style-name="T1">Na ya ti bira ni, Faraon Neko aluti le na le na gbia Yosias, si lo fâ lo.</text:span></text:p>
      <text:p text:style-name="P6">450</text:p>
      <text:p text:style-name="P1"><text:span text:style-name="v_20_-_20_Verse_20_Number"><text:span text:style-name="T2">1 </text:span></text:span><text:span text:style-name="T1">Tongana azo aga na kuâ ti Yosias na Jerusalem, vundu ahon ndö ti Jeremie ngbanga ti kuâ ti gbia so ayeke na mbeto ti Nzapa. Lo hinga atene kuâ ti Yosias afa tongo nda ti tingo ti Jerusalem. Fadeso Yoakim aduti na ndö mbata ti gbia gi tongana mbeni ngbaa so asara kua ngbanga ti Ezipte. Me lo sara sioni si lo hon na azo yongoro na Nzapa. Lo ma agbotongo mê ti Jeremie pepe.</text:span></text:p>
      <text:p text:style-name="P1"><text:span text:style-name="v_20_-_20_Verse_20_Number"><text:span text:style-name="T2">2 </text:span></text:span><text:span text:style-name="T1">Habakuk</text:span></text:p>
      <text:p text:style-name="P7">Na ngoi ni so, wayanga-Nzapa, Habakuk, ahunda angangu tënë na Nzapa. Ngbanga ti nyen si sioni asi singo na dunia so? Ngbanga ti nyen si Nzapa azia nzoni gbia akui, si asioni zo ti mosoro aduti na ngia?</text:p>
      <text:p text:style-name="P7">Ngbanga ti lango oke, Kota Gbia, azo ti mbirimbiri adekongo na mo? Ngbanga ti nyen mo nika awafango-zo ape? Tene na mbi, maa!</text:p>
      <text:p text:style-name="P1"><text:span text:style-name="v_20_-_20_Verse_20_Number"><text:span text:style-name="T2">3 </text:span></text:span><text:span text:style-name="T1">Ku mo baa! Taa-tënë, na lâ ti ndani, zo oko oko awara futa ti ala. Alingbi azo ti mbirimbiri azia be ti ala na mbi, ala duti na mabe.</text:span></text:p>
      <text:p text:style-name="P7">Fade mbi zia be ti mbi na Kota Gbia so alingbi kue, so abata gere ti mbi na ndö ti sese ti dongo.</text:p>
      <text:p text:style-name="P1"><text:span text:style-name="v_20_-_20_Verse_20_Number"><text:span text:style-name="T2">4 </text:span></text:span><text:span text:style-name="T1">Na ndembe ni so, asioni ye mingi asi na sese ti Juda. Babilone aga ti le-gbia alingbi na yanga ti Jeremie ti kozoni. Gbia ti Babilone, Nabukodonosor, amu sese ti Ezipte, lo sara ngangu na Juda si Juda ati na gbe ti lo. Ti sara si Yoakim amu be ti lo na lo, Nabukodonosor amu amolenge ti gbia mingi, na apendere maseka ti Jerusalem, tongana ngbaa.</text:span></text:p>
      <text:p text:style-name="P7">Vundu ti be asi Jerusalem kue ti baa so a hon na amaseka-koli. Na popo ti azo so amu ala ti hon na ala ayeke mbeni maseka, so iri ti lo Daniel, na amba ti lo ota. Fade Nzapa afa so lo lingbi ti sara nzoni na ya ngoi ti vundu so.</text:p>
      <text:p text:style-name="P6">451</text:p>
      <text:p text:style-name="P1"><text:span text:style-name="v_20_-_20_Verse_20_Number"><text:span text:style-name="T2">1 </text:span></text:span><text:span text:style-name="T1">Azo ake yanga ti Nzapa.</text:span></text:p>
      <text:p text:style-name="P7">Jeremie; 2 Agbia 23:36—24:1</text:p>
      <text:p text:style-name="P7">Fini gbia, Yoakim, angba gi na sarango ye ti akotara ti lo ti ziango kamene na le ti Nzapa.</text:p>
      <text:p text:style-name="P7"><text:soft-page-break/>Babâ ti mbi amu yanga titene e voro gi KOTA GBIA oko. Baa, ye so asi awe! Sese ti Juda alingbi ti duti yamba ape. Ayeke polele biani, Nzapa alingbi ti soo e ape. Alingbi e voro mbeni Nzapa nde ti mu na e maboko. Wala Nzapa ti azo ti Babilone nga.</text:p>
      <text:p text:style-name="P1"><text:span text:style-name="v_20_-_20_Verse_20_Number"><text:span text:style-name="T2">2 </text:span></text:span><text:span text:style-name="T1">Ahon gbungo li ti Jeremie so azo ado afini gere ti kua ti Yosias azia hio tongaso. Ala yeda ti mu peko ti Yoakim na vorongo ayanda. Tongaso Jeremie afa tënë ti Nzapa na yanga-da ti kota da-Nzapa.</text:span></text:p>
      <text:p text:style-name="P7">Ala baa ti ala atene be ti Nzapa ade ngbanga ti so ala fâ ganza. Me alingbi ala fâ nga ganza ti be ti ala!</text:p>
      <text:p text:style-name="P1"><text:span text:style-name="v_20_-_20_Verse_20_Number"><text:span text:style-name="T2">3 </text:span></text:span><text:span text:style-name="T1">Azo ayeda na lo pepe. Nilaa, Jeremie akiri na kota da-Nzapa ti fa peko ti tënë ti yanga ti Nzapa.</text:span></text:p>
      <text:p text:style-name="P7">Ndali ti so be ti ala ayeke mbirimbiri pepe, vorongo Nzapa, asambela na asandaga ti ala asara nzoni na ala ape.</text:p>
      <text:p text:style-name="P1"><text:span text:style-name="v_20_-_20_Verse_20_Number"><text:span text:style-name="T2">4 </text:span></text:span><text:span text:style-name="T1">Si akiri mbeni …</text:span></text:p>
      <text:p text:style-name="P7">Nzapa agboto mê ti ala ti fa lege na ala, me a sara nzoni na ala ape. Fadeso Nzapa ayeke futi Jerusalem, si ala gue na ngangu na Babilone! Ala voro anzapa nde na kodro ti ala wani, fade ala sara ngbaa na awande kâ na kodro wande.</text:p>
      <text:p text:style-name="P1"><text:span text:style-name="v_20_-_20_Verse_20_Number"><text:span text:style-name="T2">5 </text:span></text:span><text:span text:style-name="T1">Si akiri mbeni …</text:span></text:p>
      <text:p text:style-name="P7">Tongana mo hinga taa ye kue, ye so a iri atene “ti gue na kodro wande na ngangu” ayeke si lawa?</text:p>
      <text:p text:style-name="P7">Ala kanga agbakuru fafadeso.</text:p>
      <text:p text:style-name="P6">452</text:p>
      <text:p text:style-name="P1"><text:span text:style-name="v_20_-_20_Verse_20_Number"><text:span text:style-name="T2">1 </text:span></text:span><text:span text:style-name="T1">Gi na mango tënë so, ngonzo agbu azo. Ala gboto Jeremie ti gue na amakonzi ti gbata.</text:span></text:p>
      <text:p text:style-name="P7">Lo sara sioni tënë na ndö ti e, nga na ndö ti Jerusalem, gbata ti Nzapa! Alingbi a bo lo ti fâ lo.</text:p>
      <text:p text:style-name="P1"><text:span text:style-name="v_20_-_20_Verse_20_Number"><text:span text:style-name="T2">2 </text:span></text:span><text:span text:style-name="T1">Mo tene ti mo nyen?</text:span></text:p>
      <text:p text:style-name="P7">Mbi tene gi ye so Kota Gbia aye mbi ti tene: “sarango ye ti ala wani, na kua ti ala laa aga na akpale so na ndö ti ala.” Tongana ala fâ mbi laso, fade Nzapa azia na ndö ti asiokpari ti ala, sango mene ti zo so asara ye oko ape.</text:p>
      <text:p text:style-name="P1"><text:span text:style-name="v_20_-_20_Verse_20_Number"><text:span text:style-name="T2">3 </text:span></text:span><text:span text:style-name="T1">Nzoni ni, mbeni ngbene zo ti kua ti gbia Yosias, ayeke na ya kota da-Nzapa. Ahikam ayeke fade zo ti mbirimbiri na ya ti kua ti lo na gbe ti Yosias, si lo ma na be fade na </text:span><text:soft-page-break/><text:span text:style-name="T1">kua ti Jeremie ngbanga ti Kota Gbia.</text:span></text:p>
      <text:p text:style-name="P7">Azo ti mbi, tënë so Jeremie atene ayeke fini ye ape. Wayanga-Nzapa Mishe afa mara ti tënë so kozo asara ngu ngbangbo laso, si gbia Ezekias afâ lo lani ape. Alingbi e fâ koli so ndali ti amara ti tënë so ape.</text:p>
      <text:p text:style-name="P1"><text:span text:style-name="v_20_-_20_Verse_20_Number"><text:span text:style-name="T2">4 </text:span></text:span><text:span text:style-name="T1">Azo angba gi na ngonzo na tere ti Jeremie, me ala lingbi ti bo lo na têne pepe so Ahikam ayeda pepe … ti so ni ala kiri na peko. Jeremie azi tere ti lo ahon, si mbeni maseka wafango-ndia, Baruk, aga na dawa.</text:span></text:p>
      <text:p text:style-name="P7">Mbi yeda na atënë ti mo, Jeremie! Mbi lingbi ti sara na mo?</text:p>
      <text:p text:style-name="P7">Mbi ye titene mbeni zo asu atënë ti mbi na mbeti. Azo so aye ti fâ mbi, me alingbi tënë ti Nzapa angba lakue.</text:p>
      <text:p text:style-name="P6">453</text:p>
      <text:p text:style-name="P1"><text:span text:style-name="v_20_-_20_Verse_20_Number"><text:span text:style-name="T2">1 </text:span></text:span><text:span text:style-name="T1">Taa Jeremie so, gi atënë ti kpale!</text:span></text:p>
      <text:p text:style-name="P7">Een. Lo sara ngonzo mingi ndali ti akete ye senge. Ngbanga ti so mbi yeke zö dukani na wali-nzapa ti yayu, mbi zia lege ti vorongo nga taa Nzapa ape.</text:p>
      <text:p text:style-name="P7">Ni laa. Fadeso azo ti Babilone si ale-gbia, zongo mapa na iri ti mama-gbia ti yayu asara sioni ape.</text:p>
      <text:p text:style-name="P7">Azo angba ti sara gi siokpari …</text:p>
      <text:p text:style-name="P1"><text:span text:style-name="v_20_-_20_Verse_20_Number"><text:span text:style-name="T2">2 </text:span></text:span><text:span text:style-name="T1">Jeremie ahunda Baruk ti diko tënë ti peko ti yanga ti Nzapa na kota da-Nzapa.</text:span></text:p>
      <text:p text:style-name="P7">Ala baa ti ala atene mbuki ti popo ti ala na Nzapa azi lege na ala ti sara asioni ye. Me mbuki ti ala na Nzapa alingbi ti kanga lege na akpale ti peko ti asiokpari ti ala ape.</text:p>
      <text:p text:style-name="P7">Alingbi mbi mu rulo so, mbi diko ni na gbia Yoakim. Gbaa rulo so ayeke mu ngia na lo ape.</text:p>
      <text:p text:style-name="P1"><text:span text:style-name="v_20_-_20_Verse_20_Number"><text:span text:style-name="T2">3 </text:span></text:span><text:span text:style-name="T1">Sioni gbia so azi nga yanga ti lo pepe, tongana a yeke diko na lo atënë ti rulo so na lo. Me tongana gbelegbia ti lo adiko ni kue awe, Yoakim amu gi mbeti ni, yeke, abi na wâ. Tongana lo baa ni agbi kue awe, fadeso lo tene tënë.</text:span></text:p>
      <text:p text:style-name="P7">Ala gbu Jeremie na Baruk abi ala na kanga, si yanga ti ala akanga.</text:p>
      <text:p text:style-name="P1"><text:span text:style-name="v_20_-_20_Verse_20_Number"><text:span text:style-name="T2">4 </text:span></text:span><text:span text:style-name="T1">Andaa Jeremie na Baruk ahonde tere ti ala awe.</text:span></text:p>
      <text:p text:style-name="P7">Ahon ndoni awe. Azo kue ake e awe, Jeremie. Gigi ayeke gi pono na vundu.</text:p>
      <text:p text:style-name="P7">Fade vundu ni akiri ahon ndoni, nga gba ti pono so ayeke ku azo ti Jerusalem. Me zia si mo duti na ngia na ye so ayeke na mo—Kota Gbia amu zendo atene fade lo yeke bata fini ti mo.</text:p>
      <text:p text:style-name="P6"><text:soft-page-break/>454</text:p>
      <text:p text:style-name="P1"><text:span text:style-name="v_20_-_20_Verse_20_Number"><text:span text:style-name="T2">1 </text:span></text:span><text:span text:style-name="T1">Hio na pekoni, Nzapa amu na Jeremie na Baruk mbeni tënë ti kangbi na azo—ataa ala ye, wala ala ye ape.</text:span></text:p>
      <text:p text:style-name="P7">Lo so laa alingbi.</text:p>
      <text:p text:style-name="P1"><text:span text:style-name="v_20_-_20_Verse_20_Number"><text:span text:style-name="T2">2 </text:span></text:span><text:span text:style-name="T1">Mbi ye ti vo ta so.</text:span></text:p>
      <text:p text:style-name="P1"><text:span text:style-name="v_20_-_20_Verse_20_Number"><text:span text:style-name="T2">3 </text:span></text:span><text:span text:style-name="T1">Azo! So ayeke nzoni ta laa ape? Wasarango-ta ni amu taa ngoi ti lo kue ti leke pendere ta so.</text:span></text:p>
      <text:p text:style-name="P1"><text:span text:style-name="v_20_-_20_Verse_20_Number"><text:span text:style-name="T2">4 </text:span></text:span><text:span text:style-name="T1">Gi hio tongaso, lo bo ta ni ngangu na sese.</text:span></text:p>
      <text:p text:style-name="P7">Gburr!</text:p>
      <text:p text:style-name="P1"><text:span text:style-name="v_20_-_20_Verse_20_Number"><text:span text:style-name="T2">5 </text:span></text:span><text:span text:style-name="T1">Ataa so Nzapa azia amara ti e na gbata ti e nde, ala vi peko ti ala na lo. Tongaso nga, fade lo fâ ya ti gbata na sese, gi tongana ti ta so. A gboto mê ti ala awe-a!</text:span></text:p>
      <text:p text:style-name="P6">455</text:p>
      <text:p text:style-name="P1"><text:span text:style-name="v_20_-_20_Verse_20_Number"><text:span text:style-name="T2">1 </text:span></text:span><text:span text:style-name="T1">Wayango-sandaga Pashehur, ama awusuwusu so. Lo ga lo baa ta so afâ ya ni na sese, na azo na dikongo tënë na gbe ti go ti ala gi na popo ti ala.</text:span></text:p>
      <text:p text:style-name="P7">Bara mo, Jeremie. Sioni sango so alondo na Nzapa laso ayeke nyen?</text:p>
      <text:p text:style-name="P7">Ndali ti sioni ti ala, Nzapa ayeke hunzi ala kue.</text:p>
      <text:p text:style-name="P1"><text:span text:style-name="v_20_-_20_Verse_20_Number"><text:span text:style-name="T2">2 </text:span></text:span><text:span text:style-name="T1">Ndali ti zonga so, Pashehur amu yanga si a pika Jeremie si a bi lo na kanga na bi ni so. Na ya kota kamene na pono, Jeremie atoto na Kota Gbia.</text:span></text:p>
      <text:p text:style-name="P7">Sioni deba na lango ti dungo mbi! Kota Gbia. Mbi ye a du mbi fade ape! Ngbanga ti nyen mo gbu mbi na ngangu ti ga wayanga ti mo? Atënë ti mo kue ayeke gi kpale ti ngangu, si azo ake mbi ndali ni. Me tongana mbi tara ti girisa atënë ti yanga ti mo, atënë ni aga tongana wâ na be ti mbi, si agbi abio ti mbi.</text:p>
      <text:p text:style-name="P1"><text:span text:style-name="v_20_-_20_Verse_20_Number"><text:span text:style-name="T2">3 </text:span></text:span><text:span text:style-name="T1">Me Wabatango mbi gi mo. Gi Nzapa ti ngangu kue si alingbi ti soo mbi. Mbi zia be ti mbi kue ti ku mo.</text:span></text:p>
      <text:p text:style-name="P1"><text:span text:style-name="v_20_-_20_Verse_20_Number"><text:span text:style-name="T2">4 </text:span></text:span><text:span text:style-name="T1">Na ndaperere ni, Jeremie asigigi na kanga. Me kpale asungba kâ na yangbo.</text:span></text:p>
      <text:p text:style-name="P7">Nda ti futango lapo na Babilone ni nyen? Zia e mu nginza ni ngbanga ti kua ti aturugu ti e. Tongaso e duti gi nduru tongana Babilone akiri abi tumba.</text:p>
      <text:p text:style-name="P7">Een—azo so a mu ala na ngbaa kâ na Babilone alingbi na e so kue ge na sese ti Juda ape.</text:p>
      <text:p text:style-name="P1"><text:span text:style-name="T1">Azo ama atene gbia Yoakim ake ti lo zendo so lo mu na gbia ti Babilone. Me Jeremie ahinga pialo ti gbia alingbi na bibe ti Nzapa ape. Zo oko ti dekite na Nzapa ayeke daa </text:span><text:soft-page-break/><text:span text:style-name="T1">pepe!</text:span></text:p>
      <text:p text:style-name="P6">456</text:p>
      <text:p text:style-name="P1"><text:span text:style-name="v_20_-_20_Verse_20_Number"><text:span text:style-name="T2">1 </text:span></text:span><text:span text:style-name="T1">Ezekiel na kodro wande</text:span></text:p>
      <text:p text:style-name="P7">Ezekiel; Jeremie 29:1-14</text:p>
      <text:p text:style-name="P7">Gbia Yoakim aleke pialo awe ti sigigi na gbe ti gbia ti Babilone—me lo kui gi hio tongaso. Babilone ahon anika aturugu ti Juda. Maseka gbia, Yoakin, so ale-gbia gi ngbanga ti nze ota, ati na gbe gbia Nabukodonosor.</text:p>
      <text:p text:style-name="P7">Ti so, fade mbi mu amosoro ti ala, akota zo ti ala, anzoni zo ti kua, nga na gbia ti ala mbi hon na ala. Zia azo so angba amanda ye daa.</text:p>
      <text:p text:style-name="P1"><text:span text:style-name="v_20_-_20_Verse_20_Number"><text:span text:style-name="T2">2 </text:span></text:span><text:span text:style-name="T1">Tongaso, tënë ti Jeremie aga taa-tënë! A gbu amosoro ti kota da-Nzapa. Gbia na angangu koli ti Juda 10.000 kue ahon. Sedesias, molenge ti gbia, aga gbia – ngbanga ti lo mu zendo ti mu be ti lo na Babilone.</text:span></text:p>
      <text:p text:style-name="P1"><text:span text:style-name="v_20_-_20_Verse_20_Number"><text:span text:style-name="T2">3 </text:span></text:span><text:span text:style-name="T1">Na peko ti tambula ti kilometere 1500, azo so a mu ala na ngbaa na sese ti Juda asi na ayanga ti gbagba ti Babilone, kota gbata ti awamungo ala na ngbaa. Be ti ala anzee. Wayango-sandaga Ezekiel na wali ti lo ayeke na popo ti angbaa so.</text:span></text:p>
      <text:p text:style-name="P7">Ala, azo ti Israel, alingbi ti gue na Tel-Abib na tere ti ngu ti Kebar. Sese ti kâ ayeke senge. Fade ala fâ yaka si ala leke ada ti ala.</text:p>
      <text:p text:style-name="P7">Mbi mu fini ti mbi kue ti ga wayango-sandaga na Jerusalem. Me Nzapa ayeke ngangu, ataa tongana Juda awoko. Lo yeke Nzapa, ataa na kodro wande.</text:p>
      <text:p text:style-name="P1"><text:span text:style-name="v_20_-_20_Verse_20_Number"><text:span text:style-name="T2">4 </text:span></text:span><text:span text:style-name="T1">Na ya ti anze ti pekoni, Ezekiel asara kua ngangu ti bata na sewa ti lo, kâ na fini kodro ni.</text:span></text:p>
      <text:p text:style-name="P7">Ayeke ye ti sioni tongana ti bibe ti mbi ape. E na mo kue ndo oko. Azo sara e nzoni.</text:p>
      <text:p text:style-name="P7">Me Nzapa ayeke na aye mingi ngbanga ti Ezekiel, ahon ti fango yaka na kodro wande …</text:p>
      <text:p text:style-name="P6">457</text:p>
      <text:p text:style-name="P1"><text:span text:style-name="v_20_-_20_Verse_20_Number"><text:span text:style-name="T2">1 </text:span></text:span><text:span text:style-name="T1">Mbeni lâ, Ezekiel asigigi lo oko na yanga ti ngu ti Kebar. Lo baa mbeni ye ti mbeto na le ti nduzu.</text:span></text:p>
      <text:p text:style-name="P7">Akpa mbeni kota pupu so mbi baa laoko ape.</text:p>
      <text:p text:style-name="P1"><text:span text:style-name="v_20_-_20_Verse_20_Number"><text:span text:style-name="T2">2 </text:span></text:span><text:span text:style-name="T1">Wâ asungba na ya ti mbinda. Aye osio – kpangi ti ala osio osio, ale ti ala nde nde osio – si ala kiri gi hio na peko, na dawa, tongana wâ bekpa. Na tere ti ala oko oko </text:span><text:soft-page-break/><text:span text:style-name="T1">ayeke aruu use. Mbeni mbata ti gbia ayeke na ndö ni.</text:span></text:p>
      <text:p text:style-name="P7">Mbi baa gonda ti Nzapa!</text:p>
      <text:p text:style-name="P6">458</text:p>
      <text:p text:style-name="P1"><text:span text:style-name="v_20_-_20_Verse_20_Number"><text:span text:style-name="T2">1 </text:span></text:span><text:span text:style-name="T1">Na ya ti mbeni ye tongana bango li, Nzapa a-iri Ezekiel ti ga wayanga ti lo, ti tene tënë na azo ti lo ti Jerusalem, so ayeke angbaa na sese ti Babilone.</text:span></text:p>
      <text:p text:style-name="P7">Mo yeke sanziri ti mbi, Ezekiel. Alingbi mo huru tatalita ti wa azo. Tongana mo huru tatalita si ala ye ti ma ndo ape, mo ngba nzoni na le ti mbi. Me tongana mo huru tatalita ape, tënë ti kuâ ti ala angba na li ti mo.</text:p>
      <text:p text:style-name="P1"><text:span text:style-name="v_20_-_20_Verse_20_Number"><text:span text:style-name="T2">2 </text:span></text:span><text:span text:style-name="T1">Ezekiel ayeda, si lo leke na sese mbeni limo ti gbata, so gbagba ti awato angoro ni. Na pekoni, lo bi wâ daa si agbi biani.</text:span></text:p>
      <text:p text:style-name="P7">Ên-en! Mo gbi Jerusalem, gbata ti nzoni kue ape!</text:p>
      <text:p text:style-name="P7">Fade a gbi ni.</text:p>
      <text:p text:style-name="P7">Ti yeda na tënë ti Ezekiel, Jeremie asara mbeti kâ na Jerusalem na angbaa ti Babilone.</text:p>
      <text:p text:style-name="P1"><text:span text:style-name="v_20_-_20_Verse_20_Number"><text:span text:style-name="T2">3 </text:span></text:span><text:span text:style-name="T1">Jeremie atene Nzapa aye titene e duti ge, ndali ti so fade a futi Jerusalem biani. Me na peko ti ngu 70, fade Nzapa amu na e lege ti kiri kâ. “Mbi leke apialo ngbanga ti ala awe”. So tënë ti Nzapa laa. “Apialo ti nzoni ye ti ku ndali ti kekereke.”</text:span></text:p>
      <text:p text:style-name="P1"><text:span text:style-name="v_20_-_20_Verse_20_Number"><text:span text:style-name="T2">4 </text:span></text:span><text:span text:style-name="T1">Kota vundu agbu azo ti ma tënë ti futingo Jerusalem. Zendo ti Jeremie ayeke gi tongana mbongo ngu ti le, so akpa ye pepe, ti haka na bubango gbata ti ala.</text:span></text:p>
      <text:p text:style-name="P7">Pendere gbata ti e agbi awe! Ngbanga ti nyen, Nzapa?</text:p>
      <text:p text:style-name="P7">Akotara ti e laa si avoro ayanda ando. Alingbi ti fâ ngbanga ni na ndö ti akotara. Me alingbi e wara pika ndali ni ape.</text:p>
      <text:p text:style-name="P7">Ên-en, ala nga kue, ala sara siokpari. Me Nzapa andoye ala. Fade lo zi sioni ti ala tongana ala zia lege ti sioni, ti to nda ti sara ye so lo ye. Ala ma yanga ti Nzapa, fade ala kiri na sese ti ala—ti leke mbeni fini kodro.</text:p>
      <text:p text:style-name="P6">459</text:p>
      <text:p text:style-name="P1"><text:span text:style-name="v_20_-_20_Verse_20_Number"><text:span text:style-name="T2">1 </text:span></text:span><text:span text:style-name="T1">Mbeni lâ, yingo ti Nzapa ague na Ezekiel yongoro mingi na ndo ti mbeni ngbene lando ti bira, ndo so angangu turugu mingi akui daa. Azo azia lando so awe. Gi abio ti aturugu so akui ando si angba.</text:span></text:p>
      <text:p text:style-name="P1"><text:span text:style-name="T1">Mo baa ni tongana nyen, Ezekiel? Fade angbene bio so sese amu tere ni kue akiri ti </text:span><text:soft-page-break/><text:span text:style-name="T1">duti na fini?</text:span></text:p>
      <text:p text:style-name="P7">So hundango ndo ti toli laa. Gi mo oko laa mo hinga ye ti kpene so.</text:p>
      <text:p text:style-name="P7">Tene peko ti tënë ti yanga ti mbi na ala, Ezekiel. Tene fade mbi kiri mbi tengbi ala oko oko kue!</text:p>
      <text:p text:style-name="P1"><text:span text:style-name="v_20_-_20_Verse_20_Number"><text:span text:style-name="T2">2 </text:span></text:span><text:span text:style-name="T1">Ezekiel ayeda si lo sara ni.</text:span></text:p>
      <text:p text:style-name="P7">Akuru bio! Ala ma tënë ti Nzapa! Fade lo kiri fini na ya ti ala!</text:p>
      <text:p text:style-name="P1"><text:span text:style-name="v_20_-_20_Verse_20_Number"><text:span text:style-name="T2">3 </text:span></text:span><text:span text:style-name="T1">Ndo ade ngii, si fadeso, akuru bio alondo ti yingi tere ti ala.</text:span></text:p>
      <text:p text:style-name="P1"><text:span text:style-name="v_20_-_20_Verse_20_Number"><text:span text:style-name="T2">4 </text:span></text:span><text:span text:style-name="T1">Fade lo mu na ala sisa na kasa ti tere, si lo kanga ni kue na poro ti tere.</text:span></text:p>
      <text:p text:style-name="P6">460</text:p>
      <text:p text:style-name="P1"><text:span text:style-name="v_20_-_20_Verse_20_Number"><text:span text:style-name="T2">1 </text:span></text:span><text:span text:style-name="T1">So Ezekiel ayeke tene peko ti yanga ti Nzapa, akuru bio akiri aga azo—me ade ala yeke na fini pepe.</text:span></text:p>
      <text:p text:style-name="P7">Tene na ala, mbi sara si yingo ti mbi asi na ya ti ala.</text:p>
      <text:p text:style-name="P1"><text:span text:style-name="v_20_-_20_Verse_20_Number"><text:span text:style-name="T2">2 </text:span></text:span><text:span text:style-name="T1">Ezekiel angba ti fa tënë ti Nzapa, si azo ni ato nda ti wu pupu, ala wara fini, ala luti gbani gbani, ndenge na ndenge.</text:span></text:p>
      <text:p text:style-name="P1"><text:span text:style-name="v_20_-_20_Verse_20_Number"><text:span text:style-name="T2">3 </text:span></text:span><text:span text:style-name="T1">A kiri na Ezekiel na popo ti amba ti lo, Azuife, na sese ti Babilone, si lo tene mbai ti ye so lo baa.</text:span></text:p>
      <text:p text:style-name="P7">… Akuru bio so ayeke limo ti Israel! Nzapa alingbi ti kiri na akuru bio ti duti na fini, lo lingbi nga ti kiri na azo ti Israel mbeni lâ na sese ti Jerusalem. Fade lo sara si yingo ti lo asi e singo.</text:p>
      <text:p text:style-name="P1"><text:span text:style-name="v_20_-_20_Verse_20_Number"><text:span text:style-name="T2">4 </text:span></text:span><text:span text:style-name="T1">Nzapa atene: “fade mbi mu ala na ya ti akodro kue ti dunia mobimba, si mbi kiri na ala na sese ti ala wani.”</text:span></text:p>
      <text:p text:style-name="P7">“Fade mbi sukula ala kue ti zi ayanda na siokpari ti ala.”</text:p>
      <text:p text:style-name="P1"><text:span text:style-name="v_20_-_20_Verse_20_Number"><text:span text:style-name="T2">5 </text:span></text:span><text:span text:style-name="T1">“Fade mbi mu na ala fini be, si mbi zia fini yingo na ya ti ala. Fade mbi zi be ti ala so akpa têne, si mbi mu na ala taa be ti nzoni.”</text:span></text:p>
      <text:p text:style-name="P1"><text:span text:style-name="v_20_-_20_Verse_20_Number"><text:span text:style-name="T2">6 </text:span></text:span><text:span text:style-name="T1">“Fade mbi zia yingo ti mbi na ya ti ala ti sara si ala ma ambela ti mbi na ala bata andia ti mbi. Fade ala duti na sese ti zendo ti mbi. Fade ala ga azo ti mbi, na mbi ga Nzapa ti ala.”</text:span></text:p>
      <text:p text:style-name="P7">“Fade mbeni fini da-Nzapa abaa gigi nga na fini Jerusalem. Me Jerusalem awara mbeni fini iri so atene …</text:p>
      <text:p text:style-name="P7">… Kota Gbia ayeke daa!”</text:p>
      <text:p text:style-name="P6"><text:soft-page-break/>461</text:p>
      <text:p text:style-name="P1"><text:span text:style-name="v_20_-_20_Verse_20_Number"><text:span text:style-name="T2">1 </text:span></text:span><text:span text:style-name="T1">Zuge na go ti Jeremie</text:span></text:p>
      <text:p text:style-name="P7">Jeremie 27; 37—38</text:p>
      <text:p text:style-name="P7">Kâ na Jerusalem, gbia Sedesias angba ti le-gbia—na ngoi so lo ngba ti sara na Nabukodonosor na legeni. Na ya ti ambeni ngu lo futa lapo na Babilone. Na pekoni, ataa so Jeremie atene tënë na lo mingi, lo ye ti sigigi na gbe ti gbia ti Babilone. Lo tisa ambeni gbia so ayeke na gbe ti Babilone na mbeni bongbi.</text:p>
      <text:p text:style-name="P7">Nyen laa e yeke wara na peko ti futango nginza na Babilone?</text:p>
      <text:p text:style-name="P7">E wara siriri!</text:p>
      <text:p text:style-name="P1"><text:span text:style-name="v_20_-_20_Verse_20_Number"><text:span text:style-name="T2">2 </text:span></text:span><text:span text:style-name="T1">Siriri—me e yeke angbaa! Gbaa azo ti Ezipte aye ti mu maboko na e. Be ti ala ake Babilone nga kue.</text:span></text:p>
      <text:p text:style-name="P1"><text:span text:style-name="v_20_-_20_Verse_20_Number"><text:span text:style-name="T2">3 </text:span></text:span><text:span text:style-name="T1">Jeremie ama tënë ti patara na ndö ti kengo gbia ti Babilone. Lo yo zuge ti bagara na ndö ti go ti lo. Lo li na ni na bongbi ti agbia so—a tisa nga lo daa pepe.</text:span></text:p>
      <text:p text:style-name="P7">Nyen laa mo yeke sara so?</text:p>
      <text:p text:style-name="P1"><text:span text:style-name="v_20_-_20_Verse_20_Number"><text:span text:style-name="T2">4 </text:span></text:span><text:span text:style-name="T1">Nzapa laa aya Babilone na nduzu. Aye ti sese kue—ataa anyama ti ngonda—fade ala sara na gbia ti Babilone. Tongana ala ye ti zi zuge ti Babilone, fade a nika ala na gbe ti gere na sese tongana akugbe. Ala ngba na gbe ti zuge ti Babilone, si ala duti na fini. Wayanga-Nzapa so asara mbeni tënë nde ayeke tene mvene.</text:span></text:p>
      <text:p text:style-name="P6">462</text:p>
      <text:p text:style-name="P1"><text:span text:style-name="v_20_-_20_Verse_20_Number"><text:span text:style-name="T2">1 </text:span></text:span><text:span text:style-name="T1">Me mbeni oko ti awayanga-Nzapa so ayeke na bongbi ni—Hanania—ake tënë ti Jeremie.</text:span></text:p>
      <text:p text:style-name="P7">O, biani? Nzapa atene na mbi gi ye so e lingbi ti sara na zuge ti Babilone. E yeke fâ ya ni!</text:p>
      <text:p text:style-name="P1"><text:span text:style-name="v_20_-_20_Verse_20_Number"><text:span text:style-name="T2">3 </text:span></text:span><text:span text:style-name="T1">Mbi tene kozo si a si na ya ti ngu use, fade a buba Babilone. E kiri e wara amosoro ti kota da-Nzapa kue.</text:span></text:p>
      <text:p text:style-name="P7">So kota sango! Adu fade yanga ti mo ayeke ingo. Ye ni ayeke ga tongaso ape. Mo kungbi ti mo nengo keke. Me zuge so Babilone ayeke zia na ndö ti go ti e, a sara ni na wen.</text:p>
      <text:p text:style-name="P1"><text:span text:style-name="v_20_-_20_Verse_20_Number"><text:span text:style-name="T2">4 </text:span></text:span><text:span text:style-name="T1">Amvene ti mo afun seen na hon ti Nzapa awe. Fade mo kui na ngu ni so.</text:span></text:p>
      <text:p text:style-name="P1"><text:span text:style-name="v_20_-_20_Verse_20_Number"><text:span text:style-name="T2">5 </text:span></text:span><text:span text:style-name="T1">Sedesias ahinga atene Jeremie ayeke taa zo ti kua ti Nzapa. Me lo ye ti ma tënë ti lo pepe. Ataa so Hanania akui gi hio, Sedesias aye nga ti ma na be na Jeremie pepe. Na ya </text:span><text:soft-page-break/><text:span text:style-name="T1">ti angoi so kue, gbia ti Ezipte angba gi ti baa ndo na mbeto na ndö ti akpale so ayeke hara kodro-gbia ti Juda harango. Na taa ngoi ni, lo tokua mbeni lembe na Sedesias.</text:span></text:p>
      <text:p text:style-name="P7">Babilone ayeke wato ti mo, tongana ti e. Aturugu ti kodro gi oko alingbi ti kinda lo ape. Me …</text:p>
      <text:p text:style-name="P7">E bongbi tere, fade e lingbi!</text:p>
      <text:p text:style-name="P6">463</text:p>
      <text:p text:style-name="P1"><text:span text:style-name="v_20_-_20_Verse_20_Number"><text:span text:style-name="T2">1 </text:span></text:span><text:span text:style-name="T1">So Babilone ama tënë ti kpale ni, ala bi tumba hio, alingbi na tënë ti Jeremie. Aturugu ti Juda atiri bira ti batango gbagba ti Jerusalem.</text:span></text:p>
      <text:p text:style-name="P7">Ka azo ti Ezipte ni ayeke na ndo wa? Ala mu fade zendo ti ga.</text:p>
      <text:p text:style-name="P1"><text:span text:style-name="v_20_-_20_Verse_20_Number"><text:span text:style-name="T2">2 </text:span></text:span><text:span text:style-name="T1">Gi hio tongaso, bira so akai …</text:span></text:p>
      <text:p text:style-name="P7">Azo ti Babilone alondo ti zi kando ti ala, ala kue alondo ti hon!</text:p>
      <text:p text:style-name="P1"><text:span text:style-name="v_20_-_20_Verse_20_Number"><text:span text:style-name="T2">3 </text:span></text:span><text:span text:style-name="T1">E so benda! A zi Juda yamba!</text:span></text:p>
      <text:p text:style-name="P7">Ti so fade Nzapa atene nyen-a?</text:p>
      <text:p text:style-name="P1"><text:span text:style-name="v_20_-_20_Verse_20_Number"><text:span text:style-name="T2">4 </text:span></text:span><text:span text:style-name="T1">Azo so abaa atene ala so benda, me Nzapa afa taa-tënë na Jeremie.</text:span></text:p>
      <text:p text:style-name="P7">Tongaso pepe! Azo ti Babilone akpe ape. Ala gue ti kanga lege na azo ti Ezipte so ayeke ga fade ti mu maboko na e.</text:p>
      <text:p text:style-name="P7">Na lege wa si lo hinga tënë na ndö ti kua ti azo ti Babilone tongaso?</text:p>
      <text:p text:style-name="P6">464</text:p>
      <text:p text:style-name="P1"><text:span text:style-name="v_20_-_20_Verse_20_Number"><text:span text:style-name="T2">1 </text:span></text:span><text:span text:style-name="T1">Kete na pekoni, Jeremie ague na kete tambula na kodro ti lo, gi nduru na Jerusalem. Kozo si lo sigigi na ya ti gbata ni, aturugu agbu lo.</text:span></text:p>
      <text:p text:style-name="P7">Mo laa wayanga-Nzapa so atene fade Babilone ayeke mu e na ngbaa. Atënë so kue na li ti mo-a!</text:p>
      <text:p text:style-name="P7">Nyen? Mbi tene gi taa-tënë ti Nzapa.</text:p>
      <text:p text:style-name="P7">So mo mu maboko na e ape na ya ti bira so, mo ka kodro ti Juda awe.</text:p>
      <text:p text:style-name="P1"><text:span text:style-name="v_20_-_20_Verse_20_Number"><text:span text:style-name="T2">2 </text:span></text:span><text:span text:style-name="T1">Ataa so lo sara ye oko pepe, ala bi Jeremie na kanga. Na ya ti akete yenga, azo ti Babilone akinda azo ti Ezipte si ala kiri na ayanga ti gbagba ti Jerusalem. Awato ti Jeremie aga na lo na dawa ti gbia si ala tene lo laa lo ka kodro.</text:span></text:p>
      <text:p text:style-name="P7">Mbi kiri mbi tene gbotongo mê ti Nzapa. Fade azo ti tumba alondo na banga ti mu Juda. Nzapa asoro azo ti Babilone ti futi kodro ti e ngbanga ti asiokpari ti azo ti e.</text:p>
      <text:p text:style-name="P1"><text:span text:style-name="T1">Amara ti tënë so laa asara si be ti aturugu ti e kue anzee. Ala fâ gi lo, tongaso ape, </text:span><text:soft-page-break/><text:span text:style-name="T1">fade kodro ni ati.</text:span></text:p>
      <text:p text:style-name="P1"><text:span text:style-name="v_20_-_20_Verse_20_Number"><text:span text:style-name="T2">3 </text:span></text:span><text:span text:style-name="T1">Lo laa so. Ala sara na lo ye so be ti ala aye.</text:span></text:p>
      <text:p text:style-name="P1"><text:span text:style-name="v_20_-_20_Verse_20_Number"><text:span text:style-name="T2">4 </text:span></text:span><text:span text:style-name="T1">Kozo titene gbia awara mbeni bibe nde—awato ti Jeremie abi lo na ya ti ngbene du ti ngu so ahole, kâ na gbe ti da ti kanga.</text:span></text:p>
      <text:p text:style-name="P7">Zia lo kui nzara!</text:p>
      <text:p text:style-name="P6">465</text:p>
      <text:p text:style-name="P1"><text:span text:style-name="v_20_-_20_Verse_20_Number"><text:span text:style-name="T2">1 </text:span></text:span><text:span text:style-name="T1">Ngu ayeke na ya ti du ni so mbeni pepe—me potopoto ti dongo dongo asi singo daa. Jeremie abaa so ni kui awe, ni lingbi ti ngba na fini na ya ti lango oke? Me Ebed-Melek, mbeni zo ti kua ti yangbo, ahunda gbia ti mu lege na lo ti zia Jeremie ti duti na ya ti gbagba ti kanga.</text:span></text:p>
      <text:p text:style-name="P7">Singila na Nzapa so mo soo mbi. Ka fade mbi kui kâ na ya ti du.</text:p>
      <text:p text:style-name="P1"><text:span text:style-name="v_20_-_20_Verse_20_Number"><text:span text:style-name="T2">2 </text:span></text:span><text:span text:style-name="T1">Bira ni angba ti gue. Nzara ahon ndö ti azo ti Jerusalem, si ala yeke iri kobe ti tengo ni. Na mbeto na be, gbia a-iri Jeremie.</text:span></text:p>
      <text:p text:style-name="P7">Fade nyen laa asi na e?</text:p>
      <text:p text:style-name="P7">Ala mu tere ti ala na Babilone, si fade Jerusalem angba. Tongaso ape, fade a gbi Jerusalem, si azo ti Babilone asara na mo pasi si mo kui.</text:p>
      <text:p text:style-name="P1"><text:span text:style-name="v_20_-_20_Verse_20_Number"><text:span text:style-name="T2">3 </text:span></text:span><text:span text:style-name="T1">Ti mu tere ti mbi? Mbi lingbi ape. Fade azo ti mbi ahe mbi.</text:span></text:p>
      <text:p text:style-name="P7">Ka taa ngonzo ti Nzapa ni, mo zia na ndo wa?</text:p>
      <text:p text:style-name="P7">Tënë so anzere na Sedesias oko pepe. Lo bata Jeremie na da ti kanga. Bira so angba ti gue lakue, me na peko ti nze 30 …</text:p>
      <text:p text:style-name="P6">466</text:p>
      <text:p text:style-name="P1"><text:span text:style-name="v_20_-_20_Verse_20_Number"><text:span text:style-name="T2">1 </text:span></text:span><text:span text:style-name="T1">Jerusalem ati!</text:span></text:p>
      <text:p text:style-name="P7">Jeremie 39—44; 2 Agbia 25; 2 Ambai 36:15-23; Abia ti demango tere; Abdias</text:p>
      <text:p text:style-name="P7">Ngbanga ti ngu use na ndambo, aturugu ti Babilone abi tumba na gbata ti Jerusalem. Ti hunzingo ni, ala kungbi gbagba ni. So aturugu ti Babilone ayeke li gbani gbani na gbata ni, gbia Sedesias atara ti kpe, lo na asewa ti lo.</text:p>
      <text:p text:style-name="P1"><text:span text:style-name="v_20_-_20_Verse_20_Number"><text:span text:style-name="T2">2 </text:span></text:span><text:span text:style-name="T1">Azo ti Babilone agbu Sedesias kozoni si lo si na ngu ti bale. Ala koro le ti lo na ala ga na lo na makonzi ti aturugu.</text:span></text:p>
      <text:p text:style-name="P7">Mo baa fade kua ti mo na gbe ti Nabukodonosor ape, fade mo kiri ti baa mbeni ye oko ape.</text:p>
      <text:p text:style-name="P7"><text:soft-page-break/>Ala gue na lo na Babilone.</text:p>
      <text:p text:style-name="P1"><text:span text:style-name="v_20_-_20_Verse_20_Number"><text:span text:style-name="T2">3 </text:span></text:span><text:span text:style-name="T1">Me gbia Nabukodonosor ama sango ti atënë ti Jeremie kozoni kâ na sese ti Babilone. Lo mu yanga na makonzi ti aturugu ti lo.</text:span></text:p>
      <text:p text:style-name="P7">Jeremie, e hinga so mo mu be ti mo na Nzapa ti mo. Mo tara ti kanga lege na kodro ti mo ti sara kpale na e, nilaa e zia mo yamba! Gue na ndo so kue mo ye, mo lango kâ. Tongana mo ye ti kiri na mbi na Babilone, fade mbi sara kue titene mo wara amosoro na aye ti nzoni kue ngbanga ti tanga ti lango ti fini ti mo.</text:p>
      <text:p text:style-name="P7">Singila na mo, me alingbi mbi ngba ge ti mu maboko na azo ti Nzapa so ayeke na zo ti li ni fadeso ape.</text:p>
      <text:p text:style-name="P6">467</text:p>
      <text:p text:style-name="P1"><text:span text:style-name="v_20_-_20_Verse_20_Number"><text:span text:style-name="T2">1 </text:span></text:span><text:span text:style-name="T1">Tongaso, azo ti Babilone agbu wen ti nginza, lôro, na aye ti kota ngere ti kota da-Nzapa, na ti yangbo ti gbia kue.</text:span></text:p>
      <text:p text:style-name="P1"><text:span text:style-name="v_20_-_20_Verse_20_Number"><text:span text:style-name="T2">2 </text:span></text:span><text:span text:style-name="T1">Ala bi wâ na ndangoro ti gbata ni kue. Zia mbeni ye angba ape si mbeni zo alingbi ti bibe ti lo ti kiri ti leke Jerusalem ape.</text:span></text:p>
      <text:p text:style-name="P1"><text:span text:style-name="v_20_-_20_Verse_20_Number"><text:span text:style-name="T2">3 </text:span></text:span><text:span text:style-name="T1">Wâ agbi ndo ngangu ngbanga ti lango mingi—si ye oko ti pendere angba na Jerusalem pepe, gi mburu ti wâ na avukongo têne.</text:span></text:p>
      <text:p text:style-name="P6">468</text:p>
      <text:p text:style-name="P1"><text:span text:style-name="v_20_-_20_Verse_20_Number"><text:span text:style-name="T2">1 </text:span></text:span><text:span text:style-name="T1">Demango tere ayeke fango vundu na le ti azo. Na ya ti mbeti ti Demango Tere, Jeremie akangbi mawa ti Azuife na ndö ti Jerusalem so afuti.</text:span></text:p>
      <text:p text:style-name="P7">Fadeso alege ti Jerusalem ayeke senge. Gbata ti e atoto na vundu na bi so—Zo oko ti de be ti lo ayeke daa pepe. Futingo ndo alondo kâ na Babilone. Awato amu amosoro ti lo ngbanga ti so, Kota Gbia ake lo awe. Me girisa pepe …</text:p>
      <text:p text:style-name="P7">Fade kota ndoye ti Nzapa azia e ngbanga ti lakue lakue pepe. Fade ndoye ti lo atia laoko pepe. Lakue na ndaperere, nzoni be ti lo akiri aga tongana fini ye.</text:p>
      <text:p text:style-name="P7">Jerusalem, pendere maseka-wali, fade mo kiri. Zia le ti mo gi na ndö ti Nzapa. Kota Gbia, fade mbata ti mo angba ngbanga ti lakue. Mo sara si e ga nzoni si e kiri na tere ti mo.</text:p>
      <text:p text:style-name="P1"><text:span text:style-name="v_20_-_20_Verse_20_Number"><text:span text:style-name="T2">2 </text:span></text:span><text:span text:style-name="T1">Abdias</text:span></text:p>
      <text:p text:style-name="P1"><text:span text:style-name="T1">Jacob, kotara ti Israel, amu lango ti fini ti lo kue ti sara bira na ita ti lo Ezau. Fadeso azo ti Edom, ahale ti Ezau, ahe Azuife, ahale ti babâ-kete ti ala, so a gue na ala na </text:span><text:soft-page-break/><text:span text:style-name="T1">ngbaa. Wayanga-Nzapa, Abdias, asuku na ala ndali ti sioni be ti ala.</text:span></text:p>
      <text:p text:style-name="P7">Ala do ita ti ala na gere ape, so lo ti na sese! Alingbi ala he ngia ape ndali ti so anika azo ti Juda, ala he kpale ti Azuife ape, ngbanga ti gi mara ti akpale so ayeke si na ala mbeni lâ.</text:p>
      <text:p text:style-name="P6">469</text:p>
      <text:p text:style-name="P1"><text:span text:style-name="v_20_-_20_Verse_20_Number"><text:span text:style-name="T2">1 </text:span></text:span><text:span text:style-name="T1">Azo ti Babilone azia kota gbata ti ala na Mispa, na ala zia Gedalia tongana makonzi na ndö ni. Lakue Gedalia amu be ti lo na Kota Gbia, si lo ma na be na atënë ti Jeremie. Ngia asi be ti Jeremie ndali ti makonzi so, si lo ga wamungo-wango ti Gedalia.</text:span></text:p>
      <text:p text:style-name="P7">Fade e na mo e sara si be ti azo anzee ape, si ala leke ada ti ala, ala kiri alu avinye na ayaka ti ala.</text:p>
      <text:p text:style-name="P7">Fade mbeni lâ, angbaa so akiri na kodro—Fade Juda akiri aga mbeni kodro-gbia.</text:p>
      <text:p text:style-name="P1"><text:span text:style-name="v_20_-_20_Verse_20_Number"><text:span text:style-name="T2">2 </text:span></text:span><text:span text:style-name="T1">Me lakue anzoni sango ti Jeremie aninga ka pepe. Kozo titene bibe ti makonzi so abaa gigi, azo afâ lo. Kota mbeto agbu azo ngbanga ti kuâ so, ala kpe hio na mbage ti Jeremie. Ala kpe ngonzo ti Babilone …</text:span></text:p>
      <text:p text:style-name="P7">E ye ti gue na Ezipte, ngbanga ti siriri na gba ti akobe ti tengo ayeke kâ. Hunda Kota Gbia wala lo yeda.</text:p>
      <text:p text:style-name="P7">Kota Gbia agboto mê ti mbi. Ala yeke wara siriri wala kobe na Ezipte ape. Ala duti ge. Azo ti Babilone ayeke sara sioni na ala ape.</text:p>
      <text:p text:style-name="P1"><text:span text:style-name="v_20_-_20_Verse_20_Number"><text:span text:style-name="T2">3 </text:span></text:span><text:span text:style-name="T1">Nzapa asara ti lo nzoni kua ti batango e nzoni na Jerusalem ape. E yeke gue ti e na Ezipte.</text:span></text:p>
      <text:p text:style-name="P7">Na peko ti aye kue so asi, ala de ama na be na tënë ti Nzapa ape? Tënë ti be ala ayeke so, ala ku gi titene mbi mu yanga na ala ti sara ye so ala soro kozoni awe.</text:p>
      <text:p text:style-name="P1"><text:span text:style-name="v_20_-_20_Verse_20_Number"><text:span text:style-name="T2">4 </text:span></text:span><text:span text:style-name="T1">Me azo ni ayeda pepe. Ala kpe na Ezipte, ala gbu Jeremie na ngangu ti gue nga. Na bibe ti ala, fade ala duti senge kâ. Me Nabukodonosor aso benda na ndö ti Ezipte. Lo fâ azo so kue akpe gbata ti Jerusalem. Gi azo ti Nzapa so angba na Babilone abaa kekereke ti nzoni …</text:span></text:p>
      <text:p text:style-name="P6">470</text:p>
      <text:p text:style-name="P1"><text:span text:style-name="v_20_-_20_Verse_20_Number"><text:span text:style-name="T2">1 </text:span></text:span><text:span text:style-name="T1">Akugbe ti kasa</text:span></text:p>
      <text:p text:style-name="P7">Daniel 1</text:p>
      <text:p text:style-name="P1"><text:span text:style-name="T1">Mbai ti ye so asi na angbaa ti yangbo ti gbia ti Juda, ato nda ni na ngoi so Daniel na </text:span><text:soft-page-break/><text:span text:style-name="T1">amba ti lo ota—Shadrak, Meshak, na Abed-Nego—ali na gbata ti Babilone na peko ti yongoro tambula so ayo kilometere 1500 na Jerusalem.</text:span></text:p>
      <text:p text:style-name="P7">Daniel, na gbungo li ti mo, fade ala sara nyen na e?</text:p>
      <text:p text:style-name="P7">Mbi hinga ape, Shadrak. Me mbi hinga so, Nzapa ayeke na e.</text:p>
      <text:p text:style-name="P1"><text:span text:style-name="v_20_-_20_Verse_20_Number"><text:span text:style-name="T2">2 </text:span></text:span><text:span text:style-name="T1">So azo ti kanga asi na gbata awe, Daniel na ambeni zo aga na dawa ti mbeni kota turugu ti gbia Nabukodonosor.</text:span></text:p>
      <text:p text:style-name="P7">Ala yeke akota zo ti Jerusalem. Fade a mu na ala pasa titene ala sara kua na yangbo ti gbia. Me hange!—ala duti ngangu, na pendere tere, nga na nzoni hingango ndo ma!</text:p>
      <text:p text:style-name="P1"><text:span text:style-name="v_20_-_20_Verse_20_Number"><text:span text:style-name="T2">3 </text:span></text:span><text:span text:style-name="T1">Kota turugu so ahon na popo ti amolongo ti awakanga. Lo luti na dawa ti Daniel.</text:span></text:p>
      <text:p text:style-name="P7">Ngangu ti Nzapa ti ala ayeke na ndo wa, si ala ati na gbe ti e so?</text:p>
      <text:p text:style-name="P7">Babâ alingbi nga ti pika amolenge ti lo ape?</text:p>
      <text:p text:style-name="P7">Hmm! Nzoni kiringo tënë.</text:p>
      <text:p text:style-name="P6">471</text:p>
      <text:p text:style-name="P1"><text:span text:style-name="v_20_-_20_Verse_20_Number"><text:span text:style-name="T2">1 </text:span></text:span><text:span text:style-name="T1">Na ndade ni …</text:span></text:p>
      <text:p text:style-name="P7">A soro ala awe! Fade ala yeke manda mbeti na ya ti ngu ota na gbe ti awandara ti e. Na pekoni, gbia wani ayeke soro na popo ti ala ambeni so alingbi ti ga awamungo-wango ti lo. Fade ala te atanga ti kobe ti gbia so angba na ndö ti meza ti lo.</text:p>
      <text:p text:style-name="P1"><text:span text:style-name="v_20_-_20_Verse_20_Number"><text:span text:style-name="T2">2 </text:span></text:span><text:span text:style-name="T1">Amu na amaseka-koli so ndo ti lango na yangbo ti gbia si ala to nda ti manda mbeti. Ataa so ala yeke angbaa na lege ti ndia, ala wara anzoni ye kue—nga na apendere kobe ti gbia.</text:span></text:p>
      <text:p text:style-name="P7">Ala baa so, anzoni kobe kue ti yangbo laa. A hon kue, tufa ti nzapa ti e, Marduk, ayeke na ndö ni.</text:p>
      <text:p text:style-name="P1"><text:span text:style-name="v_20_-_20_Verse_20_Number"><text:span text:style-name="T2">3 </text:span></text:span><text:span text:style-name="T1">E lingbi ti te ni ape! A ya ni na ayanda ti azo ti Babilone awe.</text:span></text:p>
      <text:p text:style-name="P1"><text:span text:style-name="v_20_-_20_Verse_20_Number"><text:span text:style-name="T2">4 </text:span></text:span><text:span text:style-name="T1">Singila ngbanga ti yekiango e, me andia ti Ahebro akanga lege na e ti te nyama na vin ti ala. E gbu gere ti mo. Mu na e gi asenge kugbe ti kasa na ngu.</text:span></text:p>
      <text:p text:style-name="P7">Kugbe ti kasa na ngu? So alingbi na amaseka so angba ti kono ape. Tongana ala ngen na nduzu, gbia ayeke fâ mbi.</text:p>
      <text:p text:style-name="P7">Ka so? Tara e ngbanga ti ambeni lango. Zia e te gi akobe ti e, si mo haka popo ti e na ambeni so.</text:p>
      <text:p text:style-name="P1"><text:span text:style-name="v_20_-_20_Verse_20_Number"><text:span text:style-name="T2">5 </text:span></text:span><text:span text:style-name="T1">Na ya ti lango baleoko, ambeni wamandango-mbeti ni ate anyama, anyon vin ti kota da-nzapa ti Marduk. Daniel, na amba ti lo, ate gi akugbe ti kasa si ala nyon senge ngu.</text:span></text:p>
      <text:p text:style-name="P6"><text:soft-page-break/>472</text:p>
      <text:p text:style-name="P1"><text:span text:style-name="v_20_-_20_Verse_20_Number"><text:span text:style-name="T2">1 </text:span></text:span><text:span text:style-name="T1">Na peko ti lango baleoko, Daniel na amba ti lo akono nzoni. Ala yeke na ngangu si ala kpe loro hio mingi ahon ambeni so.</text:span></text:p>
      <text:p text:style-name="P1"><text:span text:style-name="v_20_-_20_Verse_20_Number"><text:span text:style-name="T2">2 </text:span></text:span><text:span text:style-name="T1">Nzoni! Ala te ye so kue ala ye.</text:span></text:p>
      <text:p text:style-name="P1"><text:span text:style-name="v_20_-_20_Verse_20_Number"><text:span text:style-name="T2">3 </text:span></text:span><text:span text:style-name="T1">Na peko ti so, amaseka Hebro osio so amu tere ti ala kue ti manda mbeti, ti manda aye so kue awafango-mbeti ti Babilone alingbi ti fa.</text:span></text:p>
      <text:p text:style-name="P1"><text:span text:style-name="v_20_-_20_Verse_20_Number"><text:span text:style-name="T2">4 </text:span></text:span><text:span text:style-name="T1">Ataa so ala mu tere ti ala ti bata lege ti Nzapa, na kengo akobe ti ayanda, ala baa so agere ti mbeti ti Babilone ayeke nde na ndia ti Nzapa.</text:span></text:p>
      <text:p text:style-name="P7">Ngbanga ti nyen e manda mbeti ti mbai ti azo ti Babilone, ti anzapa ti ala na ti akode ti baa ya ti nduzu? E ma na be na ni oko ape.</text:p>
      <text:p text:style-name="P7">Nzoni wala sioni, so sarango ye ti kodro so e duti na ya ni laa. Ayeke nzoni titene e ma ya ti akode ti ala. E mu gi peko ti ala ape.</text:p>
      <text:p text:style-name="P1"><text:span text:style-name="v_20_-_20_Verse_20_Number"><text:span text:style-name="T2">5 </text:span></text:span><text:span text:style-name="T1">Amaseka osio so asambela Nzapa, fani ota na lango oko, ala zia ni pepe. Ti kiringo na peko ti nzoni kua ti ala, Nzapa amu na ala hingango ye na ndara. Ti Daniel, Nzapa amu nga na lo lege ti hingango nda ti abango li. Na peko ti ngu ota, a gue na amaseka-koli so na dawa ti gbia. Lo tara ala oko oko si lo mu yanga.</text:span></text:p>
      <text:p text:style-name="P7">Mbi soro azo osio so—Daniel, Shadrak, Meshak, na Abed-Nego—ti sara kua na govoroma ti mbi. Ala hon anganga, azo ti yoro, na awamungo-wango ti mbi fani baleoko.</text:p>
      <text:p text:style-name="P6">473</text:p>
      <text:p text:style-name="P1"><text:span text:style-name="v_20_-_20_Verse_20_Number"><text:span text:style-name="T2">1 </text:span></text:span><text:span text:style-name="T1">Bango li ti kpale</text:span></text:p>
      <text:p text:style-name="P7">Daniel 2</text:p>
      <text:p text:style-name="P7">Azo kue aye Daniel na amba ti lo na yangbo ti gbia. Me mbeni lâ, gbia awara mbeni kpale so laoko asi na lo pepe. Lo iri akozo wamungo-wango so ahinga aye mingi ti ga.</text:p>
      <text:p text:style-name="P7">Mbi baa mbeni sioni bango li so azi siriri ti mbi. Mbi ye ti hinga nda ni.</text:p>
      <text:p text:style-name="P7">Gbia, tene na e bango li ti mo, si fade e fa nda ni na mo.</text:p>
      <text:p text:style-name="P1"><text:span text:style-name="v_20_-_20_Verse_20_Number"><text:span text:style-name="T2">2 </text:span></text:span><text:span text:style-name="T1">Ên-en. Baa ye so bibe ti mbi asoro ti sara awe: tongana mbeni zo na popo ti ala alingbi ti fa ni na mbi, na nda ni kue, fade mbi mu na ala kota nginza. Tongaso ape, fade mbi fâ tere ti ala kete kete, si mbi gbi da ti ala.</text:span></text:p>
      <text:p text:style-name="P7">Gbia, e lingbi ti fa na mo peko ti bango li so, me zo oko alingbi ti fa na mo biani ye so mo baa ape. Gi anzapa oko laa si alingbi ti sara ye so mo hunda.</text:p>
      <text:p text:style-name="P1"><text:soft-page-break/><text:span text:style-name="v_20_-_20_Verse_20_Number"><text:span text:style-name="T2">3 </text:span></text:span><text:span text:style-name="T1">Mbi hinga ni awe-a! Ala kue ayeke awahandango-zo, azo ti mvene. Aye so ahon gbungo li ti zo, ala hinga ye oko daa ape. Ala fâ akoli so kue—na awandara so kue na kodro-gbia ti mbi!</text:span></text:p>
      <text:p text:style-name="P1"><text:span text:style-name="v_20_-_20_Verse_20_Number"><text:span text:style-name="T2">4 </text:span></text:span><text:span text:style-name="T1">Wakamba so ayeke bata gbia, alingbi gi ti sara mara ti sioni kua so.</text:span></text:p>
      <text:p text:style-name="P7">Pardon, Daniel. Mo, na amba ti mo kue, ali na kanga awe. Gbia amu yanga atene afâ awandara ti lo kue.</text:p>
      <text:p text:style-name="P7">Ti fâ azo? Ngbanga ti nyen? Nyen laa e sara?</text:p>
      <text:p text:style-name="P6">474</text:p>
      <text:p text:style-name="P1"><text:span text:style-name="v_20_-_20_Verse_20_Number"><text:span text:style-name="T2">1 </text:span></text:span><text:span text:style-name="T1">Tongana turugu so afa nda ti ngonzo ti Nabukodonosor, Daniel atene tënë gi yeke, na ndara. Lo hunda ti baa gbia.</text:span></text:p>
      <text:p text:style-name="P7">Gbia, mu na mbi mbeni kete ngoi, si fade mbi fa na mo bango li ni.</text:p>
      <text:p text:style-name="P7">Asi kekereke na oko ngbonga so—me ahon kete ngbonga oko ape!</text:p>
      <text:p text:style-name="P1"><text:span text:style-name="v_20_-_20_Verse_20_Number"><text:span text:style-name="T2">2 </text:span></text:span><text:span text:style-name="T1">Daniel akiri hio na mbage ti amba ti lo na sango ni.</text:span></text:p>
      <text:p text:style-name="P7">Me, Daniel, mo mu zendo ndali ni nyen? So ni ahon ngangu ti zo ti sese!</text:p>
      <text:p text:style-name="P7">Ni laa—me ye so ahon ngangu ti e, ahon ngangu ti Nzapa ape. E sambela—na bi ni kue—e hunda Nzapa ti kiri pekoni na e, tongaso fade a fâ e kue ape.</text:p>
      <text:p text:style-name="P1"><text:span text:style-name="v_20_-_20_Verse_20_Number"><text:span text:style-name="T2">3 </text:span></text:span><text:span text:style-name="T1">Tongana amaseka Hebro osio so asambela, Nzapa afa bango li ni na Daniel, na nda ni kue.</text:span></text:p>
      <text:p text:style-name="P7">Gonda na Nzapa! Mo si mo mu ndara na awandara. Mo si mo fa nda ti aye so ahonde. Mo fa na gigi polele ye so ayeke na ya ti bingo! Singila so si mo fa na gigi bango li ti Nabukodonosor.</text:p>
      <text:p text:style-name="P6">475</text:p>
      <text:p text:style-name="P1"><text:span text:style-name="v_20_-_20_Verse_20_Number"><text:span text:style-name="T2">1 </text:span></text:span><text:span text:style-name="T1">Na ndade ni …</text:span></text:p>
      <text:p text:style-name="P7">Mo ga ti hunda mbeni ngoi—wala mo lingbi ti fa na mbi bango li ni?</text:p>
      <text:p text:style-name="P7">Zo oko na dunia so alingbi ti sara ye ape. Me mbeni Nzapa ayeke na yayu. Lo laa lo fa na mbi bango li ni.</text:p>
      <text:p text:style-name="P1"><text:span text:style-name="v_20_-_20_Verse_20_Number"><text:span text:style-name="T2">2 </text:span></text:span><text:span text:style-name="T1">Mo baa mbeni kota yanda so ayeke na li ti lôro, go ti wen ti nginza, angbongboro gere ti wen. Me agbe ti gere ni, mbage ni ayeke ti wen, si mbage ni ayeke ti sese. Mo baa mbeni kota têne so ati na ndö ti gere ti yanda ni, si ya ni afâ kirikiri.</text:span></text:p>
      <text:p text:style-name="P7">Êen! Ni laa! Me nda ni ayeke nyen?</text:p>
      <text:p text:style-name="P1"><text:soft-page-break/><text:span text:style-name="v_20_-_20_Verse_20_Number"><text:span text:style-name="T2">3 </text:span></text:span><text:span text:style-name="T1">Li ti lôro ni ayeke mo, na kota kodro-gbia ti mo. Ambeni kete kodro-gbia ayeke ga ande na pekoni, me na peko ti tingo ti ala, fade Nzapa aya mbeni kodro-gbia so ayeke futi laoko ape.</text:span></text:p>
      <text:p text:style-name="P7">Nzapa ti mo ayeke na ndö ti anzapa kue. Fade mo ga kota komanda na ndö ti kodro ti Babilone, na ti awandara so kue mo soo fini ti ala laso.</text:p>
      <text:p text:style-name="P6">476</text:p>
      <text:p text:style-name="P1"><text:span text:style-name="v_20_-_20_Verse_20_Number"><text:span text:style-name="T2">1 </text:span></text:span><text:span text:style-name="T1">Ndo ti wâ</text:span></text:p>
      <text:p text:style-name="P7">Daniel 3</text:p>
      <text:p text:style-name="P7">Na peko ti so Nzapa afa na Daniel nda ti bango li, Nabukodonosor amu na lo kota ndo na govoroma, nga na amba ti lo ota. So angu ayeke hon, Ahebro osio asara komandema gi na ndara nzoni kue. Me asango ti ala amu ngia na be ti ambeni wamungo-wango na gbia pepe.</text:p>
      <text:p text:style-name="P7">Nda ni nyen si awande awara ngangu na yekia azia e? Alingbi e fâ gi Daniel.</text:p>
      <text:p text:style-name="P7">Fadeso ape—lo yeke na ngangu mingi. Me tongana e sara si be ti gbia ake amba ti lo, e lingbi ti bi kpale na tere ti Daniel.</text:p>
      <text:p text:style-name="P1"><text:span text:style-name="v_20_-_20_Verse_20_Number"><text:span text:style-name="T2">2 </text:span></text:span><text:span text:style-name="T1">Lege azi na ala na ndembe so Nabukodonosor azia maboko na ndö ti Jerusalem. Gbia ni atene, ni laa ni yeke kota ahon anzapa kue. Lo leke mbeni yanda ti lo wani, si zo ti yangbo so avoro ni pepe, a bi lo na ya ti kota wâ.</text:span></text:p>
      <text:p text:style-name="P7">Gbia azi gi lege na e laa. Lo hinga ape atene fade Ahebro avoro ande gi Nzapa ti ala.</text:p>
      <text:p text:style-name="P7">Kamba ti Daniel ane mingi, na zo alingbi ti bi tënë na li ti lo ape—me amba ti lo laa alingbi na kpale.</text:p>
      <text:p text:style-name="P1"><text:span text:style-name="v_20_-_20_Verse_20_Number"><text:span text:style-name="T2">3 </text:span></text:span><text:span text:style-name="T1">Ni laa! Taa kekereke tongana tatalita atoto titene azo kue akuku na sese na dawa ti yanda so, fade le ti e aduti na ndö ti Shadrak, Meshak, na Abed-Nego.</text:span></text:p>
      <text:p text:style-name="P6">477</text:p>
      <text:p text:style-name="P1"><text:span text:style-name="v_20_-_20_Verse_20_Number"><text:span text:style-name="T2">1 </text:span></text:span><text:span text:style-name="T1">Gbia Nabukodonosor amu yanga, si aleke mbeni kota yanda—so ayo na nduzu metere 30—na lando ti Dura. Alingbi agbelegbia ti Babilone kue avoro ni. Ngbonga ti vorongo ni asi awe—ngoi so awamungo-wango ti kota be ti gbia ayeke ku fade …</text:span></text:p>
      <text:p text:style-name="P7">Awapikango-mozoko kue aduti awe. Fade a mu yanga hio tongaso—so titene kuâ ahara amba ti Daniel.</text:p>
      <text:p text:style-name="P1"><text:span text:style-name="v_20_-_20_Verse_20_Number"><text:span text:style-name="T2">2 </text:span></text:span><text:span text:style-name="T1">Ndo kue gi mozoko. Agbelegbia ti Babilone kue akuku na sese si ala voro yanda so—</text:span><text:soft-page-break/><text:span text:style-name="T1">me gi Shadrak, Meshak, na Abed-Nego laa ake.</text:span></text:p>
      <text:p text:style-name="P7">Mo baa? Ala ke ti kuku na sese!</text:p>
      <text:p text:style-name="P6">478</text:p>
      <text:p text:style-name="P1"><text:span text:style-name="v_20_-_20_Verse_20_Number"><text:span text:style-name="T2">1 </text:span></text:span><text:span text:style-name="T1">Awamungo-wango ti kota be amu sango ni na gbia.</text:span></text:p>
      <text:p text:style-name="P7">Gbia, agbelegbia ti mo, Ahebro so, ake yanga ti mo. Ala ke ti voro yanda ti mo.</text:p>
      <text:p text:style-name="P7">Nyen? Ga na ala na mbi ge hio!</text:p>
      <text:p text:style-name="P1"><text:span text:style-name="v_20_-_20_Verse_20_Number"><text:span text:style-name="T2">2 </text:span></text:span><text:span text:style-name="T1">Ala voro yanda so!—Tongaso ape, mbi bi ala na ya ti kota wâ. Nzapa wa laa si alingbi ti soo ala na ya ni?</text:span></text:p>
      <text:p text:style-name="P7">Nzapa ti e alingbi ti soo e na ya ti ye kue, ataa wâ! Tongana lo sara ape, fade laoko e yeke voro ti e yanda ape.</text:p>
      <text:p text:style-name="P1"><text:span text:style-name="v_20_-_20_Verse_20_Number"><text:span text:style-name="T2">3 </text:span></text:span><text:span text:style-name="T1">Ala tingo wâ ni aza ngangu fani mbarambara ahon ti kozoni—bi ala kâ!</text:span></text:p>
      <text:p text:style-name="P1"><text:span text:style-name="v_20_-_20_Verse_20_Number"><text:span text:style-name="T2">4 </text:span></text:span><text:span text:style-name="T1">A kanga Ahebro ota so hio, si a bi ala na ya ti kota wâ so.</text:span></text:p>
      <text:p text:style-name="P7">Aie! Aza ngangu mingi. Mbi yeke gbi!</text:p>
      <text:p text:style-name="P6">479</text:p>
      <text:p text:style-name="P1"><text:span text:style-name="v_20_-_20_Verse_20_Number"><text:span text:style-name="T2">1 </text:span></text:span><text:span text:style-name="T1">So gbia abaa ndo na ya ti kota wâ so …</text:span></text:p>
      <text:p text:style-name="P7">Ala ngba na fini! Amenga ti wâ ni andu nga ala ape. E kanga fade akoli ota si e bi ala na ya ti wâ ape?</text:p>
      <text:p text:style-name="P7">Gbia, tënë ni laa.</text:p>
      <text:p text:style-name="P1"><text:span text:style-name="v_20_-_20_Verse_20_Number"><text:span text:style-name="T2">2 </text:span></text:span><text:span text:style-name="T1">Me mbi baa osio! Na osio ni akpa mbeni zo ti yayu.</text:span></text:p>
      <text:p text:style-name="P7">Shadrak! Meshak! Abed-Nego! Ala sigigi!</text:p>
      <text:p text:style-name="P1"><text:span text:style-name="v_20_-_20_Verse_20_Number"><text:span text:style-name="T2">3 </text:span></text:span><text:span text:style-name="T1">Ye ti kpene so abi kota mbeto na be ti Nabukodonosor.</text:span></text:p>
      <text:p text:style-name="P7">Ala gonda Nzapa ti Shadrak, Meshak, na Abed-Nego, so atokua ange ti lo ti soo ala. Ti fadeso, zo so asara sioni tënë ti Nzapa ti ala, alingbi gi na kuâ!</text:p>
      <text:p text:style-name="P7">Alingbi titene nga fadeso, e tara ti bi kpale na li ti Ahebro mbeni ape.</text:p>
      <text:p text:style-name="P6">480</text:p>
      <text:p text:style-name="P1"><text:span text:style-name="v_20_-_20_Verse_20_Number"><text:span text:style-name="T2">1 </text:span></text:span><text:span text:style-name="T1">Asioni nyama osio</text:span></text:p>
      <text:p text:style-name="P7">Daniel 7</text:p>
      <text:p text:style-name="P7">Na mbeni bi, Daniel abaa li ti lo. Anyama osio asigigi na ya ti ngu-ingo …</text:p>
      <text:p text:style-name="P7">Mbeni bamara laa, na kpangi ti ngoalo.</text:p>
      <text:p text:style-name="P1"><text:soft-page-break/><text:span text:style-name="v_20_-_20_Verse_20_Number"><text:span text:style-name="T2">2 </text:span></text:span><text:span text:style-name="T1">Si, mbeni sioni urse asigigi.</text:span></text:p>
      <text:p text:style-name="P1"><text:span text:style-name="v_20_-_20_Verse_20_Number"><text:span text:style-name="T2">3 </text:span></text:span><text:span text:style-name="T1">Ti ota ni, mbeni ze, ali ti lo ayeke osio, na akpangi osio.</text:span></text:p>
      <text:p text:style-name="P1"><text:span text:style-name="v_20_-_20_Verse_20_Number"><text:span text:style-name="T2">4 </text:span></text:span><text:span text:style-name="T1">Na nda ni, mbeni sioni nyama alondo, na apembe ti wen. Lo nika si lo te anyama so kue aga kozo. Ye oko ti kanga lege na lo ayeke pepe.</text:span></text:p>
      <text:p text:style-name="P7">Nzapa afa nda ti bango li so na Daniel. Anyama osio so, gi tongana awen osio ti yanda ti Nabukodonosor, ayeke limo ti akodro-gbia osio—ti Babilone, ti Perse, ti Greke, na ti Rome. Me mbeni kodro-gbia nde—kodro-gbia ti Nzapa—ayeke ga ande na peko ti Rome, si angba lakue lakue.</text:p>
      <text:p text:style-name="P6">481</text:p>
      <text:p text:style-name="P1"><text:span text:style-name="v_20_-_20_Verse_20_Number"><text:span text:style-name="T2">1 </text:span></text:span><text:span text:style-name="T1">Mbeti na tere ti da.</text:span></text:p>
      <text:p text:style-name="P7">Mbeti ti Daniel 5</text:p>
      <text:p text:style-name="P7">Na peko ti kuâ ti Nabukodonosor, Daniel angba ti duti kota komanda na gbe ti agbia nde. Me fini gbia, Beltasar, ayeke buba maseka mingi. Lo mu angoi ti lo kue gi ti sara amatanga na ti dodo. Lo hinga nga pepe so Daniel laa ayeke baa ndo na ndö ti aye kue ti kodro ni. Lo baa aye use tongana mbumbuse ye: awayango-sandaga so asara ngonzo na lo mingi, na angangu turugu ti Perse so ayeke hara lo. A hon kue, lo leke kota matanga si lo tisa agene 1000 ti ga.</text:p>
      <text:p text:style-name="P1"><text:span text:style-name="v_20_-_20_Verse_20_Number"><text:span text:style-name="T2">2 </text:span></text:span><text:span text:style-name="T1">Wala awato asi, si lo bi vundu nga na be ti Nzapa, so kue abaa lo ape.</text:span></text:p>
      <text:p text:style-name="P7">Ala ga na akopo na asembe so e mu na kota da-Nzapa ti Ahebro na gbata ti Jerusalem!</text:p>
      <text:p text:style-name="P1"><text:span text:style-name="v_20_-_20_Verse_20_Number"><text:span text:style-name="T2">3 </text:span></text:span><text:span text:style-name="T1">Mbi ye ti mu singila na Nzapa ti lôro so aleke kopo so!</text:span></text:p>
      <text:p text:style-name="P7">Nga na Nzapa ti wen ti nginza so aleke sembe so.</text:p>
      <text:p text:style-name="P7">Nga na Nzapa ti keke so aleke tere ti da so … ka fade ape, mbi ti na sese.</text:p>
      <text:p text:style-name="P1"><text:span text:style-name="v_20_-_20_Verse_20_Number"><text:span text:style-name="T2">4 </text:span></text:span><text:span text:style-name="T1">Me samba so ahon ndö ti ala, na zongango Nzapa ni ague yongoro pepe. Mo ye ti baa, gbia abaa ndo na tere ti da na nduzu. Tere ti lo agbian si lo sara mbeto …</text:span></text:p>
      <text:p text:style-name="P7">Aie! Baa ye! Na tere ti da! So nyen laa? So ti tene nyen?</text:p>
      <text:p text:style-name="P6">482</text:p>
      <text:p text:style-name="P1"><text:span text:style-name="v_20_-_20_Verse_20_Number"><text:span text:style-name="T2">1 </text:span></text:span><text:span text:style-name="T1">Matanga ti Beltasar aluti gi biani ndali ti faa so asi. Mbeni maboko ayeke sara mbeti na tere ti da.</text:span></text:p>
      <text:p text:style-name="P1"><text:span text:style-name="T1">Azo ti yoro, awabango-le ti nduzu! Zo kue so alingbi ti fa nda ti mbeti so, fade lo </text:span><text:soft-page-break/><text:span text:style-name="T1">wara amosoro, si a ya nga lo na nduzu.</text:span></text:p>
      <text:p text:style-name="P1"><text:span text:style-name="v_20_-_20_Verse_20_Number"><text:span text:style-name="T2">2 </text:span></text:span><text:span text:style-name="T1">Me mbeni zo oko na popo ti awandara ti yangbo alingbi ti fa nda ni pepe. So ni akiri abi kota mbeto na be ti Beltasar. Na ndembe so mama ti gbia ama adekongo so na matanga ni, lo kpe hio na molenge ti lo.</text:span></text:p>
      <text:p text:style-name="P7">Molenge ti mbi, gi be ti mo ape! Mbeni koli ayeke na ya kodro-gbia ti mo si anzapa ayeke na lo. Daniel, koli so, ayeke na ndara—</text:p>
      <text:p text:style-name="P7">na kode ti fa nda ti abango li nga na atoli. Iri Daniel aga, fade lo fa nda ti mbeti so.</text:p>
      <text:p text:style-name="P7">Daniel! Êen! Ala ga na lo ge hio.</text:p>
      <text:p text:style-name="P6">483</text:p>
      <text:p text:style-name="P1"><text:span text:style-name="v_20_-_20_Verse_20_Number"><text:span text:style-name="T2">1 </text:span></text:span><text:span text:style-name="T1">Da ti matanga ade gi ngii ngbii asi na gango ti Daniel na dawa ti gbia.</text:span></text:p>
      <text:p text:style-name="P7">Fa na mbi nda ti atënë so, si mo ga mbeni gbelegbia na Babilone. Fade mbi mu na mo ndambo ti amosoro ti mbi!</text:p>
      <text:p text:style-name="P1"><text:span text:style-name="v_20_-_20_Verse_20_Number"><text:span text:style-name="T2">2 </text:span></text:span><text:span text:style-name="T1">Bata amosoro ti mo na mo soro mbeni zo nde ti ya lo na nduzu. Kotara ti mo, Nabukodonosor, agirisa ando lege, me na pekoni lo manda ye na lege ni so, si lo yekia Nzapa. Me mo yeke zo ti sarango baba. Mo te, mo nyon na ya ti asembe ti kota da-Nzapa so azia nde. Mo gonda anzapa ti lôro na ti wen ti nginza nga na ti keke—anzapa so ayeke ape! Mo yekia taa Nzapa kete ape.</text:span></text:p>
      <text:p text:style-name="P7">Atënë so ayeke zendo ti Nzapa ndali ti mo. Ayeke tongaso: wungo ti alango ti mo angba mingi ape. Na lege ti tarango mo, a fa so mo ne ape! Nga fade azo ti Perse akangbi kodro-gbia ti mo na popo ti ala.</text:p>
      <text:p text:style-name="P1"><text:span text:style-name="v_20_-_20_Verse_20_Number"><text:span text:style-name="T2">3 </text:span></text:span><text:span text:style-name="T1">Biani, so akpa gi senge mbai. Ataa so, fade mbi bata zendo ti mbi. Baa, kete kamba ti wen so azia mo use zo ti kodro-gbia na peko ti mbi.</text:span></text:p>
      <text:p text:style-name="P7">Fadeso, zia si matanga ni akporo!</text:p>
      <text:p text:style-name="P1"><text:span text:style-name="v_20_-_20_Verse_20_Number"><text:span text:style-name="T2">4 </text:span></text:span><text:span text:style-name="T1">Gi so Beltasar atene tënë, aturugu ti Perse asi ya ti da ti matanga ni, si lo ga zo ti kanga.</text:span></text:p>
      <text:p text:style-name="P7">Aturugu? Ala londo na ndo wa? Awabatango mbi ayeke na ndo wa?</text:p>
      <text:p text:style-name="P7">Kozo na ndaperere, gbata ni ayeke na maboko ti awato. Azo ti bira ti Perse afâ Beltasar.</text:p>
      <text:p text:style-name="P6">484</text:p>
      <text:p text:style-name="P1"><text:span text:style-name="v_20_-_20_Verse_20_Number"><text:span text:style-name="T2">1 </text:span></text:span><text:span text:style-name="T1">Du ti abamara</text:span></text:p>
      <text:p text:style-name="P7"><text:soft-page-break/>Daniel 6</text:p>
      <text:p text:style-name="P7">Babilone, so amu fade kodro ti Juda, ayeke fadeso na maboko ti Darius, gbia ti Perse, alingbi na bango li ti Daniel ti kozoni. Darius aye azo ti mbirimbiri aga agbelegbia na fini kota kodro-gbia ti lo. Ataa so Daniel aga taa mbakoro kue awe, Darius abaa so lo yeke zo ti mbirimbiri.</text:p>
      <text:p text:style-name="P7">Ma yanga ti mbi, si mo baa ndo na ndö ti akomanda na gbe ti mbi. Sara kue titene azo afuta lapo ti ala, si mbeni zo anzi mbi ape.</text:p>
      <text:p text:style-name="P1"><text:span text:style-name="v_20_-_20_Verse_20_Number"><text:span text:style-name="T2">2 </text:span></text:span><text:span text:style-name="T1">Kua ti Daniel ahon taa gbungo li ti zo. Tongaso Darius aya lo na nduzu si lo lingbi ti le-gbia na ndö ti kodro ni kue. Me be asara ambeni gbelegbia.</text:span></text:p>
      <text:p text:style-name="P7">Tongana Daniel ayeke baa ndo na ndö ti e, fade e pete goro tongana nyen ti wara kota nginza.</text:p>
      <text:p text:style-name="P7">Tongana e gbu gi lo na ya ti petengo goro … me Daniel ayeke mbirimbiri mingi.</text:p>
      <text:p text:style-name="P7">E yeke wara sioni na tere ti lo laoko ape, gi tongana e gbu lo na lege ti andia ti Nzapa ti lo! Laoko lo yeke bi kamene na le ti Nzapa ti Hebro ape.</text:p>
      <text:p text:style-name="P1"><text:span text:style-name="v_20_-_20_Verse_20_Number"><text:span text:style-name="T2">3 </text:span></text:span><text:span text:style-name="T1">O gbia, kota kodro-gbia ti mo akono ahon ti Babilone. Mo lingbi na yekia na gonda. Agbelegbia ti mo, so ane mo ahon ye kue, ayeda titene mo mu kota mbela si azo kue alingbi ti ne mo. Fade zo avoro mbeni Nzapa nde ape, wala mbeni zo nde ape, gi mo oko, na ya ti lango baleota. Zo so asambela mbeni ye nde na mo, fade abi lo na ya ti du ti abamara!</text:span></text:p>
      <text:p text:style-name="P1"><text:span text:style-name="v_20_-_20_Verse_20_Number"><text:span text:style-name="T2">4 </text:span></text:span><text:span text:style-name="T1">Nzoni ma, tongana ala baa nengo ti mbi alingbi na gonda so … So ala kue ayeda na ndia so, fade mbi yeda.</text:span></text:p>
      <text:p text:style-name="P7">Tongana ti so mo hinga, tongana mo su maboko ti mo daa awe, zo alingbi ti mingo mbela so ape. Lege ti andia ti Aperse laa.</text:p>
      <text:p text:style-name="P6">485</text:p>
      <text:p text:style-name="P1"><text:span text:style-name="v_20_-_20_Verse_20_Number"><text:span text:style-name="T2">1 </text:span></text:span><text:span text:style-name="T1">Na ndembe so avunga fini ndia ti Darius awe, Daniel ahinga gi hio atene so gbanda ti asioni wamungo-wango laa.</text:span></text:p>
      <text:p text:style-name="P7">O, Kota Gbia, baa asioni zo atara ti bi iri ti mo na sese, na ti buba lege ti azo ti kua ti mo. Nzoni ma. Mbi sambela mo awe, gi mo oko, na ya ti fini ti mbi kue. Fade mbi zia lege ni ape.</text:p>
      <text:p text:style-name="P1"><text:span text:style-name="v_20_-_20_Verse_20_Number"><text:span text:style-name="T2">2 </text:span></text:span><text:span text:style-name="T1">Daniel ague na da ti lo, …</text:span></text:p>
      <text:p text:style-name="P1"><text:span text:style-name="v_20_-_20_Verse_20_Number"><text:span text:style-name="T2">3 </text:span></text:span><text:span text:style-name="T1">… lo gue na kubu ti nduzu, so afenetere ni ayeke baa ndo na mbage ti Jerusalem. Na </text:span><text:soft-page-break/><text:span text:style-name="T1">ndo so laa lo sambela, gi tongana so lo sara ngbanga ti angu 70 awe.</text:span></text:p>
      <text:p text:style-name="P7">Baa ye—Daniel asambela Nzapa ti lo tongana ti so e tene.</text:p>
      <text:p text:style-name="P7">Nzoni. Fade e tene na Darius.</text:p>
      <text:p text:style-name="P1"><text:span text:style-name="v_20_-_20_Verse_20_Number"><text:span text:style-name="T2">4 </text:span></text:span><text:span text:style-name="T1">Mo mu mbeni kota mbela titene, a bi na du ti abamara zo kue so azia mo si avoro mbeni Nzapa nde ape?</text:span></text:p>
      <text:p text:style-name="P7">Ni laa—ndia ti Aperse so alingbi ti gbian ni ape.</text:p>
      <text:p text:style-name="P1"><text:span text:style-name="v_20_-_20_Verse_20_Number"><text:span text:style-name="T2">5 </text:span></text:span><text:span text:style-name="T1">Daniel akpe andia ti mo ape. Lege ota na ya ti lango oko oko, lo sambela Nzapa ti lo—na le ti fenetere ti lo polele.</text:span></text:p>
      <text:p text:style-name="P7">Daniel, ita ti mbi!</text:p>
      <text:p text:style-name="P7">Mbi baa awe. Awamungo-wango ti mbi ahanda mbi ti bi Daniel na le ti kuâ.</text:p>
      <text:p text:style-name="P6">486</text:p>
      <text:p text:style-name="P1"><text:span text:style-name="v_20_-_20_Verse_20_Number"><text:span text:style-name="T2">1 </text:span></text:span><text:span text:style-name="T1">Gbia Darius ahinga fade pepe ye so ayeke ga na lege ti ndia ni. Lo sara kue ti tara ti soo wamungo-wango so amu be ti lo na lo.</text:span></text:p>
      <text:p text:style-name="P7">Mo lingbi nga ti zia ti sambela ngbanga ti mbeni lango 29 ape? Mo zia nga ti sambela mbi. Wala mo sambela nga na hondengo ni, ngbanga ti ambeni lango?</text:p>
      <text:p text:style-name="P7">Mo hinga mbi sara ka ngia na andia ti kua ti mbi ape. Mbi lingbi nga ti sara ngia na Nzapa ti mbi ape.</text:p>
      <text:p text:style-name="P7">Daniel aluti nganganga. Gbia Darius alingbi pepe ti gbian kota mbela ni, ataa so lo wani lo su maboko ti lo daa.</text:p>
      <text:p text:style-name="P1"><text:span text:style-name="v_20_-_20_Verse_20_Number"><text:span text:style-name="T2">2 </text:span></text:span><text:span text:style-name="T1">Na mawa na be lo mu yanga na aturugu ti lo ti bi Daniel na du ti abamara.</text:span></text:p>
      <text:p text:style-name="P7">Baa ye! Daniel asara nga mbeto ape.</text:p>
      <text:p text:style-name="P7">Fade mbeto asara lo na tere ti du ti abamara. Pialo ti e ti fango lo ayeke tambula nzoni kue.</text:p>
      <text:p text:style-name="P1"><text:span text:style-name="v_20_-_20_Verse_20_Number"><text:span text:style-name="T2">3 </text:span></text:span><text:span text:style-name="T1">Hio na pekoni, a bi Daniel na ya ti du ti abamara, ndali ti so lo kpe mbela ti gbia pepe si lo sambela taa Nzapa.</text:span></text:p>
      <text:p text:style-name="P7">Ala kanga du so na kota têne si zo kue ahinga atene mbi yeke baa ndo na ndö ti ndia.</text:p>
      <text:p text:style-name="P7">Gi fandara ti mbi, na buba ndia so, abi kota tënë na li ti oko ita ti mbi.</text:p>
      <text:p text:style-name="P1"><text:span text:style-name="v_20_-_20_Verse_20_Number"><text:span text:style-name="T2">4 </text:span></text:span><text:span text:style-name="T1">Angba na mbi gi ti zia be ti mbi ti ku so Nzapa ti mo alingbi ti soo mo!</text:span></text:p>
      <text:p text:style-name="P6">487</text:p>
      <text:p text:style-name="P1"><text:span text:style-name="v_20_-_20_Verse_20_Number"><text:span text:style-name="T2">1 </text:span></text:span><text:span text:style-name="T1">Na bi ni so, gbia ate ye pepe si lo lango gbaa. Siriri atia lo na bingo be na ndö ti </text:span><text:soft-page-break/><text:span text:style-name="T1">Daniel.</text:span></text:p>
      <text:p text:style-name="P1"><text:span text:style-name="v_20_-_20_Verse_20_Number"><text:span text:style-name="T2">2 </text:span></text:span><text:span text:style-name="T1">Na kota ndaperere, gbia ague hio na du ti abamara.</text:span></text:p>
      <text:p text:style-name="P7">Ala pusu têne so!</text:p>
      <text:p text:style-name="P1"><text:span text:style-name="v_20_-_20_Verse_20_Number"><text:span text:style-name="T2">3 </text:span></text:span><text:span text:style-name="T1">Daniel! Nzapa ti mo abata fade mo?</text:span></text:p>
      <text:p text:style-name="P7">Gbia, Nzapa ti mbi atokua ange ti lo, si lo kanga yanga ti abamara! Mbi sara kua ti Nzapa lakue na legeni, gi tongana ti so mbi sara kua ti mo nga na legeni.</text:p>
      <text:p text:style-name="P6">488</text:p>
      <text:p text:style-name="P1"><text:span text:style-name="v_20_-_20_Verse_20_Number"><text:span text:style-name="T2">1 </text:span></text:span><text:span text:style-name="T1">Ngia asi be ti gbia, na lo mu yanga titene a bi kamba na ya ti du ti abamara. Daniel asigigi.</text:span></text:p>
      <text:p text:style-name="P1"><text:span text:style-name="v_20_-_20_Verse_20_Number"><text:span text:style-name="T2">2 </text:span></text:span><text:span text:style-name="T1">Gbia atokua na peko ti agbelegbia so aye ti fâ Daniel.</text:span></text:p>
      <text:p text:style-name="P7">Ala bi Daniel na abamara. Fade e baa wala a nzere na ala! Aturugu, bi ala na du ti abamara!</text:p>
      <text:p text:style-name="P7">Abamara so, so ngangu ti ala amiro fade ngbanga ti kete ngoi, anika si ate asioni wamungo-wango gi hio tongaso.</text:p>
      <text:p text:style-name="P1"><text:span text:style-name="v_20_-_20_Verse_20_Number"><text:span text:style-name="T2">3 </text:span></text:span><text:span text:style-name="T1">Gbia Darius amu kota mbela …</text:span></text:p>
      <text:p text:style-name="P7">Mbi, Darius, mbi mu yanga na azo kue na ya ti kodro-gbia ti mbi, alingbi azo kue akpe mbeto ti Nzapa ti Daniel.</text:p>
      <text:p text:style-name="P7">Na tanga ti fini ti lo kue, Daniel amu maboko na azo ti Perse ti le-gbia na Babilone, kodro so lo si na ya ni tongana ngbaa. Ataa ye kue lo luti nganganga na mabe ti lo, si Nzapa afuta lo.</text:p>
      <text:p text:style-name="P6">489</text:p>
      <text:p text:style-name="P1"><text:span text:style-name="v_20_-_20_Verse_20_Number"><text:span text:style-name="T2">1 </text:span></text:span><text:span text:style-name="T1">Awali use ti gbia</text:span></text:p>
      <text:p text:style-name="P7">Esther 1:1—2:18</text:p>
      <text:p text:style-name="P7">Na peko ti so azo ti Perse amu kodro Babilone, kota kodro-gbia ti Perse aga ngangu na ndö ti dunia mobimba—ti londo na kodro ti Inde ngbii ti si na Etiopii. Gbia Zerses aduti na gbata ti Suze. Ti gonda kota ti lo, lo sara kota matanga ngbanga ti agbelegbia ti lo—matanga, ti ngere ngangu so amu ngoi mingi.</text:p>
      <text:p text:style-name="P7">Asara fadeso nze omene si gbia ayamba akota zo so asara kua na gbe ti lo! Fade yongoro matanga so ayeke hunzi lawa?</text:p>
      <text:p text:style-name="P7">Gi tongana lo fa biani na azo ti gbe ti lo, amosoro na ngangu ti lo kue si.</text:p>
      <text:p text:style-name="P1"><text:soft-page-break/><text:span text:style-name="v_20_-_20_Verse_20_Number"><text:span text:style-name="T2">2 </text:span></text:span><text:span text:style-name="T1">Kota matanga ti Zerses ague ngbii si ahunzi. Na pekoni lo kiri lo sara mbeni matanga ni. So ni ayeke ti azo so ayeke nduru na lo mingi. Na peko ti lango mingi ti nyongo samba, lo londo ti pika kate.</text:span></text:p>
      <text:p text:style-name="P7">Ala hinga, mbeni zo ti hon mosoro na ngangu ti mbi ayeke daa ape. Mbi yeke nga na pendere wali mara ni use ape na kota kodro-gbia so kue. Ni laa ape? Fade mbi fa na ala.</text:p>
      <text:p text:style-name="P7">Ala iri Vasti, wali ti mbi, lo ga!</text:p>
      <text:p text:style-name="P1"><text:span text:style-name="v_20_-_20_Verse_20_Number"><text:span text:style-name="T2">3 </text:span></text:span><text:span text:style-name="T1">Ala ku si. So ti mo wali!</text:span></text:p>
      <text:p text:style-name="P7">Aaa … gbia? Wali ti gbia ake ti lo ti ga awe.</text:p>
      <text:p text:style-name="P1"><text:span text:style-name="v_20_-_20_Verse_20_Number"><text:span text:style-name="T2">4 </text:span></text:span><text:span text:style-name="T1">Nyen??</text:span></text:p>
      <text:p text:style-name="P6">490</text:p>
      <text:p text:style-name="P1"><text:span text:style-name="v_20_-_20_Verse_20_Number"><text:span text:style-name="T2">1 </text:span></text:span><text:span text:style-name="T1">So sioni kode. Wali ti mbi ake yanga ti mbi awe. Agbelegbia ti mbi, ala baa mbi na le tongaso ape. Na ndia ti Perse, fade mbi sara nyen ti zi kamene so?</text:span></text:p>
      <text:p text:style-name="P7">Na peko ti gbungo li ngbii na hundango ndo ti gbia, oko ti awamungo-wango ti gbia alondo si atene so akpale ayeke ga na akota kpale mingi …</text:p>
      <text:p text:style-name="P1"><text:span text:style-name="v_20_-_20_Verse_20_Number"><text:span text:style-name="T2">2 </text:span></text:span><text:span text:style-name="T1">Lo bi vundu gi na be ti mo oko ape, gbia. Lo bi kota kpale na ndö ti akoli kue! Tongana awali ama atene Vasti, wali ti gbia, ake yanga ti lo, fade ala londo ti ke yanga ti akoli ti ala kue. Fade ala sara ye ti be ti ala. Ala lingbi nga ti dekongo na li ti e! Fade ye kue abuba!</text:span></text:p>
      <text:p text:style-name="P7">Fadeso, tongana mbi ma bibe ti gbia nzoni, zia si gbia asara ye so mbi lingbi nga fade ti sara.</text:p>
      <text:p text:style-name="P1"><text:span text:style-name="v_20_-_20_Verse_20_Number"><text:span text:style-name="T2">3 </text:span></text:span><text:span text:style-name="T1">Ayeke nyen?</text:span></text:p>
      <text:p text:style-name="P1"><text:span text:style-name="v_20_-_20_Verse_20_Number"><text:span text:style-name="T2">4 </text:span></text:span><text:span text:style-name="T1">Kozoni, mo fa na gigi polele, Vasti ayeke wali ti gbia mbeni ape. Na pekoni, na ya ti akete kodro kue, a gi amaseka-wali so ayeke pendere mara ni use ape si mo soro mbeni ti ga fini wali ti mo. Taa nzoni wali.</text:span></text:p>
      <text:p text:style-name="P1"><text:span text:style-name="v_20_-_20_Verse_20_Number"><text:span text:style-name="T2">5 </text:span></text:span><text:span text:style-name="T1">Fade awali ahinga ti kiri peko ti tënë na akoli ti ala na legeni. Si fade e duti na siriri.</text:span></text:p>
      <text:p text:style-name="P7">Nzoni!</text:p>
      <text:p text:style-name="P7">Taa-tënë.</text:p>
      <text:p text:style-name="P7">Tongaso, fade awali ti e akpe e!</text:p>
      <text:p text:style-name="P7">Tongaso, gbia atumba wali ti lo, si lo mu mbeni mbela. “Vasti ayeke fadeso wali ti gbia mbeni pepe, si mbi ye si koli oko oko aduti makonzi na ya ti da ti lo.”</text:p>
      <text:p text:style-name="P6"><text:soft-page-break/>491</text:p>
      <text:p text:style-name="P1"><text:span text:style-name="v_20_-_20_Verse_20_Number"><text:span text:style-name="T2">1 </text:span></text:span><text:span text:style-name="T1">Ngonzo—na samba—ahon na le ti gbia Zerses awe. Vundu asara lo ngbanga ti Vasti. Lo dabe ti lo na ye so Vasti asara—na ye so lo sara nga.</text:span></text:p>
      <text:p text:style-name="P7">Fadeso mbi yeke na pendere wali ape! Mbi lingbi nga ti kiri na Vasti na ndo so ape, ngbanga ti fini ndia so.</text:p>
      <text:p text:style-name="P7">Mbi hinga fini yoro ti mo awe. Fade e ga na mo apendere wali kue ti kodro-gbia so si mo lingbi ti mu oko na popo ni, lo so agbu be ti mo ti ga fini wali ti mo. Lo so mo soro ande ayeke duti pendere ahon Vasti.</text:p>
      <text:p text:style-name="P7">Gbia ni ayeda gi hio tongaso.</text:p>
      <text:p text:style-name="P1"><text:span text:style-name="v_20_-_20_Verse_20_Number"><text:span text:style-name="T2">2 </text:span></text:span><text:span text:style-name="T1">Mbeni Zuife ayeke daa, iri ti lo Mardochee, lo sara kua na yangbo ti gbia, na Suze, kota gbata ti kodro ni. Mbeni koya ti lo ti wali ayeke Esther. Babâ na mama ti lo akui na ngoi so lo ngba maseka mingi. Si Mardochee abata lo tongana taa molenge ti lo. Ngbanga ti lo ga fadeso kota awe, na le ti azo, mo baa pendere ti lo mara ni use ape.</text:span></text:p>
      <text:p text:style-name="P1"><text:span text:style-name="v_20_-_20_Verse_20_Number"><text:span text:style-name="T2">3 </text:span></text:span><text:span text:style-name="T1">Na ndembe so a ga na apendere maseka-wali kue na yangbo ti gbia, Esther nga ayeke na popo ti ala.</text:span></text:p>
      <text:p text:style-name="P7">Sara mbeto ape, fade a abata mo nzoni kâ na yangbo. Me mo tene na zo oko ape mo yeke mara ti Zuife.</text:p>
      <text:p text:style-name="P1"><text:span text:style-name="v_20_-_20_Verse_20_Number"><text:span text:style-name="T2">4 </text:span></text:span><text:span text:style-name="T1">Kâ na yangbo, a gue na amaseka-wali na Hege, kota zo ti kua so ayeke sara ye kue titene pendere ti awamandako ni alingbi kue.</text:span></text:p>
      <text:p text:style-name="P7">Ala, amaseka-wali ti akete kodro ayeke pendere na le ti awabatango-gaduru. Ala baa tere ti ala so ala lingbi ti ga nduru na gbia? Ade mingi. Na lege ti akode ti mbi, fade mbi leke le ti ala pendere, pendere tongana ti wakango-lôro so ayeke leke pendere têne ti ngere ngangu si.</text:p>
      <text:p text:style-name="P6">492</text:p>
      <text:p text:style-name="P1"><text:span text:style-name="v_20_-_20_Verse_20_Number"><text:span text:style-name="T2">1 </text:span></text:span><text:span text:style-name="T1">Kozoni, fade e mu nze omene ti leke poro ti tere ti ala na anzoni mafuta ti mire. Gbia Zerses aye ti baa butoon na le ti wali kete ape.</text:span></text:p>
      <text:p text:style-name="P1"><text:span text:style-name="v_20_-_20_Verse_20_Number"><text:span text:style-name="T2">2 </text:span></text:span><text:span text:style-name="T1">Fade e kiri e mu nze omene ti wara taa yombo so afun nzoni ndali ti ala oko oko. Fade ala manda kode ti ziango aye ti pendere ti awali na le ti ala. Gi na taa oko akode so si, fade ala wara pasa ti baa gbia. Tongana be ti gbia aye oko ti ala, si lo dabe ti lo na iri ti lo, fade lo ga fini wali ti gbia ti e.</text:span></text:p>
      <text:p text:style-name="P1"><text:span text:style-name="v_20_-_20_Verse_20_Number"><text:span text:style-name="T2">3 </text:span></text:span><text:span text:style-name="T1">Me zia mbi tene na ala – ataa akode kue ti lekengo tere ti ala pendere so, gbia ade </text:span><text:soft-page-break/><text:span text:style-name="T1">adabe ti lo na iri ti mbeni awamandako ape.</text:span></text:p>
      <text:p text:style-name="P1"><text:span text:style-name="v_20_-_20_Verse_20_Number"><text:span text:style-name="T2">4 </text:span></text:span><text:span text:style-name="T1">Ataa so Hege ane amaseka-wali pepe, pendere ti Esther agbu be ti lo.</text:span></text:p>
      <text:p text:style-name="P7">Mo yeke na nzoni be nga na hingango ndo ahon ambeni maseka kue. Fade mbi mu na mo awali ti kua mbarambara ti sara gi na mo. Fade a mu na mo pendere kubu na yangbo.</text:p>
      <text:p text:style-name="P1"><text:span text:style-name="v_20_-_20_Verse_20_Number"><text:span text:style-name="T2">5 </text:span></text:span><text:span text:style-name="T1">Kâ na gigi, Mardochee agi be ti lo mingi na ndö ti zo so lo mu lo tongana molenge ti lo. Bi na lâ, lo ngoro gi na tere ti gbagba ti awali ti gbia. Lo yeke ku ti ma sango ti Esther. Kâ laa, lo sara songo na aturugu, si ala zia lege na lo ti duti nduru na ada ti awali ti yangbo.</text:span></text:p>
      <text:p text:style-name="P7">Mo yeke taa nzoni babâ. Andaa e yeke sara nzoni na molenge ti mo.</text:p>
      <text:p text:style-name="P7">Gi be ti mo ape. Zo kue na yangbo aye gi Esther.</text:p>
      <text:p text:style-name="P6">493</text:p>
      <text:p text:style-name="P1"><text:span text:style-name="v_20_-_20_Verse_20_Number"><text:span text:style-name="T2">1 </text:span></text:span><text:span text:style-name="T1">Na ndani, na peko ti nze 12 ti sarango tere pendere, Hege abaa so ngoi ni alingbi awe ti gue na Esther na dawa ti gbia.</text:span></text:p>
      <text:p text:style-name="P7">Mo ye ti yu ambeni ye ti pendere, Esther?</text:p>
      <text:p text:style-name="P1"><text:span text:style-name="v_20_-_20_Verse_20_Number"><text:span text:style-name="T2">2 </text:span></text:span><text:span text:style-name="T1">Ye so kue mo diko nzoni, Hege, mbi zia be ti na ndö ti mo.</text:span></text:p>
      <text:p text:style-name="P7">Mo maseka-wali ti nzoni be … gi mo na gbia use. Sara mbeto ape. Azo kue asara gi nzoni tënë ti mo.</text:p>
      <text:p text:style-name="P1"><text:span text:style-name="v_20_-_20_Verse_20_Number"><text:span text:style-name="T2">3 </text:span></text:span><text:span text:style-name="T1">Mbeni zo alingbi ti nzere na le ti gbia ape, gi Esther oko.</text:span></text:p>
      <text:p text:style-name="P1"><text:span text:style-name="v_20_-_20_Verse_20_Number"><text:span text:style-name="T2">4 </text:span></text:span><text:span text:style-name="T1">Na ndade ni, gbia atisa Hege ti ga na yangbo ti lo.</text:span></text:p>
      <text:p text:style-name="P7">Asara ngu ota awe, Hege! Ngu ota ti lekengo tere ti ga pendere, me ala ngba gi asenge maseka ti ngonda. Nga na ya ti angoi so kue, mbi baa ti mbi mbeni zo oko ti haka na Vasti ape. Kua ti mo ahunzi awe! Gi be ti mo na gango na mbeni maseka-wali mbeni ape.</text:p>
      <text:p text:style-name="P7">Mbi yeda, gbia.</text:p>
      <text:p text:style-name="P7">Me mo ga na mbi maseka-wali ni, Esther, titene lo ga wali ti mbi.</text:p>
      <text:p text:style-name="P6">494</text:p>
      <text:p text:style-name="P1"><text:span text:style-name="v_20_-_20_Verse_20_Number"><text:span text:style-name="T2">1 </text:span></text:span><text:span text:style-name="T1">Poroso ti azo ti Perse</text:span></text:p>
      <text:p text:style-name="P7">Esther 2:19—3:15</text:p>
      <text:p text:style-name="P1"><text:span text:style-name="T1">Nze mingi ahon, Esther—lo na awali gbani gbani ti sese ti Perse—so ayeke na </text:span><text:soft-page-break/><text:span text:style-name="T1">yangbo, aduti ti ku titene gbia asoro oko na popo ti ala ti ga wali ti lo …</text:span></text:p>
      <text:p text:style-name="P7">Esther, fadeso mo ga wali ti mbi awe, wali ti gbia ti Perse kue.</text:p>
      <text:p text:style-name="P7">Mo yekia mbi, gbia.</text:p>
      <text:p text:style-name="P7">Me Esther abata tënë ti sewa ti lo na hondengo ni. Lo tene tënë ti babâ-kete ti lo, Mardochee, na mbeni zo ape, lo so lo yeke Zuife nga na kota zo ti kodro. Bi avuko awe, Mardochee angoro yeke ti gue ti baa fini wali ti gbia.</text:p>
      <text:p text:style-name="P1"><text:span text:style-name="v_20_-_20_Verse_20_Number"><text:span text:style-name="T2">2 </text:span></text:span><text:span text:style-name="T1">Mbi pika kate ti mbi na ngia ndali ti mo! Me dabe ti mo, ataa so mo yeke wali ti gbia, zia si zo oko ahinga atene mo yeke mara ti Zuife ape.</text:span></text:p>
      <text:p text:style-name="P1"><text:span text:style-name="v_20_-_20_Verse_20_Number"><text:span text:style-name="T2">3 </text:span></text:span><text:span text:style-name="T1">Na ndembe so lo yeke sigigi na ya ti gbagba, Mardochee ama go ti azo ti kua ti gbia.</text:span></text:p>
      <text:p text:style-name="P7">Pialo ni alingbi awe.</text:p>
      <text:p text:style-name="P7">Êen, na mara ti ngoi so kekereke, andaa gbia ti e akui awe. Zo oko ti hinga zo so afâ lo ayeke ape.</text:p>
      <text:p text:style-name="P1"><text:span text:style-name="v_20_-_20_Verse_20_Number"><text:span text:style-name="T2">4 </text:span></text:span><text:span text:style-name="T1">Mardochee atokua sango ti pialo so hio na Esther. Gi na bi ni so, gbia a-iri Esther.</text:span></text:p>
      <text:p text:style-name="P7">Mo ro ndö ti le ti mo ngbanga ti nyen, kamba ti be mbi?</text:p>
      <text:p text:style-name="P7">Gbia ti mbi, azo ti kua ti mo use aleke pialo ti fâ mo!</text:p>
      <text:p text:style-name="P6">495</text:p>
      <text:p text:style-name="P1"><text:span text:style-name="v_20_-_20_Verse_20_Number"><text:span text:style-name="T2">1 </text:span></text:span><text:span text:style-name="T1">Gbia Zerses agi ti hinga nda ni, si lo baa biani sango ti Esther ayeke taa-tënë. Lo mu yanga ti ga na azo so aka kodro na dawa ti lo.</text:span></text:p>
      <text:p text:style-name="P1"><text:span text:style-name="v_20_-_20_Verse_20_Number"><text:span text:style-name="T2">2 </text:span></text:span><text:span text:style-name="T1">Na lege ti ndia ti Perse, futa ti gbengo lingo ti fâ gbia ayeke nyen?</text:span></text:p>
      <text:p text:style-name="P7">Zo ni alingbi na kuâ, gbia.</text:p>
      <text:p text:style-name="P1"><text:span text:style-name="v_20_-_20_Verse_20_Number"><text:span text:style-name="T2">3 </text:span></text:span><text:span text:style-name="T1">Nzoni! Ala sara ni. Wali ti be ti mbi, mo hinga gbengo lingo so na lege wa?</text:span></text:p>
      <text:p text:style-name="P7">Mardochee, zo ti yangbo ti mo, si atene na mbi. Lo ma Bigtan na Teresh na gbengo lingo ni.</text:p>
      <text:p text:style-name="P1"><text:span text:style-name="v_20_-_20_Verse_20_Number"><text:span text:style-name="T2">4 </text:span></text:span><text:span text:style-name="T1">Mo ma tënë so-a? Mardochee asoo fini ti mbi. Mo, wasungo-mbeti, su ni na ya kota mbeti ti asango ti kodro. Mbeni lâ mbi yeke mu na lo matabisi.</text:span></text:p>
      <text:p text:style-name="P7">Kete na pekoni, gbia aye ti ya mbeni zo na nduzu ti ga gbelegbia.</text:p>
      <text:p text:style-name="P6">496</text:p>
      <text:p text:style-name="P1"><text:span text:style-name="v_20_-_20_Verse_20_Number"><text:span text:style-name="T2">1 </text:span></text:span><text:span text:style-name="T1">Haman, fade mo duti na ndö ti azo ti yangbo ti mbi kue. Fade azo azuku li ti ala na mo tongana ti mbi.</text:span></text:p>
      <text:p text:style-name="P7">Mo ne mbi mingi, gbia ti mbi.</text:p>
      <text:p text:style-name="P1"><text:soft-page-break/><text:span text:style-name="v_20_-_20_Verse_20_Number"><text:span text:style-name="T2">2 </text:span></text:span><text:span text:style-name="T1">Haman apika kate ti lo mingi, nga anzere na lo titene azo ti yangbo ti gbata azuku li ti ala na dawa ti lo. Me Mardochee ake ti lo.</text:span></text:p>
      <text:p text:style-name="P1"><text:span text:style-name="v_20_-_20_Verse_20_Number"><text:span text:style-name="T2">3 </text:span></text:span><text:span text:style-name="T1">Koli so ayeke zo wa, si lo kpe ti lo mbi ape so?</text:span></text:p>
      <text:p text:style-name="P7">Mardochee laa—mara ti Zuife. Azuife azuku li ti ala na zo ape.</text:p>
      <text:p text:style-name="P1"><text:span text:style-name="v_20_-_20_Verse_20_Number"><text:span text:style-name="T2">4 </text:span></text:span><text:span text:style-name="T1">Nzoni, Mardochee, fade e yeke baa. Mo yeke futa ni—mo na Azuife kue ti Perse kue.</text:span></text:p>
      <text:p text:style-name="P1"><text:span text:style-name="v_20_-_20_Verse_20_Number"><text:span text:style-name="T2">5 </text:span></text:span><text:span text:style-name="T1">Kâ na kodro, lo bi zeke—so ti tene “purim”—ti baa na lango wa si lo yeke fâ Azuife.</text:span></text:p>
      <text:p text:style-name="P7">Zia e baa lango na nze so fade mbi fâ ala kue … Nzoni! Lango 13 ti nze ti Nisan.</text:p>
      <text:p text:style-name="P6">497</text:p>
      <text:p text:style-name="P1"><text:span text:style-name="v_20_-_20_Verse_20_Number"><text:span text:style-name="T2">1 </text:span></text:span><text:span text:style-name="T1">Ngbanga ti so Mardochee ake ti ba li ti lo na sese, Haman aleke lege ti kiri na sioni. Me alingbi lo handa gbia so ahinga ndo pepe si.</text:span></text:p>
      <text:p text:style-name="P7">Babâ gbia, mbeni mara ayeke daa na kodro-gbia ti mo. Ala ke ti ma yanga ti mo. Ndali ti batango tere ti mo, ayeke nzoni a fâ ala kue. Mbi ye ti leke kota mbela si a nika ala kue na sese ti Perse.</text:p>
      <text:p text:style-name="P7">Nzoni ma! Singila so mo fa tënë ni na mbi. Mo sara aye kue ti bata mbi. Mu bage ti maboko ti mbi ti mu ngangu na fini ndia so. Fade zo kue ahinga atene ndia ti mo ayeke ti mbi.</text:p>
      <text:p text:style-name="P1"><text:span text:style-name="v_20_-_20_Verse_20_Number"><text:span text:style-name="T2">2 </text:span></text:span><text:span text:style-name="T1">A kangbi ndia ti Haman gi hio na ya ti kodro-gbia kue ti Perse.</text:span></text:p>
      <text:p text:style-name="P7">Alingbi a fâ Azuife kue na sese ti Perse na lango 13 ti nze 12. Zo kue so afâ Zuife, alingbi ti bata aye ti Zuife ni kue na peko ti kuâ ti lo.</text:p>
      <text:p text:style-name="P1"><text:span text:style-name="v_20_-_20_Verse_20_Number"><text:span text:style-name="T2">3 </text:span></text:span><text:span text:style-name="T1">Zia e sepela nzoni ngobo ti kua ti mo. Na seni ti gbelegbia!</text:span></text:p>
      <text:p text:style-name="P1"><text:span text:style-name="v_20_-_20_Verse_20_Number"><text:span text:style-name="T2">4 </text:span></text:span><text:span text:style-name="T1">Gbia aye ti fâ e ngbanga ti nyen? Sioni ti nyen laa e sara?</text:span></text:p>
      <text:p text:style-name="P6">498</text:p>
      <text:p text:style-name="P1"><text:span text:style-name="v_20_-_20_Verse_20_Number"><text:span text:style-name="T2">1 </text:span></text:span><text:span text:style-name="T1">Ti kuâ ni, mbi yeke kui</text:span></text:p>
      <text:p text:style-name="P7">Esther 4</text:p>
      <text:p text:style-name="P7">So Mardochee ama tënë ti ye so kue asi, lo yu bongo ti mua si lo tuku mburu ti wâ na li ti lo ti fa dema ti lo. Lo gue ti baa Esther. Na bibe ti lo, Esther alingbi ti sara mbeni ye.</text:p>
      <text:p text:style-name="P1"><text:span text:style-name="v_20_-_20_Verse_20_Number"><text:span text:style-name="T2">2 </text:span></text:span><text:span text:style-name="T1">Nyen laa mo yeke sara ge na bongo ti mua? Mo hinga ape so ndia ake titene zo afa mua ti lo na yangbo ti gbia? Kuâ ahara mo!</text:span></text:p>
      <text:p text:style-name="P7">Zia ala fâ nga gi mbi – na amara ti e kue.</text:p>
      <text:p text:style-name="P1"><text:soft-page-break/><text:span text:style-name="v_20_-_20_Verse_20_Number"><text:span text:style-name="T2">3 </text:span></text:span><text:span text:style-name="T1">Nyen asi nyen?</text:span></text:p>
      <text:p text:style-name="P1"><text:span text:style-name="v_20_-_20_Verse_20_Number"><text:span text:style-name="T2">4 </text:span></text:span><text:span text:style-name="T1">Gbia amu mbeni kota mbela titene afâ Azuife kue. Gi Haman laa asara mara ti kua so. Amara ti lo ake e ando na beoko giriri na tango ti gbia Saʼul.</text:span></text:p>
      <text:p text:style-name="P1"><text:span text:style-name="v_20_-_20_Verse_20_Number"><text:span text:style-name="T2">5 </text:span></text:span><text:span text:style-name="T1">Alingbi mo gue mo baa gbia si mo hunda lo ti bata Azuife.</text:span></text:p>
      <text:p text:style-name="P7">Mbi baa gbia? Gbia ayeke na ndia oko ngbanga ti zo kue so aga nduru na lo. Lo tisa lo ti ga ape: gi kuâ! Gi tongana lo yoro na lo keke ti lo ti gbia si. Na asara laso nze oko si e baa tere na lo ape. Mbi gue gi tongaso na gbia Zerses, fade ndia afâ mbi!</text:p>
      <text:p text:style-name="P6">499</text:p>
      <text:p text:style-name="P1"><text:span text:style-name="v_20_-_20_Verse_20_Number"><text:span text:style-name="T2">1 </text:span></text:span><text:span text:style-name="T1">Tongana mo gue ape, amara ti mo kue ayeke kui na lege ti ndia.</text:span></text:p>
      <text:p text:style-name="P1"><text:span text:style-name="v_20_-_20_Verse_20_Number"><text:span text:style-name="T2">3 </text:span></text:span><text:span text:style-name="T1">Gbaa mo ga wali ti gbia ti zi e na ya ti ye ti ngangu tongaso.</text:span></text:p>
      <text:p text:style-name="P7">Laso, alingbi mo sara ye ahon wali ti gbia—alingbi mo ga taa Zuife. Na ndoni, ti soo e, alingbi mo sara ye ahon Zuife—zia si mo duti taa wali ti gbia.</text:p>
      <text:p text:style-name="P1"><text:span text:style-name="v_20_-_20_Verse_20_Number"><text:span text:style-name="T2">4 </text:span></text:span><text:span text:style-name="T1">Gue, mo na Azuife so kue ayeke na Suze, ala ke ngu na kobe lango ota. Mbi nga mbi yeke sara tongaso. Na pekoni, mbi yeke gue na tere ti gbia gi tongaso. Ti kuâ ni, mbi yeke kui.</text:span></text:p>
      <text:p text:style-name="P6">500</text:p>
      <text:p text:style-name="P1"><text:span text:style-name="v_20_-_20_Verse_20_Number"><text:span text:style-name="T2">1 </text:span></text:span><text:span text:style-name="T1">Zo wa laa si ayeke kui?</text:span></text:p>
      <text:p text:style-name="P7">Esther 5—10</text:p>
      <text:p text:style-name="P7">Esther, wali ti gbia, ake ndia na guengo na tere ti gbia gi tongaso—ndia ti kuâ alingbi ti sara si a fâ lo fade. Me lo mu tere ti lo na azo ti lo, Azuife, so ayeke na ya ti kuâ, si ayeke gi lo oko laa si alingbi ti soo ala.</text:p>
      <text:p text:style-name="P7">Esther! Mbi tisa lo ti ga na tere ti mbi ape!</text:p>
      <text:p text:style-name="P1"><text:span text:style-name="v_20_-_20_Verse_20_Number"><text:span text:style-name="T2">2 </text:span></text:span><text:span text:style-name="T1">Zerses abaa fini pendere wali ti lo si lo baa ye oko ti sioni pepe. Lo yoro keke ti lo ti gbia ti fa atene lo zi sioni na li ti lo.</text:span></text:p>
      <text:p text:style-name="P7">Nyen laa asi, pendere kamba ti be ti mbi? Nyen laa mo ye? Ataa ayeke ndambo ti kodro-gbia ti mbi, mbi yeke mu na mo.</text:p>
      <text:p text:style-name="P1"><text:span text:style-name="v_20_-_20_Verse_20_Number"><text:span text:style-name="T2">3 </text:span></text:span><text:span text:style-name="T1">Ngoi titene Esther ahunda gbia Zerses ti soo azo ti lo asi awe.</text:span></text:p>
      <text:p text:style-name="P7">Mbi … hunda … titene mo na Haman … ala ga na da ti mbi ngbanga ti matanga. Gi e ota.</text:p>
      <text:p text:style-name="P7">Matanga na mo? Mbi yeda! Iri Haman fadeso!</text:p>
      <text:p text:style-name="P1"><text:soft-page-break/><text:span text:style-name="v_20_-_20_Verse_20_Number"><text:span text:style-name="T2">4 </text:span></text:span><text:span text:style-name="T1">Esther akangbi kobe na gbia, nga na Haman na ya ti kete zarden ti lo. Me lo de lo fa tënë ti be ti lo na Zerses pepe. Lo kiri lo tisa lo na Haman ti ga na mbeni matanga ni kekereke, si lo mu zendo ti tene taa-tënë ti be ti lo. Gbia ayeda, na Haman nga, si ngia asi be ti lo kue ti duti na ya ti matanga ni.</text:span></text:p>
      <text:p text:style-name="P6">501</text:p>
      <text:p text:style-name="P1"><text:span text:style-name="v_20_-_20_Verse_20_Number"><text:span text:style-name="T2">1 </text:span></text:span><text:span text:style-name="T1">Haman azia gbia na kota ngia. Yekia na samba so a mu na lo, amu ngia na lo mingi—ngbii si lo sigigi na yangbo.</text:span></text:p>
      <text:p text:style-name="P7">Baa, lo laa. Lo sara mbeto ti mbi ape, so mbi ga taa ngangu zo so? Fade lo ba li ti lo na sese?</text:p>
      <text:p text:style-name="P1"><text:span text:style-name="v_20_-_20_Verse_20_Number"><text:span text:style-name="T2">2 </text:span></text:span><text:span text:style-name="T1">Tongana Haman ayeke hon, Mardochee ayeke baa gi lo—si lo duti yeke.</text:span></text:p>
      <text:p text:style-name="P7">Mardochee.</text:p>
      <text:p text:style-name="P7">Zuife ti ngangu li so! Lo de lo yekia mbi ape. Mbi yeke ku ape ti fâ lo!</text:p>
      <text:p text:style-name="P7">Haman.</text:p>
      <text:p text:style-name="P1"><text:span text:style-name="v_20_-_20_Verse_20_Number"><text:span text:style-name="T2">3 </text:span></text:span><text:span text:style-name="T1">Kâ na da ti ala, Haman apika kate na wali ti lo.</text:span></text:p>
      <text:p text:style-name="P7">Gbia amu na mbi kota mosoro na yekia. Gi so oko ape! Wali ti gbia atisa mbi na zarden ti lo.</text:p>
      <text:p text:style-name="P7">Me aye so kue agbu be ti mbi ape, na bango Mardochee, Zuife so, wabingo-kamene na le ti mbi.</text:p>
      <text:p text:style-name="P1"><text:span text:style-name="v_20_-_20_Verse_20_Number"><text:span text:style-name="T2">4 </text:span></text:span><text:span text:style-name="T1">Mo hinga ye so fade ade be ti mo Haman? Leke gi mbeni keke so ayo na nduzu. Na kozo ye so mo hunda na gbia na ndaperere, ti mu yanga ti kanga go ti Mardochee na kamba. Fade mo te matanga so na wali ti gbia nzoni.</text:span></text:p>
      <text:p text:style-name="P1"><text:span text:style-name="v_20_-_20_Verse_20_Number"><text:span text:style-name="T2">5 </text:span></text:span><text:span text:style-name="T1">He he he! Ku si, fade mo baa ye so ayeke si na Mardochee kekereke.</text:span></text:p>
      <text:p text:style-name="P6">502</text:p>
      <text:p text:style-name="P1"><text:span text:style-name="v_20_-_20_Verse_20_Number"><text:span text:style-name="T2">1 </text:span></text:span><text:span text:style-name="T1">Taa na bi ni so, gbia alango gbaa.</text:span></text:p>
      <text:p text:style-name="P7">Fade mbeni zo ti kua adiko ambeti ti dango be na mbi, si mbi lingbi ti lango.</text:p>
      <text:p text:style-name="P1"><text:span text:style-name="v_20_-_20_Verse_20_Number"><text:span text:style-name="T2">2 </text:span></text:span><text:span text:style-name="T1">Wasungo-mbeti adiko ambeti ni ngbii asi na kota ndaperere. So mbai ni asi na ndö ti Mardochee, gbia aluti na ndo so.</text:span></text:p>
      <text:p text:style-name="P7">Ku si! Nyen laa Mardochee awara na peko ti so lo soo fini ti mbi?</text:p>
      <text:p text:style-name="P7">Ye oko ape, gbia.</text:p>
      <text:p text:style-name="P1"><text:span text:style-name="v_20_-_20_Verse_20_Number"><text:span text:style-name="T2">3 </text:span></text:span><text:span text:style-name="T1">Ah, so ayeke nzoni ape. Alingbi mbi mu mbeni ye na lo.</text:span></text:p>
      <text:p text:style-name="P1"><text:soft-page-break/><text:span text:style-name="v_20_-_20_Verse_20_Number"><text:span text:style-name="T2">4 </text:span></text:span><text:span text:style-name="T1">Gi taa na ngoi ni so, Haman aga ti hunda ti kanga Mardochee na kamba na tere ti keke.</text:span></text:p>
      <text:p text:style-name="P7">Ah, Haman, gi mo laa mbi yeke ku fade ti baa mo. Tongana mbi ye fade ti yekia mo, nyen si mo ye mbi sara?</text:p>
      <text:p text:style-name="P1"><text:span text:style-name="v_20_-_20_Verse_20_Number"><text:span text:style-name="T2">5 </text:span></text:span><text:span text:style-name="T1">O! Nzoni! Mbi ye ti yu bongo ti gbia—na ti duti na ndö ti mbarata ti lo! Si mbeni gbelegbia ahon na mbi na ya ti gbata na dekongo na azo kue, “koli so gbia ane lo!”</text:span></text:p>
      <text:p text:style-name="P1"><text:span text:style-name="v_20_-_20_Verse_20_Number"><text:span text:style-name="T2">6 </text:span></text:span><text:span text:style-name="T1">Mbi hinga fade wango ti mo ayeke nzoni. Mu bongo ni na mbarata ni. Sara gi ye so mo tene—ndali ti Mardochee, Zuife so ayeke sara kua na yanga ti agbagba.</text:span></text:p>
      <text:p text:style-name="P7">Mardochee! Me?—Ni laa, babâ gbia.</text:p>
      <text:p text:style-name="P6">503</text:p>
      <text:p text:style-name="P1"><text:span text:style-name="v_20_-_20_Verse_20_Number"><text:span text:style-name="T2">1 </text:span></text:span><text:span text:style-name="T1">A gbu Haman na ngangu ti mu nengo so lo ye fade ndali ti lo wani, ndali ti wato ti lo, Mardochee. Ngonzo na kamene asara lo ahon ndo ni!</text:span></text:p>
      <text:p text:style-name="P7">Gbia ane koli so …</text:p>
      <text:p text:style-name="P1"><text:span text:style-name="v_20_-_20_Verse_20_Number"><text:span text:style-name="T2">2 </text:span></text:span><text:span text:style-name="T1">Tongana lo hunzi awe, lo wara ngoi mingi pepe ti gue na yangbo ti te matanga na Esther na gbia. Be ti lo ayeke na nduzu.</text:span></text:p>
      <text:p text:style-name="P7">Amatanga ti mo anzere, wali ti be ti mbi. Me gbaa, mbeni ye ayeke daa, si mo yeke leke awarango tere so ndali ni. Mbi mu zendo ti mu na mo ye so kue mo hunda.</text:p>
      <text:p text:style-name="P7">Gbia ti mbi, tongana mo ndoye mbi, soo fini ti mbi! Ye so mbi hunda laa. Na mo bata fini ti azo ti mbi. Na lege ti sioni pialo ti mbeni koli, fade afâ e kue.</text:p>
      <text:p text:style-name="P1"><text:span text:style-name="v_20_-_20_Verse_20_Number"><text:span text:style-name="T2">3 </text:span></text:span><text:span text:style-name="T1">Ti fâ ala? Zo wa laa alingbi ti sara mara ti ye tongaso?</text:span></text:p>
      <text:p text:style-name="P7">Sioni Haman so!</text:p>
      <text:p text:style-name="P6">504</text:p>
      <text:p text:style-name="P1"><text:span text:style-name="v_20_-_20_Verse_20_Number"><text:span text:style-name="T2">1 </text:span></text:span><text:span text:style-name="T1">Mo yeke Zuife???</text:span></text:p>
      <text:p text:style-name="P7">Mo ye ti fâ wali ti mbi???</text:p>
      <text:p text:style-name="P1"><text:span text:style-name="v_20_-_20_Verse_20_Number"><text:span text:style-name="T2">2 </text:span></text:span><text:span text:style-name="T1">Gbia asigigi na zarden na ngonzo na be. Haman abaa so lo sara kota ye ti buba.</text:span></text:p>
      <text:p text:style-name="P7">Paaardon!—Tongana gbia akiri aga—tene na lo ti mbi ape maa!</text:p>
      <text:p text:style-name="P1"><text:span text:style-name="v_20_-_20_Verse_20_Number"><text:span text:style-name="T2">3 </text:span></text:span><text:span text:style-name="T1">Me gbia akiri ti lo fade awe.</text:span></text:p>
      <text:p text:style-name="P7">Ti bi tumba na tere ti wali ti mbi na yangbo ti mbi???</text:p>
      <text:p text:style-name="P1"><text:span text:style-name="v_20_-_20_Verse_20_Number"><text:span text:style-name="T2">4 </text:span></text:span><text:span text:style-name="T1">Gbia, Haman aye fade ti kanga kamba na go ti Mardochee na keke so lo leke na tere ti da ti lo, ti fâ zo so asoo fini ti gbia.</text:span></text:p>
      <text:p text:style-name="P7"><text:soft-page-break/>Alingbi na lo. Ala fâ Haman na keke ni. Ala hon na lo kâ!</text:p>
      <text:p text:style-name="P1"><text:span text:style-name="v_20_-_20_Verse_20_Number"><text:span text:style-name="T2">5 </text:span></text:span><text:span text:style-name="T1">Fade mo mu amosoro ti Haman ngbanga ti pasi so lo sara na mo.</text:span></text:p>
      <text:p text:style-name="P7">Sewa ti mbi, Mardochee, abaa nga pasi kue.</text:p>
      <text:p text:style-name="P7">Mardochee ayeke sewa ti mo? Tongaso lo sara nzoni na mbi lege use. Fade mbi zia lo na plase ti Haman—lo ga kozo gbelegbia ti mbi.</text:p>
      <text:p text:style-name="P6">505</text:p>
      <text:p text:style-name="P1"><text:span text:style-name="v_20_-_20_Verse_20_Number"><text:span text:style-name="T2">1 </text:span></text:span><text:span text:style-name="T1">Me Esther abaa so ade ti lingbi pepe.</text:span></text:p>
      <text:p text:style-name="P7">Tongana be ti mo aye mbi, mbi gbu gere ti mo titene mo mingo ndia ti Haman ti fango Azuife kue.</text:p>
      <text:p text:style-name="P7">Tongana mbi lingbi fade, ka mbi sara so. Me na lege ti ndia ti Perse, zo oko ape—ataa gbia—alingbi ti mingo mbela so asara na nzoroko ti gbia.</text:p>
      <text:p text:style-name="P1"><text:span text:style-name="v_20_-_20_Verse_20_Number"><text:span text:style-name="T2">2 </text:span></text:span><text:span text:style-name="T1">Me mbi lingbi ti tokua mbeni mbela!</text:span></text:p>
      <text:p text:style-name="P1"><text:span text:style-name="v_20_-_20_Verse_20_Number"><text:span text:style-name="T2">3 </text:span></text:span><text:span text:style-name="T1">Amu mbela si ahon na ni hio na agbelegbia ti akodro ni kue.</text:span></text:p>
      <text:p text:style-name="P7">Ala ma si!—Gbia ato mbela atene Azuife alingbi ti mu agbakuru ti bira ti bata na tere ti ala si Mardochee, zo ti mara ti Zuife, ayeke ga kozo gbelegbia.</text:p>
      <text:p text:style-name="P7">Ah! Gbia ayeke na mbage ti Azuife! Ayeke nzoni e sara legeoko.</text:p>
      <text:p text:style-name="P7">Hinga ape, alingbi mbi ga nga Zuife.</text:p>
      <text:p text:style-name="P7">Na lango 13 ti nze ti Nisan, Azuife ti ya ti akodro ti Perse kue abongbi tere ti ala. Na lege ti mungo maboko ti agbelegbia, ala so benda. Na yangbo ti gbia …</text:p>
      <text:p text:style-name="P1"><text:span text:style-name="v_20_-_20_Verse_20_Number"><text:span text:style-name="T2">4 </text:span></text:span><text:span text:style-name="T1">Haman abi zeke ti purim ti fâ e kue. Me e ngba na fini na dawa ti awato ti e. Mbi su mbela so atene ngu oko oko, fade Azuife asara matanga ti lango so. Zia ala sara ngia mingi na mungo akadoo. Fade a iri ni matanga ti Purim.</text:span></text:p>
      <text:p text:style-name="P7">Amara ti Azuife na ya ti dunia mobimba angba ti sara matanga ti Purim so.</text:p>
      <text:p text:style-name="P6">506</text:p>
      <text:p text:style-name="P1"><text:span text:style-name="v_20_-_20_Verse_20_Number"><text:span text:style-name="T2">1 </text:span></text:span><text:span text:style-name="T1">Kiringo na kodro</text:span></text:p>
      <text:p text:style-name="P7">Esdras 1—3; Esaie 45</text:p>
      <text:p text:style-name="P7">Bibe ti Azuife ayeke lani gi ti kiri na sese ti Juda, kodro ti ala. Ataa so ala yeke angbaa na Babilone na Perse, ambeni gbia ti Perse oko na oko asara nzoni na Azuife. Na ndembe so gbia Sirus amu mbata ti gbia, oko ti akozo ye so lo sara, ayeke ti mu kota mbela.</text:p>
      <text:p text:style-name="P7"><text:soft-page-break/>Tënë ti yanga ti Sirus ayeke tongaso: “Nzapa ti Israel amu yanga ti leke da ndali ti lo na Jerusalem. Zo kue ti amara ti lo so aye ti sara tongaso, a mu lege na lo ti kiri kâ.”</text:p>
      <text:p text:style-name="P1"><text:span text:style-name="v_20_-_20_Verse_20_Number"><text:span text:style-name="T2">2 </text:span></text:span><text:span text:style-name="T1">Azuife ayeke na ngia ngbanga ti so gbia amu lege na ala ti kiri na sese so Nzapa amu zendo na ala.</text:span></text:p>
      <text:p text:style-name="P7">Mbi ga mbakoro mingi awe ti gue na yongoro lege. Mu asembe ti lôro so. A-ata ti mbi amu na ahale ti ala. Baa mbeni nginza na kobe ti lege laa.</text:p>
      <text:p text:style-name="P1"><text:span text:style-name="v_20_-_20_Verse_20_Number"><text:span text:style-name="T2">3 </text:span></text:span><text:span text:style-name="T1">Azo amu akadoo gbani gbani ti nginza, ti ambarata, ti azambala, lôro na wen ti nginza, ti kobe na abongo. Taa lango ti gue na kota tambula asi awe.</text:span></text:p>
      <text:p text:style-name="P7">Singila na Nzapa! Mbi kiri na kodro!</text:p>
      <text:p text:style-name="P6">507</text:p>
      <text:p text:style-name="P1"><text:span text:style-name="v_20_-_20_Verse_20_Number"><text:span text:style-name="T2">1 </text:span></text:span><text:span text:style-name="T1">Ti guengo na kodro, Azuife amu gi lege so Abraham, babâ ti amara ti Zuife, ahon ando daa kozoni asara fadeso ngu 1.500, na ngoi so lo ma yanga ti Nzapa ti zia sese ti Ur ti gue ti sara mbeni fini mara na sese ti Palestine.</text:span></text:p>
      <text:p text:style-name="P7">Lani so e londo na Jerusalem, wâ agbi ni awe. Ti fadeso aga tongana nyen?</text:p>
      <text:p text:style-name="P1"><text:span text:style-name="v_20_-_20_Verse_20_Number"><text:span text:style-name="T2">2 </text:span></text:span><text:span text:style-name="T1">Ataa so ala leke tere ti ala tongana nyen ngbanga ti gbata so abuba, be ti ala asi na vundu tongana ala tambula na popo ti ada so atuku na sese.</text:span></text:p>
      <text:p text:style-name="P7">Ando kota da-Nzapa ti Salomon aluti kâ.</text:p>
      <text:p text:style-name="P7">Na ngangu ti Nzapa, fade a kiri a leke ni.</text:p>
      <text:p text:style-name="P1"><text:span text:style-name="v_20_-_20_Verse_20_Number"><text:span text:style-name="T2">3 </text:span></text:span><text:span text:style-name="T1">Asewa ti e aleke da so na maboko ti ala wani. Baa ni fadeso—aga da ti ambo ti ngonda.</text:span></text:p>
      <text:p text:style-name="P7">Hinga ape, alingbi titene e kiri fade ape …</text:p>
      <text:p text:style-name="P1"><text:span text:style-name="v_20_-_20_Verse_20_Number"><text:span text:style-name="T2">4 </text:span></text:span><text:span text:style-name="T1">Akotara ti e asara mingi ti leke gbata so. Fade e kiri e leke ni! Fade Jerusalem akiri aluti—fade mo baa!</text:span></text:p>
      <text:p text:style-name="P6">508</text:p>
      <text:p text:style-name="P1"><text:span text:style-name="v_20_-_20_Verse_20_Number"><text:span text:style-name="T2">1 </text:span></text:span><text:span text:style-name="T1">Ataa so gbata ti Jerusalem afuti, Azuife so alondo na sese ti kodro wande na ngbaa ti Babilone, agbu kua ni ngangu ti leke ni. Josue na Zorobabel ato nda ti leke gbalaka na ngbene ndo ni na dawa ti kota da-Nzapa.</text:span></text:p>
      <text:p text:style-name="P1"><text:span text:style-name="v_20_-_20_Verse_20_Number"><text:span text:style-name="T2">2 </text:span></text:span><text:span text:style-name="T1">Na popo ti ada so afuti, Azuife asara matanga ti Akpangba ti kozoni na peko ti ngu mingi.</text:span></text:p>
      <text:p text:style-name="P1"><text:span text:style-name="T1">Ayeke nzoni fadeso ti mu asandaga na Kota Gbia na Jerusalem, ataa so ade aleke kota </text:span><text:soft-page-break/><text:span text:style-name="T1">da-Nzapa ape.</text:span></text:p>
      <text:p text:style-name="P1"><text:span text:style-name="v_20_-_20_Verse_20_Number"><text:span text:style-name="T2">3 </text:span></text:span><text:span text:style-name="T1">Na pekoni ala londo ti leke kota da-Nzapa. Ala soro azo ti mara ti Levi ti baa ndo na ndö ti lekengo ni. Ala tokua na sese ti Sidon ti ga na pendere keke ti sedre, gi tongana ti Salomon kozoni ando.</text:span></text:p>
      <text:p text:style-name="P1"><text:span text:style-name="v_20_-_20_Verse_20_Number"><text:span text:style-name="T2">4 </text:span></text:span><text:span text:style-name="T1">Na ndembe so aleke gunda ti kota da-Nzapa, kota wayango-sandaga ague na azo na lege ti vorongo na sepelango Nzapa.</text:span></text:p>
      <text:p text:style-name="P7">Kiri singila na Nzapa, ngbanga ti nzoni be ti lo. Ndoye ti lo angba lakue lakue.</text:p>
      <text:p text:style-name="P7">Adengo kongo ti sepela ni awu mingi, si azo alingbi ti ma ni na yongoro ndo.</text:p>
      <text:p text:style-name="P6">509</text:p>
      <text:p text:style-name="P1"><text:span text:style-name="v_20_-_20_Verse_20_Number"><text:span text:style-name="T2">1 </text:span></text:span><text:span text:style-name="T1">Kota da-Nzapa.</text:span></text:p>
      <text:p text:style-name="P7">Esdras 4—6; Aggee; Zakarii</text:p>
      <text:p text:style-name="P7">Me dengo kongo ti sepela ti Azuife aga na kpale. Azo ti Samarii, so alango nduru na Jerusalem, aga titene a mu lege na ala ti leke kota da-Nzapa.</text:p>
      <text:p text:style-name="P7">Pardon, me Nzapa apika e, asara laso ngu 70, ngbanga ti so, e zia be ti e na ndö ti ambeni zo ti mungo maboko, ahon titene e baa ndo gi na Nzapa oko. Kua so abaa gi e wani.</text:p>
      <text:p text:style-name="P1"><text:span text:style-name="v_20_-_20_Verse_20_Number"><text:span text:style-name="T2">2 </text:span></text:span><text:span text:style-name="T1">O, mbi baa awe. Na bibe ti ala, ala yeke nzoni ahon e.</text:span></text:p>
      <text:p text:style-name="P7">Tongana ala zi lege na e ti leke kota da-Nzapa ape, fade e sara kue titene ala leke ni ape …</text:p>
      <text:p text:style-name="P1"><text:span text:style-name="v_20_-_20_Verse_20_Number"><text:span text:style-name="T2">3 </text:span></text:span><text:span text:style-name="T1">Azo ti Samarii atokua mbeti na gbia Sirus.</text:span></text:p>
      <text:p text:style-name="P7">Mo hinga ti mo pepe atene, Jerusalem ayeke ando lakue gi gbata ti gango na kpale? Tongana mo mu lege na ala ti leke gbata na kota da-Nzapa, fade ala kiri biani ti londo na kpale na ti wokongo mo.</text:p>
      <text:p text:style-name="P7">Baa gi ndo na ya ti ambeti ti mbai.</text:p>
      <text:p text:style-name="P1"><text:span text:style-name="v_20_-_20_Verse_20_Number"><text:span text:style-name="T2">4 </text:span></text:span><text:span text:style-name="T1">Taa-tënë, gbia. Jerusalem alondo ando lakue na kpale na ndö ti akota kodro-gbia.</text:span></text:p>
      <text:p text:style-name="P7">Mu yanga hio si ala zia ti leke da! Fade mbi sara si mara ti gingo tënë tongaso akiri asi ape.</text:p>
      <text:p text:style-name="P6">510</text:p>
      <text:p text:style-name="P1"><text:span text:style-name="v_20_-_20_Verse_20_Number"><text:span text:style-name="T2">1 </text:span></text:span><text:span text:style-name="T1">Na lege ti ngangu, Azuife azia ti leke gbata ni. Ala leke gi ada ti lango, si ala fâ yaka. Ngu mingi ahon. Sirus akui, na afini gbia amu mbata ti gbia ti Perse, me kota da-Nzapa </text:span><text:soft-page-break/><text:span text:style-name="T1">ti Jerusalem ade ahunzi pepe.</text:span></text:p>
      <text:p text:style-name="P1"><text:span text:style-name="v_20_-_20_Verse_20_Number"><text:span text:style-name="T2">2 </text:span></text:span><text:span text:style-name="T1">Aggee</text:span></text:p>
      <text:p text:style-name="P7">Mbeni lâ, Aggee, oko ti awayanga-Nzapa ti Jerusalem, ama tënë ti yanga ti Kota Gbia. Lo gue gi hio na Zorobabel na Josue.</text:p>
      <text:p text:style-name="P7">Kota Gbia ahunda ala, lo tene: ngbanga ti nyen ala hunzi ti leke ada ti ala, si da-Nzapa angba lakue gi na futingo ni?</text:p>
      <text:p text:style-name="P1"><text:span text:style-name="v_20_-_20_Verse_20_Number"><text:span text:style-name="T2">3 </text:span></text:span><text:span text:style-name="T1">Zorobabel atara ti zi tënë na li ti lo.</text:span></text:p>
      <text:p text:style-name="P7">E yeke ma gi ndia ti Perse. Awato ti e awu mingi so ayeda ape titene e kiri e leke kota da-Nzapa so.</text:p>
      <text:p text:style-name="P7">Nzapa atene, “ala sara mbeto ti awato ti ala ape. Ala hunzi kota da ti mbi. Mbi yeke na ala.”</text:p>
      <text:p text:style-name="P1"><text:span text:style-name="v_20_-_20_Verse_20_Number"><text:span text:style-name="T2">4 </text:span></text:span><text:span text:style-name="T1">Tënë so ti wayanga-Nzapa Aggee amu ngangu na Azuife. Ala kiri ti leke kota da-Nzapa.</text:span></text:p>
      <text:p text:style-name="P7">Me amakonzi ti kodro so aye tënë ti lekengo da-Nzapa oko pepe.</text:p>
      <text:p text:style-name="P1"><text:span text:style-name="v_20_-_20_Verse_20_Number"><text:span text:style-name="T2">5 </text:span></text:span><text:span text:style-name="T1">Zo wa laa amu yanga na ala ti leke gbagba ti aturugu so?</text:span></text:p>
      <text:p text:style-name="P7">So gbagba ti aturugu laa ape. So kota da-Nzapa ti e so azo ti Babilone afuti ni ando asara ngu mingi awe. Na gbia Sirus wani si azi lege na e ti leke ni—gi lo laa lo futa ni na nginza ti sanduku ti gbia.</text:p>
      <text:p text:style-name="P1"><text:span text:style-name="v_20_-_20_Verse_20_Number"><text:span text:style-name="T2">6 </text:span></text:span><text:span text:style-name="T1">Taa-tënë wala mvene laa?</text:span></text:p>
      <text:p text:style-name="P7">Azo kue ake e. Fade e hunzi kota da-Nzapa so ape.</text:p>
      <text:p text:style-name="P6">511</text:p>
      <text:p text:style-name="P1"><text:span text:style-name="v_20_-_20_Verse_20_Number"><text:span text:style-name="T2">1 </text:span></text:span><text:span text:style-name="T1">Zakarii</text:span></text:p>
      <text:p text:style-name="P7">Me Zakarii, mbeni wayanga-Nzapa so akiri na kodro wande, aga na Zorobabel na tënë ti mu ngangu na be ti lo.</text:p>
      <text:p text:style-name="P7">Ataa ngangu atia mo, alingbi mo ngba ti zia be ti mo ti ku. A yeke leke kota da-Nzapa so na lege ti ngangu ti mo wani ape, me na lege ti Yingo ti Kota Gbia.</text:p>
      <text:p text:style-name="P1"><text:span text:style-name="v_20_-_20_Verse_20_Number"><text:span text:style-name="T2">2 </text:span></text:span><text:span text:style-name="T1">Na ngoi so amakonzi ti ndö ti akodro akiri, ala ga na nzoni sango ngbanga ti Azuife ti Jerusalem.</text:span></text:p>
      <text:p text:style-name="P7">Ala ma ye: azo ti Perse amu fade kota mbela titene ala lingbi ti leke kota da-Nzapa ti ala. Ndia ti Perse alingbi ti gbian ape. Fini gbia atene nga fade ni futa aye so kue ala ye ti leke na da-Nzapa.</text:p>
      <text:p text:style-name="P1"><text:soft-page-break/><text:span text:style-name="v_20_-_20_Verse_20_Number"><text:span text:style-name="T2">3 </text:span></text:span><text:span text:style-name="T1">Singila, Kota Gbia, so zendo ti mo aga taa-tënë!</text:span></text:p>
      <text:p text:style-name="P1"><text:span text:style-name="v_20_-_20_Verse_20_Number"><text:span text:style-name="T2">4 </text:span></text:span><text:span text:style-name="T1">Fadeso, fini kota da-Nzapa ahunzi awe. Azo amu singila na Nzapa na be ti ala kue, ala ya asandaga na asambela ti ala na Nzapa. Na peko ti ngoi ti ahale mingi, so kozo matanga ti Pake laa na kota da-Nzapa ti Jerusalem.</text:span></text:p>
      <text:p text:style-name="P6">512</text:p>
      <text:p text:style-name="P1"><text:span text:style-name="v_20_-_20_Verse_20_Number"><text:span text:style-name="T2">1 </text:span></text:span><text:span text:style-name="T1">Ngoi ti Esdras</text:span></text:p>
      <text:p text:style-name="P7">Esdras 7—10</text:p>
      <text:p text:style-name="P7">Azuife akiri fadeso na Jerusalem a sara ngu 80 awe. Ataa so fini kota da-Nzapa ahunzi awe, gbata ni—na ye so ane mingi, vorongo Nzapa ti ala—ade abaa gigi pepe.</text:p>
      <text:p text:style-name="P7">Mbeni lâ, mbeni pendere molongo ti azo aga nduru na gbata. Azuife asigigi gbani na lege ti baa ye so.</text:p>
      <text:p text:style-name="P1"><text:span text:style-name="v_20_-_20_Verse_20_Number"><text:span text:style-name="T2">2 </text:span></text:span><text:span text:style-name="T1">Ala yeke zo wa?</text:span></text:p>
      <text:p text:style-name="P7">Mbi yeke Esdras, mbeni wayango-sandaga so asara kua na Kota Gbia na Babilone. Nzapa ayeke na mbi, si gbia Artakzerses amu na mbi komandema na Jerusalem.</text:p>
      <text:p text:style-name="P1"><text:span text:style-name="v_20_-_20_Verse_20_Number"><text:span text:style-name="T2">3 </text:span></text:span><text:span text:style-name="T1">Aninga mingi ala tia babâ ti yingo. Ala leke kota da-Nzapa awe, me fadeso alingbi ala kiri aleke nzoni lege ti vorongo Nzapa na lege ti andia ti lo.</text:span></text:p>
      <text:p text:style-name="P1"><text:span text:style-name="v_20_-_20_Verse_20_Number"><text:span text:style-name="T2">4 </text:span></text:span><text:span text:style-name="T1">Ni laa. E voro Nzapa na legeni ape. Sara si e kiri e ma na be na Nzapa na legeni!</text:span></text:p>
      <text:p text:style-name="P7">Mbi yeda. Dabe ti ala. Alingbi e duti nzoni kue tongana Nzapa ti e.</text:p>
      <text:p text:style-name="P7">Na gbe ti Esdras, Jerusalem akono, si amai na yingo. Me gbata ni ayeke na gbagba pepe, si azo so angoro ni ayeke gi awato.</text:p>
      <text:p text:style-name="P6">513</text:p>
      <text:p text:style-name="P1"><text:span text:style-name="v_20_-_20_Verse_20_Number"><text:span text:style-name="T2">1 </text:span></text:span><text:span text:style-name="T1">Aturugu ti gbagba</text:span></text:p>
      <text:p text:style-name="P7">Nehemie</text:p>
      <text:p text:style-name="P7">Azuife so azia sese ti Perse ti kiri na Jerusalem, akiri aduti na ngbene gbata ti ala. Ala leke ada na avaka ndali ti ala wani. Ala leke kota da-Nzapa so pendere ni akpa ti kozo. Na gbe ti zo ti li ni, Esdras, ala mu zendo ti sara ye kue na lege ti tënë ti Nzapa. Me ade ala wara fade pasa ti leke angbene gbagba pepe.</text:p>
      <text:p text:style-name="P1"><text:span text:style-name="v_20_-_20_Verse_20_Number"><text:span text:style-name="T2">2 </text:span></text:span><text:span text:style-name="T1">Na ndembe so azo ti gbata ayeke lango, mbeni zo, na aturugu ti lo, ayeke ngoro Jerusalem na ndö ti alele ti baa agbagba ni.</text:span></text:p>
      <text:p text:style-name="P7">Gi kete ngangu tumba alingbi fade ti futi gbata so kue.</text:p>
      <text:p text:style-name="P7"><text:soft-page-break/>Tënë ti mo ayeke na legeni, Nehemie. Me ayeke ando taa kota gbagba ti aturugu. Agbagba ni akono lani gi tongana ti sese ti Perse.</text:p>
      <text:p text:style-name="P6">514</text:p>
      <text:p text:style-name="P1"><text:span text:style-name="v_20_-_20_Verse_20_Number"><text:span text:style-name="T2">1 </text:span></text:span><text:span text:style-name="T1">Na ndade ni, lo iri awayango-sandaga na amakonzi ti gbata.</text:span></text:p>
      <text:p text:style-name="P7">Mbi baa agbagba ti Jerusalem na le ti mbi. Gi gba ti afango têne si angba si akanga lege na awato oko ape.</text:p>
      <text:p text:style-name="P7">Taa-tënë, me ngbanga ti nyen—</text:p>
      <text:p text:style-name="P7">Mbi ga ngbanga ti nyen? Ndali ti so, mbi yeke Zuife. Mbi yeke zo ti mungo samba na gbia ti Perse si mbi ma so ye oko akanga lege na awato ti li na Jerusalem ape. Mbi sambela Nzapa, si gbia azi na mbi lege ti ga. Fade ala yeda ti mu maboko na mbi?</text:p>
      <text:p text:style-name="P7">Een! E to nda ni hio fadeso.</text:p>
      <text:p text:style-name="P1"><text:span text:style-name="v_20_-_20_Verse_20_Number"><text:span text:style-name="T2">2 </text:span></text:span><text:span text:style-name="T1">Kua alondo. Zo oko oko, akoli na amolenge-koli asara kua. Awali amu maboko …</text:span></text:p>
      <text:p text:style-name="P7">… Yeke yeke agbagba ayeke ma na nduzu.</text:p>
      <text:p text:style-name="P1"><text:span text:style-name="v_20_-_20_Verse_20_Number"><text:span text:style-name="T2">3 </text:span></text:span><text:span text:style-name="T1">Me ambeni kodro so ayeke nduru na Jerusalem aye ti baa Jerusalem na gbagba pepe.</text:span></text:p>
      <text:p text:style-name="P7">Tongana Azuife ahunzi agbagba so, fade e sara bira na ala gbaa.</text:p>
      <text:p text:style-name="P7">Alingbi e kanga lege fadeso!</text:p>
      <text:p text:style-name="P7">Bi agbagba na sese!</text:p>
      <text:p text:style-name="P6">515</text:p>
      <text:p text:style-name="P1"><text:span text:style-name="v_20_-_20_Verse_20_Number"><text:span text:style-name="T2">1 </text:span></text:span><text:span text:style-name="T1">Awato ti Jerusalem aleke pialo ti mu gbata na ngangu, me Nehemie aleke tere ti lo ti bata na gbata.</text:span></text:p>
      <text:p text:style-name="P7">E yeke na aturugu ape—gi e wani. Ti londo na ngoi so, alingbi zo oko oko agbu martoo na mbeni maboko, nga na yongoro zeme na mbage. Tongana mbeni ye asi, alingbi e londo ti tiri ti bata gbata ti e. Nyon ngu gi na ye ti bira ti mo na maboko.</text:p>
      <text:p text:style-name="P1"><text:span text:style-name="v_20_-_20_Verse_20_Number"><text:span text:style-name="T2">2 </text:span></text:span><text:span text:style-name="T1">Ambeni wato aga—me li ti ala akpe so azo ti kua ni alondo kue ti sara bira, likongo na nduzu, nduru ti pika akokora.</text:span></text:p>
      <text:p text:style-name="P7">Baa alikongo!</text:p>
      <text:p text:style-name="P7">E kpe hio!</text:p>
      <text:p text:style-name="P1"><text:span text:style-name="v_20_-_20_Verse_20_Number"><text:span text:style-name="T2">3 </text:span></text:span><text:span text:style-name="T1">Azo ti kua akiri na yanga ti kua. Angangu gbagba na anengo yanga ti gbagba akiri aluti ti bata gbata ti Jerusalem. Na ya ni kâ, Esdras na Nehemie asara mbeni bira nde ti </text:span><text:soft-page-break/><text:span text:style-name="T1">bata na kodro, so titene ala fa na azo ti ndoye Nzapa na ti ma yanga ti lo.</text:span></text:p>
      <text:p text:style-name="P6">516</text:p>
      <text:p text:style-name="P1"><text:span text:style-name="v_20_-_20_Verse_20_Number"><text:span text:style-name="T2">1 </text:span></text:span><text:span text:style-name="T1">Tanga ti awayanga-Nzapa ti Kozo Mbuki, Malashii, afa na azo taa lege ti vorongo Nzapa.</text:span></text:p>
      <text:p text:style-name="P7">Ye so ala iri ale-kobe ti Nzapa laa? Na lege wa si ala duti na ngia, tongana ala nzi Nzapa? Ala mu na Nzapa amatabisi so kue alingbi! Fade lo tuku gba ti tufa na li ti ala.</text:p>
      <text:p text:style-name="P1"><text:span text:style-name="v_20_-_20_Verse_20_Number"><text:span text:style-name="T2">2 </text:span></text:span><text:span text:style-name="T1">Angu ti kungo ngbii</text:span></text:p>
      <text:p text:style-name="P7">na popo ti Kozo Mbuki na Fini Mbuki</text:p>
      <text:p text:style-name="P7">Sese ti Juda angba lakue na gbe ti komandema ti Perse. Mbeni fini gbia ti Masedoane, Alexandre, alondo ti mu dunia mobimba na ngangu. Na ndö ti mbarata ti lo, Busefal, lo mu li ti aturugu. Ala sara bira na akodro kue ti kodro-gbia ti Perse. Oko na oko ala kue ati. Na ngu 332 kozo si adu Christ …</text:p>
      <text:p text:style-name="P7">E gue na Jerusalem!</text:p>
      <text:p text:style-name="P1"><text:span text:style-name="v_20_-_20_Verse_20_Number"><text:span text:style-name="T2">3 </text:span></text:span><text:span text:style-name="T1">Tongana kota wayango-sandaga ti Jerusalem ama atene, fade Alexandre ayeke ti na ndö ti ala, lo sambela Nzapa na vundu ti be ti lo kue, si Nzapa amu na lo mbeni bango li.</text:span></text:p>
      <text:p text:style-name="P7">Ala yu akozo kota bongo ti ala. Alingbi e wara tere na Alexandre na gigi ti Jerusalem.</text:p>
      <text:p text:style-name="P7">Me lo yeke fâ e kue tongana e honde tere na ya ti gbagba ti gbata ape!</text:p>
      <text:p text:style-name="P1"><text:span text:style-name="v_20_-_20_Verse_20_Number"><text:span text:style-name="T2">4 </text:span></text:span><text:span text:style-name="T1">Me azo kue ama yanga ti kota wayango-sandaga. So Alexandre asi, ala kue alondo ti bara lo. Kota wayango-sandaga ayu bengba bongo ti lo na kpoto ti lege ti ndia.</text:span></text:p>
      <text:p text:style-name="P7">Alexandre azu na sese, lo gue yeke na dawa ti kota wayango-sandaga. Azo kue abaa lo gi na kota mbeto …</text:p>
      <text:p text:style-name="P6">517</text:p>
      <text:p text:style-name="P1"><text:span text:style-name="v_20_-_20_Verse_20_Number"><text:span text:style-name="T2">1 </text:span></text:span><text:span text:style-name="T1">… si Alexandre azuku na sese na dawa ti lo!</text:span></text:p>
      <text:p text:style-name="P7">Gonda na Nzapa ti Azuife!</text:p>
      <text:p text:style-name="P7">Mo voro Nzapa ti e??</text:p>
      <text:p text:style-name="P1"><text:span text:style-name="v_20_-_20_Verse_20_Number"><text:span text:style-name="T2">2 </text:span></text:span><text:span text:style-name="T1">Ên-en. Me lo ga na mbi na ya ti mbeni bango li si lo tene na mbi—ti gi mo, na yungo kpoto so na bongo ti bengba! Lo tene na mbi ti gi ti baa mo, si fade lo yeke mu maboko na mbi ti mu Perse kue na ngangu.</text:span></text:p>
      <text:p text:style-name="P7">Taa-tënë.</text:p>
      <text:p text:style-name="P7"><text:soft-page-break/>Ala ga na mbeti ti Daniel!</text:p>
      <text:p text:style-name="P1"><text:span text:style-name="v_20_-_20_Verse_20_Number"><text:span text:style-name="T2">3 </text:span></text:span><text:span text:style-name="T1">Mo baa? Wayanga-Nzapa ti e, Daniel, atene ando, fade zo ti bira ti Greke ayeke mu Perse na bira.</text:span></text:p>
      <text:p text:style-name="P7">Nzoni mingi! Na lengo gbia ti mbi fade Azuife kue aduti na siriri si ala voro Nzapa ti ala tongana ti be ti ala.</text:p>
      <text:p text:style-name="P1"><text:span text:style-name="v_20_-_20_Verse_20_Number"><text:span text:style-name="T2">4 </text:span></text:span><text:span text:style-name="T1">Me—hio tongaso—Alexandre akui. Awatongoro ti lo akangbi kota kodro-gbia ni na popo ti ala. Ala soro awande ti ga awayango-sandaga na Jerusalem titene ala voro anzapa kue. Apagano aya agaduru na sandaga na nzapa Zeus na ya ti kota da-Nzapa—Matatias, wayango-sandaga ti sese ti Israel, alingbi ti baa mara ti zongango Nzapa so na le ti lo mbeni pepe.</text:span></text:p>
      <text:p text:style-name="P7">Mbeni nzapa alingbi na ti e ape!</text:p>
      <text:p text:style-name="P7">Na pekoni azo ti Juda kue ake asioni sandaga so.</text:p>
      <text:p text:style-name="P6">518</text:p>
      <text:p text:style-name="P1"><text:span text:style-name="v_20_-_20_Verse_20_Number"><text:span text:style-name="T2">1 </text:span></text:span><text:span text:style-name="T1">Na ya ti benyama, Matatias, na amolenge ti lo, aleke pialo ti ala.</text:span></text:p>
      <text:p text:style-name="P7">Na lege wa e lingbi ti sara bira na aturugu ti Agreke so kue?</text:p>
      <text:p text:style-name="P7">E sara na mayere ma!— Gi oko lege ti bata kota da-Nzapa nzoni laa.</text:p>
      <text:p text:style-name="P1"><text:span text:style-name="v_20_-_20_Verse_20_Number"><text:span text:style-name="T2">2 </text:span></text:span><text:span text:style-name="T1">Azuife ti mbirimbiri ayeda na wango ti Judas Makabe. Aturugu ti ala gi kete alingbi ti gbu gba ti aturugu so na kode ti gba-gburrr si abi awande so avoro taa Nzapa pepe na gigi.</text:span></text:p>
      <text:p text:style-name="P7">Juda ayeke pika e tongana martoo!</text:p>
      <text:p text:style-name="P1"><text:span text:style-name="v_20_-_20_Verse_20_Number"><text:span text:style-name="T2">3 </text:span></text:span><text:span text:style-name="T1">Mafuta ti wâ ti lakue lakue aga nduru ti hunzi! Alingbi ti mu lango miombe ti leke mbeni nzoni mafuta. Tanga ti so angba alingbi gi ngbanga ti laso.</text:span></text:p>
      <text:p text:style-name="P7">E lingbi ti sukula kota da-Nzapa ti e si e zia ni nde ndali ti lo.</text:p>
      <text:p text:style-name="P1"><text:span text:style-name="v_20_-_20_Verse_20_Number"><text:span text:style-name="T2">4 </text:span></text:span><text:span text:style-name="T1">Me lamba ti wâ ti lakue lakue angba ti gbi … na gbingo ni … na gbingo ni … ngbanga ti lango miombe bi na lâ—ngbii, alingbi ti leke mbeni mafuta!</text:span></text:p>
      <text:p text:style-name="P7">A sukula ya ti kota da-Nzapa awe. Juda aduti na siriri ngbanga ti ngu 100!</text:p>
      <text:p text:style-name="P6">519</text:p>
      <text:p text:style-name="P1"><text:span text:style-name="v_20_-_20_Verse_20_Number"><text:span text:style-name="T2">1 </text:span></text:span><text:span text:style-name="T1">Me mbeni walombe afâ Kota Ngu-ingo ti Mediterane akiri aga. Amangboko na aturugu ti Rome azia maboko na ndö ti aye kue so ayeke na lege ti ala. Na ngu 63 kozo si adu Jesus, aturugu ti Rome amu Jerusalem. Juda akiri ati na sese—ti so ni, ngangu </text:span><text:soft-page-break/><text:span text:style-name="T1">atia ala biani ti londongo ni.</text:span></text:p>
      <text:p text:style-name="P1"><text:span text:style-name="v_20_-_20_Verse_20_Number"><text:span text:style-name="T2">2 </text:span></text:span><text:span text:style-name="T1">Kete na pekoni, Herode aga govoronere na gbe ti kota gbia ti Rome. Ambeni kotara ti lo ayeke Zuife. Lo ye lakue ti le-gbia na ndö ti Azuife. Lo gue kâ na Rome ti hunda bada ti halezo ti ya lo na nduzu.</text:span></text:p>
      <text:p text:style-name="P7">Tongana ala zia mbi na ndö ti Azuife, fade mbi sara si Azuife angba na gbe ala lakue.</text:p>
      <text:p text:style-name="P7">Azo ti Rome ayeda na zendo ti lo. Ala soro Herode gbia ti Azuife.</text:p>
      <text:p text:style-name="P1"><text:span text:style-name="v_20_-_20_Verse_20_Number"><text:span text:style-name="T2">3 </text:span></text:span><text:span text:style-name="T1">Ataa so lo yeke sara gi sana na azo, Herode ayeke waporoso ti kode. Lo tara ti sara songo na Azuife na lekengo mbeni fini kota da-Nzapa na ala so ayeke pendere mingi. Me ala baa lo tongana mbumbuse zo. Na vundu na be, ala toto: “Lawa laa fade Nzapa atokua zo so awayanga ti lo amu zendo, atene lo ga ti zi e na ya ngbaa?”</text:span></text:p>
      <text:p text:style-name="P6">520</text:p>
      <text:p text:style-name="P1"><text:span text:style-name="v_20_-_20_Verse_20_Number"><text:span text:style-name="T2">1 </text:span></text:span><text:span text:style-name="T1">Me Nzapa aduti gi kpoo ngbii …</text:span></text:p>
      <text:p text:style-name="P6">521</text:p>
      <text:p text:style-name="P7">Fini Mbuki</text:p>
      <text:p text:style-name="P6">523</text:p>
      <text:p text:style-name="P7">Fini ti Jesus</text:p>
      <text:p text:style-name="P7">Matthieu; Marc; Luc; na Jean</text:p>
      <text:p text:style-name="P7">Ataa so azo mingi akangbi mbai ti fini na aye ti kpene ti Jesus, gi azo osio laa asara na mbeti taa ambai na ndö ti ngoi ti lo na sese. Mbeti ti azo osio so kue ayeke akozo mbeti osio ti Fini Mbuki—so iri ni ayeke Nzoni Tënë ndali ti so ala fa “nzoni tënë” ti Jesus Christ. Aye so akangbi popo ti tere na ambeti oko oko so, ayeke gi kete, me ala kue ayeke gi oko mbai kue ti fini ti Jesus na sese.</text:p>
      <text:p text:style-name="P6">524</text:p>
      <text:p text:style-name="P1"><text:span text:style-name="v_20_-_20_Verse_20_Number"><text:span text:style-name="T2">1 </text:span></text:span><text:span text:style-name="T1">Kâ na Rome …</text:span></text:p>
      <text:p text:style-name="P7">Matthieu 5:41</text:p>
      <text:p text:style-name="P1"><text:span text:style-name="T1">Kota kodro-gbia ti Rome ale-gbia na Palestine, sese ti Azuife so ayeke azo ti Nzapa. Azo ti Rome asoro Herode ti le-gbia na ndo ti Palestine ngbanga ti ala. Herode ayeke na kode, me lo yeke nga sioni mingi. Be ti Azuife ake lo nga legeoko na akota zo so </text:span><text:soft-page-break/><text:span text:style-name="T1">asara kua na lo.</text:span></text:p>
      <text:p text:style-name="P7">Mo mbakoro so! Yo ye so na mbi!</text:p>
      <text:p text:style-name="P1"><text:span text:style-name="v_20_-_20_Verse_20_Number"><text:span text:style-name="T2">2 </text:span></text:span><text:span text:style-name="T1">Sanduku so ane mingi, mbakoro so alingbi ape ti yo ni. Fade be ti lo afâ!</text:span></text:p>
      <text:p text:style-name="P7">Azo ti Rome asara kaa ni ape.</text:p>
      <text:p text:style-name="P1"><text:span text:style-name="v_20_-_20_Verse_20_Number"><text:span text:style-name="T2">3 </text:span></text:span><text:span text:style-name="T1">So mbakoro so asi na kodro …</text:span></text:p>
      <text:p text:style-name="P7">Ata! Nyen laa asara mo?</text:p>
      <text:p text:style-name="P7">Mbeni turugu ti Rome atene lo yo ne-ne sanduku ti gue na ni na yangbo ti Herode.</text:p>
      <text:p text:style-name="P6">525</text:p>
      <text:p text:style-name="P1"><text:span text:style-name="v_20_-_20_Verse_20_Number"><text:span text:style-name="T2">1 </text:span></text:span><text:span text:style-name="T1">Ngbanga ti nyen?</text:span></text:p>
      <text:p text:style-name="P7">Ndia ni laa. Turugu ti Rome alingbi ti tene na Zuife ti yo kungba ti lo ngbanga ti kilometere use senge senge. Ayeke na legeni ape.</text:p>
      <text:p text:style-name="P1"><text:span text:style-name="v_20_-_20_Verse_20_Number"><text:span text:style-name="T2">2 </text:span></text:span><text:span text:style-name="T1">Azo ti Rome so! E futa lapo ngbanga ti aye kue, me zo oko ti ma e kâ na ya ngurugbia ayeke daa ape. Ayeke hunzi lawa? Ando na tango ti David, e le-gbia na sese ti e!</text:span></text:p>
      <text:p text:style-name="P7">Kai kpoo! Fade mbeni zo ama tënë so.</text:p>
      <text:p text:style-name="P1"><text:span text:style-name="v_20_-_20_Verse_20_Number"><text:span text:style-name="T2">3 </text:span></text:span><text:span text:style-name="T1">Nzapa, mo mu zendo ti tokua mbeni zo ti zi e na ya ti ngbaa. Fade lo ga lawa? Lawa-oo?</text:span></text:p>
      <text:p text:style-name="P7">Wayanga-Nzapa Malashii atene fade Nzapa atokua mbeni zo ti leke e ngbanga ti wazingo-e na ya ti ngbaa.</text:p>
      <text:p text:style-name="P7">Zo ni ade aga ape. Alingbi e ku lo.</text:p>
      <text:p text:style-name="P6">526</text:p>
      <text:p text:style-name="P1"><text:span text:style-name="v_20_-_20_Verse_20_Number"><text:span text:style-name="T2">1 </text:span></text:span><text:span text:style-name="T1">Azendo ti a-ange</text:span></text:p>
      <text:p text:style-name="P7">Luc 1:5-56</text:p>
      <text:p text:style-name="P7">Tongana Azuife abongbi na kota da-Nzapa ti sambela, mbeni mbakoro wayango-sandaga, iri ti lo Zakarii, ali na ndo ti nzoni kue ti zö dukani.</text:p>
      <text:p text:style-name="P7">So ayeke kota lango ti fini ti mbi kue! Na peko ti angu so kue, lango ti mbi ti zö dukani na ndö ti gbalaka ti Nzapa asi.</text:p>
      <text:p text:style-name="P1"><text:span text:style-name="v_20_-_20_Verse_20_Number"><text:span text:style-name="T2">2 </text:span></text:span><text:span text:style-name="T1">Me Zakarii aninga mingi na ndo ti nzoni kue, si awayango-sandaga ato nda ti gi be ti ala.</text:span></text:p>
      <text:p text:style-name="P7">Ngbanga ti nyen si Zakarii aninga tongaso?</text:p>
      <text:p text:style-name="P7"><text:soft-page-break/>Zia si lo kui ape. Mbeni zo oko alingbi ti li kâ na ndo ti nzoni kue so ape.</text:p>
      <text:p text:style-name="P1"><text:span text:style-name="v_20_-_20_Verse_20_Number"><text:span text:style-name="T2">3 </text:span></text:span><text:span text:style-name="T1">Na ndembe ni so, Gabriel, ange ti ziango mbeto na be ti zo, asi na Zakarii na ya ti da.</text:span></text:p>
      <text:p text:style-name="P7">Sara mbeto ape. Fade mo na Elizabeth, wali ti mo, adu molenge-koli. Nzapa amu na lo ngangu si lo si lo na Yingo.</text:p>
      <text:p text:style-name="P7">Fade iri ti lo ayeke Jean, fade lo leke azo ngbanga ti wazingo-azo na ngbaa.</text:p>
      <text:p text:style-name="P7">Me e ga mbakoro mingi ti du molenge!</text:p>
      <text:p text:style-name="P7">Ngbanga ti so mo ma na be ape, mo yeke tene tënë ape, ngbii a du molenge so si.</text:p>
      <text:p text:style-name="P6">527</text:p>
      <text:p text:style-name="P1"><text:span text:style-name="v_20_-_20_Verse_20_Number"><text:span text:style-name="T2">1 </text:span></text:span><text:span text:style-name="T1">Ti hunzingo ni, Zakarii asigigi na le ti azo kue. Me lo lingbi ti tene tënë oko pepe!</text:span></text:p>
      <text:p text:style-name="P7">Nyen laa asi na ndo ti nzoni kue ti Nzapa?</text:p>
      <text:p text:style-name="P1"><text:span text:style-name="v_20_-_20_Verse_20_Number"><text:span text:style-name="T2">2 </text:span></text:span><text:span text:style-name="T1">Zakarii! Nyen asara mo? Ngbanga ti nyen mo tene tënë ape?</text:span></text:p>
      <text:p text:style-name="P7">Zakarii alingbi ti tene na Elizabeth ye so asi pepe, si lo sara na mbeti atënë so kue ange atene na lo.</text:p>
      <text:p text:style-name="P6">528</text:p>
      <text:p text:style-name="P1"><text:span text:style-name="v_20_-_20_Verse_20_Number"><text:span text:style-name="T2">1 </text:span></text:span><text:span text:style-name="T1">Ngia asi be ti Zakarii na Elizabeth na kota sango ti warango molenge. Ala leke tere ti ala ngbanga ti dungo ti molenge ti ala.</text:span></text:p>
      <text:p text:style-name="P7">Na ndembe ni so, ange Gabriel asi na Marie, sewa ti Elizabeth, so amu zendo ti ga wali ti Joseph, mbeni sarapande.</text:p>
      <text:p text:style-name="P1"><text:span text:style-name="v_20_-_20_Verse_20_Number"><text:span text:style-name="T2">2 </text:span></text:span><text:span text:style-name="T1">Bara mo! Nzapa asara nzoni be na mo!</text:span></text:p>
      <text:p text:style-name="P7">Nyen? Mo yeke zo wa?</text:p>
      <text:p text:style-name="P7">Sara mbeto ape, Marie. Nzapa asoro mo ti ga mama ti molenge ti lo. Fade a iri lo Jesus. Fade lengo gbia ti lo ayeke ngbanga ti lakue lakue.</text:p>
      <text:p text:style-name="P7">Mbi yeke zo ti kua ti Kota Gbia. Fade mbi sara ye kue so lo hunda.</text:p>
      <text:p text:style-name="P6">529</text:p>
      <text:p text:style-name="P1"><text:span text:style-name="v_20_-_20_Verse_20_Number"><text:span text:style-name="T2">1 </text:span></text:span><text:span text:style-name="T1">Marie abata tënë ti lingo so na ngia na be ti lo. Me lo lingbi ti tene na mbeni zo zendo ti ange so pepe. Joseph ayeke zo ti nzoni, me adu fade azo ahinga Marie ame ngo, ka alingbi ti fâ lo.</text:span></text:p>
      <text:p text:style-name="P7">Mbi hinga Joseph andoye mbi. Me fade lo ma na be na mbi?</text:p>
      <text:p text:style-name="P1"><text:soft-page-break/><text:span text:style-name="v_20_-_20_Verse_20_Number"><text:span text:style-name="T2">2 </text:span></text:span><text:span text:style-name="T1">Ange so atene na Marie fade Elizabeth ayeke du molenge-koli nga. Tongaso Marie ague ti baa oko zo so, na bibe ti lo, alingbi nga ti ma ya ti ye so asi na lo. Na ngoi so Elizabeth abaa gi Marie …</text:span></text:p>
      <text:p text:style-name="P7">Marie! Tufa na li ti mo ahon atanga ti awali! Mo yeke mama ti Kota Gbia ti e!</text:p>
      <text:p text:style-name="P1"><text:span text:style-name="v_20_-_20_Verse_20_Number"><text:span text:style-name="T2">3 </text:span></text:span><text:span text:style-name="T1">Marie abaa so Elizabeth ahinga, na lo ma na be na lingo ti lo. Na ngia na be ti lo, Marie ahe bia ti sepela Nzapa.</text:span></text:p>
      <text:p text:style-name="P7">Yingo ti mbi agonda Kota Gbia! Yingo ti mbi ayeke na ngia na ya Nzapa, so asoo mbi! Nzapa asara akota ye ngbanga ti mbi. Lo yeke nzoni kue!</text:p>
      <text:p text:style-name="P6">530</text:p>
      <text:p text:style-name="P1"><text:span text:style-name="v_20_-_20_Verse_20_Number"><text:span text:style-name="T2">1 </text:span></text:span><text:span text:style-name="T1">Dungo wayanga-Nzapa</text:span></text:p>
      <text:p text:style-name="P7">Luc 1:57-80</text:p>
      <text:p text:style-name="P7">Ngoi ti dungo ti Elizabeth asi. Amba ti lo, na azo so ayeke nduru na lo, aga ti baa kete molenge-koli so.</text:p>
      <text:p text:style-name="P7">Gbaa ala di iri ti molenge ni, Zakarii, tongana babâ ti lo.</text:p>
      <text:p text:style-name="P7">Ên-en, iri ti molenge ni Jean.</text:p>
      <text:p text:style-name="P1"><text:span text:style-name="v_20_-_20_Verse_20_Number"><text:span text:style-name="T2">2 </text:span></text:span><text:span text:style-name="T1">So tënë ti nyen? A di iri ti zo wa na ya ti sewa atene Jean? E hunda Zakarii si.</text:span></text:p>
      <text:p text:style-name="P6">531</text:p>
      <text:p text:style-name="P1"><text:span text:style-name="v_20_-_20_Verse_20_Number"><text:span text:style-name="T2">1 </text:span></text:span><text:span text:style-name="T1">Asara nze mingi si Zakarii atene tënë pepe. Lo sara maboko si amu na lo mbeti ti sara.</text:span></text:p>
      <text:p text:style-name="P7">Iri ti lo ayeke Jean.</text:p>
      <text:p text:style-name="P1"><text:span text:style-name="v_20_-_20_Verse_20_Number"><text:span text:style-name="T2">2 </text:span></text:span><text:span text:style-name="T1">Taa gi na ngoi ni so, Zakarii alingbi ti tene tënë fadeso. Kozo tënë ti lo ayeke bia ti voro Kota Gbia.</text:span></text:p>
      <text:p text:style-name="P7">Gonda na Kota Gbia, Nzapa ti Israel. Lo ga ti zi azo ti lo na ya ti ngbaa. Lo sara nzoni na azo ti lo. Fade a iri mo, molenge ti mbi, wayanga ti Nzapa so ayeke na ndö ti aye kue.</text:p>
      <text:p text:style-name="P6">532</text:p>
      <text:p text:style-name="P1"><text:span text:style-name="v_20_-_20_Verse_20_Number"><text:span text:style-name="T2">1 </text:span></text:span><text:span text:style-name="T1">Kâ na Nazaret, Joseph akiri agbu li ti lo na ndö ti zendo ti mungo Marie ti ga wali ti lo, ngbanga ti lo hinga pialo ti Nzapa ngbanga ti Marie na molenge ti lo pepe. Asi na mbeni bi, mbeni ange asi na Joseph na ya suma.</text:span></text:p>
      <text:p text:style-name="P7"><text:soft-page-break/>Sara mbeto ape ti mu Marie tongana wali ti mo. Molenge so ayeke na ya ti lo alondo na Yingo-Vuru. Di iri ti lo Jesus* ngbanga ti fade lo soo azo ti lo na ya ti siokpari ti ala.</text:p>
      <text:p text:style-name="P7">* Jesus, so atene “Nzapa asoo.”</text:p>
      <text:p text:style-name="P1"><text:span text:style-name="v_20_-_20_Verse_20_Number"><text:span text:style-name="T2">2 </text:span></text:span><text:span text:style-name="T1">Dungo Wasongo-zo</text:span></text:p>
      <text:p text:style-name="P7">Matthieu 1:18—2:11; Luc 2:1-20</text:p>
      <text:p text:style-name="P7">Joseph ama na be na tënë ti ange si lo mu Marie ti ga wali ti lo, ataa so ngo ti lo ni akpa ye ti kamene na le ti azo. Mbeni lâ mbeni sango asi, atene kota gbia ti Rome, Auguste, aye ti hinga wungo ti azo. Alingbi zo kue akiri na kodro ti sewa ti lo si a diko lo. Ataa so Marie alingbi nga fade ti du na ngoi kue, Joseph na Marie alondo na Nazaret ti gue na Betlehem.</text:p>
      <text:p text:style-name="P7">E tambula na yongoro lege. Wali ti mbi anzee mingi. Alingbi e wara ndo ti duti.</text:p>
      <text:p text:style-name="P7">Pardon, azo aga mingi na Betlehem ndali ti dikongo azo so. Mbeni ndo ti duti ayeke daa ape.</text:p>
      <text:p text:style-name="P6">533</text:p>
      <text:p text:style-name="P1"><text:span text:style-name="v_20_-_20_Verse_20_Number"><text:span text:style-name="T2">1 </text:span></text:span><text:span text:style-name="T1">Ala nzee mingi. Marie na Joseph alingbi gi ti duti na da ti batango anyama. Kâ laa si, na popo ti anyama, Marie adu Jesus. Lo zia molenge ni na ya ti sanduku ti kobe ti anyama.</text:span></text:p>
      <text:p text:style-name="P1"><text:span text:style-name="v_20_-_20_Verse_20_Number"><text:span text:style-name="T2">2 </text:span></text:span><text:span text:style-name="T1">Na bi ni so, ambeni wabatango-taba na ataba ti ala ayeke na ndö ti ahoto na tere ti Betlehem. Gi hio tongaso, mbeni wâ aza kota na bi.</text:span></text:p>
      <text:p text:style-name="P7">Nyen laa asi?</text:p>
      <text:p text:style-name="P7">Nzapa, mo soo e!</text:p>
      <text:p text:style-name="P1"><text:span text:style-name="v_20_-_20_Verse_20_Number"><text:span text:style-name="T2">3 </text:span></text:span><text:span text:style-name="T1">Ala sara mbeto ape. Mbi ga na ala nzoni tënë, nga na dunia mobimba.</text:span></text:p>
      <text:p text:style-name="P7">Laso, na gbata ti David, a du na ala mbeni wasongo-zo awe. Fade ala baa lo na ya ti sanduku ti kobe ti anyama.</text:p>
      <text:p text:style-name="P6">534</text:p>
      <text:p text:style-name="P1"><text:span text:style-name="v_20_-_20_Verse_20_Number"><text:span text:style-name="T2">1 </text:span></text:span><text:span text:style-name="T1">Gi hio tongaso, ya ti nduzu kue asi na gba ti a-ange so agonda Nzapa.</text:span></text:p>
      <text:p text:style-name="P7">E gonda Nzapa na nduzu a hon kue, siriri na sese na popo ti azo!</text:p>
      <text:p text:style-name="P1"><text:span text:style-name="v_20_-_20_Verse_20_Number"><text:span text:style-name="T2">2 </text:span></text:span><text:span text:style-name="T1">Na kiringo ti a-ange, bingo akiri ati na ndö ti ahoto.</text:span></text:p>
      <text:p text:style-name="P7">Zia e gue na Betlehem.</text:p>
      <text:p text:style-name="P7">Alingbi e baa Molenge ti Nzapa taa na le ti e wani.</text:p>
      <text:p text:style-name="P1"><text:soft-page-break/><text:span text:style-name="v_20_-_20_Verse_20_Number"><text:span text:style-name="T2">3 </text:span></text:span><text:span text:style-name="T1">Awabatango-taba ahon hio na Betlehem.</text:span></text:p>
      <text:p text:style-name="P6">535</text:p>
      <text:p text:style-name="P1"><text:span text:style-name="v_20_-_20_Verse_20_Number"><text:span text:style-name="T2">1 </text:span></text:span><text:span text:style-name="T1">Gbata ti Betlehem, so asi singo na azo so, alango awe. Marie aleke bongo na tere ti molenge ni si lo zia lo na ya ti sanduku ti kobe ti anyama. Ndo so laa, awabatango-taba abaa lo.</text:span></text:p>
      <text:p text:style-name="P7">Mbeni ange atene na e atene, a du wasongo-zo awe.</text:p>
      <text:p text:style-name="P7">Alingbi e kangbi kota sango so na azo kue!</text:p>
      <text:p text:style-name="P1"><text:span text:style-name="v_20_-_20_Verse_20_Number"><text:span text:style-name="T2">2 </text:span></text:span><text:span text:style-name="T1">Na mbeni kodro so ayo na mbage ti To, awandara abaa fini tongoro.</text:span></text:p>
      <text:p text:style-name="P7">Fini tongoro so aza ahon atanga ni kue. Gbaa nda ni ayeke.</text:p>
      <text:p text:style-name="P7">So afa atene a du gbia ti Azuife awe.</text:p>
      <text:p text:style-name="P7">Zia e gue na Jerusalem, e baa gbia so.</text:p>
      <text:p text:style-name="P6">536</text:p>
      <text:p text:style-name="P1"><text:span text:style-name="v_20_-_20_Verse_20_Number"><text:span text:style-name="T2">1 </text:span></text:span><text:span text:style-name="T1">Awandara atambula nze mingi si ala si na Jerusalem.</text:span></text:p>
      <text:p text:style-name="P7">E ga ti voro molenge-gbia ti Azuife so. Lo yeke na ndo wa?</text:p>
      <text:p text:style-name="P7">Taa ala girisa lege. A du ti lo mbeni gbia na ya ti alango so ape.</text:p>
      <text:p text:style-name="P1"><text:span text:style-name="v_20_-_20_Verse_20_Number"><text:span text:style-name="T2">2 </text:span></text:span><text:span text:style-name="T1">Na ndembe so ala gue na yangbo ti hunda ndo, gbia Herode—so ayeke taa wafango-zo, ndali ti mbata ti lo ti gbia—asigigi na mbeni pialo, gi hio biani.</text:span></text:p>
      <text:p text:style-name="P7">Ala gi molenge so na Betlehem. Tongana ala wara lo, ala kiri afa na mbi ndo ni. Mbi nga kue, mbi ye ti voro lo.</text:p>
      <text:p text:style-name="P7">Na tongana mbi wara molenge so, fade mbi fâ lo. Mbeni zo ti ga gbia ti Azuife ayeke daa ape, gi mbi oko.</text:p>
      <text:p text:style-name="P6">537</text:p>
      <text:p text:style-name="P1"><text:span text:style-name="v_20_-_20_Verse_20_Number"><text:span text:style-name="T2">1 </text:span></text:span><text:span text:style-name="T1">Na mango yanga ti Herode, awandara so alondo na Jerusalem ti gue na Betlehem. Tongoro so ala baa kâ na To angba gi ti fa lege na ala.</text:span></text:p>
      <text:p text:style-name="P7">Baa ye! Tongoro ni aluti na ndö ti da so.</text:p>
      <text:p text:style-name="P7">Yongoro tambula ti e ahunzi awe. Da ti molenge so laa.</text:p>
      <text:p text:style-name="P1"><text:span text:style-name="v_20_-_20_Verse_20_Number"><text:span text:style-name="T2">2 </text:span></text:span><text:span text:style-name="T1">Ahon gbungo li ti Marie na Joseph ti yamba azo ti mosoro ti kodro wande na ya ti kete da ti ala.</text:span></text:p>
      <text:p text:style-name="P7">E ga ti voro molenge so.</text:p>
      <text:p text:style-name="P7"><text:soft-page-break/>Ala mu akadoo ti lôro, dukani, na mire so na maboko ti e.</text:p>
      <text:p text:style-name="P6">538</text:p>
      <text:p text:style-name="P1"><text:span text:style-name="v_20_-_20_Verse_20_Number"><text:span text:style-name="T2">1 </text:span></text:span><text:span text:style-name="T1">Kpengo hio na bi</text:span></text:p>
      <text:p text:style-name="P7">Matthieu 2:12-18</text:p>
      <text:p text:style-name="P7">Na bi ni so, Nzapa afa na awandara titene ala zia be ti ala na Herode pepe—si ala fa na lo ndo ti molenge ni pepe.</text:p>
      <text:p text:style-name="P1"><text:span text:style-name="v_20_-_20_Verse_20_Number"><text:span text:style-name="T2">2 </text:span></text:span><text:span text:style-name="T1">Mbi baa li ti mbi—</text:span></text:p>
      <text:p text:style-name="P7">Mbi kue! Nzapa aye titene e kiri na Jerusalem ape.</text:p>
      <text:p text:style-name="P1"><text:span text:style-name="v_20_-_20_Verse_20_Number"><text:span text:style-name="T2">3 </text:span></text:span><text:span text:style-name="T1">Gi oko bango li ti mbi laa. E mu mbeni lege nde.</text:span></text:p>
      <text:p text:style-name="P6">539</text:p>
      <text:p text:style-name="P1"><text:span text:style-name="v_20_-_20_Verse_20_Number"><text:span text:style-name="T2">1 </text:span></text:span><text:span text:style-name="T1">Tongana awandara so ague awe, Joseph abaa li ti lo.</text:span></text:p>
      <text:p text:style-name="P7">Ala kpe ala gue na Ezipte! Ala duti kâ ngbii mbi tene na ala ti kiri. Herode aye ti fâ Jesus.</text:p>
      <text:p text:style-name="P1"><text:span text:style-name="v_20_-_20_Verse_20_Number"><text:span text:style-name="T2">2 </text:span></text:span><text:span text:style-name="T1">Joseph alondo gi hio, na lo leke tere ti lo ti gue. Na be ti bi, Joseph, Marie, na Jesus, akpe na Ezipte.</text:span></text:p>
      <text:p text:style-name="P6">540</text:p>
      <text:p text:style-name="P1"><text:span text:style-name="v_20_-_20_Verse_20_Number"><text:span text:style-name="T2">1 </text:span></text:span><text:span text:style-name="T1">Kâ na Jerusalem, Herode aku kiringo ti awandara so. So ala kiri pepe, ngonzo ti wâ asara lo.</text:span></text:p>
      <text:p text:style-name="P7">Babâ gbia, awandara so ahanda e awe.</text:p>
      <text:p text:style-name="P1"><text:span text:style-name="v_20_-_20_Verse_20_Number"><text:span text:style-name="T2">2 </text:span></text:span><text:span text:style-name="T1">Fade molenge so angba na fini si lo mu mbata ti gbia ti mbi ape! Alingbi lo kpe ape. Fade mbi fâ amolenge ti ngu use ti gue na gbe ni. Gi mbi oko laa gbia ti kodro so.</text:span></text:p>
      <text:p text:style-name="P6">541</text:p>
      <text:p text:style-name="P1"><text:span text:style-name="v_20_-_20_Verse_20_Number"><text:span text:style-name="T2">1 </text:span></text:span><text:span text:style-name="T1">Gi na bi ni so, aturugu ti Herode azu kâ na Betlehem ti fâ amolenge-koli ni.</text:span></text:p>
      <text:p text:style-name="P7">Tongaso, tënë ti wayanga-Nzapa Jeremie aga taa-tënë: “Dema na kodro ti Rama, toto ahon ndoni. Rachel ayeke toto amolenge ti lo; a de be ti lo gbaa. amolenge ni ayeke mbeni pepe.”</text:p>
      <text:p text:style-name="P1"><text:span text:style-name="v_20_-_20_Verse_20_Number"><text:span text:style-name="T2">2 </text:span></text:span><text:span text:style-name="T1">Me Joseph na Marie ahon ti ala nzoni ti gue na Ezipte awe. Ala yeke duti kâ ngbanga ti ambeni ngu ti batango fini molenge ti ala, so ayeke wasongo-dunia </text:span><text:soft-page-break/><text:span text:style-name="T1">mobimba.</text:span></text:p>
      <text:p text:style-name="P6">542</text:p>
      <text:p text:style-name="P1"><text:span text:style-name="v_20_-_20_Verse_20_Number"><text:span text:style-name="T2">1 </text:span></text:span><text:span text:style-name="T1">Molenge-koli na kota da-Nzapa</text:span></text:p>
      <text:p text:style-name="P7">Mbeti ti Matthieu 2:19—23; Luc 2: 39-52</text:p>
      <text:p text:style-name="P7">So gbia Herode akui awe, Joseph akiri abaa li ti lo. Mbeni ange atene …</text:p>
      <text:p text:style-name="P7">Londo! Mu molenge ni na mama ti lo, kiri na sese ti Israel, ngbanga ti so, ala so agi lege ti fâ molenge ni akui awe.</text:p>
      <text:p text:style-name="P1"><text:span text:style-name="v_20_-_20_Verse_20_Number"><text:span text:style-name="T2">2 </text:span></text:span><text:span text:style-name="T1">Joseph akiri na sewa ti lo na kodro ti Nazaret. Lo leke ndo-kua ti lo ti sarapande. Jesus akono na ngangu na ndara si lo si na nzoni be ti Nzapa. Lakue, Marie na Joseph ague na Jerusalem na matanga ti Pake. Ala kiri singila na Nzapa so azi azo ti lo ando na ngbaa na kodro ti Ezipte.</text:span></text:p>
      <text:p text:style-name="P7">Na mbeni ngu, so Jesus awara ngu 12, sewa ti lo ague gi na matanga so.</text:p>
      <text:p text:style-name="P6">543</text:p>
      <text:p text:style-name="P1"><text:span text:style-name="v_20_-_20_Verse_20_Number"><text:span text:style-name="T2">1 </text:span></text:span><text:span text:style-name="T1">Kâ na Jerusalem, Jesus angba na kota da-Nzapa na awandara nga na awafango-ye.</text:span></text:p>
      <text:p text:style-name="P1"><text:span text:style-name="v_20_-_20_Verse_20_Number"><text:span text:style-name="T2">2 </text:span></text:span><text:span text:style-name="T1">Na peko ti matanga ni, Marie na Joseph akiri na kodro. Na bi ni so, tongana ala leke ndo ti lango na lege …</text:span></text:p>
      <text:p text:style-name="P7">Joseph, Jesus ayeke na ndo wa?</text:p>
      <text:p text:style-name="P7">Lo yeke gi na amba ti lo. Fade mbi wara lo.</text:p>
      <text:p text:style-name="P1"><text:span text:style-name="v_20_-_20_Verse_20_Number"><text:span text:style-name="T2">3 </text:span></text:span><text:span text:style-name="T1">Me zo oko abaa ti lo Jesus pepe. Be ti ala afâ si Marie na Joseph akiri na Jerusalem. Ala gi peko ti Jesus na ya ti gbata ni kue.</text:span></text:p>
      <text:p text:style-name="P7">Na pekoni, ala wara lo na ya ti kota da-Nzapa. Jesus aduti na awafango-ye.</text:p>
      <text:p text:style-name="P7">Jesus! E gi mo na ndo kue. Be ti e afâ.</text:p>
      <text:p text:style-name="P7">Ngbanga ti nyen ala yeke gi mbi? Ala hinga atene alingbi mbi duti na da ti babâ ti mbi.</text:p>
      <text:p text:style-name="P6">544</text:p>
      <text:p text:style-name="P1"><text:span text:style-name="v_20_-_20_Verse_20_Number"><text:span text:style-name="T2">1 </text:span></text:span><text:span text:style-name="T1">Molenge ti ala ahunda angangu tënë. Me lo kiri na peko ti ambeni ngangu ni. Ti lo hingango ti mbeti ti Nzapa ahon gbungo li ti e.</text:span></text:p>
      <text:p text:style-name="P1"><text:span text:style-name="T1">Jesus akiri na Nazaret na Marie na Joseph, si lo ngba lakue ti mai na ndara na ngangu. Marie andoye molenge ti lo ti kpene na ya ti aye so kue lo sara. Lakue Nzapa </text:span><text:soft-page-break/><text:span text:style-name="T1">awara ngia ndali ti lo, legeoko nga na azo.</text:span></text:p>
      <text:p text:style-name="P7">Na yongoro ndo, kâ na benyama, mbeni maseka-koli amu peko ti pialo ti Nzapa. Lo ma go ti Nzapa na ya ti kota da-Nzapa pepe; lo ma lo na ya ti benyama.</text:p>
      <text:p text:style-name="P6">545</text:p>
      <text:p text:style-name="P1"><text:span text:style-name="v_20_-_20_Verse_20_Number"><text:span text:style-name="T2">1 </text:span></text:span><text:span text:style-name="T1">Ala mu bateme!</text:span></text:p>
      <text:p text:style-name="P7">Luc 3; Matthieu 3</text:p>
      <text:p text:style-name="P7">Iringo ndo ti Nzapa angba na be ti Jean, molenge ti Zakarii na Elisabeth. So lo kono awe, lo gbu li ti lo na tënë ti Nzapa na ya ti benyama. Kâ, lo ma go ti Nzapa. Lo to nda ti fa tënë ti Nzapa na tere ti ngu ti Jourdain kue.</text:p>
      <text:p text:style-name="P7">Ala zia siokpari ti ala! Ala mu bateme! Kodro-gbia ti yayu aga nduru awe.</text:p>
      <text:p text:style-name="P7">Bongo ti kuä ti zambala na tere ti lo, na tengo gi angadi na mafuta ti wotoro ti ngonda, Jean ayeke na kangango be pepe ngbanga ti azo so ayeke na apendere ye ti mosoro, si ala hinga Nzapa pepe.</text:p>
      <text:p text:style-name="P1"><text:span text:style-name="v_20_-_20_Verse_20_Number"><text:span text:style-name="T2">2 </text:span></text:span><text:span text:style-name="T1">Jean adabe ti azo na tënë ti Nzapa na ya mbeti ti Esaie.</text:span></text:p>
      <text:p text:style-name="P7">Mbeni zo ayeke dekongo na benyama kâ, atene: “ala leke lege ti Kota Gbia!” Fade ala baa na le ti ala so Nzapa ayeke soo azo ti lo.</text:p>
      <text:p text:style-name="P6">546</text:p>
      <text:p text:style-name="P1"><text:span text:style-name="v_20_-_20_Verse_20_Number"><text:span text:style-name="T2">1 </text:span></text:span><text:span text:style-name="T1">Sango ti Jean-Baptiste amu ndo kue. Azo abaa so sarango ye ti lo akpa ti awayanga-Nzapa. Azo so aga ti ma lo. Me ambeni abaa ti ala atene lo yeke tene tënë ti asiokpari ti ambeni azo kâ.</text:span></text:p>
      <text:p text:style-name="P7">Azuife, ala baa ti ala atene, fade a mu lege na ala gi tongaso ti li na ya kodro-gbia ti Nzapa? Alingbi ala ke siokpari ti ala kozoni si.</text:p>
      <text:p text:style-name="P1"><text:span text:style-name="v_20_-_20_Verse_20_Number"><text:span text:style-name="T2">2 </text:span></text:span><text:span text:style-name="T1">Tongana mo yeke na bongo wala kobe mingi, mu mbeni na ala so ayeke na ni ape.</text:span></text:p>
      <text:p text:style-name="P1"><text:span text:style-name="v_20_-_20_Verse_20_Number"><text:span text:style-name="T2">3 </text:span></text:span><text:span text:style-name="T1">Ambeni zo avi peko na lo, me azo mingi ama tënë ni nzoni. Ala yeke hunda tere ti ala wala Jean ayeke gi mbeni senge wayanga-Nzapa.</text:span></text:p>
      <text:p text:style-name="P7">Mo yeke wasongo-zo so Nzapa amu zendo ni na e?</text:p>
      <text:p text:style-name="P7">Ên-en. Mbi yeke batize ala na ngu. Me fade lo batize ala na Yingo-Vuru.</text:p>
      <text:p text:style-name="P7">Ala duti nduru. Wasongo-zo ayeke ga!</text:p>
      <text:p text:style-name="P6">547</text:p>
      <text:p text:style-name="P1"><text:soft-page-break/><text:span text:style-name="v_20_-_20_Verse_20_Number"><text:span text:style-name="T2">1 </text:span></text:span><text:span text:style-name="T1">Jean ahinga so pepe, me mbeni lâ wasongo-zo ni ayeke na popo ti azo. Jesus alondo kâ na Nazaret ti ga ti ma tënë ti Jean, si lo hunda titene Jean abatize lo.</text:span></text:p>
      <text:p text:style-name="P7">Ngbanga ti nyen mo hunda mbi ti batize mo?</text:p>
      <text:p text:style-name="P7">Mo laa, mo lingbi ti batize mbi.</text:p>
      <text:p text:style-name="P7">Jean, Nzapa asoro mo ti zi lege na mbi ti ga na dunia so.</text:p>
      <text:p text:style-name="P1"><text:span text:style-name="v_20_-_20_Verse_20_Number"><text:span text:style-name="T2">2 </text:span></text:span><text:span text:style-name="T1">Tongaso, Jean abatize Jesus. Tongana Jesus asigigi na ya ti ngu, yingo ti Nzapa azu na ndö ti lo tongana mbipa.</text:span></text:p>
      <text:p text:style-name="P7">Mo yeke molenge ti mbi so mbi ndoye mingi!</text:p>
      <text:p text:style-name="P1"><text:span text:style-name="v_20_-_20_Verse_20_Number"><text:span text:style-name="T2">3 </text:span></text:span><text:span text:style-name="T1">Nzapa afa so lo ndoye Jesus. Gango ti Yingo-Vuru na ngoi ti bateme ti lo afa so biani fade Nzapa Babâ amu maboko na Jesus na kua ti nzoni kue ti lo. Jesus ague lo oko na benyama ti gbu li ti lo na pialo ti ziango na sese kodro-gbia ti lo.</text:span></text:p>
      <text:p text:style-name="P1"><text:span text:style-name="v_20_-_20_Verse_20_Number"><text:span text:style-name="T2">4 </text:span></text:span><text:span text:style-name="T1">Ngbanga ti ayenga mingi, Jesus azia kobe ti sambela. Na peko ti lango 40 kâ na ya benyama, nzara ahon ndö ti lo.</text:span></text:p>
      <text:p text:style-name="P7">Ayeke na ngoi so laa, lo ma go ti Satan na sarango tënë na lo …</text:p>
      <text:p text:style-name="P6">548</text:p>
      <text:p text:style-name="P1"><text:span text:style-name="v_20_-_20_Verse_20_Number"><text:span text:style-name="T2">1 </text:span></text:span><text:span text:style-name="T1">Tara na benyama</text:span></text:p>
      <text:p text:style-name="P7">Luc 4:1-13; Matthieu 4:1-11; Jean 1:35-51</text:p>
      <text:p text:style-name="P7">Zabolo aye titene Jesus asara kua ti Nzapa pepe. Lo ye titene Jesus amu ngangu ti lo ti sara na sioni.</text:p>
      <text:p text:style-name="P7">Mo yeke taa Molenge ti Nzapa? Mu yanga na atêne so titene aga mapa.</text:p>
      <text:p text:style-name="P7">Mbeti ti Nzapa atene: “zo angba na fini gi na lege ti kobe oko ape, me na lege ti tënë ti Nzapa.”</text:p>
      <text:p text:style-name="P1"><text:span text:style-name="v_20_-_20_Verse_20_Number"><text:span text:style-name="T2">2 </text:span></text:span><text:span text:style-name="T1">Zabolo azia ka lege ti zo tongaso pepe. Lo kiri lo tara lo, na mungo na Jesus mbeni ye so ahon kobe. Zabolo ague na Jesus na li ti kota hoto. Gi hio tongaso, lo fa na lo akodro kue ti dunia so titene Jesus abaa.</text:span></text:p>
      <text:p text:style-name="P7">Fade mbi yeke mu aye so kue na mo. Azo kue ayeke ma sango ti mo. Mo voro mbi, fade ye so kue aga ti mo.</text:p>
      <text:p text:style-name="P7">Mbeti ti Nzapa atene, “mo voro Kota Gbia Nzapa ti mo. Mo sara gi na lo oko.”</text:p>
      <text:p text:style-name="P1"><text:span text:style-name="v_20_-_20_Verse_20_Number"><text:span text:style-name="T2">3 </text:span></text:span><text:span text:style-name="T1">Ade Zabolo azia peko ti lo pepe. Na pekoni, Zabolo ague na Jesus na Jerusalem. Jesus aluti na li ti kota da-Nzapa.</text:span></text:p>
      <text:p text:style-name="P1"><text:span text:style-name="T1">Tongana mo yeke Molenge ti Nzapa, mo londo, mo ti na sese. Mbeti ti Nzapa atene: </text:span><text:soft-page-break/><text:span text:style-name="T1">“fade Nzapa amu yanga na a-ange ti lo ti bata mo”.</text:span></text:p>
      <text:p text:style-name="P7">Mbeti ti Nzapa atene nga, mo “tara be ti Kota Gbia Nzapa ti mo ape”</text:p>
      <text:p text:style-name="P6">549</text:p>
      <text:p text:style-name="P1"><text:span text:style-name="v_20_-_20_Verse_20_Number"><text:span text:style-name="T2">1 </text:span></text:span><text:span text:style-name="T1">Ti hunzingo ni, Zabolo azia Jesus kpoo. A-ange aga na lo kobe. Ala sara na lo na peko ti so lo luti na Zabolo nganganga. Na fini ngangu ti lo, Jesus asigigi na benyama si lo gue na Betanii kâ na mbage ti ngu ti Jourdain.</text:span></text:p>
      <text:p text:style-name="P1"><text:span text:style-name="v_20_-_20_Verse_20_Number"><text:span text:style-name="T2">2 </text:span></text:span><text:span text:style-name="T1">Na singo ti Jesus na sese ti Betanii, Jean-Baptiste abaa lo. Lo fa Jesus na adisiple ti lo use, Andre na Jean.</text:span></text:p>
      <text:p text:style-name="P7">Baa wasongo-zo so mbi sara ka tënë ti lo na ala laa. Lo yeke kete taba ti Nzapa so ayeke zi siokpari na li ti azo ti dunia.</text:p>
      <text:p text:style-name="P1"><text:span text:style-name="v_20_-_20_Verse_20_Number"><text:span text:style-name="T2">3 </text:span></text:span><text:span text:style-name="T1">Andre na Jean amu peko ti Jesus hio.</text:span></text:p>
      <text:p text:style-name="P7">Ala ye nyen?</text:p>
      <text:p text:style-name="P7">Gi ti ma atënë ti mo.</text:p>
      <text:p text:style-name="P1"><text:span text:style-name="v_20_-_20_Verse_20_Number"><text:span text:style-name="T2">4 </text:span></text:span><text:span text:style-name="T1">Andre angba na tere ti Jesus na lango ni so. Angbonga ayeke hon.</text:span></text:p>
      <text:p text:style-name="P7">Jesus alingbi mbi tene tënë ti mo na ita ti mbi si.</text:p>
      <text:p text:style-name="P1"><text:span text:style-name="v_20_-_20_Verse_20_Number"><text:span text:style-name="T2">5 </text:span></text:span><text:span text:style-name="T1">Andre akpe ti wara ita ti lo, Simon.</text:span></text:p>
      <text:p text:style-name="P7">Simon, mbi tengbi na wasongo-zo ti dunia gi fadeso!</text:p>
      <text:p text:style-name="P6">550</text:p>
      <text:p text:style-name="P1"><text:span text:style-name="v_20_-_20_Verse_20_Number"><text:span text:style-name="T2">1 </text:span></text:span><text:span text:style-name="T1">Simon akiri amu peko ti Andre na ya ti alege ti Betanii.</text:span></text:p>
      <text:p text:style-name="P7">Baa Simon, ita ti mbi laa.</text:p>
      <text:p text:style-name="P7">Biani, mo yeke Simon. Me ti londo na ngoi so, iri ti mo ayeke Pierre*, Fade mo ga têne so mbi yeke leke Eglize ti mbi na ndö ni.</text:p>
      <text:p text:style-name="P7">* Pierre, na yanga ti Greke, ayeke “têne”,</text:p>
      <text:p text:style-name="P7">Na ndade ni, Jesus ague na Banga na sese ti Galile. Lo tisa Philippe, mbeni maseka, ti ga disiple ti lo.</text:p>
      <text:p text:style-name="P1"><text:span text:style-name="v_20_-_20_Verse_20_Number"><text:span text:style-name="T2">2 </text:span></text:span><text:span text:style-name="T1">Philippe ayeda na tisango ndo ti Jesus. Tongana ti Andre, lo ye ti kangbi nzoni sango ti lo, si lo gue hio ti tene na mbeni mba ti lo.</text:span></text:p>
      <text:p text:style-name="P7">Natanael, mo ga si! Mbi wara wasongo-zo! Jesus ti Nazaret laa.</text:p>
      <text:p text:style-name="P7">Nazaret-ee? Mbeni ye ti nzoni alingbi ti londo kâ ti ga?</text:p>
      <text:p text:style-name="P1"><text:span text:style-name="v_20_-_20_Verse_20_Number"><text:span text:style-name="T2">3 </text:span></text:span><text:span text:style-name="T1">Tongana ayeke fade taa-tënë biani, ka azo azia aye kue ti mu peko ti lo.</text:span></text:p>
      <text:p text:style-name="P7"><text:soft-page-break/>Ga mo baa na le ti mo.</text:p>
      <text:p text:style-name="P1"><text:span text:style-name="v_20_-_20_Verse_20_Number"><text:span text:style-name="T2">4 </text:span></text:span><text:span text:style-name="T1">Natanael abaa Jesus, me lo de lo ma na be na lo pepe. Si Jesus atene tënë …</text:span></text:p>
      <text:p text:style-name="P6">551</text:p>
      <text:p text:style-name="P1"><text:span text:style-name="v_20_-_20_Verse_20_Number"><text:span text:style-name="T2">1 </text:span></text:span><text:span text:style-name="T1">Baa, so mbirimbiri zo ti Israel laa. Lo hinga ti tene mvene ape.</text:span></text:p>
      <text:p text:style-name="P7">Mo hinga mbi na ndo wa?</text:p>
      <text:p text:style-name="P1"><text:span text:style-name="v_20_-_20_Verse_20_Number"><text:span text:style-name="T2">2 </text:span></text:span><text:span text:style-name="T1">Mbi baa mo na ndembe so mo yeke fade na gbe ti keke ti fige, kozo titene Philippe a-iri mo.</text:span></text:p>
      <text:p text:style-name="P7">Mo yeke taa Molenge ti Nzapa, gbia ti Israel!</text:p>
      <text:p text:style-name="P1"><text:span text:style-name="v_20_-_20_Verse_20_Number"><text:span text:style-name="T2">3 </text:span></text:span><text:span text:style-name="T1">Jesus amu zendo na Natanael atene fade lo baa akota ye ahon tënë ti keke ti fige. Fade lo baa yayu azi na a-ange azu na sese.</text:span></text:p>
      <text:p text:style-name="P7">So lo hinga a tene lo wara wasongo-zo awe, Natanael angba na tere ti Jesus na amba ti lo, si ala yeke gue na Banga, na sese ti Galile, na gbata ti Kana.</text:p>
      <text:p text:style-name="P6">552</text:p>
      <text:p text:style-name="P1"><text:span text:style-name="v_20_-_20_Verse_20_Number"><text:span text:style-name="T2">1 </text:span></text:span><text:span text:style-name="T1">Ye ti kpene</text:span></text:p>
      <text:p text:style-name="P7">Jean 2:1-13, 23-25</text:p>
      <text:p text:style-name="P7">Kâ na Kana, Jesus ague na matanga ti mungo tere. Mama ti lo, na adisiple kue, ayeke daa.</text:p>
      <text:p text:style-name="P1"><text:span text:style-name="v_20_-_20_Verse_20_Number"><text:span text:style-name="T2">2 </text:span></text:span><text:span text:style-name="T1">Matanga ni akporo nzoni na ngia ngbanga ti lango mingi. Na pekoni, vin ahunzi. Kozo titene agene ahinga ni, Marie ahunda molenge ti lo ti mu maboko. Kozo si Jesus alingbi ti ke tënë ni, Marie amu yanga na azo ti kua:</text:span></text:p>
      <text:p text:style-name="P7">Ala sara ye so kue Jesus ahunda na ala.</text:p>
      <text:p text:style-name="P1"><text:span text:style-name="v_20_-_20_Verse_20_Number"><text:span text:style-name="T2">3 </text:span></text:span><text:span text:style-name="T1">Ala tuku ngu na ya ti ata ni.</text:span></text:p>
      <text:p text:style-name="P7">E sara nyen na ngu? E ye gi mbeni vin ni.</text:p>
      <text:p text:style-name="P1"><text:span text:style-name="v_20_-_20_Verse_20_Number"><text:span text:style-name="T2">4 </text:span></text:span><text:span text:style-name="T1">Jesus atene na azo ti kua ti to mbeni na kozo zo ti protokole ti tara ni. Ala sara nga gi tongaso.</text:span></text:p>
      <text:p text:style-name="P7">Ku si! So tënë na ala! A nzere mara ni use ape.</text:p>
      <text:p text:style-name="P6">553</text:p>
      <text:p text:style-name="P1"><text:span text:style-name="v_20_-_20_Verse_20_Number"><text:span text:style-name="T2">1 </text:span></text:span><text:span text:style-name="T1">So ti ala sarango matanga! Azo kue ayeke mu ka nzoni vin na azo kozoni. Me ti ala, ala bata nzoni vin ni ngbii asi na ndani!</text:span></text:p>
      <text:p text:style-name="P7"><text:soft-page-break/>Ye ti kpene so ayeke kozo ye so afa ngangu ti Jesus. Tongaso afini disiple ti lo azia mabe ti ala hio na lo. Na peko ti matanga ni, ala na Jesus ague na matanga ti Pake na Jerusalem.</text:p>
      <text:p text:style-name="P1"><text:span text:style-name="v_20_-_20_Verse_20_Number"><text:span text:style-name="T2">2 </text:span></text:span><text:span text:style-name="T1">Jesus ayeke hon na lege so asi na gba ti azo, lo sara si ala so gere ti ala abuba, atambula. Lo zi kobela ti azo.</text:span></text:p>
      <text:p text:style-name="P7">Mbi yeke tambula! Gonda na Nzapa! Jesus azi kobela ti mbi.</text:p>
      <text:p text:style-name="P7">Sango ti aye ti kpene ti Jesus amu ndo kue. Azo ahunda tere ti ala, wala Jesus ayeke Mesii, wazingo-zo na ya ti ngbaa so Nzapa amu zendo ti to lo. Ataa akota makonzi ti Azuife kue ama ni.</text:p>
      <text:p text:style-name="P6">554</text:p>
      <text:p text:style-name="P1"><text:span text:style-name="v_20_-_20_Verse_20_Number"><text:span text:style-name="T2">1 </text:span></text:span><text:span text:style-name="T1">A du zo fani use?</text:span></text:p>
      <text:p text:style-name="P7">Jean 3</text:p>
      <text:p text:style-name="P7">Nikodeme, mbeni kota wafango-ngbanga ti Azuife, aye ti hunda ambeni tënë na zo ti sarango aye ti kpene so: “Jesus ni ayeke wasongo-zo so ayeke kinda azo ti Rome?” “Nyen si zo alingbi ti sara ti li na kodro-gbia ti Nzapa?” Na mbeni bi, lo gue na lingo na ndo so Jesus ayeke duti daa. Me kozoni si lo hunda atënë ti lo, Jesus atene tënë.</text:p>
      <text:p text:style-name="P7">Zo alingbi ti baa kodro-gbia ti Nzapa ape, tongana akiri a du lo ape.</text:p>
      <text:p text:style-name="P7">Akiri a du mbi tongana nyen, so mbi ga mbakoro awe so?</text:p>
      <text:p text:style-name="P7">Mama adu mo kozo. Fadeso alingbi akiri a du mo na lege ti yingo ti Nzapa. Tongaso laa mo lingbi ti duti na kodro-gbia ti lo.</text:p>
      <text:p text:style-name="P7">Mbi ma ya ni ape.</text:p>
      <text:p text:style-name="P6">555</text:p>
      <text:p text:style-name="P1"><text:span text:style-name="v_20_-_20_Verse_20_Number"><text:span text:style-name="T2">1 </text:span></text:span><text:span text:style-name="T1">Zo alingbi ti baa pupu ape. Me zo abaa ye so pupu asara. Mo lingbi ti baa yingo ti Nzapa ape, me mo lingbi ti baa so na dutingo ti azo, wala akiri a du ala awe.</text:span></text:p>
      <text:p text:style-name="P7">Fade mo baa na ya ti fini ti ala, wala yingo ti Nzapa asi na ya ti be ti ala.</text:p>
      <text:p text:style-name="P1"><text:span text:style-name="v_20_-_20_Verse_20_Number"><text:span text:style-name="T2">2 </text:span></text:span><text:span text:style-name="T1">Tongana ti so Moise akanga ngbo na nduzu na benyama, alingbi a kanga Molenge ti Zo na keke, si zo kue so ama na be na lo ayeke na fini ti lakue lakue.</text:span></text:p>
      <text:p text:style-name="P7">Mo baa ape? Biani, Nzapa aye azo ti dunia so mingi, si lo tokua mbi. Zo so ama na be na mbi alingbi ti kui laoko ape. Mbi ga ti soo dunia!</text:p>
      <text:p text:style-name="P7">Nikodeme akiri na kodro … Ahundango ndo ti lo ahon ti so lo ga na ni.</text:p>
      <text:p text:style-name="P1"><text:soft-page-break/><text:span text:style-name="v_20_-_20_Verse_20_Number"><text:span text:style-name="T2">3 </text:span></text:span><text:span text:style-name="T1">Jesus na adisiple ti lo alondo na Jerusalem na ala gue na akete kodro ti Judee. Kâ laa, lo tene tënë ti kodro-gbia ti Nzapa na azo, nga na lege wa ala lingbi ti gue kâ. Aninga pepe, azo ti Judee kue aga ti wara bateme.</text:span></text:p>
      <text:p text:style-name="P1"><text:span text:style-name="v_20_-_20_Verse_20_Number"><text:span text:style-name="T2">4 </text:span></text:span><text:span text:style-name="T1">Ambeni disiple ti Jean-Baptiste asara kota be.</text:span></text:p>
      <text:p text:style-name="P7">Azo kue ayeke ma gi Jesus fadeso. Azo akiri ahinga lo mingi ahon mo.</text:p>
      <text:p text:style-name="P7">Alingbi ti duti tongaso! Alingbi Jesus aga kota, si mbi ga ti mbi kete.</text:p>
      <text:p text:style-name="P6">556</text:p>
      <text:p text:style-name="P1"><text:span text:style-name="v_20_-_20_Verse_20_Number"><text:span text:style-name="T2">1 </text:span></text:span><text:span text:style-name="T1">Li ti ngu ti fini</text:span></text:p>
      <text:p text:style-name="P7">Jean 4; Luc 4:14-28</text:p>
      <text:p text:style-name="P7">Jesus alondo na Judee ti gue na Galile. Na lege, lo hon na ya ti Samarii. Lo, na adisiple ti lo, aga nduru na mbeni du ti ngu, si Jesus aduti ti wu tere. Adisiple ague na gbata ni ti vo kobe.</text:p>
      <text:p text:style-name="P7">Zia si azo ti Samarii so aga na kpale ape!</text:p>
      <text:p text:style-name="P1"><text:span text:style-name="v_20_-_20_Verse_20_Number"><text:span text:style-name="T2">2 </text:span></text:span><text:span text:style-name="T1">Mu na mbi ngu ti nyon-oo.</text:span></text:p>
      <text:p text:style-name="P7">Lo yeke Zuife, si mbi yeke zo ti Samarii. Azo ti mara ti lo ayeke tene ka tënë na e ape.</text:p>
      <text:p text:style-name="P1"><text:span text:style-name="v_20_-_20_Verse_20_Number"><text:span text:style-name="T2">3 </text:span></text:span><text:span text:style-name="T1">Azuife na azo ti Samarii ayeke fade awato ahon ngu 500. So Jesus ahunda ngu ti nyongo na wali ti Samarii so, asara si li ti wali ni akpe.</text:span></text:p>
      <text:p text:style-name="P6">557</text:p>
      <text:p text:style-name="P1"><text:span text:style-name="v_20_-_20_Verse_20_Number"><text:span text:style-name="T2">1 </text:span></text:span><text:span text:style-name="T1">Mbi yeke zo ti Samarii. Mo yeke Zuife. Mo hunda mbi na ngu ti nyongo?</text:span></text:p>
      <text:p text:style-name="P7">Tongana mo hinga fade mbi, ka mo hunda mbi ti mu na mo ngu ti fini.</text:p>
      <text:p text:style-name="P7">Mo yeke na ye ti tongo na ngu ape, si du ti ngu ni ali.</text:p>
      <text:p text:style-name="P7">Zo so anyon ngu ti du so, fade nzara ti ngu akiri ti sara lo. Me tongana lo nyon ngu so mbi mu na lo, nzara ti ngu ayeke sara lo ape. Ngu so mbi mu na lo ayeke fini ti lakue lakue ti Nzapa.</text:p>
      <text:p text:style-name="P1"><text:span text:style-name="v_20_-_20_Verse_20_Number"><text:span text:style-name="T2">2 </text:span></text:span><text:span text:style-name="T1">Mbi ma so nzoni ape. Me tongana Mesii aga, lo yeke fa na e nda ti ye kue.</text:span></text:p>
      <text:p text:style-name="P7">Mbi laa.</text:p>
      <text:p text:style-name="P6">558</text:p>
      <text:p text:style-name="P1"><text:span text:style-name="v_20_-_20_Verse_20_Number"><text:span text:style-name="T2">1 </text:span></text:span><text:span text:style-name="T1">Tongana Jesus atene na lo, ni yeke wasongo-zo so alondo na Nzapa, lo ma na be na lo, si lo kpe hio na gbata ti mu sango ni.</text:span></text:p>
      <text:p text:style-name="P7"><text:soft-page-break/>Ala ga! Mbeni koli atene na mbi aye so mbi sara, si zo oko ti gigi alingbi ti hinga ni ape. Lo yeke wasongo-zo so Nzapa atokua lo!</text:p>
      <text:p text:style-name="P1"><text:span text:style-name="v_20_-_20_Verse_20_Number"><text:span text:style-name="T2">2 </text:span></text:span><text:span text:style-name="T1">Na ngoi so wali so ayeke na gbata kâ, adisiple ti Jesus akiri awe na kobe ti tengo ti lo.</text:span></text:p>
      <text:p text:style-name="P7">Singila, me ti fadeso ape. Mbi yeke na mbeni kobe ti tengo so ala hinga ape.</text:p>
      <text:p text:style-name="P7">Tongaso, e gue na ya ti gbata ni gi senge?</text:p>
      <text:p text:style-name="P1"><text:span text:style-name="v_20_-_20_Verse_20_Number"><text:span text:style-name="T2">3 </text:span></text:span><text:span text:style-name="T1">Kobe ti mbi ayeke ti sara ye so Nzapa atokua mbi ti sara. Hunzingo kua ti Nzapa laa ayeke kobe ti mbi.</text:span></text:p>
      <text:p text:style-name="P7">Ataa so azo ti Samarii aye Azuife kete pepe, mingi ti ala ama na be na Jesus ngbanga ti tënë ti yanga ti wali so. Ala tisa Jesus ti ngba si lo fa tënë ti Nzapa na ala. Lo sara lango use, si lo gue na sese ti Galile.</text:p>
      <text:p text:style-name="P6">559</text:p>
      <text:p text:style-name="P1"><text:span text:style-name="v_20_-_20_Verse_20_Number"><text:span text:style-name="T2">1 </text:span></text:span><text:span text:style-name="T1">Na lango ti wungo tere, Jesus ague na da ti sambelango Nzapa, na Nazaret, gbata ti lo. Lo diko tënë na ya ti mbeti ti Esaie, so asara tënë ti gango ti Mesii, wasongo-zo so Nzapa amu zendo ti tokua.</text:span></text:p>
      <text:p text:style-name="P7">Laso, tënë ti mbeti ti Nzapa so aga taa-tënë awe.</text:p>
      <text:p text:style-name="P7">Mo laa! Mesii ni? Mo yeke gi molenge ti sarapande Joseph.</text:p>
      <text:p text:style-name="P7">Tënë ti mbi ayeke taa-tënë. Me ala lingbi ti ma ape ndali ti so, na bibe ti ala, ala hinga mbi awe.</text:p>
      <text:p text:style-name="P1"><text:span text:style-name="v_20_-_20_Verse_20_Number"><text:span text:style-name="T2">2 </text:span></text:span><text:span text:style-name="T1">Ala fâ lo!</text:span></text:p>
      <text:p text:style-name="P7">Tumba lo na ya ti gbata so!</text:p>
      <text:p text:style-name="P1"><text:span text:style-name="v_20_-_20_Verse_20_Number"><text:span text:style-name="T2">3 </text:span></text:span><text:span text:style-name="T1">Azo so ake Jesus, ala tumba lo na da ti sambelango Nzapa. Ala ye ti pusu lo na li ti hoto, so a sara gbata ni na ndö ni, titene lo ti lo kui. Me Jesus ahon gi yeke na popo ti azo ni si lo gue na lege ti lo.</text:span></text:p>
      <text:p text:style-name="P6">560</text:p>
      <text:p text:style-name="P1"><text:span text:style-name="v_20_-_20_Verse_20_Number"><text:span text:style-name="T2">1 </text:span></text:span><text:span text:style-name="T1">Na li ti da</text:span></text:p>
      <text:p text:style-name="P7">Marc 2:1-12</text:p>
      <text:p text:style-name="P1"><text:span text:style-name="T1">Jesus angba lakue ti zi kobela ti azo. Na ndo so kue Jesus ague, azo mingi amu peko ti lo, ti baa aye ti kpene. Mbeni lâ, na Kapernaum, azo asi ya ti mbeni da. Lege titene mbeni zo alinda kâ ayeke pepe. Akoli osio aga na mba ti ala, so gere ti lo abuba, ti baa </text:span><text:soft-page-break/><text:span text:style-name="T1">Jesus. Lo lingbi ti tambula pepe. So ala li na ya ti da ni gbaa, ala ma na li ti da.</text:span></text:p>
      <text:p text:style-name="P7">So nyen laa?</text:p>
      <text:p text:style-name="P7">E yeke zi du si mo lingbi ti baa Jesus!</text:p>
      <text:p text:style-name="P1"><text:span text:style-name="v_20_-_20_Verse_20_Number"><text:span text:style-name="T2">2 </text:span></text:span><text:span text:style-name="T1">Kua ti akoli osio so adu lengo. Na lege ti du so ala zi, ala zu na koli ni taa na dawa ti Jesus. Jesus abaa mabe ti ala si lo hinga taa ye so alingbi na zo ni.</text:span></text:p>
      <text:p text:style-name="P7">A zi asiokpari ti mo awe.</text:p>
      <text:p text:style-name="P6">561</text:p>
      <text:p text:style-name="P1"><text:span text:style-name="v_20_-_20_Verse_20_Number"><text:span text:style-name="T2">1 </text:span></text:span><text:span text:style-name="T1">Li ti azo akpe, me ambeni makonzi ni, afarizien, asara ngonzo na tënë ti Jesus.</text:span></text:p>
      <text:p text:style-name="P7">Tongana nyen lo tene mvene tongaso?</text:p>
      <text:p text:style-name="P7">Gi Nzapa oko alingbi ti zi siokpari!</text:p>
      <text:p text:style-name="P1"><text:span text:style-name="v_20_-_20_Verse_20_Number"><text:span text:style-name="T2">2 </text:span></text:span><text:span text:style-name="T1">Jesus ahinga bibe ti afarizien.</text:span></text:p>
      <text:p text:style-name="P7">So wa laa ayeke ngangu mingi? Ti zi siokpari ti zo, wala ti sara si gere ti lo aga nzoni?</text:p>
      <text:p text:style-name="P7">Ti fa so mbi yeke na ngangu ti zi siokpari, fade mbi zi nga kobela ti lo. Londo! Mu tipoyi ti mo, mo kiri na kodro.</text:p>
      <text:p text:style-name="P6">562</text:p>
      <text:p text:style-name="P1"><text:span text:style-name="v_20_-_20_Verse_20_Number"><text:span text:style-name="T2">1 </text:span></text:span><text:span text:style-name="T1">Zo so gere ti lo abuba aro tipoyi ti lo, lo sigigi na le ti azo kue.</text:span></text:p>
      <text:p text:style-name="P7">A zi siokpari ti mbi awe! Mbi wara seni! Gonda na Nzapa!</text:p>
      <text:p text:style-name="P1"><text:span text:style-name="v_20_-_20_Verse_20_Number"><text:span text:style-name="T2">2 </text:span></text:span><text:span text:style-name="T1">Laoko mbi baa mara ti ye tongaso ape!</text:span></text:p>
      <text:p text:style-name="P7">So ahon gbungo li!</text:p>
      <text:p text:style-name="P1"><text:span text:style-name="v_20_-_20_Verse_20_Number"><text:span text:style-name="T2">3 </text:span></text:span><text:span text:style-name="T1">Jesus asigigi na ya ti da ni. So lo yeke hon na ndo ti futango lapo …</text:span></text:p>
      <text:p text:style-name="P7">Ala, azo ti rongo nginza ti lapo! Azo ti nzi! Mbi lingbi ti futa lapo tongaso ape si ala hinga ni kue.</text:p>
      <text:p text:style-name="P7">Mo futa ni-a! Mbi lingbi ti tene na aturugu ti Rome si ala bi mo na kanga.</text:p>
      <text:p text:style-name="P6">563</text:p>
      <text:p text:style-name="P1"><text:span text:style-name="v_20_-_20_Verse_20_Number"><text:span text:style-name="T2">1 </text:span></text:span><text:span text:style-name="T1">Tengo kobe na awasiokpari</text:span></text:p>
      <text:p text:style-name="P7">Matthieu 9:9-13; 12:9-14</text:p>
      <text:p text:style-name="P1"><text:span text:style-name="T1">Azuife ake azo ti rongo nginza ti lapo. Ataa so ala kue ayeke Azuife nga, azo ti rongo nginza ti lapo asara kua na azo ti Rome. Ala yeke nzi nga a-ita ti ala Azuife. Me bibe ti </text:span><text:soft-page-break/><text:span text:style-name="T1">Jesus ayeke nde na bibe ti azo. Lo ndoye nga azo ti rongo nginza ti lapo. Mbeni lâ, kâ na Kapernaum, Jesus abaa ndo na ya ti le ti mbeni warongo-nginza ti lapo …</text:span></text:p>
      <text:p text:style-name="P7">Matthieu, mu peko ti mbi.</text:p>
      <text:p text:style-name="P6">564</text:p>
      <text:p text:style-name="P1"><text:span text:style-name="v_20_-_20_Verse_20_Number"><text:span text:style-name="T2">1 </text:span></text:span><text:span text:style-name="T1">Gi hio tongaso, Matthieu ado lege ti sioni kua ti mosoro ti lo ti mu peko ti Jesus.</text:span></text:p>
      <text:p text:style-name="P7">Nzoni Zuife alingbi fade ti sara songo na Matthieu ape.</text:p>
      <text:p text:style-name="P1"><text:span text:style-name="v_20_-_20_Verse_20_Number"><text:span text:style-name="T2">2 </text:span></text:span><text:span text:style-name="T1">Matthieu aleke kota matanga ti yamba Jesus. Ambeni warongo-nginza ti lapo nga aga. Afarizien abaa so na nzoni le pepe.</text:span></text:p>
      <text:p text:style-name="P7">Ngbanga ti nyen Jesus ate kobe na warongo-nginza ti lapo, nga na awasiokpari?</text:p>
      <text:p text:style-name="P1"><text:span text:style-name="v_20_-_20_Verse_20_Number"><text:span text:style-name="T2">3 </text:span></text:span><text:span text:style-name="T1">Azo so ayeke na seni ayeke ahunda ti baa wanganga ape, gi azo ti kobela. Awasiokpari laa ayeke na bezwen ti mbi.</text:span></text:p>
      <text:p text:style-name="P1"><text:span text:style-name="v_20_-_20_Verse_20_Number"><text:span text:style-name="T2">4 </text:span></text:span><text:span text:style-name="T1">Atënë ahole na yanga ti afarizien awe. Ngonzo asara ala mingi na tere ti Jesus, si ala to nda ti kasa lo na le ti azo. Na mbeni lango ti wungo tere, na ya da ti sambelango Nzapa …</text:span></text:p>
      <text:p text:style-name="P7">Baa ye! Jesus ayeke tene tënë na koli so maboko ti lo abuba so. Zia e handa lo si lo sara ye so alingbi na ndia ti Nzapa ape.</text:p>
      <text:p text:style-name="P6">565</text:p>
      <text:p text:style-name="P1"><text:span text:style-name="v_20_-_20_Verse_20_Number"><text:span text:style-name="T2">1 </text:span></text:span><text:span text:style-name="T1">Ndia amu lege na e ti zi kobela na lango ti wungo tere?</text:span></text:p>
      <text:p text:style-name="P7">Tongana mbeni taba ati na ya ti du, na lango ti wungo tere, fade ala gboto lo na gigi ape?</text:p>
      <text:p text:style-name="P7">Zo ayeke kota ye ahon taba. Biani, ndia amu lege na e ti sara nzoni na lango ti wungo tere.</text:p>
      <text:p text:style-name="P1"><text:span text:style-name="v_20_-_20_Verse_20_Number"><text:span text:style-name="T2">2 </text:span></text:span><text:span text:style-name="T1">Tongaso, na le ti afarizien kue …</text:span></text:p>
      <text:p text:style-name="P7">Yoro maboko ti mo!</text:p>
      <text:p text:style-name="P7">Maboko ti mbi! Aga nzoni awe! Aga nzoni tongana mbeni maboko so.</text:p>
      <text:p text:style-name="P1"><text:span text:style-name="v_20_-_20_Verse_20_Number"><text:span text:style-name="T2">3 </text:span></text:span><text:span text:style-name="T1">Afarizien asara ngonzo ndali ti so Jesus akpe ndia ti ala pepe. Li ti ala akpengba si ala lingbi ti baa pepe so lo yeke sara kua ti Nzapa. Tongaso, ala to nda ti gbe lingo na tere ti lo.</text:span></text:p>
      <text:p text:style-name="P7">Alingbi e gi lege ti fâ koli so.</text:p>
      <text:p text:style-name="P7">Taa-tënë. Alingbi e leke mbeni pialo.</text:p>
      <text:p text:style-name="P6"><text:soft-page-break/>566</text:p>
      <text:p text:style-name="P1"><text:span text:style-name="v_20_-_20_Verse_20_Number"><text:span text:style-name="T2">1 </text:span></text:span><text:span text:style-name="T1">Fango tënë na li ti hoto</text:span></text:p>
      <text:p text:style-name="P7">Luc 6:12-16; Matthieu 5—8; 13; Marc 4:1-2</text:p>
      <text:p text:style-name="P7">Jesus ahinga atene afarizien ayeke gbe lingo ti fâ lo. Me so akanga lege na lo ti sara kua ti Nzapa pepe. Lo gue kâ na li ti hoto na bi ti sambela.</text:p>
      <text:p text:style-name="P1"><text:span text:style-name="v_20_-_20_Verse_20_Number"><text:span text:style-name="T2">2 </text:span></text:span><text:span text:style-name="T1">So ndo ahan awe, Jesus airi akoli 12 ti mu maboko na kua ti Nzapa na ngoi kue. Simon Pierre, Andre, Jacques, Jean, Philippe, Natanael, Barthelemy, Matthieu, Thomas, Jacques, Molenge ti Alfee, Tadee, Simon so ayeke tiri ndali ti lipandaa, na Judas Iskariote.</text:span></text:p>
      <text:p text:style-name="P6">567</text:p>
      <text:p text:style-name="P1"><text:span text:style-name="v_20_-_20_Verse_20_Number"><text:span text:style-name="T2">1 </text:span></text:span><text:span text:style-name="T1">Na ndembe so Jesus na adisiple ti lo 12 azu na li ti hoto awe, ala tengbi na gba ti azo so ayeke ku ti ma tënë ti Jesus. Lo fa na ala tënë na ndö ti kodro-gbia ti Nzapa, na atapande ti dutingo tongana ti so Nzapa aye.</text:span></text:p>
      <text:p text:style-name="P7">Ti ala nzoni, ala so nzara ti ye ti mbirimbiri ayeke sara ala. Ala yeke wara ye alingbi na nzara ti ala.</text:p>
      <text:p text:style-name="P7">Ti ala nzoni, ala so ayeke baa mawa ti zo. Nzapa ayeke baa mawa ti ala.</text:p>
      <text:p text:style-name="P7">Ti ala nzoni, ala so ayeke na vuru be. Ala yeke baa Nzapa.</text:p>
      <text:p text:style-name="P7">Ala laa ayeke lumiere ti dunia so. Zo ayeke za wâ na ya ti lamba ti zia na gbe ti ta ape. Lo yeke zia ni titene zo kue abaa.</text:p>
      <text:p text:style-name="P7">Ndoye awato ti ala! Sara nzoni na azo so ake ala. Ye so kue ala ye titene azo asara na ala, ala wani asara nga ye ni so na azo.</text:p>
      <text:p text:style-name="P6">568</text:p>
      <text:p text:style-name="P1"><text:span text:style-name="v_20_-_20_Verse_20_Number"><text:span text:style-name="T2">1 </text:span></text:span><text:span text:style-name="T1">Ala so ama na be na mbi, ala yeke tongana ingo so amu nzerengo na kobe. Ala yeke lumiere na ya ti bingo ti sara si ambeni abaa Babâ ti e so ayeke na yayu.</text:span></text:p>
      <text:p text:style-name="P1"><text:span text:style-name="v_20_-_20_Verse_20_Number"><text:span text:style-name="T2">2 </text:span></text:span><text:span text:style-name="T1">Ala gi be ti ala ndali ti kobe wala ngu ape. Ala baa andeke; andeke ayeke lu kobe ape, ala yeke ko le-kobe ape, me Babâ ti ala na yayu ayeke mu kobe na ala. Ala, azo, ala hon andeke. Nzapa ayeke mu na ala ye so ala ye. Tongaso, ala gi be ti ala ndali ti aye ti kekereke ape. Pasi ti kekereke ayeke pasi ti kekereke.</text:span></text:p>
      <text:p text:style-name="P1"><text:span text:style-name="v_20_-_20_Verse_20_Number"><text:span text:style-name="T2">3 </text:span></text:span><text:span text:style-name="T1">Zo so ama atënë ti mbi, si asara ye alingbi na ni, lo yeke tongana zo ti ndara, so asara da na ndö ti kota têne.</text:span></text:p>
      <text:p text:style-name="P1"><text:soft-page-break/><text:span text:style-name="v_20_-_20_Verse_20_Number"><text:span text:style-name="T2">4 </text:span></text:span><text:span text:style-name="T1">Ngu-Nzapa apika. Ngu asuku amu ndo kue. Pupu aya ngangu. Me da ni akungbi ape ngbanga ti so gere ni ayeke na ndö ti kota têne.</text:span></text:p>
      <text:p text:style-name="P1"><text:span text:style-name="v_20_-_20_Verse_20_Number"><text:span text:style-name="T2">5 </text:span></text:span><text:span text:style-name="T1">Me zo so ama atënë ti mbi si asara ye alingbi na ni ape, lo yeke tongana buba koli so asara da na ndö ti mbutu. Ngu-Nzapa apika. Ngu asuku si da ni ati gburr.</text:span></text:p>
      <text:p text:style-name="P6">569</text:p>
      <text:p text:style-name="P1"><text:span text:style-name="v_20_-_20_Verse_20_Number"><text:span text:style-name="T2">1 </text:span></text:span><text:span text:style-name="T1">Na pekoni, Jesus akiri ahon na adisiple ti lo na Kapernaum. Mbeni kapita ti aturugu ti Rome aga na dawa ti ala na lege.</text:span></text:p>
      <text:p text:style-name="P7">Jesus! Zo ti kua ti mbi ayeke na kobela. Mbi lingbi ape titene mo ga na da ti mbi. Me tongana mo sara gi tënë oko, fade kobela ni akai.</text:p>
      <text:p text:style-name="P7">Mbi de ti baa mabe tongaso na Israel laoko ape. Kiri na da ti mo! Fade ye ni asi alingbi na mabe ti mo.</text:p>
      <text:p text:style-name="P7">Asango asi titene kobela ti zo ti kua so akai, gi na ngbonga so Jesus atene tënë so.</text:p>
      <text:p text:style-name="P1"><text:span text:style-name="v_20_-_20_Verse_20_Number"><text:span text:style-name="T2">2 </text:span></text:span><text:span text:style-name="T1">Mbeni lâ, azo aga gbani ti ma tënë ti Jesus, si lo ko na ya ti mbeni ngo ti fa tënë na ala. Azo ni aduti na yanga ti ngu ti ma lo.</text:span></text:p>
      <text:p text:style-name="P7">Mbeni koli awara lenge ti kota ngere. Lo ka aye ti lo kue ti vo na lenge ni. Kodro-gbia ti Nzapa ayeke tongana lenge ni so—ngere ni ahon aye ti mo kue.</text:p>
      <text:p text:style-name="P6">570</text:p>
      <text:p text:style-name="P1"><text:span text:style-name="v_20_-_20_Verse_20_Number"><text:span text:style-name="T2">1 </text:span></text:span><text:span text:style-name="T1">Jesus atene mbeni toli ni:</text:span></text:p>
      <text:p text:style-name="P7">Mbeni zo ague na yaka ti bi ale ti kobe …</text:p>
      <text:p text:style-name="P1"><text:span text:style-name="v_20_-_20_Verse_20_Number"><text:span text:style-name="T2">2 </text:span></text:span><text:span text:style-name="T1">So lo yeke bi ale ti kobe ni, ambeni atuku na be ti lege. Andeke aga si ate ni kue.</text:span></text:p>
      <text:p text:style-name="P1"><text:span text:style-name="v_20_-_20_Verse_20_Number"><text:span text:style-name="T2">3 </text:span></text:span><text:span text:style-name="T1">Ambeni atuku na ndö ti atêne. Ale ti kobe ni asigigi si akono hio. Me na ndani, ala hole ngbanga ti so gere ni ali nzoni ape.</text:span></text:p>
      <text:p text:style-name="P1"><text:span text:style-name="v_20_-_20_Verse_20_Number"><text:span text:style-name="T2">4 </text:span></text:span><text:span text:style-name="T1">Ambeni le ni atuku na popo ti apere ti ki. Apere ni alondo si akanga ndö ti ala kue.</text:span></text:p>
      <text:p text:style-name="P1"><text:span text:style-name="v_20_-_20_Verse_20_Number"><text:span text:style-name="T2">5 </text:span></text:span><text:span text:style-name="T1">Me ambeni le ni … ambeni le ni atuku na nzoni sese si ala le. Ambeni ale ngbangbo oko ahon so alu fade.</text:span></text:p>
      <text:p text:style-name="P1"><text:span text:style-name="v_20_-_20_Verse_20_Number"><text:span text:style-name="T2">6 </text:span></text:span><text:span text:style-name="T1">Jesus ahunzi toli ti lo si lo duti kpoo, ti mu lege na azo ti gbu li ti ala na ndö ti toli ni.</text:span></text:p>
      <text:p text:style-name="P7">E ma ya ni ape</text:p>
      <text:p text:style-name="P7">Mê ti ala ayeke daa, ala ma si!</text:p>
      <text:p text:style-name="P1"><text:span text:style-name="T1">Ale-kobe ni ayeke tënë ti mbi na ndö ti kodro-gbia ti Nzapa. Tongana azo ama ya ti </text:span><text:soft-page-break/><text:span text:style-name="T1">tënë ti mbi ape, fade Satan aga hio si lo zi atënë ti mbi kozo titene ale ni kono. Atêne ayeke azo so ama tënë ti mbi me ala zia ti mu peko ti mbi ndali ti so ayeke ngangu na ala mingi. Apere ti ki ayeke agingo be mingi na ndö ti aye ti dunia so. Aye so kue akanga lege na azo ti zia be ti ala na ndö ti mbi. Me nzoni sese ni ayeke azo so ama atënë ti mbi, ama ya ni, si ala mu peko ti mbi.</text:span></text:p>
      <text:p text:style-name="P6">571</text:p>
      <text:p text:style-name="P1"><text:span text:style-name="v_20_-_20_Verse_20_Number"><text:span text:style-name="T2">1 </text:span></text:span><text:span text:style-name="T1">Na peko ti fango tënë ti Jesus so, lo tene na adisiple ti lo, alingbi ala fâ kota ngu ti Galile. Jesus alango na ngbonda ti mangboko ni. Mo baa mo tene ndo ni ade …</text:span></text:p>
      <text:p text:style-name="P7">Mbi ye amara ti mbinda so ape.</text:p>
      <text:p text:style-name="P1"><text:span text:style-name="v_20_-_20_Verse_20_Number"><text:span text:style-name="T2">2 </text:span></text:span><text:span text:style-name="T1">Kota pupu</text:span></text:p>
      <text:p text:style-name="P7">Marc 4:35—5:24</text:p>
      <text:p text:style-name="P7">Gi hio tongaso, kota pupu aya ngangu na le ti ngu ni! Jesus angba ti lango. Me kota mbeto ahon ndö ti adisiple.</text:p>
      <text:p text:style-name="P7">Ala ro kota vuru bongo!</text:p>
      <text:p text:style-name="P7">Nengo wen ayeke na ndo wa?</text:p>
      <text:p text:style-name="P1"><text:span text:style-name="v_20_-_20_Verse_20_Number"><text:span text:style-name="T2">3 </text:span></text:span><text:span text:style-name="T1">Ngu ti amapo atuku na ya ti mangboko. Adisiple alingbi ti sara ye oko pepe ti kai ngu so.</text:span></text:p>
      <text:p text:style-name="P7">Azo-ee! Ngu ayeke hon ndö ti e!</text:p>
      <text:p text:style-name="P7">E yeke linda ngu!</text:p>
      <text:p text:style-name="P6">572</text:p>
      <text:p text:style-name="P1"><text:span text:style-name="v_20_-_20_Verse_20_Number"><text:span text:style-name="T2">1 </text:span></text:span><text:span text:style-name="T1">Jesus angba gi na lango na ya ti kota pupu ni.</text:span></text:p>
      <text:p text:style-name="P7">Wafango-ye! Kuâ ti e ayeke senge na le ti mo?</text:p>
      <text:p text:style-name="P1"><text:span text:style-name="v_20_-_20_Verse_20_Number"><text:span text:style-name="T2">2 </text:span></text:span><text:span text:style-name="T1">Jesus azi yanga na adisiple pepe. Lo luti si lo yoro maboko ti lo na le ti kota pupu so.</text:span></text:p>
      <text:p text:style-name="P7">Kai! Awe tongaso!</text:p>
      <text:p text:style-name="P1"><text:span text:style-name="v_20_-_20_Verse_20_Number"><text:span text:style-name="T2">3 </text:span></text:span><text:span text:style-name="T1">Tongaso pupu ni akai si ndo ade ngii.</text:span></text:p>
      <text:p text:style-name="P7">So mbeto ti nyen?</text:p>
      <text:p text:style-name="P7">Ala de ti duti na mabe ape?</text:p>
      <text:p text:style-name="P7">Ataa pupu na ngu kue ayeke ma yanga ti lo!</text:p>
      <text:p text:style-name="P1"><text:span text:style-name="v_20_-_20_Verse_20_Number"><text:span text:style-name="T2">4 </text:span></text:span><text:span text:style-name="T1">Tongana ngo ni asi na yanga ti ngu awe, mbeni koli so asioni yingo asi ya ti lo, akpe </text:span><text:soft-page-break/><text:span text:style-name="T1">loro na dawa ti Jesus.</text:span></text:p>
      <text:p text:style-name="P7">Ti mo na mbi nyen, Molenge ti Nzapa so a hon kue?</text:p>
      <text:p text:style-name="P7">Hange ti mo!</text:p>
      <text:p text:style-name="P7">Mbeni zo oko ti kanga lo ayeke daa ape, ataa na zingiri.</text:p>
      <text:p text:style-name="P6">573</text:p>
      <text:p text:style-name="P1"><text:span text:style-name="v_20_-_20_Verse_20_Number"><text:span text:style-name="T2">1 </text:span></text:span><text:span text:style-name="T1">Asioni yingo, ala sigigi na ya ti koli so!</text:span></text:p>
      <text:p text:style-name="P7">Kpale ti lo akai! Lo ye ti mu peko ti Jesus, me lo tene na lo ti gue ti kangbi mbai ti nzoni be ti Kota Gbia.</text:p>
      <text:p text:style-name="P1"><text:span text:style-name="v_20_-_20_Verse_20_Number"><text:span text:style-name="T2">2 </text:span></text:span><text:span text:style-name="T1">Asioni yingo ali na ya ti ambeni nguru. Anguru ni amu loro na li ti hoto, atuku kue na ya ti ngu.</text:span></text:p>
      <text:p text:style-name="P1"><text:span text:style-name="v_20_-_20_Verse_20_Number"><text:span text:style-name="T2">3 </text:span></text:span><text:span text:style-name="T1">Jesus akiri na Galile, si lo ayeke fa tënë. Yairus, makonzi ti da ti sambelango Nzapa, ati na gere ti lo.</text:span></text:p>
      <text:p text:style-name="P7">Molenge ti mbi ti wali ayeke kui. Ga mo zia maboko ti mo na ndö ti lo, titene lo soo kuâ.</text:p>
      <text:p text:style-name="P1"><text:span text:style-name="v_20_-_20_Verse_20_Number"><text:span text:style-name="T2">4 </text:span></text:span><text:span text:style-name="T1">Jesus ague na Yairus. Na lege, mbeni zo ti kua ti Yairus atengbi na ala.</text:span></text:p>
      <text:p text:style-name="P7">Ye kue ahunzi awe! Lo kui awe!</text:p>
      <text:p text:style-name="P6">574</text:p>
      <text:p text:style-name="P1"><text:span text:style-name="v_20_-_20_Verse_20_Number"><text:span text:style-name="T2">1 </text:span></text:span><text:span text:style-name="T1">Kuâ na ya ti sewa</text:span></text:p>
      <text:p text:style-name="P7">Marc 5:38—6:29; Matthieu 10; 14:1-12</text:p>
      <text:p text:style-name="P7">So Jesus asi na da ti Yairus, lo wara azo mingi gi na toto, ngbanga ti so kete molenge-wali so akui awe.</text:p>
      <text:p text:style-name="P7">Ala toto ngbanga ti nyen? Lo lango gi senge.</text:p>
      <text:p text:style-name="P7">Lango! So tënë na mo – buba tënë laa? Molenge so akui.</text:p>
      <text:p text:style-name="P6">575</text:p>
      <text:p text:style-name="P1"><text:span text:style-name="v_20_-_20_Verse_20_Number"><text:span text:style-name="T2">1 </text:span></text:span><text:span text:style-name="T1">Jesus ahunda na azo ti sigigi; babâ na mama ni angba, na adisiple ti lo ota. Lo gbu maboko ti molenge ni.</text:span></text:p>
      <text:p text:style-name="P7">Molenge-wali, mo londo!</text:p>
      <text:p text:style-name="P7">Gi hio tongaso, molenge-wali so akiri na fini. Jesus atene na babâ na mama ti lo ti mu na lo kobe.</text:p>
      <text:p text:style-name="P1"><text:soft-page-break/><text:span text:style-name="v_20_-_20_Verse_20_Number"><text:span text:style-name="T2">2 </text:span></text:span><text:span text:style-name="T1">Yairus ayeke kota zo. Nilaa tënë ti molenge ti lo amu ndo kue. Tongana Jesus ahon na atambula ti fa tënë na ti kai kobela, azo akiri ahinga lo gbani si iri ti lo awu mingi. Me bibe ti Jesus mingi ayeke na ndö ti azo mingi so ade ti ma tënë ti lo pepe.</text:span></text:p>
      <text:p text:style-name="P7">Azo so akpa ataba so zo ti batango ala ayeke daa ape.</text:p>
      <text:p text:style-name="P7">Mbi ye titene ala gue use use ti fa nzoni tënë na ti kai kobela ti azo.</text:p>
      <text:p text:style-name="P7">Hange! Le ti ala akpengba tongana ti angbo! Ala duti tongana ambipa so asara sioni ape.</text:p>
      <text:p text:style-name="P7">Ala gi be ti ala ape ndali ti fango tënë: Yingo ti Nzapa ayeke tene tënë na lege ti ala.</text:p>
      <text:p text:style-name="P6">576</text:p>
      <text:p text:style-name="P1"><text:span text:style-name="v_20_-_20_Verse_20_Number"><text:span text:style-name="T2">1 </text:span></text:span><text:span text:style-name="T1">Na ndembe so adisiple ague ti fa tënë na ndo kue, Jean-Baptiste amu ngoi ti zia tënë na li ti gbia ngbanga ti so lo sara ye alingbi na ndia ti Nzapa pepe. Jean akpe ka ti lo zo pepe.</text:span></text:p>
      <text:p text:style-name="P7">Mo! Molenge ti ngbo so! So ita ti mo ake wali ti lo, so alingbi ape. Fadeso mo gue mo mu lo na pekoni! Mo yeke zia siokpari na ndö ti siokpari.</text:p>
      <text:p text:style-name="P1"><text:span text:style-name="v_20_-_20_Verse_20_Number"><text:span text:style-name="T2">2 </text:span></text:span><text:span text:style-name="T1">Herode aye ti lo ti fâ Jean pepe—lo mu tënë ti Jean tongana ye ti ngia, ataa so lo ma ya ti ndambo ni pepe. Me wali ti Herode asara ngonzo mingi. Lo gbu Herode na ngangu ti bi Jean na kanga, ngbanga ti so lo kpe ka zo ape.</text:span></text:p>
      <text:p text:style-name="P7">So alingbi nga na wali ti Herode pepe. Lo leke mbeni sioni pialo na lege ti Salome, molenge ti lo. Na mbeni bi, Herode asara kota matanga. Salome laa azia ngia na be ti azo ti matanga ni.</text:p>
      <text:p text:style-name="P7">Molenge ti wali ti Herode adodo pendere mingi!</text:p>
      <text:p text:style-name="P7">Nga lo hinga ndo mingi.</text:p>
      <text:p text:style-name="P1"><text:span text:style-name="v_20_-_20_Verse_20_Number"><text:span text:style-name="T2">3 </text:span></text:span><text:span text:style-name="T1">Salome! Singila ngbanga ti pendere dodo ni. Hunda na mbi ye ti be ti mo. Fade mbi yeke mu ni na mo, ataa ye ni ayeke nyen.</text:span></text:p>
      <text:p text:style-name="P7">Singila, Gbia. Ye so mbi ye ahon ye kue ayeke … li ti Jean-Baptiste na ya ti kpangbara sembe.</text:p>
      <text:p text:style-name="P1"><text:span text:style-name="v_20_-_20_Verse_20_Number"><text:span text:style-name="T2">4 </text:span></text:span><text:span text:style-name="T1">Ataa so amu vundu na Herode ti fâ Jean, lo lingbi ti gbian yanga ti lo pepe, ngbanga ti lo deba na le ti akota zo ti lo kue. Tongaso lo mu yanga titene a fâ Jean biani na ndo so, si a mu li ti lo na Salome nga na sioni mama ti lo.</text:span></text:p>
      <text:p text:style-name="P6">577</text:p>
      <text:p text:style-name="P1"><text:soft-page-break/><text:span text:style-name="v_20_-_20_Verse_20_Number"><text:span text:style-name="T2">1 </text:span></text:span><text:span text:style-name="T1">Azo ti nzara</text:span></text:p>
      <text:p text:style-name="P7">Jean 6:1-14; Marc 6:30-44</text:p>
      <text:p text:style-name="P7">Adisiple afa tënë na ya ti Galile kue. Na pekoni ala kiri, si Jesus aye ti gue na ala na mbeni ndo yamba titene ala wu tere ti ala. Me azo mingi mingi akiri amu peko ti lo. Lo fa tënë ngbanga ti lango oko, si nzara alondo ti sara azo so kue …</text:p>
      <text:p text:style-name="P7">Philippe, e vo kobe ngbanga ti azo so kue na ndo wa?</text:p>
      <text:p text:style-name="P7">Gbaa, wungo ti azo so ge alingbi 5000. Ataa e sara kua ngbanga ti nze miombe, fade nginza ni alingbi ti vo kobe na azo so kue ape!</text:p>
      <text:p text:style-name="P1"><text:span text:style-name="v_20_-_20_Verse_20_Number"><text:span text:style-name="T2">2 </text:span></text:span><text:span text:style-name="T1">Mbeni kete molenge-koli ayeke ge. Lo yeke na asusu use na mapa oku. Me so alingbi azo gbani gbani so lawa!</text:span></text:p>
      <text:p text:style-name="P7">Zia azo ni aduti.</text:p>
      <text:p text:style-name="P6">578</text:p>
      <text:p text:style-name="P1"><text:span text:style-name="v_20_-_20_Verse_20_Number"><text:span text:style-name="T2">1 </text:span></text:span><text:span text:style-name="T1">Nzara ahon ndö ti azo ni. Ataa so, ala duti na ndö ti pere ti baa ye so Jesus ayeke sara ande.</text:span></text:p>
      <text:p text:style-name="P1"><text:span text:style-name="v_20_-_20_Verse_20_Number"><text:span text:style-name="T2">2 </text:span></text:span><text:span text:style-name="T1">Babâ, singila ngbanga ti mapa na susu so.</text:span></text:p>
      <text:p text:style-name="P1"><text:span text:style-name="v_20_-_20_Verse_20_Number"><text:span text:style-name="T2">3 </text:span></text:span><text:span text:style-name="T1">Jesus atene na adisiple ti lo, ala to nda ti kangbi ya ti mapa na susu so.</text:span></text:p>
      <text:p text:style-name="P7">Baa ye! Kobe ni ayeke hunzi ti lo ape! Alingbi na azo kue.</text:p>
      <text:p text:style-name="P7">So ye ti kpene!</text:p>
      <text:p text:style-name="P6">579</text:p>
      <text:p text:style-name="P1"><text:span text:style-name="v_20_-_20_Verse_20_Number"><text:span text:style-name="T2">1 </text:span></text:span><text:span text:style-name="T1">Tongana azo ahunzi tengo kobe ni awe, Jesus akiri na mbage ti adisiple ti lo.</text:span></text:p>
      <text:p text:style-name="P7">Ala ro anduru kobe so angba so. Ala sara si mbeni oko abuba ape.</text:p>
      <text:p text:style-name="P1"><text:span text:style-name="v_20_-_20_Verse_20_Number"><text:span text:style-name="T2">2 </text:span></text:span><text:span text:style-name="T1">Adisiple aro atanga ti nduru mapa na susu ni, asi sakpa 12. Ahon gbungo li ti azo. Ala hunda tere ti ala, wala Jesus ayeke kota ahon asenge wayanga-Nzapa.</text:span></text:p>
      <text:p text:style-name="P7">Gbaa Jesus ayeke gbia so awayanga-Nzapa atene tënë ti lo kozo.</text:p>
      <text:p text:style-name="P7">Taa na mara ti ngangu so, Jesus alingbi fade ti fâ awato ti e kue na ti mu sese ti Rome!</text:p>
      <text:p text:style-name="P7">Akobe so angba! … Anzere!</text:p>
      <text:p text:style-name="P7">Fade mbi sara bira ndali ti Jesus!</text:p>
      <text:p text:style-name="P6">580</text:p>
      <text:p text:style-name="P1"><text:soft-page-break/><text:span text:style-name="v_20_-_20_Verse_20_Number"><text:span text:style-name="T2">1 </text:span></text:span><text:span text:style-name="T1">Tambulango na ndö ti ngu</text:span></text:p>
      <text:p text:style-name="P7">Matthieu 14:22-33; Jean 6:15-21; Marc 6:45-52</text:p>
      <text:p text:style-name="P7">Me Nzapa atokua Jesus ti soo azo ti dunia—ti so benda na ndö ti aturugu pepe. So Jesus abaa gba ti azo aye ti mu lo na ngangu ti ga gbia ti ala, lo iri adisiple ti lo hio ti sigigi na popo ti azo so.</text:p>
      <text:p text:style-name="P1"><text:span text:style-name="v_20_-_20_Verse_20_Number"><text:span text:style-name="T2">2 </text:span></text:span><text:span text:style-name="T1">Alingbi e gue hio kozoni si kpale so asungba. Pusu ngo so, si ala fâ ngu ni. Fade mbi wara ala kâ na pekoni.</text:span></text:p>
      <text:p text:style-name="P1"><text:span text:style-name="v_20_-_20_Verse_20_Number"><text:span text:style-name="T2">3 </text:span></text:span><text:span text:style-name="T1">Adisiple ayeke fâ ngu, me Jesus ahon kâ na li ti hoto ti sambela. Na bi ni so, na ndö ti ngu-ingo ti Galile …</text:span></text:p>
      <text:p text:style-name="P7">Jesus ayeke wara e na lege wa? E hon na ngo ni awe!</text:p>
      <text:p text:style-name="P7">Azo, baa ye! So nyen laa?</text:p>
      <text:p text:style-name="P6">581</text:p>
      <text:p text:style-name="P1"><text:span text:style-name="v_20_-_20_Verse_20_Number"><text:span text:style-name="T2">1 </text:span></text:span><text:span text:style-name="T1">Toro laa!</text:span></text:p>
      <text:p text:style-name="P7">Ên-en, Jesus laa! Kota zo, mo ye mbi ga mbi wara mo na le ti ngu ni so?</text:p>
      <text:p text:style-name="P7">Mo ga!</text:p>
      <text:p text:style-name="P1"><text:span text:style-name="v_20_-_20_Verse_20_Number"><text:span text:style-name="T2">2 </text:span></text:span><text:span text:style-name="T1">Pierre ahuru gi biani lo sigigi na ya ti ngo …</text:span></text:p>
      <text:p text:style-name="P7">… Lo tambula na le ti ngu nga!</text:p>
      <text:p text:style-name="P1"><text:span text:style-name="v_20_-_20_Verse_20_Number"><text:span text:style-name="T2">3 </text:span></text:span><text:span text:style-name="T1">So le ti Pierre ayeke na ndö ti wasongo-lo, mapo ti ngu ni ayingi lo pepe. Gi so si lo zi le ti lo na ndö ti Jesus, na lo dabe ti lo na pupu na ngangu ti ngu so, mabe ti lo ati, si lo to nda ti linda ngu.</text:span></text:p>
      <text:p text:style-name="P7">Kota Gbia! Soo mbi!</text:p>
      <text:p text:style-name="P7">Pierre, ngbanga ti nyen mo dekite?</text:p>
      <text:p text:style-name="P1"><text:span text:style-name="v_20_-_20_Verse_20_Number"><text:span text:style-name="T2">4 </text:span></text:span><text:span text:style-name="T1">Tongana Jesus asoo Pierre awe, ala ko na ya ti ngo ni. Pupu ni akai.</text:span></text:p>
      <text:p text:style-name="P7">Mo yeke taa Molenge ti Nzapa!</text:p>
      <text:p text:style-name="P6">582</text:p>
      <text:p text:style-name="P1"><text:span text:style-name="v_20_-_20_Verse_20_Number"><text:span text:style-name="T2">1 </text:span></text:span><text:span text:style-name="T1">Mbi yeke zo wa?</text:span></text:p>
      <text:p text:style-name="P7">Marc 6:53—7:23; Matthieu 14:34—15:20; 16:13-28</text:p>
      <text:p text:style-name="P7">So ndo ahan, adisiple asi na yanga ti ngu. Azo abaa Jesus, si ala ga na amba ti ala so ayeke na kobela. Zo kue so andu lo, kobela ti lo akai.</text:p>
      <text:p text:style-name="P7">Mbi gbu gere ti mo, Jesus, zia mba ti mbi so andu gi bongo ti mo!</text:p>
      <text:p text:style-name="P1"><text:soft-page-break/><text:span text:style-name="v_20_-_20_Verse_20_Number"><text:span text:style-name="T2">2 </text:span></text:span><text:span text:style-name="T1">Afarizien angba gi ti baa Jesus nduru nduru, na gingo lege ti gbu lo na lege ti sarango mbeni ye so ndia ake ni.</text:span></text:p>
      <text:p text:style-name="P7">Ndia ti e atene na e ti sukula maboko kozoni si e te kobe. Me adisiple ti mo asara ni ape. Ngbanga ti nyen mo zia ala kpe ndia ti e ape?</text:p>
      <text:p text:style-name="P7">Amaboko ti e alingbi ti duti na zende na gigi, me ti ala, ala yeke na zende na ya ti ala, si ala yeke sara ye mo baa mo tene ala yeke anzoni zo!</text:p>
      <text:p text:style-name="P1"><text:span text:style-name="v_20_-_20_Verse_20_Number"><text:span text:style-name="T2">3 </text:span></text:span><text:span text:style-name="T1">Afarizien asara ngonzo na mo.</text:span></text:p>
      <text:p text:style-name="P7">Le ti afarizien akanga ti baa bibe ti Nzapa ape …</text:p>
      <text:p text:style-name="P7">… si ala yeke fa lege na azo ti ga awaziba tongana ala.</text:p>
      <text:p text:style-name="P1"><text:span text:style-name="v_20_-_20_Verse_20_Number"><text:span text:style-name="T2">4 </text:span></text:span><text:span text:style-name="T1">Jesus ague na adisiple ti lo na Sezare ti Filipe, si lo fa tënë gi na ala. Lo hunda ala, “azo ayeke tene mbi yeke zo wa?”</text:span></text:p>
      <text:p text:style-name="P7">Jean-Baptiste, Elie, Jeremie …</text:p>
      <text:p text:style-name="P7">Me bibe ti ala ayeke nyen?</text:p>
      <text:p text:style-name="P6">583</text:p>
      <text:p text:style-name="P1"><text:span text:style-name="v_20_-_20_Verse_20_Number"><text:span text:style-name="T2">1 </text:span></text:span><text:span text:style-name="T1">Mo yeke Christ, Molenge ti Nzapa so ayeke na fini.</text:span></text:p>
      <text:p text:style-name="P7">Ti mo nzoni, Pierre. Babâ ti mbi so ayeke na yayu laa afa na mo. Ayeke taa-tënë.</text:p>
      <text:p text:style-name="P1"><text:span text:style-name="v_20_-_20_Verse_20_Number"><text:span text:style-name="T2">2 </text:span></text:span><text:span text:style-name="T1">So adisiple ti Jesus ahinga biani so Jesus ayeke Mesii, wasongo-zo so Nzapa amu zendo ti tokua lo, Jesus atene na ala aye so ayeke si ande tongana lo gue na Jerusalem.</text:span></text:p>
      <text:p text:style-name="P7">Afarizien na awayango-sandaga ama na be ape so mbi yeke Mesii. Fade ala fâ mbi. Me na lango ota, mbi yeke zingo na kuâ.</text:p>
      <text:p text:style-name="P1"><text:span text:style-name="v_20_-_20_Verse_20_Number"><text:span text:style-name="T2">3 </text:span></text:span><text:span text:style-name="T1">Ti fâ mo? Oko ape!</text:span></text:p>
      <text:p text:style-name="P7">Pierre, mo ma ya ti pialo ti Nzapa ngbanga ti mbi ape. Tongana zo aye ti mu peko ti mbi, alingbi lo duti nduru ti baa pasi tongana mbi.</text:p>
      <text:p text:style-name="P7">Me adisiple ade ti ma ya ni pepe …</text:p>
      <text:p text:style-name="P6">584</text:p>
      <text:p text:style-name="P1"><text:span text:style-name="v_20_-_20_Verse_20_Number"><text:span text:style-name="T2">1 </text:span></text:span><text:span text:style-name="T1">Gonda na li ti hoto</text:span></text:p>
      <text:p text:style-name="P7">Matthieu 17:1-21; Marc 9:2-29</text:p>
      <text:p text:style-name="P7">Ataa so Jesus atene, fade azo ayeke fâ lo, adisiple abaa ti ala atene, fade Jesus asoo tere ti lo na lege ti ngangu kue ti lo. Me Jesus aye titene ala ma nda ti gango ti lo. Tongaso, kete na pekoni, Jesus atene tënë na Pierre, Jacques na Jean.</text:p>
      <text:p text:style-name="P7"><text:soft-page-break/>E na ala, e gue na li ti hoto.</text:p>
      <text:p text:style-name="P7">Gi li ti e ota?</text:p>
      <text:p text:style-name="P1"><text:span text:style-name="v_20_-_20_Verse_20_Number"><text:span text:style-name="T2">2 </text:span></text:span><text:span text:style-name="T1">Gi hio tongaso, ndö ti le ti Jesus aza tongana lâ. Abongo ti lo avuru si ayeke za zango. Na tere ti Jesus ayeke Elie, na Moise, akota wayanga-Nzapa use.</text:span></text:p>
      <text:p text:style-name="P6">585</text:p>
      <text:p text:style-name="P1"><text:span text:style-name="v_20_-_20_Verse_20_Number"><text:span text:style-name="T2">1 </text:span></text:span><text:span text:style-name="T1">Na kota mbeto, Pierre ati na likunu si lo dekongo:</text:span></text:p>
      <text:p text:style-name="P7">Ayeke taa pasa si e yeke ge! E lingbi ti leke agbefa ota ndali ti ala!</text:p>
      <text:p text:style-name="P7">Yanga ti Pierre aza ti lo ka hio mingi ahon gbungo li ti lo. Me kozo si mbeni zo akiri peko ti tënë, Nzapa atene tënë na ya ti mbinda so amu ndo ti ala kue.</text:p>
      <text:p text:style-name="P7">So ayeke molenge ti mbi so mbi ye lo mingi! Ala ma yanga ti lo.</text:p>
      <text:p text:style-name="P1"><text:span text:style-name="v_20_-_20_Verse_20_Number"><text:span text:style-name="T2">2 </text:span></text:span><text:span text:style-name="T1">Na ya ti kota mbeto, Pierre, Jacques, na Jean ati na sese si ala honde le ti ala. Jesus andu ala ti de be ti ala. Ala yo le ti ala na nduzu, si ala baa gi Jesus oko.</text:span></text:p>
      <text:p text:style-name="P7">Ala londo! Sara mbeto ape!</text:p>
      <text:p text:style-name="P7">Jesus agboto mê ti adisiple ti lo titene ala tene tënë ti ye so ala baa pepe ngbii lo zingo na kuâ si.</text:p>
      <text:p text:style-name="P1"><text:span text:style-name="v_20_-_20_Verse_20_Number"><text:span text:style-name="T2">3 </text:span></text:span><text:span text:style-name="T1">Kâ na gbe ti hoto, gba ti azo ayeke ku.</text:span></text:p>
      <text:p text:style-name="P7">Wafango-ye, mbeni yingo ayeke sara molenge ti mbi. Mbi hunda adisiple ti mo, me ala kai kobela ni gbaa.</text:p>
      <text:p text:style-name="P7">Ga na mbi molenge ni ge.</text:p>
      <text:p text:style-name="P1"><text:span text:style-name="v_20_-_20_Verse_20_Number"><text:span text:style-name="T2">4 </text:span></text:span><text:span text:style-name="T1">Babâ ni ama yanga ti Jesus. Me sioni yingo alondo abi molenge-koli ni na sese.</text:span></text:p>
      <text:p text:style-name="P7">Tongana mo lingbi ti sara mbeni ye, sara na e!</text:p>
      <text:p text:style-name="P7">Zo so ayeke na mabe, alingbi ti sara ye kue.</text:p>
      <text:p text:style-name="P1"><text:span text:style-name="v_20_-_20_Verse_20_Number"><text:span text:style-name="T2">5 </text:span></text:span><text:span text:style-name="T1">Mbi ma na be! Mu maboko na mbi ataa mabe atia mbi!</text:span></text:p>
      <text:p text:style-name="P7">Sioni yingo so mo hon ndö ti molenge so, mbi tene na mo ti sigigi fadeso!</text:p>
      <text:p text:style-name="P6">586</text:p>
      <text:p text:style-name="P1"><text:span text:style-name="v_20_-_20_Verse_20_Number"><text:span text:style-name="T2">1 </text:span></text:span><text:span text:style-name="T1">Yingo so adekongo. Lo yingi molenge ni ngangu, si lo sigigi lo hon. Molenge so alango gi kpoo, si azo abaa atene lo kui awe. Me Jesus aya lo na nduzu.</text:span></text:p>
      <text:p text:style-name="P7">So gi ala na Jesus oko, adisiple ahunda atene:</text:p>
      <text:p text:style-name="P7">Ti e, e tumba yingo so gbaa ngbanga ti nyen?</text:p>
      <text:p text:style-name="P1"><text:span text:style-name="T1">Mabe ti ala alingbi fade ape. Tongana mabe ti ala alingbi na konongo ti le ti sindi, ye </text:span><text:soft-page-break/><text:span text:style-name="T1">ti kara ala ayeke ape.</text:span></text:p>
      <text:p text:style-name="P1"><text:span text:style-name="v_20_-_20_Verse_20_Number"><text:span text:style-name="T2">2 </text:span></text:span><text:span text:style-name="T1">Angangu ye ti mandango</text:span></text:p>
      <text:p text:style-name="P7">Matthieu 18; Jean 7:11—8:59</text:p>
      <text:p text:style-name="P7">Na pekoni, adisiple abingbi tënë na popo ti ala, ti hinga zo wa laa ayeke kota zo ahon amba ti lo kue …</text:p>
      <text:p text:style-name="P7">Mbi baa ti mbi, fade mbi duti na tere ti Jesus kâ na yayu …</text:p>
      <text:p text:style-name="P6">587</text:p>
      <text:p text:style-name="P1"><text:span text:style-name="v_20_-_20_Verse_20_Number"><text:span text:style-name="T2">1 </text:span></text:span><text:span text:style-name="T1">Jesus ama adisiple ti lo so apapa mingi. Lo hinga fadeso bibe ti ala ayeke so: ndia ti yayu na ti sese ayeke gi oko. Lo baa so ngoi ti mandango ye asi awe. Lo ye ti fa tënë na ndö ti kodro-gbia ti Nzapa na adisiple si lo iri mbeni kete molenge-koli ti ga.</text:span></text:p>
      <text:p text:style-name="P7">Alingbi ala ga tongana akete molenge. Tongaso ape, ala lingbi ti li na kodro-gbia ti yayu ape.</text:p>
      <text:p text:style-name="P1"><text:span text:style-name="v_20_-_20_Verse_20_Number"><text:span text:style-name="T2">2 </text:span></text:span><text:span text:style-name="T1">Alingbi ala ma na be si be ti ala akiri avuru tongana be ti molenge. Ala yamba akete molenge na iri ti mbi.</text:span></text:p>
      <text:p text:style-name="P6">588</text:p>
      <text:p text:style-name="P1"><text:span text:style-name="v_20_-_20_Verse_20_Number"><text:span text:style-name="T2">1 </text:span></text:span><text:span text:style-name="T1">Tongana ita ti mo asara sioni na mo, mo ku ape titene lo hunda pardon. Gue mo baa lo; tongana lo ma mo, andaa mo kiri na lo na nzoni lege awe.</text:span></text:p>
      <text:p text:style-name="P1"><text:span text:style-name="v_20_-_20_Verse_20_Number"><text:span text:style-name="T2">2 </text:span></text:span><text:span text:style-name="T1">Fade mbi zi tënë fani oke na li ti zo so asara sioni na mbi? Fani 7?</text:span></text:p>
      <text:p text:style-name="P7">Ên-en, fani 7 ape, me fani 77. Diko fani ape. Mo gue daa gi na zingo tënë na li ti lo.</text:p>
      <text:p text:style-name="P1"><text:span text:style-name="v_20_-_20_Verse_20_Number"><text:span text:style-name="T2">3 </text:span></text:span><text:span text:style-name="T1">Jesus alondo na Kapernaum, lo gue na Judee, si lo si na Jerusalem. Lo hinga atene fade azo ayeke zia maboko ti ala na ndö ti lo. Azo ayeke gi be ti ala ndali ti lo …</text:span></text:p>
      <text:p text:style-name="P7">Lo yeke nzoni zo.</text:p>
      <text:p text:style-name="P7">Lo yeke handa azo!</text:p>
      <text:p text:style-name="P7">Na lege wa lo manda aye mingi ataa so lo manda mbeti ape?</text:p>
      <text:p text:style-name="P6">589</text:p>
      <text:p text:style-name="P1"><text:span text:style-name="v_20_-_20_Verse_20_Number"><text:span text:style-name="T2">1 </text:span></text:span><text:span text:style-name="T1">Afarizien ahinga Jesus ayeke zo wa—zo ti kpale!</text:span></text:p>
      <text:p text:style-name="P7">Mbeni lege ti gbu Jesus ayeke daa. E gbu lo na gbanda! Mbeni wali ayeke daa so ayeke handa koli ti lo.</text:p>
      <text:p text:style-name="P7">Mo hinga tongana nyen?</text:p>
      <text:p text:style-name="P7"><text:soft-page-break/>Zia be ti mo na so ape!</text:p>
      <text:p text:style-name="P1"><text:span text:style-name="v_20_-_20_Verse_20_Number"><text:span text:style-name="T2">2 </text:span></text:span><text:span text:style-name="T1">Jesus ayeke mba ti awasiokpari, ni laa ape? Tongana lo tene a zia wali ti siokpari so ague, andaa lo ke ndia ti Moise—</text:span></text:p>
      <text:p text:style-name="P7">si e lingbi ti gbu lo. Me tongana lo zia e fâ lo, fade adisiple ti lo yeke ke lo.</text:p>
      <text:p text:style-name="P1"><text:span text:style-name="v_20_-_20_Verse_20_Number"><text:span text:style-name="T2">3 </text:span></text:span><text:span text:style-name="T1">Na ndade ni, Jesus ayeke fa tënë na dawa ti kota da ti Nzapa.</text:span></text:p>
      <text:p text:style-name="P7">Tongana ala hinga mbi, fade ala yeke hinga taa-tënë, si taa-tënë ayeke zi ala na gbe ti—</text:p>
      <text:p text:style-name="P7">Wafango-ye!</text:p>
      <text:p text:style-name="P1"><text:span text:style-name="v_20_-_20_Verse_20_Number"><text:span text:style-name="T2">4 </text:span></text:span><text:span text:style-name="T1">E wara wali so ayeke lango na koli so ayeke koli ti lo ape. Ndia ti Moise atene a bo lo na têne. Me ti mo, mo tene nyen?</text:span></text:p>
      <text:p text:style-name="P6">590</text:p>
      <text:p text:style-name="P1"><text:span text:style-name="v_20_-_20_Verse_20_Number"><text:span text:style-name="T2">1 </text:span></text:span><text:span text:style-name="T1">Jesus asara ka ti afarizien ape ngbanga ti mbeni ngoi. Lo kpaka mbeti na ya ti fuku ti sese.</text:span></text:p>
      <text:p text:style-name="P1"><text:span text:style-name="v_20_-_20_Verse_20_Number"><text:span text:style-name="T2">2 </text:span></text:span><text:span text:style-name="T1">Êen??? Mo tene ti mo nyen?</text:span></text:p>
      <text:p text:style-name="P1"><text:span text:style-name="v_20_-_20_Verse_20_Number"><text:span text:style-name="T2">3 </text:span></text:span><text:span text:style-name="T1">Zo so asara siokpari oko ape, ayeke nzoni lo mu têne, lo bo na wali ni kozoni.</text:span></text:p>
      <text:p text:style-name="P1"><text:span text:style-name="v_20_-_20_Verse_20_Number"><text:span text:style-name="T2">4 </text:span></text:span><text:span text:style-name="T1">Jesus agbu ala na ya ti gbanda ti ala wani—zo oko ti ala alingbi pepe ti tene ni sara siokpari oko pepe. Oko na oko, ala kue ayeke londo ti gue.</text:span></text:p>
      <text:p text:style-name="P1"><text:span text:style-name="v_20_-_20_Verse_20_Number"><text:span text:style-name="T2">5 </text:span></text:span><text:span text:style-name="T1">Wali, azo so abi tënë na li ti mo ayeke na ndo wa?</text:span></text:p>
      <text:p text:style-name="P7">Ah … zo oko ape.</text:p>
      <text:p text:style-name="P7">Mbi yeke fâ ngbanga na li ti mo ape. Gue, mo kiri mo sara siokpari ape.</text:p>
      <text:p text:style-name="P6">591</text:p>
      <text:p text:style-name="P1"><text:span text:style-name="v_20_-_20_Verse_20_Number"><text:span text:style-name="T2">1 </text:span></text:span><text:span text:style-name="T1">Afarizien na awayango-sandaga akiri aye ti kai kua ti Jesus.</text:span></text:p>
      <text:p text:style-name="P7">Alingbi a tumba zo kue so ama na be na Jesus tongana Mesii, na da ti sambelango Nzapa.</text:p>
      <text:p text:style-name="P7">E gbu Jesus hio fadeso, kozo titene azo mingi amu lo tongana wasongo-zo!</text:p>
      <text:p text:style-name="P1"><text:span text:style-name="v_20_-_20_Verse_20_Number"><text:span text:style-name="T2">2 </text:span></text:span><text:span text:style-name="T1">Gba ti azo ahinga Jesus. Awayango-sandaga asara mbeto ti ga na kpale na ya ti gbata so asi na azo so aga na kota matanga. Mbeni lâ …</text:span></text:p>
      <text:p text:style-name="P7">Mbi ga ti mu gonda na Nzapa. Kozo na alango ti Abraham, mbi yeke ando na tere ti Nzapa.</text:p>
      <text:p text:style-name="P7">Na lege wa si lo tene ni hinga Nzapa tongaso!</text:p>
      <text:p text:style-name="P7"><text:soft-page-break/>Ala bo lo! Ala bo lo!</text:p>
      <text:p text:style-name="P7">Afarizien amu têne ti bo na Jesus, me lo hon hio na popo ti ala.</text:p>
      <text:p text:style-name="P6">592</text:p>
      <text:p text:style-name="P1"><text:span text:style-name="v_20_-_20_Verse_20_Number"><text:span text:style-name="T2">1 </text:span></text:span><text:span text:style-name="T1">Zingo le ti mabe</text:span></text:p>
      <text:p text:style-name="P7">Jean 9:1—10:21</text:p>
      <text:p text:style-name="P7">Jesus atengbi na mbeni waziba na yanga ti gbagba ti kota da-Nzapa. Jesus asara ngu ti yanga ti lo na potopoto, si lo zia ni na le ti lo.</text:p>
      <text:p text:style-name="P7">Gue mo sukula le ti mo. Ma na be na mbi.</text:p>
      <text:p text:style-name="P1"><text:span text:style-name="v_20_-_20_Verse_20_Number"><text:span text:style-name="T2">2 </text:span></text:span><text:span text:style-name="T1">Waziba so ama yanga ti Jesus. Kozo lege so lo baa ndo na ya ti fini ti lo laa! Azo so ahinga waziba ni, ayeke ngangu na ala ti ma na be atene koli so ayeke ando waziba laa.</text:span></text:p>
      <text:p text:style-name="P7">Taa koli so ayeke duti na yanga ti kota da-Nzapa ti iri ye laa?</text:p>
      <text:p text:style-name="P7">Mbeni zo nde laa. Lo kpa lo kpango.</text:p>
      <text:p text:style-name="P6">593</text:p>
      <text:p text:style-name="P1"><text:span text:style-name="v_20_-_20_Verse_20_Number"><text:span text:style-name="T2">1 </text:span></text:span><text:span text:style-name="T1">Ayeke taa mbi waziba so ando laa! Jesus azi le ti mbi.</text:span></text:p>
      <text:p text:style-name="P1"><text:span text:style-name="v_20_-_20_Verse_20_Number"><text:span text:style-name="T2">2 </text:span></text:span><text:span text:style-name="T1">Li ti azo ti tere ti da ti lo akpe. Ala gue na lo titene lo baa afarizien.</text:span></text:p>
      <text:p text:style-name="P7">So Jesus ayeke sara kua na lango ti wungo tere, gbaa lo zo ti siokpari.</text:p>
      <text:p text:style-name="P7">Ataa lo yeke zo ti siokpari-oo, mbi hinga so mbi yeke lani waziba, si fadeso mbi yeke baa ndo.</text:p>
      <text:p text:style-name="P1"><text:span text:style-name="v_20_-_20_Verse_20_Number"><text:span text:style-name="T2">3 </text:span></text:span><text:span text:style-name="T1">Afarizien atara ti gbian be ti koli so ti ke Jesus. A kara ala si ala bi lo na gigi na da ti sambelango Nzapa. Jesus ahinga ye so asi, si lo gi peko ti koli so.</text:span></text:p>
      <text:p text:style-name="P7">Mo ma na be na Molenge ti Nzapa?</text:p>
      <text:p text:style-name="P7">Lo yeke zo wa si mbi lingbi ti ma na be na lo!</text:p>
      <text:p text:style-name="P1"><text:span text:style-name="v_20_-_20_Verse_20_Number"><text:span text:style-name="T2">4 </text:span></text:span><text:span text:style-name="T1">Mo baa lo awe. Lo laa lo yeke tene tënë na mo so.</text:span></text:p>
      <text:p text:style-name="P7">Mbi ma na be!</text:p>
      <text:p text:style-name="P6">594</text:p>
      <text:p text:style-name="P1"><text:span text:style-name="v_20_-_20_Verse_20_Number"><text:span text:style-name="T2">1 </text:span></text:span><text:span text:style-name="T1">Mbi yeke nzoni wabatango-taba.</text:span></text:p>
      <text:p text:style-name="P7">Nzoni wabatango-taba ayeke ka fini ti lo ndali ti ataba ti lo.</text:p>
      <text:p text:style-name="P7">Zo ayeke zi fini ti mbi ape, me mbi wani laa mbi yeda ti ka ni.</text:p>
      <text:p text:style-name="P7"><text:soft-page-break/>Mbi lingbi ti ka ni, mbi lingbi nga ti kiri ti wara ni.</text:p>
      <text:p text:style-name="P7">Babâ ti mbi amu ngangu ni na mbi.</text:p>
      <text:p text:style-name="P1"><text:span text:style-name="v_20_-_20_Verse_20_Number"><text:span text:style-name="T2">2 </text:span></text:span><text:span text:style-name="T1">Gbaa li ti lo ayeke nzoni ape—wala sioni yingo ayeke sara lo. E ma lo ape ma.</text:span></text:p>
      <text:p text:style-name="P7">Me sioni yingo alingbi ti zi le ti waziba?</text:p>
      <text:p text:style-name="P1"><text:span text:style-name="v_20_-_20_Verse_20_Number"><text:span text:style-name="T2">3 </text:span></text:span><text:span text:style-name="T1">Afarizien na awayango-sandaga angba gi ti bingbi tënë. Ambeni atene: Jesus ayeke sara ye na ngangu ti Zabolo. Ambeni ake na kuru go, me ala ngba ti ke atene lo yeke Molenge ti Nzapa. Kete pekoni, Jesus alondo na Jerusalem ti fa tënë na ando so angoro gbata ni.</text:span></text:p>
      <text:p text:style-name="P1"><text:span text:style-name="v_20_-_20_Verse_20_Number"><text:span text:style-name="T2">4 </text:span></text:span><text:span text:style-name="T1">Na mbeni gbata, mbeni wafango-ndia aye ti tara Jesus.</text:span></text:p>
      <text:p text:style-name="P7">Fade mbi baa, na lege wa, wafango-ye so akiri na peko ti ngangu hundango ndo …</text:p>
      <text:p text:style-name="P6">595</text:p>
      <text:p text:style-name="P1"><text:span text:style-name="v_20_-_20_Verse_20_Number"><text:span text:style-name="T2">1 </text:span></text:span><text:span text:style-name="T1">Nzoni mba ti zo</text:span></text:p>
      <text:p text:style-name="P7">Luc 10:25-37</text:p>
      <text:p text:style-name="P7">Mbeni wafango-ndia ahunda Jesus na mbeni hundango ndo, so kiringo na peko ni ayeke ngangu mingi.</text:p>
      <text:p text:style-name="P7">Mbi lingbi ti sara nyen ti wara fini ti lakue lakue?</text:p>
      <text:p text:style-name="P1"><text:span text:style-name="v_20_-_20_Verse_20_Number"><text:span text:style-name="T2">2 </text:span></text:span><text:span text:style-name="T1">Jesus akiri na peko ti tënë ti wafango-ndia so na mbeni hundango ndo.</text:span></text:p>
      <text:p text:style-name="P7">Mo yeke wandara ti ndia ti Nzapa. Nzapa atene nyen?</text:p>
      <text:p text:style-name="P7">Mo ye Nzapa ti mo, si mo ye mba ti mo tongana so mo ye tere ti mo wani.</text:p>
      <text:p text:style-name="P6">596</text:p>
      <text:p text:style-name="P1"><text:span text:style-name="v_20_-_20_Verse_20_Number"><text:span text:style-name="T2">1 </text:span></text:span><text:span text:style-name="T1">Een. Sara ye ni tongaso si fade mo ngba na fini.</text:span></text:p>
      <text:p text:style-name="P7">So senge na mo ti tene! Ka mba ti mbi ni ayeke zo wa?</text:p>
      <text:p text:style-name="P1"><text:span text:style-name="v_20_-_20_Verse_20_Number"><text:span text:style-name="T2">2 </text:span></text:span><text:span text:style-name="T1">Jesus akiri na peko ti hundango ndo so na mbeni mbai …</text:span></text:p>
      <text:p text:style-name="P7">Mbeni koli alondo na Jerusalem ti gue na Jericho. Lo ti na maboko ti azaragina so apika lo nduru na kuâ.</text:p>
      <text:p text:style-name="P1"><text:span text:style-name="v_20_-_20_Verse_20_Number"><text:span text:style-name="T2">3 </text:span></text:span><text:span text:style-name="T1">Mbeni wayango-sandaga aga na lege. Lo baa koli so. Mbeto asara lo ngbanga ti azaragina …</text:span></text:p>
      <text:p text:style-name="P7">… lo hon na lege ti lo gi hio.</text:p>
      <text:p text:style-name="P1"><text:span text:style-name="v_20_-_20_Verse_20_Number"><text:span text:style-name="T2">4 </text:span></text:span><text:span text:style-name="T1">Kete na pekoni, mbeni zo ti mara ti Levi nga, zo ti Nzapa aga. Me kota kua ti sara ayeke ku lo na Jericho …</text:span></text:p>
      <text:p text:style-name="P7"><text:soft-page-break/>… Lo nga kue, lo hon hio.</text:p>
      <text:p text:style-name="P6">597</text:p>
      <text:p text:style-name="P1"><text:span text:style-name="v_20_-_20_Verse_20_Number"><text:span text:style-name="T2">1 </text:span></text:span><text:span text:style-name="T1">Me mbeni zo ti Samarii aga abaa koli so, lo luti. Ataa so azo ti Samarii na Azuife ayeke awato, lo sukula aka ti lo si lo kanga ni. Lo gue na lo na ya ti mbeni oberze. Lo futa mbeni zo ti bata lo nzoni, ngbii lo ga nzoni si.</text:span></text:p>
      <text:p text:style-name="P1"><text:span text:style-name="v_20_-_20_Verse_20_Number"><text:span text:style-name="T2">2 </text:span></text:span><text:span text:style-name="T1">Jesus ahunzi mbai ti nzoni zo ti Samarii so, si lo hunda tënë so:</text:span></text:p>
      <text:p text:style-name="P7">Na popo ti azo ota so, lo so wa laa ayeke mba ti koli so ati na maboko ti azaragina?</text:p>
      <text:p text:style-name="P7">Zo so asara nzoni na lo so.</text:p>
      <text:p text:style-name="P7">Gue, mo nga mo sara tongaso!</text:p>
      <text:p text:style-name="P1"><text:span text:style-name="v_20_-_20_Verse_20_Number"><text:span text:style-name="T2">3 </text:span></text:span><text:span text:style-name="T1">Lege ti sambela</text:span></text:p>
      <text:p text:style-name="P7">Luc 10:38—11:4; Matthieu 6:9-13; Jean 10:22-39</text:p>
      <text:p text:style-name="P7">Jesus angba lakue ti fa tënë. Kâ na Betanii, lo luti ti duti na ambeni zo ti lo: Marie, Marthe, na Lazare. Marie ado ye kue azia ti gi ti ma fango tënë ti Jesus. Me Marthe …</text:p>
      <text:p text:style-name="P7">So gi mbi oko na tere ti kua ni, ayeke senge?</text:p>
      <text:p text:style-name="P6">598</text:p>
      <text:p text:style-name="P1"><text:span text:style-name="v_20_-_20_Verse_20_Number"><text:span text:style-name="T2">1 </text:span></text:span><text:span text:style-name="T1">Be ti Marthe aso si lo dema na Jesus.</text:span></text:p>
      <text:p text:style-name="P7">Kota zo, ita ti mbi azia gi mbi oko na tere ti kua ni. Tene na lo ti mu na mbi maboko ma!</text:p>
      <text:p text:style-name="P7">Marthe, Marthe. Mo yeke gi be ti mo ndali ti aye mingi. Taa nzoni ye ayeke gi oko. Marie laa asoro ni—ti gi peko ti Nzapa. Fade mbi zi ni na maboko ti lo ape.</text:p>
      <text:p text:style-name="P1"><text:span text:style-name="v_20_-_20_Verse_20_Number"><text:span text:style-name="T2">2 </text:span></text:span><text:span text:style-name="T1">Marthe ayeda na tënë ti Jesus na be ti lo kue. Jesus amu peko ti adisiple ti lo ti hon na fango tënë na Judee.</text:span></text:p>
      <text:p text:style-name="P7">Mbi baa tere ti mbi nduru na Nzapa mingi ahon ti kozoni.</text:p>
      <text:p text:style-name="P6">599</text:p>
      <text:p text:style-name="P1"><text:span text:style-name="v_20_-_20_Verse_20_Number"><text:span text:style-name="T2">1 </text:span></text:span><text:span text:style-name="T1">Na ya ti atambula ti lo, fani mingi Jesus aluti ti sambela. Adisiple ti lo abaa ngangu ti sambela ti lo, si ala ye mingi ti manda ni.</text:span></text:p>
      <text:p text:style-name="P7">Kota Gbia, fa na e lege ti sambela.</text:p>
      <text:p text:style-name="P1"><text:span text:style-name="v_20_-_20_Verse_20_Number"><text:span text:style-name="T2">2 </text:span></text:span><text:span text:style-name="T1">Tongana ala yeke sambela, ala tene:</text:span></text:p>
      <text:p text:style-name="P7">“Babâ ti e so ayeke na yayu, iri ti mo ayeke nzoni kue.</text:p>
      <text:p text:style-name="P7"><text:soft-page-break/>Ga, mo le-gbia na ndö ti azo.</text:p>
      <text:p text:style-name="P7">Sara si e mu peko ti pialo ti mo na sese,</text:p>
      <text:p text:style-name="P7">tongana ti so a yeke sara na yayu.</text:p>
      <text:p text:style-name="P7">Mu na e na ya ti lango oko oko, kobe so alingbi na e.</text:p>
      <text:p text:style-name="P7">Zi siokpari ti e na li ti e, tongana ti so e nga,</text:p>
      <text:p text:style-name="P7">e yeke zi sioni na li ti azo so asara sioni na e.</text:p>
      <text:p text:style-name="P7">Sara si e ti na ya ti ye ti tarango be pepe,</text:p>
      <text:p text:style-name="P7">me mo zi e na maboko ti sioni wato”</text:p>
      <text:p text:style-name="P7">Adisiple aduti kpoo, si na peko ti senge sambela so, ala tene gi “amen.” Na pekoni, Jesus, na adisiple ti lo, angba ti gue na Judee, na fango tënë nga na kaingo kobela. Jesus akiri na Jerusalem ndali ti matanga ti Nzapa. Gbata ni asi singo na azo so ayeke tene tënë ti Jesus si li ti ala akpe.</text:p>
      <text:p text:style-name="P6">600</text:p>
      <text:p text:style-name="P1"><text:span text:style-name="v_20_-_20_Verse_20_Number"><text:span text:style-name="T2">1 </text:span></text:span><text:span text:style-name="T1">Gi so Jesus ahon na veranda ti Salomon na tere ti kota da-Nzapa, azo angoro lo.</text:span></text:p>
      <text:p text:style-name="P7">E ku ngbii asi lawa si mo tene na e wala mo yeke Mesii? Tene na e polele ma!</text:p>
      <text:p text:style-name="P7">Mbi tene na ala awe. Me ala yeda na aye so mbi yeke sara na iri ti babâ ti mbi ape.</text:p>
      <text:p text:style-name="P1"><text:span text:style-name="v_20_-_20_Verse_20_Number"><text:span text:style-name="T2">2 </text:span></text:span><text:span text:style-name="T1">Ala ma awe? Lo sara tere ti lo Nzapa!</text:span></text:p>
      <text:p text:style-name="P7">Ala bo lo! Ala gbu lo!</text:p>
      <text:p text:style-name="P7">Me Jesus ahon gi yeke. Me zo oko atara ti gbu lo pepe.</text:p>
      <text:p text:style-name="P1"><text:span text:style-name="v_20_-_20_Verse_20_Number"><text:span text:style-name="T2">3 </text:span></text:span><text:span text:style-name="T1">Babâ ti ndoye</text:span></text:p>
      <text:p text:style-name="P7">Luc 15:11-32</text:p>
      <text:p text:style-name="P7">Jesus alondo na Jerusalem ahon. Lo ngba gi ti fa tënë. Be ti afarizien aso ndali ti so lo duti na awasiokpari. Tongaso Jesus atene na ala toli ti mbeni koli so ayeke na amolenge-koli use. Mbeni lâ, ngambe ni aga na babâ ti lo …</text:p>
      <text:p text:style-name="P7">Babâ, mbi ga koli awe, mu na mbi fadeso ti mbi mbage ti nginza ni. Mbi ye ti ku lango ti kuâ ti mo ape.</text:p>
      <text:p text:style-name="P7">Tongana mo ye nginza ni, mo lingbi ti wara ni. Fade mbi kangbi aye ti mbi na popo ti mo na ita ti mo.</text:p>
      <text:p text:style-name="P7">Ngambe ni alondo ague na mbeni yongoro kodro.</text:p>
      <text:p text:style-name="P6">601</text:p>
      <text:p text:style-name="P1"><text:soft-page-break/><text:span text:style-name="v_20_-_20_Verse_20_Number"><text:span text:style-name="T2">1 </text:span></text:span><text:span text:style-name="T1">So nzoni ngoi, mbi ga awe!</text:span></text:p>
      <text:p text:style-name="P1"><text:span text:style-name="v_20_-_20_Verse_20_Number"><text:span text:style-name="T2">2 </text:span></text:span><text:span text:style-name="T1">Barman, mbi ye samba …</text:span></text:p>
      <text:p text:style-name="P7">… zo kue na ti lo!</text:p>
      <text:p text:style-name="P1"><text:span text:style-name="v_20_-_20_Verse_20_Number"><text:span text:style-name="T2">3 </text:span></text:span><text:span text:style-name="T1">So be na mo!</text:span></text:p>
      <text:p text:style-name="P7">Tembe na tembe ti saki 300.</text:p>
      <text:p text:style-name="P7">Pendere maseka!</text:p>
      <text:p text:style-name="P7">Fadeso e te e nyon!</text:p>
      <text:p text:style-name="P1"><text:span text:style-name="v_20_-_20_Verse_20_Number"><text:span text:style-name="T2">4 </text:span></text:span><text:span text:style-name="T1">So kota da ti lango! Ngoi ti duti na ndo ti mbi laa. Amba ti mbi kue alingbi ti duti ge gi senge!</text:span></text:p>
      <text:p text:style-name="P7">E yeke amba ti lo?</text:p>
      <text:p text:style-name="P7">Gi tongana lo yeke na nginza si-a!</text:p>
      <text:p text:style-name="P6">602</text:p>
      <text:p text:style-name="P1"><text:span text:style-name="v_20_-_20_Verse_20_Number"><text:span text:style-name="T2">1 </text:span></text:span><text:span text:style-name="T1">Na lege ti aye so, nginza ni ahunzi. Azo ti yongo amu da ni na maboko ti lo. Maseka-koli abaa ndo na mbage ti amba ti lo. Me ala ke ti duti na mbeni wayere. So lo baa gbaa, lo gue ti bata anguru si lo te ye.</text:span></text:p>
      <text:p text:style-name="P7">Ataa azo ti kua ti babâ ti mbi ahon so! Fade mbi kiri na kodro. Mbi hunda na babâ ti mbi ti sara kua na lo—tongana senge zo ti kua.</text:p>
      <text:p text:style-name="P1"><text:span text:style-name="v_20_-_20_Verse_20_Number"><text:span text:style-name="T2">2 </text:span></text:span><text:span text:style-name="T1">So lo si na kodro awe, babâ ti lo asigigi hio ti yamba lo.</text:span></text:p>
      <text:p text:style-name="P7">Babâ! Mbi sara siokpari so ake Nzapa, si ake mo nga. Mbi lingbi titene mo kiri mo iri mbi molenge ti mo ape.</text:p>
      <text:p text:style-name="P6">603</text:p>
      <text:p text:style-name="P1"><text:span text:style-name="v_20_-_20_Verse_20_Number"><text:span text:style-name="T2">1 </text:span></text:span><text:span text:style-name="T1">Ala mu taa nzoni bongo aga na ni hio! Fade e sara matanga! Molenge ti mbi so agirisa, si a wara lo!</text:span></text:p>
      <text:p text:style-name="P1"><text:span text:style-name="v_20_-_20_Verse_20_Number"><text:span text:style-name="T2">2 </text:span></text:span><text:span text:style-name="T1">Na yaka kâ, gbiki agbu yaya ni ndali ti sarango kua.</text:span></text:p>
      <text:p text:style-name="P7">Tongana ita ti mbi ayeke fade ge, alingbi mbi sara gba ti kua so ape.</text:p>
      <text:p text:style-name="P1"><text:span text:style-name="v_20_-_20_Verse_20_Number"><text:span text:style-name="T2">3 </text:span></text:span><text:span text:style-name="T1">Na lakui, yaya ni akiri na kodro. So lo ga nduru na da, lo ma mozoko na azo so ayeke dodo.</text:span></text:p>
      <text:p text:style-name="P7">Nyen laa asi?</text:p>
      <text:p text:style-name="P7">Ita ti mo akiri na kodro na tere ti lo ayeke senge. Babâ ayeke sara matanga ndali ti lo.</text:p>
      <text:p text:style-name="P1"><text:span text:style-name="v_20_-_20_Verse_20_Number"><text:span text:style-name="T2">4 </text:span></text:span><text:span text:style-name="T1">Ngonzo asara yaya ni si lo ke ti li na ya ti da. Tongaso si babâ ti lo asigigi ti tene </text:span><text:soft-page-break/><text:span text:style-name="T1">tënë na lo.</text:span></text:p>
      <text:p text:style-name="P1"><text:span text:style-name="v_20_-_20_Verse_20_Number"><text:span text:style-name="T2">5 </text:span></text:span><text:span text:style-name="T1">Mbi ma yanga ti mo lakue si mbi sara ye so kue mo ye. Mo mu lege na mbi ti sara matanga na amba ti mbi lawa? Me ti lo mo sara kota matanga.</text:span></text:p>
      <text:p text:style-name="P7">Aye ti mbi kue ayeke ti mo. Me alingbi fade e sara matanga ngbanga ti so ita ti mo so akui awe, si lo kiri na fini.</text:p>
      <text:p text:style-name="P6">604</text:p>
      <text:p text:style-name="P1"><text:span text:style-name="v_20_-_20_Verse_20_Number"><text:span text:style-name="T2">1 </text:span></text:span><text:span text:style-name="T1">Jesus ahunzi tenengo toli so awe. Tënë ni ahon gbungo li ti azo kue so ayeke daa.</text:span></text:p>
      <text:p text:style-name="P7">Ku si! Nzapa ayeke tongana babâ ni na ya ti toli so?</text:p>
      <text:p text:style-name="P7">Êen! Mbi baa tongaso. Nzapa ayeke nduru ti zi asiokpari na li ti e, tongana e kiri na lo.</text:p>
      <text:p text:style-name="P1"><text:span text:style-name="v_20_-_20_Verse_20_Number"><text:span text:style-name="T2">2 </text:span></text:span><text:span text:style-name="T1">Jesus atoto</text:span></text:p>
      <text:p text:style-name="P7">Jean 11; Marc 10:13-22</text:p>
      <text:p text:style-name="P7">Tongana Jesus angba ti fa tënë na Peree, mbeni tokua asi atene Lazare, ita ti Marie na Marthe ti koli, akui. Jesus abaa so fade alingbi lo gue na Betanii.</text:p>
      <text:p text:style-name="P7">Betanii? So ayeke nduru mingi na Jerusalem, ndo so laa afarizien aye lani ti bo mo na têne ti fâ mo. Mo hinga tere ti mo biani titene e kiri ka?</text:p>
      <text:p text:style-name="P7">Lazare, ita ti e, alango awe. Mbi yeke gue kâ ti zingo lo.</text:p>
      <text:p text:style-name="P6">605</text:p>
      <text:p text:style-name="P1"><text:span text:style-name="v_20_-_20_Verse_20_Number"><text:span text:style-name="T2">1 </text:span></text:span><text:span text:style-name="T1">So Jesus na adisiple ti lo asi na Betanii, andaa Lazare akui ti lo, asara lango osio awe. Marthe asigigi ti yamba Jesus, na totongo ita ti lo.</text:span></text:p>
      <text:p text:style-name="P7">Kota zo, tongana mo yeke fade na ndo so, ka mo kai kobela ti ita ti mbi.</text:p>
      <text:p text:style-name="P7">Fade lo yeke duti na fini.</text:p>
      <text:p text:style-name="P7">Lo yeke zingo na kuâ, na lango ti ndani.</text:p>
      <text:p text:style-name="P1"><text:span text:style-name="v_20_-_20_Verse_20_Number"><text:span text:style-name="T2">2 </text:span></text:span><text:span text:style-name="T1">Mbi yeke zingongo ti akuâ! Zo so ama na be na mbi, fade lo kui ape. Mo ma na be na mbi?</text:span></text:p>
      <text:p text:style-name="P7">Mbi ma na be so mo yeke Mesii, wasongo-zo, Molenge ti Nzapa.</text:p>
      <text:p text:style-name="P1"><text:span text:style-name="v_20_-_20_Verse_20_Number"><text:span text:style-name="T2">3 </text:span></text:span><text:span text:style-name="T1">Fadeso Marie asigigi na loro, si lo ti na gere ti Jesus na toto.</text:span></text:p>
      <text:p text:style-name="P7">Kota zo, tongana mo yeke fade na ndo so, ka ita ti e akui ape!</text:p>
      <text:p text:style-name="P7">Jesus atoto legeoko na lo.</text:p>
      <text:p text:style-name="P7">Mbi hinga!</text:p>
      <text:p text:style-name="P7"><text:soft-page-break/>Tënë ti Lazare agbu be ti lo-a!</text:p>
      <text:p text:style-name="P7">Ka, ngbanga ti nyen lo kai kobela ti lo ape?</text:p>
      <text:p text:style-name="P1"><text:span text:style-name="v_20_-_20_Verse_20_Number"><text:span text:style-name="T2">4 </text:span></text:span><text:span text:style-name="T1">Marie na Marthe ague na Jesus na ndo so alu Lazare daa. Gba ti azo amu peko ti ala. Na ndo so laa, Jesus ahunda atene a zi têne ni.</text:span></text:p>
      <text:p text:style-name="P7">Ên-en, Kota Gbia. A lu lo asara lango mingi awe. A fun sioni-a.</text:p>
      <text:p text:style-name="P7">Ma na be na mbi.</text:p>
      <text:p text:style-name="P6">606</text:p>
      <text:p text:style-name="P1"><text:span text:style-name="v_20_-_20_Verse_20_Number"><text:span text:style-name="T2">1 </text:span></text:span><text:span text:style-name="T1">Akota koli use azi têne ni na ndö ti du ti kuâ ni. Na kota dekongo, Jesus asambela Nzapa si lo mu yanga ti komande:</text:span></text:p>
      <text:p text:style-name="P7">Lazare, mo sigigi!</text:p>
      <text:p text:style-name="P1"><text:span text:style-name="v_20_-_20_Verse_20_Number"><text:span text:style-name="T2">2 </text:span></text:span><text:span text:style-name="T1">Lazare azingo na kuâ! Ala zi bongo ti kuâ ni gi hio na tere ti lo.</text:span></text:p>
      <text:p text:style-name="P7">So ayeke kota ye ti kpene ti Jesus so a hon kue laa!</text:p>
      <text:p text:style-name="P7">Ma ye!</text:p>
      <text:p text:style-name="P6">607</text:p>
      <text:p text:style-name="P1"><text:span text:style-name="v_20_-_20_Verse_20_Number"><text:span text:style-name="T2">1 </text:span></text:span><text:span text:style-name="T1">Afarizien asara bungbi hio ndali ti ye ti kpene so.</text:span></text:p>
      <text:p text:style-name="P7">Tongana lo ngba ti sara aye ti kpene, fade azo abaa lo tongana gbia.</text:p>
      <text:p text:style-name="P7">Tongana Jesus aga na mbeni kota kpale, fade azo ti Rome azia tënë na li ti e. Fade a zi e na kua kue, si a futi kodro ti e.</text:p>
      <text:p text:style-name="P1"><text:span text:style-name="v_20_-_20_Verse_20_Number"><text:span text:style-name="T2">2 </text:span></text:span><text:span text:style-name="T1">Ala baa ti ala ape? Ayeke nzoni titene a fâ Jesus, ahon titene kodro kue amiro. Alingbi titene Jesus akui ndali ti azo ti kodro.</text:span></text:p>
      <text:p text:style-name="P1"><text:span text:style-name="v_20_-_20_Verse_20_Number"><text:span text:style-name="T2">3 </text:span></text:span><text:span text:style-name="T1">Tongana Jesus ama tënë ti bibe ti amakonzi ti Azuife, lo gue na mbeni ndo so ayeke kpoo ti ku ngoi so fade lo yeke tengbi na awato ti lo. Ngbanga ti lango ti Pake aga nduru awe, azo alondo na ndo kue ti ga na Jerusalem, na Jesus nga kue.</text:span></text:p>
      <text:p text:style-name="P1"><text:span text:style-name="v_20_-_20_Verse_20_Number"><text:span text:style-name="T2">4 </text:span></text:span><text:span text:style-name="T1">Azo aga na akete molenge na Jesus, titene lo sara tufa na li ti ala.</text:span></text:p>
      <text:p text:style-name="P7">Zia Jesus asara tufa na molenge ti mbi!</text:p>
      <text:p text:style-name="P7">Ên-en! Hon na amolenge so kâ. Ala zia Jesus kpoo.</text:p>
      <text:p text:style-name="P1"><text:span text:style-name="v_20_-_20_Verse_20_Number"><text:span text:style-name="T2">5 </text:span></text:span><text:span text:style-name="T1">Me Jesus ayamba amolenge ni.</text:span></text:p>
      <text:p text:style-name="P7">Kanga lege na akete molenge ape ti ga na mbi. Kodro-gbia ti Nzapa asi singo na amara ti azo tongana amolenge so.</text:p>
      <text:p text:style-name="P6"><text:soft-page-break/>608</text:p>
      <text:p text:style-name="P1"><text:span text:style-name="v_20_-_20_Verse_20_Number"><text:span text:style-name="T2">1 </text:span></text:span><text:span text:style-name="T1">Mbeni maseka-koli ahunda Jesus na mbeni tënë.</text:span></text:p>
      <text:p text:style-name="P7">Wafango-ye, mbi sara nyen ti wara fini ti lakue?</text:p>
      <text:p text:style-name="P7">Mo bata akota tënë ti ndia ti Nzapa.</text:p>
      <text:p text:style-name="P1"><text:span text:style-name="v_20_-_20_Verse_20_Number"><text:span text:style-name="T2">2 </text:span></text:span><text:span text:style-name="T1">Mbi sara ni—alondo na ndembe so mbi de molenge.</text:span></text:p>
      <text:p text:style-name="P7">Mbeni ye ti sarango ni atia mo. Mo ka aye ti mo kue, mo mu nginza ni na awayere, si mo mu peko ti mbi.</text:p>
      <text:p text:style-name="P1"><text:span text:style-name="v_20_-_20_Verse_20_Number"><text:span text:style-name="T2">3 </text:span></text:span><text:span text:style-name="T1">Koli so ague na vundu na be. Lo yeke na mosoro mingi. Azo ti lege ni angba gi na tambula ti guengo na Jerusalem kâ. Na Jericho …</text:span></text:p>
      <text:p text:style-name="P7">O azo, ala zia mbi hon ma!</text:p>
      <text:p text:style-name="P7">Zo ti mayere so, warongo-nginza ti lapo Zachee, aye ti baa Jesus-ee!</text:p>
      <text:p text:style-name="P6">609</text:p>
      <text:p text:style-name="P1"><text:span text:style-name="v_20_-_20_Verse_20_Number"><text:span text:style-name="T2">1 </text:span></text:span><text:span text:style-name="T1">Wamosoro Zachee ayeke nduru zo. So gba ti azo ayeke na dawa ti lo, lo yeke baa ye oko pepe. Lo kpe na lege na dawa ti azo, si lo ko na ya ti keke ti sikomor titene lo baa Jesus na hongo ti lo na lege ni so …</text:span></text:p>
      <text:p text:style-name="P7">Zachee, zu na sese hio. Alingbi mbi duti na da ti mo laso.</text:p>
      <text:p text:style-name="P7">Na ndö ti keke</text:p>
      <text:p text:style-name="P7">Luc 19:1-35; Jean 12:1-8</text:p>
      <text:p text:style-name="P6">610</text:p>
      <text:p text:style-name="P1"><text:span text:style-name="v_20_-_20_Verse_20_Number"><text:span text:style-name="T2">1 </text:span></text:span><text:span text:style-name="T1">Zachee azu na sese, gi hio tongaso, si lo fa na Jesus lege ti da ti lo.</text:span></text:p>
      <text:p text:style-name="P7">Jesus ayeke gue ti duti na da ti zo ti siokpari. Ngbanga ti nyen lo sara ye so?</text:p>
      <text:p text:style-name="P1"><text:span text:style-name="v_20_-_20_Verse_20_Number"><text:span text:style-name="T2">2 </text:span></text:span><text:span text:style-name="T1">Dutingo na tere ti Jesus amu lege na Zachee ti hinga so lo sara aye ti sioni mingi. Lo ye ti gbian.</text:span></text:p>
      <text:p text:style-name="P7">Mbi yeke mu ndambo ti aye ti mbi kue na awayere. Zo so mbi nzi lo, fade mbi kiri na nginza ti lo lege osio.</text:p>
      <text:p text:style-name="P7">Laso Nzapa asoo azo ti da so awe. Ala girisa ando, si mbi ga ti soo ala.</text:p>
      <text:p text:style-name="P1"><text:span text:style-name="v_20_-_20_Verse_20_Number"><text:span text:style-name="T2">3 </text:span></text:span><text:span text:style-name="T1">Gba ti azo alondo na Jericho ti gue na Jerusalem, ndali ti kota matanga ti Pake. Angba lango omene si lango ti matanga ni asi. Nilaa, Jesus aluti na Betanii ti baa azo ti lo: Marie, Marthe, na Lazare. Na tengo kobe na lakui kâ na da ti Simon, zo ti buruma, Marie akuku na sese, lo tuku yombo ti kota ngere na ndö ti gere ti Jesus, si lo mbo ni </text:span><text:soft-page-break/><text:span text:style-name="T1">na kuä ti li ti lo.</text:span></text:p>
      <text:p text:style-name="P1"><text:span text:style-name="v_20_-_20_Verse_20_Number"><text:span text:style-name="T2">4 </text:span></text:span><text:span text:style-name="T1">Judas, zo ti batango nginza ti adisiple, na bibe ti lo atene, so ayeke bubango nginza laa.</text:span></text:p>
      <text:p text:style-name="P7">Alingbi fade ti ka yombo so, si e mu fade na awayere nginza so alingbi na futa ti ngu oko.</text:p>
      <text:p text:style-name="P7">Ala zia wali so kpoo. Awayere ayeke daa lakue. Me mbi yeke duti lakue na popo ti ala ape. So ndoye ti lo laa.</text:p>
      <text:p text:style-name="P6">611</text:p>
      <text:p text:style-name="P1"><text:span text:style-name="v_20_-_20_Verse_20_Number"><text:span text:style-name="T2">1 </text:span></text:span><text:span text:style-name="T1">Ngbanga ti Judas na azo ti mawa ayeke daa pepe. Bibe ti lo ayeke na ndö ti nginza …</text:span></text:p>
      <text:p text:style-name="P7">Tongana ala buba nginza ni gi kete, fade mbi wara mingi ngbanga ti mbi wani. Fade zo oko ahinga ye daa ape.</text:p>
      <text:p text:style-name="P1"><text:span text:style-name="v_20_-_20_Verse_20_Number"><text:span text:style-name="T2">2 </text:span></text:span><text:span text:style-name="T1">Na ndade ni, Jesus amu peko ti gba ti azo ti guengo na Jerusalem ndali ti Pake. Na ndö ti lege …</text:span></text:p>
      <text:p text:style-name="P7">Ala gue na kete kodro so. Fade ala wara mbeni kete lele so a kanga lo. Ga na lo na mbi. Tongana mbeni zo ahunda ala, ala tene na lo: “Kota Gbia aye ni.”</text:p>
      <text:p text:style-name="P1"><text:span text:style-name="v_20_-_20_Verse_20_Number"><text:span text:style-name="T2">3 </text:span></text:span><text:span text:style-name="T1">Adisiple use awara kete lele ni, gi tongana so Jesus atene. Tongana ala to nda ti zi lo …</text:span></text:p>
      <text:p text:style-name="P7">Ala sara nyen ti zi lele so?</text:p>
      <text:p text:style-name="P7">Kota Gbia aye ni.</text:p>
      <text:p text:style-name="P1"><text:span text:style-name="v_20_-_20_Verse_20_Number"><text:span text:style-name="T2">4 </text:span></text:span><text:span text:style-name="T1">Wani amu lege na ala, si adisiple ague na lele ni na Jesus.</text:span></text:p>
      <text:p text:style-name="P7">Laoko zo ako na ndö ti kete lele so ape. Ayeke nga nyama so alingbi ape titene kota zo tongana Jesus ako na ndö ni.</text:p>
      <text:p text:style-name="P6">612</text:p>
      <text:p text:style-name="P1"><text:span text:style-name="v_20_-_20_Verse_20_Number"><text:span text:style-name="T2">1 </text:span></text:span><text:span text:style-name="T1">Layenga ti mburu</text:span></text:p>
      <text:p text:style-name="P7">Luc 19:36-46; Matthieu 21:8-17</text:p>
      <text:p text:style-name="P7">Na kozo lango ti yenga, gba ti azo ague na Jerusalem ti sara kota matanga ti Pake ti Azuife. Jesus ague na gba ti azo ni, na ndö ti kete lele. Gi hio biani, azo azi lege na lo. Ala yingi amaboko ti mburu ti yekia lo. Ala gbara abongo na lege titene lo hon na ndö ni. Go ti bia ti sepela ti ala amu ndo kue.</text:p>
      <text:p text:style-name="P7"><text:soft-page-break/>Ayeke nzoni Nzapa asara tufa na li ti gbia so aga na iri ti Kota Gbia!</text:p>
      <text:p text:style-name="P7">Siriri aduti na yayu kâ. Gonda na Nzapa!</text:p>
      <text:p text:style-name="P7">Hosana na molenge ti David!</text:p>
      <text:p text:style-name="P6">613</text:p>
      <text:p text:style-name="P1"><text:span text:style-name="v_20_-_20_Verse_20_Number"><text:span text:style-name="T2">1 </text:span></text:span><text:span text:style-name="T1">Fani mingi na ya ti mbai ti lo, Jerusalem abaa amolongo ti gonda so ali na ayanga ti gbagba ti lo. Agbia alinda na ndö ti mbarata, na azo ti mungo akodro aga na aturugu. Me laoko azo abaa mara ti ye tongaso pepe.</text:span></text:p>
      <text:p text:style-name="P7">So zo wa laa?</text:p>
      <text:p text:style-name="P7">Jesus ti Nazaret! Lo so lo yeke Mesii!</text:p>
      <text:p text:style-name="P1"><text:span text:style-name="v_20_-_20_Verse_20_Number"><text:span text:style-name="T2">2 </text:span></text:span><text:span text:style-name="T1">Suku na adisiple ti mo titene ala kai!</text:span></text:p>
      <text:p text:style-name="P7">Tongana ala kai, fade atêne ayeke dekongo!</text:p>
      <text:p text:style-name="P6">614</text:p>
      <text:p text:style-name="P1"><text:span text:style-name="v_20_-_20_Verse_20_Number"><text:span text:style-name="T2">1 </text:span></text:span><text:span text:style-name="T1">Na lakui ni so, Jesus akiri na Betanii; me na bikua oko, lo kiri lo ga na kota da-Nzapa na Jerusalem.</text:span></text:p>
      <text:p text:style-name="P7">Mbi londo na yongoro lege ti ga ti ya sandaga na Nzapa. Me ngere ti mbana ti mbipa so akara mbi.</text:p>
      <text:p text:style-name="P7">Tongaso fade mbi ka ni na mbeni zo nde. Hon kâ! Mo yeke kanga lege.</text:p>
      <text:p text:style-name="P1"><text:span text:style-name="v_20_-_20_Verse_20_Number"><text:span text:style-name="T2">2 </text:span></text:span><text:span text:style-name="T1">Na ngonzo ti mbirimbiri, Jesus atumba azo ti buze ti ya ti kota da-Nzapa na gigi.</text:span></text:p>
      <text:p text:style-name="P7">Mbeti ti Nzapa atene: “fade a iri da ti mbi, da ti sambelango Nzapa.” Me ti ala, ala sara ni aga ndo ti azo ti nzi.</text:p>
      <text:p text:style-name="P6">615</text:p>
      <text:p text:style-name="P1"><text:span text:style-name="v_20_-_20_Verse_20_Number"><text:span text:style-name="T2">1 </text:span></text:span><text:span text:style-name="T1">Jesus akasa lege ti kua ti e na ya kota da-Nzapa. Lo yeke de gapa na komandema ti e.</text:span></text:p>
      <text:p text:style-name="P7">E sara si Jesus ati na ya ti mbeni gbanda ma. Tongaso e lingbi ti pusu azo yongoro na tere ti lo.</text:p>
      <text:p text:style-name="P1"><text:span text:style-name="v_20_-_20_Verse_20_Number"><text:span text:style-name="T2">2 </text:span></text:span><text:span text:style-name="T1">Akpale ti nginza</text:span></text:p>
      <text:p text:style-name="P7">Luc 20:20-26; Marc 12:12-44; Matthieu 22:15-22</text:p>
      <text:p text:style-name="P7">Afarizien agbe lingo ti sioni mayere. Ala ye ti hunda lo na mayere titene, ataa Jesus akiri tënë tongana nyen, fade lo ti na ya ti gbanda.</text:p>
      <text:p text:style-name="P7"><text:soft-page-break/>Wafango-ye, mo yeke fa lakue gi taa-tënë. Ndia amu na e lege ti futa lapo na Kota Gbia ti Rome?</text:p>
      <text:p text:style-name="P7">Tongana lo yeda fade azo ake lo ngbanga ti so be ti ala ake ti futa lapo.</text:p>
      <text:p text:style-name="P7">Tongana lo ke akota zo ti Rome azia maboko na ndö ti lo, ngbanga ti lo ka kodro.</text:p>
      <text:p text:style-name="P6">616</text:p>
      <text:p text:style-name="P1"><text:span text:style-name="v_20_-_20_Verse_20_Number"><text:span text:style-name="T2">1 </text:span></text:span><text:span text:style-name="T1">Jesus ahinga atene so hundango ndo ti mayere laa. Lo hunda titene ala fa na lo le ti nginza.</text:span></text:p>
      <text:p text:style-name="P7">Baa le ti nginza so. So li ti zo wa laa, nga na iri so?</text:p>
      <text:p text:style-name="P7">Gbia ti Rome.</text:p>
      <text:p text:style-name="P6">617</text:p>
      <text:p text:style-name="P1"><text:span text:style-name="v_20_-_20_Verse_20_Number"><text:span text:style-name="T2">1 </text:span></text:span><text:span text:style-name="T1">Ala futa na gbia ti Rome ye so ayeke ti lo. Ala futa na Nzapa ye so ayeke ti Nzapa.</text:span></text:p>
      <text:p text:style-name="P7">Afarizien agbu Jesus na mayere so pepe. Ala baa kode ti lo ti kiringo na peko ti tënë. Ataa so, ala kiri atara lo.</text:p>
      <text:p text:style-name="P1"><text:span text:style-name="v_20_-_20_Verse_20_Number"><text:span text:style-name="T2">2 </text:span></text:span><text:span text:style-name="T1">Ndia so ayeke kota ahon atanga ni kue ayeke so wa?</text:span></text:p>
      <text:p text:style-name="P7">Alingbi mo ye Nzapa Kota Gbia ti mo na be ti mo kue, na yingo ti mo kue, na tënë ti be ti mo kue, na ngangu ti mo kue. Na use ndia ni: mo ye mba ti mo zo tongana ti so mo ye tere ti mo wani.</text:p>
      <text:p text:style-name="P1"><text:span text:style-name="v_20_-_20_Verse_20_Number"><text:span text:style-name="T2">3 </text:span></text:span><text:span text:style-name="T1">Mo tene taa-tënë. Ti ye Nzapa na ti ye mba ti mo ayeke kota ahon yango sandaga.</text:span></text:p>
      <text:p text:style-name="P7">Mo yeke nduru na kodro-gbia ti Nzapa.</text:p>
      <text:p text:style-name="P6">618</text:p>
      <text:p text:style-name="P1"><text:span text:style-name="v_20_-_20_Verse_20_Number"><text:span text:style-name="T2">1 </text:span></text:span><text:span text:style-name="T1">Jesus agboto mê ti azo na ndö ti sarango ye ti nzoni gi titene azo abaa ni. So lo yeke tene tënë so, lo baa mbeni zo ti fandara so ayeke tuku kota nginza na ya ti sanduku ti nginza ti kota da-Nzapa.</text:span></text:p>
      <text:p text:style-name="P1"><text:span text:style-name="v_20_-_20_Verse_20_Number"><text:span text:style-name="T2">2 </text:span></text:span><text:span text:style-name="T1">Mbeni wali-mua, so ayeke wayere, aga na akete le ti nginza use, si abi na ya ni.</text:span></text:p>
      <text:p text:style-name="P7">Wali-mua so abi nginza ahon atanga ti azo kue. Lo bi nginza so kue angba na lo ti te na kobe.</text:p>
      <text:p text:style-name="P7">Na pekoni, Jesus azia kota da-Nzapa, lo hon—ti biani. Lo sigigi na ya ti Jerusalem si lo duti na ndö ti hoto ti A-olive. Ambeni disiple ahunda Jesus na tënë ti kekereke. Jesus atene, fade Nzoni Tënë amu ndo kue, si ni kiri ti ga ti fâ ngbanga na ndö ti dunia.</text:p>
      <text:p text:style-name="P6"><text:soft-page-break/>619</text:p>
      <text:p text:style-name="P1"><text:span text:style-name="v_20_-_20_Verse_20_Number"><text:span text:style-name="T2">1 </text:span></text:span><text:span text:style-name="T1">Akpale ti Pake</text:span></text:p>
      <text:p text:style-name="P7">Matthieu 26:14-25; Luc 22:7-13; Jean 13:1-30</text:p>
      <text:p text:style-name="P7">Jesus na adisiple ti lo akiri na Betanii. Na bi ni so, Judas ague hio na Jerusalem ti leke pialo so lo yeke gbu li ti lo daa kozo.</text:p>
      <text:p text:style-name="P7">Mbi ye ti baa kota wayango-sandaga.</text:p>
      <text:p text:style-name="P1"><text:span text:style-name="v_20_-_20_Verse_20_Number"><text:span text:style-name="T2">2 </text:span></text:span><text:span text:style-name="T1">Judas Iskariote aye ti baa ala. Lo tene alingbi a sara hio si.</text:span></text:p>
      <text:p text:style-name="P7">Judas Iskariote? Lo yeke oko ti adisiple ti Jesus. Zia lo li.</text:p>
      <text:p text:style-name="P1"><text:span text:style-name="v_20_-_20_Verse_20_Number"><text:span text:style-name="T2">3 </text:span></text:span><text:span text:style-name="T1">Mbi hinga so tënë ti fango Jesus agbu be ti ala mingi. Fade ala yeke mu na mbi nyen si mbi ka lo na ala—yongoro na azo so ama na be na lo?</text:span></text:p>
      <text:p text:style-name="P7">Ale ti nginza baleota.</text:p>
      <text:p text:style-name="P7">Na peko ti so, Judas ato nda ti gi nzoni lege ti ka Jesus na amakonzi ti Azuife.</text:p>
      <text:p text:style-name="P6">620</text:p>
      <text:p text:style-name="P1"><text:span text:style-name="v_20_-_20_Verse_20_Number"><text:span text:style-name="T2">1 </text:span></text:span><text:span text:style-name="T1">So Judas asara ngere na kota wayango-sandaga, Jesus ayeke gbu li ti lo na Pake. Jesus airi Pierre na Jean yamba.</text:span></text:p>
      <text:p text:style-name="P7">Ala gue na Jerusalem, ala leke aye kue ndali ti matanga ti Pake.</text:p>
      <text:p text:style-name="P1"><text:span text:style-name="v_20_-_20_Verse_20_Number"><text:span text:style-name="T2">2 </text:span></text:span><text:span text:style-name="T1">E gue na ndo wa si fade awato ti mo abaa e ape?</text:span></text:p>
      <text:p text:style-name="P7">Ala li na ya ti gbata ni. Fade ala yeke tengbi na mbeni koli so ayo ngu. Ala mu peko ti lo. So lo si na yanga-da, ala hunda wa ti da ni titene lo fa na ala ndo ti tengo kobe ti Pake ti e daa.</text:p>
      <text:p text:style-name="P1"><text:span text:style-name="v_20_-_20_Verse_20_Number"><text:span text:style-name="T2">3 </text:span></text:span><text:span text:style-name="T1">Pierre na Jean ague. Ala wara zo ti kua so na yongo ngu. Ala mu peko ti lo na ya ti da so lo li daa.</text:span></text:p>
      <text:p text:style-name="P7">Fade Jesus na adisiple ti lo alingbi ti te kobe ti Pake na ndo wa?</text:p>
      <text:p text:style-name="P7">Ala mu peko ti mbi.</text:p>
      <text:p text:style-name="P6">621</text:p>
      <text:p text:style-name="P1"><text:span text:style-name="v_20_-_20_Verse_20_Number"><text:span text:style-name="T2">1 </text:span></text:span><text:span text:style-name="T1">Wa ti da ni afa na Pierre na Jean mbeni kota kubu ti nduzu. Kâ laa si ala leke ye kue ngbanga ti kobe ti Pake.</text:span></text:p>
      <text:p text:style-name="P1"><text:span text:style-name="v_20_-_20_Verse_20_Number"><text:span text:style-name="T2">2 </text:span></text:span><text:span text:style-name="T1">So adisiple ayeke nduru ti te kobe ni, Jesus akuku na sese tongana zo ti kua ti sukula gere ti ala.</text:span></text:p>
      <text:p text:style-name="P7">Ên-en, Kota Gbia, mbi lingbi ape titene mo ga zo ti kua ti mbi.</text:p>
      <text:p text:style-name="P7"><text:soft-page-break/>Tongana mbi sukula mo ape, e na mo e lingbi ti duti oko na yayu ape.</text:p>
      <text:p text:style-name="P6">622</text:p>
      <text:p text:style-name="P1"><text:span text:style-name="v_20_-_20_Verse_20_Number"><text:span text:style-name="T2">1 </text:span></text:span><text:span text:style-name="T1">Jesus asukula gere ti adisiple ti lo kue awe, si lo kiri lo duti.</text:span></text:p>
      <text:p text:style-name="P7">Mbi yeke kota zo na wafango-ye ti ala. Mbi sara na ala, alingbi ala sara legeoko na popo ti ala. Zo ti kua ayeke kota ahon makonzi ti lo ape.</text:p>
      <text:p text:style-name="P1"><text:span text:style-name="v_20_-_20_Verse_20_Number"><text:span text:style-name="T2">2 </text:span></text:span><text:span text:style-name="T1">Jesus ayeke fa ye na adisiple ti lo, me ala yeke ma ya ti ye pepe. Na pekoni, lo tene mbeni tënë so ala hinga li ti ala na ni pepe.</text:span></text:p>
      <text:p text:style-name="P7">Mbeni zo oko na popo ti ala ayeke ka mbi.</text:p>
      <text:p text:style-name="P7">Mbi laa?</text:p>
      <text:p text:style-name="P1"><text:span text:style-name="v_20_-_20_Verse_20_Number"><text:span text:style-name="T2">3 </text:span></text:span><text:span text:style-name="T1">Zo so mbi mu na lo mapa so, fade lo ka mbi.</text:span></text:p>
      <text:p text:style-name="P1"><text:span text:style-name="v_20_-_20_Verse_20_Number"><text:span text:style-name="T2">4 </text:span></text:span><text:span text:style-name="T1">Biani, na pekoni, Judas alondo na tere ti kobe ni, si lo sigigi hio. Me ambeni disiple ni ama ya ni pepe …</text:span></text:p>
      <text:p text:style-name="P6">623</text:p>
      <text:p text:style-name="P1"><text:span text:style-name="v_20_-_20_Verse_20_Number"><text:span text:style-name="T2">1 </text:span></text:span><text:span text:style-name="T1">Kobe ti Kota Gbia</text:span></text:p>
      <text:p text:style-name="P7">Mbeti ti Jean 13:31—14:31; Matthieu 26:26-56</text:p>
      <text:p text:style-name="P7">Na peko ti so Judas ague awe, Jesus amu mapa. Lo mu singila na Nzapa, lo fâ ya ni, lo mu na adisiple ti lo. Lo tene: “so ayeke tere ti mbi.” Na pekoni, Jesus amu kopo ni si lo mu na ala.</text:p>
      <text:p text:style-name="P7">Ala kue anyon ni, ngbanga ti so ayeke mene ti mbi so fade atuku ngbanga ti siokpari ti ala. Tongana mbi gue awe, ala sara ye so ti dabe ti ala na mbi.</text:p>
      <text:p text:style-name="P7">Tongaso, Jesus asara fini mbuki na popo ti Nzapa na azo so ama na be na Jesus. So e te mapa si e nyon kopo ni na iri ti Jesus, e dabe ti e so Nzapa atokua molenge ti lo ti soo e na ya ti siokpari na ti mu na e fini ti lakue lakue.</text:p>
      <text:p text:style-name="P6">624</text:p>
      <text:p text:style-name="P1"><text:span text:style-name="v_20_-_20_Verse_20_Number"><text:span text:style-name="T2">1 </text:span></text:span><text:span text:style-name="T1">Angba gi kete si mbi yeke hon. Ala lingbi ti mu peko ti mbi ape. Me kozoni, mbi dabe ti ala ti ndoye tere, legeoko tongana so mbi ndoye ala.</text:span></text:p>
      <text:p text:style-name="P7">Ngbanga ti nyen si mbi lingbi ti mu peko ti mo ape? Fade mbi mu fini ti mbi ngbanga ti mo!</text:p>
      <text:p text:style-name="P1"><text:span text:style-name="v_20_-_20_Verse_20_Number"><text:span text:style-name="T2">2 </text:span></text:span><text:span text:style-name="T1">Fade mo sara biani? Pierre, kozo titene koli-kondo atoto kekereke na ndaperere, </text:span><text:soft-page-break/><text:span text:style-name="T1">fade mo yeke bere tënë ti mbi lege ota.</text:span></text:p>
      <text:p text:style-name="P7">Mbi? Ti bere so? Laoko pepe!</text:p>
      <text:p text:style-name="P1"><text:span text:style-name="v_20_-_20_Verse_20_Number"><text:span text:style-name="T2">3 </text:span></text:span><text:span text:style-name="T1">Mbeto asara adisiple titene fade Jesus ayeke zia ala ti gue.</text:span></text:p>
      <text:p text:style-name="P7">Ala sara mbeto ape. Mbi yeke lege ni, taa-tënë na fini. Mbi yeke gue na yayu ti leke ndo na ala, na ti ala so kue azia be ti ala na mbi.</text:p>
      <text:p text:style-name="P7">Mbi yeke hunda na Nzapa ti tokua Yingo-Vuru ti de be ti ala.</text:p>
      <text:p text:style-name="P7">Fade lo ngba na ala lakue. Ala ga, ngoi ni alingbi awe.</text:p>
      <text:p text:style-name="P6">625</text:p>
      <text:p text:style-name="P1"><text:span text:style-name="v_20_-_20_Verse_20_Number"><text:span text:style-name="T2">1 </text:span></text:span><text:span text:style-name="T1">Gi yeke tongaso, ala londo na kubu ti nduzu so, ala hon asigigi na gbagba ti gbata ni ti mbage ti To si ala zu na popo-hoto, ti si na yaka ti Getsemane na gbe ti hoto ti A-olive.</text:span></text:p>
      <text:p text:style-name="P1"><text:span text:style-name="v_20_-_20_Verse_20_Number"><text:span text:style-name="T2">2 </text:span></text:span><text:span text:style-name="T1">Jesus ahunda azo miombe ti adisiple ti lo ti ku, si lo mu Pierre, Jacques, na Jean ti li na ya ti yaka ni.</text:span></text:p>
      <text:p text:style-name="P7">Vundu asara mbi mingi. Ala duti ge, ala baa ndo na ndö ti e, si mbi gue kâ ti sambela.</text:p>
      <text:p text:style-name="P1"><text:span text:style-name="v_20_-_20_Verse_20_Number"><text:span text:style-name="T2">3 </text:span></text:span><text:span text:style-name="T1">Babâ, tongana lege ayeke daa, zia mbi baa pasi ngbanga ti siokpari ti azo ape. Me mbi ye ti sara ye so kue be ti mo aye.</text:span></text:p>
      <text:p text:style-name="P1"><text:span text:style-name="v_20_-_20_Verse_20_Number"><text:span text:style-name="T2">4 </text:span></text:span><text:span text:style-name="T1">So Jesus akiri na mbage ti Pierre, Jacques, na Jean, lo wara ala na lango. Lo kiri lo gue lo oko ti sambela fani use. Lakue na kiringo ti lo, lo wara amba ti lo gi na lango. Ti lege ota ni …</text:span></text:p>
      <text:p text:style-name="P7">Ala zingo! Ngbonga ni asi awe. Zo ti kango mbi ayeke ga.</text:p>
      <text:p text:style-name="P6">626</text:p>
      <text:p text:style-name="P1"><text:span text:style-name="v_20_-_20_Verse_20_Number"><text:span text:style-name="T2">1 </text:span></text:span><text:span text:style-name="T1">Tënë angba na yanga ti Jesus si Judas asi vaa na yaka, lo na gba ti azo. Lo su ngbangba ti Jesus ti ka lo na aturugu.</text:span></text:p>
      <text:p text:style-name="P7">Bara mingi, kota zo.</text:p>
      <text:p text:style-name="P1"><text:span text:style-name="v_20_-_20_Verse_20_Number"><text:span text:style-name="T2">2 </text:span></text:span><text:span text:style-name="T1">Aturugu ayeke gbu Jesus, si Pierre agboto yongoro zeme ti lo. Hio lo fâ mê ti mbeni zo ti kua.</text:span></text:p>
      <text:p text:style-name="P7">Pierre! Zia yongoro zeme na plase ni! Mo baa mo tene, mbi lingbi ti hunda na babâ ti mbi ape ti tokua a-ange saki mingi? Mbeti ti Nzapa atene, fade ye ni asi tongaso.</text:p>
      <text:p text:style-name="P1"><text:span text:style-name="v_20_-_20_Verse_20_Number"><text:span text:style-name="T2">3 </text:span></text:span><text:span text:style-name="T1">Jesus andu mê ti zo ti kua ni si akiri na plase ni. So adisiple abaa so Jesus, lo wani, lo mu tere ti lo na aturugu titene ala gbu lo, ala kpe ti soo fini ti ala. Aturugu ni akiri </text:span><text:soft-page-break/><text:span text:style-name="T1">na Jesus kâ na Jerusalem—gi oko gbata so lo li daa na gonda na ya ti alango so ahon.</text:span></text:p>
      <text:p text:style-name="P6">627</text:p>
      <text:p text:style-name="P1"><text:span text:style-name="v_20_-_20_Verse_20_Number"><text:span text:style-name="T2">1 </text:span></text:span><text:span text:style-name="T1">Fango ngbanga</text:span></text:p>
      <text:p text:style-name="P7">Matthieu 26:57—27:2; Jean 18:15-38; Luc 22:63—23:17</text:p>
      <text:p text:style-name="P7">Aturugu ague na Jesus na yangbo ti kota wayango-sandaga. Azo mingi aga abi atënë ti mvene na li ti lo ndali ti asioni ye so lo sara pepe, me kue gbaa. Tongaso kota wayango-sandaga Kaife ahunda tënë na Jesus.</text:p>
      <text:p text:style-name="P7">Tene na e lege oko biani, wala mo yeke Molenge ti Nzapa.</text:p>
      <text:p text:style-name="P7">Een.</text:p>
      <text:p text:style-name="P1"><text:span text:style-name="v_20_-_20_Verse_20_Number"><text:span text:style-name="T2">2 </text:span></text:span><text:span text:style-name="T1">Ala ma lo! Lo tene sioni tënë na tere ti Nzapa na sarango tere ti lo Molenge ti Nzapa.</text:span></text:p>
      <text:p text:style-name="P7">Lo lingbi na kuâ!</text:p>
      <text:p text:style-name="P7">Aturugu so ayeke bata Jesus alondo ti tuku ngu ti yanga na ndö ti lo. Ala kanga le ti lo na bongo, ala pika lo, si ala hunda lo ti fa ngangu ti lo na fango taa zo so apika lo.</text:p>
      <text:p text:style-name="P6">628</text:p>
      <text:p text:style-name="P1"><text:span text:style-name="v_20_-_20_Verse_20_Number"><text:span text:style-name="T2">1 </text:span></text:span><text:span text:style-name="T1">Na hondengo ni Pierre amu peko ti Jesus.</text:span></text:p>
      <text:p text:style-name="P7">Na ndembe so Jesus ayeke baa pasi, Pierre ayeke duti na tere ti wâ na ya ti gbagba ni. Mbeni wali so asara kua kâ aga nduru na tere ti lo si atene …</text:p>
      <text:p text:style-name="P1"><text:span text:style-name="v_20_-_20_Verse_20_Number"><text:span text:style-name="T2">2 </text:span></text:span><text:span text:style-name="T1">Koli so amu peko ti Jesus!</text:span></text:p>
      <text:p text:style-name="P7">Mbi hinga tënë so mo ye ti tene so ape.</text:p>
      <text:p text:style-name="P1"><text:span text:style-name="v_20_-_20_Verse_20_Number"><text:span text:style-name="T2">3 </text:span></text:span><text:span text:style-name="T1">Pierre aye azo ahinga lo pepe, me lo ye ti ngba nduru na tere ti Jesus. Kete na pekoni …</text:span></text:p>
      <text:p text:style-name="P7">Mo yeke oko ti adisiple ti Jesus.</text:p>
      <text:p text:style-name="P7">A yeke mbi ape. Nzaaapa!</text:p>
      <text:p text:style-name="P1"><text:span text:style-name="v_20_-_20_Verse_20_Number"><text:span text:style-name="T2">4 </text:span></text:span><text:span text:style-name="T1">Ngbonga oko na pekoni …</text:span></text:p>
      <text:p text:style-name="P7">Mbi hinga mo. Mo mu peko ti Jesus!</text:p>
      <text:p text:style-name="P7">Mo yeke zo ti Galile, gi tongana Jesus. Yanga ti kodro ti mo aka mo.</text:p>
      <text:p text:style-name="P7">Mbi hinga lo kete ape! Galile ayeke kota ahon gbungo li ti mo.</text:p>
      <text:p text:style-name="P6">629</text:p>
      <text:p text:style-name="P1"><text:span text:style-name="v_20_-_20_Verse_20_Number"><text:span text:style-name="T2">1 </text:span></text:span><text:span text:style-name="T1">Lege ota titene Pierre atene ni hinga Jesus pepe laa. Gi na ngoi ni so, aturugu ali na </text:span><text:soft-page-break/><text:span text:style-name="T1">Jesus na gbagba. Jesus abi le ti lo si lo baa Pierre na ya ti le ti lo, si gi taa na ngoi ni so, koli-kondo atoto, so ti tene lâ ayeke londo. Lo dabe ti lo na tënë so Jesus atene.</text:span></text:p>
      <text:p text:style-name="P1"><text:span text:style-name="v_20_-_20_Verse_20_Number"><text:span text:style-name="T2">2 </text:span></text:span><text:span text:style-name="T1">Kamene ahon ndö ti Pierre, si lo sigigi hio si lo toto na vundu.</text:span></text:p>
      <text:p text:style-name="P7">Mbi bere tënë ti Jesus lege ota, tongana ti so lo tene fade. Nzapa, zi sioni so na li ti mbi.</text:p>
      <text:p text:style-name="P1"><text:span text:style-name="v_20_-_20_Verse_20_Number"><text:span text:style-name="T2">3 </text:span></text:span><text:span text:style-name="T1">Azuife alingbi pepe ti fâ ngbanga ti kuâ na li ti zo. Nilaa na kota ndaperere ti bikua oku, ala gue na Jesus na Pilate, govoronere ti Rome. Ala zia tënë ti kpengo andia ti Azuife na li ti lo pepe. Me ala tene lo laa lo yeke sara kpale na tere ti kodro ti Rome. Pilate ahunda atënë na Jesus gi ala use si lo sigigi na dawa ti azo so ayeke dekongo.</text:span></text:p>
      <text:p text:style-name="P7">Mbi baa ti mbi sioni ye oko na li ti koli so pepe.</text:p>
      <text:p text:style-name="P6">630</text:p>
      <text:p text:style-name="P1"><text:span text:style-name="v_20_-_20_Verse_20_Number"><text:span text:style-name="T2">1 </text:span></text:span><text:span text:style-name="T1">Sioni ye oko ape? Lo yeke pusu azo ti sara wusuwusu na ya ti Judee na Galile kue.</text:span></text:p>
      <text:p text:style-name="P7">Gi so a di iri ti Galile awe, Pilate amu yanga ti tokua Jesus na Herode Antipas, gbia ti Galile. Herode aga na Jerusalem ndali ti matanga ti Pake. Lo sara fade nzara mingi ti baa Jesus na sarango mbeni ye ti kpene. Jesus akiri tënë na Herode pepe, si Herode alondo ti he lo, ngbanga ti so Jesus atene ni yeke gbia. Na ndembe so Herode ahe lo ahon ndoni awe, lo kiri na Jesus kâ na Pilate.</text:p>
      <text:p text:style-name="P1"><text:span text:style-name="v_20_-_20_Verse_20_Number"><text:span text:style-name="T2">3 </text:span></text:span><text:span text:style-name="T1">Pilate aye nga pepe titene afâ ngbanga ti kuâ na li ti Jesus. Me lo hinga atene tongana lo zia Jesus ague, fade amakonzi ti Azuife alingbi nga ti ga na kpale.</text:span></text:p>
      <text:p text:style-name="P7">Amara so! Fade mbi zia ala wani asoro! Tongana ala wani azi Jesus, fade mbi wara tënë ape.</text:p>
      <text:p text:style-name="P6">631</text:p>
      <text:p text:style-name="P1"><text:span text:style-name="v_20_-_20_Verse_20_Number"><text:span text:style-name="T2">1 </text:span></text:span><text:span text:style-name="T1">Ngbanga ti kuâ</text:span></text:p>
      <text:p text:style-name="P7">Jean 18:39—19:22; Matthieu 27:3-10</text:p>
      <text:p text:style-name="P7">Pilate asara mbeto titene Azuife asara ngonzo, ngbanga ti so lo ye pepe titene ambeti na ndö ti wusuwusu asi na kota gbia na Rome kâ. Pilate aye ti lo gi ti zia ngia na be ti Azuife, si alingbi titene ye so asi na Jesus alingbi nga ti ti na ndö ti lo pepe.</text:p>
      <text:p text:style-name="P7">Lakue na matanga ti Pake a yeke zi ka mbeni zo ti kanga oko na ala. Fade mbi zi Jesus, wala Barabas, zo ti fango zo so?</text:p>
      <text:p text:style-name="P7">Barabas!</text:p>
      <text:p text:style-name="P7"><text:soft-page-break/>Zi Barabas!</text:p>
      <text:p text:style-name="P7">Fâ Jesus na ndö keke ti kroa!</text:p>
      <text:p text:style-name="P6">632</text:p>
      <text:p text:style-name="P1"><text:span text:style-name="v_20_-_20_Verse_20_Number"><text:span text:style-name="T2">1 </text:span></text:span><text:span text:style-name="T1">A hon gbungo li ti Pilate. Lo tara ti de be ti azo ni, na lege ti ngbanga so ayeke kete.</text:span></text:p>
      <text:p text:style-name="P7">Ala pika lo na fimbo!</text:p>
      <text:p text:style-name="P1"><text:span text:style-name="v_20_-_20_Verse_20_Number"><text:span text:style-name="T2">2 </text:span></text:span><text:span text:style-name="T1">Na peko ti pikango lo ni, aturugu amu akamba ti ki, aleke ni tongana kpoto ti gbia, si ala zia na li ti lo. Ala yu na lo bengba bongo na ala he lo.</text:span></text:p>
      <text:p text:style-name="P7">Ala baa gbia ti Azuife so-a!</text:p>
      <text:p text:style-name="P1"><text:span text:style-name="v_20_-_20_Verse_20_Number"><text:span text:style-name="T2">3 </text:span></text:span><text:span text:style-name="T1">Pilate akiri agi lege ti soo Jesus, lo fa lo na azo na peko ti sioni pika ti mbana.</text:span></text:p>
      <text:p text:style-name="P7">Mbi baa ti mbi sioni ye oko na li ti koli so ape.</text:p>
      <text:p text:style-name="P7">Na ndö ti keke ti kroa!</text:p>
      <text:p text:style-name="P7">Na ndö ti keke ti kroa!</text:p>
      <text:p text:style-name="P6">633</text:p>
      <text:p text:style-name="P1"><text:span text:style-name="v_20_-_20_Verse_20_Number"><text:span text:style-name="T2">1 </text:span></text:span><text:span text:style-name="T1">Mbeto akiri ahon ndö ti Pilate ngbanga amakonzi ti Azuife. Tongaso lo zi maboko ti lo daa. Me Pilate asara mbeni mbeti ti zia na ndö ti li ti Jesus.</text:span></text:p>
      <text:p text:style-name="P7">Jesus, zo ti Nazaret, gbia ti Azuife</text:p>
      <text:p text:style-name="P1"><text:span text:style-name="v_20_-_20_Verse_20_Number"><text:span text:style-name="T2">2 </text:span></text:span><text:span text:style-name="T1">Mo su mbeti ni “gbia ti Azuife” ape, me mo su: “koli so atene ni yeke gbia ti Azuife”.</text:span></text:p>
      <text:p text:style-name="P7">Ye so mbi su na mbeti awe, awe!</text:p>
      <text:p text:style-name="P7">Ti Jesus fade, ti londo na ngoi so agbu lo, asi na fango ngbanga ti kuâ na li ti lo, ayeke gi ngoi ti pasi ti kuâ.</text:p>
      <text:p text:style-name="P7">Na ya ti angbonga so, Judas, wakango-Jesus, ague hio na akota wayango-sandaga …</text:p>
      <text:p text:style-name="P6">634</text:p>
      <text:p text:style-name="P1"><text:span text:style-name="v_20_-_20_Verse_20_Number"><text:span text:style-name="T2">1 </text:span></text:span><text:span text:style-name="T1">Siokpari ti mbi! Mbi ka mbeni zo so asara sioni ape!</text:span></text:p>
      <text:p text:style-name="P7">Ti e daa nyen?</text:p>
      <text:p text:style-name="P1"><text:span text:style-name="v_20_-_20_Verse_20_Number"><text:span text:style-name="T2">2 </text:span></text:span><text:span text:style-name="T1">Baa! Ala mu nginza ti ala! Mbi ye ti baa ye oko na ya ni ape!</text:span></text:p>
      <text:p text:style-name="P1"><text:span text:style-name="v_20_-_20_Verse_20_Number"><text:span text:style-name="T2">3 </text:span></text:span><text:span text:style-name="T1">Me kiringo na nginza ni, alingbi pepe ti soo zo so lo ka lo awe …</text:span></text:p>
      <text:p text:style-name="P7">Tënë so ayeke na li ti Judas ahon ndö ti lo si lo fâ tere ti lo.</text:p>
      <text:p text:style-name="P6">635</text:p>
      <text:p text:style-name="P1"><text:soft-page-break/><text:span text:style-name="v_20_-_20_Verse_20_Number"><text:span text:style-name="T2">1 </text:span></text:span><text:span text:style-name="T1">Keke ti kroa</text:span></text:p>
      <text:p text:style-name="P7">Luc 23:26-52; Jean 19:23-28; Matthieu 27:32-58; Marc 15:21-45</text:p>
      <text:p text:style-name="P7">Lakue na matanga ti Pake, Azuife ti ya ti Palestine kue ayeke bongbi na ngia na Jerusalem, ngbanga ti lango mingi. Me na ndaperere ti bikua oku, gbata ni azingo gi na sango so. Fade afâ Jesus ti Nazaret na keke ti kroa—ngbanga ti so lo ka kodro!</text:p>
      <text:p text:style-name="P7">Jesus ayeke na maboko ti aturugu ti Rome, so agbu lo na ngangu ti yo nengo keke ti kroa na ya ti alege so asi na li ti hoto ti Golgota, Ndo-ti-abio-ti-li.</text:p>
      <text:p text:style-name="P7">Tongana Jesus ayeke pika gere ti lo na gbe ti nengo kroa, ya ti alege asi singo na azo nde nde: azo so aga ti baa ye; azo so ayeke na ya ti mawa; awayango-sandaga na afarizien so ahunda kuâ ti Jesus; awali so ayeke toto koli so azi asiokpari na akobela ti azo; ambeni zo aye gi ti baa koli so afâ ngbanga na li ti lo si lo yo kroa. A fâ ngbanga ti keke ti kroa nga na li ti azo ti nzi use.</text:p>
      <text:p text:style-name="P1"><text:span text:style-name="v_20_-_20_Verse_20_Number"><text:span text:style-name="T2">2 </text:span></text:span><text:span text:style-name="T1">Na lege, Jesus ati na gbe ti nengo ti keke ti kroa. Titene gba ti azo so angba gi na ya ti tambula, aturugu ti Rome agbu mbeni zo so aluti na lege, Simon ti Sirene.</text:span></text:p>
      <text:p text:style-name="P7">Mo! Yo na lo keke ti kroa so!</text:p>
      <text:p text:style-name="P6">636</text:p>
      <text:p text:style-name="P1"><text:span text:style-name="v_20_-_20_Verse_20_Number"><text:span text:style-name="T2">1 </text:span></text:span><text:span text:style-name="T1">Na ngbonga gumbaya ti ndaperere, Jesus na azo ti nzi so use asi na Golgota. Aturugu apika Molenge ti Nzapa na apondi na keke ti kroa, na popo ti asioni zo use so. Na li ti keke ti kroa ti lo, Pilate azia mbeni mbeti: “Jesus, zo ti Nazaret, gbia ti Azuife”</text:span></text:p>
      <text:p text:style-name="P7">Babâ, zi tënë na li ti ala, ngbanga ti so ala hinga ape ye so ala yeke sara.</text:p>
      <text:p text:style-name="P6">637</text:p>
      <text:p text:style-name="P1"><text:span text:style-name="v_20_-_20_Verse_20_Number"><text:span text:style-name="T2">1 </text:span></text:span><text:span text:style-name="T1">Na le ti aturugu ti Rome, Jesus ayeke gi mbeni zo ti sioni nga. Ala baa so Jesus ayeke na pendere bongo.</text:span></text:p>
      <text:p text:style-name="P7">A fu bongo so fungo ape. E kangbi ya ni tongana nyen?</text:p>
      <text:p text:style-name="P7">E suru ni ape ma! Zia e bi dee, si e hinga zo wa awara ni.</text:p>
      <text:p text:style-name="P1"><text:span text:style-name="v_20_-_20_Verse_20_Number"><text:span text:style-name="T2">2 </text:span></text:span><text:span text:style-name="T1">Amba ti Jesus ayeke baa lo na ya ti pasi. Me gba ti azo ayeke hon ti baa ye so asi. Azo so aye tënë ti kuâ ti lo ahe lo.</text:span></text:p>
      <text:p text:style-name="P7">Tongana mo yeke gbia ti Azuife, mo zu na sese, si fade e ma na be na mo.</text:p>
      <text:p text:style-name="P1"><text:span text:style-name="v_20_-_20_Verse_20_Number"><text:span text:style-name="T2">3 </text:span></text:span><text:span text:style-name="T1">Oko ti azo ti sioni na keke ti kroa na Jesus azonga lo nga …</text:span></text:p>
      <text:p text:style-name="P7">Mo yeke Mesii? Soo tere ti mo wani, si mo soo e nga ma!</text:p>
      <text:p text:style-name="P7"><text:soft-page-break/>Mo kpe mbeto ti Nzapa ape? Ti e, e wara aye ti peko ti sioni ti e. Me koli so, lo sara mbeni ye ti sioni oko ape.</text:p>
      <text:p text:style-name="P6">638</text:p>
      <text:p text:style-name="P1"><text:span text:style-name="v_20_-_20_Verse_20_Number"><text:span text:style-name="T2">1 </text:span></text:span><text:span text:style-name="T1">Kota Gbia, dabe ti mo na mbi, tongana mo li na kodro-gbia ti mo.</text:span></text:p>
      <text:p text:style-name="P7">Laso, mo yeke duti oko na mbi kâ na yayu.</text:p>
      <text:p text:style-name="P1"><text:span text:style-name="v_20_-_20_Verse_20_Number"><text:span text:style-name="T2">2 </text:span></text:span><text:span text:style-name="T1">Jesus abaa ndo na sese, na lo baa Marie, mama ti lo, na mba ti lo Jean, so ala yeke baa lo na ya ti kuâ.</text:span></text:p>
      <text:p text:style-name="P7">Jean, bata mama ti mbi.</text:p>
      <text:p text:style-name="P7">Jean amu Marie na da ti lo, si lo bata lo tongana taa mama ti lo.</text:p>
      <text:p text:style-name="P1"><text:span text:style-name="v_20_-_20_Verse_20_Number"><text:span text:style-name="T2">3 </text:span></text:span><text:span text:style-name="T1">Bekombite awe, vukongo ndo amu ya ti kodro ni. Jesus abaa pasi ngbanga ti ngbonga ota na gbe ti vukongo nduzu, si lo dekongo na Nzapa …</text:span></text:p>
      <text:p text:style-name="P7">Babâ, mbi zia yingo ti mbi na maboko ti mo!</text:p>
      <text:p text:style-name="P7">Jesus akui. Na ndembe ni so, sese ayingi.</text:p>
      <text:p text:style-name="P6">639</text:p>
      <text:p text:style-name="P1"><text:span text:style-name="v_20_-_20_Verse_20_Number"><text:span text:style-name="T2">1 </text:span></text:span><text:span text:style-name="T1">Gi taa na ngoi ni so na Jerusalem …</text:span></text:p>
      <text:p text:style-name="P7">Ya ti ridoo so akanga na ya ti kota da ti Nzapa asuru use. So ti tene nyen laa?</text:p>
      <text:p text:style-name="P7">Na ndö ti hoto so a iri ni “Ndo-ti-abio-ti-li”, Molenge ti Nzapa amu fini ti lo ngbanga ti asiokpari ti dunia. Ridoo ti kota da-Nzapa akangbi e mbeni pepe na dawa ti Nzapa. Jesus, Molenge, azi lege ti Nzapa Babâ.</text:p>
      <text:p text:style-name="P6">640</text:p>
      <text:p text:style-name="P1"><text:span text:style-name="v_20_-_20_Verse_20_Number"><text:span text:style-name="T2">1 </text:span></text:span><text:span text:style-name="T1">Na gigi ti gbata ni, mbeto asara turugu ti kota kamba ti Rome so ayeke baa ndo na ndö ti fango Jesus. Lo yo le ti lo na nduzu ti baa koli so azi sioni ti awato ti lo.</text:span></text:p>
      <text:p text:style-name="P7">Biani, lo yeke Molenge ti Nzapa!</text:p>
      <text:p text:style-name="P1"><text:span text:style-name="v_20_-_20_Verse_20_Number"><text:span text:style-name="T2">2 </text:span></text:span><text:span text:style-name="T1">Mbeni turugu akpo Jesus na likongo ti hinga biani wala lo kui awe. Azo so abaa aye so asi singo na vundu. Ala kiri gi yeke na Jerusalem.</text:span></text:p>
      <text:p text:style-name="P7">Ye so kue ala ku fade na mbage ti Jesus— ti soo ala na ti zi ala na ya ti ngbaa ti Rome—ayeke mbeni pepe.</text:p>
      <text:p text:style-name="P1"><text:span text:style-name="v_20_-_20_Verse_20_Number"><text:span text:style-name="T2">3 </text:span></text:span><text:span text:style-name="T1">Kâ na Jerusalem, Joseph, ti Arimate, so amu peko ti Jesus na hondengo ni, ague abaa Pilate …</text:span></text:p>
      <text:p text:style-name="P7"><text:soft-page-break/>Mbi lingbi nga ti mu kuâ ti Jesus ti lu ni, kozo na lango ti wungo tere?</text:p>
      <text:p text:style-name="P7">Êen. Fade mbi mu yanga na aturugu.</text:p>
      <text:p text:style-name="P6">641</text:p>
      <text:p text:style-name="P1"><text:span text:style-name="v_20_-_20_Verse_20_Number"><text:span text:style-name="T2">1 </text:span></text:span><text:span text:style-name="T1">Du ti kuâ so a kanga na nzoroko</text:span></text:p>
      <text:p text:style-name="P7">Matthieu 27:59—28:15; Jean 19:38—20:18; Luc 24:13-32</text:p>
      <text:p text:style-name="P7">Joseph andoye Jesus si lo mu kuâ ti Jesus na keke ti kroa. Lo na Nikodeme akanga Jesus na bongo, si ala zia lo na du ti kuâ ti Joseph na ya ti yaka.</text:p>
      <text:p text:style-name="P1"><text:span text:style-name="v_20_-_20_Verse_20_Number"><text:span text:style-name="T2">2 </text:span></text:span><text:span text:style-name="T1">Na ndade ni, awayango-sandaga na afarizien ague ti baa Pilate …</text:span></text:p>
      <text:p text:style-name="P7">Jesus atene na peko ti lango ota, fade ni yeke zingo na kuâ.</text:p>
      <text:p text:style-name="P7">Zia aturugu ti mo akanga yanga ti du ti kuâ ni nganganga. E ye titene adisiple ti Jesus anzi kuâ ni ape, si ala tene na azo atene lo zingo na kuâ awe.</text:p>
      <text:p text:style-name="P7">Aturugu laa! Ala gue abata du ti kuâ ni ngbii lango ota ahon si.</text:p>
      <text:p text:style-name="P1"><text:span text:style-name="v_20_-_20_Verse_20_Number"><text:span text:style-name="T2">3 </text:span></text:span><text:span text:style-name="T1">Tongaso, ala kanga yanga ti du ti kuâ ni na kota têne si aturugu ti Rome abata ni.</text:span></text:p>
      <text:p text:style-name="P7">So tanga ti tënë laa so e ma na ndö ti koli so atene ni yeke Molenge ti Nzapa.</text:p>
      <text:p text:style-name="P6">642</text:p>
      <text:p text:style-name="P1"><text:span text:style-name="v_20_-_20_Verse_20_Number"><text:span text:style-name="T2">1 </text:span></text:span><text:span text:style-name="T1">Me kozoni si lâ alondo na ndaperere ti layenga ni, gi hio tongaso, sese ayingi ngangu! Mbeni ange ti Kota Gbia apusu têne ti yanga ti du ni. Aturugu ni ati na sese na kota mbeto. So yingingo ti sese ni akai awe, ala kpe akiri na gbata.</text:span></text:p>
      <text:p text:style-name="P7">Na kota ndaperere, Marie ti Magdala, na ambeni mba ti Jesus, ague hio na du ti kuâ ni. Lango ti wungo tere ahon awe. Ala ye ti zia ayombo na tere ti kuâ ti Jesus titene alu ni nzoni. Ala yeke hunda tere ti ala atene zo wa laa ayeke pusu ande têne ni? Me na ndembe so ala si kâ na yaka ni …</text:p>
      <text:p text:style-name="P7">Yanga ti du ti kuâ azi!</text:p>
      <text:p text:style-name="P6">643</text:p>
      <text:p text:style-name="P1"><text:span text:style-name="v_20_-_20_Verse_20_Number"><text:span text:style-name="T2">1 </text:span></text:span><text:span text:style-name="T1">Marie akiri hio na Jerusalem ti fa na Pierre na Jean so mbeni zo anzi kuâ ti Jesus. Ambeni wali ali na ya ti du ti kuâ ni—na ala baa mbeni ange aduti kâ!</text:span></text:p>
      <text:p text:style-name="P7">Ala sara mbeto ape. Jesus azingo na kuâ awe. Ala gue atene na adisiple ti lo.</text:p>
      <text:p text:style-name="P1"><text:span text:style-name="v_20_-_20_Verse_20_Number"><text:span text:style-name="T2">2 </text:span></text:span><text:span text:style-name="T1">Pierre na Jean ama sango ti Marie. Ala kpe na loro na du ti kuâ ni, ti baa na le ti ala wani.</text:span></text:p>
      <text:p text:style-name="P7"><text:soft-page-break/>Gi bongo so alu na lo. So ti tene nyen laa?</text:p>
      <text:p text:style-name="P7">Lo zingo na kuâ awe! Lo tene tongaso fade. Me lani e ma na be ape.</text:p>
      <text:p text:style-name="P1"><text:span text:style-name="v_20_-_20_Verse_20_Number"><text:span text:style-name="T2">3 </text:span></text:span><text:span text:style-name="T1">Na ngoi so Marie akiri na yaka ni, ambeni so ague ti ala awe. Lo luti na gigi na toto. Mbeni zo atene tënë na lo …</text:span></text:p>
      <text:p text:style-name="P7">Mo toto ngbanga ti nyen?</text:p>
      <text:p text:style-name="P7">Tongana mo mu kuâ ti Jesus awe, fa na mbi ndo so mo zia ni daa.</text:p>
      <text:p text:style-name="P6">644</text:p>
      <text:p text:style-name="P1"><text:span text:style-name="v_20_-_20_Verse_20_Number"><text:span text:style-name="T2">1 </text:span></text:span><text:span text:style-name="T1">Gi yeke tongaso, Jesus adi iri ti Marie. Lo hinga fadeso go ti lo …</text:span></text:p>
      <text:p text:style-name="P7">Kota zo!</text:p>
      <text:p text:style-name="P1"><text:span text:style-name="v_20_-_20_Verse_20_Number"><text:span text:style-name="T2">2 </text:span></text:span><text:span text:style-name="T1">Ambeni zo nga kue ama sango ni. Aturugu so abata du ti kuâ ni ague biani na akota wayango-sandaga ti tene na ala ye so asi fade. Be ti akota wayango-sandaga aso. Ala ye titene zo oko ama taa-tënë ni pepe. Ala sigigi na mbeni pialo ti mvene …</text:span></text:p>
      <text:p text:style-name="P7">Baa, ala mu nginza so. Ala tene na azo atene, adisiple ti Jesus anzi kuâ ti lo na ndembe so ala ngba na lango.</text:p>
      <text:p text:style-name="P1"><text:span text:style-name="v_20_-_20_Verse_20_Number"><text:span text:style-name="T2">3 </text:span></text:span><text:span text:style-name="T1">Aturugu angba ti vunga mvene so. Me Jesus asi na adisiple ti lo use so ayeke hon na mbeni tambula. Lo fa tere ti lo pepe, me lo fa na ala atënë kue so mbeti ti Nzapa atene na ndö ti kuâ ti lo.</text:span></text:p>
      <text:p text:style-name="P7">Awayanga-Nzapa atene ando, fade Christ abaa pasi si lo ga wasongo-dunia kue.</text:p>
      <text:p text:style-name="P1"><text:span text:style-name="v_20_-_20_Verse_20_Number"><text:span text:style-name="T2">4 </text:span></text:span><text:span text:style-name="T1">Lo na ala ate kobe na Emaus. Jesus asambela na ndö ti mapa, si lo kangbi na adisiple. Gi biani tongaso ala kiri ahinga lo.</text:span></text:p>
      <text:p text:style-name="P7">Jesus!</text:p>
      <text:p text:style-name="P7">Jesus!</text:p>
      <text:p text:style-name="P7">Gi hio tongaso biani, Jesus agirisa na le ti ala.</text:p>
      <text:p text:style-name="P6">645</text:p>
      <text:p text:style-name="P1"><text:span text:style-name="v_20_-_20_Verse_20_Number"><text:span text:style-name="T2">1 </text:span></text:span><text:span text:style-name="T1">Tanga ti mungo yanga</text:span></text:p>
      <text:p text:style-name="P7">Luc 24:33-53; Jean 20:19—21:17; Matthieu 28:16-20</text:p>
      <text:p text:style-name="P7">Na ya ti Jerusalem kue na bi ni so, li ti azo akpe na mango sango ti aturugu ti Rome.</text:p>
      <text:p text:style-name="P7">Ala tene adisiple ti Jesus anzi kuâ ti lo, titene e baa e tene lo zingo na kuâ awe.</text:p>
      <text:p text:style-name="P7">Nyen laa aturugu ti Rome ayeke sara fade, na ngoi so a yeke nzi kuâ ni?</text:p>
      <text:p text:style-name="P1"><text:span text:style-name="v_20_-_20_Verse_20_Number"><text:span text:style-name="T2">2 </text:span></text:span><text:span text:style-name="T1">Adisiple ti Jesus ama nga sango ti aturugu so. Mbeto asara ala ngbanga ti a bi ala na </text:span><text:soft-page-break/><text:span text:style-name="T1">kanga. Ala kanga yanga ti da na ndö ti ala. Adisiple kue ayeke daa, gi Thomas oko laa ayeke daa pepe. Akoli so abaa Jesus na lege awara ala kâ.</text:span></text:p>
      <text:p text:style-name="P7">Jesus ayeke na fini! E yeke fade na lege ti gue na Emaus. Na ndembe so mbeni koli aga awara e. E hunda lo ti te kobe na e.</text:p>
      <text:p text:style-name="P7">Na ndembe so lo sambela na ndö ti mapa ni, e hinga lo fadeso: Jesus laa! Na pekoni lo girisa, si e kpe hio ge ti tene na ala.</text:p>
      <text:p text:style-name="P6">646</text:p>
      <text:p text:style-name="P1"><text:span text:style-name="v_20_-_20_Verse_20_Number"><text:span text:style-name="T2">1 </text:span></text:span><text:span text:style-name="T1">Ala nga kue abaa lo? Marie ti Magdala abaa lo, Pierre na Jean ague kâ na du ti kuâ.</text:span></text:p>
      <text:p text:style-name="P1"><text:span text:style-name="v_20_-_20_Verse_20_Number"><text:span text:style-name="T2">2 </text:span></text:span><text:span text:style-name="T1">Gi hio tongaso, Jesus, lo wani, asi na ya ti da ni—ataa so ayanga-da ni kue akanga! Adisiple abaa ti ala atene, ani yeke baa toro.</text:span></text:p>
      <text:p text:style-name="P7">Siriri aduti na ala. Ala sara mbeto ape. Mbi laa. Ala baa maboko ti mbi.</text:p>
      <text:p text:style-name="P1"><text:span text:style-name="v_20_-_20_Verse_20_Number"><text:span text:style-name="T2">3 </text:span></text:span><text:span text:style-name="T1">Kota Gbia! Taa mo biani laa?</text:span></text:p>
      <text:p text:style-name="P7">Ala mu na mbi kobe mbi te, ti fa na ala, ayeke taa mbi laa.</text:p>
      <text:p text:style-name="P1"><text:span text:style-name="v_20_-_20_Verse_20_Number"><text:span text:style-name="T2">4 </text:span></text:span><text:span text:style-name="T1">Gi hio na pekoni, adisiple akpe ti wara Thomas, ti tene kota sango so na lo.</text:span></text:p>
      <text:p text:style-name="P7">Jesus azingo na kuâ awe! E baa lo!</text:p>
      <text:p text:style-name="P7">Mbi yeke ma na be, gi tongana mbi baa ka ti pondi na maboko ti lo.</text:p>
      <text:p text:style-name="P6">647</text:p>
      <text:p text:style-name="P1"><text:span text:style-name="v_20_-_20_Verse_20_Number"><text:span text:style-name="T2">1 </text:span></text:span><text:span text:style-name="T1">Yenga oko na pekoni, adisiple akiri abongbi tere ti ala na ya ti da, so akanga na kerere. Jesus akiri asi na ala.</text:span></text:p>
      <text:p text:style-name="P7">Thomas, ndu ka ti amaboko ti mbi.</text:p>
      <text:p text:style-name="P1"><text:span text:style-name="v_20_-_20_Verse_20_Number"><text:span text:style-name="T2">2 </text:span></text:span><text:span text:style-name="T1">Kota Gbia ti mbi na Nzapa ti mbi!</text:span></text:p>
      <text:p text:style-name="P7">Mo baa mbi si mo ma na be. Ti ala nzoni, ala so abaa mbi ape si ala ma na be.</text:p>
      <text:p text:style-name="P1"><text:span text:style-name="v_20_-_20_Verse_20_Number"><text:span text:style-name="T2">3 </text:span></text:span><text:span text:style-name="T1">Adisiple alondo na Jerusalem si ala kiri na Galile. Na mbeni lakui, ala gue ti gi susu. Me na bi ni kue, ala wara susu oko pepe. So ndo ahan awe, ala baa mbeni zo aluti na yanga ti ngu.</text:span></text:p>
      <text:p text:style-name="P7">Ala bi gbanda ni na mbage ti maboko ti koli ti ngo ni!</text:p>
      <text:p text:style-name="P1"><text:span text:style-name="v_20_-_20_Verse_20_Number"><text:span text:style-name="T2">4 </text:span></text:span><text:span text:style-name="T1">Adisiple ama yanga ti lo, si gi hio tongaso, gbanda ni asi na asusu …</text:span></text:p>
      <text:p text:style-name="P6">648</text:p>
      <text:p text:style-name="P1"><text:span text:style-name="v_20_-_20_Verse_20_Number"><text:span text:style-name="T2">1 </text:span></text:span><text:span text:style-name="T1">Jean abaa koli so na yanga ti ngu …</text:span></text:p>
      <text:p text:style-name="P7"><text:soft-page-break/>So Kota Gbia laa!</text:p>
      <text:p text:style-name="P1"><text:span text:style-name="v_20_-_20_Verse_20_Number"><text:span text:style-name="T2">2 </text:span></text:span><text:span text:style-name="T1">Pierre aye ti si hio na Jesus. Lo huru lo ti na ya ti ngu, lo pika ngu ti gue na yanga ti ngu. Atanga ni aga na ngo ni. Pierre amu maboko ti gbungo gbanda ni na yanga ti ngu. Jesus ayeke ku ala na mapa na zongo susu.</text:span></text:p>
      <text:p text:style-name="P7">Ala ga ate kobe!</text:p>
      <text:p text:style-name="P6">649</text:p>
      <text:p text:style-name="P1"><text:span text:style-name="v_20_-_20_Verse_20_Number"><text:span text:style-name="T2">1 </text:span></text:span><text:span text:style-name="T1">Na peko ti kobe, Jesus atene tënë na Pierre, gi li ti ala use.</text:span></text:p>
      <text:p text:style-name="P7">Pierre, mo ye mbi?</text:p>
      <text:p text:style-name="P7">Biani, Kota Gbia, mo hinga so mbi ye mo.</text:p>
      <text:p text:style-name="P1"><text:span text:style-name="v_20_-_20_Verse_20_Number"><text:span text:style-name="T2">2 </text:span></text:span><text:span text:style-name="T1">Fani ota, Jesus ahunda gi oko tënë so na Pierre. Lakue, Pierre akiri tënë atene ni ye Jesus. Na pekoni, Jesus amu na Pierre kua ti sarango ni.</text:span></text:p>
      <text:p text:style-name="P7">Pierre, bata ataba ti mbi. Bata azo so amu peko ti mbi.</text:p>
      <text:p text:style-name="P1"><text:span text:style-name="v_20_-_20_Verse_20_Number"><text:span text:style-name="T2">3 </text:span></text:span><text:span text:style-name="T1">Kete lango na pekoni, Jesus asi na azo 500 so amu peko ti lo, si abongbi tere na mbeni li ti hoto. Lo mu tanga ti yanga ti komande.</text:span></text:p>
      <text:p text:style-name="P7">Ala gue na ndo ti amara kue, ala fa na ala Nzoni Tënë ti mbi.</text:p>
      <text:p text:style-name="P7">Ala batize ala na iri ti Babâ, ti Molenge, na ti Yingo-Vuru.</text:p>
      <text:p text:style-name="P7">Ala fa na ala ti bata lege ti aye so kue mbi mu yanga na ala. Baa, mbi yeke na ala lakue lakue.</text:p>
      <text:p text:style-name="P6">650</text:p>
      <text:p text:style-name="P1"><text:span text:style-name="v_20_-_20_Verse_20_Number"><text:span text:style-name="T2">1 </text:span></text:span><text:span text:style-name="T1">Jesus afa na ala na lege wa si lo hunzi kua ti Nzapa. Lo yeke wasongo-dunia kue. Fadeso ayeke ti ala ti sara kua ti Nzapa. Jesus atene na ala ti ngba na Jerusalem, ti ku gango ti Yingo-Vuru.</text:span></text:p>
      <text:p text:style-name="P7">Azo so amu peko ti lo abongbi na tere ti lo na hoto ti A-olive, nduru na Betanii, si Jesus alondo ti gue na yayu.</text:p>
      <text:p text:style-name="P6">651</text:p>
      <text:p text:style-name="P1"><text:span text:style-name="v_20_-_20_Verse_20_Number"><text:span text:style-name="T2">1 </text:span></text:span><text:span text:style-name="T1">Kungo Yingo-Vuru</text:span></text:p>
      <text:p text:style-name="P7">Awatokua (Actes) 1</text:p>
      <text:p text:style-name="P7">Adisiple andoye makonzi ti ala Jesus. So lo hon awe so, ala ngba ti baa ndo na nduzu, na peko ti lo. Li ti ala akpe. Gi hio tongaso, a-ange use asi …</text:p>
      <text:p text:style-name="P7"><text:soft-page-break/>Ala ngba ti baa ndo na nduzu ngbanga ti nyen?</text:p>
      <text:p text:style-name="P7">Jesus ague na yayu. Fade lo yeke kiri gi tongana ti so ala baa lo na guengo ni na yayu.</text:p>
      <text:p text:style-name="P6">652</text:p>
      <text:p text:style-name="P1"><text:span text:style-name="v_20_-_20_Verse_20_Number"><text:span text:style-name="T2">1 </text:span></text:span><text:span text:style-name="T1">Adisiple so ando akpe, ndali ti so ala sara mbeto titene azo agbu ala ngbanga ti so ala yeke amba ti Jesus, akiri fadeso na Jerusalem. Ala hinga atene Jesus ayeke ku tanga ti kua ti Nzapa na mbage ti ala.</text:span></text:p>
      <text:p text:style-name="P7">Zia e gue si e sara ye so Jesus atene na e—e ngba na Jerusalem ti ku ngangu so lo mu zendo ti tokua na e.</text:p>
      <text:p text:style-name="P1"><text:span text:style-name="v_20_-_20_Verse_20_Number"><text:span text:style-name="T2">2 </text:span></text:span><text:span text:style-name="T1">Kâ na Jerusalem, adisiple abongbi na ndo oko. Pierre agbu kua ni na maboko ti lo …</text:span></text:p>
      <text:p text:style-name="P7">Judas, so aka Jesus, akui awe. Alingbi e soro mbeni zo ti mu plase ti lo.</text:p>
      <text:p text:style-name="P7">Zia e soro Barsabas.</text:p>
      <text:p text:style-name="P7">Zia e soro Matthias.</text:p>
      <text:p text:style-name="P6">653</text:p>
      <text:p text:style-name="P1"><text:span text:style-name="v_20_-_20_Verse_20_Number"><text:span text:style-name="T2">1 </text:span></text:span><text:span text:style-name="T1">Adisiple ahunda na Nzapa ti baa ndo na ndö ti sorongo zo. Tongaso a soro Matthias.</text:span></text:p>
      <text:p text:style-name="P7">Na ya ti alango baleoko so aga, adisiple abongbi oko ti sambela. Ala yeke ku titene Yingo-Vuru aga, tongana ti so Jesus amu zendo ni. Gi na ngoi ni so, Azuife ti ya ti Palestine kue—na ala ti akodro so ayo—akiri asi ya ti alege ti Jerusalem. Ala ga ti sara matanga ti mungo singila so iri ni ayeke Pantekote.</text:p>
      <text:p text:style-name="P7">Na ya ti matanga ni azo ahunda ndo na ndö ti aye so asi gi fadeso: “Jesus azingo biani na kuâ?” “Wala adisiple ti lo anzi kuâ ti lo si ala tene lo yeke na fini?” Ahundango ndo so amu ndo kue na ndembe so Azuife ayeke gbani na Jerusalem ti sara matanga ti Pantekote. Adisiple ti Jesus ahinga taa-tënë ni, me wungo ti ala ayeke kete.</text:p>
      <text:p text:style-name="P6">654</text:p>
      <text:p text:style-name="P1"><text:span text:style-name="v_20_-_20_Verse_20_Number"><text:span text:style-name="T2">1 </text:span></text:span><text:span text:style-name="T1">Amenga ti wâ</text:span></text:p>
      <text:p text:style-name="P7">Awatokua (Actes) 2</text:p>
      <text:p text:style-name="P7">Na ndaperere ti Pantekote, azo so amu peko ti Jesus 120 abongbi ti sambela. Gi hio tongaso, mbeni toto so akpa toto ti kota pupu amu ya ti da so ala yeke daa. Amenga ti wâ aduti na li ti ala oko na oko.</text:p>
      <text:p text:style-name="P6"><text:soft-page-break/>655</text:p>
      <text:p text:style-name="P1"><text:span text:style-name="v_20_-_20_Verse_20_Number"><text:span text:style-name="T2">1 </text:span></text:span><text:span text:style-name="T1">Na ya ti ngbonga so ayeke nde ndali ti Nzapa, azo so amu peko ti Jesus asi na Yingo-Vuru. Ala to nda ti tene tënë na ayanga nde nde so ala hinga kozoni pepe.</text:span></text:p>
      <text:p text:style-name="P1"><text:span text:style-name="v_20_-_20_Verse_20_Number"><text:span text:style-name="T2">2 </text:span></text:span><text:span text:style-name="T1">Azo ayeke gbani na Jerusalem ndali ti matanga ni. Na ndembe so ala ma toto ni, ala kpe ti ga …</text:span></text:p>
      <text:p text:style-name="P7">Alingbi e baa taa na le ti e ye so ayeke si na azo so amu peko ti Jesus.</text:p>
      <text:p text:style-name="P1"><text:span text:style-name="v_20_-_20_Verse_20_Number"><text:span text:style-name="T2">3 </text:span></text:span><text:span text:style-name="T1">Azo awara adisiple si ala ma ndo …</text:span></text:p>
      <text:p text:style-name="P7">Taa-tënë! E ma ala na tenengo tënë na ayanga ti kodro ti e.</text:p>
      <text:p text:style-name="P7">Ataa ala ti e so ayeke yongoro—kâ na Ezipte, wala Rome, wala Arabii—e ma ala na tenengo tënë ti akpene ti Nzapa!</text:p>
      <text:p text:style-name="P1"><text:span text:style-name="v_20_-_20_Verse_20_Number"><text:span text:style-name="T2">4 </text:span></text:span><text:span text:style-name="T1">Ala nyon vin ahon ndoni! Gi ye ni laa.</text:span></text:p>
      <text:p text:style-name="P7">Azo so asulee awe ayeke tene tënë na ayanga ti akodro wande ape.</text:p>
      <text:p text:style-name="P6">656</text:p>
      <text:p text:style-name="P1"><text:span text:style-name="v_20_-_20_Verse_20_Number"><text:span text:style-name="T2">1 </text:span></text:span><text:span text:style-name="T1">Pierre atene tënë polele na iri ti adisiple kue.</text:span></text:p>
      <text:p text:style-name="P7">E nyon samba ape! E si singo na Yingo-Vuru, Tënë so wayanga-Nzapa Joel atene ando laa. Ala fâ Jesus na ndö ti kroa, lo so Nzapa asoro lo. Me Nzapa azingo lo na kuâ, si e baa zingongo ti kuâ ti lo.</text:p>
      <text:p text:style-name="P1"><text:span text:style-name="v_20_-_20_Verse_20_Number"><text:span text:style-name="T2">2 </text:span></text:span><text:span text:style-name="T1">Tënë ti Pierre ali na ya ti be ti azo. Ala dabe ti ala na lege so ala hunda kuâ ti Jesus na keke ti kroa asara gi yenga mingi pepe.</text:span></text:p>
      <text:p text:style-name="P7">Ala zia lege ti siokpari! Ala wara bateme na iri ti Jesus. Fade ala wara Yingo-Vuru ti Nzapa nga.</text:p>
      <text:p text:style-name="P6">657</text:p>
      <text:p text:style-name="P1"><text:span text:style-name="v_20_-_20_Verse_20_Number"><text:span text:style-name="T2">1 </text:span></text:span><text:span text:style-name="T1">Nzapa, mo zi siokpari ti mbi na iri ti Jesus-oo.</text:span></text:p>
      <text:p text:style-name="P7">E girisa lege-a!</text:p>
      <text:p text:style-name="P1"><text:span text:style-name="v_20_-_20_Verse_20_Number"><text:span text:style-name="T2">2 </text:span></text:span><text:span text:style-name="T1">Atënë kue ti awayanga-Nzapa aga taa-tënë na lege ti Jesus. Lo yeke Molenge ti Nzapa, Wasongo ti dunia mobimba.</text:span></text:p>
      <text:p text:style-name="P6">658</text:p>
      <text:p text:style-name="P1"><text:span text:style-name="v_20_-_20_Verse_20_Number"><text:span text:style-name="T2">1 </text:span></text:span><text:span text:style-name="T1">Na lango ti Pantekote, azo 3000 ama na be na Jesus si ala wara bateme. Lâ na lâ, ti </text:span><text:soft-page-break/><text:span text:style-name="T1">gue na ni, azo mingi abaa ndoye ti azo so amu peko ti Jesus. Awamabe ato nda ti bongbingo na ya ti ada, kangbingo kobe na aye so kue ayeke ti ala.</text:span></text:p>
      <text:p text:style-name="P7">Mbi ga na ambeni mba ti mbi so aye ti hinga ye na ndö ti Jesus.</text:p>
      <text:p text:style-name="P7">Ala li. Nzoni gango na ala ge.</text:p>
      <text:p text:style-name="P1"><text:span text:style-name="v_20_-_20_Verse_20_Number"><text:span text:style-name="T2">2 </text:span></text:span><text:span text:style-name="T1">Ala hinga? Wali-mua, wayere so e tene tënë na lo biri so, nzara asara lo na amolenge ti lo.</text:span></text:p>
      <text:p text:style-name="P7">Fade mbi mu nginza na awatokua ti mu maboko na lo.</text:p>
      <text:p text:style-name="P1"><text:span text:style-name="v_20_-_20_Verse_20_Number"><text:span text:style-name="T2">3 </text:span></text:span><text:span text:style-name="T1">Awamabe ayeke mu maboko na amba ti ala. Ala voro Nzapa lakue na ya ti bongbi. Lango oko oko, azo mingi ama na be na Jesus si ala li na popo ti awamabe.</text:span></text:p>
      <text:p text:style-name="P7">Bibe ti mo na ndö ti amba ti Jesus so ayeke nyen?</text:p>
      <text:p text:style-name="P7">Mbi hinga li ti mbi na ala ape, me mbi ye ti gi ti hinga nda ni. Baa lege so ala ndoye amba ti ala!</text:p>
      <text:p text:style-name="P6">659</text:p>
      <text:p text:style-name="P1"><text:span text:style-name="v_20_-_20_Verse_20_Number"><text:span text:style-name="T2">1 </text:span></text:span><text:span text:style-name="T1">Londo ngbanga ti Jesus!</text:span></text:p>
      <text:p text:style-name="P7">Awatokua (Actes) 3—4</text:p>
      <text:p text:style-name="P7">Mbeni lâ, Pierre na Jean ague na kota da ti Nzapa ti sambela. Ala baa mbeni koli so gere ti lo abuba. Lo yeke iri ye na yanga ti gbagba.</text:p>
      <text:p text:style-name="P7">Sara mawa! Mu mbeni ye ngbanga ti awayere.</text:p>
      <text:p text:style-name="P1"><text:span text:style-name="v_20_-_20_Verse_20_Number"><text:span text:style-name="T2">2 </text:span></text:span><text:span text:style-name="T1">Baa e si!</text:span></text:p>
      <text:p text:style-name="P7">Gbaa, ala use kue aye ti mu na mbi mbeni ye.</text:p>
      <text:p text:style-name="P1"><text:span text:style-name="v_20_-_20_Verse_20_Number"><text:span text:style-name="T2">3 </text:span></text:span><text:span text:style-name="T1">Mbi yeke na nginza ape, me fade mbi mu na mo ye so mbi yeke na ni. Na iri ti Jesus, londo mo tambula.</text:span></text:p>
      <text:p text:style-name="P7">Tambula? Laoko koli so abi gere ti lo na sese ape! Tongana Pierre ayoro maboko ti lo na koli so, lo nga kue lo yoro ti lo …</text:p>
      <text:p text:style-name="P6">660</text:p>
      <text:p text:style-name="P1"><text:span text:style-name="v_20_-_20_Verse_20_Number"><text:span text:style-name="T2">1 </text:span></text:span><text:span text:style-name="T1">Mbi lingbi ti tambula-ee! Gonda na Nzapa!</text:span></text:p>
      <text:p text:style-name="P1"><text:span text:style-name="v_20_-_20_Verse_20_Number"><text:span text:style-name="T2">2 </text:span></text:span><text:span text:style-name="T1">Koli ni ali hio na ya ti kota da ti Nzapa, na hurungo na nduzu, na dekongo ti ngia.</text:span></text:p>
      <text:p text:style-name="P7">Baa ye! Koli so ayeke iri ye so laa ape?</text:p>
      <text:p text:style-name="P7">Êen, me …</text:p>
      <text:p text:style-name="P1"><text:span text:style-name="v_20_-_20_Verse_20_Number"><text:span text:style-name="T2">3 </text:span></text:span><text:span text:style-name="T1">Na be ti singila, koli so aga na mbage ti Pierre na Jean. Azo aga gbani, ti hinga ye so </text:span><text:soft-page-break/><text:span text:style-name="T1">asi.</text:span></text:p>
      <text:p text:style-name="P7">Ngbanga ti nyen ala yeke baa e kpoo. Koli so atambula na ngangu ti e ape! Ngangu so alondo na Nzapa na lege ti molenge ti lo, Jesus, so ala fâ lo, me Nzapa azingo lo na kuâ.</text:p>
      <text:p text:style-name="P6">661</text:p>
      <text:p text:style-name="P1"><text:span text:style-name="v_20_-_20_Verse_20_Number"><text:span text:style-name="T2">1 </text:span></text:span><text:span text:style-name="T1">Tongana lo baa so azo aye ti ma tënë ti lo, Pierre ague daa ti tene tënë …</text:span></text:p>
      <text:p text:style-name="P7">Ala sanze lege ti ala, ala kiri na Nzapa, si lo zi asiokpari ti ala. Ala leke tere ti ala. Fade Jesus akiri ti ga.</text:p>
      <text:p text:style-name="P1"><text:span text:style-name="v_20_-_20_Verse_20_Number"><text:span text:style-name="T2">2 </text:span></text:span><text:span text:style-name="T1">Awayango-sandaga ayeke na popo ti azo. Ngonzo asara ala na mango kambisa ti Pierre. So ala baa azo aye ti hinga ye so asi, ngonzo asara ala mingi si ala iri fadeso aturugu …</text:span></text:p>
      <text:p text:style-name="P7">Ala lingbi na kanga!</text:p>
      <text:p text:style-name="P1"><text:span text:style-name="v_20_-_20_Verse_20_Number"><text:span text:style-name="T2">3 </text:span></text:span><text:span text:style-name="T1">Gi na pekoni biani, a gue na Pierre na Jean na da ti kanga, si ala lango kâ. Me azo 5000 a ma na be na Jesus awe.</text:span></text:p>
      <text:p text:style-name="P6">662</text:p>
      <text:p text:style-name="P1"><text:span text:style-name="v_20_-_20_Verse_20_Number"><text:span text:style-name="T2">1 </text:span></text:span><text:span text:style-name="T1">Na ndade ni, akota zo ti Azuife—gi ala so amu yanga ti fâ Jesus laa—amu yanga ti ga na Pierre na Jean titene a hunda ala na tënë. Wayere so awara seni ayeke na tere ti ala nga.</text:span></text:p>
      <text:p text:style-name="P7">Na ngangu wa wala na iri ti zo wa laa, ala kai kobela ti koli so?</text:p>
      <text:p text:style-name="P1"><text:span text:style-name="v_20_-_20_Verse_20_Number"><text:span text:style-name="T2">2 </text:span></text:span><text:span text:style-name="T1">Yingo-Vuru asi Pierre, si lo tene tënë na ala tongana koli.</text:span></text:p>
      <text:p text:style-name="P7">Alingbi azo ti Israel kue ahinga atene, ayeke na ngangu ti iri ti Jesus, zo ti Nazaret, so ala fâ lo na keke ti kroa, si Nzapa azingo lo na kuâ laa, si koli so aluti na nzoni tere.</text:p>
      <text:p text:style-name="P1"><text:span text:style-name="v_20_-_20_Verse_20_Number"><text:span text:style-name="T2">3 </text:span></text:span><text:span text:style-name="T1">Li ti awafango-ndia akpe. Pierre na Jean ayeke gi asenge wagingo-susu so amanda mbeti pepe. Me ala yeke tene tënë na mbeto pepe.</text:span></text:p>
      <text:p text:style-name="P7">Bi ala na gigi!</text:p>
      <text:p text:style-name="P1"><text:span text:style-name="v_20_-_20_Verse_20_Number"><text:span text:style-name="T2">4 </text:span></text:span><text:span text:style-name="T1">Na ndembe so a sigigi na ala awe, akota zo ti Azuife apika patara na popo ti ala.</text:span></text:p>
      <text:p text:style-name="P7">Azo kue ahinga atene ye ti kpene asi. E lingbi ti bere ni ape. Zia e sara si tënë ni ague yongoro ape.</text:p>
      <text:p text:style-name="P7">Tene na ala, tongana ala kiri atene tënë ti Jesus, fade e mu yanga ti fâ ala nga!</text:p>
      <text:p text:style-name="P6"><text:soft-page-break/>663</text:p>
      <text:p text:style-name="P1"><text:span text:style-name="v_20_-_20_Verse_20_Number"><text:span text:style-name="T2">1 </text:span></text:span><text:span text:style-name="T1">Awayango-sandaga aye ti sara sioni na adisiple, me ala sara mbeto ti azo so alingbi ti ga na wusuwusu.</text:span></text:p>
      <text:p text:style-name="P7">E yeke zia ala, ala gue. Me ala kiri atene tënë oko na ndö ti Jesus ape!</text:p>
      <text:p text:style-name="P1"><text:span text:style-name="v_20_-_20_Verse_20_Number"><text:span text:style-name="T2">2 </text:span></text:span><text:span text:style-name="T1">Ti ma yanga ti ala, wala ti ma yanga ti Nzapa, so wa laa ayeke nzoni? Nzapa amu yanga na e ti tene tënë ti aye so e baa na e ma na azo ti dunia kue.</text:span></text:p>
      <text:p text:style-name="P1"><text:span text:style-name="v_20_-_20_Verse_20_Number"><text:span text:style-name="T2">3 </text:span></text:span><text:span text:style-name="T1">Awayango-sandaga akiri abe le ti ala na ndö ti Pierre na Jean, si ala zia ala gue. Pierre na Jean ague hio na amba ti ala, si ala sambela tongaso.</text:span></text:p>
      <text:p text:style-name="P7">Kota Gbia ti e, mo sara ye kue. Sara si e lingbi ti luti nganganga ti fa tënë ti mo.</text:p>
      <text:p text:style-name="P7">Sara si e ngba ti zi akobela, nga na ti sara aye ti kpene na iri ti mo, Jesus!</text:p>
      <text:p text:style-name="P6">664</text:p>
      <text:p text:style-name="P1"><text:span text:style-name="v_20_-_20_Verse_20_Number"><text:span text:style-name="T2">1 </text:span></text:span><text:span text:style-name="T1">Mvene so afâ zo</text:span></text:p>
      <text:p text:style-name="P7">Awatokua (Actes) 4:32—5:11</text:p>
      <text:p text:style-name="P7">Na ngangu ti Yingo-Vuru, adisiple angba ti fa tënë ti Nzapa. Azo mingi mingi ama na be na Jesus. Mbeni lâ, mbeni koli, iri ti lo Barnabas, aga na kota bozo ti nginza na adisiple.</text:p>
      <text:p text:style-name="P7">Ngbanga ti nyen mo mu gba ti nginza so kue na e?</text:p>
      <text:p text:style-name="P7">Mbi ka mbeni yaka. Ala mu nginza ni ti mu maboko na azo so amu peko ti Jesus.</text:p>
      <text:p text:style-name="P1"><text:span text:style-name="v_20_-_20_Verse_20_Number"><text:span text:style-name="T2">2 </text:span></text:span><text:span text:style-name="T1">Ananias aye nga si azo abaa lo tongana nzoni zo. Me lo ye nga ti bata nginza ni ndali ti lo wani. Tongaso lo tene mvene …</text:span></text:p>
      <text:p text:style-name="P7">… me Yingo-Vuru awa Pierre.</text:p>
      <text:p text:style-name="P7">E nga kue, e ka yaka ti e. E yeke mu anginza ni kue ti mu maboko na eglize.</text:p>
      <text:p text:style-name="P7">Ananias, mo lingbi fade ti sara ye so kue mo ye na nginza ti mo. Me alingbi mo tene ape mo tene, mo mu ye kue awe, andaa mo mu ye kue ape. Mo tene mvene na zo ape, mo tene mvene na Nzapa!</text:p>
      <text:p text:style-name="P1"><text:span text:style-name="v_20_-_20_Verse_20_Number"><text:span text:style-name="T2">3 </text:span></text:span><text:span text:style-name="T1">So Pierre ahunzi gi tënë awe, Ananias ati si lo kui. Amaseka-koli aga, ala kanga kuâ ti lo na bongo, si ala gue na ni ti lu ni. Ngbonga ota na pekoni, wali ti lo, Safira, ali. Lo hinga ye so asi fade pepe. Lo tene tënë na Pierre gi na oko mvene ti koli ti lo.</text:span></text:p>
      <text:p text:style-name="P7">Safira, ala tara Yingo-Vuru ngbanga ti nyen? Ma si! Baa, akoli so alu koli ti mo laa ayeke ga so. Fade ala sara na mo nga legeoko.</text:p>
      <text:p text:style-name="P6"><text:soft-page-break/>665</text:p>
      <text:p text:style-name="P1"><text:span text:style-name="v_20_-_20_Verse_20_Number"><text:span text:style-name="T2">1 </text:span></text:span><text:span text:style-name="T1">Gi biani tongaso, Safira ati na sese si lo kui. Awamabe amu ye so tongana hange ngbanga ti zo so kue atara ti handa Nzapa wala Eglize.</text:span></text:p>
      <text:p text:style-name="P1"><text:span text:style-name="v_20_-_20_Verse_20_Number"><text:span text:style-name="T2">2 </text:span></text:span><text:span text:style-name="T1">Sigingo na da ti kanga</text:span></text:p>
      <text:p text:style-name="P7">Awatokua (Actes) 5:12—6:11</text:p>
      <text:p text:style-name="P7">Bengo le ti amakonzi ti Azuife akanga lege na adisiple pepe. Ala ngba ti sara kua ti Nzapa, ti kai akobela na iri ti Jesus. Asewa aga na azo ti kobela na tere ti akota lege, titene tongana Pierre ayeke hon kobela ti ala akai. Azo mingi alondo na agbata so angoro Jerusalem si aga.</text:p>
      <text:p text:style-name="P1"><text:span text:style-name="v_20_-_20_Verse_20_Number"><text:span text:style-name="T2">3 </text:span></text:span><text:span text:style-name="T1">Lo lingbi ti tambula ape. Babâ, sara si lo kpengba, lo kpe loro si lo sara ngia na amba ti lo.</text:span></text:p>
      <text:p text:style-name="P7">Mbi lingbi ti kai kobela ti lo ape, me Jesus, Molenge ti Nzapa, alingbi. Na iri ti Jesus, kobela ti molenge ti mo akai.</text:p>
      <text:p text:style-name="P1"><text:span text:style-name="v_20_-_20_Verse_20_Number"><text:span text:style-name="T2">4 </text:span></text:span><text:span text:style-name="T1">Azo so kue aga, kobela ti ala akai. Kota be asara kota wayango-sandaga na azo ti lo. Ala ye ti baa aye tongaso pepe. Be ti ala aye pepe ti baa azo so aga titene a kai kobela ti ala. Gi na ngonzo, ala gbu adisiple ti bi ala na kanga.</text:span></text:p>
      <text:p text:style-name="P7">Taa ti so, ala yeke sigigi na ya ni ape. Fade buba kua ti ala so ahunzi!</text:p>
      <text:p text:style-name="P6">666</text:p>
      <text:p text:style-name="P1"><text:span text:style-name="v_20_-_20_Verse_20_Number"><text:span text:style-name="T2">1 </text:span></text:span><text:span text:style-name="T1">Na bi, mbeni ange ti Nzapa asi na Pierre na Jean na da ti kanga.</text:span></text:p>
      <text:p text:style-name="P7">Ala gue na ya ti gbagba ti kota da-Nzapa. Ala tene tënë na azo na ndö ti fini so Nzapa amu zendo ni na zo so kue ama na be na Jesus.</text:p>
      <text:p text:style-name="P1"><text:span text:style-name="v_20_-_20_Verse_20_Number"><text:span text:style-name="T2">2 </text:span></text:span><text:span text:style-name="T1">Na ndaperere, kota wayango-sandaga atokua ti ga na azo ti kanga ni ti gue na ala na gbe ti ngbanga. Na kiringo ti aturugu …</text:span></text:p>
      <text:p text:style-name="P7">Da ti kanga azi ape, aturugu kue ayeke gi na plase ti ala. Me azo ti kanga ni ahon!</text:p>
      <text:p text:style-name="P7">E zi yanga-da ni, me zo oko ayeke daa ape!</text:p>
      <text:p text:style-name="P1"><text:span text:style-name="v_20_-_20_Verse_20_Number"><text:span text:style-name="T2">3 </text:span></text:span><text:span text:style-name="T1">Me ala yeke na ndo wa?</text:span></text:p>
      <text:p text:style-name="P6">667</text:p>
      <text:p text:style-name="P1"><text:span text:style-name="v_20_-_20_Verse_20_Number"><text:span text:style-name="T2">1 </text:span></text:span><text:span text:style-name="T1">Mbeni zo ti tokua aga …</text:span></text:p>
      <text:p text:style-name="P7">Azo so mo bi ala na kanga biri, ayeke na kota da-Nzapa si ala yeke fa tënë ti Jesus!</text:p>
      <text:p text:style-name="P1"><text:span text:style-name="v_20_-_20_Verse_20_Number"><text:span text:style-name="T2">2 </text:span></text:span><text:span text:style-name="T1">Kota wayango-sandaga amu yanga ti ga na adisiple na ngbanga hio.</text:span></text:p>
      <text:p text:style-name="P7"><text:soft-page-break/>E wa ala, ti zia ti fa tënë na ndö ti Jesus-a!</text:p>
      <text:p text:style-name="P1"><text:span text:style-name="v_20_-_20_Verse_20_Number"><text:span text:style-name="T2">3 </text:span></text:span><text:span text:style-name="T1">E ma yanga ti Nzapa. Ti zo ape.</text:span></text:p>
      <text:p text:style-name="P1"><text:span text:style-name="v_20_-_20_Verse_20_Number"><text:span text:style-name="T2">4 </text:span></text:span><text:span text:style-name="T1">Tënë so abi ngonzo na be ti awayango-sandaga. Ala ye fade ti fâ adisiple gi hio fadeso. Me mbeni wafango-ye, iri ti lo Gamaliel atene, alingbi adisiple asigigi …</text:span></text:p>
      <text:p text:style-name="P7">Hange na ye so ala yeke sara na akoli so. Tongana fango tënë ni alondo na zo, fade ati na ngu. Me tongana alondo na Nzapa, ala yeke kanga lege ni gbaa. Ala ye ti tiri bira na Nzapa ape!</text:p>
      <text:p text:style-name="P6">668</text:p>
      <text:p text:style-name="P1"><text:span text:style-name="v_20_-_20_Verse_20_Number"><text:span text:style-name="T2">1 </text:span></text:span><text:span text:style-name="T1">Azo ti fango ngbanga ayeda na wango so. Na ngonzo ti be, amakonzi amu yanga titene a pika adisiple si a zi ala na gbotongo mê atene, tongana ala ngba ti fa tënë ti Jesus, fade ala wara futa ti sioni ahon ti so.</text:span></text:p>
      <text:p text:style-name="P7">Ayeke ye ti nzoni ti baa pasi ndali ti iri ti Jesus.</text:p>
      <text:p text:style-name="P7">Ti fadeso, e lingbi ti zia fango Nzoni Tënë ape.</text:p>
      <text:p text:style-name="P1"><text:span text:style-name="v_20_-_20_Verse_20_Number"><text:span text:style-name="T2">2 </text:span></text:span><text:span text:style-name="T1">Adisiple angba ti sara kua so Nzapa amu na ala ti sara, si wungo ti azo so ama na be angba ti kono. Azo gbani gbani aye ti mu peko ti Jesus si adisiple ato nda ti soro ambeni ti mu maboko na kua ni. Ala soro adiakre mbarambara ti baa ndo na kua ti mungo maboko na azo.</text:span></text:p>
      <text:p text:style-name="P7">Oko na popo ti ala ayeke Etienne. Biani lo yeke na matabisi ti fango tënë.</text:p>
      <text:p text:style-name="P1"><text:span text:style-name="v_20_-_20_Verse_20_Number"><text:span text:style-name="T2">3 </text:span></text:span><text:span text:style-name="T1">Ambeni makonzi ti Azuife alondo ti pika patara na Etienne. Kamene asara ala si yanga ti ala akanga, na mango atënë ti ndara ti Etienne. Tongaso ala gbe lingo ti kiri sioni na lo …</text:span></text:p>
      <text:p text:style-name="P7">E sara hange si azo alingbi ti sara sioni na e ape.</text:p>
      <text:p text:style-name="P7">Biani, hinga ape, e lingbi nga ti pusu azo ti ke Etienne, tongana ti so e sara na Jesus!</text:p>
      <text:p text:style-name="P6">669</text:p>
      <text:p text:style-name="P1"><text:span text:style-name="v_20_-_20_Verse_20_Number"><text:span text:style-name="T2">1 </text:span></text:span><text:span text:style-name="T1">A bo lo na atêne</text:span></text:p>
      <text:p text:style-name="P7">Awatokua 6:8—8:1</text:p>
      <text:p text:style-name="P7">Etienne asi singo na ngangu ti Nzapa. Lo sara aye ti kpene na popo ti azo. Fango tënë ti lo andu be ti azo mingi, si azo ti Jerusalem ato nda ti mu peko ti Jesus. Me amakonzi wafango-ndia ayeke na gbanda ti ala ti gbungo zo …</text:p>
      <text:p text:style-name="P1"><text:span text:style-name="T1">E sara si sango amu ndo kue so angoro Jerusalem, atene, fango tënë ti Etienne ayeke </text:span><text:soft-page-break/><text:span text:style-name="T1">nde na ndia so Nzapa amu na Moise.</text:span></text:p>
      <text:p text:style-name="P7">Na ndembe so azo ama ni ande, fade ala ke lo.</text:p>
      <text:p text:style-name="P1"><text:span text:style-name="v_20_-_20_Verse_20_Number"><text:span text:style-name="T2">2 </text:span></text:span><text:span text:style-name="T1">Sioni pialo ti ala abaa gigi. A gbu Etienne si a ga na lo na kota bongbi ti fango ngbanga. Azo ti mvene atene mvene na li ti Etienne. Si Etienne akiri tënë polele na ala …</text:span></text:p>
      <text:p text:style-name="P7">Ala yeke azo ti ngangu li, be ti ala ake Nzapa! Ala yeke gi tongana akotara ti ala so afâ awayanga-Nzapa. Fadeso ala fâ lo so Nzapa asoro lo awe. Ala lingbi ti hinga ndia fade, me ala kpe ni ape.</text:p>
      <text:p text:style-name="P6">670</text:p>
      <text:p text:style-name="P1"><text:span text:style-name="v_20_-_20_Verse_20_Number"><text:span text:style-name="T2">1 </text:span></text:span><text:span text:style-name="T1">Azo ti fango ngbanga kue asara ngonzo, me Etienne ague daa na ngangu ti Yingo-Vuru.</text:span></text:p>
      <text:p text:style-name="P7">Mbi baa yayu azi! Mbi baa so Molenge ti Zo aluti na tere ti Nzapa na mbage ti koli.</text:p>
      <text:p text:style-name="P1"><text:span text:style-name="v_20_-_20_Verse_20_Number"><text:span text:style-name="T2">2 </text:span></text:span><text:span text:style-name="T1">Azo ti fango ngbanga akanga be ti ala gbaa na atënë ti Etienne. Tongana asioni nyama, ala gboto Etienne, si a sigigi na lo na ya ti gbata ti bo lo na atêne. So atêne ayeke ti na ndö ti lo, Etienne angba gi na sambela …</text:span></text:p>
      <text:p text:style-name="P7">Kota Gbia, zi siokpari so na li ti ala!</text:p>
      <text:p text:style-name="P7">Ti hunzingo ni, Etienne akui na tënë so na yanga ti lo: “Jesus mu yingo ti mbi.”</text:p>
      <text:p text:style-name="P1"><text:span text:style-name="v_20_-_20_Verse_20_Number"><text:span text:style-name="T2">3 </text:span></text:span><text:span text:style-name="T1">Mbeni maseka-koli*, iri ti lo Saul, abaa fango lo. (Lo bata abongo ti azo.) Kuâ ti wamungo-peko ti Jesus anzere na lo.</text:span></text:p>
      <text:p text:style-name="P7">* Mbai ti lo ato nda ni na le-mbeti 686.</text:p>
      <text:p text:style-name="P6">671</text:p>
      <text:p text:style-name="P1"><text:span text:style-name="v_20_-_20_Verse_20_Number"><text:span text:style-name="T2">1 </text:span></text:span><text:span text:style-name="T1">Wande na lege ti Gaza</text:span></text:p>
      <text:p text:style-name="P7">Awatokua (Actes) 8:1-4, 26-40</text:p>
      <text:p text:style-name="P7">Na peko ti kuâ ti Etienne, aye ti ngangu mingi asi na awamabe na Jerusalem. Na ngoi ni so, gba ti azo so amu peko ti Jesus akpe ya ti gbata ni, si ala hon na ya ti Judee na Samarii, si ala fa nzoni tënë ti Nzapa kâ. Amakonzi ti Azuife ahinga pepe so ala yeke mu maboko na Nzoni Tënë ti mu ndo kue. Philippe, mbeni diakre, ague na Samarii. Na mbeni bi, ange atene na Philippe: “gue na mbage ti Gaza.” Philippe asara so gi hio …</text:p>
      <text:p text:style-name="P7">Nzapa atokua mbi na yongoro lege so ti tengbi na koli na ya ti pusu so. So zo wa laa?</text:p>
      <text:p text:style-name="P1"><text:span text:style-name="v_20_-_20_Verse_20_Number"><text:span text:style-name="T2">2 </text:span></text:span><text:span text:style-name="T1">Yingo ti Nzapa atene na Philippe ti duti nduru na pusu ni, si lo sara gi tongaso. Lo </text:span><text:soft-page-break/><text:span text:style-name="T1">ma mbeni koli ayeke diko Mbeti ti Nzapa.</text:span></text:p>
      <text:p text:style-name="P7">“A gue na lo tongana mbeni taba so azo ayeke fâ lo.”</text:p>
      <text:p text:style-name="P7">Mo ma ya ti tënë so wayanga-Nzapa Esaie ayeke tene so?</text:p>
      <text:p text:style-name="P1"><text:span text:style-name="v_20_-_20_Verse_20_Number"><text:span text:style-name="T2">3 </text:span></text:span><text:span text:style-name="T1">Koli so ayeke kota wabatango-mosoro ti gbia-wali ti Etiopii.</text:span></text:p>
      <text:p text:style-name="P7">So mbeni zo afa nda ni na mbi ape so, mbi ma ya ni tongana nyen? Wayanga-Nzapa ayeke tene tënë na ndö ti lo wani wala mbeni zo nde?</text:p>
      <text:p text:style-name="P7">Lo yeke tene tënë ti Jesus Christ, Molenge ti Nzapa. Awato ti lo afâ lo na keke ti kroa, me Nzapa azingo lo na kuâ.</text:p>
      <text:p text:style-name="P6">672</text:p>
      <text:p text:style-name="P1"><text:span text:style-name="v_20_-_20_Verse_20_Number"><text:span text:style-name="T2">1 </text:span></text:span><text:span text:style-name="T1">Philippe afa na lo so Nzapa andoye dunia so mingi, si lo tokua molenge ti lo ti kui ngbanga ti asiokpari ti e. Zo so kue ama na be na Jesus, fade lo wara fini ti lakue lakue.</text:span></text:p>
      <text:p text:style-name="P7">Mbi ma na be na Jesus, na vundu asara mbi ngbanga ti asiokpari ti mbi kue. Nyen laa akanga lege na mbi ti wara bateme, na ti mu peko ti Jesus?</text:p>
      <text:p text:style-name="P7">Biani, ye so Nzapa atokua mbi ti sara laa.</text:p>
      <text:p text:style-name="P1"><text:span text:style-name="v_20_-_20_Verse_20_Number"><text:span text:style-name="T2">2 </text:span></text:span><text:span text:style-name="T1">Tongaso Philippe abatize koli ti Etiopii so. Gi hio tongaso, Yingo ti Nzapa amu Philippe ahon na lo. Philippe asi gi hio na Banga, ndo so lo fa tënë na akodro na yanga ti Kota Ngu-ingo ti Mediterane. Lo duti biani na Sezare, kota gbata ti azo ti Rome na sese ti Palestine.</text:span></text:p>
      <text:p text:style-name="P1"><text:span text:style-name="v_20_-_20_Verse_20_Number"><text:span text:style-name="T2">3 </text:span></text:span><text:span text:style-name="T1">Na ndembe ni so, Saul, mbeni maseka-koli so ayeke na ngia ti baa so a bo Etienne na têne, abaa mbeni ye ti faa so agbian fini ti lo biani biani. Jesus asi na lo, si Saul amu peko ti Jesus. Lo sara bira na awamungo-peko ti Jesus mbeni pepe me lo mu peko ti ala. Ti fadeso, adisiple alingbi ti tambula na ya ti Palestine kue, ti fa tënë. Kpengo mbeto titene Saul gbu ala ahunzi awe. Iri ti lo agbian aga Paul, si lo ga kota watokua ti Nzapa.</text:span></text:p>
      <text:p text:style-name="P4">[Map]</text:p>
      <text:p text:style-name="P7">Sezare</text:p>
      <text:p text:style-name="P7">Kota ngu ti Galile</text:p>
      <text:p text:style-name="P7">Zope</text:p>
      <text:p text:style-name="P7">Lida</text:p>
      <text:p text:style-name="P7">Jerusalem</text:p>
      <text:p text:style-name="P7">Gaza</text:p>
      <text:p text:style-name="P7"><text:soft-page-break/>Kota ngu ti Gba-ti-ingo</text:p>
      <text:p text:style-name="P7">Israel</text:p>
      <text:p text:style-name="P6">673</text:p>
      <text:p text:style-name="P1"><text:span text:style-name="v_20_-_20_Verse_20_Number"><text:span text:style-name="T2">1 </text:span></text:span><text:span text:style-name="T1">Ambeni ye ti kpene</text:span></text:p>
      <text:p text:style-name="P7">Awatokua (Actes) 9:32—10:2</text:p>
      <text:p text:style-name="P7">Pierre ayeke fa ti lo tënë na Lida. Kâ laa lo tengbi na mbeni koli, iri ti lo Enee.</text:p>
      <text:p text:style-name="P7">Mbi wara lege ti londo na ndö ti gbogbo ape, asara ngu miombe.</text:p>
      <text:p text:style-name="P7">Jesus akai kobela ti mo. Londo!</text:p>
      <text:p text:style-name="P1"><text:span text:style-name="v_20_-_20_Verse_20_Number"><text:span text:style-name="T2">2 </text:span></text:span><text:span text:style-name="T1">Tongana azo ti Lida abaa so kobela ti Enee akai, ala nga ama na be na Jesus. Pierre angba ti fa tënë na Lida, ngbii mbeni lâ, akoli use ti Zafa asi …</text:span></text:p>
      <text:p text:style-name="P7">Pierre ayeke na ndo wa? Alingbi e baa lo gi fafadeso.</text:p>
      <text:p text:style-name="P6">674</text:p>
      <text:p text:style-name="P1"><text:span text:style-name="v_20_-_20_Verse_20_Number"><text:span text:style-name="T2">1 </text:span></text:span><text:span text:style-name="T1">Azo ti Zope use ayeke na mbeni tokua ti iri Pierre hio. Tabita akui, lo ma na be na Jesus. “Mo laa mo kai kobela ti Enee. Mo lingbi nga ti sara na Tabita ape?” Gi hio tongaso, Pierre na ala ague na Zope. Na singo ti ala …</text:span></text:p>
      <text:p text:style-name="P7">A sukula kuâ ti lo, a zia nga lo na kubu ti nduzu.</text:p>
      <text:p text:style-name="P6">675</text:p>
      <text:p text:style-name="P1"><text:span text:style-name="v_20_-_20_Verse_20_Number"><text:span text:style-name="T2">1 </text:span></text:span><text:span text:style-name="T1">Pierre awara gba ti amba ti Tabita na toto na ya ti da ti lo.</text:span></text:p>
      <text:p text:style-name="P7">Lo yeke sara songo mara ni use ape.</text:p>
      <text:p text:style-name="P7">Baa bongo so! Lo laa lo fu ni na mbi.</text:p>
      <text:p text:style-name="P7">Mbi hinga biani so ala ndoye lo. Fadeso, mbi hunda na ala ti sigigi si …</text:p>
      <text:p text:style-name="P1"><text:span text:style-name="v_20_-_20_Verse_20_Number"><text:span text:style-name="T2">2 </text:span></text:span><text:span text:style-name="T1">Gi lo oko, Pierre azuku na likunu si lo sambela.</text:span></text:p>
      <text:p text:style-name="P7">Kota Gbia, gi ngangu ti mo oko si alingbi zingo Tabita na kuâ.</text:p>
      <text:p text:style-name="P1"><text:span text:style-name="v_20_-_20_Verse_20_Number"><text:span text:style-name="T2">3 </text:span></text:span><text:span text:style-name="T1">Lo londo, lo gue na mbage ti kuâ ni.</text:span></text:p>
      <text:p text:style-name="P7">Tabita! Londo!</text:p>
      <text:p text:style-name="P6">676</text:p>
      <text:p text:style-name="P1"><text:span text:style-name="v_20_-_20_Verse_20_Number"><text:span text:style-name="T2">1 </text:span></text:span><text:span text:style-name="T1">Gi hio tongaso, Tabita azi le ti lo si lo duti. Fadeso, Pierre ague na lo na amba ti lo.</text:span></text:p>
      <text:p text:style-name="P7">Kiri singila na Nzapa. Ita ti ala ayeke na fini!</text:p>
      <text:p text:style-name="P1"><text:soft-page-break/><text:span text:style-name="v_20_-_20_Verse_20_Number"><text:span text:style-name="T2">2 </text:span></text:span><text:span text:style-name="T1">Nzoni sango na ndö ti Tabita amu ya ti gbata ti Zope kue, asara si azo mingi ama na be na Jesus. Pierre angba na Zope ti fa tënë.</text:span></text:p>
      <text:p text:style-name="P7">Tabita ayeke na fini! Pierre azingo lo na kuâ na iri ti Jesus!</text:p>
      <text:p text:style-name="P1"><text:span text:style-name="v_20_-_20_Verse_20_Number"><text:span text:style-name="T2">3 </text:span></text:span><text:span text:style-name="T1">Mbeni lâ, mbeni ye ti kpene asi na da ti Corneille, kapita ti aturugu ti Rome. Lo yeke na Sezare, gbata ti yanga ti ngu-ingo, ayo kilometere 50 na Zope. Asi ngbonga ota ti peko ti bekombite, Corneille azuku na likunu ti sambela …</text:span></text:p>
      <text:p text:style-name="P6">677</text:p>
      <text:p text:style-name="P1"><text:span text:style-name="v_20_-_20_Verse_20_Number"><text:span text:style-name="T2">1 </text:span></text:span><text:span text:style-name="T1">Fini kobe</text:span></text:p>
      <text:p text:style-name="P7">Awatokua (Actes) 10:1—11:18</text:p>
      <text:p text:style-name="P7">Corneille, mbeni kapita ti aturugu ti Rome, azuku ti sambela. Lo baa so mbeni ange ti Nzapa asi, si lo iri lo na taa iri ti lo.</text:p>
      <text:p text:style-name="P7">So nyen laa?</text:p>
      <text:p text:style-name="P7">Nzapa ama asambela ti mo si lo ye nzoni ye so mo sara so. Fadeso, mo tokua ambeni zo na Zope ti iri Pierre. Lo yeke na da ti Simon, wasarango-kua ti aporo ti nyama, na yanga ti ngu-ingo.</text:p>
      <text:p text:style-name="P1"><text:span text:style-name="v_20_-_20_Verse_20_Number"><text:span text:style-name="T2">2 </text:span></text:span><text:span text:style-name="T1">Tongana ange ni ague awe, Corneille atokua anzoni zo ti kua ti lo ota na Zope. So ala ga nduru na Zope, zo so ala yeke gi lo so ayeke na li ti da ti sambela …</text:span></text:p>
      <text:p text:style-name="P6">678</text:p>
      <text:p text:style-name="P1"><text:span text:style-name="v_20_-_20_Verse_20_Number"><text:span text:style-name="T2">1 </text:span></text:span><text:span text:style-name="T1">Kâ na li ti da, Pierre awara bango li. Mbeni go atene na lo: “Pierre, londo, mo fâ mo te!”</text:span></text:p>
      <text:p text:style-name="P7">Oko ape, Kota Gbia. Mbeni ye so ndia ti Azuife ake tënë ni, mbi de ti te ni laoko ape.</text:p>
      <text:p text:style-name="P7">Ye so mbi sara si aga nzoni awe, mo baa ni tongana sioni ye pepe. Fadeso mo zu na sese! Akoli ota ayeke gi mo. Mo na ala ague ngbanga ti so mbi laa mbi tokua ala na mo.</text:p>
      <text:p text:style-name="P1"><text:span text:style-name="v_20_-_20_Verse_20_Number"><text:span text:style-name="T2">2 </text:span></text:span><text:span text:style-name="T1">Pierre azu hio na sese si lo wara akoli ota na yanga ti gbagba.</text:span></text:p>
      <text:p text:style-name="P7">Mbi yeke zo so ala yeke hunda lo. Ala ga ngbanga ti nyen?</text:p>
      <text:p text:style-name="P7">Corneille, kapita ti aturugu, laa atokua e. Lo yeke voro Nzapa. Mbeni ange atene na lo ti iri mo.</text:p>
      <text:p text:style-name="P1"><text:span text:style-name="v_20_-_20_Verse_20_Number"><text:span text:style-name="T2">3 </text:span></text:span><text:span text:style-name="T1">Na ndade ni, Pierre, na ambeni mba ti lo, amu lege ti Sezare. Tongana ala si na da ti Corneille awe, kapita ti aturugu ti Rome so ati na likunu ti lo ti voro Pierre.</text:span></text:p>
      <text:p text:style-name="P7"><text:soft-page-break/>Tongaso ape! Mbi yeke zo senge!</text:p>
      <text:p text:style-name="P6">679</text:p>
      <text:p text:style-name="P1"><text:span text:style-name="v_20_-_20_Verse_20_Number"><text:span text:style-name="T2">1 </text:span></text:span><text:span text:style-name="T1">Pierre ali na da ti Corneille. Lo baa so da ni asi na gba ti amba ti Corneille, nga na asewa ti lo. Ala kue aye ti ma lo.</text:span></text:p>
      <text:p text:style-name="P7">Mbi yeke Zuife. Ndia ti e akanga lege na azo ti amara nde ti gue na da ti Nzapa, wala ti bungbi na awamabe. Me Nzapa afa na mbi atene, lo gbanzi lege na zo oko ape ti ga nduru na lo. Ngbanga ti nyen ala hunda mbi ti ga?</text:p>
      <text:p text:style-name="P1"><text:span text:style-name="v_20_-_20_Verse_20_Number"><text:span text:style-name="T2">2 </text:span></text:span><text:span text:style-name="T1">Mbeni ange ti Nzapa atene, mbi tokua ti iri mo. E yeke ku ti ma tokua ti Kota Gbia na yanga ti mo.</text:span></text:p>
      <text:p text:style-name="P1"><text:span text:style-name="v_20_-_20_Verse_20_Number"><text:span text:style-name="T2">3 </text:span></text:span><text:span text:style-name="T1">Mbi hinga fadeso, zo so kue aye Nzapa, si asara ye ti mbirimbiri, ataa lo yeke zo ti mara wa, Nzapa aye lo.</text:span></text:p>
      <text:p text:style-name="P7">Pierre atene na ala, Jesus ayeke wasongo-zo so Nzapa atokua lo ti mu fini ti lakue lakue na azo kue so ama na be na lo. So Pierre abaa Yingo-Vuru azu na ndo ti azo ti mara nde, lo sara titene ala wara bateme na iri ti Jesus.</text:p>
      <text:p text:style-name="P1"><text:span text:style-name="v_20_-_20_Verse_20_Number"><text:span text:style-name="T2">4 </text:span></text:span><text:span text:style-name="T1">Sango ayeke hon hio mingi. Amakonzi ti eglize ti Jerusalem ahunda tere ti ala na ye so asi …</text:span></text:p>
      <text:p text:style-name="P7">Ti Pierre nyen? Lo hinga ndia ape so abaa bongbingo na amara nde?</text:p>
      <text:p text:style-name="P6">680</text:p>
      <text:p text:style-name="P1"><text:span text:style-name="v_20_-_20_Verse_20_Number"><text:span text:style-name="T2">1 </text:span></text:span><text:span text:style-name="T1">Na kiringo ti Pierre na Jerusalem, amakonzi ti Azuife aku lo ti kiri peko ti tënë na ndö ni.</text:span></text:p>
      <text:p text:style-name="P7">Taa-tënë biani, mo yeke kpe ti mo ndia ti Azuife si mo sara songo na amara nde? E ma atene mo gue na da ti ala ti te kobe kâ.</text:p>
      <text:p text:style-name="P1"><text:span text:style-name="v_20_-_20_Verse_20_Number"><text:span text:style-name="T2">2 </text:span></text:span><text:span text:style-name="T1">Nzapa atene na kapita ti aturugu ti Rome ti iri mbi. Nzapa atene na mbi ti gue.</text:span></text:p>
      <text:p text:style-name="P7">So mbi ngba ti fa tënë ti Jesus na azo ni ti mara nde, Yingo-Vuru azu na ndö ti ala—gi tongana ti e na lango ti Pantekote!</text:p>
      <text:p text:style-name="P7">So Nzapa amu na ala amatabisi tongana ti e so, mbi yeke zo wa ti kanga lege?</text:p>
      <text:p text:style-name="P7">Amakonzi ti eglize ayeda na Pierre si ala gonda Nzapa so amu fini ti lakue lakue na amara nde. Eglize angba gi ti mai …</text:p>
      <text:p text:style-name="P6">681</text:p>
      <text:p text:style-name="P1"><text:soft-page-break/><text:span text:style-name="v_20_-_20_Verse_20_Number"><text:span text:style-name="T2">1 </text:span></text:span><text:span text:style-name="T1">Kuâ ti sioni gbia</text:span></text:p>
      <text:p text:style-name="P7">Awatokua 12</text:p>
      <text:p text:style-name="P7">Gbia Herode Agripa ayeke duti na ngende ti gbia. Lo ye ti zia ngia na be ti amakonzi ti Azuife, si lo to nda ti sara pasi na Eglize.</text:p>
      <text:p text:style-name="P7">Ala gbu disiple so iri ti lo Jacques. Bi tënë ti sarango wusuwusu na li ti lo, si ala fâ lo hio!</text:p>
      <text:p text:style-name="P1"><text:span text:style-name="v_20_-_20_Verse_20_Number"><text:span text:style-name="T2">2 </text:span></text:span><text:span text:style-name="T1">Tongaso laa si, Jacques, oko ti azo ti gingo susu so amu peko ti Jesus, awara kuâ ndali ti sioni gbia so aye ti kpengba lengo-gbia ti lo so.</text:span></text:p>
      <text:p text:style-name="P1"><text:span text:style-name="v_20_-_20_Verse_20_Number"><text:span text:style-name="T2">3 </text:span></text:span><text:span text:style-name="T1">So Herode abaa so kuâ ti Jacques anzere na amakonzi ti Azuife, lo mu yanga titene agbu Pierre nga. Lo leke ti fâ lo na peko ti kota matanga ti Pake.</text:span></text:p>
      <text:p text:style-name="P7">Kanga maboko ti lo use kue na zingiri. Zia lo na popo ti aturugu osio si ala lingbi ti baa ndo na ndö ti lo na ngoi kue. Zia lo kpe ape!</text:p>
      <text:p text:style-name="P6">682</text:p>
      <text:p text:style-name="P1"><text:span text:style-name="v_20_-_20_Verse_20_Number"><text:span text:style-name="T2">1 </text:span></text:span><text:span text:style-name="T1">Na bi ni, kozo titene Herode aleke ti fâ ngbanga na li ti Pierre, mbeni ange asi na kubu ti kanga …</text:span></text:p>
      <text:p text:style-name="P7">Londo hio! Yu kota bongo na poro ti mo. Mo mu peko ti mbi.</text:p>
      <text:p text:style-name="P7">Pierre asara gi tongaso, na azingiri ni azi na maboko ti lo. Ange ni asigigi na Pierre na da ti kanga.</text:p>
      <text:p text:style-name="P1"><text:span text:style-name="v_20_-_20_Verse_20_Number"><text:span text:style-name="T2">2 </text:span></text:span><text:span text:style-name="T1">Ange so ahon abongbi use kue ti aturugu—si ala baa ala pepe! Ala si na kota ngbongboro yanga-da ti kanga ni. Yanga-da ni azi gi lo oko! Ala sigigi na lege—si gi hio tongaso ange ni agirisa!</text:span></text:p>
      <text:p text:style-name="P1"><text:span text:style-name="v_20_-_20_Verse_20_Number"><text:span text:style-name="T2">3 </text:span></text:span><text:span text:style-name="T1">Li ti Pierre akpe ndali ti ye so asi. Lo gue hio na da ti Marie, mama ti mba ti lo Marc. Kâ amba ti lo ayeke sambela ngbanga ti lo. Rode, maseka-wali, zo ti kua, aga ti zi yanga-da.</text:span></text:p>
      <text:p text:style-name="P7">So mbi laa!</text:p>
      <text:p text:style-name="P7">Andaa Rode azi yanga-da ni na Pierre ape, me lo kiri gi na ya ti da ni …</text:p>
      <text:p text:style-name="P6">683</text:p>
      <text:p text:style-name="P1"><text:span text:style-name="v_20_-_20_Verse_20_Number"><text:span text:style-name="T2">1 </text:span></text:span><text:span text:style-name="T1">Pierre laa!</text:span></text:p>
      <text:p text:style-name="P7">Pierre? Rode, mbeni ye asara li ti mo.</text:p>
      <text:p text:style-name="P1"><text:span text:style-name="v_20_-_20_Verse_20_Number"><text:span text:style-name="T2">2 </text:span></text:span><text:span text:style-name="T1">Lo ngba gi ti tene Pierre laa. Si mbeni zo ague ti zi yanga-da.</text:span></text:p>
      <text:p text:style-name="P7"><text:soft-page-break/>Mo hinga fade, Pierre laa. Ngbanga ti nyen mo zia lo li ape?</text:p>
      <text:p text:style-name="P7">Ngia asi be ti mbi si mbi girisa ti zi yanga-da!</text:p>
      <text:p text:style-name="P6">684</text:p>
      <text:p text:style-name="P1"><text:span text:style-name="v_20_-_20_Verse_20_Number"><text:span text:style-name="T2">1 </text:span></text:span><text:span text:style-name="T1">Ala zi yanga ti da ni yeke …</text:span></text:p>
      <text:p text:style-name="P7">Pierre! So taa mo laa!</text:p>
      <text:p text:style-name="P7">Herode laa azi mo na kanga?</text:p>
      <text:p text:style-name="P1"><text:span text:style-name="v_20_-_20_Verse_20_Number"><text:span text:style-name="T2">2 </text:span></text:span><text:span text:style-name="T1">Ên-en, gi Nzapa. Mbeni ange azingo mbi si atene na mbi ti mu peko ti ni. Mbi sara ni—si ayanga-da ti kanga azi gi ala oko.</text:span></text:p>
      <text:p text:style-name="P7">Ange ni agirisa na ya ti lege. Tene na a-ita, mbi sigigi awe. Fadeso alingbi mbi zia Jerusalem kozoni si Herode ahinga ye so asi.</text:p>
      <text:p text:style-name="P1"><text:span text:style-name="v_20_-_20_Verse_20_Number"><text:span text:style-name="T2">3 </text:span></text:span><text:span text:style-name="T1">Na ndade ni, Herode abaa so zo ti kanga ni ahon ti lo awe.</text:span></text:p>
      <text:p text:style-name="P7">Ala tene a kanga lo na popo ti aturugu use, si ambeni ayeke bata yanga-da ni, si lo girisa gi tongaso? Ala ye titene mbi ye pekoni? Ala gi ndo kue! Ala wara Pierre, tongaso ape, aturugu so afuta na fini ti ala.</text:p>
      <text:p text:style-name="P7">Me ala gi ndo gbaa. Pierre akpe awe.</text:p>
      <text:p text:style-name="P6">685</text:p>
      <text:p text:style-name="P1"><text:span text:style-name="v_20_-_20_Verse_20_Number"><text:span text:style-name="T2">1 </text:span></text:span><text:span text:style-name="T1">Kete lango na pekoni, Herode aga na mbeni matanga na Sezare. Lo yu kota bongo ti gbia so aza zango, si lo tene tënë na azo. Ti handango lo na ngia, ala dekongo:</text:span></text:p>
      <text:p text:style-name="P7">So go ti mbeni nzapa laa, go ti zo ape.</text:p>
      <text:p text:style-name="P1"><text:span text:style-name="v_20_-_20_Verse_20_Number"><text:span text:style-name="T2">2 </text:span></text:span><text:span text:style-name="T1">Herode ayeda na gonda ti azo, so ayeke gi fade ti Nzapa oko. Gi biani tongaso, Nzapa apika lo na sese. Herode alango na kobela ngbanga ti mbeni ngoi si angusu ate lo. Lo kui gi na ya ti yenga ni.</text:span></text:p>
      <text:p text:style-name="P1"><text:span text:style-name="v_20_-_20_Verse_20_Number"><text:span text:style-name="T2">3 </text:span></text:span><text:span text:style-name="T1">Na peko ti kuâ ti Herode, pasi ti Eglize akai ngbanga ti mbeni ngoi. Nzoni Tënë ti Jesus Christ angba lakue ti hon na ya ti kodro ti Azuife …</text:span></text:p>
      <text:p text:style-name="P6">686</text:p>
      <text:p text:style-name="P1"><text:span text:style-name="v_20_-_20_Verse_20_Number"><text:span text:style-name="T2">1 </text:span></text:span><text:span text:style-name="T1">Wâ ti kangango le ti zo.</text:span></text:p>
      <text:p text:style-name="P7">Awatokua (Actes) 9:1-18</text:p>
      <text:p text:style-name="P1"><text:span text:style-name="T1">A du mbeni molenge-koli, iri ti lo Saul, na gbata ti Tarse. Lo manda lege ti voro Nzapa na ti ma yanga ti lo. Lo manda ndia ti Azuife mingi. Tongana mingi ti amakonzi </text:span><text:soft-page-break/><text:span text:style-name="T1">ti Azuife, Saul ake Jesus tongana wasongo-zo so Nzapa laa atokua lo. Lani so a bo Etienne na têne, Saul abata bongo ti azo ni. Hio na pekoni, lo to nda ti sara bira na awamabe. Lo sara pasi na azo ti Eglize mingi, lo bi ala na kanga si ambeni awara kuâ. Na pekoni, Saul alondo fadeso ti gi peko ti awamabe na Damas.</text:span></text:p>
      <text:p text:style-name="P7">Saul ahon na mbarata ti lo tongana zo so atumba peko ti mbeni nyama ti fâ ni. Na bango gbata, lo pusu mbarata ti lo na ngangu ti kpe loro. Kota nzara asara lo ti futi azo ti Eglize. Gi hio tongaso, wâ aza ngangu, mbeni wâ so aza zango ahon lâ ti bekombite. Lo ti na sese, si mbeni go atene na lo:</text:p>
      <text:p text:style-name="P7">Saul! Saul! Mo sara ngangu na mbi ngbanga ti nyen?</text:p>
      <text:p text:style-name="P1"><text:span text:style-name="v_20_-_20_Verse_20_Number"><text:span text:style-name="T2">2 </text:span></text:span><text:span text:style-name="T1">Mo yeke zo wa?</text:span></text:p>
      <text:p text:style-name="P7">Mbi Jesus laa, so mo ye ti sara ngangu na mbi so. Londo mo gue na gbata ni. Kâ, fade a yeke fa na mo ye so mo lingbi ti sara.</text:p>
      <text:p text:style-name="P6">687</text:p>
      <text:p text:style-name="P1"><text:span text:style-name="v_20_-_20_Verse_20_Number"><text:span text:style-name="T2">1 </text:span></text:span><text:span text:style-name="T1">Azo so ayeke tambula na Saul ama go ni, me ala baa ye oko pepe. Mbeto ahon ndö ti ala …</text:span></text:p>
      <text:p text:style-name="P7">Saul, so nyen laa? Nyen laa asi?</text:p>
      <text:p text:style-name="P7">Le ti mbi! Mbi lingbi ti baa ndo ape!</text:p>
      <text:p text:style-name="P1"><text:span text:style-name="v_20_-_20_Verse_20_Number"><text:span text:style-name="T2">2 </text:span></text:span><text:span text:style-name="T1">Saul aga waziba. Kozoni lo yeke zo ti fandara. Fadeso mbeni zo afa lege na lo ti li na kodro ti Damas. Ala gue na lo na mbeni da na “Balabala Mbirimbiri”.</text:span></text:p>
      <text:p text:style-name="P7">Ala yeke gue na mbi na ndo wa?</text:p>
      <text:p text:style-name="P7">Na da ti Judas, mbeni mba ti mbi.</text:p>
      <text:p text:style-name="P1"><text:span text:style-name="v_20_-_20_Verse_20_Number"><text:span text:style-name="T2">3 </text:span></text:span><text:span text:style-name="T1">Saul abaa ndo pepe ngbanga ti lango ota. Lo te kobe pepe, lo nyon ngu pepe, bi na lâ. Lo mu ngoi so kue gi ti sambela.</text:span></text:p>
      <text:p text:style-name="P7">Mbeni koli, iri ti lo Ananias, ahunda mbi?</text:p>
      <text:p text:style-name="P7">Ên-en. Fade lo hunda mo ngbanga ti nyen?</text:p>
      <text:p text:style-name="P1"><text:span text:style-name="v_20_-_20_Verse_20_Number"><text:span text:style-name="T2">4 </text:span></text:span><text:span text:style-name="T1">Na ya ti sambela, mbi wara bango li so mbeni zo, iri ti lo Ananias, ayeke ga ti zi le ti mbi.</text:span></text:p>
      <text:p text:style-name="P6">688</text:p>
      <text:p text:style-name="P1"><text:span text:style-name="v_20_-_20_Verse_20_Number"><text:span text:style-name="T2">1 </text:span></text:span><text:span text:style-name="T1">So Saul angba ti sambela, Jesus asi na Ananias na ya ti oko gbata ni.</text:span></text:p>
      <text:p text:style-name="P1"><text:span text:style-name="T1">Ananias, mo londo mo gue na “Balabala Mbirimbiri”. Li na da ti Judas. Hunda Saul. </text:span><text:soft-page-break/><text:span text:style-name="T1">Lo baa li ti lo na ndö ti gango ti mo.</text:span></text:p>
      <text:p text:style-name="P7">Kota Gbia, mbi ma tënë ti sioni koli so. Be ti lo ake azo ti mo!</text:p>
      <text:p text:style-name="P1"><text:span text:style-name="v_20_-_20_Verse_20_Number"><text:span text:style-name="T2">2 </text:span></text:span><text:span text:style-name="T1">Mo gue! Mbi soro lo ti sara kua ti mbi. Fade lo gue na Nzoni Tënë ti mbi na azo kue—gi Azuife ape.</text:span></text:p>
      <text:p text:style-name="P7">Ananias ama yanga ti Jesus. Lo wara Saul kâ na da ti Judas …</text:p>
      <text:p text:style-name="P1"><text:span text:style-name="v_20_-_20_Verse_20_Number"><text:span text:style-name="T2">3 </text:span></text:span><text:span text:style-name="T1">Ita ti mbi Saul, Jesus so asi na mo, atokua mbi titene mo kiri mo baa ndo, si mo si singo na Yingo-Vuru.</text:span></text:p>
      <text:p text:style-name="P1"><text:span text:style-name="v_20_-_20_Verse_20_Number"><text:span text:style-name="T2">4 </text:span></text:span><text:span text:style-name="T1">Ananias azia maboko ti lo na le ti Saul …</text:span></text:p>
      <text:p text:style-name="P7">Gonda na Nzapa! Mbi yeke baa ndo!</text:p>
      <text:p text:style-name="P6">689</text:p>
      <text:p text:style-name="P1"><text:span text:style-name="v_20_-_20_Verse_20_Number"><text:span text:style-name="T2">1 </text:span></text:span><text:span text:style-name="T1">Paul ti fini ni</text:span></text:p>
      <text:p text:style-name="P7">Awatokua (Actes) 9:26-31</text:p>
      <text:p text:style-name="P7">Saul, so iri ti lo nga, Paul, akiri na Jerusalem. Lo ye ti mu peko ti adisiple, me ala ngba ti sara mbeto ti lo, si ala kpe gi na bango lo. Barnabas, so aka yaka ti lo ti mu nginza ni na awayere, ayeke kozo zo so ayeda na gbiango ti Paul.</text:p>
      <text:p text:style-name="P7">Paul amu fadeso peko ti Jesus. Lo baa Jesus! Lo fa tënë na iri ti Jesus.</text:p>
      <text:p text:style-name="P7">Nzoni, mo li senge! Fa na mbi aye mingi so asi.</text:p>
      <text:p text:style-name="P7">Na ya ti ambeni lango, Paul, kota wafango-ndia ti Azuife, lo na Pierre, ngangu wagingo-susu, asara lisoro na ndö ti Jesus. Awamabe ti Jerusalem abaa so fini ti Paul agbian awe.</text:p>
      <text:p text:style-name="P6">690</text:p>
      <text:p text:style-name="P1"><text:span text:style-name="v_20_-_20_Verse_20_Number"><text:span text:style-name="T2">1 </text:span></text:span><text:span text:style-name="T1">Kâ na Jerusalem, Paul afa na gigi polele fini mabe ti lo.</text:span></text:p>
      <text:p text:style-name="P7">Mbi ma na be so Jesus azingo na kuâ! Lo yeke wasongo-zo so Nzapa a tokua lo.</text:p>
      <text:p text:style-name="P7">Nyen laa si Paul atene tënë tongaso? Hinga ape, Jesus ayeke Molenge ti Nzapa.</text:p>
      <text:p text:style-name="P1"><text:span text:style-name="v_20_-_20_Verse_20_Number"><text:span text:style-name="T2">2 </text:span></text:span><text:span text:style-name="T1">Tongana akozo mba ti Paul abaa so lo ma na be na Jesus, ngonzo asara ala!</text:span></text:p>
      <text:p text:style-name="P7">Kanga lege na lo kozoni si lo bi wusuwusu na popo ti azo.</text:p>
      <text:p text:style-name="P7">Gi kuâ laa alingbi ti kanga yanga ti zo tongana Paul.</text:p>
      <text:p text:style-name="P7">Tongaso alingbi e fâ gi lo.</text:p>
      <text:p text:style-name="P6">691</text:p>
      <text:p text:style-name="P1"><text:soft-page-break/><text:span text:style-name="v_20_-_20_Verse_20_Number"><text:span text:style-name="T2">1 </text:span></text:span><text:span text:style-name="T1">Awamabe ama so azo aye ti fâ Paul, si ala koto lo na tënë ni.</text:span></text:p>
      <text:p text:style-name="P7">Awato ti mo ayeke na ngangu, Paul. Ala ye ti fâ mo. Fade e sara si mo hon na Sezare.</text:p>
      <text:p text:style-name="P7">Mbi ye ti gue na Tarse, sese ti mbi. Fade mbi sara na Nzapa kâ.</text:p>
      <text:p text:style-name="P1"><text:span text:style-name="v_20_-_20_Verse_20_Number"><text:span text:style-name="T2">2 </text:span></text:span><text:span text:style-name="T1">Paul akpe na yanga ti ngu-ingo, lo hon na Banga, na ndo ti dungo lo na Tarse. Lo leke ada ti bongo ti wara kobe ti tengo ni. Lo mu atanga ti ngoi ti lo kue ti fa tënë ti Jesus, wasongo-zo so Nzapa amu zendo ti tokua lo.</text:span></text:p>
      <text:p text:style-name="P1"><text:span text:style-name="v_20_-_20_Verse_20_Number"><text:span text:style-name="T2">3 </text:span></text:span><text:span text:style-name="T1">Mbeni lâ, mbeni mangboko asi na Tarse. Mbeni zo ti ya ni azu na sese …</text:span></text:p>
      <text:p text:style-name="P7">Fadeso mbi gi Paul!</text:p>
      <text:p text:style-name="P6">692</text:p>
      <text:p text:style-name="P1"><text:span text:style-name="v_20_-_20_Verse_20_Number"><text:span text:style-name="T2">1 </text:span></text:span><text:span text:style-name="T1">Kua na kodro wande</text:span></text:p>
      <text:p text:style-name="P7">Awatokua (Actes) 11:19-30; 12:25—13:5</text:p>
      <text:p text:style-name="P7">Paul akpe awato ti lo, si lo sara kua ti lekengo ada ti bongo ngbanga ti ngu mingi na Tarse na fango Nzoni Tënë ti Jesus. Mbeni lâ, mbeni kozo mba ti lo aga ti baa lo …</text:p>
      <text:p text:style-name="P7">Barnabas-ee! Nyen laa mo yeke sara na Tarse?</text:p>
      <text:p text:style-name="P7">Mbi yeke gi mo laa, Paul!</text:p>
      <text:p text:style-name="P7">Mbi yeke fa tënë na Antioshe. Eglize amai mingi, si mbi ye mbeni maboko. Fade mo ga?</text:p>
      <text:p text:style-name="P1"><text:span text:style-name="v_20_-_20_Verse_20_Number"><text:span text:style-name="T2">2 </text:span></text:span><text:span text:style-name="T1">Gi hio tongaso, Paul ayeda na tisango ndo ni.</text:span></text:p>
      <text:p text:style-name="P7">So mo to nda ti sara pasi na awamabe ti Jerusalem, ambeni ague lani na Antioshe ti zia gunda ti eglize kâ.</text:p>
      <text:p text:style-name="P7">Singila na Nzapa so mo yeke mu na mbi pasa ti hunda pardon na ala, ti sara kua na ala, ti tene tënë ti Jesus na azo.</text:p>
      <text:p text:style-name="P1"><text:span text:style-name="v_20_-_20_Verse_20_Number"><text:span text:style-name="T2">3 </text:span></text:span><text:span text:style-name="T1">Na Antioshe, Paul na Barnabas azia na be ti Azuife nga na ti amara nde, ti ma na be na Jesus. Na ndo so laa ato nda ti iri adisiple atene “azo ti Christ”. Mbeni wafango-ye, Agabus, atene tënë ti peko ti yanga ti Nzapa, atene, fade mbeni ye ti ngangu ayeke si.</text:span></text:p>
      <text:p text:style-name="P7">Nzapa amu tënë ti hange na mbi! Kota nzara ayeke ga. Awamabe mingi na Jerusalem ayeke awayere. Kuâ ti nzara ahara ala.</text:p>
      <text:p text:style-name="P6">693</text:p>
      <text:p text:style-name="P1"><text:span text:style-name="v_20_-_20_Verse_20_Number"><text:span text:style-name="T2">1 </text:span></text:span><text:span text:style-name="T1">Awamabe ti Antioshe aye ti mu maboko. Ala ye ti tokua nginza kâ na Jerusalem, si awamabe alingbi ti vo na kobe. Paul ayeda ti gue na aye ti maboko so.</text:span></text:p>
      <text:p text:style-name="P7"><text:soft-page-break/>Me mo yeke na awato na Jerusalem. Ala ye ti fâ mo!</text:p>
      <text:p text:style-name="P7">Asara ye ape. Alingbi e mu maboko na awamabe kâ, ataa so ayeke ye ti ngangu.</text:p>
      <text:p text:style-name="P1"><text:span text:style-name="v_20_-_20_Verse_20_Number"><text:span text:style-name="T2">2 </text:span></text:span><text:span text:style-name="T1">Awamabe ti Antioshe amu ye na nzoni be, si Paul na Barnabas ague na nginza ni na Jerusalem.</text:span></text:p>
      <text:p text:style-name="P7">Kobe ti e ahunzi, fade e sara tongana nyen?</text:p>
      <text:p text:style-name="P7">Fade Nzapa azia e ape.</text:p>
      <text:p text:style-name="P7">Ma si! Mbeni zo ayeke na yanga-da.</text:p>
      <text:p text:style-name="P1"><text:span text:style-name="v_20_-_20_Verse_20_Number"><text:span text:style-name="T2">3 </text:span></text:span><text:span text:style-name="T1">Barnabas!</text:span></text:p>
      <text:p text:style-name="P7">E na Paul, e ga na ye ti maboko ti azo ti Christ na Antioshe. E ga na nginza titene akangba na Jerusalem asara na kua.</text:p>
      <text:p text:style-name="P1"><text:span text:style-name="v_20_-_20_Verse_20_Number"><text:span text:style-name="T2">4 </text:span></text:span><text:span text:style-name="T1">Gue tene na ambeni akangba. E wara nginza ti vo na kobe!</text:span></text:p>
      <text:p text:style-name="P6">694</text:p>
      <text:p text:style-name="P1"><text:span text:style-name="v_20_-_20_Verse_20_Number"><text:span text:style-name="T2">1 </text:span></text:span><text:span text:style-name="T1">Kua ti ala ahunzi awe, Paul na Barnabas alondo na Jerusalem ti hon.</text:span></text:p>
      <text:p text:style-name="P7">Paul, so mbeni sewa ti mbi laa, Jean Marc. Lo ye ti gue na e.</text:p>
      <text:p text:style-name="P7">Nzoni! Marc, fade mo sara na e.</text:p>
      <text:p text:style-name="P1"><text:span text:style-name="v_20_-_20_Verse_20_Number"><text:span text:style-name="T2">2 </text:span></text:span><text:span text:style-name="T1">Kâ na Antioshe, Paul, Barnabas na ambeni zo abongbi ti sambela. Nzapa atene na amakonzi ti eglize ala tokua Paul na Barnabas ti fa Nzoni Tënë ti Jesus na ambeni ndo. Ala, na Marc, ahon.</text:span></text:p>
      <text:p text:style-name="P7">Zoa ti Shipre ayeke kâ!</text:p>
      <text:p text:style-name="P7">Na ndo so e yeke to nda ti kua ti guengo na ndo kue.</text:p>
      <text:p text:style-name="P1"><text:span text:style-name="v_20_-_20_Verse_20_Number"><text:span text:style-name="T2">3 </text:span></text:span><text:span text:style-name="T1">Awatokua afa tënë na ya ti ambeni agbata na ya ti zoa ni, si ala si na Pafos. Zo oko aga na ala kpale ape, me na pekoni …</text:span></text:p>
      <text:p text:style-name="P7">Serzius Polus, govoronere ti Rome, amu yanga atene ala ga na ndo ti lo.</text:p>
      <text:p text:style-name="P6">695</text:p>
      <text:p text:style-name="P1"><text:span text:style-name="v_20_-_20_Verse_20_Number"><text:span text:style-name="T2">1 </text:span></text:span><text:span text:style-name="T1">Mo kai, zo ti mazii!</text:span></text:p>
      <text:p text:style-name="P7">Awatokua 13:6—14:7</text:p>
      <text:p text:style-name="P7">Na peko ti fango tënë na ya zoa ti Shipre, a-iri Paul, Barnabas, na Marc ti baa govoronere. Ahon gbungo li ti ala so lo ye ti ma tënë ti Jesus. Na ngia na be Paul atene tënë ti Jesus, nga na lege so Nzapa azingo lo na kuâ. Zo ti mazii ti yangbo atara ti kanga lege na govoronere ti ma na be.</text:p>
      <text:p text:style-name="P7"><text:soft-page-break/>Kue gi amvene! Zo alingbi ti kui ti kiri na fini lawa?</text:p>
      <text:p text:style-name="P7">Mo, molenge ti Zabolo!</text:p>
      <text:p text:style-name="P7">Mo ke ye kue ti nzoni. Mo sanze ambirimbiri lege ti Nzapa.</text:p>
      <text:p text:style-name="P7">Fadeso mo yeke baa ndo ape!</text:p>
      <text:p text:style-name="P1"><text:span text:style-name="v_20_-_20_Verse_20_Number"><text:span text:style-name="T2">2 </text:span></text:span><text:span text:style-name="T1">Aee! Mbi baa ndo mbeni ape.</text:span></text:p>
      <text:p text:style-name="P7">Gi Nzapa oko laa alingbi ti sara so! Tënë ti Jesus so ayeke taa-tënë.</text:p>
      <text:p text:style-name="P6">696</text:p>
      <text:p text:style-name="P1"><text:span text:style-name="v_20_-_20_Verse_20_Number"><text:span text:style-name="T2">1 </text:span></text:span><text:span text:style-name="T1">Nzoni kua ti Shipre amu ngangu na ala, si awatokua alondo ti gue kâ na Perze …</text:span></text:p>
      <text:p text:style-name="P7">Paul atene ala yeke gue na Banga kâ na sese ti Azii. So ayo mingi!</text:p>
      <text:p text:style-name="P7">Ngoi ni titene mbi kiri na Jerusalem</text:p>
      <text:p text:style-name="P7">Mbi hinga, Marc. Fa peko ti kua ti e na a-ita kâ. Mo hunda ala ti sambela ngbanga ti e.</text:p>
      <text:p text:style-name="P1"><text:span text:style-name="v_20_-_20_Verse_20_Number"><text:span text:style-name="T2">2 </text:span></text:span><text:span text:style-name="T1">Paul na Barnabas atambula na ya ti akodro na tere ti Kota Ngu-ingo ti Mediterane.</text:span></text:p>
      <text:p text:style-name="P7">Karte</text:p>
      <text:p text:style-name="P7">Vuko ngu-ingo</text:p>
      <text:p text:style-name="P7">Azii</text:p>
      <text:p text:style-name="P7">Sese ti Pisidii</text:p>
      <text:p text:style-name="P7">Perze</text:p>
      <text:p text:style-name="P7">Antioshe</text:p>
      <text:p text:style-name="P7">Shipre</text:p>
      <text:p text:style-name="P7">Pafos</text:p>
      <text:p text:style-name="P7">Sirii</text:p>
      <text:p text:style-name="P7">Kota Ngu-ingo ti Mediterane</text:p>
      <text:p text:style-name="P7">Damas</text:p>
      <text:p text:style-name="P7">Sezare</text:p>
      <text:p text:style-name="P7">Jerusalem</text:p>
      <text:p text:style-name="P1"><text:span text:style-name="v_20_-_20_Verse_20_Number"><text:span text:style-name="T2">3 </text:span></text:span><text:span text:style-name="T1">Na lege ti Pisidii ti Antioshe …</text:span></text:p>
      <text:p text:style-name="P7">So Marc azia e so, asara nzoni ape.</text:p>
      <text:p text:style-name="P7">Lo de maseka. Fade lo sara na Jesus kâ na Jerusalem. So kota ye laa.</text:p>
      <text:p text:style-name="P1"><text:span text:style-name="v_20_-_20_Verse_20_Number"><text:span text:style-name="T2">4 </text:span></text:span><text:span text:style-name="T1">Na Antioshe ti Pisidii, Paul afa tënë na da ti sambelango Nzapa. Fango tënë ti lo na ndö ti Jesus anzere mingi si azo aye ti ma gi lo. Na use yenga ni, amakonzi ti Azuife </text:span><text:soft-page-break/><text:span text:style-name="T1">abaa ni na nzoni be pepe …</text:span></text:p>
      <text:p text:style-name="P7">Baa ye! Azo aye ti ma atënë so kue Paul atene. Fade lo buba lege ti e ti vorongo Nzapa kue.</text:p>
      <text:p text:style-name="P7">Mbi kanga lege na lo gi fadeso.</text:p>
      <text:p text:style-name="P6">697</text:p>
      <text:p text:style-name="P1"><text:span text:style-name="v_20_-_20_Verse_20_Number"><text:span text:style-name="T2">1 </text:span></text:span><text:span text:style-name="T1">Koli so ayeke zo ti mvene. Lo yeke buba mabe ti Azuife.</text:span></text:p>
      <text:p text:style-name="P7">Ayeke ti mbi ti kangbi tënë ti fini ti lakue lakue ti Nzapa na Azuife kozo. Tongana ala ye tënë ni ape, fade mbi gue na ni na amara nde.</text:p>
      <text:p text:style-name="P1"><text:span text:style-name="v_20_-_20_Verse_20_Number"><text:span text:style-name="T2">2 </text:span></text:span><text:span text:style-name="T1">Amara nde, azo so ayeke Zuife pepe, ayamba tënë ti Paul na ngia.</text:span></text:p>
      <text:p text:style-name="P7">Singila na Nzapa so lo tokua Paul na mara ti nzoni tënë so!</text:p>
      <text:p text:style-name="P7">Fini ti lakue lakue na Nzapa! Mbi ye ti tene tënë ni na amba ti mbi.</text:p>
      <text:p text:style-name="P1"><text:span text:style-name="v_20_-_20_Verse_20_Number"><text:span text:style-name="T2">3 </text:span></text:span><text:span text:style-name="T1">Ngonzo asara amakonzi ti Azuife mingi, si ala gue na dema ni na akota zo ti gbata ni.</text:span></text:p>
      <text:p text:style-name="P7">Paul ayeke ga na kpale na popo ti Azuife na amara nde! Tongana mene atuku, fade gbia ti Rome atokua aturugu ngbanga ti so ala, akota zo, ala sara kua ti ala na legeni ape.</text:p>
      <text:p text:style-name="P7">E hinga kode ti bango lege ti azo ti kpale. Alingbi Paul na Barnabas alondo ahon—tongaso ape!</text:p>
      <text:p text:style-name="P6">698</text:p>
      <text:p text:style-name="P1"><text:span text:style-name="v_20_-_20_Verse_20_Number"><text:span text:style-name="T2">1 </text:span></text:span><text:span text:style-name="T1">Ye ti ngangu ahara Paul na Barnabas, ala pika sese ti gbe ti aporo ti ala, si ala zia Antioshe ti Pisidii. Ala hon na Mbongo-To ti si na Ikoniom, mbeni gbata ti sese ti Galasii. Na ndo so, Azuife na amara nde, use kue, ama na be na Jesus. Me Azuife so aye ape asara ngonzo.</text:span></text:p>
      <text:p text:style-name="P7">Aye ti kpene ti azo so afa so ala yeke fa taa-tënë na ndö ti Jesus.</text:p>
      <text:p text:style-name="P7">Alingbi e fâ ala.</text:p>
      <text:p text:style-name="P7">Tumbango ala na gigi ni alingbi ape. Fade e bo ala na têne!</text:p>
      <text:p text:style-name="P1"><text:span text:style-name="v_20_-_20_Verse_20_Number"><text:span text:style-name="T2">2 </text:span></text:span><text:span text:style-name="T1">Ndo so kue Paul ague daa, fango Nzoni Tënë ti Jesus asara ngonzo na ambeni zo.</text:span></text:p>
      <text:p text:style-name="P7">Paul! Barnabas! Awato ti ala agbe lingo ti bo ala na têne. Ala kpe hio.</text:p>
      <text:p text:style-name="P7">Fade e gue na Listre na Derbe ti baa ye so Nzapa ayeke sara kâ.</text:p>
      <text:p text:style-name="P6"><text:soft-page-break/>699</text:p>
      <text:p text:style-name="P1"><text:span text:style-name="v_20_-_20_Verse_20_Number"><text:span text:style-name="T2">1 </text:span></text:span><text:span text:style-name="T1">Nzoni ti Listre …</text:span></text:p>
      <text:p text:style-name="P7">na sioni ni</text:p>
      <text:p text:style-name="P7">Awatokua 14:8-20</text:p>
      <text:p text:style-name="P7">Mbeni lâ, Paul afa tënë na Listre. Lo baa mbeni koli so gere ti lo abuba. Lo yeke ma lo na be ti lo kue.</text:p>
      <text:p text:style-name="P7">Londo, mo luti!</text:p>
      <text:p text:style-name="P1"><text:span text:style-name="v_20_-_20_Verse_20_Number"><text:span text:style-name="T2">2 </text:span></text:span><text:span text:style-name="T1">Gi biani tongaso, koli so ahuru na nduzu …</text:span></text:p>
      <text:p text:style-name="P7">Mbi tambula! Gonda na Nzapa!</text:p>
      <text:p text:style-name="P7">So asenge zo laa ape. Anzapa amu tere ti zo si azu na popo ti e.</text:p>
      <text:p text:style-name="P1"><text:span text:style-name="v_20_-_20_Verse_20_Number"><text:span text:style-name="T2">3 </text:span></text:span><text:span text:style-name="T1">Awayango-sandaga aga na akoli-bagara ti yo na sandaga. Paul na Barnabas ali hio na popo ti azo so …</text:span></text:p>
      <text:p text:style-name="P7">Tongaso ape! Ala voro e ape. E yeke gi asenge zo.</text:p>
      <text:p text:style-name="P7">E yeke anzapa ape, me e yeke ga na Nzoni Tënë ti oko taa Nzapa ni na ala.</text:p>
      <text:p text:style-name="P6">700</text:p>
      <text:p text:style-name="P1"><text:span text:style-name="v_20_-_20_Verse_20_Number"><text:span text:style-name="T2">1 </text:span></text:span><text:span text:style-name="T1">Me ala yeke tongana anzapa: Zeus na Hermes!</text:span></text:p>
      <text:p text:style-name="P7">Ala zia lege ti amara ti anzapa so! Ala ga na taa Nzapa so asara yayu na sese.</text:p>
      <text:p text:style-name="P1"><text:span text:style-name="v_20_-_20_Verse_20_Number"><text:span text:style-name="T2">2 </text:span></text:span><text:span text:style-name="T1">Azo asara nzara ti mango tënë ni. Na pekoni, awato ti Paul alondo na Antioshe na Ikoniom aga na Listre. Ala hon na amvene ti ala na popo ti azo.</text:span></text:p>
      <text:p text:style-name="P7">Paul na Barnabas aga na kpale, na ndo kue so ala gue daa. Tumba ala!</text:p>
      <text:p text:style-name="P1"><text:span text:style-name="v_20_-_20_Verse_20_Number"><text:span text:style-name="T2">3 </text:span></text:span><text:span text:style-name="T1">Azo ti Listre ayeda na mvene ti awato, si azo gbani alondo na atêne na tere ti Paul na Barnabas.</text:span></text:p>
      <text:p text:style-name="P7">So Paul laa! Ala bo lo! Ti so ni, ala fâ lo ma!</text:p>
      <text:p text:style-name="P6">701</text:p>
      <text:p text:style-name="P1"><text:span text:style-name="v_20_-_20_Verse_20_Number"><text:span text:style-name="T2">1 </text:span></text:span><text:span text:style-name="T1">Azo ti Antioshe na Ikoniom azia taa ngonzo na be ti azo ti Listre. Be ti ala ake Paul si ala bo lo na têne. Ala gboto kuâ ti lo, abi lo na gigi ti gbata, azia lo tongaso.</text:span></text:p>
      <text:p text:style-name="P7">Ti so alingbi na azo so kue atara ti ga na kpale na gbata so!</text:p>
      <text:p text:style-name="P1"><text:span text:style-name="v_20_-_20_Verse_20_Number"><text:span text:style-name="T2">2 </text:span></text:span><text:span text:style-name="T1">Tongana azo ni ahon awe, Barnabas na awamabe ti Listre abongbi na tere ti Paul so alango na sese. Ala luti na toto …</text:span></text:p>
      <text:p text:style-name="P7">Lo yingi tere ti lo! Lo ngba na fini!</text:p>
      <text:p text:style-name="P1"><text:soft-page-break/><text:span text:style-name="v_20_-_20_Verse_20_Number"><text:span text:style-name="T2">3 </text:span></text:span><text:span text:style-name="T1">E baa e tene ala fâ mo awe!</text:span></text:p>
      <text:p text:style-name="P7">Taa-tënë biani. Me Nzapa laa asoo mbi. E kiri na ya ti gbata.</text:p>
      <text:p text:style-name="P6">702</text:p>
      <text:p text:style-name="P1"><text:span text:style-name="v_20_-_20_Verse_20_Number"><text:span text:style-name="T2">1 </text:span></text:span><text:span text:style-name="T1">Popo ti Agreke akangbi</text:span></text:p>
      <text:p text:style-name="P7">Awatokua (Actes) 14:20—15:1</text:p>
      <text:p text:style-name="P7">Na ndade ni, Paul na Barnabas alondo ti gue na Derbe, ndo so azo mingi ama na be. Me le ti Paul angba na ndö ti Antioshe, eglize so atokua ala …</text:p>
      <text:p text:style-name="P7">Nduru lege ti kodro ayeke ti fâ ya ti Tarse.</text:p>
      <text:p text:style-name="P7">Ên-en, zia e kiri gi na lege so e ga daa. E baa awamabe, na a-eglize si e hinga wala ala yeke mai.</text:p>
      <text:p text:style-name="P1"><text:span text:style-name="v_20_-_20_Verse_20_Number"><text:span text:style-name="T2">2 </text:span></text:span><text:span text:style-name="T1">Na kozo tambula ti ala na amara nde, Paul na Barnabas asara kilometere 2250 na lege, nga na le ti ngu. Tambula ni kue amu ngu use.</text:span></text:p>
      <text:p text:style-name="P4">[map]</text:p>
      <text:p text:style-name="P7">Azii</text:p>
      <text:p text:style-name="P7">Antioshe</text:p>
      <text:p text:style-name="P7">Ikoniom</text:p>
      <text:p text:style-name="P7">Listre</text:p>
      <text:p text:style-name="P7">Galasii</text:p>
      <text:p text:style-name="P7">Perze</text:p>
      <text:p text:style-name="P7">Atalii</text:p>
      <text:p text:style-name="P7">Derbe</text:p>
      <text:p text:style-name="P7">Tarse</text:p>
      <text:p text:style-name="P7">Antioshe</text:p>
      <text:p text:style-name="P7">Kota Ngu-ingo ti Mediterane</text:p>
      <text:p text:style-name="P7">Salamis</text:p>
      <text:p text:style-name="P7">Shipre</text:p>
      <text:p text:style-name="P7">Pafos</text:p>
      <text:p text:style-name="P7">Sirii</text:p>
      <text:p text:style-name="P1"><text:span text:style-name="v_20_-_20_Verse_20_Number"><text:span text:style-name="T2">3 </text:span></text:span><text:span text:style-name="T1">Na kiringo na eglize ti ala na Antioshe, ngia asi be ti Paul na Barnabas ti baa amba ti ala na ti tene na ala ye so kue Nzapa asara.</text:span></text:p>
      <text:p text:style-name="P7">Nzapa azi lege si azo kue alingbi ti ma na be na Jesus!</text:p>
      <text:p text:style-name="P7"><text:soft-page-break/>Be ti e asi na ngia so na lege ti ala Nzoni Tënë amu ndo kue.</text:p>
      <text:p text:style-name="P6">703</text:p>
      <text:p text:style-name="P1"><text:span text:style-name="v_20_-_20_Verse_20_Number"><text:span text:style-name="T2">1 </text:span></text:span><text:span text:style-name="T1">Paul na Barnabas amu li ti eglize ti Antioshe si eglize ni amai nzoni. Me mbeni lâ, mbeni bongbi ti awamabe ti Jerusalem asi.</text:span></text:p>
      <text:p text:style-name="P7">Ala, amara nde, ala lingbi ti ga awamabe gi tongana ala bata andia ti e Azuife.</text:p>
      <text:p text:style-name="P7">Nyen? Zo wa laa asara ndia so?</text:p>
      <text:p text:style-name="P1"><text:span text:style-name="v_20_-_20_Verse_20_Number"><text:span text:style-name="T2">2 </text:span></text:span><text:span text:style-name="T1">E tene tongaso na komandema ti Jacques, ita ti Jesus, so ayeke makonzi ti eglize ti Jerusalem.</text:span></text:p>
      <text:p text:style-name="P7">Taa-tënë laa? Laoko Paul atene tënë tongaso ape.</text:p>
      <text:p text:style-name="P1"><text:span text:style-name="v_20_-_20_Verse_20_Number"><text:span text:style-name="T2">3 </text:span></text:span><text:span text:style-name="T1">Mbi yeke zia peko ti Jesus ape, me mbi lingbi ti bata andia ti Azuife kue ape.</text:span></text:p>
      <text:p text:style-name="P7">Tongaso, mo lingbi nga ti duti wamabe ape!</text:p>
      <text:p text:style-name="P7">Kpale aga kota—awamabe Zuife na ala ti amara nde alondo na papa. Mbage na mbage ala luti gi na ndö ti bibe ti ala …</text:p>
      <text:p text:style-name="P6">704</text:p>
      <text:p text:style-name="P1"><text:span text:style-name="v_20_-_20_Verse_20_Number"><text:span text:style-name="T2">1 </text:span></text:span><text:span text:style-name="T1">Kota bongbi ti Jerusalem</text:span></text:p>
      <text:p text:style-name="P7">Awatokua (Actes) 15:1-35; Galasii.</text:p>
      <text:p text:style-name="P7">Tongana kota pupu, papa na popo ti Azuife na amara nde ti Christ laa akangbi ya ti Eglize kue. Paul na Barnabas na ambeni zo ti Antioshe ague na Jerusalem ti tene tënë na amakonzi ti eglize.</text:p>
      <text:p text:style-name="P1"><text:span text:style-name="v_20_-_20_Verse_20_Number"><text:span text:style-name="T2">2 </text:span></text:span><text:span text:style-name="T1">Eglize ti Jerusalem ayamba Paul na Barnabas.</text:span></text:p>
      <text:p text:style-name="P7">Na ndo kue, azo ti amara nde ama na be na Jesus.</text:p>
      <text:p text:style-name="P7">Nzapa ayeke fa ngangu ti lo na Azuife, nga na amara nde.</text:p>
      <text:p text:style-name="P7">Mbi hinga na be ti mbi kue so ataa mo yeke Greke wala Zuife, koli, wali, e kue e ga oko, ngbanga ti so e ga oko na Christ awe.</text:p>
      <text:p text:style-name="P6">705</text:p>
      <text:p text:style-name="P1"><text:span text:style-name="v_20_-_20_Verse_20_Number"><text:span text:style-name="T2">1 </text:span></text:span><text:span text:style-name="T1">Ambeni wamabe ni ayeke fade afarizien, akota wafango-ndia …</text:span></text:p>
      <text:p text:style-name="P7">Alingbi azo kue aga Zuife si. Alingbi ala bata ndia ti Moise.</text:p>
      <text:p text:style-name="P7">Gi tongaso si ala lingbi ti ga awamabe.</text:p>
      <text:p text:style-name="P1"><text:span text:style-name="v_20_-_20_Verse_20_Number"><text:span text:style-name="T2">2 </text:span></text:span><text:span text:style-name="T1">Adisiple na akangba awara tere ti baa nda ti kpale so. Bibe ti azo ayeke nde nde. </text:span><text:soft-page-break/><text:span text:style-name="T1">Pierre alondo atene tënë …</text:span></text:p>
      <text:p text:style-name="P7">A-ita ti mbi, Nzapa asoro mbi ti gue na Nzoni Tënë na azo ti amara nde.</text:p>
      <text:p text:style-name="P7">Lo mu na ala gi oko Yingo-Vuru so, legeoko na e. Ala ye ti kanga lege ti mabe na azo so?</text:p>
      <text:p text:style-name="P7">E soo kuâ ndali ti nzoni be ti Nzapa, legeoko nga na amara nde.</text:p>
      <text:p text:style-name="P7">Ndo ni ade ngii na ya ti da ni …</text:p>
      <text:p text:style-name="P6">706</text:p>
      <text:p text:style-name="P1"><text:span text:style-name="v_20_-_20_Verse_20_Number"><text:span text:style-name="T2">1 </text:span></text:span><text:span text:style-name="T1">Kota hundango tënë ayeke so: alingbi azo ti amara nde aga Azuife na lege ti ndia kozo si ala ma na be na Jesus? Azo ni abingbi tënë mingi si Jacques, makonzi ti li ti bongbi ni alondo ti tene tënë …</text:span></text:p>
      <text:p text:style-name="P7">E ma tënë so Paul na Barnabas atene.</text:p>
      <text:p text:style-name="P7">E ma so Pierre atene: Nzapa andoye azo ti amara nde.</text:p>
      <text:p text:style-name="P7">Zia e kanga lege na azo ni ape ti kiri na mbage ti Nzapa.</text:p>
      <text:p text:style-name="P7">Bongbi ni ayeda na ambeni ndia so ane. Awamabe, ataa Zuife na amara nde kue, alingbi ti te kobe ti sandaga ti ambeni nzapa ape, si alingbi fini ti ala aduti mbirimbiri.</text:p>
      <text:p text:style-name="P6">707</text:p>
      <text:p text:style-name="P1"><text:span text:style-name="v_20_-_20_Verse_20_Number"><text:span text:style-name="T2">1 </text:span></text:span><text:span text:style-name="T1">Use tambula ni</text:span></text:p>
      <text:p text:style-name="P7">Awatokua (Actes) 15:36—16:19</text:p>
      <text:p text:style-name="P7">So kpale ni akai awe, Paul na Barnabas alingbi fadeso ti kiri ti gue ti fa tënë ti Jesus.</text:p>
      <text:p text:style-name="P7">E gue e baa a-eglize so e to nda ni.</text:p>
      <text:p text:style-name="P7">Nzoni kode. Zia mbi hunda Marc ti kiri ti gue na e.</text:p>
      <text:p text:style-name="P1"><text:span text:style-name="v_20_-_20_Verse_20_Number"><text:span text:style-name="T2">2 </text:span></text:span><text:span text:style-name="T1">Ên-en. Lani, Marc ado e azia.</text:span></text:p>
      <text:p text:style-name="P7">Mbi hinga, me zia e mu na lo use pasa ma.</text:p>
      <text:p text:style-name="P1"><text:span text:style-name="v_20_-_20_Verse_20_Number"><text:span text:style-name="T2">3 </text:span></text:span><text:span text:style-name="T1">Paul ake. Tongaso, Barnabas na Paul akangbi tere. Barnabas amu Marc ti fâ ngu ti gue na Shipre. Paul amu Silas ti gue ti baa a-eglize so lani a to nda ni na lege ti lo.</text:span></text:p>
      <text:p text:style-name="P7">Paul akiri na Listre, gbata so abo lo na têne daa. Eglize ni amai. Paul atengbi na mbeni maseka-koli, iri ti lo Timothee.</text:p>
      <text:p text:style-name="P7">Paul, mbi ye titene mo wara tere na Timothee. Maseka so aga nzoni zo ti li ni awe.</text:p>
      <text:p text:style-name="P7">Timothee, zia si mbeni zo abaa mo tongana mbumbuse ye ape ngbanga ti so mo de maseka. Mo ga tapande ndali ti awamabe.</text:p>
      <text:p text:style-name="P6"><text:soft-page-break/>708</text:p>
      <text:p text:style-name="P1"><text:span text:style-name="v_20_-_20_Verse_20_Number"><text:span text:style-name="T2">1 </text:span></text:span><text:span text:style-name="T1">Timothee amu peko ti Paul gi biani tongaso si azo ota so ague gi oko. Nzapa atene na ala ti mu lege ti Efeze pepe. Ala mu lege ti Banga na Do si ala si na Troas na yanga ti ngu-ingo.</text:span></text:p>
      <text:p text:style-name="P1"><text:span text:style-name="v_20_-_20_Verse_20_Number"><text:span text:style-name="T2">2 </text:span></text:span><text:span text:style-name="T1">Kâ na Troas, Paul abaa mbeni fini zo so aga mba ti lo …</text:span></text:p>
      <text:p text:style-name="P7">Wanganga Luc! Kota Gbia laa atokua mo ti si na e ge.</text:p>
      <text:p text:style-name="P7">Zia mbi gue na ala oko. Mbi ye ti baa ye so Nzapa asara.</text:p>
      <text:p text:style-name="P1"><text:span text:style-name="v_20_-_20_Verse_20_Number"><text:span text:style-name="T2">3 </text:span></text:span><text:span text:style-name="T1">Awatokua osio so atambula na ya ti gbata ni na yanga ti ngu-ingo …</text:span></text:p>
      <text:p text:style-name="P7">Nzapa aye titene e mu lege wa?</text:p>
      <text:p text:style-name="P7">Fade Yingo-Vuru ayeke fa na e.</text:p>
      <text:p text:style-name="P7">Fade mbi su aye kue so asi na e na ya mbeti-sango ti mbi!</text:p>
      <text:p text:style-name="P6">709</text:p>
      <text:p text:style-name="P1"><text:span text:style-name="v_20_-_20_Verse_20_Number"><text:span text:style-name="T2">1 </text:span></text:span><text:span text:style-name="T1">Silas, Timothee, Luc, na Paul aku na gbata ti Troas, si Yingo-Vuru afa fini lege na ala. Na ndo so laa, Paul abaa li ti lo na bi …</text:span></text:p>
      <text:p text:style-name="P7">Ala ga na sese ti Masedoane ti mu maboko na e!</text:p>
      <text:p text:style-name="P1"><text:span text:style-name="v_20_-_20_Verse_20_Number"><text:span text:style-name="T2">2 </text:span></text:span><text:span text:style-name="T1">Na ndaperere ni …</text:span></text:p>
      <text:p text:style-name="P7">Nzapa atene e gue na Nzoni Tënë ti Jesus na azo ti Masedoane. Alingbi e mu kozo mangboko so ayeke gue na Banga-Do.</text:p>
      <text:p text:style-name="P6">710</text:p>
      <text:p text:style-name="P1"><text:span text:style-name="v_20_-_20_Verse_20_Number"><text:span text:style-name="T2">1 </text:span></text:span><text:span text:style-name="T1">Nzoni pupu ahon hio na awatokua osio so na le ti ngu-ingo si ala si na gbata ti Neapolis. Na ndo so, ala tambula na gere ti si na gbata ti Filipe.</text:span></text:p>
      <text:p text:style-name="P4">[Map]</text:p>
      <text:p text:style-name="P7">Masedoane</text:p>
      <text:p text:style-name="P7">Filipe</text:p>
      <text:p text:style-name="P7">Neapolis</text:p>
      <text:p text:style-name="P7">Tesalonike</text:p>
      <text:p text:style-name="P7">Samotras</text:p>
      <text:p text:style-name="P7">Troas</text:p>
      <text:p text:style-name="P7">Kota ngu-ingo ti Ezee</text:p>
      <text:p text:style-name="P7">Athenes</text:p>
      <text:p text:style-name="P7"><text:soft-page-break/>Azii</text:p>
      <text:p text:style-name="P1"><text:span text:style-name="v_20_-_20_Verse_20_Number"><text:span text:style-name="T2">2 </text:span></text:span><text:span text:style-name="T1">Da ti sambelango Nzapa ti Azuife ayeke na Filipe pepe, si na lango ti wungo tere, awatokua so agi mbeni ndo na yanga ti bale ti sambela.</text:span></text:p>
      <text:p text:style-name="P7">Ala ma awali so? Ala yeke sambela Nzapa.</text:p>
      <text:p text:style-name="P1"><text:span text:style-name="v_20_-_20_Verse_20_Number"><text:span text:style-name="T2">3 </text:span></text:span><text:span text:style-name="T1">Awatokua abara awali so ayeke sepela Nzapa. Paul atene tënë ti Jesus na ala. Lydie, mbeni wakango-bongo, amu tënë.</text:span></text:p>
      <text:p text:style-name="P7">Nzapa azi be ti mbi ti ma tënë ti mo. Mbi ma na be na Jesus. Mo lingbi ti batize mbi?</text:p>
      <text:p text:style-name="P7">Taa-tënë biani.</text:p>
      <text:p text:style-name="P6">711</text:p>
      <text:p text:style-name="P1"><text:span text:style-name="v_20_-_20_Verse_20_Number"><text:span text:style-name="T2">1 </text:span></text:span><text:span text:style-name="T1">Hio tongaso, asewa ti Lydie kue awara bateme. Lydie atisa awatokua ti lango na da ti lo na ngoi so ala yeke sara kua ti Nzapa na sese ti Filipe.</text:span></text:p>
      <text:p text:style-name="P7">Azo ti Rome aye abongo ti purpre. Mbi ka ni mingi na ala.</text:p>
      <text:p text:style-name="P7">Na kango abongo na ala, tene tënë ti Jesus na ala.</text:p>
      <text:p text:style-name="P1"><text:span text:style-name="v_20_-_20_Verse_20_Number"><text:span text:style-name="T2">2 </text:span></text:span><text:span text:style-name="T1">Lakue, na lege na gbata ti Filipe, Paul na Silas abaa mbeni ye ti vundu …</text:span></text:p>
      <text:p text:style-name="P7">Mbeni sioni yingo ayeke sara molenge-wali so. Awa ti lo awara gba ti nginza, ngbanga ti so lo yeke fa aye ti kekereke.</text:p>
      <text:p text:style-name="P7">Ti hunzingo ni …</text:p>
      <text:p text:style-name="P1"><text:span text:style-name="v_20_-_20_Verse_20_Number"><text:span text:style-name="T2">3 </text:span></text:span><text:span text:style-name="T1">Ala yeke sara na taa Nzapa!</text:span></text:p>
      <text:p text:style-name="P7">Na iri ti Jesus, sigigi na ya ti lo!</text:p>
      <text:p text:style-name="P1"><text:span text:style-name="v_20_-_20_Verse_20_Number"><text:span text:style-name="T2">4 </text:span></text:span><text:span text:style-name="T1">Aii! Fango nda ti aye ahunzi awe. Buze ti e ati awe.</text:span></text:p>
      <text:p text:style-name="P7">Ataa koli so lo yeke zo wa, fade lo futa ni. Nyen laa abaa lo na ya ti buze ti e?</text:p>
      <text:p text:style-name="P6">712</text:p>
      <text:p text:style-name="P1"><text:span text:style-name="v_20_-_20_Verse_20_Number"><text:span text:style-name="T2">1 </text:span></text:span><text:span text:style-name="T1">Sese ayingi!</text:span></text:p>
      <text:p text:style-name="P7">Awatokua (Actes) 16:19-39</text:p>
      <text:p text:style-name="P7">Tongana Paul atumba sioni yingo na ya ti ngbaa-wali so awe, ngonzo asara awa ti lo. Maseka-wali so alingbi ti fa aye ti kekereke mbeni pepe si buze ti ala ati awe. Awa ti lo ague na Paul na Silas na gbe ti akota wafango-ngbanga. Azo mingi aga …</text:p>
      <text:p text:style-name="P7">Azuife so aga na kpale na fango aye so ayeke nde na andia ti Rome.</text:p>
      <text:p text:style-name="P7">Êen!</text:p>
      <text:p text:style-name="P7">E kue e ma ala!</text:p>
      <text:p text:style-name="P1"><text:soft-page-break/><text:span text:style-name="v_20_-_20_Verse_20_Number"><text:span text:style-name="T2">2 </text:span></text:span><text:span text:style-name="T1">Me mbi—</text:span></text:p>
      <text:p text:style-name="P7">Ku si! Fade e zi lege na kpale na ya ti gbata ti e ape. Pika akoli so, si ala bi ala na kanga. Zia ala kpe ape.</text:p>
      <text:p text:style-name="P6">713</text:p>
      <text:p text:style-name="P1"><text:span text:style-name="v_20_-_20_Verse_20_Number"><text:span text:style-name="T2">1 </text:span></text:span><text:span text:style-name="T1">A pika Paul na Silas sioni sioni, si ague na ala na kanga.</text:span></text:p>
      <text:p text:style-name="P7">Tongana azo so akpe, fade mo futa na fini ti mo.</text:p>
      <text:p text:style-name="P1"><text:span text:style-name="v_20_-_20_Verse_20_Number"><text:span text:style-name="T2">2 </text:span></text:span><text:span text:style-name="T1">Na be ti bi, so taa tere ti ala aso mingi, Paul na Silas asambela Nzapa, ala he bia ti sepelango lo.</text:span></text:p>
      <text:p text:style-name="P1"><text:span text:style-name="v_20_-_20_Verse_20_Number"><text:span text:style-name="T2">3 </text:span></text:span><text:span text:style-name="T1">Mo ye ti baa, gere ti da ti kanga ayingi. Tere ti da ni adingi, asuru. Azingiri na awen ti yanga ti da afâ.</text:span></text:p>
      <text:p text:style-name="P7">Sese ayingi!</text:p>
      <text:p text:style-name="P6">714</text:p>
      <text:p text:style-name="P1"><text:span text:style-name="v_20_-_20_Verse_20_Number"><text:span text:style-name="T2">1 </text:span></text:span><text:span text:style-name="T1">Makonzi ti da-kanga ni azu hio na gbeni, ndali ti na bibe ti lo, azo ti kanga ni akpe awe.</text:span></text:p>
      <text:p text:style-name="P7">Ala hon awe! Mbi lingbi nga ti fâ tere ti mbi.</text:p>
      <text:p text:style-name="P7">Ên-en! E kue e yeke daa! Fâ tere ti mo ape.</text:p>
      <text:p text:style-name="P1"><text:span text:style-name="v_20_-_20_Verse_20_Number"><text:span text:style-name="T2">2 </text:span></text:span><text:span text:style-name="T1">Bibe ti makonzi ti da-kanga ayeke so, Paul na Silas laa ayingi sese. Tongaso lo ti na gbe ti ala.</text:span></text:p>
      <text:p text:style-name="P7">Fade mbi yeke sara nyen ti soo kuâ?</text:p>
      <text:p text:style-name="P7">Mo ma na be na Jesus Christ.</text:p>
      <text:p text:style-name="P1"><text:span text:style-name="v_20_-_20_Verse_20_Number"><text:span text:style-name="T2">3 </text:span></text:span><text:span text:style-name="T1">Na be ti bi, makonzi ti da-kanga ni ague na Paul na Silas na da ti lo, lo sara nzoni na ala. Lo, na asewa ti lo, ama fango tënë ti Paul na ndö ti Jesus si ala kue awara bateme.</text:span></text:p>
      <text:p text:style-name="P1"><text:span text:style-name="v_20_-_20_Verse_20_Number"><text:span text:style-name="T2">4 </text:span></text:span><text:span text:style-name="T1">Na kota ndaperere ni, akota zo amu yanga ti zi Paul na Silas yamba.</text:span></text:p>
      <text:p text:style-name="P7">Awafango-ngbanga ayeke zi ala yamba.</text:p>
      <text:p text:style-name="P7">E yeke azo ti Rome. A pika e si a bi e na kanga gi senge senge.</text:p>
      <text:p text:style-name="P7">Fadeso awafango-ngbanga aye ti zi e na hondengo ni? Ên-en!</text:p>
      <text:p text:style-name="P7">Tene na awafango-ngbanga so, ala ga azi e na le ti azo kue nga.</text:p>
      <text:p text:style-name="P6">715</text:p>
      <text:p text:style-name="P1"><text:span text:style-name="v_20_-_20_Verse_20_Number"><text:span text:style-name="T2">1 </text:span></text:span><text:span text:style-name="T1">Awafango-ngbanga ti Rome, so amu yanga ti zi Paul na Silas na kanga, asara mbeto </text:span><text:soft-page-break/><text:span text:style-name="T1">so ala ma tokua ti azo ti kanga.</text:span></text:p>
      <text:p text:style-name="P7">Akoli so ayeke azo ti Rome. Ala hunda titene ala wani aga na da ti kanga, ti zi ala polele, tongana ti so a pika ala na le ti azo.</text:p>
      <text:p text:style-name="P7">Ala yeke azo ti Rome? Si e pika ala senge senge! So alingbi ti ga na akpale nga na ndö ti e.</text:p>
      <text:p text:style-name="P1"><text:span text:style-name="v_20_-_20_Verse_20_Number"><text:span text:style-name="T2">2 </text:span></text:span><text:span text:style-name="T1">Na kamene na le ti ala, awafango-ngbanga ague hio na da ti kanga.</text:span></text:p>
      <text:p text:style-name="P7">E gbu gere ti ala ngbanga ti ye ti kamene so e sara. Ala gue fadeso si e wara mbeni tënë na peko ni pepe.</text:p>
      <text:p text:style-name="P7">E zi tënë na li ti ala. Fade e gue gi laso.</text:p>
      <text:p text:style-name="P6">716</text:p>
      <text:p text:style-name="P1"><text:span text:style-name="v_20_-_20_Verse_20_Number"><text:span text:style-name="T2">1 </text:span></text:span><text:span text:style-name="T1">Kpale na Tesalonike</text:span></text:p>
      <text:p text:style-name="P7">Awatokua (Actes) 16:40—18:5; 1 na 2 Tesalonike</text:p>
      <text:p text:style-name="P7">Kâ na da ti Lydie, Paul, Silas, na Timothee ahunda lege na amba ti ala.</text:p>
      <text:p text:style-name="P7">Singila so ala zia wanganga Luc ge ti mu maboko na eglize ti e.</text:p>
      <text:p text:style-name="P7">Ala gbu ngangu. Fade e kiri mbeni lâ. Ala zia mabe ti ala na Jesus.</text:p>
      <text:p text:style-name="P1"><text:span text:style-name="v_20_-_20_Verse_20_Number"><text:span text:style-name="T2">2 </text:span></text:span><text:span text:style-name="T1">Awatokua ague na gbata ti Tesalonike na yanga ti kota ngu-ingo. Tongana ti lakue, na singo na fini gbata, Paul ague na da ti sambelango Nzapa ti Azuife ti fa tënë.</text:span></text:p>
      <text:p text:style-name="P7">Tënë ti Nzapa amu zendo atene, fade wasongo-zo ayeke ga. Jesus, so akui na keke ti kroa, si lo zingo na kuâ, laa ayeke wasongo-zo ni.</text:p>
      <text:p text:style-name="P6">717</text:p>
      <text:p text:style-name="P1"><text:span text:style-name="v_20_-_20_Verse_20_Number"><text:span text:style-name="T2">1 </text:span></text:span><text:span text:style-name="T1">Azo mingi ama tënë ni na be, me ambeni makonzi ti Azuife ayeda pepe …</text:span></text:p>
      <text:p text:style-name="P7">Zia e fâ gi Paul kozoni si azo ti gbata kue ama na be na tënë ti lo.</text:p>
      <text:p text:style-name="P7">Lo lango kâ na da ti Yason. E gbu lo!</text:p>
      <text:p text:style-name="P1"><text:span text:style-name="v_20_-_20_Verse_20_Number"><text:span text:style-name="T2">2 </text:span></text:span><text:span text:style-name="T1">Awafango-ndia abongbi azo si ala gue na da ti Yason.</text:span></text:p>
      <text:p text:style-name="P7">Mu Paul na e. E hinga so mo yeke honde lo!</text:p>
      <text:p text:style-name="P7">Paul ayeke ge ape! Ala gi lo ala wani.</text:p>
      <text:p text:style-name="P7">Na bi ni so, amba ti Paul asara si lo kpe …</text:p>
      <text:p text:style-name="P6">718</text:p>
      <text:p text:style-name="P1"><text:span text:style-name="v_20_-_20_Verse_20_Number"><text:span text:style-name="T2">1 </text:span></text:span><text:span text:style-name="T1">Na kpengo awato ti ala na Tesalonike, Paul, na amba ti lo, Silas na Timothee, ague </text:span><text:soft-page-break/><text:span text:style-name="T1">na Beree, si ala ngba na fango tënë. Ala hinga pepe so awato ayeke gi peko ti ala …</text:span></text:p>
      <text:p text:style-name="P7">E ga ti gboto me ti ala ndali ti mbeni Zuife so iri ti lo Paul. Zo ti kpale! Ala fâ gi lo hio.</text:p>
      <text:p text:style-name="P7">E yeke baa lege ti lo gi fafadeso.</text:p>
      <text:p text:style-name="P7">Me kozo si gba ti azo ti ngonzo ni so awara Paul, amba ti lo asara si lo kiri lo kpe. Ti so, lo gue na gbata ti Athenes. Kâ laa, Paul atokua yanga na Silas na Timothee ti wara lo kâ hio.</text:p>
      <text:p text:style-name="P1"><text:span text:style-name="v_20_-_20_Verse_20_Number"><text:span text:style-name="T2">2 </text:span></text:span><text:span text:style-name="T1">Na lango ti wungo tere, Paul afa tënë na Azuife. Na ambeni lango, lo fa tënë na Agreke kâ na gara. Ala tisa lo titene lo fa tënë na plase ti abongbi na ndö ti hoto ti Mars. Paul ayeda na ngia.</text:span></text:p>
      <text:p text:style-name="P7">Azo ti Athenes, mbi baa mbeni oko ti anzapa so ala voro atene, “Nzapa so e hinga lo pepe”. Zia mbi fa lo na ala. Lo yeke taa Nzapa so asara ye kue, si lo fa ni polele na zingongo Jesus na kuâ.</text:p>
      <text:p text:style-name="P7">Zo oko alingbi ti zingo na kuâ ape. So buba tënë laa.</text:p>
      <text:p text:style-name="P7">So taa-tënë laa?</text:p>
      <text:p text:style-name="P6">719</text:p>
      <text:p text:style-name="P1"><text:span text:style-name="v_20_-_20_Verse_20_Number"><text:span text:style-name="T2">1 </text:span></text:span><text:span text:style-name="T1">Paul alondo na Athenes, si lo gue na Korente, ti gi kua.</text:span></text:p>
      <text:p text:style-name="P7">Iri ti mbi ayeke Paul. Mbi yeke walekengo-da ti bongo.</text:p>
      <text:p text:style-name="P7">Mo lingbi ti sara kua na e ape? Iri ti mbi Akilas. So wali ti mbi, Priscille, laa.</text:p>
      <text:p text:style-name="P7">Mbi yeke nga watokua. Mbi ye ti to nda ti eglize ti Christ.</text:p>
      <text:p text:style-name="P1"><text:span text:style-name="v_20_-_20_Verse_20_Number"><text:span text:style-name="T2">2 </text:span></text:span><text:span text:style-name="T1">Paul afa tënë na Korente na lango ti wungo tere. Lo sara kua ti lekengo da ti bongo na ya ti yenga. Mbeni lâ, Silas na Timothee asi na Korente, si ala tene eglize ti Tesalonike ayeke nzoni.</text:span></text:p>
      <text:p text:style-name="P7">Fade mbi sara mbeti na ala hio.</text:p>
      <text:p text:style-name="P4">[Letter 1]</text:p>
      <text:p text:style-name="P7">Kozo mbeti ti Paul na eglize ti Tesalonike …</text:p>
      <text:p text:style-name="P7">Mbi dabe ti mbi na lege so ala zia anzapa ti ala ti sara kua ngbanga ti taa Nzapa. E yeke azo ti bingo mbeni pepe. E kue e yeke amolenge ti lumiere na ti kota lâ. Ala lango tongana atanga ti azo pepe, so ayeke lango senge senge. Ala duti lakue na ngia. Ala ngba ti sambela lakue. Ala mu singila na Nzapa na ya ye kue – nzoni wala sioni. Ala gi be ti ala pepe, ngbanga ti so fade e yeke tengbi na Jesus tongana e kui.</text:p>
      <text:p text:style-name="P4"><text:soft-page-break/>[Desk 1]</text:p>
      <text:p text:style-name="P7">Paul angba na Korente ngbanga ti ngu oko na ndambo. Na ngoi ni so, lo sara mbeni mbeti na awamabe ti Tesalonike.</text:p>
      <text:p text:style-name="P4">[Letter 2]</text:p>
      <text:p text:style-name="P7">Use mbeti ti Paul na eglize ti Tesalonike …</text:p>
      <text:p text:style-name="P7">Fade Jesus, Kota Gbia ti e, akiri ti ga—me alingbi e ngba lakue ti sara kua! Tongana mbeni zo aye ti sara kua pepe, alingbi lo te nga kobe pepe. E nze na sarango ye ti mbirimbiri pepe. Kozo si Jesus akiri, fade zo ti sioni so aye taa-tënë oko pepe atene, ni yeke nzapa. Tongaso, ala gbu ngangu, si ala bata fango tënë ti Kota Gbia ti e, si zo alingbi ti handa ala pepe.</text:p>
      <text:p text:style-name="P6">720</text:p>
      <text:p text:style-name="P1"><text:span text:style-name="v_20_-_20_Verse_20_Number"><text:span text:style-name="T2">1 </text:span></text:span><text:span text:style-name="T1">Fango ngbanga na Korente</text:span></text:p>
      <text:p text:style-name="P7">Awatokua (Actes) 18:12—19:22; Rome; 1 Korente</text:p>
      <text:p text:style-name="P7">Ngonzo asara amokonzi ti Azuife ti Korente ngbanga ti so, azo mingi ama na be na Jesus. Ala gue na Paul na Galion, fini govoronere ti Rome.</text:p>
      <text:p text:style-name="P7">Kota zo Galion: koli so ayeke fa na azo lege ti vorongo Nzapa so ndia ti e ake. Lo yeke gbian andia ti Azuife so Rome ayeda na ni.</text:p>
      <text:p text:style-name="P1"><text:span text:style-name="v_20_-_20_Verse_20_Number"><text:span text:style-name="T2">2 </text:span></text:span><text:span text:style-name="T1">Paul aye ti tene tënë, me ahon gbungo li ti azo, ngbanga ti Galion ake tënë ti awato ti Paul.</text:span></text:p>
      <text:p text:style-name="P7">Mbi ye ti yoro yanga ti mbi ape na ya ti atënë so abaa ndia ti Azuife. Tënë so abaa ndia ti Rome ape. Ala sigigi ahon na le ti mbi.</text:p>
      <text:p text:style-name="P7">Na peko ti yanga so govoronere amu, Paul afa tënë na Korente na kpale kete pepe, si eglize amai. Paul asu mbeni mbeti, ti so ni, na eglize ti Rome.</text:p>
      <text:p text:style-name="P6">721</text:p>
      <text:p text:style-name="P4">[Letter 1]</text:p>
      <text:p text:style-name="P1"><text:span text:style-name="v_20_-_20_Verse_20_Number"><text:span text:style-name="T2">1 </text:span></text:span><text:span text:style-name="T1">Mbeti ti Paul na eglize ti Rome …</text:span></text:p>
      <text:p text:style-name="P7">Azo kue—ataa zo ti Rome wala Greke, Zuife wala ti mara nde—asara siokpari awe, ala lingbi na gonda ti Nzapa pepe. Alingbi ala kue agi Nzapa si ala wara futa ti ndia mbeni pepe, ngbanga ti so Christ amu na e ndia ti yingo ti fini, so azi e na gbe ti ngbaa ti siokpari, nga na ti kuâ awe.</text:p>
      <text:p text:style-name="P4"><text:soft-page-break/>[Map]</text:p>
      <text:p text:style-name="P7">Karte ti akua ti Paul na agbata ti Agreke</text:p>
      <text:p text:style-name="P7">Filipe</text:p>
      <text:p text:style-name="P7">Neapolis</text:p>
      <text:p text:style-name="P7">Tesalonike</text:p>
      <text:p text:style-name="P7">Beree</text:p>
      <text:p text:style-name="P7">Ngu-ingo ti Ezee</text:p>
      <text:p text:style-name="P7">Troas</text:p>
      <text:p text:style-name="P7">Azii</text:p>
      <text:p text:style-name="P7">Antioshe</text:p>
      <text:p text:style-name="P7">Ikoniom</text:p>
      <text:p text:style-name="P7">Tarse</text:p>
      <text:p text:style-name="P7">Athenes</text:p>
      <text:p text:style-name="P7">Efeze</text:p>
      <text:p text:style-name="P7">Galasii</text:p>
      <text:p text:style-name="P7">Listre</text:p>
      <text:p text:style-name="P7">Derbe</text:p>
      <text:p text:style-name="P7">Antioshe</text:p>
      <text:p text:style-name="P7">Korente</text:p>
      <text:p text:style-name="P7">Mile</text:p>
      <text:p text:style-name="P7">Selesii</text:p>
      <text:p text:style-name="P7">Shipre</text:p>
      <text:p text:style-name="P7">Ngu-ingo ti Mediterane</text:p>
      <text:p text:style-name="P7">Sidon</text:p>
      <text:p text:style-name="P7">Tir</text:p>
      <text:p text:style-name="P7">Sezare</text:p>
      <text:p text:style-name="P7">Jerusalem</text:p>
      <text:p text:style-name="P7">Vuko ngu-ingo</text:p>
      <text:p text:style-name="P1"><text:span text:style-name="v_20_-_20_Verse_20_Number"><text:span text:style-name="T2">2 </text:span></text:span><text:span text:style-name="T1">Paul ague na Jerusalem nga na Antioshe, si lo to nda ti ota tambula ti lo. Kâ na Efeze, lo baa kota da ti wali-nzapa, Artemis.</text:span></text:p>
      <text:p text:style-name="P7">Tongana ti azo ti Athenes, azo ti Efeze ayeke voro yanda ti wali-nzapa so azo aleke. Nzapa, sara si mbi fa na ala taa-tënë.</text:p>
      <text:p text:style-name="P6"><text:soft-page-break/>722</text:p>
      <text:p text:style-name="P1"><text:span text:style-name="v_20_-_20_Verse_20_Number"><text:span text:style-name="T2">1 </text:span></text:span><text:span text:style-name="T1">Azo ti Efeze ama tënë ti Paul, si ala baa so lo tene taa-tënë. Ala baa so azo ti mazii ti ala ayeke awahanda. Azo mingi ama na be na Jesus, si ala gbi ambeti ti mazii ti ala.</text:span></text:p>
      <text:p text:style-name="P7">Ambeti so alingbi na kota mosoro!</text:p>
      <text:p text:style-name="P7">Biani, me fini so Jesus amu na ala ayeke taa kota mosoro!</text:p>
      <text:p text:style-name="P1"><text:span text:style-name="v_20_-_20_Verse_20_Number"><text:span text:style-name="T2">2 </text:span></text:span><text:span text:style-name="T1">Paul angba ti sepela maingo ti eglize na Efeze, si mbeni sango alondo na Korente asi …</text:span></text:p>
      <text:p text:style-name="P7">Eglize ti Korente awara gba ti akpale. Awamabe apapa na popo ti ala. Ambeni atene mo laa mo yeke na li ti Eglize. Ambeni atene nga Apolos afa tënë mara ni use ape. Ti ambeni, gi Pierre laa ayeke taa makonzi.</text:p>
      <text:p text:style-name="P7">Tongaso, Paul atokua mbeti na eglize ti Korente.</text:p>
      <text:p text:style-name="P4">[Letter 1]</text:p>
      <text:p text:style-name="P7">Kozo mbeti ti Paul na eglize ti Korente …</text:p>
      <text:p text:style-name="P7">Mbi gbu gere ti ala, a-ita, ala papa si Eglize akangbi pepe. Makonzi ti Eglize ayeke gi oko—Christ, so akui na keke ti kroa.</text:p>
      <text:p text:style-name="P7">Ala bata tere ti ala nzoni. Tere ti ala ayeke da ti Yingo-Vuru. Na ye so kue ala sara na tere ti ala, tengo ye, nyongo ngu, wala mbeni ye nde, zia si agonda Nzapa.</text:p>
      <text:p text:style-name="P7">E kue e yeke na amatabisi nde nde so Yingo ayeke mu. Amatabisi kue ayeke ti sara si eglize amai. Adu fade mbi yeke na amatabisi ni kue—mbi hinga aye kue, mbi tene ayanga ti a-ange—so ayeke fade ye oko pepe tongana mbi ye amba ti mbi pepe.</text:p>
      <text:p text:style-name="P6">723</text:p>
      <text:p text:style-name="P1"><text:span text:style-name="v_20_-_20_Verse_20_Number"><text:span text:style-name="T2">1 </text:span></text:span><text:span text:style-name="T1">Wusuwusu na Efeze</text:span></text:p>
      <text:p text:style-name="P7">Awatokua 19:23—20:5; 2 Korente</text:p>
      <text:p text:style-name="P7">Eglize ti Efeze amai hio gi tongana wâ so agbi ambeti ti mazii. Me azo so awara nginza na lege ti kango aye ti vorongo ayanda ayeke na ngia kete pepe …</text:p>
      <text:p text:style-name="P7">Buze ti e ati awe. Azo azia ti vo apendere yanda ti nzapa Artemis.</text:p>
      <text:p text:style-name="P7">So gi ndali ti wafango-tënë ti Nzapa, Paul. Lo tene na azo atene, ala ma na be na Jesus, si ala ke aye so e leke.</text:p>
      <text:p text:style-name="P7">Paul atene na azo atene, Artemis ayeke taa nzapa ape si azo alingbi ti voro lo ape.</text:p>
      <text:p text:style-name="P1"><text:span text:style-name="v_20_-_20_Verse_20_Number"><text:span text:style-name="T2">2 </text:span></text:span><text:span text:style-name="T1">Azo ti buze asara ngonzo si ala hon kâ na lege ti gbu ambeni mba ti Paul.</text:span></text:p>
      <text:p text:style-name="P7">Ala fa na e ndo so Paul ayeke daa!</text:p>
      <text:p text:style-name="P7"><text:soft-page-break/>Zame!</text:p>
      <text:p text:style-name="P6">724</text:p>
      <text:p text:style-name="P1"><text:span text:style-name="v_20_-_20_Verse_20_Number"><text:span text:style-name="T2">1 </text:span></text:span><text:span text:style-name="T1">Wungo ti azo akono hio na ya ti alege. Gi hio tongaso, aye abutuma na ya ti gbata ni …</text:span></text:p>
      <text:p text:style-name="P7">Artemis, nzapa ti Efeze ayeke kota a hon kue!</text:p>
      <text:p text:style-name="P7">Azo so ague na amba ti Paul na ndo so azo ayeke bongbi ka tere daa.</text:p>
      <text:p text:style-name="P1"><text:span text:style-name="v_20_-_20_Verse_20_Number"><text:span text:style-name="T2">2 </text:span></text:span><text:span text:style-name="T1">Kâ na mbeni ndo ti gbata ni …</text:span></text:p>
      <text:p text:style-name="P7">Paul! Azo ti lekengo ayanda ayeke gi mo. Ala tene mo futi buze ti ala awe. Ala gbu Gaius na Aristarke!</text:p>
      <text:p text:style-name="P7">Ala yeke na ndo wa? Mbi ye ti mu maboko na ala.</text:p>
      <text:p text:style-name="P7">Ên-en! Paul, gba ti azo so aye ti fâ mo.</text:p>
      <text:p text:style-name="P6">725</text:p>
      <text:p text:style-name="P1"><text:span text:style-name="v_20_-_20_Verse_20_Number"><text:span text:style-name="T2">1 </text:span></text:span><text:span text:style-name="T1">Amakonzi ti gbata ni awa Paul ti duti yongoro na azo ni. Azo ni angba na dekongo, “Artemis ti Efeze ayeke kota mingi!” Na ndani, kota zo ti gbata ni awara lege ti kai dekongo ni.</text:span></text:p>
      <text:p text:style-name="P7">Azo ti Efeze, tongana azo ti lekengo ayanda ayeke na kpale, zia ala gue na ngbanga. Me wusuwusu so akpa ape. Tongana ngurugbia ti Rome ama tënë ni, fade a ga tënë.</text:p>
      <text:p text:style-name="P6">726</text:p>
      <text:p text:style-name="P1"><text:span text:style-name="v_20_-_20_Verse_20_Number"><text:span text:style-name="T2">1 </text:span></text:span><text:span text:style-name="T1">Azo ama hange ti Rome, si ala kai kpale ni. Paul atokua ti iri amba ti lo.</text:span></text:p>
      <text:p text:style-name="P7">Azo so aye fade ti gbu mbi. Mbi ye titene ala kue awara sioni ape. Nilaa mbi yeke gue na Filipe.</text:p>
      <text:p text:style-name="P7">Sambela ti e ague na mo.</text:p>
      <text:p text:style-name="P1"><text:span text:style-name="v_20_-_20_Verse_20_Number"><text:span text:style-name="T2">2 </text:span></text:span><text:span text:style-name="T1">Kete na peko ti singo ti Paul na Filipe, Tite asi na lo na ambeni sango ti Korente.</text:span></text:p>
      <text:p text:style-name="P7">Mbeti ti mo na awamabe ti Korente akiri na ala na nzoni lege.</text:p>
      <text:p text:style-name="P7">Me ambeni zo atene mo yeke taa watokua ti Jesus ape.</text:p>
      <text:p text:style-name="P1"><text:span text:style-name="v_20_-_20_Verse_20_Number"><text:span text:style-name="T2">3 </text:span></text:span><text:span text:style-name="T1">Paul akiri asara mbeti na eglize ti Korente …</text:span></text:p>
      <text:p text:style-name="P7">[Letter 1]</text:p>
      <text:p text:style-name="P7">Use mbeti ti Paul na eglize ti Korente …</text:p>
      <text:p text:style-name="P1"><text:span text:style-name="T1">Mbi baa so kozo mbeti ti mbi amu vundu na ala, me ngia ayeke na mbi ngbanga ti so </text:span><text:soft-page-break/><text:span text:style-name="T1">mbi to ni. Mbi ye ti mu vundu na ala pepe, me mbi ye mabe ti ala amai. Mbi hinga so mingi na popo ti ala ayeke baa pasi. Ala kanga be. E yeke baa pasi tongana Jesus, me lo yeke mbo ngu ti le ti e.</text:span></text:p>
      <text:p text:style-name="P7">Be ti ala anzee pepe! Kpale ni ayeke gi ndali ti kete ngoi, me na ndani, fade e wara fini ti lakue lakue. Kâ na yayu, fade e girisa pasi ti sese so. Ala zia be ti ala pepe gi na ye so le abaa. Aye so ayeke ngbanga ti kete ngoi. Gi ye so le abaa pepe laa ayeke ti lakue lakue.</text:p>
      <text:p text:style-name="P7">Ti ala so abaa mbi tongana mbumbuse zo, ala dabe ti ala: a kanga mbi si a pika mbi; mbi baa kuâ na le ti mbi; a bo mbi na têne, mangboko alinda ngu na mbi. Mbi hon na ya ni kue ti sara kua ti Christ.</text:p>
      <text:p text:style-name="P7">Na ndembe so Tite ague na mbeti so na Korente, Paul angba ti gue ti baa a-eglize ti Masedoane. Lo ro nginza ngbanga ti awayere ti Jerusalem. Na pekoni, lo si na Korente, si amba ti lo ayamba lo na ngia.</text:p>
      <text:p text:style-name="P7">Fade nginza so afa na awamabe ti Jerusalem so a-ita ti ala ge abaa mawa ti ala.</text:p>
      <text:p text:style-name="P6">727</text:p>
      <text:p text:style-name="P1"><text:span text:style-name="v_20_-_20_Verse_20_Number"><text:span text:style-name="T2">1 </text:span></text:span><text:span text:style-name="T1">“Tingo” na lango</text:span></text:p>
      <text:p text:style-name="P7">Awatokua (Actes) 20:6—21:14</text:p>
      <text:p text:style-name="P7">Awato ti Paul angba ti gbe lingo ngbanga ti lo, si lo gbian apialo ti tambula ti lo. Lo hon na ya ti Masedoane ti si na Troas. Wanganga Luc akiri awara bongbi ti awatokua.</text:p>
      <text:p text:style-name="P1"><text:span text:style-name="v_20_-_20_Verse_20_Number"><text:span text:style-name="T2">2 </text:span></text:span><text:span text:style-name="T1">Na peko ti ayenga ti tambulango na bango a-eglize, Paul ayeke na atënë mingi ti kangbi na azo ti Troas, si lo tene tënë ngbii asi na be ti bi …</text:span></text:p>
      <text:p text:style-name="P7">Hange!</text:p>
      <text:p text:style-name="P7">Etish ati na lango na dutingo na fenetere!</text:p>
      <text:p text:style-name="P1"><text:span text:style-name="v_20_-_20_Verse_20_Number"><text:span text:style-name="T2">3 </text:span></text:span><text:span text:style-name="T1">Paul asigigi hio …</text:span></text:p>
      <text:p text:style-name="P7">Lo ti na fenetere ti da-nduzu ti ota. Lo kui!</text:p>
      <text:p text:style-name="P7">Ala sara mbeto ape. Lo yeke na fini.</text:p>
      <text:p text:style-name="P1"><text:span text:style-name="v_20_-_20_Verse_20_Number"><text:span text:style-name="T2">4 </text:span></text:span><text:span text:style-name="T1">Singila na Nzapa!</text:span></text:p>
      <text:p text:style-name="P7">Biani lo kui fade awe! Nzapa amu na Paul ngangu ti ndima!</text:p>
      <text:p text:style-name="P7">Paul atene tënë ngbii ndo ahan. Lo hunda lege na amba ti lo, si lo hon na tambula ti lo.</text:p>
      <text:p text:style-name="P6"><text:soft-page-break/>728</text:p>
      <text:p text:style-name="P1"><text:span text:style-name="v_20_-_20_Verse_20_Number"><text:span text:style-name="T2">1 </text:span></text:span><text:span text:style-name="T1">Kâ na Mile, Paul atokua na akangba ti Efeze ti bongbi na lo. Hio na pekoni, ala sara kilometere 55 ti wara tere na Paul.</text:span></text:p>
      <text:p text:style-name="P7">Mbi yeke hon na Jerusalem, ataa ye ti ngangu ayeke hara mbi. Fini ti mbi ayeke ye senge. Mbi ye gi ti hunzi kua so Jesus amu na mbi ti sara. Fade mbi kiri ti baa ala mbeni ape. Ala dabe ti ala na aye so mbi fa na ala: sara kua ngangu. Ala sara na azo so awoko. Jesus atene: “mungo ye anzere ahon warango ye.”</text:p>
      <text:p text:style-name="P1"><text:span text:style-name="v_20_-_20_Verse_20_Number"><text:span text:style-name="T2">2 </text:span></text:span><text:span text:style-name="T1">Paul ague na gbata ti Tir si lo fa tënë kâ. Na guengo ti lo, awamabe amu peko ti lo na yanga ti ngu, ti sambela na lo, ti zia lo na lege.</text:span></text:p>
      <text:p text:style-name="P7">Gue na Jerusalem ape! Awato ti mo ayeke ku ti fâ mo kâ ngbanga ti so mo tene Jesus ayeke Molenge ti Nzapa.</text:p>
      <text:p text:style-name="P7">Alingbi mbi gue. Nginza ti azo ti mara ndali ti awayere ti Jerusalem ayeke na mbi. Mbeto asara mbi ape.</text:p>
      <text:p text:style-name="P1"><text:span text:style-name="v_20_-_20_Verse_20_Number"><text:span text:style-name="T2">3 </text:span></text:span><text:span text:style-name="T1">Paul ague na kodro ti Sezare na da ti Philippe. Wayanga-Nzapa, Agabus, atengbi na ala. Gi hio tongaso, lo mu senture ti Paul, lo kanga na maboko ti lo na gere ti lo.</text:span></text:p>
      <text:p text:style-name="P7">Yingo-Vuru atene, so lege so fade Azuife akanga wa ti senture so na Jerusalem, si ala zia lo na maboko ti azo so ahinga Nzapa pepe.</text:p>
      <text:p text:style-name="P1"><text:span text:style-name="v_20_-_20_Verse_20_Number"><text:span text:style-name="T2">4 </text:span></text:span><text:span text:style-name="T1">Paul, gbian apialo ti mo! Gue na Jerusalem ape-oo!</text:span></text:p>
      <text:p text:style-name="P7">Nda ti toto ni nyen? Mbi yeke nduru ti sara kanga, ataa ti kui, ngbanga ti Jesus.</text:p>
      <text:p text:style-name="P6">729</text:p>
      <text:p text:style-name="P1"><text:span text:style-name="v_20_-_20_Verse_20_Number"><text:span text:style-name="T2">1 </text:span></text:span><text:span text:style-name="T1">A gbu Paul</text:span></text:p>
      <text:p text:style-name="P7">Awatokua (Actes) 21:17—23:22</text:p>
      <text:p text:style-name="P7">Kâ na Jerusalem, Paul awara Jacques na ambeni makonzi ti eglize. Lo mu na ala nginza ti awayere ni si lo fa aye so Nzapa asara na ambeni kodro.</text:p>
      <text:p text:style-name="P7">Zia mbi wa mo, Paul. Mo yeke na awato ge so atene mo ka ndia awe. Ataa Azuife so ama na be na Jesus aye kua ti mo ape so mo sara na ambeni mara nde.</text:p>
      <text:p text:style-name="P7">Zia mbi na ala avoro Nzapa na ya ti da ti Nzapa ti fa so, mbi zia mabe ti ababâ ti e ape.</text:p>
      <text:p text:style-name="P1"><text:span text:style-name="v_20_-_20_Verse_20_Number"><text:span text:style-name="T2">2 </text:span></text:span><text:span text:style-name="T1">Tënë ti Jacques aga taa-tënë gi na ya ti yenga ni. So Paul angba ti sambela na da ti Nzapa, awato atene mvene na iri ti lo. Ala tene lo ga na azo ti amara nde na ndo so gi Azuife laa alingbi ti li daa.</text:span></text:p>
      <text:p text:style-name="P7"><text:soft-page-break/>Baa, wakango-zo ni laa!</text:p>
      <text:p text:style-name="P7">Lo buba ndo ti nzoni kue so!</text:p>
      <text:p text:style-name="P6">730</text:p>
      <text:p text:style-name="P1"><text:span text:style-name="v_20_-_20_Verse_20_Number"><text:span text:style-name="T2">1 </text:span></text:span><text:span text:style-name="T1">Azo asara ngonzo na tere ti Paul. Azo asigigi na lo na ya ti da ti Nzapa si ala to nda ti pika lo.</text:span></text:p>
      <text:p text:style-name="P7">Hange! Baa, aturugu ti Rome ayeke ga.</text:p>
      <text:p text:style-name="P1"><text:span text:style-name="v_20_-_20_Verse_20_Number"><text:span text:style-name="T2">2 </text:span></text:span><text:span text:style-name="T1">Fadeso, ala fa na e ye so koli so asara.</text:span></text:p>
      <text:p text:style-name="P7">Ala hon na lo! Ala fâ lo!</text:p>
      <text:p text:style-name="P1"><text:span text:style-name="v_20_-_20_Verse_20_Number"><text:span text:style-name="T2">3 </text:span></text:span><text:span text:style-name="T1">Ndali ti so apeko ti tënë ni ayeke nde nde, aturugu ni ahon na Paul. Gi na ndö ti eskalie ti da ti kanga, Paul aluti, si lo fa na azo na lege wa lo ga wamabe. Me gi so lo sara tënë na ndö ti fango tënë na amara nde, ngonzo agbu azo ni ngangu.</text:span></text:p>
      <text:p text:style-name="P7">Lo lingbi na kuâ!</text:p>
      <text:p text:style-name="P7">Fâ lo!</text:p>
      <text:p text:style-name="P7">Fâ lo!</text:p>
      <text:p text:style-name="P6">731</text:p>
      <text:p text:style-name="P1"><text:span text:style-name="v_20_-_20_Verse_20_Number"><text:span text:style-name="T2">1 </text:span></text:span><text:span text:style-name="T1">Guengo na Rome.</text:span></text:p>
      <text:p text:style-name="P7">Awatokua (Actes) 23:23—28:16</text:p>
      <text:p text:style-name="P7">Ti bata Paul nzoni, komanda ti Rome, so aduti na Jerusalem, atokua lo na Sezare, si Paul asara ngu use na kanga kâ. Paul asi na dawa ti Festus, govoronere ti Rome. Lo hunda titene gi kota gbia Nero si afâ ngbanga ti lo kâ na Rome. Me Festus atokua Paul kozoni na gbia Agripa, mbeni mba ti lo ti komande so asi na gbata ni.</text:p>
      <text:p text:style-name="P7">Mbi ke ando tënë ti Jesus kengo. Mbi kanga awamabe. Me mbi baa mbeni wâ na nduzu, si Jesus wani atene na mbi: “mbi yeke tokua mo ti gbian lege ti azo so ayeke na gbe ti ngangu ti Zabolo, si mo ga na ala na Nzapa.” Mbi lingbi ti ke yanga ti yayu ape!</text:p>
      <text:p text:style-name="P7">Mbi ye fade ti zi mo na kanga, me alingbi mo gue kâ na Rome.</text:p>
      <text:p text:style-name="P1"><text:span text:style-name="v_20_-_20_Verse_20_Number"><text:span text:style-name="T2">2 </text:span></text:span><text:span text:style-name="T1">Aturugu ti Rome amu Paul, ala ko na ya ti mangboko ti gue na gbe ti ngbanga na Rome. Wanganga Luc ague na lo. Mangboko ni ague si awara kpale na kota pupu.</text:span></text:p>
      <text:p text:style-name="P7">Kota pupu ni aya ngangu bi na lâ. Na peko ti yenga use, azo ti kua ti mangboko ni atara ti kpe ti zia ni.</text:p>
      <text:p text:style-name="P7">Ala ngba na ya ti mangboko so! Nzapa amu zendo ti soo e!</text:p>
      <text:p text:style-name="P6"><text:soft-page-break/>732</text:p>
      <text:p text:style-name="P1"><text:span text:style-name="v_20_-_20_Verse_20_Number"><text:span text:style-name="T2">1 </text:span></text:span><text:span text:style-name="T1">Paul akiri singila na Nzapa ndali ti kobe ti tengo ni. Lo mu zendo titene azo kue ayeke ngba na fini, me fade mangboko ni alinda ngu. Na ndaperere ni …</text:span></text:p>
      <text:p text:style-name="P7">Sese na dawa!</text:p>
      <text:p text:style-name="P1"><text:span text:style-name="v_20_-_20_Verse_20_Number"><text:span text:style-name="T2">2 </text:span></text:span><text:span text:style-name="T1">Nduru na yanga ti ngu, mangboko ni agu ndö ti mbutu. Li ni aluti biani, na ngangu ti ngu afâ ya ti ngbonda ni kete kete.</text:span></text:p>
      <text:p text:style-name="P7">Ala zia mangboko ni!</text:p>
      <text:p text:style-name="P7">Ala fâ azo ti kanga ni! Tongaso ape, fade ala kpe.</text:p>
      <text:p text:style-name="P1"><text:span text:style-name="v_20_-_20_Verse_20_Number"><text:span text:style-name="T2">3 </text:span></text:span><text:span text:style-name="T1">Ngbanga ti songo ti lo na Paul, turugu ti Rome azia azo ti kanga ni na fini. Aturugu, azo ti mangboko, na azo ti kanga, zo oko oko agi lege ti bata fini ti lo na ya ti ngu-ingo.</text:span></text:p>
      <text:p text:style-name="P6">733</text:p>
      <text:p text:style-name="P1"><text:span text:style-name="v_20_-_20_Verse_20_Number"><text:span text:style-name="T2">1 </text:span></text:span><text:span text:style-name="T1">Tongana ti so Nzapa atene na Paul, azo kue asoo kuâ. Azo ti zoa ti Malte aga hio na yanga ti ngu ti mu maboko na azo ti mangboko so alinda ngu.</text:span></text:p>
      <text:p text:style-name="P7">Fade e tingo wâ hio.</text:p>
      <text:p text:style-name="P7">Fade mbi mu mbeni keke ti wâ.</text:p>
      <text:p text:style-name="P1"><text:span text:style-name="v_20_-_20_Verse_20_Number"><text:span text:style-name="T2">2 </text:span></text:span><text:span text:style-name="T1">Sioni ngbo! Fade Paul akui!</text:span></text:p>
      <text:p text:style-name="P7">So Paul ayeke zia akeke na le ti wâ, ngbo asigigi na ya ni si ate lo!</text:p>
      <text:p text:style-name="P1"><text:span text:style-name="v_20_-_20_Verse_20_Number"><text:span text:style-name="T2">3 </text:span></text:span><text:span text:style-name="T1">Wafango-zo laa! Lo soo kuâ fade, me ngbanga ti mbirimbiri ayeke gbu lo.</text:span></text:p>
      <text:p text:style-name="P7">Paul abi ngbo ni na wâ. Azo ni abaa atene fade tere ti lo asuku si lo ti, lo kui. Me ye oko asi pepe. Azo ti zoa ni agbian bibe ti ala na ndö ti Paul na ala ga na azo ti kobela titene lo kai kobela ti ala. Nze ota na pekoni, Paul amu mangboko ti Rome si lo ninga na kanga kâ.</text:p>
      <text:p text:style-name="P6">734</text:p>
      <text:p text:style-name="P1"><text:span text:style-name="v_20_-_20_Verse_20_Number"><text:span text:style-name="T2">1 </text:span></text:span><text:span text:style-name="T1">Ambeti ti da ti kanga</text:span></text:p>
      <text:p text:style-name="P7">Efeze; Filipe; Kolose; Philemon</text:p>
      <text:p text:style-name="P7">Na ngoi so Paul angba ti ku fango ngbanga ti kota gbia ti Rome, lo sara nze mingi na kanga. Awamabe ti a-eglize kue awoko na sambela ngbanga ti lo pepe. Mbeni lâ …</text:p>
      <text:p text:style-name="P7">Bara mo, Paul!</text:p>
      <text:p text:style-name="P7">Mbi ga na matabisi ti eglize ti Filipe.</text:p>
      <text:p text:style-name="P7">Epafrodite! Zia be ti mo aso na turugu ape so akanga mbi.</text:p>
      <text:p text:style-name="P7"><text:soft-page-break/>Lo yeke gi ti dabe ti mbi lakue, so mbi yeke ngbaa ti Christ.</text:p>
      <text:p text:style-name="P7">Koli wa si alingbi ti mu na e ngia na ya ti zingiri?</text:p>
      <text:p text:style-name="P1"><text:span text:style-name="v_20_-_20_Verse_20_Number"><text:span text:style-name="T2">2 </text:span></text:span><text:span text:style-name="T1">Kâ na Rome, Epafrodite ati na kobela. Awamabe ti gbata ni asara na lo na ngia.</text:span></text:p>
      <text:p text:style-name="P7">Singila na Nzapa, kobela ni ato nda ti kai. Amba ti mo ti Filipe laa asara mbeti so. Vundu asara ala ngbanga ti mo.</text:p>
      <text:p text:style-name="P7">Mawa asara mbi ndali ti a-ita ni.</text:p>
      <text:p text:style-name="P6">735</text:p>
      <text:p text:style-name="P1"><text:span text:style-name="v_20_-_20_Verse_20_Number"><text:span text:style-name="T2">1 </text:span></text:span><text:span text:style-name="T1">Gi so kobela ni akai awe, Epafrodite ague ti baa Paul.</text:span></text:p>
      <text:p text:style-name="P7">Epafrodite, singila na Nzapa so mo wara sava so. Na kiringo ti mo na Kolose, fade mo gue na ambeni mbeti nga?</text:p>
      <text:p text:style-name="P7">Nga, zia si Tishike abaa wala Philemon na Onezime aleke songo awe.</text:p>
      <text:p text:style-name="P4">[Letter 1]</text:p>
      <text:p text:style-name="P7">Mbeti ti Paul na eglize ti Filipe …</text:p>
      <text:p text:style-name="P7">Ala sara kion wala baba pepe. Duti tongana Christ. Ataa so lo yeke Nzapa, lo sara tere ti lo kete, si lo ga zo. Lo kui nga na keke ti kroa ngbanga ti e. E lingbi ti sara ye kue so Nzapa ahunda, ngbanga ti so Jesus amu na e ngangu.</text:p>
      <text:p text:style-name="P7">… Na eglize ti Kolose …</text:p>
      <text:p text:style-name="P7">Me Christ ayeke gi senge zo pepe. Lo yeke taa Nzapa si lo ga taa zo. Gi Jesus si alingbi na e.</text:p>
      <text:p text:style-name="P7">… Na eglize ti Efeze …</text:p>
      <text:p text:style-name="P7">Nzoni be ti Nzapa asoo ala na lege ti mabe. Ala lingbi ti sara mbeni ye pepe ti wara fini. Tongaso ala pika kate ti ala pepe. Sara gi anzoni ye so Nzapa aleke ndali ti ala ti sarango ni na sese so.</text:p>
      <text:p text:style-name="P1"><text:span text:style-name="v_20_-_20_Verse_20_Number"><text:span text:style-name="T2">2 </text:span></text:span><text:span text:style-name="T1">Na peko ti ngu use, a gue na Paul na gbe ti nganga na dawa ti Nero, ngangu gbia so ale gbia lani na ndo ti gba ti akodro.</text:span></text:p>
      <text:p text:style-name="P7">Paul! A zi mo na kanga awe!</text:p>
      <text:p text:style-name="P7">Singila na Nzapa. Fadeso mbi lingbi ti hon ti fa Nzoni Tënë ti Jesus na ayongoro ndo kue ti kota kodro-gbia so.</text:p>
      <text:p text:style-name="P6">736</text:p>
      <text:p text:style-name="P1"><text:span text:style-name="v_20_-_20_Verse_20_Number"><text:span text:style-name="T2">1 </text:span></text:span><text:span text:style-name="T1">Mbai ti aye so asi …</text:span></text:p>
      <text:p text:style-name="P7"><text:soft-page-break/>Na ngu 64, Nero, sioni kota gbia ti Rome, ayeke lani na awato mingi na popo ti azo ti lo. Atënë mingi ti lingo na ndö ti fini ti lo amu ndo kue. Gi hio tongaso, wâ agbi ndo na ya ti gbata Ti Rome ngbanga ti lango gumbaya. Kota mbage ti gbata ni agbi kue, si azo mingi alango na gigi.</text:p>
      <text:p text:style-name="P6">737</text:p>
      <text:p text:style-name="P1"><text:span text:style-name="v_20_-_20_Verse_20_Number"><text:span text:style-name="T2">1 </text:span></text:span><text:span text:style-name="T1">So gbata ni angba ti gbi, asango ti lege ahon na ya ti gbata ni.</text:span></text:p>
      <text:p text:style-name="P7">Kota gbia! Azo atene mo laa mo to nda ti wâ so.</text:p>
      <text:p text:style-name="P7">Ti mbi, mbi tene, awamabe laa ato nda ti wâ so. Gbu ala! Sara ala pasi! Fâ ala!</text:p>
      <text:p text:style-name="P7">Sara ye kue ti zi tënë na li ti mbi.</text:p>
      <text:p text:style-name="P1"><text:span text:style-name="v_20_-_20_Verse_20_Number"><text:span text:style-name="T2">2 </text:span></text:span><text:span text:style-name="T1">Na lege ti yanga ti kota gbia ti Rome, aturugu ti lo afâ gba ti awamabe na Rome. Mbela so alondo na Italii ague na kodro-gbia ni kue. Akiri a gbu Paul!</text:span></text:p>
      <text:p text:style-name="P7">Kota gbia ti Rome amu yanga atene, e gbu mo!</text:p>
      <text:p text:style-name="P1"><text:span text:style-name="v_20_-_20_Verse_20_Number"><text:span text:style-name="T2">3 </text:span></text:span><text:span text:style-name="T1">Paul akiri aga na Rome tongana zo ti kanga. Ti so ni a kanga lo na zingiri na da ti kanga. Luc aga ti de be ti lo.</text:span></text:p>
      <text:p text:style-name="P7">Mbi hinga so mbi yeke ngba na fini nze mingi ape. Ga na mbi mbeti. Mo kpaka tënë so mbi tene na Timothee.</text:p>
      <text:p text:style-name="P7">Fade mbi ga na ni, tongana mbi kiri ti ga.</text:p>
      <text:p text:style-name="P6">738</text:p>
      <text:p text:style-name="P1"><text:span text:style-name="v_20_-_20_Verse_20_Number"><text:span text:style-name="T2">1 </text:span></text:span><text:span text:style-name="T1">Tiri bira ti nzoni ni!</text:span></text:p>
      <text:p text:style-name="P7">Tite; 2 Timothee</text:p>
      <text:p text:style-name="P7">Kâ na Rome, Paul asara tanga ti ambeti ti lo.</text:p>
      <text:p text:style-name="P4">[Letter 1]</text:p>
      <text:p text:style-name="P7">Mbeti ti Paul na Tite …</text:p>
      <text:p text:style-name="P7">E, adisiple ti Christ, alingbi e duti nzoni tapande na le ti azo ti sese so. Duti mbirimbiri, ne tere ti mo. Hange na tënë ti yanga ti mo. Tongaso, fade kamene asara awato ti mo, ngbanga ti so fade azo ayeda na sioni tënë na iri ti mo pepe.</text:p>
      <text:p text:style-name="P7">Use mbeti ti Paul na Timothee …</text:p>
      <text:p text:style-name="P1"><text:span text:style-name="T1">Gbu ngangu, tongana turugu ti Christ. Dabe ti mo na taa-tënë so mo manda na tere ti mbi, nga na Mbeti ti Nzapa. Fa tënë lakue, ataa so azo aye ti ma taa-tënë pepe. Sara ye alingbi na Tënë ti Nzapa, ngbanga ti so alondo kue gi na Nzapa. Tënë ni asara si e </text:span><text:soft-page-break/><text:span text:style-name="T1">lingbi ti sara ye ti nzoni.</text:span></text:p>
      <text:p text:style-name="P4">[Bottom 1]</text:p>
      <text:p text:style-name="P7">Tënë ti Paul asi na ngbanga. A gue na Paul na dawa ti Nero …</text:p>
      <text:p text:style-name="P6">739</text:p>
      <text:p text:style-name="P1"><text:span text:style-name="v_20_-_20_Verse_20_Number"><text:span text:style-name="T2">1 </text:span></text:span><text:span text:style-name="T1">Nero afâ ngbanga ti kuâ na li ti Paul. Aturugu asigigi na Paul na gbata si ala fâ go ti lo.</text:span></text:p>
      <text:p text:style-name="P7">Mbi tiri nzoni bira. Mbi hunzi loro ti mbi. Mbi bata mabe.</text:p>
      <text:p text:style-name="P7">Paul akui. Lo to nda ti a-eglize ti awamabe na Azii nga na Erope. Mingi ti ambeti ti Paul aga abuku na ya Fini Mbuki*.</text:p>
      <text:p text:style-name="P1"><text:span text:style-name="v_20_-_20_Verse_20_Number"><text:span text:style-name="T2">2 </text:span></text:span><text:span text:style-name="T1">Ataa so Paul akui, Nzoni Tënë ti Nzapa angba ti gue na ndo kue. Taa-tënë ti Jesus ahon na kodro-gbia ti Rome kue si amu ya ti dunia kue.</text:span></text:p>
      <text:p text:style-name="P7">* Mbeti ti Nzapa atene tënë na ndö ti fango ngbanga ti Paul na ti fango lo pepe, me akozo wamabe atene tënë na ndö ti kode ti fango lo na ngoi ti ngonzo ti Nero.</text:p>
      <text:p text:style-name="P6">740</text:p>
      <text:p text:style-name="P1"><text:span text:style-name="v_20_-_20_Verse_20_Number"><text:span text:style-name="T2">1 </text:span></text:span><text:span text:style-name="T1">Tanga ti ambeti</text:span></text:p>
      <text:p text:style-name="P7">Ahebro—Jude</text:p>
      <text:p text:style-name="P7">Tanga ti ambeti miombe ti fini mbuki, Ahebro ti si na Jude, ayeke atënë so adisiple ti Jesus asara ti mu wango, ti kpengba mabe, na ti mu ngangu na akozo wamabe.</text:p>
      <text:p text:style-name="P7">Mbeti ti Ahebro</text:p>
      <text:p text:style-name="P7">Asara mbeti ti Ahebro na ngoi so a gbu awamabe so alondo na popo ti Azuife na ngangu titene ala ke mabe ti ala na Jesus, si ala kiri na angbene ngobo ti Azuife. Ala hunda tere ti ala, so wa ayeke nzoni: ti ma na be na Jesus, wala ti ma na be na andia ti Abraham, Moise na David?</text:p>
      <text:p text:style-name="P4">[Letter 1]</text:p>
      <text:p text:style-name="P7">Ando, Nzapa atene tënë mingi na akotara ti e na lege ti awayanga ti lo. Me na ngoi ti ndani so e yeke daa, lo tene tënë na e na lege ti molenge ti lo. Akozo walombe ti mabe abaa ndo gi na mbage ti Jesus, ataa so lo ga ando na tango ti ala pepe. Fadeso Jesus aga awe, zia siokpari ti mo. Mo kpe loro ti nzoni ni, ngbanga ti Jesus ayeke ku e na nda ti lege ni. Na ya ti loro so, dabe ti mo na tënë ti Nzapa: “fade mbi yeke do mo ti zia pepe”.</text:p>
      <text:p text:style-name="P1"><text:soft-page-break/><text:span text:style-name="v_20_-_20_Verse_20_Number"><text:span text:style-name="T2">2 </text:span></text:span><text:span text:style-name="T1">Mbeti ti Jacques</text:span></text:p>
      <text:p text:style-name="P7">Makonzi ti eglize ti Jerusalem, Jacques, ita ti Jesus, asara mbeti ti mu ngangu na awamabe titene fini ti ala afa mabe ti ala na gigi.</text:p>
      <text:p text:style-name="P4">[Letter 2]</text:p>
      <text:p text:style-name="P7">Mabe ayeke senge senge tongana alingbi na kua ti wamabe pepe. Mu maboko na awayere. Hunda ndara na Nzapa. Zia fini ti ala aduti nde na asarate ti dunia so. Tongaso, fade sambela ti ala aga ngangu ti gbian dunia.</text:p>
      <text:p text:style-name="P1"><text:span text:style-name="v_20_-_20_Verse_20_Number"><text:span text:style-name="T2">3 </text:span></text:span><text:span text:style-name="T1">Kozo mbeti ti Pierre</text:span></text:p>
      <text:p text:style-name="P7">Pierre asara mbeti ti mu ngangu na awamabe so azo ayeke sara pasi na ala. Legeoko tongana Paul, azo ti Rome laa si afâ lo.</text:p>
      <text:p text:style-name="P4">[Letter 3]</text:p>
      <text:p text:style-name="P7">Gbu ngangu na ya ti ye ti ngangu. Ala ga awayango-sandaga ti Nzapa. Lo zia ala nde ndali ti lo. Zabolo angoro ala tongana bamara ti te ala, me zia ala luti nganganga.</text:p>
      <text:p text:style-name="P1"><text:span text:style-name="v_20_-_20_Verse_20_Number"><text:span text:style-name="T2">4 </text:span></text:span><text:span text:style-name="T1">Use mbeti ti Pierre</text:span></text:p>
      <text:p text:style-name="P4">[Letter 4]</text:p>
      <text:p text:style-name="P7">Zia azo ti mvene ahanda ala pepe. Tongaso ala girisa lege pepe. Fade azo ni awara futa ti ala na kiringo ti Christ. Duti na kangango be ti ku Jesus. Nzapa amu ngoi ti ku si azo alingbi ti wara pasa ti zia sioni ti ala.</text:p>
      <text:p text:style-name="P6">741</text:p>
      <text:p text:style-name="P1"><text:span text:style-name="v_20_-_20_Verse_20_Number"><text:span text:style-name="T2">1 </text:span></text:span><text:span text:style-name="T1">Jean, watokua so Jesus andoye, ayeke oko disiple so a fâ lo pepe ngbanga ti mabe ti lo. Lo ga taa mbakoro, si a kanga lo na ndö ti mbeni zoa ti Agreke. Lo sara mbeti ota na ndö ti dutingo ti Nzapa, nga na lege ti dutingo ti awamabe na popo ti ala.</text:span></text:p>
      <text:p text:style-name="P4">[Letter 1]</text:p>
      <text:p text:style-name="P7">Kozo mbeti ti Jean</text:p>
      <text:p text:style-name="P7">Nzapa ayeke lumiere ti nzoni kue. Zo so ake taa-tënë ti Jesus atambula na ya ti bingo. Tongana e tene ani sara siokpari pepe, e yeke handa tere ti e wani. Tongana e fa siokpari ti e, fade Nzapa asukula e. A-ita ti mbi, e ndoye tere na popo ti e. Ndoye alondo na Nzapa. Tongana e ndoye amba ti e, fade e mai na hingango Nzapa.</text:p>
      <text:p text:style-name="P4">[Letter 2]</text:p>
      <text:p text:style-name="P7">Use mbeti ti Jean</text:p>
      <text:p text:style-name="P1"><text:span text:style-name="T1">Be ti mbi ayeke na ngia ndali ti so ala ma yanga ti Nzapa si ala ndoye tere. Hange na </text:span><text:soft-page-break/><text:span text:style-name="T1">awato ti taa-tënë. Azo ni so atene Christ ayeke ando gi senge zo. Zia ala ga nduru na azo ni pepe. Tisa ala ti ga na da ti ala pepe. Mbi yeke na atënë mingi ti tene, me mbi ye ti su ni na le-mbeti pepe. Ti so ni gi le na le.</text:span></text:p>
      <text:p text:style-name="P4">[Letter 3]</text:p>
      <text:p text:style-name="P7">Ota mbeti ti Jean</text:p>
      <text:p text:style-name="P7">Ala sara nzoni ti yamba awamabe nga na awafango-tënë na ya ti da ti ala. Ndoye ti ala ayapu kua ti azo ni. Ala manda sioni ngobo ape. Manda gi ye ti nzoni. Zia si mbeni zo akanga lege na ala ti sara nzoni pepe. Ala duti na siriri.</text:p>
      <text:p text:style-name="P4">[Section 2]</text:p>
      <text:p text:style-name="P1"><text:span text:style-name="v_20_-_20_Verse_20_Number"><text:span text:style-name="T2">2 </text:span></text:span><text:span text:style-name="T1">Jude ayeke ita ti Jesus. Lo sara mbeti so ti vunga taa-tënë, ti ke nga atënë ti awafango-ye ti mvene.</text:span></text:p>
      <text:p text:style-name="P4">[Letter 4]</text:p>
      <text:p text:style-name="P7">Mbeti ti Jude</text:p>
      <text:p text:style-name="P7">A-ita ti mbi, alingbi e fa taa-tënë ti mabe. E kpengba mabe ti e si e sambela na ngangu ti Yingo-Vuru. Sara mawa ti azo so ayeke na ya ti kite, tongaso ala lingbi ti zi azo ni na ya ti kota mbeto.</text:p>
      <text:p text:style-name="P6">742</text:p>
      <text:p text:style-name="P1"><text:span text:style-name="v_20_-_20_Verse_20_Number"><text:span text:style-name="T2">1 </text:span></text:span><text:span text:style-name="T1">Alango ti ndani</text:span></text:p>
      <text:p text:style-name="P7">Aye so Nzapa afa (Apocalypse)</text:p>
      <text:p text:style-name="P7">Ngu mingi ahon na peko ti zingongo ti Jesus na guengo ti lo na yayu. Paul na Pierre so asara kua ti Kota Gbia akui. Jean, disiple so Jesus andoye, ayeke tanga ti disiple so angba. Jesus asi na lo na mbeni tanga ti bango li, si lo fa na lo ye so ayeke si ande na lango ti ndani.</text:p>
      <text:p text:style-name="P7">Na lango ti ndani, azo ti kpengo na mbarata osio ayeke hon. Kozoni, zo ti songo benda, na vuru mbarata. Ti use ni, zo ti bira na mbarata ti bengba. Ti ota ni, kota nzara, na vuko mbarata. Ti hunzingo ni, kuâ ayeke hon na mbarata so anzee.</text:p>
      <text:p text:style-name="P7">Sara mbeto pepe. Mbi yeke kozoni na ndangba ni, mbi yeke na fini kpu na kpu. Mbi hon ngangu ti kuâ.</text:p>
      <text:p text:style-name="P7">Na ngoi so akoli osio ahon na mbarata na ya ti nduzu, sese ayingi. Lâ avuko, nze aga bengba, atongoro ti nduzu ati na sese. Azo mingi akui na ya ti bira, na lege ti akobela, na kota nzara—nga na lege ti asioni nyama!</text:p>
      <text:p text:style-name="P1"><text:soft-page-break/><text:span text:style-name="v_20_-_20_Verse_20_Number"><text:span text:style-name="T2">2 </text:span></text:span><text:span text:style-name="T1">Na peko ti akoli osio ti mbarata so aga na pasi na ndö ti sese, fade Zabolo aga tongana sioni kota bengba ngbo so akpa ngunde. Fade lo sara aye ti kpene, lo bi wâ ti nduzu na sese si lo handa azo titene ala voro lo.</text:span></text:p>
      <text:p text:style-name="P6">743</text:p>
      <text:p text:style-name="P1"><text:span text:style-name="v_20_-_20_Verse_20_Number"><text:span text:style-name="T2">1 </text:span></text:span><text:span text:style-name="T1">Gi tongana so aye kue aye ti buba, yayu azi kota! Jesus, so ayeke mbirimbiri na taa-tënë, ayeke hon na ndö ti vuru mbarata ti mbirimbiri ti lo. Fade aturugu ti yayu amu peko ti lo nduru.</text:span></text:p>
      <text:p text:style-name="P1"><text:span text:style-name="v_20_-_20_Verse_20_Number"><text:span text:style-name="T2">2 </text:span></text:span><text:span text:style-name="T1">Fade Jesus agbu ngbene sioni ngbo so, Zabolo, si lo kanga lo na ya ti du ti wâ ndali ti ngu saki oko.</text:span></text:p>
      <text:p text:style-name="P1"><text:span text:style-name="v_20_-_20_Verse_20_Number"><text:span text:style-name="T2">3 </text:span></text:span><text:span text:style-name="T1">Fade Nzapa, na taba ti lo, Jesus, ale-gbia na gbata ti yayu. Bale ti ngu ti fini ayeke sua na ya ti alege. Keke ti fini ayeke kai kobela ti azo kue. Fade siokpari ayeke mbeni pepe, bi ayeke mbeni pepe. Nzapa ayeke le-gbia kpu na kpu.</text:span></text:p>
      <text:p text:style-name="P7">Zo so nzara ti ngu asara lo, zia lo ga. Zo kue so aye ni, zia lo ga lo mu gi matabisi ti ngu ti fini gi senge.</text:p>
      <text:p text:style-name="P6">744</text:p>
      <text:p text:style-name="P1"><text:span text:style-name="v_20_-_20_Verse_20_Number"><text:span text:style-name="T2">1 </text:span></text:span><text:span text:style-name="T1">Na lege ti aye so Jesus afa na Jean, lo mu na Jean ambeti ti tokua na a-eglize mbarambara ti Azii. Ambeni zo na ya ti a-eglize ni ayeke lani adisiple so abata be ti ala na Kota Gbia. Ambeni azia lege ti Jesus ngbanga ti so ayeke ngangu na ala mingi. Ala ke ti baa ye ti ngangu na fini ti ala. Tokua ti Jesus na a-eglize so angba kota tënë ndali ti laso nga.</text:span></text:p>
      <text:p text:style-name="P7">“Mbi hinga aye so mo yeke sara: mo yeke de pepe si mo yeke nga wâ pepe. So mo yeke de pepe si mo yeke nga wâ pepe so, fade mbi yeke de mo na yanga ti mbi. Mo yeke tene: mbi yeke zo ti mosoro, me mo yeke wayere, waziba, ndumbu. Mu mosoro ti mbi si mo ga taa wamosoro. Yu vuru bongo ti mbi si azo abaa tere ti mo so ayeke senge so pepe. Yoro ti mbi alingbi ti zi le ti mo.”</text:p>
      <text:p text:style-name="P7">“Baa, mbi yeke luti na yanga ti da. Mbi yeke iri ndo. Zo so ama go ti mbi si lo zi yanga ti da ni, fade mbi na lo e yeke te kobe kâ na yayu.”</text:p>
      <text:p text:style-name="P7">Bango li ti Jean ako nda ti Mbeti ti Nzapa, taa mbai ti Nzapa.</text:p>
      <text:p text:style-name="P7">Jesus aluti na yanga ti da, lo yeke iri ndo. Fade mo zia lo li daa?</text:p>
      <text:p text:style-name="P4">[Last two pages from soj]</text:p>
      <text:p text:style-name="P6"><text:soft-page-break/>745</text:p>
      <text:p text:style-name="P1"><text:span text:style-name="v_20_-_20_Verse_20_Number"><text:span text:style-name="T2">1 </text:span></text:span><text:span text:style-name="T1">Ti londo na alango ni so, azo so aye Jesus ague na ndö ti sese kue ti tene na azo, Jesus alingbi ti soo ala na ya ti sioni ti ala. Kota Nzapa, so ahon kue, aye ti ga babâ ti ala. So nzoni sango!</text:span></text:p>
      <text:p text:style-name="P7">Siokpari asara sioni na zo. Ye ti nzoni oko ayeke daa pepe. Siokpari ahon na e yongoro na Nzapa. Andaa azo kue asara siokpari. Nyen laa alingbi ti soo e? Gi Jesus oko. Lo kui na keke ti kroa ti mu futa ti sioni ti e kue. Me Jesus azingo na kuâ. Lo hon ngangu ti siokpari. Lo lingbi ti soo e na ya ti siokpari. Zia lege ti siokpari, mo mu peko ti Jesus. Mo lingbi ti ga zo ti lo biani, si mo duti na lo kâ na yayu mbeni lâ.</text:p>
      <text:p text:style-name="P7">Mo ye ti mu peko ti Jesus?</text:p>
      <text:p text:style-name="P7">Diko ataa-tënë so. Sara nzoroko na dawa ti tënë oko oko so mo ma na be na ni.</text:p>
      <text:p text:style-name="P7">Nzapa babâ na yayu kâ andoye mbi si lo ye ti ga mba ti mbi. Me mbi sara sioni, na mbi ke yanga ti lo. Mbi lingbi na futa ti sioni ti mbi.</text:p>
      <text:p text:style-name="P7">Me Nzapa andoye mbi. So lo ndoye mbi mingi so, lo to oko nzoni molenge ti lo, Jesus, ti mu futa ti asioni so kue mbi sara. Jesus asara sioni laoko pepe.</text:p>
      <text:p text:style-name="P7">Jesus ahon gbungo li. Lo ndoye amolenge nga na akota zo. Lo ndoye azo ti mawa na azo ti mosoro, azo ti komande na asenge zo. Lo ndoye azo kue. So lo ndoye mbi mingi mingi so si lo ye ti baa mbi na ya ti sewa ti Nzapa. Lo yeda lani ti kui si ye so abaa gigi.</text:p>
      <text:p text:style-name="P7">Jesus akui ngbanga ti futa ti sioni so azo kue ti sese asara. Me so ayeke hunzingo ti mbai ni laa pepe.</text:p>
      <text:p text:style-name="P7">Jesus azingo na kuâ! Lo ngba na du ti kuâ pepe. Lo yeke na fini laso.</text:p>
      <text:p text:style-name="P7">Jesus aye titene mbi ye lo, si mbi duti na lege so lo ye. So ayeke mu na mbi ngia, nga na Babâ ti mbi so ayeke na yayu.</text:p>
      <text:p text:style-name="P4">[Last two pages from soj]</text:p>
      <text:p text:style-name="P6">746</text:p>
      <text:p text:style-name="P1"><text:span text:style-name="v_20_-_20_Verse_20_Number"><text:span text:style-name="T2">1 </text:span></text:span><text:span text:style-name="T1">Mbi hunda Jesus tongana nyen ti zi siokpari ti mbi? Sara gi aye so:</text:span></text:p>
      <text:p text:style-name="P1"><text:span text:style-name="v_20_-_20_Verse_20_Number"><text:span text:style-name="T2">2 </text:span></text:span><text:span text:style-name="T1">Mo lingbi ti tene tënë na Jesus na ngoi kue. Na dekongo wala na ya ti be ti mo.</text:span></text:p>
      <text:p text:style-name="P7">Kozo ye –</text:p>
      <text:p text:style-name="P7">Tene na Jesus, mo ndoye lo ngbanga ti ye kue so lo sara na mo. Mu singila na lo.</text:p>
      <text:p text:style-name="P7">Use ye –</text:p>
      <text:p text:style-name="P1"><text:span text:style-name="T1">Tene na Jesus vundu ti be ti mo ngbanga ti asioni so kue mo sara. Tene na Jesus mo </text:span><text:soft-page-break/><text:span text:style-name="T1">ye ti ke siokpari ti mu peko ti lo.</text:span></text:p>
      <text:p text:style-name="P7">Ota ye –</text:p>
      <text:p text:style-name="P7">Tene na Jesus mo ma na be so lo lingbi ti zi siokpari ti mo.</text:p>
      <text:p text:style-name="P7">Osio ye –</text:p>
      <text:p text:style-name="P7">Hunda Jesus ti zi siokpari ti mo. Tene na lo mo ye ti mu peko ti lo na ya ti fini ti mo kue si mo ye ti sara na lo.</text:p>
      <text:p text:style-name="P7">Oku ye</text:p>
      <text:p text:style-name="P7">Mu singila na Nzapa so ama sambela ti mo, si lo zi sioni ti mo.</text:p>
      <text:p text:style-name="P7">Jesus asoo mo awe. Fadeso mo yeke zo ti lo.</text:p>
      <text:p text:style-name="P1"><text:span text:style-name="v_20_-_20_Verse_20_Number"><text:span text:style-name="T2">3 </text:span></text:span><text:span text:style-name="T1">Laso mbi mu Jesus Christ tongana gbia ti mbi na wasongo-mbi!</text:span></text:p>
      <text:p text:style-name="P7">Iri ti mbi:</text:p>
      <text:p text:style-name="P7">Laso lango ti:</text:p>
      <text:p text:style-name="P1"><text:span text:style-name="v_20_-_20_Verse_20_Number"><text:span text:style-name="T2">4 </text:span></text:span><text:span text:style-name="T1">Aye angba mingi ti hinga!</text:span></text:p>
      <text:p text:style-name="P7">Aye ayeke mingi ti manda na ya ti Mbeti ti Nzapa na ndö ti Nzapa na Jesus, oko Molenge ti lo. Baa ambeni ye ti Mbeti ti Nzapa so mo lingbi ti diko laa.</text:p>
      <text:p text:style-name="P7">Na lege wa taa Nzapa ti e aleke dunia, nga na e. Tongo nda ti aye 1, 2.</text:p>
      <text:p text:style-name="P7">Na lege wa azo ake taa Nzapa. Tongo nda ti aye 3.</text:p>
      <text:p text:style-name="P7">Ambai kue ti fini ti Jesus: Matthieu, Marc, Luc, Jean.</text:p>
      <text:p text:style-name="P1"><text:span text:style-name="v_20_-_20_Verse_20_Number"><text:span text:style-name="T2">5 </text:span></text:span><text:span text:style-name="T1">Ambeni ye ti sarango ni</text:span></text:p>
      <text:p text:style-name="P7">Kozo ye – tene na mbeni zo so andoye Jesus, ye so mo londo ti sara. Ala tene tënë ni na popo ti tere ti fa na gigi taa ngia ti mungo peko ti Jesus laso, na ngia ti dutingo na lo ngbanga ti lakue na yayu kâ. Sara ti hinga atënë ti peko ti hundango ndo ti mo.</text:p>
      <text:p text:style-name="P7">Use ye – tongana azo so ama na be na Jesus abongbi na mbeni eglize, wala na da ti zo so ayeke nduru na mo, sara beoko na ala. So ayeke kota kode ti kpengba bibe ti mo ti mu peko ti Jesus lakue.</text:p>
      <text:p text:style-name="P4">[Poem panel]</text:p>
      <text:p text:style-name="P7">Bia ti songo zo</text:p>
      <text:p text:style-name="P7">Jesus, mo kui na keke ti kroa</text:p>
      <text:p text:style-name="P7">Mo zingo ti soo ala so agirisa</text:p>
      <text:p text:style-name="P7">Zi asiokpari ti mbi kue</text:p>
      <text:p text:style-name="P7">Mo duti wasongo-mbi, Kota Gbia na mba ti mbi</text:p>
      <text:p text:style-name="P7">Gbian fini ti mbi, sara si aga fini</text:p>
      <text:p text:style-name="P7"><text:soft-page-break/>Sara si fini ti mbi aga ti mo</text:p>
      <text:p text:style-name="P6">747</text:p>
      <text:p text:style-name="P4">[-753]</text:p>
      <text:p text:style-name="P4">[p745-751 current ab]</text:p>
      <text:p text:style-name="P7">Akerere ti abuku ti Mbeti ti Nzapa</text:p>
      <text:p text:style-name="P7">Kozo Mbuki</text:p>
      <text:p text:style-name="P7">Tongo nda ti aye (Genese)</text:p>
      <text:p text:style-name="P7">Sigingo (Exode)</text:p>
      <text:p text:style-name="P7">Awayango-sandaga (Levitique)</text:p>
      <text:p text:style-name="P7">Wungo ti azo (Nombres)</text:p>
      <text:p text:style-name="P7">Ndia ti fani use ni (Deuteronome)</text:p>
      <text:p text:style-name="P7">Josue</text:p>
      <text:p text:style-name="P7">Awafango-ngbanga</text:p>
      <text:p text:style-name="P6">748</text:p>
      <text:p text:style-name="P4">[-753]</text:p>
      <text:p text:style-name="P7">(Awafango-ngbanga – use mbage ni)</text:p>
      <text:p text:style-name="P7">Ruth</text:p>
      <text:p text:style-name="P7">1 Samuel</text:p>
      <text:p text:style-name="P7">2 Samuel</text:p>
      <text:p text:style-name="P7">1 Agbia</text:p>
      <text:p text:style-name="P7">2 Agbia</text:p>
      <text:p text:style-name="P7">1 Mbai</text:p>
      <text:p text:style-name="P6">749</text:p>
      <text:p text:style-name="P7">2 Mbai</text:p>
      <text:p text:style-name="P7">Esdras</text:p>
      <text:p text:style-name="P7">Nehemie</text:p>
      <text:p text:style-name="P7">Esther</text:p>
      <text:p text:style-name="P7">Job</text:p>
      <text:p text:style-name="P7">Abia (Psaumes)</text:p>
      <text:p text:style-name="P7"><text:soft-page-break/>Amato (Proverbes)</text:p>
      <text:p text:style-name="P7">Zo ti bongbingo azo (Ecclesiaste)</text:p>
      <text:p text:style-name="P7">Bia ti abia</text:p>
      <text:p text:style-name="P7">Esaie</text:p>
      <text:p text:style-name="P7">Jeremie</text:p>
      <text:p text:style-name="P7">Abia ti demango tere</text:p>
      <text:p text:style-name="P7">Ezekiel</text:p>
      <text:p text:style-name="P7">Daniel</text:p>
      <text:p text:style-name="P7">Osee</text:p>
      <text:p text:style-name="P7">Joel</text:p>
      <text:p text:style-name="P7">Amos</text:p>
      <text:p text:style-name="P7">Abdias</text:p>
      <text:p text:style-name="P7">Jonas</text:p>
      <text:p text:style-name="P7">Mishe</text:p>
      <text:p text:style-name="P7">Nahum</text:p>
      <text:p text:style-name="P7">Habakuk</text:p>
      <text:p text:style-name="P7">Sofonii</text:p>
      <text:p text:style-name="P7">Aggee</text:p>
      <text:p text:style-name="P7">Zakarii</text:p>
      <text:p text:style-name="P7">Malashii</text:p>
      <text:p text:style-name="P7">Fini mbuki</text:p>
      <text:p text:style-name="P7">Matthieu</text:p>
      <text:p text:style-name="P6">750</text:p>
      <text:p text:style-name="P7">(Matthieu – use mbage ni)</text:p>
      <text:p text:style-name="P7">Marc</text:p>
      <text:p text:style-name="P7">Luc</text:p>
      <text:p text:style-name="P4">(Luc – use mbage ni)</text:p>
      <text:p text:style-name="P7">Jean</text:p>
      <text:p text:style-name="P7">Awatokua (Actes)</text:p>
      <text:p text:style-name="P4">(Awatokua (Actes) – use mbage ni)</text:p>
      <text:p text:style-name="P7">Rome</text:p>
      <text:p text:style-name="P7"><text:soft-page-break/>1 Korente</text:p>
      <text:p text:style-name="P7">2 Korente</text:p>
      <text:p text:style-name="P7">Galasii</text:p>
      <text:p text:style-name="P7">Efeze</text:p>
      <text:p text:style-name="P7">Filipe</text:p>
      <text:p text:style-name="P7">Kolose</text:p>
      <text:p text:style-name="P7">1 Tesalonike</text:p>
      <text:p text:style-name="P7">2 Tesalonike</text:p>
      <text:p text:style-name="P7">1 Timothee</text:p>
      <text:p text:style-name="P7">2 Timothee</text:p>
      <text:p text:style-name="P7">Tite</text:p>
      <text:p text:style-name="P7">Philemon</text:p>
      <text:p text:style-name="P7">Ahebro</text:p>
      <text:p text:style-name="P7">Jacques</text:p>
      <text:p text:style-name="P7">1 Pierre</text:p>
      <text:p text:style-name="P7">2 Pierre</text:p>
      <text:p text:style-name="P7">1 Jean</text:p>
      <text:p text:style-name="P7">2 Jean</text:p>
      <text:p text:style-name="P7">3 Jean</text:p>
      <text:p text:style-name="P7">Jude</text:p>
      <text:p text:style-name="P7">Aye so Nzapa afa (Apocalypse)</text:p>
      <text:p text:style-name="P7">Ambai ti ale-mbeti 516-519 na 736-739, alondo na ambeni mbeti nde, a wara ni na ya ti Mbeti ti Nzapa pepe.</text:p>
      <text:p text:style-name="P6">752</text:p>
      <text:p text:style-name="P1"><text:span text:style-name="v_20_-_20_Verse_20_Number"><text:span text:style-name="T2">1 </text:span></text:span><text:span text:style-name="T1">A du Sergio Cariello na Brezil, na ngu 1964 si lo to nda ti sungo alimo gi so lo ngba kete molenge. Na ngu 5, lo hinga kozo so fade lo yeke ga wasungo-limo ti ngia. Tongana ti ambeni zo kue—lo su limo na mbeti-sango ti eglize, nga na ambeni ndo kue.</text:span></text:p>
      <text:p text:style-name="P1"><text:span text:style-name="T1">Na nze ti Folondingi ti ngu 2006 David C. Cook atisa lo ti sara kua ndali ti mbeni fini pialo: so ti sara afini limo ndali ti Mbeti-limo ti Nzapa so Cook aleke ando. Andaa Sergio akono na sese ti Brezil si lo hinga lani gi oko Mbeti-limo ni so agbian na yanga ti Portugesi. Lo yeke diko ando Mbeti-limo ni kozo titene lo hinga ti kpe na gbazabanga. </text:span><text:soft-page-break/><text:span text:style-name="T1">Ataa so lo hinga na ngoi so lo ngba molenge, lo ye fade ti ga ande wandara ti sungo limo, lo hinga laoko pepe atene fade lo yeke sara kua na ya ti sungo limo ti mbeti ti Nzapa!</text:span></text:p>
      <text:p text:style-name="P7">Wasungo-limo Sergio Cariello asara kua na ndo-kua ti Marvel Comics nga na DC Comics. Lo manda mbeti na da-mbeti Kubert ti akode ti sarango alimo, nga na da-mbeti ti Word of Life Bible Institu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Charis SIL" svg:font-family="'Charis SI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g" fo:country="CF" style:letter-kerning="true" style:font-name-asian="NSimSun"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sg" fo:country="CF" style:letter-kerning="true" style:font-name-asian="NSimSu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SimSun" style:font-family-asian="NSimSu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d_20_-_20_File_20_-_20_Identification" style:display-name="id - File - Identification"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ide_20_-_20_File_20_-_20_Encoding" style:display-name="ide - File - Encoding"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h_20_-_20_File_20_-_20_Header" style:display-name="h - File - Header"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h1_20_-_20_File_20_-_20_Header" style:display-name="h1 - File - Header"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h2_20_-_20_File_20_-_20_Left_20_Header" style:display-name="h2 - File - Left Header"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h3_20_-_20_File_20_-_20_Right_20_Header" style:display-name="h3 - File - Right Header"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toc1_20_-_20_File_20_-_20_Long_20_Table_20_of_20_Contents_20_Text" style:display-name="toc1 - File - Long Table of Contents Text" style:family="paragraph" style:default-outline-level="">
      <style:paragraph-properties fo:margin-top="0cm" fo:margin-bottom="0cm" loext:contextual-spacing="false" fo:text-align="start" style:justify-single-word="false"/>
      <style:text-properties fo:font-variant="normal" fo:text-transform="none" fo:color="#004000" fo:font-size="12pt" fo:font-style="italic" style:text-underline-style="none" fo:font-weight="bold" style:font-size-asian="12pt" style:font-style-asian="italic" style:font-weight-asian="bold"/>
    </style:style>
    <style:style style:name="toc2_20_-_20_File_20_-_20_Short_20_Table_20_of_20_Contents_20_Text" style:display-name="toc2 - File - Short Table of Contents Text" style:family="paragraph" style:default-outline-level="">
      <style:paragraph-properties fo:margin-top="0cm" fo:margin-bottom="0cm" loext:contextual-spacing="false" fo:text-align="start" style:justify-single-word="false"/>
      <style:text-properties fo:font-variant="normal" fo:text-transform="none" fo:color="#004000" fo:font-size="12pt" fo:font-style="italic" style:text-underline-style="none" fo:font-weight="normal" style:font-size-asian="12pt" style:font-style-asian="italic" style:font-weight-asian="normal"/>
    </style:style>
    <style:style style:name="toc3_20_-_20_File_20_-_20_Book_20_Abbreviation" style:display-name="toc3 - File - Book Abbreviation" style:family="paragraph" style:default-outline-level="">
      <style:paragraph-properties fo:margin-top="0cm" fo:margin-bottom="0cm" loext:contextual-spacing="false" fo:text-align="start" style:justify-single-word="false"/>
      <style:text-properties fo:font-variant="normal" fo:text-transform="none" fo:color="#800000" fo:font-size="12pt" fo:font-style="italic" style:text-underline-style="none" fo:font-weight="bold" style:font-size-asian="12pt" style:font-style-asian="italic" style:font-weight-asian="bold"/>
    </style:style>
    <style:style style:name="rem_20_-_20_File_20_-_20_Remark" style:display-name="rem - File - Remark" style:family="paragraph" style:default-outline-level="">
      <style:paragraph-properties fo:margin-top="0cm" fo:margin-bottom="0cm" loext:contextual-spacing="false" fo:text-align="start" style:justify-single-word="false"/>
      <style:text-properties fo:font-variant="normal" fo:text-transform="none" fo:color="#0000ff" fo:font-size="12pt" fo:font-style="normal" style:text-underline-style="none" fo:font-weight="normal" style:font-size-asian="12pt" style:font-style-asian="normal" style:font-weight-asian="normal"/>
    </style:style>
    <style:style style:name="rem_20_-_20_File_20_-_20_Status" style:display-name="rem - File - Status" style:family="paragraph" style:default-outline-level="">
      <style:paragraph-properties fo:margin-top="0cm" fo:margin-bottom="0cm" loext:contextual-spacing="false" fo:text-align="start" style:justify-single-word="false"/>
      <style:text-properties fo:font-variant="normal" fo:text-transform="none" fo:color="#0000ff" fo:font-size="12pt" fo:font-style="normal" style:text-underline-style="none" fo:font-weight="normal" style:font-size-asian="12pt" style:font-style-asian="normal" style:font-weight-asian="normal"/>
    </style:style>
    <style:style style:name="restore_20_-_20_File_20_-_20_Restore_20_Information" style:display-name="restore - File - Restore Information" style:family="paragraph" style:default-outline-level="">
      <style:paragraph-properties fo:margin-top="0cm" fo:margin-bottom="0cm" loext:contextual-spacing="false" fo:text-align="start" style:justify-single-word="false"/>
      <style:text-properties fo:font-variant="normal" fo:text-transform="none" fo:color="#0000ff" fo:font-size="12pt" fo:font-style="normal" style:text-underline-style="none" fo:font-weight="normal" style:font-size-asian="12pt" style:font-style-asian="normal" style:font-weight-asian="normal"/>
    </style:style>
    <style:style style:name="imt_20_-_20_Introduction_20_-_20_Major_20_Title_20_Level_20_1" style:display-name="imt - Introduction - Major Title Level 1" style:family="paragraph" style:default-outline-level="">
      <style:paragraph-properties fo:margin-top="0.282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imt1_20_-_20_Introduction_20_-_20_Major_20_Title_20_Level_20_1" style:display-name="imt1 - Introduction - Major Title Level 1" style:family="paragraph" style:default-outline-level="">
      <style:paragraph-properties fo:margin-top="0.282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imt2_20_-_20_Introduction_20_-_20_Major_20_Title_20_Level_20_2" style:display-name="imt2 - Introduction - Major Title Level 2" style:family="paragraph" style:default-outline-level="">
      <style:paragraph-properties fo:margin-top="0.212cm" fo:margin-bottom="0.106cm" loext:contextual-spacing="false" fo:text-align="center" style:justify-single-word="false"/>
      <style:text-properties fo:font-variant="normal" fo:text-transform="none" fo:color="#000000" fo:font-size="13pt" fo:font-style="italic" style:text-underline-style="none" fo:font-weight="normal" style:font-size-asian="13pt" style:font-style-asian="italic" style:font-weight-asian="normal"/>
    </style:style>
    <style:style style:name="imt3_20_-_20_Introduction_20_-_20_Major_20_Title_20_Level_20_3" style:display-name="imt3 - Introduction - Major Title Level 3" style:family="paragraph" style:default-outline-level="">
      <style:paragraph-properties fo:margin-top="0.071cm" fo:margin-bottom="0.071cm" loext:contextual-spacing="false" fo:text-align="center"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imt4_20_-_20_Introduction_20_-_20_Major_20_Title_20_Level_20_4" style:display-name="imt4 - Introduction - Major Title Level 4" style:family="paragraph" style:default-outline-level="">
      <style:paragraph-properties fo:margin-top="0.071cm" fo:margin-bottom="0.071cm" loext:contextual-spacing="false" fo:text-align="center"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imte_20_-_20_Introduction_20_-_20__5b_Uncommon_5d__20_Major_20_Title_20_at_20_Introduction_20_End_20_Level_20_1" style:display-name="imte - Introduction - [Uncommon] Major Title at Introduction End Level 1" style:family="paragraph" style:default-outline-level="">
      <style:paragraph-properties fo:margin-top="0.282cm" fo:margin-bottom="0.141cm" loext:contextual-spacing="false" fo:text-align="center" style:justify-single-word="false"/>
      <style:text-properties fo:font-variant="normal" fo:text-transform="none" fo:color="#000000" fo:font-size="20pt" fo:font-style="normal" style:text-underline-style="none" fo:font-weight="bold" style:font-size-asian="20pt" style:font-style-asian="normal" style:font-weight-asian="bold"/>
    </style:style>
    <style:style style:name="imte1_20_-_20_Introduction_20_-_20__5b_Uncommon_5d__20_Major_20_Title_20_at_20_Introduction_20_End_20_Level_20_1" style:display-name="imte1 - Introduction - [Uncommon] Major Title at Introduction End Level 1" style:family="paragraph" style:default-outline-level="">
      <style:paragraph-properties fo:margin-top="0.282cm" fo:margin-bottom="0.141cm" loext:contextual-spacing="false" fo:text-align="center" style:justify-single-word="false"/>
      <style:text-properties fo:font-variant="normal" fo:text-transform="none" fo:color="#000000" fo:font-size="20pt" fo:font-style="normal" style:text-underline-style="none" fo:font-weight="bold" style:font-size-asian="20pt" style:font-style-asian="normal" style:font-weight-asian="bold"/>
    </style:style>
    <style:style style:name="imte2_20_-_20_Introduction_20_-_20__5b_Uncommon_5d__20_Major_20_Title_20_at_20_Introduction_20_End_20_Level_20_2" style:display-name="imte2 - Introduction - [Uncommon] Major Title at Introduction End Level 2" style:family="paragraph" style:default-outline-level="">
      <style:paragraph-properties fo:margin-top="0cm" fo:margin-bottom="0.071cm" loext:contextual-spacing="false" fo:text-align="center" style:justify-single-word="false"/>
      <style:text-properties fo:font-variant="normal" fo:text-transform="none" fo:color="#000000" fo:font-size="16pt" fo:font-style="italic" style:text-underline-style="none" fo:font-weight="normal" style:font-size-asian="16pt" style:font-style-asian="italic" style:font-weight-asian="normal"/>
    </style:style>
    <style:style style:name="is_20_-_20_Introduction_20_-_20_Section_20_Heading_20_Level_20_1" style:display-name="is - Introduction - Section Heading Level 1" style:family="paragraph" style:default-outline-level="">
      <style:paragraph-properties fo:margin-top="0.282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is1_20_-_20_Introduction_20_-_20_Section_20_Heading_20_Level_20_1" style:display-name="is1 - Introduction - Section Heading Level 1" style:family="paragraph" style:default-outline-level="">
      <style:paragraph-properties fo:margin-top="0.282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is2_20_-_20_Introduction_20_-_20_Section_20_Heading_20_Level_20_2" style:display-name="is2 - Introduction - Section Heading Level 2" style:family="paragraph" style:default-outline-level="">
      <style:paragraph-properties fo:margin-top="0.282cm" fo:margin-bottom="0.141cm" loext:contextual-spacing="false" fo:text-align="center"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iot_20_-_20_Introduction_20_-_20_Outline_20_Title" style:display-name="iot - Introduction - Outline Title" style:family="paragraph" style:default-outline-level="">
      <style:paragraph-properties fo:margin-top="0.282cm" fo:margin-bottom="0.141cm" loext:contextual-spacing="false" fo:text-align="center"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io_20_-_20_Introduction_20_-_20_Outline_20_Level_20_1" style:display-name="io - Introduction - Outline Level 1" style:family="paragraph" style:default-outline-level="">
      <style:paragraph-properties fo:margin-left="1.27cm" fo:margin-right="0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o1_20_-_20_Introduction_20_-_20_Outline_20_Level_20_1" style:display-name="io1 - Introduction - Outline Level 1" style:family="paragraph" style:default-outline-level="">
      <style:paragraph-properties fo:margin-left="1.27cm" fo:margin-right="0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o2_20_-_20_Introduction_20_-_20_Outline_20_Level_20_2" style:display-name="io2 - Introduction - Outline Level 2" style:family="paragraph" style:default-outline-level="">
      <style:paragraph-properties fo:margin-left="1.905cm" fo:margin-right="0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o3_20_-_20_Introduction_20_-_20_Outline_20_Level_20_3" style:display-name="io3 - Introduction - Outline Level 3" style:family="paragraph" style:default-outline-level="">
      <style:paragraph-properties fo:margin-left="2.54cm" fo:margin-right="0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o4_20_-_20_Introduction_20_-_20_Outline_20_Level_20_4" style:display-name="io4 - Introduction - Outline Level 4" style:family="paragraph" style:default-outline-level="">
      <style:paragraph-properties fo:margin-left="3.175cm" fo:margin-right="0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p_20_-_20_Introduction_20_-_20_Paragraph" style:display-name="ip - Introduction - Paragraph" style:family="paragraph" style:default-outline-level="">
      <style:paragraph-properties fo:margin-left="0cm" fo:margin-right="0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m_20_-_20_Introduction_20_-_20_Paragraph_20_-_20_no_20_first_20_line_20_indent" style:display-name="im - Introduction - Paragraph - no first line indent"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ipi_20_-_20_Introduction_20_-_20_Indented_20_Para_20_-_20_first_20_line_20_indent" style:display-name="ipi - Introduction - Indented Para - first line indent" style:family="paragraph" style:default-outline-level="">
      <style:paragraph-properties fo:margin-left="0.635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mi_20_-_20_Introduction_20_-_20_Indented_20_Para_20_-_20_no_20_first_20_line_20_indent" style:display-name="imi - Introduction - Indented Para - no first line indent" style:family="paragraph" style:default-outline-level="">
      <style:paragraph-properties fo:margin-left="0.635cm" fo:margin-right="0.635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li_20_-_20_Introduction_20_-_20_List_20_Entry_20_-_20_Level_20_1" style:display-name="ili - Introduction - List Entry - Level 1" style:family="paragraph" style:default-outline-level="">
      <style:paragraph-properties fo:margin-left="1.27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li1_20_-_20_Introduction_20_-_20_List_20_Entry_20_-_20_Level_20_1" style:display-name="ili1 - Introduction - List Entry - Level 1" style:family="paragraph" style:default-outline-level="">
      <style:paragraph-properties fo:margin-left="1.27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li2_20_-_20_Introduction_20_-_20_List_20_Entry_20_-_20_Level_20_2" style:display-name="ili2 - Introduction - List Entry - Level 2" style:family="paragraph" style:default-outline-level="">
      <style:paragraph-properties fo:margin-left="1.905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pq_20_-_20_Introduction_20_-_20_Paragraph_20_-_20_quote_20_from_20_text" style:display-name="ipq - Introduction - Paragraph - quote from text" style:family="paragraph" style:default-outline-level="">
      <style:paragraph-properties fo:margin-left="0.635cm" fo:margin-right="0.635cm" fo:margin-top="0cm" fo:margin-bottom="0cm" loext:contextual-spacing="false" fo:text-align="start" style:justify-single-word="false" fo:text-indent="0.318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mq_20_-_20_Introduction_20_-_20_Paragraph_20_-_20_quote_20_from_20_text_20_-_20_no_20_first_20_line_20_indent" style:display-name="imq - Introduction - Paragraph - quote from text - no first line indent" style:family="paragraph" style:default-outline-level="">
      <style:paragraph-properties fo:margin-left="0.635cm" fo:margin-right="0.635cm" fo:margin-top="0cm" fo:margin-bottom="0cm" loext:contextual-spacing="false" fo:text-align="start" style:justify-single-word="false" fo:text-indent="0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pr_20_-_20_Introduction_20_-_20_Paragraph_20_-_20_right_20_aligned" style:display-name="ipr - Introduction - Paragraph - right aligned" style:family="paragraph" style:default-outline-level="">
      <style:paragraph-properties fo:margin-left="0.635cm" fo:margin-right="0.635cm" fo:margin-top="0cm" fo:margin-bottom="0cm" loext:contextual-spacing="false" fo:text-align="end" style:justify-single-word="false" fo:text-indent="0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b_20_-_20_Introduction_20_-_20_Blank_20_Line" style:display-name="ib - Introduction - Blank Line"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iq_20_-_20_Introduction_20_-_20_Poetry_20_Level_20_1" style:display-name="iq - Introduction - Poetry Level 1" style:family="paragraph" style:default-outline-level="">
      <style:paragraph-properties fo:margin-left="2.54cm" fo:margin-right="0cm" fo:margin-top="0cm" fo:margin-bottom="0cm" loext:contextual-spacing="false" fo:text-align="start" style:justify-single-word="false" fo:text-indent="-1.905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q1_20_-_20_Introduction_20_-_20_Poetry_20_Level_20_1" style:display-name="iq1 - Introduction - Poetry Level 1" style:family="paragraph" style:default-outline-level="">
      <style:paragraph-properties fo:margin-left="2.54cm" fo:margin-right="0cm" fo:margin-top="0cm" fo:margin-bottom="0cm" loext:contextual-spacing="false" fo:text-align="start" style:justify-single-word="false" fo:text-indent="-1.905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q2_20_-_20_Introduction_20_-_20_Poetry_20_Level_20_2" style:display-name="iq2 - Introduction - Poetry Level 2" style:family="paragraph" style:default-outline-level="">
      <style:paragraph-properties fo:margin-left="2.54cm" fo:margin-right="0cm" fo:margin-top="0cm" fo:margin-bottom="0cm" loext:contextual-spacing="false" fo:text-align="start" style:justify-single-word="false" fo:text-indent="-1.27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q3_20_-_20_Introduction_20_-_20_Poetry_20_Level_20_3" style:display-name="iq3 - Introduction - Poetry Level 3" style:family="paragraph" style:default-outline-level="">
      <style:paragraph-properties fo:margin-left="2.54cm" fo:margin-right="0cm" fo:margin-top="0cm" fo:margin-bottom="0cm" loext:contextual-spacing="false" fo:text-align="start" style:justify-single-word="false" fo:text-indent="-0.635cm" style:auto-text-indent="false"/>
      <style:text-properties fo:font-variant="normal" fo:text-transform="none" fo:color="#000000" fo:font-size="12pt" fo:font-style="italic" style:text-underline-style="none" fo:font-weight="normal" style:font-size-asian="12pt" style:font-style-asian="italic" style:font-weight-asian="normal"/>
    </style:style>
    <style:style style:name="iex_20_-_20_Introduction_20_-_20_Explanatory_20_or_20_Bridge_20_Text" style:display-name="iex - Introduction - Explanatory or Bridge Text" style:family="paragraph" style:default-outline-level="">
      <style:paragraph-properties fo:margin-left="0cm" fo:margin-right="0cm" fo:margin-top="0.141cm" fo:margin-bottom="0.141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ie_20_-_20_Introduction_20_-_20_End_20_Marker" style:display-name="ie - Introduction - End Marker"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c_20_-_20_Chapter_20_Number" style:display-name="c - Chapter Number" style:family="paragraph" style:default-outline-level="">
      <style:paragraph-properties fo:margin-top="0.282cm" fo:margin-bottom="0.141cm" loext:contextual-spacing="false" fo:text-align="start" style:justify-single-word="false"/>
      <style:text-properties fo:font-variant="normal" fo:text-transform="none" fo:color="#000000" fo:font-size="18pt" fo:font-style="normal" style:text-underline-style="none" fo:font-weight="bold" style:font-size-asian="18pt" style:font-style-asian="normal" style:font-weight-asian="bold"/>
    </style:style>
    <style:style style:name="cp_20_-_20_Chapter_20_Number_20_-_20_Publishing_20_Alternate" style:display-name="cp - Chapter Number - Publishing Alternate" style:family="paragraph" style:default-outline-level="">
      <style:paragraph-properties fo:margin-top="0.282cm" fo:margin-bottom="0.141cm" loext:contextual-spacing="false" fo:text-align="start" style:justify-single-word="false"/>
      <style:text-properties fo:font-variant="normal" fo:text-transform="none" fo:color="#0000ff" fo:font-size="18pt" fo:font-style="normal" style:text-underline-style="none" fo:font-weight="bold" style:font-size-asian="18pt" style:font-style-asian="normal" style:font-weight-asian="bold"/>
    </style:style>
    <style:style style:name="cl_20_-_20_Chapter_20_-_20_Publishing_20_Label" style:display-name="cl - Chapter - Publishing Label" style:family="paragraph" style:default-outline-level="">
      <style:paragraph-properties fo:margin-top="0.282cm" fo:margin-bottom="0.141cm" loext:contextual-spacing="false" fo:text-align="center" style:justify-single-word="false"/>
      <style:text-properties fo:font-variant="normal" fo:text-transform="none" fo:color="#000000" fo:font-size="18pt" fo:font-style="normal" style:text-underline-style="none" fo:font-weight="bold" style:font-size-asian="18pt" style:font-style-asian="normal" style:font-weight-asian="bold"/>
    </style:style>
    <style:style style:name="cd_20_-_20_Chapter_20_-_20_Description" style:display-name="cd - Chapter - Description" style:family="paragraph" style:default-outline-level="">
      <style:paragraph-properties fo:margin-top="0.282cm" fo:margin-bottom="0.141cm" loext:contextual-spacing="false" fo:text-align="start" style:justify-single-word="false"/>
      <style:text-properties fo:font-variant="normal" fo:text-transform="none" fo:color="#000000" fo:font-size="11pt" fo:font-style="normal" style:text-underline-style="none" fo:font-weight="normal" style:font-size-asian="11pt" style:font-style-asian="normal" style:font-weight-asian="normal"/>
    </style:style>
    <style:style style:name="p_20_-_20_Paragraph_20_-_20_Normal_20_-_20_First_20_Line_20_Indent" style:display-name="p - Paragraph - Normal - First Line Indent" style:family="paragraph" style:default-outline-level="">
      <style:paragraph-properties fo:margin-left="0cm" fo:margin-right="0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m_20_-_20_Paragraph_20_-_20_Margin_20_-_20_No_20_First_20_Line_20_Indent" style:display-name="m - Paragraph - Margin - No First Line Indent"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pmo_20_-_20_Paragraph_20_-_20_Embedded_20_Text_20_Opening" style:display-name="pmo - Paragraph - Embedded Text Opening" style:family="paragraph" style:default-outline-level="">
      <style:paragraph-properties fo:margin-left="0.635cm" fo:margin-right="0.635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m_20_-_20_Paragraph_20_-_20_Embedded_20_Text" style:display-name="pm - Paragraph - Embedded Text" style:family="paragraph" style:default-outline-level="">
      <style:paragraph-properties fo:margin-left="0.635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mc_20_-_20_Paragraph_20_-_20_Embedded_20_Text_20_Closing" style:display-name="pmc - Paragraph - Embedded Text Closing" style:family="paragraph" style:default-outline-level="">
      <style:paragraph-properties fo:margin-left="0.635cm" fo:margin-right="0.635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mr_20_-_20_Paragraph_20_-_20_Embedded_20_Text_20_Refrain" style:display-name="pmr - Paragraph - Embedded Text Refrain" style:family="paragraph" style:default-outline-level="">
      <style:paragraph-properties fo:margin-left="0.635cm" fo:margin-right="0.635cm" fo:margin-top="0cm" fo:margin-bottom="0cm" loext:contextual-spacing="false" fo:text-align="end"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i_20_-_20_Paragraph_20_-_20_Indented_20_-_20_Level_20_1_20_-_20_First_20_Line_20_Indent" style:display-name="pi - Paragraph - Indented - Level 1 - First Line Indent" style:family="paragraph" style:default-outline-level="">
      <style:paragraph-properties fo:margin-left="0.635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i1_20_-_20_Paragraph_20_-_20_Indented_20_-_20_Level_20_1_20_-_20_First_20_Line_20_Indent" style:display-name="pi1 - Paragraph - Indented - Level 1 - First Line Indent" style:family="paragraph" style:default-outline-level="">
      <style:paragraph-properties fo:margin-left="0.635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i2_20_-_20_Paragraph_20_-_20_Indented_20_-_20_Level_20_2_20_-_20_First_20_Line_20_Indent" style:display-name="pi2 - Paragraph - Indented - Level 2 - First Line Indent" style:family="paragraph" style:default-outline-level="">
      <style:paragraph-properties fo:margin-left="1.27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i3_20_-_20_Paragraph_20_-_20_Indented_20_-_20_Level_20_3_20_-_20_First_20_Line_20_Indent" style:display-name="pi3 - Paragraph - Indented - Level 3 - First Line Indent" style:family="paragraph" style:default-outline-level="">
      <style:paragraph-properties fo:margin-left="1.905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c_20_-_20_Paragraph_20_-_20_Centered_20__28_for_20_Inscription_29_" style:display-name="pc - Paragraph - Centered (for Inscription)" style:family="paragraph" style:default-outline-level="">
      <style:paragraph-properties fo:margin-top="0cm" fo:margin-bottom="0cm" loext:contextual-spacing="false" fo:text-align="center"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mi_20_-_20_Paragraph_20_-_20_Indented_20_-_20_No_20_First_20_Line_20_Indent" style:display-name="mi - Paragraph - Indented - No First Line Indent" style:family="paragraph" style:default-outline-level="">
      <style:paragraph-properties fo:margin-left="0.635cm" fo:margin-right="0.635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nb_20_-_20_Paragraph_20_-_20_No_20_Break_20_with_20_Previous_20_Paragraph" style:display-name="nb - Paragraph - No Break with Previous Paragraph"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cls_20_-_20_Paragraph_20_-_20_Closure_20_of_20_an_20_Epistle" style:display-name="cls - Paragraph - Closure of an Epistle" style:family="paragraph" style:default-outline-level="">
      <style:paragraph-properties fo:margin-top="0cm" fo:margin-bottom="0cm" loext:contextual-spacing="false" fo:text-align="end"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q_20_-_20_Poetry_20_-_20_Indent_20_Level_20_1_20_-_20_Single_20_Level_20_Only" style:display-name="q - Poetry - Indent Level 1 - Single Level Only" style:family="paragraph" style:default-outline-level="">
      <style:paragraph-properties fo:margin-left="3.175cm" fo:margin-right="0cm" fo:margin-top="0cm" fo:margin-bottom="0cm" loext:contextual-spacing="false" fo:text-align="start" style:justify-single-word="false" fo:text-indent="-2.54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1_20_-_20_Poetry_20_-_20_Indent_20_Level_20_1" style:display-name="q1 - Poetry - Indent Level 1" style:family="paragraph" style:default-outline-level="">
      <style:paragraph-properties fo:margin-left="3.175cm" fo:margin-right="0cm" fo:margin-top="0cm" fo:margin-bottom="0cm" loext:contextual-spacing="false" fo:text-align="start" style:justify-single-word="false" fo:text-indent="-2.54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2_20_-_20_Poetry_20_-_20_Indent_20_Level_20_2" style:display-name="q2 - Poetry - Indent Level 2" style:family="paragraph" style:default-outline-level="">
      <style:paragraph-properties fo:margin-left="3.175cm" fo:margin-right="0cm" fo:margin-top="0cm" fo:margin-bottom="0cm" loext:contextual-spacing="false" fo:text-align="start" style:justify-single-word="false" fo:text-indent="-1.90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3_20_-_20_Poetry_20_-_20_Indent_20_Level_20_3" style:display-name="q3 - Poetry - Indent Level 3" style:family="paragraph" style:default-outline-level="">
      <style:paragraph-properties fo:margin-left="3.175cm" fo:margin-right="0cm" fo:margin-top="0cm" fo:margin-bottom="0cm" loext:contextual-spacing="false" fo:text-align="start" style:justify-single-word="false" fo:text-indent="-1.27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4_20_-_20_Poetry_20_-_20_Indent_20_Level_20_4" style:display-name="q4 - Poetry - Indent Level 4" style:family="paragraph" style:default-outline-level="">
      <style:paragraph-properties fo:margin-left="3.175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c_20_-_20_Poetry_20_-_20_Centered" style:display-name="qc - Poetry - Centered" style:family="paragraph" style:default-outline-level="">
      <style:paragraph-properties fo:margin-top="0cm" fo:margin-bottom="0cm" loext:contextual-spacing="false" fo:text-align="center"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qr_20_-_20_Poetry_20_-_20_Right_20_Aligned" style:display-name="qr - Poetry - Right Aligned" style:family="paragraph" style:default-outline-level="">
      <style:paragraph-properties fo:margin-top="0cm" fo:margin-bottom="0cm" loext:contextual-spacing="false" fo:text-align="end"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qa_20_-_20_Poetry_20_-_20_Acrostic_20_Heading_2f_Marker" style:display-name="qa - Poetry - Acrostic Heading/Marker" style:family="paragraph" style:default-outline-level="">
      <style:paragraph-properties fo:margin-top="0cm" fo:margin-bottom="0cm" loext:contextual-spacing="false" fo:text-align="start"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qm_20_-_20_Poetry_20_-_20_Embedded_20_Text_20_-_20_Indent_20_Level_20_1_20_-_20_Single_20_Level_20_Only" style:display-name="qm - Poetry - Embedded Text - Indent Level 1 - Single Level Only" style:family="paragraph" style:default-outline-level="">
      <style:paragraph-properties fo:margin-left="2.54cm" fo:margin-right="0cm" fo:margin-top="0cm" fo:margin-bottom="0cm" loext:contextual-spacing="false" fo:text-align="start" style:justify-single-word="false" fo:text-indent="-1.90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m1_20_-_20_Poetry_20_-_20_Embedded_20_Text_20_-_20_Indent_20_Level_20_1" style:display-name="qm1 - Poetry - Embedded Text - Indent Level 1" style:family="paragraph" style:default-outline-level="">
      <style:paragraph-properties fo:margin-left="2.54cm" fo:margin-right="0cm" fo:margin-top="0cm" fo:margin-bottom="0cm" loext:contextual-spacing="false" fo:text-align="start" style:justify-single-word="false" fo:text-indent="-1.90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m2_20_-_20_Poetry_20_-_20_Embedded_20_Text_20_-_20_Indent_20_Level_20_2" style:display-name="qm2 - Poetry - Embedded Text - Indent Level 2" style:family="paragraph" style:default-outline-level="">
      <style:paragraph-properties fo:margin-left="2.54cm" fo:margin-right="0cm" fo:margin-top="0cm" fo:margin-bottom="0cm" loext:contextual-spacing="false" fo:text-align="start" style:justify-single-word="false" fo:text-indent="-1.27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qm3_20_-_20_Poetry_20_-_20_Embedded_20_Text_20_-_20_Indent_20_Level_20_3" style:display-name="qm3 - Poetry - Embedded Text - Indent Level 3" style:family="paragraph" style:default-outline-level="">
      <style:paragraph-properties fo:margin-left="2.54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b_20_-_20_Poetry_20_-_20_Stanza_20_Break_20__28_Blank_20_Line_29_" style:display-name="b - Poetry - Stanza Break (Blank Line)"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mt_20_-_20_Title_20_-_20_Major_20_Title_20_Level_20_1" style:display-name="mt - Title - Major Title Level 1" style:family="paragraph" style:default-outline-level="">
      <style:paragraph-properties fo:margin-top="0.282cm" fo:margin-bottom="0.141cm" loext:contextual-spacing="false" fo:text-align="center" style:justify-single-word="false"/>
      <style:text-properties fo:font-variant="normal" fo:text-transform="none" fo:color="#000000" fo:font-size="20pt" fo:font-style="normal" style:text-underline-style="none" fo:font-weight="bold" style:font-size-asian="20pt" style:font-style-asian="normal" style:font-weight-asian="bold"/>
    </style:style>
    <style:style style:name="mt1_20_-_20_Title_20_-_20_Major_20_Title_20_Level_20_1" style:display-name="mt1 - Title - Major Title Level 1" style:family="paragraph" style:default-outline-level="">
      <style:paragraph-properties fo:margin-top="0.071cm" fo:margin-bottom="0.141cm" loext:contextual-spacing="false" fo:text-align="center" style:justify-single-word="false"/>
      <style:text-properties fo:font-variant="normal" fo:text-transform="none" fo:color="#000000" fo:font-size="20pt" fo:font-style="normal" style:text-underline-style="none" fo:font-weight="bold" style:font-size-asian="20pt" style:font-style-asian="normal" style:font-weight-asian="bold"/>
    </style:style>
    <style:style style:name="mt2_20_-_20_Title_20_-_20_Major_20_Title_20_Level_20_2" style:display-name="mt2 - Title - Major Title Level 2" style:family="paragraph" style:default-outline-level="">
      <style:paragraph-properties fo:margin-top="0cm" fo:margin-bottom="0.071cm" loext:contextual-spacing="false" fo:text-align="center" style:justify-single-word="false"/>
      <style:text-properties fo:font-variant="normal" fo:text-transform="none" fo:color="#000000" fo:font-size="16pt" fo:font-style="italic" style:text-underline-style="none" fo:font-weight="normal" style:font-size-asian="16pt" style:font-style-asian="italic" style:font-weight-asian="normal"/>
    </style:style>
    <style:style style:name="mt3_20_-_20_Title_20_-_20_Major_20_Title_20_Level_20_3" style:display-name="mt3 - Title - Major Title Level 3" style:family="paragraph" style:default-outline-level="">
      <style:paragraph-properties fo:margin-top="0.071cm" fo:margin-bottom="0.071cm" loext:contextual-spacing="false" fo:text-align="center" style:justify-single-word="false"/>
      <style:text-properties fo:font-variant="normal" fo:text-transform="none" fo:color="#000000" fo:font-size="16pt" fo:font-style="normal" style:text-underline-style="none" fo:font-weight="bold" style:font-size-asian="16pt" style:font-style-asian="normal" style:font-weight-asian="bold"/>
    </style:style>
    <style:style style:name="mt4_20_-_20_Title_20_-_20_Major_20_Title_20_level_20_4" style:display-name="mt4 - Title - Major Title level 4" style:family="paragraph" style:default-outline-level="">
      <style:paragraph-properties fo:margin-top="0.071cm" fo:margin-bottom="0.071cm" loext:contextual-spacing="false" fo:text-align="center"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mte_20_-_20_Title_20_-_20__5b_Uncommon_5d__20_Major_20_Title_20_Ending_20_Level_20_1" style:display-name="mte - Title - [Uncommon] Major Title Ending Level 1" style:family="paragraph" style:default-outline-level="">
      <style:paragraph-properties fo:margin-top="0.282cm" fo:margin-bottom="0.141cm" loext:contextual-spacing="false" fo:text-align="center" style:justify-single-word="false"/>
      <style:text-properties fo:font-variant="normal" fo:text-transform="none" fo:color="#000000" fo:font-size="20pt" fo:font-style="normal" style:text-underline-style="none" fo:font-weight="bold" style:font-size-asian="20pt" style:font-style-asian="normal" style:font-weight-asian="bold"/>
    </style:style>
    <style:style style:name="mte1_20_-_20_Title_20_-_20__5b_Uncommon_5d__20_Major_20_Title_20_Ending_20_Level_20_1" style:display-name="mte1 - Title - [Uncommon] Major Title Ending Level 1" style:family="paragraph" style:default-outline-level="">
      <style:paragraph-properties fo:margin-top="0.282cm" fo:margin-bottom="0.141cm" loext:contextual-spacing="false" fo:text-align="center" style:justify-single-word="false"/>
      <style:text-properties fo:font-variant="normal" fo:text-transform="none" fo:color="#000000" fo:font-size="20pt" fo:font-style="normal" style:text-underline-style="none" fo:font-weight="bold" style:font-size-asian="20pt" style:font-style-asian="normal" style:font-weight-asian="bold"/>
    </style:style>
    <style:style style:name="mte2_20_-_20_Title_20_-_20__5b_Uncommon_5d__20_Major_20_Title_20_Ending_20_Level_20_2" style:display-name="mte2 - Title - [Uncommon] Major Title Ending Level 2" style:family="paragraph" style:default-outline-level="">
      <style:paragraph-properties fo:margin-top="0cm" fo:margin-bottom="0.071cm" loext:contextual-spacing="false" fo:text-align="center" style:justify-single-word="false"/>
      <style:text-properties fo:font-variant="normal" fo:text-transform="none" fo:color="#000000" fo:font-size="16pt" fo:font-style="italic" style:text-underline-style="none" fo:font-weight="normal" style:font-size-asian="16pt" style:font-style-asian="italic" style:font-weight-asian="normal"/>
    </style:style>
    <style:style style:name="ms_20_-_20_Heading_20_-_20_Major_20_Section_20_Level_20_1" style:display-name="ms - Heading - Major Section Level 1" style:family="paragraph" style:default-outline-level="">
      <style:paragraph-properties fo:margin-top="0.564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ms1_20_-_20_Heading_20_-_20_Major_20_Section_20_Level_20_1" style:display-name="ms1 - Heading - Major Section Level 1" style:family="paragraph" style:default-outline-level="">
      <style:paragraph-properties fo:margin-top="0.564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ms2_20_-_20_Heading_20_-_20_Major_20_Section_20_Level_20_2" style:display-name="ms2 - Heading - Major Section Level 2" style:family="paragraph" style:default-outline-level="">
      <style:paragraph-properties fo:margin-top="0.564cm" fo:margin-bottom="0.141cm" loext:contextual-spacing="false" fo:text-align="center" style:justify-single-word="false"/>
      <style:text-properties fo:font-variant="normal" fo:text-transform="none" fo:color="#000000" fo:font-size="14pt" fo:font-style="normal" style:text-underline-style="none" fo:font-weight="bold" style:font-size-asian="14pt" style:font-style-asian="normal" style:font-weight-asian="bold"/>
    </style:style>
    <style:style style:name="ms3_20_-_20_Heading_20_-_20_Major_20_Section_20_Level_20_3" style:display-name="ms3 - Heading - Major Section Level 3" style:family="paragraph" style:default-outline-level="">
      <style:paragraph-properties fo:margin-top="0.564cm" fo:margin-bottom="0.141cm" loext:contextual-spacing="false" fo:text-align="center" style:justify-single-word="false"/>
      <style:text-properties fo:font-variant="normal" fo:text-transform="none" fo:color="#000000" fo:font-size="14pt" fo:font-style="italic" style:text-underline-style="none" fo:font-weight="normal" style:font-size-asian="14pt" style:font-style-asian="italic" style:font-weight-asian="normal"/>
    </style:style>
    <style:style style:name="mr_20_-_20_Heading_20_-_20_Major_20_Section_20_Range_20_References" style:display-name="mr - Heading - Major Section Range References" style:family="paragraph" style:default-outline-level="">
      <style:paragraph-properties fo:margin-top="0cm" fo:margin-bottom="0.141cm" loext:contextual-spacing="false" fo:text-align="center"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s_20_-_20_Heading_20_-_20_Section_20_Level_20_1" style:display-name="s - Heading - Section Level 1" style:family="paragraph" style:default-outline-level="">
      <style:paragraph-properties fo:margin-top="0.282cm" fo:margin-bottom="0.141cm" loext:contextual-spacing="false" fo:text-align="center"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s1_20_-_20_Heading_20_-_20_Section_20_Level_20_1" style:display-name="s1 - Heading - Section Level 1" style:family="paragraph" style:default-outline-level="">
      <style:paragraph-properties fo:margin-top="0.282cm" fo:margin-bottom="0.141cm" loext:contextual-spacing="false" fo:text-align="center"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s2_20_-_20_Heading_20_-_20_Section_20_Level_20_2" style:display-name="s2 - Heading - Section Level 2" style:family="paragraph" style:default-outline-level="">
      <style:paragraph-properties fo:margin-top="0.282cm" fo:margin-bottom="0.141cm" loext:contextual-spacing="false" fo:text-align="center"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s3_20_-_20_Heading_20_-_20_Section_20_Level_20_3" style:display-name="s3 - Heading - Section Level 3" style:family="paragraph" style:default-outline-level="">
      <style:paragraph-properties fo:margin-top="0.212cm" fo:margin-bottom="0.106cm" loext:contextual-spacing="false" fo:text-align="start"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s4_20_-_20_Heading_20_-_20_Section_20_Level_20_4" style:display-name="s4 - Heading - Section Level 4" style:family="paragraph" style:default-outline-level="">
      <style:paragraph-properties fo:margin-top="0.212cm" fo:margin-bottom="0.106cm" loext:contextual-spacing="false" fo:text-align="start"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sr_20_-_20_Heading_20_-_20_Section_20_Range_20_References" style:display-name="sr - Heading - Section Range References" style:family="paragraph" style:default-outline-level="">
      <style:paragraph-properties fo:margin-top="0cm" fo:margin-bottom="0.141cm" loext:contextual-spacing="false" fo:text-align="center"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r_20_-_20_Heading_20_-_20_Parallel_20_References" style:display-name="r - Heading - Parallel References" style:family="paragraph" style:default-outline-level="">
      <style:paragraph-properties fo:margin-top="0cm" fo:margin-bottom="0.141cm" loext:contextual-spacing="false" fo:text-align="center"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sp_20_-_20_Heading_20_-_20_Speaker" style:display-name="sp - Heading - Speaker" style:family="paragraph" style:default-outline-level="">
      <style:paragraph-properties fo:margin-top="0.282cm" fo:margin-bottom="0.141cm" loext:contextual-spacing="false" fo:text-align="start"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d_20_-_20_Heading_20_-_20_Descriptive_20_Title_20_-_20_Hebrew_20_Subtitle" style:display-name="d - Heading - Descriptive Title - Hebrew Subtitle" style:family="paragraph" style:default-outline-level="">
      <style:paragraph-properties fo:margin-top="0.141cm" fo:margin-bottom="0.141cm" loext:contextual-spacing="false" fo:text-align="center" style:justify-single-word="false"/>
      <style:text-properties fo:font-variant="normal" fo:text-transform="none" fo:color="#000000" fo:font-size="12pt" fo:font-style="italic" style:text-underline-style="none" fo:font-weight="normal" style:font-size-asian="12pt" style:font-style-asian="italic" style:font-weight-asian="normal"/>
    </style:style>
    <style:style style:name="tr_20_-_20_Table_20_-_20_Row" style:display-name="tr - Table - Row" style:family="paragraph" style:default-outline-level="">
      <style:paragraph-properties fo:margin-left="1.27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li_20_-_20_List_20_Entry_20_-_20_Level_20_1" style:display-name="li - List Entry - Level 1" style:family="paragraph" style:default-outline-level="">
      <style:paragraph-properties fo:margin-left="1.27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li1_20_-_20_List_20_Entry_20_-_20_Level_20_1" style:display-name="li1 - List Entry - Level 1" style:family="paragraph" style:default-outline-level="">
      <style:paragraph-properties fo:margin-left="1.27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li2_20_-_20_List_20_Entry_20_-_20_Level_20_2" style:display-name="li2 - List Entry - Level 2" style:family="paragraph" style:default-outline-level="">
      <style:paragraph-properties fo:margin-left="1.905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li3_20_-_20_List_20_Entry_20_-_20_Level_20_3" style:display-name="li3 - List Entry - Level 3" style:family="paragraph" style:default-outline-level="">
      <style:paragraph-properties fo:margin-left="2.54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li4_20_-_20_List_20_Entry_20_-_20_Level_20_4" style:display-name="li4 - List Entry - Level 4" style:family="paragraph" style:default-outline-level="">
      <style:paragraph-properties fo:margin-left="3.175cm" fo:margin-right="0cm" fo:margin-top="0cm" fo:margin-bottom="0cm" loext:contextual-spacing="false" fo:text-align="start" style:justify-single-word="false" fo:text-indent="-0.953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f...f_2a__20_-_20_Footnote" style:display-name="f...f* - Footnote"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fe...fe_2a__20_-_20_Endnote" style:display-name="fe...fe* - Endnote"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x...x_2a__20_-_20_Cross_20_Reference" style:display-name="x...x* - Cross Reference"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lit_20_-_20_Special_20_Text_20_-_20_Liturgical_20_note" style:display-name="lit - Special Text - Liturgical note" style:family="paragraph" style:default-outline-level="">
      <style:paragraph-properties fo:margin-top="0cm" fo:margin-bottom="0cm" loext:contextual-spacing="false" fo:text-align="end" style:justify-single-word="false"/>
      <style:text-properties fo:font-variant="normal" fo:text-transform="none" fo:color="#000000" fo:font-size="12pt" fo:font-style="normal" style:text-underline-style="none" fo:font-weight="bold" style:font-size-asian="12pt" style:font-style-asian="normal" style:font-weight-asian="bold"/>
    </style:style>
    <style:style style:name="pb_20_-_20_Break_20_-_20_Page_20_Break" style:display-name="pb - Break - Page Break"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periph_20_-_20_Peripherals_20_-_20_Content_20_Division_20_Marker" style:display-name="periph - Peripherals - Content Division Marker" style:family="paragraph" style:default-outline-level="">
      <style:paragraph-properties fo:margin-top="0.564cm" fo:margin-bottom="0.141cm" loext:contextual-spacing="false" fo:text-align="start" style:justify-single-word="false"/>
      <style:text-properties fo:font-variant="normal" fo:text-transform="none" fo:color="#ff8000" fo:font-size="14pt" fo:font-style="normal" style:text-underline-style="none" fo:font-weight="bold" style:font-size-asian="14pt" style:font-style-asian="normal" style:font-weight-asian="bold"/>
    </style:style>
    <style:style style:name="p1_20_-_20_Periph_20_-_20_Front_2f_Back_20_Matter_20_Paragraph_20_Level_20_1" style:display-name="p1 - Periph - Front/Back Matter Paragraph Level 1" style:family="paragraph" style:default-outline-level="">
      <style:paragraph-properties fo:margin-left="0cm" fo:margin-right="0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p2_20_-_20_Periph_20_-_20_Front_2f_Back_20_Matter_20_Paragraph_20_Level_20_2" style:display-name="p2 - Periph - Front/Back Matter Paragraph Level 2" style:family="paragraph" style:default-outline-level="">
      <style:paragraph-properties fo:margin-left="0.318cm" fo:margin-right="0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k1_20_-_20_Periph_20_-_20_Concordance_20_Keyword_20_Level_20_1" style:display-name="k1 - Periph - Concordance Keyword Level 1"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k2_20_-_20_Periph_20_-_20_Concordance_20_Keyword_20_Level_20_2" style:display-name="k2 - Periph - Concordance Keyword Level 2" style:family="paragraph" style:default-outline-level="">
      <style:paragraph-properties fo:margin-top="0cm" fo:margin-bottom="0cm" loext:contextual-spacing="false" fo:text-align="start"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DEPRECATED_20_pr_20_-_20_Paragraph_20_-_20_Right_20_Aligned" style:display-name="DEPRECATED pr - Paragraph - Right Aligned" style:family="paragraph" style:default-outline-level="">
      <style:paragraph-properties fo:margin-top="0cm" fo:margin-bottom="0cm" loext:contextual-spacing="false" fo:text-align="end" style:justify-single-word="false"/>
      <style:text-properties fo:font-variant="normal" fo:text-transform="none" fo:color="#000000" fo:font-size="12pt" fo:font-style="normal" style:text-underline-style="none" fo:font-weight="normal" style:font-size-asian="12pt" style:font-style-asian="normal" style:font-weight-asian="normal"/>
    </style:style>
    <style:style style:name="DEPRECATED_20_ph_20_-_20_Paragraph_20_-_20_Hanging_20_Indent_20_-_20_Level_20_1" style:display-name="DEPRECATED ph - Paragraph - Hanging Indent - Level 1" style:family="paragraph" style:default-outline-level="">
      <style:paragraph-properties fo:margin-left="1.27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DEPRECATED_20_ph1_20_-_20_Paragraph_20_-_20_Hanging_20_Indent_20_-_20_Level_20_1" style:display-name="DEPRECATED ph1 - Paragraph - Hanging Indent - Level 1" style:family="paragraph" style:default-outline-level="">
      <style:paragraph-properties fo:margin-left="1.27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DEPRECATED_20_ph2_20_-_20_Paragraph_20_-_20_Hanging_20_Indent_20_-_20_Level_20_2" style:display-name="DEPRECATED ph2 - Paragraph - Hanging Indent - Level 2" style:family="paragraph" style:default-outline-level="">
      <style:paragraph-properties fo:margin-left="1.905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DEPRECATED_20_ph3_20_-_20_Paragraph_20_-_20_Hanging_20_Indent_20_-_20_Level_20_3" style:display-name="DEPRECATED ph3 - Paragraph - Hanging Indent - Level 3" style:family="paragraph" style:default-outline-level="">
      <style:paragraph-properties fo:margin-left="2.54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DEPRECATED_20_phi_20_-_20_Paragraph_20_-_20_Indented_20_-_20_Hanging_20_Indent" style:display-name="DEPRECATED phi - Paragraph - Indented - Hanging Indent" style:family="paragraph" style:default-outline-level="">
      <style:paragraph-properties fo:margin-left="2.54cm" fo:margin-right="0cm" fo:margin-top="0cm" fo:margin-bottom="0cm" loext:contextual-spacing="false" fo:text-align="start" style:justify-single-word="false" fo:text-indent="0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OBSOLETE_20_tr1_20_-_20_Table_20_-_20_Row_20_-_20_Level_20_1" style:display-name="OBSOLETE tr1 - Table - Row - Level 1" style:family="paragraph" style:default-outline-level="">
      <style:paragraph-properties fo:margin-left="1.27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OBSOLETE_20_tr2_20_-_20_Table_20_-_20_Row_20_-_20_Level_20_2" style:display-name="OBSOLETE tr2 - Table - Row - Level 2" style:family="paragraph" style:default-outline-level="">
      <style:paragraph-properties fo:margin-left="1.905cm" fo:margin-right="0cm" fo:margin-top="0cm" fo:margin-bottom="0cm" loext:contextual-spacing="false" fo:text-align="start" style:justify-single-word="false" fo:text-indent="-0.635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OBSOLETE_20_ps_20_-_20_Paragraph_20_-_20_No_20_Break_20_with_20_Next_20_Paragraph" style:display-name="OBSOLETE ps - Paragraph - No Break with Next Paragraph" style:family="paragraph" style:default-outline-level="">
      <style:paragraph-properties fo:margin-left="0cm" fo:margin-right="0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OBSOLETE_20_psi_20_-_20_Paragraph_20_-_20_Indented_20_-_20_No_20_Break_20_with_20_Next" style:display-name="OBSOLETE psi - Paragraph - Indented - No Break with Next" style:family="paragraph" style:default-outline-level="">
      <style:paragraph-properties fo:margin-left="0.635cm" fo:margin-right="0.635cm" fo:margin-top="0cm" fo:margin-bottom="0cm" loext:contextual-spacing="false" fo:text-align="start" style:justify-single-word="false" fo:text-indent="0.318cm" style:auto-text-indent="false"/>
      <style:text-properties fo:font-variant="normal" fo:text-transform="none" fo:color="#000000" fo:font-size="12pt" fo:font-style="normal" style:text-underline-style="none" fo:font-weight="normal" style:font-size-asian="12pt" style:font-style-asian="normal" style:font-weight-asian="normal"/>
    </style:style>
    <style:style style:name="OBSOLETE_20_pub_20_Peripherals_20_-_20_Front_20_Matter_20_Publication_20_Data" style:display-name="OBSOLETE pub Peripherals - Front Matter Publication Data"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toc_20_Peripherals_20_-_20_Front_20_Matter_20_Table_20_of_20_Contents" style:display-name="OBSOLETE toc Peripherals - Front Matter Table of Contents"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pref_20_Peripherals_20_-_20_Front_20_Matter_20_Preface" style:display-name="OBSOLETE pref Peripherals - Front Matter Preface"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intro_20_Peripherals_20_-_20_Front_20_Matter_20_Introduction" style:display-name="OBSOLETE intro Peripherals - Front Matter Introduction"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conc_20_Peripherals_20_-_20_Back_20_Matter_20_Concordance" style:display-name="OBSOLETE conc Peripherals - Back Matter Concordance"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glo_20_Peripherals_20_-_20_Back_20_Matter_20_Glossary" style:display-name="OBSOLETE glo Peripherals - Back Matter Glossary"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idx_20_Peripherals_20_-_20_Back_20_Matter_20_Index" style:display-name="OBSOLETE idx Peripherals - Back Matter Index"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maps_20_Peripherals_20_-_20_Back_20_Matter_20_Map_20_Index" style:display-name="OBSOLETE maps Peripherals - Back Matter Map Index"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cov_20_Peripherals_20_-_20_Other_20_-_20_Cover" style:display-name="OBSOLETE cov Peripherals - Other - Cover"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spine_20_Peripherals_20_-_20_Other_20_-_20_Spine" style:display-name="OBSOLETE spine Peripherals - Other - Spine" style:family="paragraph" style:default-outline-level="">
      <style:paragraph-properties fo:margin-top="0cm" fo:margin-bottom="0cm" loext:contextual-spacing="false" fo:text-align="start" style:justify-single-word="false"/>
      <style:text-properties fo:font-variant="normal" fo:text-transform="none" fo:color="#000000" fo:font-size="10pt" fo:font-style="normal" style:text-underline-style="none" fo:font-weight="normal" style:font-size-asian="10pt" style:font-style-asian="normal" style:font-weight-asian="normal"/>
    </style:style>
    <style:style style:name="OBSOLETE_20_pubinfo_20_-_20_Publication_20_-_20_Information" style:display-name="OBSOLETE pubinfo - Publication - Information" style:family="paragraph" style:default-outline-level="">
      <style:paragraph-properties fo:margin-top="0cm" fo:margin-bottom="0cm" loext:contextual-spacing="false" fo:text-align="start" style:justify-single-word="false"/>
      <style:text-properties fo:font-variant="normal" fo:text-transform="none" fo:color="#0000ff" fo:font-size="12pt" fo:font-style="normal" style:text-underline-style="none" fo:font-weight="normal" style:font-size-asian="12pt" style:font-style-asian="normal" style:font-weight-asian="normal"/>
    </style:style>
    <style:style style:name="ior...ior_2a__20_-_20_Introduction_20_-_20_Outline_20_References_20_Range" style:display-name="ior...ior* - Introduction - Outline References Range" style:family="text">
      <style:text-properties fo:font-variant="normal" fo:text-transform="none" fo:color="#000000" fo:font-size="12pt" fo:font-style="normal" style:text-underline-style="none" fo:font-weight="normal" style:font-size-asian="12pt" style:font-style-asian="normal" style:font-weight-asian="normal"/>
    </style:style>
    <style:style style:name="iqt...iqt_2a__20_-_20_Special_20_Text_20_-_20_Quoted_20_Scripture_20_Text_20_in_20_Introduction" style:display-name="iqt...iqt* - Special Text - Quoted Scripture Text in Introduction" style:family="text">
      <style:text-properties fo:font-variant="normal" fo:text-transform="none" fo:color="#000000" fo:font-size="12pt" fo:font-style="italic" style:text-underline-style="none" fo:font-weight="normal" style:font-size-asian="12pt" style:font-style-asian="italic" style:font-weight-asian="normal"/>
    </style:style>
    <style:style style:name="ca...ca_2a__20_-_20_Chapter_20_Number_20_-_20_Alternate" style:display-name="ca...ca* - Chapter Number - Alternate" style:family="text">
      <style:text-properties fo:font-variant="normal" fo:text-transform="none" fo:color="#228b22" fo:font-size="16pt" fo:font-style="italic" style:text-underline-style="none" fo:font-weight="normal" style:font-size-asian="16pt" style:font-style-asian="italic" style:font-weight-asian="normal"/>
    </style:style>
    <style:style style:name="v_20_-_20_Verse_20_Number" style:display-name="v - Verse Number" style:family="text">
      <style:text-properties fo:font-variant="normal" fo:text-transform="none" fo:color="#000000" style:text-position="super 58%" fo:font-size="12pt" fo:font-style="normal" style:text-underline-style="none" fo:font-weight="normal" style:font-size-asian="12pt" style:font-style-asian="normal" style:font-weight-asian="normal"/>
    </style:style>
    <style:style style:name="va...va_2a__20_-_20_Verse_20_Number_20_-_20_Alternate" style:display-name="va...va* - Verse Number - Alternate" style:family="text">
      <style:text-properties fo:font-variant="normal" fo:text-transform="none" fo:color="#228b22" style:text-position="super 58%" fo:font-size="12pt" fo:font-style="normal" style:text-underline-style="none" fo:font-weight="normal" style:font-size-asian="12pt" style:font-style-asian="normal" style:font-weight-asian="normal"/>
    </style:style>
    <style:style style:name="vp...vp_2a__20_-_20_Verse_20_Number_20_-_20_Publishing_20_Alternate" style:display-name="vp...vp* - Verse Number - Publishing Alternate" style:family="text">
      <style:text-properties fo:font-variant="normal" fo:text-transform="none" fo:color="#0000ff" style:text-position="super 58%" fo:font-size="12pt" fo:font-style="normal" style:text-underline-style="none" fo:font-weight="normal" style:font-size-asian="12pt" style:font-style-asian="normal" style:font-weight-asian="normal"/>
    </style:style>
    <style:style style:name="qs...qs_2a__20_-_20_Poetry_20_Text_20_-_20_Selah" style:display-name="qs...qs* - Poetry Text - Selah" style:family="text">
      <style:text-properties fo:font-variant="normal" fo:text-transform="none" fo:color="#000000" fo:font-size="12pt" fo:font-style="italic" style:text-underline-style="none" fo:font-weight="normal" style:font-size-asian="12pt" style:font-style-asian="italic" style:font-weight-asian="normal"/>
    </style:style>
    <style:style style:name="qac...qac_2a__20_-_20_Poetry_20_Text_20_-_20_Acrostic_20_Letter" style:display-name="qac...qac* - Poetry Text - Acrostic Letter"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1_20_-_20_Table_20_-_20_Column_20_1_20_Heading" style:display-name="th1 - Table - Column 1 Head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2_20_-_20_Table_20_-_20_Column_20_2_20_Heading" style:display-name="th2 - Table - Column 2 Head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3_20_-_20_Table_20_-_20_Column_20_3_20_Heading" style:display-name="th3 - Table - Column 3 Head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4_20_-_20_Table_20_-_20_Column_20_4_20_Heading" style:display-name="th4 - Table - Column 4 Head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5_20_-_20_Table_20_-_20_Column_20_5_20_Heading" style:display-name="th5 - Table - Column 5 Head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tc1_20_-_20_Table_20_-_20_Column_20_1_20_Cell" style:display-name="tc1 - Table - Column 1 Cell"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2_20_-_20_Table_20_-_20_Column_20_2_20_Cell" style:display-name="tc2 - Table - Column 2 Cell"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3_20_-_20_Table_20_-_20_Column_20_3_20_Cell" style:display-name="tc3 - Table - Column 3 Cell"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4_20_-_20_Table_20_-_20_Column_20_4_20_Cell" style:display-name="tc4 - Table - Column 4 Cell"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5_20_-_20_Table_20_-_20_Column_20_5_20_Cell" style:display-name="tc5 - Table - Column 5 Cell" style:family="text">
      <style:text-properties fo:font-variant="normal" fo:text-transform="none" fo:color="#000000" fo:font-size="12pt" fo:font-style="normal" style:text-underline-style="none" fo:font-weight="normal" style:font-size-asian="12pt" style:font-style-asian="normal" style:font-weight-asian="normal"/>
    </style:style>
    <style:style style:name="thc1_20_-_20_Table_20_-_20_Column_20_1_20_Heading_20_-_20_Center_20_Aligned" style:display-name="thc1 - Table - Column 1 Heading - Center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c2_20_-_20_Table_20_-_20_Column_20_2_20_Heading_20_-_20_Center_20_Aligned" style:display-name="thc2 - Table - Column 2 Heading - Center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c3_20_-_20_Table_20_-_20_Column_20_3_20_Heading_20_-_20_Center_20_Aligned" style:display-name="thc3 - Table - Column 3 Heading - Center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c4_20_-_20_Table_20_-_20_Column_20_4_20_Heading_20_-_20_Center_20_Aligned" style:display-name="thc4 - Table - Column 4 Heading - Center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c5_20_-_20_Table_20_-_20_Column_20_5_20_Heading_20_-_20_Center_20_Aligned" style:display-name="thc5 - Table - Column 5 Heading - Center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cc1_20_-_20_Table_20_-_20_Column_20_1_20_Cell_20_-_20_Center_20_Aligned" style:display-name="tcc1 - Table - Column 1 Cell - Center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c2_20_-_20_Table_20_-_20_Column_20_2_20_Cell_20_-_20_Center_20_Aligned" style:display-name="tcc2 - Table - Column 2 Cell - Center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c3_20_-_20_Table_20_-_20_Column_20_3_20_Cell_20_-_20_Center_20_Aligned" style:display-name="tcc3 - Table - Column 3 Cell - Center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c4_20_-_20_Table_20_-_20_Column_20_4_20_Cell_20_-_20_Center_20_Aligned" style:display-name="tcc4 - Table - Column 4 Cell - Center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c5_20_-_20_Table_20_-_20_Column_20_5_20_Cell_20_-_20_Center_20_Aligned" style:display-name="tcc5 - Table - Column 5 Cell - Center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hr1_20_-_20_Table_20_-_20_Column_20_1_20_Heading_20_-_20_Right_20_Aligned" style:display-name="thr1 - Table - Column 1 Heading - Right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r2_20_-_20_Table_20_-_20_Column_20_2_20_Heading_20_-_20_Right_20_Aligned" style:display-name="thr2 - Table - Column 2 Heading - Right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r3_20_-_20_Table_20_-_20_Column_20_3_20_Heading_20_-_20_Right_20_Aligned" style:display-name="thr3 - Table - Column 3 Heading - Right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r4_20_-_20_Table_20_-_20_Column_20_4_20_Heading_20_-_20_Right_20_Aligned" style:display-name="thr4 - Table - Column 4 Heading - Right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hr5_20_-_20_Table_20_-_20_Column_20_5_20_Heading_20_-_20_Right_20_Aligned" style:display-name="thr5 - Table - Column 5 Heading - Right Aligned" style:family="text">
      <style:text-properties fo:font-variant="normal" fo:text-transform="none" fo:color="#000000" fo:font-size="12pt" fo:font-style="italic" style:text-underline-style="none" fo:font-weight="normal" style:font-size-asian="12pt" style:font-style-asian="italic" style:font-weight-asian="normal"/>
    </style:style>
    <style:style style:name="tcr1_20_-_20_Table_20_-_20_Column_20_1_20_Cell_20_-_20_Right_20_Aligned" style:display-name="tcr1 - Table - Column 1 Cell - Right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r2_20_-_20_Table_20_-_20_Column_20_2_20_Cell_20_-_20_Right_20_Aligned" style:display-name="tcr2 - Table - Column 2 Cell - Right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r3_20_-_20_Table_20_-_20_Column_20_3_20_Cell_20_-_20_Right_20_Aligned" style:display-name="tcr3 - Table - Column 3 Cell - Right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r4_20_-_20_Table_20_-_20_Column_20_4_20_Cell_20_-_20_Right_20_Aligned" style:display-name="tcr4 - Table - Column 4 Cell - Right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tcr5_20_-_20_Table_20_-_20_Column_20_5_20_Cell_20_-_20_Right_20_Aligned" style:display-name="tcr5 - Table - Column 5 Cell - Right Aligned" style:family="text">
      <style:text-properties fo:font-variant="normal" fo:text-transform="none" fo:color="#000000" fo:font-size="12pt" fo:font-style="normal" style:text-underline-style="none" fo:font-weight="normal" style:font-size-asian="12pt" style:font-style-asian="normal" style:font-weight-asian="normal"/>
    </style:style>
    <style:style style:name="fr_20_-_20_Footnote_20_-_20_Reference" style:display-name="fr - Footnote - Reference" style:family="text">
      <style:text-properties fo:font-variant="normal" fo:text-transform="none" fo:color="#000000" fo:font-size="12pt" fo:font-style="normal" style:text-underline-style="none" fo:font-weight="bold" style:font-size-asian="12pt" style:font-style-asian="normal" style:font-weight-asian="bold"/>
    </style:style>
    <style:style style:name="ft_20_-_20_Footnote_20_-_20_Text" style:display-name="ft - Footnote - Text" style:family="text">
      <style:text-properties fo:font-variant="normal" fo:text-transform="none" fo:color="#000000" fo:font-size="12pt" fo:font-style="normal" style:text-underline-style="none" fo:font-weight="normal" style:font-size-asian="12pt" style:font-style-asian="normal" style:font-weight-asian="normal"/>
    </style:style>
    <style:style style:name="fk_20_-_20_Footnote_20_-_20_Keyword" style:display-name="fk - Footnote - Keyword" style:family="text">
      <style:text-properties fo:font-variant="normal" fo:text-transform="none" fo:color="#000000" fo:font-size="12pt" fo:font-style="italic" style:text-underline-style="none" fo:font-weight="bold" style:font-size-asian="12pt" style:font-style-asian="italic" style:font-weight-asian="bold"/>
    </style:style>
    <style:style style:name="fq_20_-_20_Footnote_20_-_20_Quotation_20_or_20_Alternate_20_Rendering" style:display-name="fq - Footnote - Quotation or Alternate Render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fqa_20_-_20_Footnote_20_-_20_Alternate_20_Translation_20_Rendering" style:display-name="fqa - Footnote - Alternate Translation Rendering" style:family="text">
      <style:text-properties fo:font-variant="normal" fo:text-transform="none" fo:color="#000000" fo:font-size="12pt" fo:font-style="italic" style:text-underline-style="none" fo:font-weight="normal" style:font-size-asian="12pt" style:font-style-asian="italic" style:font-weight-asian="normal"/>
    </style:style>
    <style:style style:name="fl_20_-_20_Footnote_20_-_20_Label_20_Text" style:display-name="fl - Footnote - Label Text" style:family="text">
      <style:text-properties fo:font-variant="normal" fo:text-transform="none" fo:color="#000000" fo:font-size="12pt" fo:font-style="italic" style:text-underline-style="none" fo:font-weight="bold" style:font-size-asian="12pt" style:font-style-asian="italic" style:font-weight-asian="bold"/>
    </style:style>
    <style:style style:name="fp_20_-_20_Footnote_20_Paragraph_20_Mark" style:display-name="fp - Footnote Paragraph Mark" style:family="text">
      <style:text-properties fo:font-variant="normal" fo:text-transform="none" fo:color="#000000" fo:font-size="12pt" fo:font-style="normal" style:text-underline-style="none" fo:font-weight="normal" style:font-size-asian="12pt" style:font-style-asian="normal" style:font-weight-asian="normal"/>
    </style:style>
    <style:style style:name="fv...fv_2a__20_-_20_Footnote_20_-_20_Embedded_20_Verse_20_Number" style:display-name="fv...fv* - Footnote - Embedded Verse Number" style:family="text">
      <style:text-properties fo:font-variant="normal" fo:text-transform="none" fo:color="#000000" style:text-position="super 58%" fo:font-size="12pt" fo:font-style="normal" style:text-underline-style="none" fo:font-weight="normal" style:font-size-asian="12pt" style:font-style-asian="normal" style:font-weight-asian="normal"/>
    </style:style>
    <style:style style:name="fdc...fdc_2a__20_-_20_Footnote_20_-_20_DC_20_text" style:display-name="fdc...fdc* - Footnote - DC text" style:family="text">
      <style:text-properties fo:font-variant="normal" fo:text-transform="none" fo:color="#000000" fo:font-size="12pt" fo:font-style="normal" style:text-underline-style="none" fo:font-weight="normal" style:font-size-asian="12pt" style:font-style-asian="normal" style:font-weight-asian="normal"/>
    </style:style>
    <style:style style:name="fm_20_-_20_Footnote_20_-_20_Additional_20_Caller_20_to_20_Previous_20_Note" style:display-name="fm - Footnote - Additional Caller to Previous Note" style:family="text">
      <style:text-properties fo:font-variant="normal" fo:text-transform="none" fo:color="#000000" style:text-position="super 58%" fo:font-size="12pt" fo:font-style="normal" style:text-underline-style="none" fo:font-weight="normal" style:font-size-asian="12pt" style:font-style-asian="normal" style:font-weight-asian="normal"/>
    </style:style>
    <style:style style:name="xo_20_-_20_Cross_20_Reference_20_-_20_Origin_20_Reference" style:display-name="xo - Cross Reference - Origin Reference" style:family="text">
      <style:text-properties fo:font-variant="normal" fo:text-transform="none" fo:color="#000000" fo:font-size="12pt" fo:font-style="normal" style:text-underline-style="none" fo:font-weight="bold" style:font-size-asian="12pt" style:font-style-asian="normal" style:font-weight-asian="bold"/>
    </style:style>
    <style:style style:name="xt_20_-_20_Cross_20_Reference_20_-_20_Target_20_References" style:display-name="xt - Cross Reference - Target References" style:family="text">
      <style:text-properties fo:font-variant="normal" fo:text-transform="none" fo:color="#000000" fo:font-size="12pt" fo:font-style="normal" style:text-underline-style="none" fo:font-weight="normal" style:font-size-asian="12pt" style:font-style-asian="normal" style:font-weight-asian="normal"/>
    </style:style>
    <style:style style:name="xk_20_-_20_Cross_20_Reference_20_-_20_Keyword" style:display-name="xk - Cross Reference - Keyword" style:family="text">
      <style:text-properties fo:font-variant="normal" fo:text-transform="none" fo:color="#000000" fo:font-size="12pt" fo:font-style="italic" style:text-underline-style="none" fo:font-weight="normal" style:font-size-asian="12pt" style:font-style-asian="italic" style:font-weight-asian="normal"/>
    </style:style>
    <style:style style:name="xq_20_-_20_Cross_20_Reference_20_-_20_Quotation" style:display-name="xq - Cross Reference - Quotation" style:family="text">
      <style:text-properties fo:font-variant="normal" fo:text-transform="none" fo:color="#000000" fo:font-size="12pt" fo:font-style="italic" style:text-underline-style="none" fo:font-weight="normal" style:font-size-asian="12pt" style:font-style-asian="italic" style:font-weight-asian="normal"/>
    </style:style>
    <style:style style:name="xot...xot_2a__20_-_20_Cross_20_Reference_20_-_20_OT_20_Target_20_Refs_20__28_optional_29_" style:display-name="xot...xot* - Cross Reference - OT Target Refs (optional)" style:family="text">
      <style:text-properties fo:font-variant="normal" fo:text-transform="none" fo:color="#000000" fo:font-size="12pt" fo:font-style="normal" style:text-underline-style="none" fo:font-weight="normal" style:font-size-asian="12pt" style:font-style-asian="normal" style:font-weight-asian="normal"/>
    </style:style>
    <style:style style:name="xnt...xnt_2a__20_-_20_Cross_20_Reference_20_-_20_NT_20_Target_20_Refs_20__28_optional_29_" style:display-name="xnt...xnt* - Cross Reference - NT Target Refs (optional)" style:family="text">
      <style:text-properties fo:font-variant="normal" fo:text-transform="none" fo:color="#000000" fo:font-size="12pt" fo:font-style="normal" style:text-underline-style="none" fo:font-weight="normal" style:font-size-asian="12pt" style:font-style-asian="normal" style:font-weight-asian="normal"/>
    </style:style>
    <style:style style:name="xdc...xdc_2a__20_-_20_Cross_20_Reference_20_-_20_DC_20_Target_20_Refs" style:display-name="xdc...xdc* - Cross Reference - DC Target Refs" style:family="text">
      <style:text-properties fo:font-variant="normal" fo:text-transform="none" fo:color="#000000" fo:font-size="12pt" fo:font-style="normal" style:text-underline-style="none" fo:font-weight="normal" style:font-size-asian="12pt" style:font-style-asian="normal" style:font-weight-asian="normal"/>
    </style:style>
    <style:style style:name="rq...rq_2a__20_-_20_Cross_20_Reference_20_-_20_Inline_20_Quotation_20_References" style:display-name="rq...rq* - Cross Reference - Inline Quotation References" style:family="text">
      <style:text-properties fo:font-variant="normal" fo:text-transform="none" fo:color="#000000" fo:font-size="10pt" fo:font-style="italic" style:text-underline-style="none" fo:font-weight="normal" style:font-size-asian="10pt" style:font-style-asian="italic" style:font-weight-asian="normal"/>
    </style:style>
    <style:style style:name="qt...qt_2a__20_-_20_Special_20_Text_20_-_20_Quoted_20_Text_20_-_20_OT_20_in_20_NT" style:display-name="qt...qt* - Special Text - Quoted Text - OT in NT" style:family="text">
      <style:text-properties fo:font-variant="normal" fo:text-transform="none" fo:color="#000000" fo:font-size="12pt" fo:font-style="italic" style:text-underline-style="none" fo:font-weight="normal" style:font-size-asian="12pt" style:font-style-asian="italic" style:font-weight-asian="normal"/>
    </style:style>
    <style:style style:name="nd...nd_2a__20_-_20_Special_20_Text_20_-_20_Name_20_of_20_Deity" style:display-name="nd...nd* - Special Text - Name of Deity" style:family="text">
      <style:text-properties fo:font-variant="normal" fo:text-transform="none" fo:color="#000000" fo:font-size="12pt" fo:font-style="normal" style:text-underline-style="solid" style:text-underline-width="auto" style:text-underline-color="font-color" fo:font-weight="normal" style:font-size-asian="12pt" style:font-style-asian="normal" style:font-weight-asian="normal"/>
    </style:style>
    <style:style style:name="tl...tl_2a__20_-_20_Special_20_Text_20_-_20_Transliterated_20_Word" style:display-name="tl...tl* - Special Text - Transliterated Word" style:family="text">
      <style:text-properties fo:font-variant="normal" fo:text-transform="none" fo:color="#000000" fo:font-size="12pt" fo:font-style="italic" style:text-underline-style="none" fo:font-weight="normal" style:font-size-asian="12pt" style:font-style-asian="italic" style:font-weight-asian="normal"/>
    </style:style>
    <style:style style:name="dc...dc_2a__20_-_20_Special_20_Text_20_-_20_Deuterocanonical_2f_LXX_20_Additions" style:display-name="dc...dc* - Special Text - Deuterocanonical/LXX Additions" style:family="text">
      <style:text-properties fo:font-variant="normal" fo:text-transform="none" fo:color="#000000" fo:font-size="12pt" fo:font-style="italic" style:text-underline-style="none" fo:font-weight="normal" style:font-size-asian="12pt" style:font-style-asian="italic" style:font-weight-asian="normal"/>
    </style:style>
    <style:style style:name="bk...bk_2a__20_-_20_Special_20_Text_20_-_20_Quoted_20_book_20_title" style:display-name="bk...bk* - Special Text - Quoted book title" style:family="text">
      <style:text-properties fo:font-variant="normal" fo:text-transform="none" fo:color="#000000" fo:font-size="12pt" fo:font-style="italic" style:text-underline-style="none" fo:font-weight="normal" style:font-size-asian="12pt" style:font-style-asian="italic" style:font-weight-asian="normal"/>
    </style:style>
    <style:style style:name="sig...sig_2a__20_-_20_Special_20_Text_20_-_20_Author_27_s_20_Signature_20__28_Epistles_29_" style:display-name="sig...sig* - Special Text - Author's Signature (Epistles)" style:family="text">
      <style:text-properties fo:font-variant="normal" fo:text-transform="none" fo:color="#000000" fo:font-size="12pt" fo:font-style="italic" style:text-underline-style="none" fo:font-weight="normal" style:font-size-asian="12pt" style:font-style-asian="italic" style:font-weight-asian="normal"/>
    </style:style>
    <style:style style:name="pn...pn_2a__20_-_20_Special_20_Text_20_-_20_Proper_20_Name" style:display-name="pn...pn* - Special Text - Proper Name" style:family="text">
      <style:text-properties fo:font-variant="normal" fo:text-transform="none" fo:color="#000000" fo:font-size="12pt" fo:font-style="normal" style:text-underline-style="solid" style:text-underline-width="auto" style:text-underline-color="font-color" fo:font-weight="bold" style:font-size-asian="12pt" style:font-style-asian="normal" style:font-weight-asian="bold"/>
    </style:style>
    <style:style style:name="addpn...addpn_2a__20_-_20_Special_20_Text_20_for_20_Chinese" style:display-name="addpn...addpn* - Special Text for Chinese" style:family="text">
      <style:text-properties fo:font-variant="normal" fo:text-transform="none" fo:color="#000000" fo:font-size="12pt" fo:font-style="italic" style:text-underline-style="solid" style:text-underline-width="auto" style:text-underline-color="font-color" fo:font-weight="bold" style:font-size-asian="12pt" style:font-style-asian="italic" style:font-weight-asian="bold"/>
    </style:style>
    <style:style style:name="wj...wj_2a__20_-_20_Special_20_Text_20_-_20_Words_20_of_20_Jesus" style:display-name="wj...wj* - Special Text - Words of Jesus" style:family="text">
      <style:text-properties fo:font-variant="normal" fo:text-transform="none" fo:color="#ff0000" fo:font-size="12pt" fo:font-style="normal" style:text-underline-style="none" fo:font-weight="normal" style:font-size-asian="12pt" style:font-style-asian="normal" style:font-weight-asian="normal"/>
    </style:style>
    <style:style style:name="k...k_2a__20_-_20_Special_20_Text_20_-_20_Keyword" style:display-name="k...k* - Special Text - Keyword" style:family="text">
      <style:text-properties fo:font-variant="normal" fo:text-transform="none" fo:color="#000000" fo:font-size="12pt" fo:font-style="italic" style:text-underline-style="none" fo:font-weight="bold" style:font-size-asian="12pt" style:font-style-asian="italic" style:font-weight-asian="bold"/>
    </style:style>
    <style:style style:name="sls...sls_2a__20_-_20_Special_20_Text_20_-_20_Secondary_20_Language_20_or_20_Text_20_Source" style:display-name="sls...sls* - Special Text - Secondary Language or Text Source" style:family="text">
      <style:text-properties fo:font-variant="normal" fo:text-transform="none" fo:color="#000000" fo:font-size="12pt" fo:font-style="italic" style:text-underline-style="none" fo:font-weight="normal" style:font-size-asian="12pt" style:font-style-asian="italic" style:font-weight-asian="normal"/>
    </style:style>
    <style:style style:name="ord...ord_2a__20_-_20_Special_20_Text_20_-_20_Ordinal_20_number_20_text_20_portion" style:display-name="ord...ord* - Special Text - Ordinal number text portion" style:family="text">
      <style:text-properties fo:font-variant="normal" fo:text-transform="none" fo:color="#000000" style:text-position="super 58%" fo:font-size="12pt" fo:font-style="normal" style:text-underline-style="none" fo:font-weight="normal" style:font-size-asian="12pt" style:font-style-asian="normal" style:font-weight-asian="normal"/>
    </style:style>
    <style:style style:name="add...add_2a__20_-_20_Special_20_Text_20_-_20_Translational_20_Addition" style:display-name="add...add* - Special Text - Translational Addition" style:family="text">
      <style:text-properties fo:font-variant="normal" fo:text-transform="none" fo:color="#000000" fo:font-size="12pt" fo:font-style="italic" style:text-underline-style="none" fo:font-weight="bold" style:font-size-asian="12pt" style:font-style-asian="italic" style:font-weight-asian="bold"/>
    </style:style>
    <style:style style:name="no...no_2a__20_-_20_Character_20_-_20_Normal_20_Text" style:display-name="no...no* - Character - Normal Text" style:family="text">
      <style:text-properties fo:font-variant="normal" fo:text-transform="none" fo:color="#000000" fo:font-size="12pt" fo:font-style="normal" style:text-underline-style="none" fo:font-weight="normal" style:font-size-asian="12pt" style:font-style-asian="normal" style:font-weight-asian="normal"/>
    </style:style>
    <style:style style:name="it...it_2a__20_-_20_Character_20_-_20_Italic_20_Text" style:display-name="it...it* - Character - Italic Text" style:family="text">
      <style:text-properties fo:font-variant="normal" fo:text-transform="none" fo:color="#000000" fo:font-size="12pt" fo:font-style="italic" style:text-underline-style="none" fo:font-weight="normal" style:font-size-asian="12pt" style:font-style-asian="italic" style:font-weight-asian="normal"/>
    </style:style>
    <style:style style:name="bd...bd_2a__20_-_20_Character_20_-_20_Bold_20_Text" style:display-name="bd...bd* - Character - Bold Text" style:family="text">
      <style:text-properties fo:font-variant="normal" fo:text-transform="none" fo:color="#000000" fo:font-size="12pt" fo:font-style="normal" style:text-underline-style="none" fo:font-weight="bold" style:font-size-asian="12pt" style:font-style-asian="normal" style:font-weight-asian="bold"/>
    </style:style>
    <style:style style:name="bdit...bdit_2a__20_-_20_Character_20_-_20_BoldItalic_20_Text" style:display-name="bdit...bdit* - Character - BoldItalic Text" style:family="text">
      <style:text-properties fo:font-variant="normal" fo:text-transform="none" fo:color="#000000" fo:font-size="12pt" fo:font-style="italic" style:text-underline-style="none" fo:font-weight="bold" style:font-size-asian="12pt" style:font-style-asian="italic" style:font-weight-asian="bold"/>
    </style:style>
    <style:style style:name="em...em_2a__20_-_20_Character_20_-_20_Emphasized_20_Text" style:display-name="em...em* - Character - Emphasized Text" style:family="text">
      <style:text-properties fo:font-variant="normal" fo:text-transform="none" fo:color="#000000" fo:font-size="12pt" fo:font-style="italic" style:text-underline-style="none" fo:font-weight="normal" style:font-size-asian="12pt" style:font-style-asian="italic" style:font-weight-asian="normal"/>
    </style:style>
    <style:style style:name="sc...sc_2a__20_-_20_Character_20_-_20_Small_20_Caps" style:display-name="sc...sc* - Character - Small Caps" style:family="text">
      <style:text-properties fo:font-variant="small-caps" fo:color="#000000" fo:font-size="12pt" fo:font-style="normal" style:text-underline-style="none" fo:font-weight="normal" style:font-size-asian="12pt" style:font-style-asian="normal" style:font-weight-asian="normal"/>
    </style:style>
    <style:style style:name="fig...fig_2a__20_-_20_Auxiliary_20_-_20_Figure_2f_Illustration_2f_Map" style:display-name="fig...fig* - Auxiliary - Figure/Illustration/Map" style:family="text">
      <style:text-properties fo:font-variant="normal" fo:text-transform="none" fo:color="#000000" fo:font-size="12pt" fo:font-style="normal" style:text-underline-style="none" fo:font-weight="normal" style:font-size-asian="12pt" style:font-style-asian="normal" style:font-weight-asian="normal"/>
    </style:style>
    <style:style style:name="pro...pro_2a__20_-_20_Special_20_Text_20_-_20_CJK_20_Pronunciation" style:display-name="pro...pro* - Special Text - CJK Pronunciation" style:family="text">
      <style:text-properties fo:font-variant="normal" fo:text-transform="none" fo:color="#000000" fo:font-size="10pt" fo:font-style="normal" style:text-underline-style="none" fo:font-weight="normal" style:font-size-asian="10pt" style:font-style-asian="normal" style:font-weight-asian="normal"/>
    </style:style>
    <style:style style:name="w...w_2a__20_-_20_Peripheral_20_Ref_20_-_20_Wordlist_20_Entry" style:display-name="w...w* - Peripheral Ref - Wordlist Entry" style:family="text">
      <style:text-properties fo:font-variant="normal" fo:text-transform="none" fo:color="#000000" fo:font-size="12pt" fo:font-style="normal" style:text-underline-style="none" fo:font-weight="normal" style:font-size-asian="12pt" style:font-style-asian="normal" style:font-weight-asian="normal"/>
    </style:style>
    <style:style style:name="wh...wh_2a__20_-_20_Peripheral_20_Ref_20_-_20_Hebrew_20_Wordlist_20_Entry" style:display-name="wh...wh* - Peripheral Ref - Hebrew Wordlist Entry" style:family="text">
      <style:text-properties fo:font-variant="normal" fo:text-transform="none" fo:color="#000000" fo:font-size="12pt" fo:font-style="normal" style:text-underline-style="none" fo:font-weight="normal" style:font-size-asian="12pt" style:font-style-asian="normal" style:font-weight-asian="normal"/>
    </style:style>
    <style:style style:name="wg...wg_2a__20_-_20_Peripheral_20_Ref_20_-_20_Greek_20_Wordlist_20_Entry" style:display-name="wg...wg* - Peripheral Ref - Greek Wordlist Entry" style:family="text">
      <style:text-properties fo:font-variant="normal" fo:text-transform="none" fo:color="#000000" fo:font-size="12pt" fo:font-style="normal" style:text-underline-style="none" fo:font-weight="normal" style:font-size-asian="12pt" style:font-style-asian="normal" style:font-weight-asian="normal"/>
    </style:style>
    <style:style style:name="ndx...ndx_2a__20_-_20_Peripheral_20_Ref_20_-_20_Subject_20_Index_20_Entry" style:display-name="ndx...ndx* - Peripheral Ref - Subject Index Entry" style:family="text">
      <style:text-properties fo:font-variant="normal" fo:text-transform="none" fo:color="#000000" fo:font-size="12pt" fo:font-style="normal" style:text-underline-style="none" fo:font-weight="normal" style:font-size-asian="12pt" style:font-style-asian="normal" style:font-weight-asian="normal"/>
    </style:style>
    <style:style style:name="xtSee_20_-_20_Concordance_20_and_20_Names_20_Index_20_-_20_Alternate_20_Entry_20_Target_20_Reference" style:display-name="xtSee - Concordance and Names Index - Alternate Entry Target Reference" style:family="text">
      <style:text-properties fo:font-variant="normal" fo:text-transform="none" fo:color="#0000ff" fo:font-size="12pt" fo:font-style="italic" style:text-underline-style="none" fo:font-weight="normal" style:font-size-asian="12pt" style:font-style-asian="italic" style:font-weight-asian="normal"/>
    </style:style>
    <style:style style:name="xtSeeAlso_20_-_20_Concordance_20_and_20_Names_20_Index_20_-_20_Additional_20_Entry_20_Target_20_Reference" style:display-name="xtSeeAlso - Concordance and Names Index - Additional Entry Target Reference" style:family="text">
      <style:text-properties fo:font-variant="normal" fo:text-transform="none" fo:color="#0000ff" fo:font-size="12pt" fo:font-style="italic" style:text-underline-style="none" fo:font-weight="normal" style:font-size-asian="12pt" style:font-style-asian="italic" style:font-weight-asian="normal"/>
    </style:style>
    <style:style style:name="DEPRECATED_20_fs_20_-_20_Footnote_20_-_20_Footnote_20_Summary" style:display-name="DEPRECATED fs - Footnote - Footnote Summary" style:family="text">
      <style:text-properties fo:font-variant="normal" fo:text-transform="none" fo:color="#000000" fo:font-size="12pt" fo:font-style="italic" style:text-underline-style="none" fo:font-weight="normal" style:font-size-asian="12pt" style:font-style-asian="italic" style:font-weight-asian="normal"/>
    </style:style>
    <style:style style:name="OBSOLETE_20_wr...wr_2a__20_-_20_Auxiliary_20_-_20_Wordlist_2f_Glossary_20_Reference" style:display-name="OBSOLETE wr...wr* - Auxiliary - Wordlist/Glossary Reference" style:family="text">
      <style:text-properties fo:font-variant="normal" fo:text-transform="none" fo:color="#000000" fo:font-size="12pt" fo:font-style="italic" style:text-underline-style="none" fo:font-weight="normal" style:font-size-asian="12pt" style:font-style-asian="italic" style:font-weight-asian="normal"/>
    </style:style>
    <style:style style:name="zpa-xb_20_-_20_Periph_20_-_20_Book" style:display-name="zpa-xb - Periph - Book" style:family="text">
      <style:text-properties fo:font-variant="normal" fo:text-transform="none" fo:color="#000000" fo:font-size="12pt" fo:font-style="normal" style:text-underline-style="none" fo:font-weight="normal" style:font-size-asian="12pt" style:font-style-asian="normal" style:font-weight-asian="normal"/>
    </style:style>
    <style:style style:name="zpa-xc_20_-_20_Periph_20_-_20_Chapter" style:display-name="zpa-xc - Periph - Chapter" style:family="text">
      <style:text-properties fo:font-variant="normal" fo:text-transform="none" fo:color="#000000" fo:font-size="12pt" fo:font-style="normal" style:text-underline-style="none" fo:font-weight="bold" style:font-size-asian="12pt" style:font-style-asian="normal" style:font-weight-asian="bold"/>
    </style:style>
    <style:style style:name="zpa-xv_20_-_20_Periph_20_-_20_Verse" style:display-name="zpa-xv - Periph - Verse" style:family="text">
      <style:text-properties fo:font-variant="normal" fo:text-transform="none" fo:color="#000000" fo:font-size="12pt" fo:font-style="normal" style:text-underline-style="none" fo:font-weight="normal" style:font-size-asian="12pt" style:font-style-asian="normal" style:font-weight-asian="normal"/>
    </style:style>
    <style:style style:name="zpa-d_20_-_20_Periph_20_-_20_Description" style:display-name="zpa-d - Periph - Description" style:family="text">
      <style:text-properties fo:font-variant="normal" fo:text-transform="none" fo:color="#000000" fo:font-size="12pt" fo:font-style="normal" style:text-underline-style="none" fo:font-weight="normal" style:font-size-asian="12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5T18:20:58.990751896</dc:date>
    <dc:creator>Nate Marti</dc:creator>
    <meta:editing-duration>PT24S</meta:editing-duration>
    <meta:editing-cycles>1</meta:editing-cycles>
    <meta:document-statistic meta:table-count="0" meta:image-count="0" meta:object-count="0" meta:page-count="355" meta:paragraph-count="7262" meta:word-count="120573" meta:character-count="543191" meta:non-whitespace-character-count="430443"/>
  </office:meta>
</office:document-meta>
</file>